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pd1" office:value-type="string" calcext:value-type="string">
            <text:p>stop_id</text:p>
          </table:table-cell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pub</text:p>
          </table:table-cell>
          <table:table-cell table:style-name="pd1" office:value-type="string" calcext:value-type="string">
            <text:p>latitude</text:p>
          </table:table-cell>
          <table:table-cell table:style-name="pd1" office:value-type="string" calcext:value-type="string">
            <text:p>longitude</text:p>
          </table:table-cell>
          <table:table-cell table:style-name="pd1" office:value-type="string" calcext:value-type="string">
            <text:p>location_type</text:p>
          </table:table-cell>
          <table:table-cell table:style-name="pd1" office:value-type="string" calcext:value-type="string">
            <text:p>parent_station</text:p>
          </table:table-cell>
          <table:table-cell table:style-name="pd1" office:value-type="string" calcext:value-type="string">
            <text:p>wheelchair_boarding</text:p>
          </table:table-cell>
          <table:table-cell office:value-type="string" calcext:value-type="string">
            <text:p>type de panneau</text:p>
          </table:table-cell>
        </table:table-row>
        <table:table-row table:style-name="ro1">
          <table:table-cell office:value-type="string" calcext:value-type="string">
            <text:p>S5154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Biste</text:p>
          </table:table-cell>
          <table:table-cell office:value-type="float" office:value="43.65581231" calcext:value-type="float">
            <text:p>43,65581231</text:p>
          </table:table-cell>
          <table:table-cell office:value-type="float" office:value="4.000075455" calcext:value-type="float">
            <text:p>4,0000754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99</text:p>
          </table:table-cell>
          <table:table-cell office:value-type="float" office:value="29104" calcext:value-type="float">
            <text:p>29104</text:p>
          </table:table-cell>
          <table:table-cell office:value-type="string" calcext:value-type="string">
            <text:p>Biste</text:p>
          </table:table-cell>
          <table:table-cell office:value-type="float" office:value="43.65562895" calcext:value-type="float">
            <text:p>43,65562895</text:p>
          </table:table-cell>
          <table:table-cell office:value-type="float" office:value="4.00001439" calcext:value-type="float">
            <text:p>4,00001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22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Biste</text:p>
          </table:table-cell>
          <table:table-cell office:value-type="float" office:value="43.65599567" calcext:value-type="float">
            <text:p>43,65599567</text:p>
          </table:table-cell>
          <table:table-cell office:value-type="float" office:value="4.00013652" calcext:value-type="float">
            <text:p>4,00013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55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Collège Le Bérange</text:p>
          </table:table-cell>
          <table:table-cell office:value-type="float" office:value="43.66728761" calcext:value-type="float">
            <text:p>43,66728761</text:p>
          </table:table-cell>
          <table:table-cell office:value-type="float" office:value="4.02337778" calcext:value-type="float">
            <text:p>4,023377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06</text:p>
          </table:table-cell>
          <table:table-cell office:value-type="float" office:value="29111" calcext:value-type="float">
            <text:p>29111</text:p>
          </table:table-cell>
          <table:table-cell office:value-type="string" calcext:value-type="string">
            <text:p>Collège Le Bérange</text:p>
          </table:table-cell>
          <table:table-cell office:value-type="float" office:value="43.66728761" calcext:value-type="float">
            <text:p>43,66728761</text:p>
          </table:table-cell>
          <table:table-cell office:value-type="float" office:value="4.02337778" calcext:value-type="float">
            <text:p>4,02337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14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Collège Le Bérange</text:p>
          </table:table-cell>
          <table:table-cell office:value-type="float" office:value="43.66728761" calcext:value-type="float">
            <text:p>43,66728761</text:p>
          </table:table-cell>
          <table:table-cell office:value-type="float" office:value="4.02337778" calcext:value-type="float">
            <text:p>4,02337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56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Fenouillet</text:p>
          </table:table-cell>
          <table:table-cell office:value-type="float" office:value="43.664311795" calcext:value-type="float">
            <text:p>43,664311795</text:p>
          </table:table-cell>
          <table:table-cell office:value-type="float" office:value="4.02193374" calcext:value-type="float">
            <text:p>4,02193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05</text:p>
          </table:table-cell>
          <table:table-cell office:value-type="float" office:value="29110" calcext:value-type="float">
            <text:p>29110</text:p>
          </table:table-cell>
          <table:table-cell office:value-type="string" calcext:value-type="string">
            <text:p>Fenouillet</text:p>
          </table:table-cell>
          <table:table-cell office:value-type="float" office:value="43.66403851" calcext:value-type="float">
            <text:p>43,66403851</text:p>
          </table:table-cell>
          <table:table-cell office:value-type="float" office:value="4.022452" calcext:value-type="float">
            <text:p>4,022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15</text:p>
          </table:table-cell>
          <table:table-cell office:value-type="float" office:value="29202" calcext:value-type="float">
            <text:p>29202</text:p>
          </table:table-cell>
          <table:table-cell office:value-type="string" calcext:value-type="string">
            <text:p>Fenouillet</text:p>
          </table:table-cell>
          <table:table-cell office:value-type="float" office:value="43.66458508" calcext:value-type="float">
            <text:p>43,66458508</text:p>
          </table:table-cell>
          <table:table-cell office:value-type="float" office:value="4.02141548" calcext:value-type="float">
            <text:p>4,02141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58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Gaston Baissette</text:p>
          </table:table-cell>
          <table:table-cell office:value-type="float" office:value="43.66449924" calcext:value-type="float">
            <text:p>43,66449924</text:p>
          </table:table-cell>
          <table:table-cell office:value-type="float" office:value="4.01710319" calcext:value-type="float">
            <text:p>4,017103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16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Gaston Baissette</text:p>
          </table:table-cell>
          <table:table-cell office:value-type="float" office:value="43.66449924" calcext:value-type="float">
            <text:p>43,66449924</text:p>
          </table:table-cell>
          <table:table-cell office:value-type="float" office:value="4.01710319" calcext:value-type="float">
            <text:p>4,01710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60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Le Grès</text:p>
          </table:table-cell>
          <table:table-cell office:value-type="float" office:value="43.66264654" calcext:value-type="float">
            <text:p>43,66264654</text:p>
          </table:table-cell>
          <table:table-cell office:value-type="float" office:value="4.00843563" calcext:value-type="float">
            <text:p>4,008435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02</text:p>
          </table:table-cell>
          <table:table-cell office:value-type="float" office:value="29107" calcext:value-type="float">
            <text:p>29107</text:p>
          </table:table-cell>
          <table:table-cell office:value-type="string" calcext:value-type="string">
            <text:p>Le Grès</text:p>
          </table:table-cell>
          <table:table-cell office:value-type="float" office:value="43.66258029" calcext:value-type="float">
            <text:p>43,66258029</text:p>
          </table:table-cell>
          <table:table-cell office:value-type="float" office:value="4.00865041" calcext:value-type="float">
            <text:p>4,00865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19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Le Grès</text:p>
          </table:table-cell>
          <table:table-cell office:value-type="float" office:value="43.66271279" calcext:value-type="float">
            <text:p>43,66271279</text:p>
          </table:table-cell>
          <table:table-cell office:value-type="float" office:value="4.00822085" calcext:value-type="float">
            <text:p>4,00822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61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Le Levant</text:p>
          </table:table-cell>
          <table:table-cell office:value-type="float" office:value="43.66169756" calcext:value-type="float">
            <text:p>43,66169756</text:p>
          </table:table-cell>
          <table:table-cell office:value-type="float" office:value="4.01804855" calcext:value-type="float">
            <text:p>4,018048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04</text:p>
          </table:table-cell>
          <table:table-cell office:value-type="float" office:value="29109" calcext:value-type="float">
            <text:p>29109</text:p>
          </table:table-cell>
          <table:table-cell office:value-type="string" calcext:value-type="string">
            <text:p>Le Levant</text:p>
          </table:table-cell>
          <table:table-cell office:value-type="float" office:value="43.66169756" calcext:value-type="float">
            <text:p>43,66169756</text:p>
          </table:table-cell>
          <table:table-cell office:value-type="float" office:value="4.01804855" calcext:value-type="float">
            <text:p>4,01804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62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Mairie</text:p>
          </table:table-cell>
          <table:table-cell office:value-type="float" office:value="43.661511125" calcext:value-type="float">
            <text:p>43,661511125</text:p>
          </table:table-cell>
          <table:table-cell office:value-type="float" office:value="4.01354778" calcext:value-type="float">
            <text:p>4,013547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03</text:p>
          </table:table-cell>
          <table:table-cell office:value-type="float" office:value="29108" calcext:value-type="float">
            <text:p>29108</text:p>
          </table:table-cell>
          <table:table-cell office:value-type="string" calcext:value-type="string">
            <text:p>Mairie</text:p>
          </table:table-cell>
          <table:table-cell office:value-type="float" office:value="43.66109765" calcext:value-type="float">
            <text:p>43,66109765</text:p>
          </table:table-cell>
          <table:table-cell office:value-type="float" office:value="4.01383284" calcext:value-type="float">
            <text:p>4,01383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18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Mairie</text:p>
          </table:table-cell>
          <table:table-cell office:value-type="float" office:value="43.6619246" calcext:value-type="float">
            <text:p>43,6619246</text:p>
          </table:table-cell>
          <table:table-cell office:value-type="float" office:value="4.01326272" calcext:value-type="float">
            <text:p>4,01326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63</text:p>
          </table:table-cell>
          <table:table-cell office:value-type="float" office:value="5163" calcext:value-type="float">
            <text:p>5163</text:p>
          </table:table-cell>
          <table:table-cell office:value-type="string" calcext:value-type="string">
            <text:p>Paradis</text:p>
          </table:table-cell>
          <table:table-cell office:value-type="float" office:value="43.66396082" calcext:value-type="float">
            <text:p>43,66396082</text:p>
          </table:table-cell>
          <table:table-cell office:value-type="float" office:value="4.0141399" calcext:value-type="float">
            <text:p>4,01413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17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Paradis</text:p>
          </table:table-cell>
          <table:table-cell office:value-type="float" office:value="43.66396082" calcext:value-type="float">
            <text:p>43,66396082</text:p>
          </table:table-cell>
          <table:table-cell office:value-type="float" office:value="4.0141399" calcext:value-type="float">
            <text:p>4,0141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64</text:p>
          </table:table-cell>
          <table:table-cell office:value-type="float" office:value="5164" calcext:value-type="float">
            <text:p>5164</text:p>
          </table:table-cell>
          <table:table-cell office:value-type="string" calcext:value-type="string">
            <text:p>Paul Cézanne</text:p>
          </table:table-cell>
          <table:table-cell office:value-type="float" office:value="43.659541465" calcext:value-type="float">
            <text:p>43,659541465</text:p>
          </table:table-cell>
          <table:table-cell office:value-type="float" office:value="4.006326215" calcext:value-type="float">
            <text:p>4,006326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01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Paul Cézanne</text:p>
          </table:table-cell>
          <table:table-cell office:value-type="float" office:value="43.65997387" calcext:value-type="float">
            <text:p>43,65997387</text:p>
          </table:table-cell>
          <table:table-cell office:value-type="float" office:value="4.00685277" calcext:value-type="float">
            <text:p>4,00685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20</text:p>
          </table:table-cell>
          <table:table-cell office:value-type="float" office:value="29207" calcext:value-type="float">
            <text:p>29207</text:p>
          </table:table-cell>
          <table:table-cell office:value-type="string" calcext:value-type="string">
            <text:p>Paul Cézanne</text:p>
          </table:table-cell>
          <table:table-cell office:value-type="float" office:value="43.65910906" calcext:value-type="float">
            <text:p>43,65910906</text:p>
          </table:table-cell>
          <table:table-cell office:value-type="float" office:value="4.00579966" calcext:value-type="float">
            <text:p>4,00579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65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Treille</text:p>
          </table:table-cell>
          <table:table-cell office:value-type="float" office:value="43.65666349" calcext:value-type="float">
            <text:p>43,65666349</text:p>
          </table:table-cell>
          <table:table-cell office:value-type="float" office:value="4.00231055" calcext:value-type="float">
            <text:p>4,002310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00</text:p>
          </table:table-cell>
          <table:table-cell office:value-type="float" office:value="29105" calcext:value-type="float">
            <text:p>29105</text:p>
          </table:table-cell>
          <table:table-cell office:value-type="string" calcext:value-type="string">
            <text:p>Treille</text:p>
          </table:table-cell>
          <table:table-cell office:value-type="float" office:value="43.65660097" calcext:value-type="float">
            <text:p>43,65660097</text:p>
          </table:table-cell>
          <table:table-cell office:value-type="float" office:value="4.00228396" calcext:value-type="float">
            <text:p>4,00228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21</text:p>
          </table:table-cell>
          <table:table-cell office:value-type="float" office:value="29208" calcext:value-type="float">
            <text:p>29208</text:p>
          </table:table-cell>
          <table:table-cell office:value-type="string" calcext:value-type="string">
            <text:p>Treille</text:p>
          </table:table-cell>
          <table:table-cell office:value-type="float" office:value="43.65672601" calcext:value-type="float">
            <text:p>43,65672601</text:p>
          </table:table-cell>
          <table:table-cell office:value-type="float" office:value="4.00233714" calcext:value-type="float">
            <text:p>4,00233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66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Le Créant</text:p>
          </table:table-cell>
          <table:table-cell office:value-type="float" office:value="43.72791633" calcext:value-type="float">
            <text:p>43,72791633</text:p>
          </table:table-cell>
          <table:table-cell office:value-type="float" office:value="4.029393265" calcext:value-type="float">
            <text:p>4,029393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39</text:p>
          </table:table-cell>
          <table:table-cell office:value-type="float" office:value="31106" calcext:value-type="float">
            <text:p>31106</text:p>
          </table:table-cell>
          <table:table-cell office:value-type="string" calcext:value-type="string">
            <text:p>Le Créant</text:p>
          </table:table-cell>
          <table:table-cell office:value-type="float" office:value="43.72789237" calcext:value-type="float">
            <text:p>43,72789237</text:p>
          </table:table-cell>
          <table:table-cell office:value-type="float" office:value="4.02920038" calcext:value-type="float">
            <text:p>4,02920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45</text:p>
          </table:table-cell>
          <table:table-cell office:value-type="float" office:value="31206" calcext:value-type="float">
            <text:p>31206</text:p>
          </table:table-cell>
          <table:table-cell office:value-type="string" calcext:value-type="string">
            <text:p>Le Créant</text:p>
          </table:table-cell>
          <table:table-cell office:value-type="float" office:value="43.72794029" calcext:value-type="float">
            <text:p>43,72794029</text:p>
          </table:table-cell>
          <table:table-cell office:value-type="float" office:value="4.02958615" calcext:value-type="float">
            <text:p>4,02958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67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Le Ginestet</text:p>
          </table:table-cell>
          <table:table-cell office:value-type="float" office:value="43.72190198" calcext:value-type="float">
            <text:p>43,72190198</text:p>
          </table:table-cell>
          <table:table-cell office:value-type="float" office:value="4.00675789" calcext:value-type="float">
            <text:p>4,006757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04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Le Ginestet</text:p>
          </table:table-cell>
          <table:table-cell office:value-type="float" office:value="43.7218211" calcext:value-type="float">
            <text:p>43,7218211</text:p>
          </table:table-cell>
          <table:table-cell office:value-type="float" office:value="4.00675552" calcext:value-type="float">
            <text:p>4,00675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12</text:p>
          </table:table-cell>
          <table:table-cell office:value-type="float" office:value="27223" calcext:value-type="float">
            <text:p>27223</text:p>
          </table:table-cell>
          <table:table-cell office:value-type="string" calcext:value-type="string">
            <text:p>Le Ginestet</text:p>
          </table:table-cell>
          <table:table-cell office:value-type="float" office:value="43.72198286" calcext:value-type="float">
            <text:p>43,72198286</text:p>
          </table:table-cell>
          <table:table-cell office:value-type="float" office:value="4.00676026" calcext:value-type="float">
            <text:p>4,00676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68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Le Puits</text:p>
          </table:table-cell>
          <table:table-cell office:value-type="float" office:value="43.72600277" calcext:value-type="float">
            <text:p>43,72600277</text:p>
          </table:table-cell>
          <table:table-cell office:value-type="float" office:value="4.02237512" calcext:value-type="float">
            <text:p>4,022375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07</text:p>
          </table:table-cell>
          <table:table-cell office:value-type="float" office:value="27216" calcext:value-type="float">
            <text:p>27216</text:p>
          </table:table-cell>
          <table:table-cell office:value-type="string" calcext:value-type="string">
            <text:p>Le Puits</text:p>
          </table:table-cell>
          <table:table-cell office:value-type="float" office:value="43.72600277" calcext:value-type="float">
            <text:p>43,72600277</text:p>
          </table:table-cell>
          <table:table-cell office:value-type="float" office:value="4.02237512" calcext:value-type="float">
            <text:p>4,02237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50</text:p>
          </table:table-cell>
          <table:table-cell office:value-type="float" office:value="27125" calcext:value-type="float">
            <text:p>27125</text:p>
          </table:table-cell>
          <table:table-cell office:value-type="string" calcext:value-type="string">
            <text:p>Le Puits</text:p>
          </table:table-cell>
          <table:table-cell office:value-type="float" office:value="43.72600277" calcext:value-type="float">
            <text:p>43,72600277</text:p>
          </table:table-cell>
          <table:table-cell office:value-type="float" office:value="4.02237512" calcext:value-type="float">
            <text:p>4,02237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69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Mairie</text:p>
          </table:table-cell>
          <table:table-cell office:value-type="float" office:value="43.72902245" calcext:value-type="float">
            <text:p>43,72902245</text:p>
          </table:table-cell>
          <table:table-cell office:value-type="float" office:value="4.021007615" calcext:value-type="float">
            <text:p>4,0210076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12</text:p>
          </table:table-cell>
          <table:table-cell office:value-type="float" office:value="35109" calcext:value-type="float">
            <text:p>35109</text:p>
          </table:table-cell>
          <table:table-cell office:value-type="string" calcext:value-type="string">
            <text:p>Mairie</text:p>
          </table:table-cell>
          <table:table-cell office:value-type="float" office:value="43.72909932" calcext:value-type="float">
            <text:p>43,72909932</text:p>
          </table:table-cell>
          <table:table-cell office:value-type="float" office:value="4.02097889" calcext:value-type="float">
            <text:p>4,02097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06</text:p>
          </table:table-cell>
          <table:table-cell office:value-type="float" office:value="27215" calcext:value-type="float">
            <text:p>27215</text:p>
          </table:table-cell>
          <table:table-cell office:value-type="string" calcext:value-type="string">
            <text:p>Mairie</text:p>
          </table:table-cell>
          <table:table-cell office:value-type="float" office:value="43.72894558" calcext:value-type="float">
            <text:p>43,72894558</text:p>
          </table:table-cell>
          <table:table-cell office:value-type="float" office:value="4.02103634" calcext:value-type="float">
            <text:p>4,02103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70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Aube Rouge</text:p>
          </table:table-cell>
          <table:table-cell office:value-type="float" office:value="43.6389648725" calcext:value-type="float">
            <text:p>43,6389648725</text:p>
          </table:table-cell>
          <table:table-cell office:value-type="float" office:value="3.9244866975" calcext:value-type="float">
            <text:p>3,92448669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30</text:p>
          </table:table-cell>
          <table:table-cell office:value-type="float" office:value="35221" calcext:value-type="float">
            <text:p>35221</text:p>
          </table:table-cell>
          <table:table-cell office:value-type="string" calcext:value-type="string">
            <text:p>Aube Rouge</text:p>
          </table:table-cell>
          <table:table-cell office:value-type="float" office:value="43.63939147" calcext:value-type="float">
            <text:p>43,63939147</text:p>
          </table:table-cell>
          <table:table-cell office:value-type="float" office:value="3.92405603" calcext:value-type="float">
            <text:p>3,92405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16</text:p>
          </table:table-cell>
          <table:table-cell office:value-type="float" office:value="42163" calcext:value-type="float">
            <text:p>42163</text:p>
          </table:table-cell>
          <table:table-cell office:value-type="string" calcext:value-type="string">
            <text:p>Aube Rouge</text:p>
          </table:table-cell>
          <table:table-cell office:value-type="float" office:value="43.6385425" calcext:value-type="float">
            <text:p>43,6385425</text:p>
          </table:table-cell>
          <table:table-cell office:value-type="float" office:value="3.92493605" calcext:value-type="float">
            <text:p>3,92493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22</text:p>
          </table:table-cell>
          <table:table-cell office:value-type="float" office:value="42207" calcext:value-type="float">
            <text:p>42207</text:p>
          </table:table-cell>
          <table:table-cell office:value-type="string" calcext:value-type="string">
            <text:p>Aube Rouge</text:p>
          </table:table-cell>
          <table:table-cell office:value-type="float" office:value="43.63853405" calcext:value-type="float">
            <text:p>43,63853405</text:p>
          </table:table-cell>
          <table:table-cell office:value-type="float" office:value="3.92489868" calcext:value-type="float">
            <text:p>3,92489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60</text:p>
          </table:table-cell>
          <table:table-cell office:value-type="float" office:value="35114" calcext:value-type="float">
            <text:p>35114</text:p>
          </table:table-cell>
          <table:table-cell office:value-type="string" calcext:value-type="string">
            <text:p>Aube Rouge</text:p>
          </table:table-cell>
          <table:table-cell office:value-type="float" office:value="43.63939147" calcext:value-type="float">
            <text:p>43,63939147</text:p>
          </table:table-cell>
          <table:table-cell office:value-type="float" office:value="3.92405603" calcext:value-type="float">
            <text:p>3,92405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71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Balestrier</text:p>
          </table:table-cell>
          <table:table-cell office:value-type="float" office:value="43.64424321" calcext:value-type="float">
            <text:p>43,64424321</text:p>
          </table:table-cell>
          <table:table-cell office:value-type="float" office:value="3.90326942" calcext:value-type="float">
            <text:p>3,903269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Balestrier</text:p>
          </table:table-cell>
          <table:table-cell office:value-type="float" office:value="43.64426981" calcext:value-type="float">
            <text:p>43,64426981</text:p>
          </table:table-cell>
          <table:table-cell office:value-type="float" office:value="3.90329491" calcext:value-type="float">
            <text:p>3,90329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Balestrier</text:p>
          </table:table-cell>
          <table:table-cell office:value-type="float" office:value="43.64421661" calcext:value-type="float">
            <text:p>43,64421661</text:p>
          </table:table-cell>
          <table:table-cell office:value-type="float" office:value="3.90324393" calcext:value-type="float">
            <text:p>3,90324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72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Buissonnets</text:p>
          </table:table-cell>
          <table:table-cell office:value-type="float" office:value="43.645500985" calcext:value-type="float">
            <text:p>43,645500985</text:p>
          </table:table-cell>
          <table:table-cell office:value-type="float" office:value="3.90704884" calcext:value-type="float">
            <text:p>3,907048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Buissonnets</text:p>
          </table:table-cell>
          <table:table-cell office:value-type="float" office:value="43.64551042" calcext:value-type="float">
            <text:p>43,64551042</text:p>
          </table:table-cell>
          <table:table-cell office:value-type="float" office:value="3.90701815" calcext:value-type="float">
            <text:p>3,90701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Buissonnets</text:p>
          </table:table-cell>
          <table:table-cell office:value-type="float" office:value="43.64549155" calcext:value-type="float">
            <text:p>43,64549155</text:p>
          </table:table-cell>
          <table:table-cell office:value-type="float" office:value="3.90707953" calcext:value-type="float">
            <text:p>3,90707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73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Castelnau Zone d'Activités</text:p>
          </table:table-cell>
          <table:table-cell office:value-type="float" office:value="43.636282425" calcext:value-type="float">
            <text:p>43,636282425</text:p>
          </table:table-cell>
          <table:table-cell office:value-type="float" office:value="3.9267113" calcext:value-type="float">
            <text:p>3,9267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94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Castelnau Zone d'Activités</text:p>
          </table:table-cell>
          <table:table-cell office:value-type="float" office:value="43.63602342" calcext:value-type="float">
            <text:p>43,63602342</text:p>
          </table:table-cell>
          <table:table-cell office:value-type="float" office:value="3.92628943" calcext:value-type="float">
            <text:p>3,92628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26</text:p>
          </table:table-cell>
          <table:table-cell office:value-type="float" office:value="20219" calcext:value-type="float">
            <text:p>20219</text:p>
          </table:table-cell>
          <table:table-cell office:value-type="string" calcext:value-type="string">
            <text:p>Castelnau Zone d'Activités</text:p>
          </table:table-cell>
          <table:table-cell office:value-type="float" office:value="43.63654143" calcext:value-type="float">
            <text:p>43,63654143</text:p>
          </table:table-cell>
          <table:table-cell office:value-type="float" office:value="3.92713317" calcext:value-type="float">
            <text:p>3,92713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74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Castors</text:p>
          </table:table-cell>
          <table:table-cell office:value-type="float" office:value="43.632836705" calcext:value-type="float">
            <text:p>43,632836705</text:p>
          </table:table-cell>
          <table:table-cell office:value-type="float" office:value="3.90377336" calcext:value-type="float">
            <text:p>3,903773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Castors</text:p>
          </table:table-cell>
          <table:table-cell office:value-type="float" office:value="43.63282611" calcext:value-type="float">
            <text:p>43,63282611</text:p>
          </table:table-cell>
          <table:table-cell office:value-type="float" office:value="3.90388446" calcext:value-type="float">
            <text:p>3,90388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26</text:p>
          </table:table-cell>
          <table:table-cell office:value-type="float" office:value="35214" calcext:value-type="float">
            <text:p>35214</text:p>
          </table:table-cell>
          <table:table-cell office:value-type="string" calcext:value-type="string">
            <text:p>Castors</text:p>
          </table:table-cell>
          <table:table-cell office:value-type="float" office:value="43.6328473" calcext:value-type="float">
            <text:p>43,6328473</text:p>
          </table:table-cell>
          <table:table-cell office:value-type="float" office:value="3.90366226" calcext:value-type="float">
            <text:p>3,90366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75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Caylus</text:p>
          </table:table-cell>
          <table:table-cell office:value-type="float" office:value="43.64504846" calcext:value-type="float">
            <text:p>43,64504846</text:p>
          </table:table-cell>
          <table:table-cell office:value-type="float" office:value="3.898246775" calcext:value-type="float">
            <text:p>3,8982467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58</text:p>
          </table:table-cell>
          <table:table-cell office:value-type="float" office:value="36141" calcext:value-type="float">
            <text:p>36141</text:p>
          </table:table-cell>
          <table:table-cell office:value-type="string" calcext:value-type="string">
            <text:p>Caylus</text:p>
          </table:table-cell>
          <table:table-cell office:value-type="float" office:value="43.64531258" calcext:value-type="float">
            <text:p>43,64531258</text:p>
          </table:table-cell>
          <table:table-cell office:value-type="float" office:value="3.89832209" calcext:value-type="float">
            <text:p>3,89832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95</text:p>
          </table:table-cell>
          <table:table-cell office:value-type="float" office:value="36241" calcext:value-type="float">
            <text:p>36241</text:p>
          </table:table-cell>
          <table:table-cell office:value-type="string" calcext:value-type="string">
            <text:p>Caylus</text:p>
          </table:table-cell>
          <table:table-cell office:value-type="float" office:value="43.64478434" calcext:value-type="float">
            <text:p>43,64478434</text:p>
          </table:table-cell>
          <table:table-cell office:value-type="float" office:value="3.89817146" calcext:value-type="float">
            <text:p>3,89817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76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Centurions</text:p>
          </table:table-cell>
          <table:table-cell office:value-type="float" office:value="43.6323301033333" calcext:value-type="float">
            <text:p>43,6323301033333</text:p>
          </table:table-cell>
          <table:table-cell office:value-type="float" office:value="3.91347956333333" calcext:value-type="float">
            <text:p>3,91347956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14</text:p>
          </table:table-cell>
          <table:table-cell office:value-type="float" office:value="42157" calcext:value-type="float">
            <text:p>42157</text:p>
          </table:table-cell>
          <table:table-cell office:value-type="string" calcext:value-type="string">
            <text:p>Centurions</text:p>
          </table:table-cell>
          <table:table-cell office:value-type="float" office:value="43.63279798" calcext:value-type="float">
            <text:p>43,63279798</text:p>
          </table:table-cell>
          <table:table-cell office:value-type="float" office:value="3.9157162" calcext:value-type="float">
            <text:p>3,9157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24</text:p>
          </table:table-cell>
          <table:table-cell office:value-type="float" office:value="42213" calcext:value-type="float">
            <text:p>42213</text:p>
          </table:table-cell>
          <table:table-cell office:value-type="string" calcext:value-type="string">
            <text:p>Centurions</text:p>
          </table:table-cell>
          <table:table-cell office:value-type="float" office:value="43.63282512" calcext:value-type="float">
            <text:p>43,63282512</text:p>
          </table:table-cell>
          <table:table-cell office:value-type="float" office:value="3.91570457" calcext:value-type="float">
            <text:p>3,91570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22</text:p>
          </table:table-cell>
          <table:table-cell office:value-type="float" office:value="51104" calcext:value-type="float">
            <text:p>51104</text:p>
          </table:table-cell>
          <table:table-cell office:value-type="string" calcext:value-type="string">
            <text:p>Centurions</text:p>
          </table:table-cell>
          <table:table-cell office:value-type="float" office:value="43.63136721" calcext:value-type="float">
            <text:p>43,63136721</text:p>
          </table:table-cell>
          <table:table-cell office:value-type="float" office:value="3.90901792" calcext:value-type="float">
            <text:p>3,90901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77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Charles de Gaulle</text:p>
          </table:table-cell>
          <table:table-cell office:value-type="float" office:value="43.628173095" calcext:value-type="float">
            <text:p>43,628173095</text:p>
          </table:table-cell>
          <table:table-cell office:value-type="float" office:value="3.89740474625" calcext:value-type="float">
            <text:p>3,89740474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19</text:p>
          </table:table-cell>
          <table:table-cell office:value-type="float" office:value="10150" calcext:value-type="float">
            <text:p>10150</text:p>
          </table:table-cell>
          <table:table-cell office:value-type="string" calcext:value-type="string">
            <text:p>Charles de Gaulle</text:p>
          </table:table-cell>
          <table:table-cell office:value-type="float" office:value="43.62823785" calcext:value-type="float">
            <text:p>43,62823785</text:p>
          </table:table-cell>
          <table:table-cell office:value-type="float" office:value="3.89665467" calcext:value-type="float">
            <text:p>3,89665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54</text:p>
          </table:table-cell>
          <table:table-cell office:value-type="float" office:value="10246" calcext:value-type="float">
            <text:p>10246</text:p>
          </table:table-cell>
          <table:table-cell office:value-type="string" calcext:value-type="string">
            <text:p>Charles de Gaulle</text:p>
          </table:table-cell>
          <table:table-cell office:value-type="float" office:value="43.62807734" calcext:value-type="float">
            <text:p>43,62807734</text:p>
          </table:table-cell>
          <table:table-cell office:value-type="float" office:value="3.89656365" calcext:value-type="float">
            <text:p>3,89656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13</text:p>
          </table:table-cell>
          <table:table-cell office:value-type="float" office:value="35110" calcext:value-type="float">
            <text:p>35110</text:p>
          </table:table-cell>
          <table:table-cell office:value-type="string" calcext:value-type="string">
            <text:p>Charles de Gaulle</text:p>
          </table:table-cell>
          <table:table-cell office:value-type="float" office:value="43.62839396" calcext:value-type="float">
            <text:p>43,62839396</text:p>
          </table:table-cell>
          <table:table-cell office:value-type="float" office:value="3.89767378" calcext:value-type="float">
            <text:p>3,89767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24</text:p>
          </table:table-cell>
          <table:table-cell office:value-type="float" office:value="35210" calcext:value-type="float">
            <text:p>35210</text:p>
          </table:table-cell>
          <table:table-cell office:value-type="string" calcext:value-type="string">
            <text:p>Charles de Gaulle</text:p>
          </table:table-cell>
          <table:table-cell office:value-type="float" office:value="43.62839396" calcext:value-type="float">
            <text:p>43,62839396</text:p>
          </table:table-cell>
          <table:table-cell office:value-type="float" office:value="3.89767378" calcext:value-type="float">
            <text:p>3,89767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11</text:p>
          </table:table-cell>
          <table:table-cell office:value-type="float" office:value="42151" calcext:value-type="float">
            <text:p>42151</text:p>
          </table:table-cell>
          <table:table-cell office:value-type="string" calcext:value-type="string">
            <text:p>Charles de Gaulle</text:p>
          </table:table-cell>
          <table:table-cell office:value-type="float" office:value="43.62855518" calcext:value-type="float">
            <text:p>43,62855518</text:p>
          </table:table-cell>
          <table:table-cell office:value-type="float" office:value="3.89771531" calcext:value-type="float">
            <text:p>3,89771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27</text:p>
          </table:table-cell>
          <table:table-cell office:value-type="float" office:value="42219" calcext:value-type="float">
            <text:p>42219</text:p>
          </table:table-cell>
          <table:table-cell office:value-type="string" calcext:value-type="string">
            <text:p>Charles de Gaulle</text:p>
          </table:table-cell>
          <table:table-cell office:value-type="float" office:value="43.62857369" calcext:value-type="float">
            <text:p>43,62857369</text:p>
          </table:table-cell>
          <table:table-cell office:value-type="float" office:value="3.89767869" calcext:value-type="float">
            <text:p>3,89767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83</text:p>
          </table:table-cell>
          <table:table-cell office:value-type="float" office:value="16301" calcext:value-type="float">
            <text:p>16301</text:p>
          </table:table-cell>
          <table:table-cell office:value-type="string" calcext:value-type="string">
            <text:p>Charles de Gaulle</text:p>
          </table:table-cell>
          <table:table-cell office:value-type="float" office:value="43.6273293" calcext:value-type="float">
            <text:p>43,6273293</text:p>
          </table:table-cell>
          <table:table-cell office:value-type="float" office:value="3.89794169" calcext:value-type="float">
            <text:p>3,89794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88</text:p>
          </table:table-cell>
          <table:table-cell office:value-type="float" office:value="16501" calcext:value-type="float">
            <text:p>16501</text:p>
          </table:table-cell>
          <table:table-cell office:value-type="string" calcext:value-type="string">
            <text:p>Charles de Gaulle</text:p>
          </table:table-cell>
          <table:table-cell office:value-type="float" office:value="43.62782348" calcext:value-type="float">
            <text:p>43,62782348</text:p>
          </table:table-cell>
          <table:table-cell office:value-type="float" office:value="3.8973364" calcext:value-type="float">
            <text:p>3,8973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78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Chemin de la Monnaie</text:p>
          </table:table-cell>
          <table:table-cell office:value-type="float" office:value="43.64358411" calcext:value-type="float">
            <text:p>43,64358411</text:p>
          </table:table-cell>
          <table:table-cell office:value-type="float" office:value="3.910592335" calcext:value-type="float">
            <text:p>3,9105923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Chemin de la Monnaie</text:p>
          </table:table-cell>
          <table:table-cell office:value-type="float" office:value="43.64357009" calcext:value-type="float">
            <text:p>43,64357009</text:p>
          </table:table-cell>
          <table:table-cell office:value-type="float" office:value="3.91062909" calcext:value-type="float">
            <text:p>3,91062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Chemin de la Monnaie</text:p>
          </table:table-cell>
          <table:table-cell office:value-type="float" office:value="43.64359813" calcext:value-type="float">
            <text:p>43,64359813</text:p>
          </table:table-cell>
          <table:table-cell office:value-type="float" office:value="3.91055558" calcext:value-type="float">
            <text:p>3,91055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79</text:p>
          </table:table-cell>
          <table:table-cell office:value-type="float" office:value="5179" calcext:value-type="float">
            <text:p>5179</text:p>
          </table:table-cell>
          <table:table-cell office:value-type="string" calcext:value-type="string">
            <text:p>Chênes</text:p>
          </table:table-cell>
          <table:table-cell office:value-type="float" office:value="43.639039" calcext:value-type="float">
            <text:p>43,639039</text:p>
          </table:table-cell>
          <table:table-cell office:value-type="float" office:value="3.90909303" calcext:value-type="float">
            <text:p>3,90909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Chênes</text:p>
          </table:table-cell>
          <table:table-cell office:value-type="float" office:value="43.63905104" calcext:value-type="float">
            <text:p>43,63905104</text:p>
          </table:table-cell>
          <table:table-cell office:value-type="float" office:value="3.90919239" calcext:value-type="float">
            <text:p>3,90919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hênes</text:p>
          </table:table-cell>
          <table:table-cell office:value-type="float" office:value="43.63902696" calcext:value-type="float">
            <text:p>43,63902696</text:p>
          </table:table-cell>
          <table:table-cell office:value-type="float" office:value="3.90899367" calcext:value-type="float">
            <text:p>3,90899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80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Cimetière</text:p>
          </table:table-cell>
          <table:table-cell office:value-type="float" office:value="43.63199134" calcext:value-type="float">
            <text:p>43,63199134</text:p>
          </table:table-cell>
          <table:table-cell office:value-type="float" office:value="3.89757409" calcext:value-type="float">
            <text:p>3,897574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Cimetière</text:p>
          </table:table-cell>
          <table:table-cell office:value-type="float" office:value="43.63199134" calcext:value-type="float">
            <text:p>43,63199134</text:p>
          </table:table-cell>
          <table:table-cell office:value-type="float" office:value="3.89757409" calcext:value-type="float">
            <text:p>3,89757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81</text:p>
          </table:table-cell>
          <table:table-cell office:value-type="float" office:value="5181" calcext:value-type="float">
            <text:p>5181</text:p>
          </table:table-cell>
          <table:table-cell office:value-type="string" calcext:value-type="string">
            <text:p>Clairval</text:p>
          </table:table-cell>
          <table:table-cell office:value-type="float" office:value="43.630206265" calcext:value-type="float">
            <text:p>43,630206265</text:p>
          </table:table-cell>
          <table:table-cell office:value-type="float" office:value="3.902593475" calcext:value-type="float">
            <text:p>3,902593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12</text:p>
          </table:table-cell>
          <table:table-cell office:value-type="float" office:value="42153" calcext:value-type="float">
            <text:p>42153</text:p>
          </table:table-cell>
          <table:table-cell office:value-type="string" calcext:value-type="string">
            <text:p>Clairval</text:p>
          </table:table-cell>
          <table:table-cell office:value-type="float" office:value="43.6301927" calcext:value-type="float">
            <text:p>43,6301927</text:p>
          </table:table-cell>
          <table:table-cell office:value-type="float" office:value="3.90259929" calcext:value-type="float">
            <text:p>3,90259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26</text:p>
          </table:table-cell>
          <table:table-cell office:value-type="float" office:value="42217" calcext:value-type="float">
            <text:p>42217</text:p>
          </table:table-cell>
          <table:table-cell office:value-type="string" calcext:value-type="string">
            <text:p>Clairval</text:p>
          </table:table-cell>
          <table:table-cell office:value-type="float" office:value="43.63021983" calcext:value-type="float">
            <text:p>43,63021983</text:p>
          </table:table-cell>
          <table:table-cell office:value-type="float" office:value="3.90258766" calcext:value-type="float">
            <text:p>3,90258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82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Clinique du Parc</text:p>
          </table:table-cell>
          <table:table-cell office:value-type="float" office:value="43.63541981" calcext:value-type="float">
            <text:p>43,63541981</text:p>
          </table:table-cell>
          <table:table-cell office:value-type="float" office:value="3.8910953" calcext:value-type="float">
            <text:p>3,89109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15</text:p>
          </table:table-cell>
          <table:table-cell office:value-type="float" office:value="35113" calcext:value-type="float">
            <text:p>35113</text:p>
          </table:table-cell>
          <table:table-cell office:value-type="string" calcext:value-type="string">
            <text:p>Clinique du Parc</text:p>
          </table:table-cell>
          <table:table-cell office:value-type="float" office:value="43.63541981" calcext:value-type="float">
            <text:p>43,63541981</text:p>
          </table:table-cell>
          <table:table-cell office:value-type="float" office:value="3.8910953" calcext:value-type="float">
            <text:p>3,8910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83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Closerie des Guilhems</text:p>
          </table:table-cell>
          <table:table-cell office:value-type="float" office:value="43.63460011" calcext:value-type="float">
            <text:p>43,63460011</text:p>
          </table:table-cell>
          <table:table-cell office:value-type="float" office:value="3.894959495" calcext:value-type="float">
            <text:p>3,8949594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75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Closerie des Guilhems</text:p>
          </table:table-cell>
          <table:table-cell office:value-type="float" office:value="43.63429208" calcext:value-type="float">
            <text:p>43,63429208</text:p>
          </table:table-cell>
          <table:table-cell office:value-type="float" office:value="3.89512437" calcext:value-type="float">
            <text:p>3,89512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17</text:p>
          </table:table-cell>
          <table:table-cell office:value-type="float" office:value="22219" calcext:value-type="float">
            <text:p>22219</text:p>
          </table:table-cell>
          <table:table-cell office:value-type="string" calcext:value-type="string">
            <text:p>Closerie des Guilhems</text:p>
          </table:table-cell>
          <table:table-cell office:value-type="float" office:value="43.63490814" calcext:value-type="float">
            <text:p>43,63490814</text:p>
          </table:table-cell>
          <table:table-cell office:value-type="float" office:value="3.89479462" calcext:value-type="float">
            <text:p>3,89479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84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Collège Frédéric Bazille</text:p>
          </table:table-cell>
          <table:table-cell office:value-type="float" office:value="43.634423605" calcext:value-type="float">
            <text:p>43,634423605</text:p>
          </table:table-cell>
          <table:table-cell office:value-type="float" office:value="3.906552325" calcext:value-type="float">
            <text:p>3,906552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14</text:p>
          </table:table-cell>
          <table:table-cell office:value-type="float" office:value="35112" calcext:value-type="float">
            <text:p>35112</text:p>
          </table:table-cell>
          <table:table-cell office:value-type="string" calcext:value-type="string">
            <text:p>Collège Frédéric Bazille</text:p>
          </table:table-cell>
          <table:table-cell office:value-type="float" office:value="43.63438802" calcext:value-type="float">
            <text:p>43,63438802</text:p>
          </table:table-cell>
          <table:table-cell office:value-type="float" office:value="3.90652659" calcext:value-type="float">
            <text:p>3,90652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25</text:p>
          </table:table-cell>
          <table:table-cell office:value-type="float" office:value="35212" calcext:value-type="float">
            <text:p>35212</text:p>
          </table:table-cell>
          <table:table-cell office:value-type="string" calcext:value-type="string">
            <text:p>Collège Frédéric Bazille</text:p>
          </table:table-cell>
          <table:table-cell office:value-type="float" office:value="43.63445919" calcext:value-type="float">
            <text:p>43,63445919</text:p>
          </table:table-cell>
          <table:table-cell office:value-type="float" office:value="3.90657806" calcext:value-type="float">
            <text:p>3,90657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85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Décurions</text:p>
          </table:table-cell>
          <table:table-cell office:value-type="float" office:value="43.63562366" calcext:value-type="float">
            <text:p>43,63562366</text:p>
          </table:table-cell>
          <table:table-cell office:value-type="float" office:value="3.90903611" calcext:value-type="float">
            <text:p>3,909036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18</text:p>
          </table:table-cell>
          <table:table-cell office:value-type="float" office:value="35117" calcext:value-type="float">
            <text:p>35117</text:p>
          </table:table-cell>
          <table:table-cell office:value-type="string" calcext:value-type="string">
            <text:p>Décurions</text:p>
          </table:table-cell>
          <table:table-cell office:value-type="float" office:value="43.63558322" calcext:value-type="float">
            <text:p>43,63558322</text:p>
          </table:table-cell>
          <table:table-cell office:value-type="float" office:value="3.909035" calcext:value-type="float">
            <text:p>3,909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29</text:p>
          </table:table-cell>
          <table:table-cell office:value-type="float" office:value="35217" calcext:value-type="float">
            <text:p>35217</text:p>
          </table:table-cell>
          <table:table-cell office:value-type="string" calcext:value-type="string">
            <text:p>Décurions</text:p>
          </table:table-cell>
          <table:table-cell office:value-type="float" office:value="43.6356641" calcext:value-type="float">
            <text:p>43,6356641</text:p>
          </table:table-cell>
          <table:table-cell office:value-type="float" office:value="3.90903722" calcext:value-type="float">
            <text:p>3,90903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86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Georges Pompidou</text:p>
          </table:table-cell>
          <table:table-cell office:value-type="float" office:value="43.64926689" calcext:value-type="float">
            <text:p>43,64926689</text:p>
          </table:table-cell>
          <table:table-cell office:value-type="float" office:value="3.92099404" calcext:value-type="float">
            <text:p>3,920994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18</text:p>
          </table:table-cell>
          <table:table-cell office:value-type="float" office:value="42167" calcext:value-type="float">
            <text:p>42167</text:p>
          </table:table-cell>
          <table:table-cell office:value-type="string" calcext:value-type="string">
            <text:p>Georges Pompidou</text:p>
          </table:table-cell>
          <table:table-cell office:value-type="float" office:value="43.64927111" calcext:value-type="float">
            <text:p>43,64927111</text:p>
          </table:table-cell>
          <table:table-cell office:value-type="float" office:value="3.92101273" calcext:value-type="float">
            <text:p>3,92101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20</text:p>
          </table:table-cell>
          <table:table-cell office:value-type="float" office:value="42203" calcext:value-type="float">
            <text:p>42203</text:p>
          </table:table-cell>
          <table:table-cell office:value-type="string" calcext:value-type="string">
            <text:p>Georges Pompidou</text:p>
          </table:table-cell>
          <table:table-cell office:value-type="float" office:value="43.64926267" calcext:value-type="float">
            <text:p>43,64926267</text:p>
          </table:table-cell>
          <table:table-cell office:value-type="float" office:value="3.92097535" calcext:value-type="float">
            <text:p>3,92097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87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Idate</text:p>
          </table:table-cell>
          <table:table-cell office:value-type="float" office:value="43.652303995" calcext:value-type="float">
            <text:p>43,652303995</text:p>
          </table:table-cell>
          <table:table-cell office:value-type="float" office:value="3.895083745" calcext:value-type="float">
            <text:p>3,8950837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99</text:p>
          </table:table-cell>
          <table:table-cell office:value-type="float" office:value="22163" calcext:value-type="float">
            <text:p>22163</text:p>
          </table:table-cell>
          <table:table-cell office:value-type="string" calcext:value-type="string">
            <text:p>Idate</text:p>
          </table:table-cell>
          <table:table-cell office:value-type="float" office:value="43.65242745" calcext:value-type="float">
            <text:p>43,65242745</text:p>
          </table:table-cell>
          <table:table-cell office:value-type="float" office:value="3.89493854" calcext:value-type="float">
            <text:p>3,89493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25</text:p>
          </table:table-cell>
          <table:table-cell office:value-type="float" office:value="22264" calcext:value-type="float">
            <text:p>22264</text:p>
          </table:table-cell>
          <table:table-cell office:value-type="string" calcext:value-type="string">
            <text:p>Idate</text:p>
          </table:table-cell>
          <table:table-cell office:value-type="float" office:value="43.65218054" calcext:value-type="float">
            <text:p>43,65218054</text:p>
          </table:table-cell>
          <table:table-cell office:value-type="float" office:value="3.89522895" calcext:value-type="float">
            <text:p>3,89522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88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Jean Jaurès</text:p>
          </table:table-cell>
          <table:table-cell office:value-type="float" office:value="43.639988915" calcext:value-type="float">
            <text:p>43,639988915</text:p>
          </table:table-cell>
          <table:table-cell office:value-type="float" office:value="3.894066775" calcext:value-type="float">
            <text:p>3,8940667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76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Jean Jaurès</text:p>
          </table:table-cell>
          <table:table-cell office:value-type="float" office:value="43.6399519" calcext:value-type="float">
            <text:p>43,6399519</text:p>
          </table:table-cell>
          <table:table-cell office:value-type="float" office:value="3.89414004" calcext:value-type="float">
            <text:p>3,89414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16</text:p>
          </table:table-cell>
          <table:table-cell office:value-type="float" office:value="22218" calcext:value-type="float">
            <text:p>22218</text:p>
          </table:table-cell>
          <table:table-cell office:value-type="string" calcext:value-type="string">
            <text:p>Jean Jaurès</text:p>
          </table:table-cell>
          <table:table-cell office:value-type="float" office:value="43.64002593" calcext:value-type="float">
            <text:p>43,64002593</text:p>
          </table:table-cell>
          <table:table-cell office:value-type="float" office:value="3.89399351" calcext:value-type="float">
            <text:p>3,89399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89</text:p>
          </table:table-cell>
          <table:table-cell office:value-type="float" office:value="5189" calcext:value-type="float">
            <text:p>5189</text:p>
          </table:table-cell>
          <table:table-cell office:value-type="string" calcext:value-type="string">
            <text:p>La Galine</text:p>
          </table:table-cell>
          <table:table-cell office:value-type="float" office:value="43.6314360433333" calcext:value-type="float">
            <text:p>43,6314360433333</text:p>
          </table:table-cell>
          <table:table-cell office:value-type="float" office:value="3.90902393666667" calcext:value-type="float">
            <text:p>3,90902393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13</text:p>
          </table:table-cell>
          <table:table-cell office:value-type="float" office:value="42155" calcext:value-type="float">
            <text:p>42155</text:p>
          </table:table-cell>
          <table:table-cell office:value-type="string" calcext:value-type="string">
            <text:p>La Galine</text:p>
          </table:table-cell>
          <table:table-cell office:value-type="float" office:value="43.63145689" calcext:value-type="float">
            <text:p>43,63145689</text:p>
          </table:table-cell>
          <table:table-cell office:value-type="float" office:value="3.90903276" calcext:value-type="float">
            <text:p>3,90903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25</text:p>
          </table:table-cell>
          <table:table-cell office:value-type="float" office:value="42215" calcext:value-type="float">
            <text:p>42215</text:p>
          </table:table-cell>
          <table:table-cell office:value-type="string" calcext:value-type="string">
            <text:p>La Galine</text:p>
          </table:table-cell>
          <table:table-cell office:value-type="float" office:value="43.63148403" calcext:value-type="float">
            <text:p>43,63148403</text:p>
          </table:table-cell>
          <table:table-cell office:value-type="float" office:value="3.90902113" calcext:value-type="float">
            <text:p>3,90902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20</text:p>
          </table:table-cell>
          <table:table-cell office:value-type="float" office:value="50103" calcext:value-type="float">
            <text:p>50103</text:p>
          </table:table-cell>
          <table:table-cell office:value-type="string" calcext:value-type="string">
            <text:p>La Galine</text:p>
          </table:table-cell>
          <table:table-cell office:value-type="float" office:value="43.63136721" calcext:value-type="float">
            <text:p>43,63136721</text:p>
          </table:table-cell>
          <table:table-cell office:value-type="float" office:value="3.90901792" calcext:value-type="float">
            <text:p>3,90901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90</text:p>
          </table:table-cell>
          <table:table-cell office:value-type="float" office:value="5190" calcext:value-type="float">
            <text:p>5190</text:p>
          </table:table-cell>
          <table:table-cell office:value-type="string" calcext:value-type="string">
            <text:p>La Pompignane (Les Lacs)</text:p>
          </table:table-cell>
          <table:table-cell office:value-type="float" office:value="43.62520077" calcext:value-type="float">
            <text:p>43,62520077</text:p>
          </table:table-cell>
          <table:table-cell office:value-type="float" office:value="3.90008220666667" calcext:value-type="float">
            <text:p>3,90008220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18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La Pompignane (Les Lacs)</text:p>
          </table:table-cell>
          <table:table-cell office:value-type="float" office:value="43.62581357" calcext:value-type="float">
            <text:p>43,62581357</text:p>
          </table:table-cell>
          <table:table-cell office:value-type="float" office:value="3.90080851" calcext:value-type="float">
            <text:p>3,90080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8203" calcext:value-type="float">
            <text:p>8203</text:p>
          </table:table-cell>
          <table:table-cell office:value-type="string" calcext:value-type="string">
            <text:p>La Pompignane (Les Lacs)</text:p>
          </table:table-cell>
          <table:table-cell office:value-type="float" office:value="43.62469019" calcext:value-type="float">
            <text:p>43,62469019</text:p>
          </table:table-cell>
          <table:table-cell office:value-type="float" office:value="3.89954021" calcext:value-type="float">
            <text:p>3,89954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office:value-type="float" office:value="10149" calcext:value-type="float">
            <text:p>10149</text:p>
          </table:table-cell>
          <table:table-cell office:value-type="string" calcext:value-type="string">
            <text:p>La Pompignane (Les Lacs)</text:p>
          </table:table-cell>
          <table:table-cell office:value-type="float" office:value="43.62509855" calcext:value-type="float">
            <text:p>43,62509855</text:p>
          </table:table-cell>
          <table:table-cell office:value-type="float" office:value="3.8998979" calcext:value-type="float">
            <text:p>3,8998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91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Les Aires</text:p>
          </table:table-cell>
          <table:table-cell office:value-type="float" office:value="43.6424987" calcext:value-type="float">
            <text:p>43,6424987</text:p>
          </table:table-cell>
          <table:table-cell office:value-type="float" office:value="3.89956969" calcext:value-type="float">
            <text:p>3,899569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Les Aires</text:p>
          </table:table-cell>
          <table:table-cell office:value-type="float" office:value="43.6424987" calcext:value-type="float">
            <text:p>43,6424987</text:p>
          </table:table-cell>
          <table:table-cell office:value-type="float" office:value="3.89956969" calcext:value-type="float">
            <text:p>3,89956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61</text:p>
          </table:table-cell>
          <table:table-cell office:value-type="float" office:value="35121" calcext:value-type="float">
            <text:p>35121</text:p>
          </table:table-cell>
          <table:table-cell office:value-type="string" calcext:value-type="string">
            <text:p>Les Aires</text:p>
          </table:table-cell>
          <table:table-cell office:value-type="float" office:value="43.6424987" calcext:value-type="float">
            <text:p>43,6424987</text:p>
          </table:table-cell>
          <table:table-cell office:value-type="float" office:value="3.89956969" calcext:value-type="float">
            <text:p>3,89956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92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Mairie de Castelnau</text:p>
          </table:table-cell>
          <table:table-cell office:value-type="float" office:value="43.63300911" calcext:value-type="float">
            <text:p>43,63300911</text:p>
          </table:table-cell>
          <table:table-cell office:value-type="float" office:value="3.89744101" calcext:value-type="float">
            <text:p>3,89744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Mairie de Castelnau</text:p>
          </table:table-cell>
          <table:table-cell office:value-type="float" office:value="43.63300911" calcext:value-type="float">
            <text:p>43,63300911</text:p>
          </table:table-cell>
          <table:table-cell office:value-type="float" office:value="3.89744101" calcext:value-type="float">
            <text:p>3,89744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93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Marcel Dassault</text:p>
          </table:table-cell>
          <table:table-cell office:value-type="float" office:value="43.622281755" calcext:value-type="float">
            <text:p>43,622281755</text:p>
          </table:table-cell>
          <table:table-cell office:value-type="float" office:value="3.91773953" calcext:value-type="float">
            <text:p>3,917739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Marcel Dassault</text:p>
          </table:table-cell>
          <table:table-cell office:value-type="float" office:value="43.62277367" calcext:value-type="float">
            <text:p>43,62277367</text:p>
          </table:table-cell>
          <table:table-cell office:value-type="float" office:value="3.91760465" calcext:value-type="float">
            <text:p>3,91760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21</text:p>
          </table:table-cell>
          <table:table-cell office:value-type="float" office:value="51102" calcext:value-type="float">
            <text:p>51102</text:p>
          </table:table-cell>
          <table:table-cell office:value-type="string" calcext:value-type="string">
            <text:p>Marcel Dassault</text:p>
          </table:table-cell>
          <table:table-cell office:value-type="float" office:value="43.62178984" calcext:value-type="float">
            <text:p>43,62178984</text:p>
          </table:table-cell>
          <table:table-cell office:value-type="float" office:value="3.91787441" calcext:value-type="float">
            <text:p>3,91787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94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Mas de Rochet</text:p>
          </table:table-cell>
          <table:table-cell office:value-type="float" office:value="43.625764055" calcext:value-type="float">
            <text:p>43,625764055</text:p>
          </table:table-cell>
          <table:table-cell office:value-type="float" office:value="3.906091515" calcext:value-type="float">
            <text:p>3,9060915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33</text:p>
          </table:table-cell>
          <table:table-cell office:value-type="float" office:value="8124" calcext:value-type="float">
            <text:p>8124</text:p>
          </table:table-cell>
          <table:table-cell office:value-type="string" calcext:value-type="string">
            <text:p>Mas de Rochet</text:p>
          </table:table-cell>
          <table:table-cell office:value-type="float" office:value="43.62587153" calcext:value-type="float">
            <text:p>43,62587153</text:p>
          </table:table-cell>
          <table:table-cell office:value-type="float" office:value="3.90611922" calcext:value-type="float">
            <text:p>3,90611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84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Mas de Rochet</text:p>
          </table:table-cell>
          <table:table-cell office:value-type="float" office:value="43.62565658" calcext:value-type="float">
            <text:p>43,62565658</text:p>
          </table:table-cell>
          <table:table-cell office:value-type="float" office:value="3.90606381" calcext:value-type="float">
            <text:p>3,90606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95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Mûriers</text:p>
          </table:table-cell>
          <table:table-cell office:value-type="float" office:value="43.64065337" calcext:value-type="float">
            <text:p>43,64065337</text:p>
          </table:table-cell>
          <table:table-cell office:value-type="float" office:value="3.911520415" calcext:value-type="float">
            <text:p>3,9115204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ûriers</text:p>
          </table:table-cell>
          <table:table-cell office:value-type="float" office:value="43.64067341" calcext:value-type="float">
            <text:p>43,64067341</text:p>
          </table:table-cell>
          <table:table-cell office:value-type="float" office:value="3.91137861" calcext:value-type="float">
            <text:p>3,91137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Mûriers</text:p>
          </table:table-cell>
          <table:table-cell office:value-type="float" office:value="43.64063333" calcext:value-type="float">
            <text:p>43,64063333</text:p>
          </table:table-cell>
          <table:table-cell office:value-type="float" office:value="3.91166222" calcext:value-type="float">
            <text:p>3,91166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96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Notre-Dame de Sablassou</text:p>
          </table:table-cell>
          <table:table-cell office:value-type="float" office:value="43.634317426" calcext:value-type="float">
            <text:p>43,634317426</text:p>
          </table:table-cell>
          <table:table-cell office:value-type="float" office:value="3.922469282" calcext:value-type="float">
            <text:p>3,922469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68</text:p>
          </table:table-cell>
          <table:table-cell office:value-type="float" office:value="21217" calcext:value-type="float">
            <text:p>21217</text:p>
          </table:table-cell>
          <table:table-cell office:value-type="string" calcext:value-type="string">
            <text:p>Notre-Dame de Sablassou</text:p>
          </table:table-cell>
          <table:table-cell office:value-type="float" office:value="43.63479557" calcext:value-type="float">
            <text:p>43,63479557</text:p>
          </table:table-cell>
          <table:table-cell office:value-type="float" office:value="3.92358169" calcext:value-type="float">
            <text:p>3,92358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69</text:p>
          </table:table-cell>
          <table:table-cell office:value-type="float" office:value="21218" calcext:value-type="float">
            <text:p>21218</text:p>
          </table:table-cell>
          <table:table-cell office:value-type="string" calcext:value-type="string">
            <text:p>Notre-Dame de Sablassou</text:p>
          </table:table-cell>
          <table:table-cell office:value-type="float" office:value="43.63439852" calcext:value-type="float">
            <text:p>43,63439852</text:p>
          </table:table-cell>
          <table:table-cell office:value-type="float" office:value="3.92245668" calcext:value-type="float">
            <text:p>3,92245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15</text:p>
          </table:table-cell>
          <table:table-cell office:value-type="float" office:value="42159" calcext:value-type="float">
            <text:p>42159</text:p>
          </table:table-cell>
          <table:table-cell office:value-type="string" calcext:value-type="string">
            <text:p>Notre-Dame de Sablassou</text:p>
          </table:table-cell>
          <table:table-cell office:value-type="float" office:value="43.63423949" calcext:value-type="float">
            <text:p>43,63423949</text:p>
          </table:table-cell>
          <table:table-cell office:value-type="float" office:value="3.9222666" calcext:value-type="float">
            <text:p>3,9222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23</text:p>
          </table:table-cell>
          <table:table-cell office:value-type="float" office:value="42211" calcext:value-type="float">
            <text:p>42211</text:p>
          </table:table-cell>
          <table:table-cell office:value-type="string" calcext:value-type="string">
            <text:p>Notre-Dame de Sablassou</text:p>
          </table:table-cell>
          <table:table-cell office:value-type="float" office:value="43.63426681" calcext:value-type="float">
            <text:p>43,63426681</text:p>
          </table:table-cell>
          <table:table-cell office:value-type="float" office:value="3.9222426" calcext:value-type="float">
            <text:p>3,9222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90</text:p>
          </table:table-cell>
          <table:table-cell office:value-type="float" office:value="51101" calcext:value-type="float">
            <text:p>51101</text:p>
          </table:table-cell>
          <table:table-cell office:value-type="string" calcext:value-type="string">
            <text:p>Notre-Dame de Sablassou</text:p>
          </table:table-cell>
          <table:table-cell office:value-type="float" office:value="43.63388674" calcext:value-type="float">
            <text:p>43,63388674</text:p>
          </table:table-cell>
          <table:table-cell office:value-type="float" office:value="3.92179884" calcext:value-type="float">
            <text:p>3,92179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97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Palais des Sports</text:p>
          </table:table-cell>
          <table:table-cell office:value-type="float" office:value="43.645162975" calcext:value-type="float">
            <text:p>43,645162975</text:p>
          </table:table-cell>
          <table:table-cell office:value-type="float" office:value="3.917302385" calcext:value-type="float">
            <text:p>3,9173023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17</text:p>
          </table:table-cell>
          <table:table-cell office:value-type="float" office:value="35116" calcext:value-type="float">
            <text:p>35116</text:p>
          </table:table-cell>
          <table:table-cell office:value-type="string" calcext:value-type="string">
            <text:p>Palais des Sports</text:p>
          </table:table-cell>
          <table:table-cell office:value-type="float" office:value="43.64516162" calcext:value-type="float">
            <text:p>43,64516162</text:p>
          </table:table-cell>
          <table:table-cell office:value-type="float" office:value="3.9173952" calcext:value-type="float">
            <text:p>3,9173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28</text:p>
          </table:table-cell>
          <table:table-cell office:value-type="float" office:value="35216" calcext:value-type="float">
            <text:p>35216</text:p>
          </table:table-cell>
          <table:table-cell office:value-type="string" calcext:value-type="string">
            <text:p>Palais des Sports</text:p>
          </table:table-cell>
          <table:table-cell office:value-type="float" office:value="43.64516433" calcext:value-type="float">
            <text:p>43,64516433</text:p>
          </table:table-cell>
          <table:table-cell office:value-type="float" office:value="3.91720957" calcext:value-type="float">
            <text:p>3,91720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98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Pioch Pelat</text:p>
          </table:table-cell>
          <table:table-cell office:value-type="float" office:value="43.62625624" calcext:value-type="float">
            <text:p>43,62625624</text:p>
          </table:table-cell>
          <table:table-cell office:value-type="float" office:value="3.902212895" calcext:value-type="float">
            <text:p>3,9022128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19</text:p>
          </table:table-cell>
          <table:table-cell office:value-type="float" office:value="8122" calcext:value-type="float">
            <text:p>8122</text:p>
          </table:table-cell>
          <table:table-cell office:value-type="string" calcext:value-type="string">
            <text:p>Pioch Pelat</text:p>
          </table:table-cell>
          <table:table-cell office:value-type="float" office:value="43.62621249" calcext:value-type="float">
            <text:p>43,62621249</text:p>
          </table:table-cell>
          <table:table-cell office:value-type="float" office:value="3.90244065" calcext:value-type="float">
            <text:p>3,90244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float" office:value="8202" calcext:value-type="float">
            <text:p>8202</text:p>
          </table:table-cell>
          <table:table-cell office:value-type="string" calcext:value-type="string">
            <text:p>Pioch Pelat</text:p>
          </table:table-cell>
          <table:table-cell office:value-type="float" office:value="43.62629999" calcext:value-type="float">
            <text:p>43,62629999</text:p>
          </table:table-cell>
          <table:table-cell office:value-type="float" office:value="3.90198514" calcext:value-type="float">
            <text:p>3,90198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199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Place de la Liberté</text:p>
          </table:table-cell>
          <table:table-cell office:value-type="float" office:value="43.632612645" calcext:value-type="float">
            <text:p>43,632612645</text:p>
          </table:table-cell>
          <table:table-cell office:value-type="float" office:value="3.895944925" calcext:value-type="float">
            <text:p>3,895944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74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Place de la Liberté</text:p>
          </table:table-cell>
          <table:table-cell office:value-type="float" office:value="43.6327433" calcext:value-type="float">
            <text:p>43,6327433</text:p>
          </table:table-cell>
          <table:table-cell office:value-type="float" office:value="3.89592374" calcext:value-type="float">
            <text:p>3,89592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18</text:p>
          </table:table-cell>
          <table:table-cell office:value-type="float" office:value="22220" calcext:value-type="float">
            <text:p>22220</text:p>
          </table:table-cell>
          <table:table-cell office:value-type="string" calcext:value-type="string">
            <text:p>Place de la Liberté</text:p>
          </table:table-cell>
          <table:table-cell office:value-type="float" office:value="43.63248199" calcext:value-type="float">
            <text:p>43,63248199</text:p>
          </table:table-cell>
          <table:table-cell office:value-type="float" office:value="3.89596611" calcext:value-type="float">
            <text:p>3,89596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00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Place de la Monnaie</text:p>
          </table:table-cell>
          <table:table-cell office:value-type="float" office:value="43.64421801" calcext:value-type="float">
            <text:p>43,64421801</text:p>
          </table:table-cell>
          <table:table-cell office:value-type="float" office:value="3.910275565" calcext:value-type="float">
            <text:p>3,9102755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Place de la Monnaie</text:p>
          </table:table-cell>
          <table:table-cell office:value-type="float" office:value="43.64415007" calcext:value-type="float">
            <text:p>43,64415007</text:p>
          </table:table-cell>
          <table:table-cell office:value-type="float" office:value="3.91031083" calcext:value-type="float">
            <text:p>3,91031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Place de la Monnaie</text:p>
          </table:table-cell>
          <table:table-cell office:value-type="float" office:value="43.64428595" calcext:value-type="float">
            <text:p>43,64428595</text:p>
          </table:table-cell>
          <table:table-cell office:value-type="float" office:value="3.9102403" calcext:value-type="float">
            <text:p>3,9102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01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Place du Forum</text:p>
          </table:table-cell>
          <table:table-cell office:value-type="float" office:value="43.64458416" calcext:value-type="float">
            <text:p>43,64458416</text:p>
          </table:table-cell>
          <table:table-cell office:value-type="float" office:value="3.92398996" calcext:value-type="float">
            <text:p>3,923989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Place du Forum</text:p>
          </table:table-cell>
          <table:table-cell office:value-type="float" office:value="43.64464257" calcext:value-type="float">
            <text:p>43,64464257</text:p>
          </table:table-cell>
          <table:table-cell office:value-type="float" office:value="3.92399158" calcext:value-type="float">
            <text:p>3,92399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Place du Forum</text:p>
          </table:table-cell>
          <table:table-cell office:value-type="float" office:value="43.64452575" calcext:value-type="float">
            <text:p>43,64452575</text:p>
          </table:table-cell>
          <table:table-cell office:value-type="float" office:value="3.92398834" calcext:value-type="float">
            <text:p>3,92398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02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Roger Salengro</text:p>
          </table:table-cell>
          <table:table-cell office:value-type="float" office:value="43.63276527" calcext:value-type="float">
            <text:p>43,63276527</text:p>
          </table:table-cell>
          <table:table-cell office:value-type="float" office:value="3.8962709" calcext:value-type="float">
            <text:p>3,89627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float" office:value="4124" calcext:value-type="float">
            <text:p>4124</text:p>
          </table:table-cell>
          <table:table-cell office:value-type="string" calcext:value-type="string">
            <text:p>Roger Salengro</text:p>
          </table:table-cell>
          <table:table-cell office:value-type="float" office:value="43.63276527" calcext:value-type="float">
            <text:p>43,63276527</text:p>
          </table:table-cell>
          <table:table-cell office:value-type="float" office:value="3.8962709" calcext:value-type="float">
            <text:p>3,8962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03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Rose de France</text:p>
          </table:table-cell>
          <table:table-cell office:value-type="float" office:value="43.63233046" calcext:value-type="float">
            <text:p>43,63233046</text:p>
          </table:table-cell>
          <table:table-cell office:value-type="float" office:value="3.901482105" calcext:value-type="float">
            <text:p>3,901482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16</text:p>
          </table:table-cell>
          <table:table-cell office:value-type="float" office:value="35115" calcext:value-type="float">
            <text:p>35115</text:p>
          </table:table-cell>
          <table:table-cell office:value-type="string" calcext:value-type="string">
            <text:p>Rose de France</text:p>
          </table:table-cell>
          <table:table-cell office:value-type="float" office:value="43.6322866" calcext:value-type="float">
            <text:p>43,6322866</text:p>
          </table:table-cell>
          <table:table-cell office:value-type="float" office:value="3.90140664" calcext:value-type="float">
            <text:p>3,90140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27</text:p>
          </table:table-cell>
          <table:table-cell office:value-type="float" office:value="35215" calcext:value-type="float">
            <text:p>35215</text:p>
          </table:table-cell>
          <table:table-cell office:value-type="string" calcext:value-type="string">
            <text:p>Rose de France</text:p>
          </table:table-cell>
          <table:table-cell office:value-type="float" office:value="43.63237432" calcext:value-type="float">
            <text:p>43,63237432</text:p>
          </table:table-cell>
          <table:table-cell office:value-type="float" office:value="3.90155757" calcext:value-type="float">
            <text:p>3,90155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04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Saint-Exupéry</text:p>
          </table:table-cell>
          <table:table-cell office:value-type="float" office:value="43.641561975" calcext:value-type="float">
            <text:p>43,641561975</text:p>
          </table:table-cell>
          <table:table-cell office:value-type="float" office:value="3.92317557" calcext:value-type="float">
            <text:p>3,923175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Saint-Exupéry</text:p>
          </table:table-cell>
          <table:table-cell office:value-type="float" office:value="43.64154346" calcext:value-type="float">
            <text:p>43,64154346</text:p>
          </table:table-cell>
          <table:table-cell office:value-type="float" office:value="3.92321219" calcext:value-type="float">
            <text:p>3,92321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Saint-Exupéry</text:p>
          </table:table-cell>
          <table:table-cell office:value-type="float" office:value="43.64158049" calcext:value-type="float">
            <text:p>43,64158049</text:p>
          </table:table-cell>
          <table:table-cell office:value-type="float" office:value="3.92313895" calcext:value-type="float">
            <text:p>3,92313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0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Sapins</text:p>
          </table:table-cell>
          <table:table-cell office:value-type="float" office:value="43.636963425" calcext:value-type="float">
            <text:p>43,636963425</text:p>
          </table:table-cell>
          <table:table-cell office:value-type="float" office:value="3.910255105" calcext:value-type="float">
            <text:p>3,910255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Sapins</text:p>
          </table:table-cell>
          <table:table-cell office:value-type="float" office:value="43.63701348" calcext:value-type="float">
            <text:p>43,63701348</text:p>
          </table:table-cell>
          <table:table-cell office:value-type="float" office:value="3.91021316" calcext:value-type="float">
            <text:p>3,91021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Sapins</text:p>
          </table:table-cell>
          <table:table-cell office:value-type="float" office:value="43.63691337" calcext:value-type="float">
            <text:p>43,63691337</text:p>
          </table:table-cell>
          <table:table-cell office:value-type="float" office:value="3.91029705" calcext:value-type="float">
            <text:p>3,91029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06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Sycomores</text:p>
          </table:table-cell>
          <table:table-cell office:value-type="float" office:value="43.641857915" calcext:value-type="float">
            <text:p>43,641857915</text:p>
          </table:table-cell>
          <table:table-cell office:value-type="float" office:value="3.91060045" calcext:value-type="float">
            <text:p>3,910600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Sycomores</text:p>
          </table:table-cell>
          <table:table-cell office:value-type="float" office:value="43.64186196" calcext:value-type="float">
            <text:p>43,64186196</text:p>
          </table:table-cell>
          <table:table-cell office:value-type="float" office:value="3.91063151" calcext:value-type="float">
            <text:p>3,91063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Sycomores</text:p>
          </table:table-cell>
          <table:table-cell office:value-type="float" office:value="43.64185387" calcext:value-type="float">
            <text:p>43,64185387</text:p>
          </table:table-cell>
          <table:table-cell office:value-type="float" office:value="3.91056939" calcext:value-type="float">
            <text:p>3,91056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07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Thym</text:p>
          </table:table-cell>
          <table:table-cell office:value-type="float" office:value="43.63786266" calcext:value-type="float">
            <text:p>43,63786266</text:p>
          </table:table-cell>
          <table:table-cell office:value-type="float" office:value="3.90621365" calcext:value-type="float">
            <text:p>3,906213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float" office:value="4162" calcext:value-type="float">
            <text:p>4162</text:p>
          </table:table-cell>
          <table:table-cell office:value-type="string" calcext:value-type="string">
            <text:p>Thym</text:p>
          </table:table-cell>
          <table:table-cell office:value-type="float" office:value="43.63796097" calcext:value-type="float">
            <text:p>43,63796097</text:p>
          </table:table-cell>
          <table:table-cell office:value-type="float" office:value="3.90625349" calcext:value-type="float">
            <text:p>3,90625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Thym</text:p>
          </table:table-cell>
          <table:table-cell office:value-type="float" office:value="43.63776435" calcext:value-type="float">
            <text:p>43,63776435</text:p>
          </table:table-cell>
          <table:table-cell office:value-type="float" office:value="3.90617381" calcext:value-type="float">
            <text:p>3,90617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09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Aqueduc</text:p>
          </table:table-cell>
          <table:table-cell office:value-type="float" office:value="43.679229375" calcext:value-type="float">
            <text:p>43,679229375</text:p>
          </table:table-cell>
          <table:table-cell office:value-type="float" office:value="3.986147195" calcext:value-type="float">
            <text:p>3,986147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8</text:p>
          </table:table-cell>
          <table:table-cell office:value-type="float" office:value="35104" calcext:value-type="float">
            <text:p>35104</text:p>
          </table:table-cell>
          <table:table-cell office:value-type="string" calcext:value-type="string">
            <text:p>Aqueduc</text:p>
          </table:table-cell>
          <table:table-cell office:value-type="float" office:value="43.67920653" calcext:value-type="float">
            <text:p>43,67920653</text:p>
          </table:table-cell>
          <table:table-cell office:value-type="float" office:value="3.98617131" calcext:value-type="float">
            <text:p>3,98617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19</text:p>
          </table:table-cell>
          <table:table-cell office:value-type="float" office:value="35202" calcext:value-type="float">
            <text:p>35202</text:p>
          </table:table-cell>
          <table:table-cell office:value-type="string" calcext:value-type="string">
            <text:p>Aqueduc</text:p>
          </table:table-cell>
          <table:table-cell office:value-type="float" office:value="43.67925222" calcext:value-type="float">
            <text:p>43,67925222</text:p>
          </table:table-cell>
          <table:table-cell office:value-type="float" office:value="3.98612308" calcext:value-type="float">
            <text:p>3,98612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42</text:p>
          </table:table-cell>
          <table:table-cell office:value-type="float" office:value="31120" calcext:value-type="float">
            <text:p>31120</text:p>
          </table:table-cell>
          <table:table-cell office:value-type="string" calcext:value-type="string">
            <text:p>Aqueduc</text:p>
          </table:table-cell>
          <table:table-cell office:value-type="float" office:value="43.67925222" calcext:value-type="float">
            <text:p>43,67925222</text:p>
          </table:table-cell>
          <table:table-cell office:value-type="float" office:value="3.98612308" calcext:value-type="float">
            <text:p>3,98612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46</text:p>
          </table:table-cell>
          <table:table-cell office:value-type="float" office:value="31220" calcext:value-type="float">
            <text:p>31220</text:p>
          </table:table-cell>
          <table:table-cell office:value-type="string" calcext:value-type="string">
            <text:p>Aqueduc</text:p>
          </table:table-cell>
          <table:table-cell office:value-type="float" office:value="43.67920653" calcext:value-type="float">
            <text:p>43,67920653</text:p>
          </table:table-cell>
          <table:table-cell office:value-type="float" office:value="3.98617131" calcext:value-type="float">
            <text:p>3,98617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10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Castries Centre</text:p>
          </table:table-cell>
          <table:table-cell office:value-type="float" office:value="43.675185765" calcext:value-type="float">
            <text:p>43,675185765</text:p>
          </table:table-cell>
          <table:table-cell office:value-type="float" office:value="3.98305753" calcext:value-type="float">
            <text:p>3,983057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7</text:p>
          </table:table-cell>
          <table:table-cell office:value-type="float" office:value="35103" calcext:value-type="float">
            <text:p>35103</text:p>
          </table:table-cell>
          <table:table-cell office:value-type="string" calcext:value-type="string">
            <text:p>Centre</text:p>
          </table:table-cell>
          <table:table-cell office:value-type="float" office:value="43.67534938" calcext:value-type="float">
            <text:p>43,67534938</text:p>
          </table:table-cell>
          <table:table-cell office:value-type="float" office:value="3.98323566" calcext:value-type="float">
            <text:p>3,98323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47</text:p>
          </table:table-cell>
          <table:table-cell office:value-type="float" office:value="31221" calcext:value-type="float">
            <text:p>31221</text:p>
          </table:table-cell>
          <table:table-cell office:value-type="string" calcext:value-type="string">
            <text:p>Centre</text:p>
          </table:table-cell>
          <table:table-cell office:value-type="float" office:value="43.67534938" calcext:value-type="float">
            <text:p>43,67534938</text:p>
          </table:table-cell>
          <table:table-cell office:value-type="float" office:value="3.98323566" calcext:value-type="float">
            <text:p>3,98323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53</text:p>
          </table:table-cell>
          <table:table-cell office:value-type="float" office:value="31122" calcext:value-type="float">
            <text:p>31122</text:p>
          </table:table-cell>
          <table:table-cell office:value-type="string" calcext:value-type="string">
            <text:p>Centre</text:p>
          </table:table-cell>
          <table:table-cell office:value-type="float" office:value="43.67502215" calcext:value-type="float">
            <text:p>43,67502215</text:p>
          </table:table-cell>
          <table:table-cell office:value-type="float" office:value="3.9828794" calcext:value-type="float">
            <text:p>3,9828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54</text:p>
          </table:table-cell>
          <table:table-cell office:value-type="float" office:value="35223" calcext:value-type="float">
            <text:p>35223</text:p>
          </table:table-cell>
          <table:table-cell office:value-type="string" calcext:value-type="string">
            <text:p>Centre</text:p>
          </table:table-cell>
          <table:table-cell office:value-type="float" office:value="43.67502215" calcext:value-type="float">
            <text:p>43,67502215</text:p>
          </table:table-cell>
          <table:table-cell office:value-type="float" office:value="3.9828794" calcext:value-type="float">
            <text:p>3,9828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11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Collège Les Pins</text:p>
          </table:table-cell>
          <table:table-cell office:value-type="float" office:value="43.68419849" calcext:value-type="float">
            <text:p>43,68419849</text:p>
          </table:table-cell>
          <table:table-cell office:value-type="float" office:value="3.99073834" calcext:value-type="float">
            <text:p>3,990738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9</text:p>
          </table:table-cell>
          <table:table-cell office:value-type="float" office:value="35106" calcext:value-type="float">
            <text:p>35106</text:p>
          </table:table-cell>
          <table:table-cell office:value-type="string" calcext:value-type="string">
            <text:p>Collège Les Pins</text:p>
          </table:table-cell>
          <table:table-cell office:value-type="float" office:value="43.68419849" calcext:value-type="float">
            <text:p>43,68419849</text:p>
          </table:table-cell>
          <table:table-cell office:value-type="float" office:value="3.99073834" calcext:value-type="float">
            <text:p>3,99073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23</text:p>
          </table:table-cell>
          <table:table-cell office:value-type="float" office:value="35209" calcext:value-type="float">
            <text:p>35209</text:p>
          </table:table-cell>
          <table:table-cell office:value-type="string" calcext:value-type="string">
            <text:p>Collège Les Pins</text:p>
          </table:table-cell>
          <table:table-cell office:value-type="float" office:value="43.68419849" calcext:value-type="float">
            <text:p>43,68419849</text:p>
          </table:table-cell>
          <table:table-cell office:value-type="float" office:value="3.99073834" calcext:value-type="float">
            <text:p>3,99073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41</text:p>
          </table:table-cell>
          <table:table-cell office:value-type="float" office:value="31119" calcext:value-type="float">
            <text:p>31119</text:p>
          </table:table-cell>
          <table:table-cell office:value-type="string" calcext:value-type="string">
            <text:p>Collège Les Pins</text:p>
          </table:table-cell>
          <table:table-cell office:value-type="float" office:value="43.68419849" calcext:value-type="float">
            <text:p>43,68419849</text:p>
          </table:table-cell>
          <table:table-cell office:value-type="float" office:value="3.99073834" calcext:value-type="float">
            <text:p>3,99073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45</text:p>
          </table:table-cell>
          <table:table-cell office:value-type="float" office:value="31219" calcext:value-type="float">
            <text:p>31219</text:p>
          </table:table-cell>
          <table:table-cell office:value-type="string" calcext:value-type="string">
            <text:p>Collège Les Pins</text:p>
          </table:table-cell>
          <table:table-cell office:value-type="float" office:value="43.68419849" calcext:value-type="float">
            <text:p>43,68419849</text:p>
          </table:table-cell>
          <table:table-cell office:value-type="float" office:value="3.99073834" calcext:value-type="float">
            <text:p>3,99073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12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Cap Alpha</text:p>
          </table:table-cell>
          <table:table-cell office:value-type="float" office:value="43.65984784" calcext:value-type="float">
            <text:p>43,65984784</text:p>
          </table:table-cell>
          <table:table-cell office:value-type="float" office:value="3.90050707333333" calcext:value-type="float">
            <text:p>3,90050707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83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Cap Alpha</text:p>
          </table:table-cell>
          <table:table-cell office:value-type="float" office:value="43.65977028" calcext:value-type="float">
            <text:p>43,65977028</text:p>
          </table:table-cell>
          <table:table-cell office:value-type="float" office:value="3.90006742" calcext:value-type="float">
            <text:p>3,90006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11</text:p>
          </table:table-cell>
          <table:table-cell office:value-type="float" office:value="22209" calcext:value-type="float">
            <text:p>22209</text:p>
          </table:table-cell>
          <table:table-cell office:value-type="string" calcext:value-type="string">
            <text:p>Cap Alpha</text:p>
          </table:table-cell>
          <table:table-cell office:value-type="float" office:value="43.65988662" calcext:value-type="float">
            <text:p>43,65988662</text:p>
          </table:table-cell>
          <table:table-cell office:value-type="float" office:value="3.9007269" calcext:value-type="float">
            <text:p>3,9007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09</text:p>
          </table:table-cell>
          <table:table-cell office:value-type="float" office:value="27131" calcext:value-type="float">
            <text:p>27131</text:p>
          </table:table-cell>
          <table:table-cell office:value-type="string" calcext:value-type="string">
            <text:p>Cap Alpha</text:p>
          </table:table-cell>
          <table:table-cell office:value-type="float" office:value="43.65988662" calcext:value-type="float">
            <text:p>43,65988662</text:p>
          </table:table-cell>
          <table:table-cell office:value-type="float" office:value="3.9007269" calcext:value-type="float">
            <text:p>3,9007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13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Château</text:p>
          </table:table-cell>
          <table:table-cell office:value-type="float" office:value="43.65530122" calcext:value-type="float">
            <text:p>43,65530122</text:p>
          </table:table-cell>
          <table:table-cell office:value-type="float" office:value="3.89223107" calcext:value-type="float">
            <text:p>3,89223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79</text:p>
          </table:table-cell>
          <table:table-cell office:value-type="float" office:value="22108" calcext:value-type="float">
            <text:p>22108</text:p>
          </table:table-cell>
          <table:table-cell office:value-type="string" calcext:value-type="string">
            <text:p>Château</text:p>
          </table:table-cell>
          <table:table-cell office:value-type="float" office:value="43.65465021" calcext:value-type="float">
            <text:p>43,65465021</text:p>
          </table:table-cell>
          <table:table-cell office:value-type="float" office:value="3.89165614" calcext:value-type="float">
            <text:p>3,89165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62</text:p>
          </table:table-cell>
          <table:table-cell office:value-type="float" office:value="36154" calcext:value-type="float">
            <text:p>36154</text:p>
          </table:table-cell>
          <table:table-cell office:value-type="string" calcext:value-type="string">
            <text:p>Château</text:p>
          </table:table-cell>
          <table:table-cell office:value-type="float" office:value="43.65629422" calcext:value-type="float">
            <text:p>43,65629422</text:p>
          </table:table-cell>
          <table:table-cell office:value-type="float" office:value="3.89298867" calcext:value-type="float">
            <text:p>3,8929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99</text:p>
          </table:table-cell>
          <table:table-cell office:value-type="float" office:value="36254" calcext:value-type="float">
            <text:p>36254</text:p>
          </table:table-cell>
          <table:table-cell office:value-type="string" calcext:value-type="string">
            <text:p>Château</text:p>
          </table:table-cell>
          <table:table-cell office:value-type="float" office:value="43.65495923" calcext:value-type="float">
            <text:p>43,65495923</text:p>
          </table:table-cell>
          <table:table-cell office:value-type="float" office:value="3.8920484" calcext:value-type="float">
            <text:p>3,8920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14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Cimetière</text:p>
          </table:table-cell>
          <table:table-cell office:value-type="float" office:value="43.65791596" calcext:value-type="float">
            <text:p>43,65791596</text:p>
          </table:table-cell>
          <table:table-cell office:value-type="float" office:value="3.89211659" calcext:value-type="float">
            <text:p>3,892116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81</text:p>
          </table:table-cell>
          <table:table-cell office:value-type="float" office:value="22110" calcext:value-type="float">
            <text:p>22110</text:p>
          </table:table-cell>
          <table:table-cell office:value-type="string" calcext:value-type="string">
            <text:p>Cimetière</text:p>
          </table:table-cell>
          <table:table-cell office:value-type="float" office:value="43.65791596" calcext:value-type="float">
            <text:p>43,65791596</text:p>
          </table:table-cell>
          <table:table-cell office:value-type="float" office:value="3.89211659" calcext:value-type="float">
            <text:p>3,89211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15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Église</text:p>
          </table:table-cell>
          <table:table-cell office:value-type="float" office:value="43.65764915" calcext:value-type="float">
            <text:p>43,65764915</text:p>
          </table:table-cell>
          <table:table-cell office:value-type="float" office:value="3.88940995" calcext:value-type="float">
            <text:p>3,88940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80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Église</text:p>
          </table:table-cell>
          <table:table-cell office:value-type="float" office:value="43.65764915" calcext:value-type="float">
            <text:p>43,65764915</text:p>
          </table:table-cell>
          <table:table-cell office:value-type="float" office:value="3.88940995" calcext:value-type="float">
            <text:p>3,88940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16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La Croisée</text:p>
          </table:table-cell>
          <table:table-cell office:value-type="float" office:value="43.66005696" calcext:value-type="float">
            <text:p>43,66005696</text:p>
          </table:table-cell>
          <table:table-cell office:value-type="float" office:value="3.89826736" calcext:value-type="float">
            <text:p>3,898267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22</text:p>
          </table:table-cell>
          <table:table-cell office:value-type="float" office:value="22238" calcext:value-type="float">
            <text:p>22238</text:p>
          </table:table-cell>
          <table:table-cell office:value-type="string" calcext:value-type="string">
            <text:p>La Croisée</text:p>
          </table:table-cell>
          <table:table-cell office:value-type="float" office:value="43.66005696" calcext:value-type="float">
            <text:p>43,66005696</text:p>
          </table:table-cell>
          <table:table-cell office:value-type="float" office:value="3.89826736" calcext:value-type="float">
            <text:p>3,89826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17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Leenhardt</text:p>
          </table:table-cell>
          <table:table-cell office:value-type="float" office:value="43.65671581" calcext:value-type="float">
            <text:p>43,65671581</text:p>
          </table:table-cell>
          <table:table-cell office:value-type="float" office:value="3.88490219" calcext:value-type="float">
            <text:p>3,88490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14</text:p>
          </table:table-cell>
          <table:table-cell office:value-type="float" office:value="22213" calcext:value-type="float">
            <text:p>22213</text:p>
          </table:table-cell>
          <table:table-cell office:value-type="string" calcext:value-type="string">
            <text:p>Leenhardt</text:p>
          </table:table-cell>
          <table:table-cell office:value-type="float" office:value="43.65671581" calcext:value-type="float">
            <text:p>43,65671581</text:p>
          </table:table-cell>
          <table:table-cell office:value-type="float" office:value="3.88490219" calcext:value-type="float">
            <text:p>3,88490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18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Médiathèque Albert Camus</text:p>
          </table:table-cell>
          <table:table-cell office:value-type="float" office:value="43.65556975" calcext:value-type="float">
            <text:p>43,65556975</text:p>
          </table:table-cell>
          <table:table-cell office:value-type="float" office:value="3.88142892" calcext:value-type="float">
            <text:p>3,881428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20</text:p>
          </table:table-cell>
          <table:table-cell office:value-type="float" office:value="22227" calcext:value-type="float">
            <text:p>22227</text:p>
          </table:table-cell>
          <table:table-cell office:value-type="string" calcext:value-type="string">
            <text:p>Médiathèque Albert Camus</text:p>
          </table:table-cell>
          <table:table-cell office:value-type="float" office:value="43.65556975" calcext:value-type="float">
            <text:p>43,65556975</text:p>
          </table:table-cell>
          <table:table-cell office:value-type="float" office:value="3.88142892" calcext:value-type="float">
            <text:p>3,88142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19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Moulières</text:p>
          </table:table-cell>
          <table:table-cell office:value-type="float" office:value="43.65993526" calcext:value-type="float">
            <text:p>43,65993526</text:p>
          </table:table-cell>
          <table:table-cell office:value-type="float" office:value="3.89423338" calcext:value-type="float">
            <text:p>3,894233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82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Moulières</text:p>
          </table:table-cell>
          <table:table-cell office:value-type="float" office:value="43.65978107" calcext:value-type="float">
            <text:p>43,65978107</text:p>
          </table:table-cell>
          <table:table-cell office:value-type="float" office:value="3.8937029" calcext:value-type="float">
            <text:p>3,8937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12</text:p>
          </table:table-cell>
          <table:table-cell office:value-type="float" office:value="22211" calcext:value-type="float">
            <text:p>22211</text:p>
          </table:table-cell>
          <table:table-cell office:value-type="string" calcext:value-type="string">
            <text:p>Moulières</text:p>
          </table:table-cell>
          <table:table-cell office:value-type="float" office:value="43.66008945" calcext:value-type="float">
            <text:p>43,66008945</text:p>
          </table:table-cell>
          <table:table-cell office:value-type="float" office:value="3.89476386" calcext:value-type="float">
            <text:p>3,89476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20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Olivette</text:p>
          </table:table-cell>
          <table:table-cell office:value-type="float" office:value="43.65850535" calcext:value-type="float">
            <text:p>43,65850535</text:p>
          </table:table-cell>
          <table:table-cell office:value-type="float" office:value="3.88925988" calcext:value-type="float">
            <text:p>3,88925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13</text:p>
          </table:table-cell>
          <table:table-cell office:value-type="float" office:value="22212" calcext:value-type="float">
            <text:p>22212</text:p>
          </table:table-cell>
          <table:table-cell office:value-type="string" calcext:value-type="string">
            <text:p>Olivette</text:p>
          </table:table-cell>
          <table:table-cell office:value-type="float" office:value="43.65850535" calcext:value-type="float">
            <text:p>43,65850535</text:p>
          </table:table-cell>
          <table:table-cell office:value-type="float" office:value="3.88925988" calcext:value-type="float">
            <text:p>3,88925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21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Pigeonniers</text:p>
          </table:table-cell>
          <table:table-cell office:value-type="float" office:value="43.65379318" calcext:value-type="float">
            <text:p>43,65379318</text:p>
          </table:table-cell>
          <table:table-cell office:value-type="float" office:value="3.882761385" calcext:value-type="float">
            <text:p>3,8827613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77</text:p>
          </table:table-cell>
          <table:table-cell office:value-type="float" office:value="22106" calcext:value-type="float">
            <text:p>22106</text:p>
          </table:table-cell>
          <table:table-cell office:value-type="string" calcext:value-type="string">
            <text:p>Pigeonniers</text:p>
          </table:table-cell>
          <table:table-cell office:value-type="float" office:value="43.65353816" calcext:value-type="float">
            <text:p>43,65353816</text:p>
          </table:table-cell>
          <table:table-cell office:value-type="float" office:value="3.88393692" calcext:value-type="float">
            <text:p>3,88393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15</text:p>
          </table:table-cell>
          <table:table-cell office:value-type="float" office:value="22215" calcext:value-type="float">
            <text:p>22215</text:p>
          </table:table-cell>
          <table:table-cell office:value-type="string" calcext:value-type="string">
            <text:p>Pigeonniers</text:p>
          </table:table-cell>
          <table:table-cell office:value-type="float" office:value="43.6540482" calcext:value-type="float">
            <text:p>43,6540482</text:p>
          </table:table-cell>
          <table:table-cell office:value-type="float" office:value="3.88158585" calcext:value-type="float">
            <text:p>3,88158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22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Stade</text:p>
          </table:table-cell>
          <table:table-cell office:value-type="float" office:value="43.65349863" calcext:value-type="float">
            <text:p>43,65349863</text:p>
          </table:table-cell>
          <table:table-cell office:value-type="float" office:value="3.88921037" calcext:value-type="float">
            <text:p>3,889210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78</text:p>
          </table:table-cell>
          <table:table-cell office:value-type="float" office:value="22107" calcext:value-type="float">
            <text:p>22107</text:p>
          </table:table-cell>
          <table:table-cell office:value-type="string" calcext:value-type="string">
            <text:p>Stade</text:p>
          </table:table-cell>
          <table:table-cell office:value-type="float" office:value="43.65349863" calcext:value-type="float">
            <text:p>43,65349863</text:p>
          </table:table-cell>
          <table:table-cell office:value-type="float" office:value="3.88921037" calcext:value-type="float">
            <text:p>3,88921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23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Hauts des Clavoux</text:p>
          </table:table-cell>
          <table:table-cell office:value-type="float" office:value="43.54466652" calcext:value-type="float">
            <text:p>43,54466652</text:p>
          </table:table-cell>
          <table:table-cell office:value-type="float" office:value="3.700977175" calcext:value-type="float">
            <text:p>3,700977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54</text:p>
          </table:table-cell>
          <table:table-cell office:value-type="float" office:value="36135" calcext:value-type="float">
            <text:p>36135</text:p>
          </table:table-cell>
          <table:table-cell office:value-type="string" calcext:value-type="string">
            <text:p>Hauts des Clavoux</text:p>
          </table:table-cell>
          <table:table-cell office:value-type="float" office:value="43.54469332" calcext:value-type="float">
            <text:p>43,54469332</text:p>
          </table:table-cell>
          <table:table-cell office:value-type="float" office:value="3.70099017" calcext:value-type="float">
            <text:p>3,70099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68</text:p>
          </table:table-cell>
          <table:table-cell office:value-type="float" office:value="36202" calcext:value-type="float">
            <text:p>36202</text:p>
          </table:table-cell>
          <table:table-cell office:value-type="string" calcext:value-type="string">
            <text:p>Hauts des Clavoux</text:p>
          </table:table-cell>
          <table:table-cell office:value-type="float" office:value="43.54463972" calcext:value-type="float">
            <text:p>43,54463972</text:p>
          </table:table-cell>
          <table:table-cell office:value-type="float" office:value="3.70096418" calcext:value-type="float">
            <text:p>3,70096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24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La Vierge</text:p>
          </table:table-cell>
          <table:table-cell office:value-type="float" office:value="43.546089255" calcext:value-type="float">
            <text:p>43,546089255</text:p>
          </table:table-cell>
          <table:table-cell office:value-type="float" office:value="3.702914205" calcext:value-type="float">
            <text:p>3,702914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53</text:p>
          </table:table-cell>
          <table:table-cell office:value-type="float" office:value="36134" calcext:value-type="float">
            <text:p>36134</text:p>
          </table:table-cell>
          <table:table-cell office:value-type="string" calcext:value-type="string">
            <text:p>La Vierge</text:p>
          </table:table-cell>
          <table:table-cell office:value-type="float" office:value="43.54609824" calcext:value-type="float">
            <text:p>43,54609824</text:p>
          </table:table-cell>
          <table:table-cell office:value-type="float" office:value="3.70291442" calcext:value-type="float">
            <text:p>3,70291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69</text:p>
          </table:table-cell>
          <table:table-cell office:value-type="float" office:value="36203" calcext:value-type="float">
            <text:p>36203</text:p>
          </table:table-cell>
          <table:table-cell office:value-type="string" calcext:value-type="string">
            <text:p>La Vierge</text:p>
          </table:table-cell>
          <table:table-cell office:value-type="float" office:value="43.54608027" calcext:value-type="float">
            <text:p>43,54608027</text:p>
          </table:table-cell>
          <table:table-cell office:value-type="float" office:value="3.70291399" calcext:value-type="float">
            <text:p>3,70291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25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Les Clavoux</text:p>
          </table:table-cell>
          <table:table-cell office:value-type="float" office:value="43.543970755" calcext:value-type="float">
            <text:p>43,543970755</text:p>
          </table:table-cell>
          <table:table-cell office:value-type="float" office:value="3.70233223" calcext:value-type="float">
            <text:p>3,70233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67</text:p>
          </table:table-cell>
          <table:table-cell office:value-type="float" office:value="36201" calcext:value-type="float">
            <text:p>36201</text:p>
          </table:table-cell>
          <table:table-cell office:value-type="string" calcext:value-type="string">
            <text:p>Les Clavoux</text:p>
          </table:table-cell>
          <table:table-cell office:value-type="float" office:value="43.54398439" calcext:value-type="float">
            <text:p>43,54398439</text:p>
          </table:table-cell>
          <table:table-cell office:value-type="float" office:value="3.7023202" calcext:value-type="float">
            <text:p>3,7023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62</text:p>
          </table:table-cell>
          <table:table-cell office:value-type="float" office:value="36136" calcext:value-type="float">
            <text:p>36136</text:p>
          </table:table-cell>
          <table:table-cell office:value-type="string" calcext:value-type="string">
            <text:p>Les Clavoux</text:p>
          </table:table-cell>
          <table:table-cell office:value-type="float" office:value="43.54395712" calcext:value-type="float">
            <text:p>43,54395712</text:p>
          </table:table-cell>
          <table:table-cell office:value-type="float" office:value="3.70234426" calcext:value-type="float">
            <text:p>3,70234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26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Mairie</text:p>
          </table:table-cell>
          <table:table-cell office:value-type="float" office:value="43.54964851" calcext:value-type="float">
            <text:p>43,54964851</text:p>
          </table:table-cell>
          <table:table-cell office:value-type="float" office:value="3.707201135" calcext:value-type="float">
            <text:p>3,707201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51</text:p>
          </table:table-cell>
          <table:table-cell office:value-type="float" office:value="36132" calcext:value-type="float">
            <text:p>36132</text:p>
          </table:table-cell>
          <table:table-cell office:value-type="string" calcext:value-type="string">
            <text:p>Mairie</text:p>
          </table:table-cell>
          <table:table-cell office:value-type="float" office:value="43.54972165" calcext:value-type="float">
            <text:p>43,54972165</text:p>
          </table:table-cell>
          <table:table-cell office:value-type="float" office:value="3.70710402" calcext:value-type="float">
            <text:p>3,70710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71</text:p>
          </table:table-cell>
          <table:table-cell office:value-type="float" office:value="36205" calcext:value-type="float">
            <text:p>36205</text:p>
          </table:table-cell>
          <table:table-cell office:value-type="string" calcext:value-type="string">
            <text:p>Mairie</text:p>
          </table:table-cell>
          <table:table-cell office:value-type="float" office:value="43.54957537" calcext:value-type="float">
            <text:p>43,54957537</text:p>
          </table:table-cell>
          <table:table-cell office:value-type="float" office:value="3.70729825" calcext:value-type="float">
            <text:p>3,70729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28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Tambourin</text:p>
          </table:table-cell>
          <table:table-cell office:value-type="float" office:value="43.548566735" calcext:value-type="float">
            <text:p>43,548566735</text:p>
          </table:table-cell>
          <table:table-cell office:value-type="float" office:value="3.704963075" calcext:value-type="float">
            <text:p>3,7049630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52</text:p>
          </table:table-cell>
          <table:table-cell office:value-type="float" office:value="36133" calcext:value-type="float">
            <text:p>36133</text:p>
          </table:table-cell>
          <table:table-cell office:value-type="string" calcext:value-type="string">
            <text:p>Tambourin</text:p>
          </table:table-cell>
          <table:table-cell office:value-type="float" office:value="43.54855341" calcext:value-type="float">
            <text:p>43,54855341</text:p>
          </table:table-cell>
          <table:table-cell office:value-type="float" office:value="3.7049504" calcext:value-type="float">
            <text:p>3,7049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70</text:p>
          </table:table-cell>
          <table:table-cell office:value-type="float" office:value="36204" calcext:value-type="float">
            <text:p>36204</text:p>
          </table:table-cell>
          <table:table-cell office:value-type="string" calcext:value-type="string">
            <text:p>Tambourin</text:p>
          </table:table-cell>
          <table:table-cell office:value-type="float" office:value="43.54858006" calcext:value-type="float">
            <text:p>43,54858006</text:p>
          </table:table-cell>
          <table:table-cell office:value-type="float" office:value="3.70497575" calcext:value-type="float">
            <text:p>3,70497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29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Tournesol</text:p>
          </table:table-cell>
          <table:table-cell office:value-type="float" office:value="43.55279203" calcext:value-type="float">
            <text:p>43,55279203</text:p>
          </table:table-cell>
          <table:table-cell office:value-type="float" office:value="3.709884265" calcext:value-type="float">
            <text:p>3,709884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50</text:p>
          </table:table-cell>
          <table:table-cell office:value-type="float" office:value="36131" calcext:value-type="float">
            <text:p>36131</text:p>
          </table:table-cell>
          <table:table-cell office:value-type="string" calcext:value-type="string">
            <text:p>Tournesol</text:p>
          </table:table-cell>
          <table:table-cell office:value-type="float" office:value="43.55261821" calcext:value-type="float">
            <text:p>43,55261821</text:p>
          </table:table-cell>
          <table:table-cell office:value-type="float" office:value="3.70976886" calcext:value-type="float">
            <text:p>3,70976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72</text:p>
          </table:table-cell>
          <table:table-cell office:value-type="float" office:value="36206" calcext:value-type="float">
            <text:p>36206</text:p>
          </table:table-cell>
          <table:table-cell office:value-type="string" calcext:value-type="string">
            <text:p>Tournesol</text:p>
          </table:table-cell>
          <table:table-cell office:value-type="float" office:value="43.55296585" calcext:value-type="float">
            <text:p>43,55296585</text:p>
          </table:table-cell>
          <table:table-cell office:value-type="float" office:value="3.70999967" calcext:value-type="float">
            <text:p>3,70999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30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Beaulieu</text:p>
          </table:table-cell>
          <table:table-cell office:value-type="float" office:value="43.560300035" calcext:value-type="float">
            <text:p>43,560300035</text:p>
          </table:table-cell>
          <table:table-cell office:value-type="float" office:value="3.72728942" calcext:value-type="float">
            <text:p>3,727289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44</text:p>
          </table:table-cell>
          <table:table-cell office:value-type="float" office:value="36124" calcext:value-type="float">
            <text:p>36124</text:p>
          </table:table-cell>
          <table:table-cell office:value-type="string" calcext:value-type="string">
            <text:p>Beaulieu</text:p>
          </table:table-cell>
          <table:table-cell office:value-type="float" office:value="43.56041618" calcext:value-type="float">
            <text:p>43,56041618</text:p>
          </table:table-cell>
          <table:table-cell office:value-type="float" office:value="3.72769397" calcext:value-type="float">
            <text:p>3,72769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78</text:p>
          </table:table-cell>
          <table:table-cell office:value-type="float" office:value="36213" calcext:value-type="float">
            <text:p>36213</text:p>
          </table:table-cell>
          <table:table-cell office:value-type="string" calcext:value-type="string">
            <text:p>Beaulieu</text:p>
          </table:table-cell>
          <table:table-cell office:value-type="float" office:value="43.56018389" calcext:value-type="float">
            <text:p>43,56018389</text:p>
          </table:table-cell>
          <table:table-cell office:value-type="float" office:value="3.72688487" calcext:value-type="float">
            <text:p>3,72688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31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Chanterelles</text:p>
          </table:table-cell>
          <table:table-cell office:value-type="float" office:value="43.55984757" calcext:value-type="float">
            <text:p>43,55984757</text:p>
          </table:table-cell>
          <table:table-cell office:value-type="float" office:value="3.7081749" calcext:value-type="float">
            <text:p>3,70817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57</text:p>
          </table:table-cell>
          <table:table-cell office:value-type="float" office:value="36140" calcext:value-type="float">
            <text:p>36140</text:p>
          </table:table-cell>
          <table:table-cell office:value-type="string" calcext:value-type="string">
            <text:p>Chanterelles</text:p>
          </table:table-cell>
          <table:table-cell office:value-type="float" office:value="43.55984757" calcext:value-type="float">
            <text:p>43,55984757</text:p>
          </table:table-cell>
          <table:table-cell office:value-type="float" office:value="3.7081749" calcext:value-type="float">
            <text:p>3,708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94</text:p>
          </table:table-cell>
          <table:table-cell office:value-type="float" office:value="36240" calcext:value-type="float">
            <text:p>36240</text:p>
          </table:table-cell>
          <table:table-cell office:value-type="string" calcext:value-type="string">
            <text:p>Chanterelles</text:p>
          </table:table-cell>
          <table:table-cell office:value-type="float" office:value="43.55984757" calcext:value-type="float">
            <text:p>43,55984757</text:p>
          </table:table-cell>
          <table:table-cell office:value-type="float" office:value="3.7081749" calcext:value-type="float">
            <text:p>3,708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32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Jean Jaurès</text:p>
          </table:table-cell>
          <table:table-cell office:value-type="float" office:value="43.55850678" calcext:value-type="float">
            <text:p>43,55850678</text:p>
          </table:table-cell>
          <table:table-cell office:value-type="float" office:value="3.71182614" calcext:value-type="float">
            <text:p>3,711826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48</text:p>
          </table:table-cell>
          <table:table-cell office:value-type="float" office:value="36129" calcext:value-type="float">
            <text:p>36129</text:p>
          </table:table-cell>
          <table:table-cell office:value-type="string" calcext:value-type="string">
            <text:p>Jean Jaurès</text:p>
          </table:table-cell>
          <table:table-cell office:value-type="float" office:value="43.55850678" calcext:value-type="float">
            <text:p>43,55850678</text:p>
          </table:table-cell>
          <table:table-cell office:value-type="float" office:value="3.71182614" calcext:value-type="float">
            <text:p>3,71182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74</text:p>
          </table:table-cell>
          <table:table-cell office:value-type="float" office:value="36209" calcext:value-type="float">
            <text:p>36209</text:p>
          </table:table-cell>
          <table:table-cell office:value-type="string" calcext:value-type="string">
            <text:p>Jean Jaurès</text:p>
          </table:table-cell>
          <table:table-cell office:value-type="float" office:value="43.55850678" calcext:value-type="float">
            <text:p>43,55850678</text:p>
          </table:table-cell>
          <table:table-cell office:value-type="float" office:value="3.71182614" calcext:value-type="float">
            <text:p>3,71182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33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Jean Moulin</text:p>
          </table:table-cell>
          <table:table-cell office:value-type="float" office:value="43.55491895" calcext:value-type="float">
            <text:p>43,55491895</text:p>
          </table:table-cell>
          <table:table-cell office:value-type="float" office:value="3.71262975" calcext:value-type="float">
            <text:p>3,712629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49</text:p>
          </table:table-cell>
          <table:table-cell office:value-type="float" office:value="36130" calcext:value-type="float">
            <text:p>36130</text:p>
          </table:table-cell>
          <table:table-cell office:value-type="string" calcext:value-type="string">
            <text:p>Jean Moulin</text:p>
          </table:table-cell>
          <table:table-cell office:value-type="float" office:value="43.55491895" calcext:value-type="float">
            <text:p>43,55491895</text:p>
          </table:table-cell>
          <table:table-cell office:value-type="float" office:value="3.71262975" calcext:value-type="float">
            <text:p>3,71262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75</text:p>
          </table:table-cell>
          <table:table-cell office:value-type="float" office:value="36210" calcext:value-type="float">
            <text:p>36210</text:p>
          </table:table-cell>
          <table:table-cell office:value-type="string" calcext:value-type="string">
            <text:p>Jean Moulin</text:p>
          </table:table-cell>
          <table:table-cell office:value-type="float" office:value="43.55491895" calcext:value-type="float">
            <text:p>43,55491895</text:p>
          </table:table-cell>
          <table:table-cell office:value-type="float" office:value="3.71262975" calcext:value-type="float">
            <text:p>3,71262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34</text:p>
          </table:table-cell>
          <table:table-cell office:value-type="float" office:value="5234" calcext:value-type="float">
            <text:p>5234</text:p>
          </table:table-cell>
          <table:table-cell office:value-type="string" calcext:value-type="string">
            <text:p>Les Grenaches</text:p>
          </table:table-cell>
          <table:table-cell office:value-type="float" office:value="43.552933655" calcext:value-type="float">
            <text:p>43,552933655</text:p>
          </table:table-cell>
          <table:table-cell office:value-type="float" office:value="3.718872825" calcext:value-type="float">
            <text:p>3,7188728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46</text:p>
          </table:table-cell>
          <table:table-cell office:value-type="float" office:value="36126" calcext:value-type="float">
            <text:p>36126</text:p>
          </table:table-cell>
          <table:table-cell office:value-type="string" calcext:value-type="string">
            <text:p>Les Grenaches</text:p>
          </table:table-cell>
          <table:table-cell office:value-type="float" office:value="43.55294296" calcext:value-type="float">
            <text:p>43,55294296</text:p>
          </table:table-cell>
          <table:table-cell office:value-type="float" office:value="3.71884833" calcext:value-type="float">
            <text:p>3,71884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76</text:p>
          </table:table-cell>
          <table:table-cell office:value-type="float" office:value="36211" calcext:value-type="float">
            <text:p>36211</text:p>
          </table:table-cell>
          <table:table-cell office:value-type="string" calcext:value-type="string">
            <text:p>Les Grenaches</text:p>
          </table:table-cell>
          <table:table-cell office:value-type="float" office:value="43.55292435" calcext:value-type="float">
            <text:p>43,55292435</text:p>
          </table:table-cell>
          <table:table-cell office:value-type="float" office:value="3.71889732" calcext:value-type="float">
            <text:p>3,71889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36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Stade</text:p>
          </table:table-cell>
          <table:table-cell office:value-type="float" office:value="43.555496855" calcext:value-type="float">
            <text:p>43,555496855</text:p>
          </table:table-cell>
          <table:table-cell office:value-type="float" office:value="3.722278115" calcext:value-type="float">
            <text:p>3,722278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45</text:p>
          </table:table-cell>
          <table:table-cell office:value-type="float" office:value="36125" calcext:value-type="float">
            <text:p>36125</text:p>
          </table:table-cell>
          <table:table-cell office:value-type="string" calcext:value-type="string">
            <text:p>Stade</text:p>
          </table:table-cell>
          <table:table-cell office:value-type="float" office:value="43.55514002" calcext:value-type="float">
            <text:p>43,55514002</text:p>
          </table:table-cell>
          <table:table-cell office:value-type="float" office:value="3.72206553" calcext:value-type="float">
            <text:p>3,72206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77</text:p>
          </table:table-cell>
          <table:table-cell office:value-type="float" office:value="36212" calcext:value-type="float">
            <text:p>36212</text:p>
          </table:table-cell>
          <table:table-cell office:value-type="string" calcext:value-type="string">
            <text:p>Stade</text:p>
          </table:table-cell>
          <table:table-cell office:value-type="float" office:value="43.55585369" calcext:value-type="float">
            <text:p>43,55585369</text:p>
          </table:table-cell>
          <table:table-cell office:value-type="float" office:value="3.7224907" calcext:value-type="float">
            <text:p>3,7224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37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Temple</text:p>
          </table:table-cell>
          <table:table-cell office:value-type="float" office:value="43.55731485" calcext:value-type="float">
            <text:p>43,55731485</text:p>
          </table:table-cell>
          <table:table-cell office:value-type="float" office:value="3.71648198" calcext:value-type="float">
            <text:p>3,71648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47</text:p>
          </table:table-cell>
          <table:table-cell office:value-type="float" office:value="36127" calcext:value-type="float">
            <text:p>36127</text:p>
          </table:table-cell>
          <table:table-cell office:value-type="string" calcext:value-type="string">
            <text:p>Temple</text:p>
          </table:table-cell>
          <table:table-cell office:value-type="float" office:value="43.55731485" calcext:value-type="float">
            <text:p>43,55731485</text:p>
          </table:table-cell>
          <table:table-cell office:value-type="float" office:value="3.71648198" calcext:value-type="float">
            <text:p>3,71648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73</text:p>
          </table:table-cell>
          <table:table-cell office:value-type="float" office:value="36207" calcext:value-type="float">
            <text:p>36207</text:p>
          </table:table-cell>
          <table:table-cell office:value-type="string" calcext:value-type="string">
            <text:p>Temple</text:p>
          </table:table-cell>
          <table:table-cell office:value-type="float" office:value="43.55731485" calcext:value-type="float">
            <text:p>43,55731485</text:p>
          </table:table-cell>
          <table:table-cell office:value-type="float" office:value="3.71648198" calcext:value-type="float">
            <text:p>3,71648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38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Arbousiers</text:p>
          </table:table-cell>
          <table:table-cell office:value-type="float" office:value="43.65365127" calcext:value-type="float">
            <text:p>43,65365127</text:p>
          </table:table-cell>
          <table:table-cell office:value-type="float" office:value="3.944659535" calcext:value-type="float">
            <text:p>3,9446595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02</text:p>
          </table:table-cell>
          <table:table-cell office:value-type="float" office:value="20125" calcext:value-type="float">
            <text:p>20125</text:p>
          </table:table-cell>
          <table:table-cell office:value-type="string" calcext:value-type="string">
            <text:p>Arbousiers</text:p>
          </table:table-cell>
          <table:table-cell office:value-type="float" office:value="43.654487" calcext:value-type="float">
            <text:p>43,654487</text:p>
          </table:table-cell>
          <table:table-cell office:value-type="float" office:value="3.94468308" calcext:value-type="float">
            <text:p>3,94468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16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Arbousiers</text:p>
          </table:table-cell>
          <table:table-cell office:value-type="float" office:value="43.65281554" calcext:value-type="float">
            <text:p>43,65281554</text:p>
          </table:table-cell>
          <table:table-cell office:value-type="float" office:value="3.94463599" calcext:value-type="float">
            <text:p>3,94463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39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Arènes</text:p>
          </table:table-cell>
          <table:table-cell office:value-type="float" office:value="43.64290709" calcext:value-type="float">
            <text:p>43,64290709</text:p>
          </table:table-cell>
          <table:table-cell office:value-type="float" office:value="3.93684262" calcext:value-type="float">
            <text:p>3,936842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96</text:p>
          </table:table-cell>
          <table:table-cell office:value-type="float" office:value="20118" calcext:value-type="float">
            <text:p>20118</text:p>
          </table:table-cell>
          <table:table-cell office:value-type="string" calcext:value-type="string">
            <text:p>Arènes</text:p>
          </table:table-cell>
          <table:table-cell office:value-type="float" office:value="43.64282932" calcext:value-type="float">
            <text:p>43,64282932</text:p>
          </table:table-cell>
          <table:table-cell office:value-type="float" office:value="3.93662999" calcext:value-type="float">
            <text:p>3,93662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24</text:p>
          </table:table-cell>
          <table:table-cell office:value-type="float" office:value="20217" calcext:value-type="float">
            <text:p>20217</text:p>
          </table:table-cell>
          <table:table-cell office:value-type="string" calcext:value-type="string">
            <text:p>Arènes</text:p>
          </table:table-cell>
          <table:table-cell office:value-type="float" office:value="43.64298486" calcext:value-type="float">
            <text:p>43,64298486</text:p>
          </table:table-cell>
          <table:table-cell office:value-type="float" office:value="3.93705525" calcext:value-type="float">
            <text:p>3,93705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40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Baléares</text:p>
          </table:table-cell>
          <table:table-cell office:value-type="float" office:value="43.65132732" calcext:value-type="float">
            <text:p>43,65132732</text:p>
          </table:table-cell>
          <table:table-cell office:value-type="float" office:value="3.9434488" calcext:value-type="float">
            <text:p>3,94344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01</text:p>
          </table:table-cell>
          <table:table-cell office:value-type="float" office:value="20124" calcext:value-type="float">
            <text:p>20124</text:p>
          </table:table-cell>
          <table:table-cell office:value-type="string" calcext:value-type="string">
            <text:p>Baléares</text:p>
          </table:table-cell>
          <table:table-cell office:value-type="float" office:value="43.65132641" calcext:value-type="float">
            <text:p>43,65132641</text:p>
          </table:table-cell>
          <table:table-cell office:value-type="float" office:value="3.94320734" calcext:value-type="float">
            <text:p>3,94320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17</text:p>
          </table:table-cell>
          <table:table-cell office:value-type="float" office:value="20210" calcext:value-type="float">
            <text:p>20210</text:p>
          </table:table-cell>
          <table:table-cell office:value-type="string" calcext:value-type="string">
            <text:p>Baléares</text:p>
          </table:table-cell>
          <table:table-cell office:value-type="float" office:value="43.65132823" calcext:value-type="float">
            <text:p>43,65132823</text:p>
          </table:table-cell>
          <table:table-cell office:value-type="float" office:value="3.94369026" calcext:value-type="float">
            <text:p>3,94369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41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Capri</text:p>
          </table:table-cell>
          <table:table-cell office:value-type="float" office:value="43.645909935" calcext:value-type="float">
            <text:p>43,645909935</text:p>
          </table:table-cell>
          <table:table-cell office:value-type="float" office:value="3.9383505" calcext:value-type="float">
            <text:p>3,93835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97</text:p>
          </table:table-cell>
          <table:table-cell office:value-type="float" office:value="20119" calcext:value-type="float">
            <text:p>20119</text:p>
          </table:table-cell>
          <table:table-cell office:value-type="string" calcext:value-type="string">
            <text:p>Capri</text:p>
          </table:table-cell>
          <table:table-cell office:value-type="float" office:value="43.64582475" calcext:value-type="float">
            <text:p>43,64582475</text:p>
          </table:table-cell>
          <table:table-cell office:value-type="float" office:value="3.93833573" calcext:value-type="float">
            <text:p>3,93833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23</text:p>
          </table:table-cell>
          <table:table-cell office:value-type="float" office:value="20216" calcext:value-type="float">
            <text:p>20216</text:p>
          </table:table-cell>
          <table:table-cell office:value-type="string" calcext:value-type="string">
            <text:p>Capri</text:p>
          </table:table-cell>
          <table:table-cell office:value-type="float" office:value="43.64599512" calcext:value-type="float">
            <text:p>43,64599512</text:p>
          </table:table-cell>
          <table:table-cell office:value-type="float" office:value="3.93836527" calcext:value-type="float">
            <text:p>3,93836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42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Chênes</text:p>
          </table:table-cell>
          <table:table-cell office:value-type="float" office:value="43.645199405" calcext:value-type="float">
            <text:p>43,645199405</text:p>
          </table:table-cell>
          <table:table-cell office:value-type="float" office:value="3.94171027" calcext:value-type="float">
            <text:p>3,941710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98</text:p>
          </table:table-cell>
          <table:table-cell office:value-type="float" office:value="20120" calcext:value-type="float">
            <text:p>20120</text:p>
          </table:table-cell>
          <table:table-cell office:value-type="string" calcext:value-type="string">
            <text:p>Chênes</text:p>
          </table:table-cell>
          <table:table-cell office:value-type="float" office:value="43.64527661" calcext:value-type="float">
            <text:p>43,64527661</text:p>
          </table:table-cell>
          <table:table-cell office:value-type="float" office:value="3.94196004" calcext:value-type="float">
            <text:p>3,94196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22</text:p>
          </table:table-cell>
          <table:table-cell office:value-type="float" office:value="20215" calcext:value-type="float">
            <text:p>20215</text:p>
          </table:table-cell>
          <table:table-cell office:value-type="string" calcext:value-type="string">
            <text:p>Chênes</text:p>
          </table:table-cell>
          <table:table-cell office:value-type="float" office:value="43.6451222" calcext:value-type="float">
            <text:p>43,6451222</text:p>
          </table:table-cell>
          <table:table-cell office:value-type="float" office:value="3.9414605" calcext:value-type="float">
            <text:p>3,9414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43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Cimetière</text:p>
          </table:table-cell>
          <table:table-cell office:value-type="float" office:value="43.651179535" calcext:value-type="float">
            <text:p>43,651179535</text:p>
          </table:table-cell>
          <table:table-cell office:value-type="float" office:value="3.940683635" calcext:value-type="float">
            <text:p>3,9406836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 office:value-type="float" office:value="20123" calcext:value-type="float">
            <text:p>20123</text:p>
          </table:table-cell>
          <table:table-cell office:value-type="string" calcext:value-type="string">
            <text:p>Cimetière</text:p>
          </table:table-cell>
          <table:table-cell office:value-type="float" office:value="43.65116523" calcext:value-type="float">
            <text:p>43,65116523</text:p>
          </table:table-cell>
          <table:table-cell office:value-type="float" office:value="3.94073895" calcext:value-type="float">
            <text:p>3,94073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18</text:p>
          </table:table-cell>
          <table:table-cell office:value-type="float" office:value="20211" calcext:value-type="float">
            <text:p>20211</text:p>
          </table:table-cell>
          <table:table-cell office:value-type="string" calcext:value-type="string">
            <text:p>Cimetière</text:p>
          </table:table-cell>
          <table:table-cell office:value-type="float" office:value="43.65119384" calcext:value-type="float">
            <text:p>43,65119384</text:p>
          </table:table-cell>
          <table:table-cell office:value-type="float" office:value="3.94062832" calcext:value-type="float">
            <text:p>3,94062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44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Fernand Rouché</text:p>
          </table:table-cell>
          <table:table-cell office:value-type="float" office:value="43.64742444" calcext:value-type="float">
            <text:p>43,64742444</text:p>
          </table:table-cell>
          <table:table-cell office:value-type="float" office:value="3.94140761" calcext:value-type="float">
            <text:p>3,941407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99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Fernand Rouché</text:p>
          </table:table-cell>
          <table:table-cell office:value-type="float" office:value="43.64736896" calcext:value-type="float">
            <text:p>43,64736896</text:p>
          </table:table-cell>
          <table:table-cell office:value-type="float" office:value="3.94151128" calcext:value-type="float">
            <text:p>3,94151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21</text:p>
          </table:table-cell>
          <table:table-cell office:value-type="float" office:value="20214" calcext:value-type="float">
            <text:p>20214</text:p>
          </table:table-cell>
          <table:table-cell office:value-type="string" calcext:value-type="string">
            <text:p>Fernand Rouché</text:p>
          </table:table-cell>
          <table:table-cell office:value-type="float" office:value="43.64747992" calcext:value-type="float">
            <text:p>43,64747992</text:p>
          </table:table-cell>
          <table:table-cell office:value-type="float" office:value="3.94130394" calcext:value-type="float">
            <text:p>3,94130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46</text:p>
          </table:table-cell>
          <table:table-cell office:value-type="float" office:value="5246" calcext:value-type="float">
            <text:p>5246</text:p>
          </table:table-cell>
          <table:table-cell office:value-type="string" calcext:value-type="string">
            <text:p>Jean Jaurès</text:p>
          </table:table-cell>
          <table:table-cell office:value-type="float" office:value="43.656982595" calcext:value-type="float">
            <text:p>43,656982595</text:p>
          </table:table-cell>
          <table:table-cell office:value-type="float" office:value="3.94311271" calcext:value-type="float">
            <text:p>3,94311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03</text:p>
          </table:table-cell>
          <table:table-cell office:value-type="float" office:value="20126" calcext:value-type="float">
            <text:p>20126</text:p>
          </table:table-cell>
          <table:table-cell office:value-type="string" calcext:value-type="string">
            <text:p>Jean Jaurès</text:p>
          </table:table-cell>
          <table:table-cell office:value-type="float" office:value="43.65734672" calcext:value-type="float">
            <text:p>43,65734672</text:p>
          </table:table-cell>
          <table:table-cell office:value-type="float" office:value="3.94341395" calcext:value-type="float">
            <text:p>3,94341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15</text:p>
          </table:table-cell>
          <table:table-cell office:value-type="float" office:value="20208" calcext:value-type="float">
            <text:p>20208</text:p>
          </table:table-cell>
          <table:table-cell office:value-type="string" calcext:value-type="string">
            <text:p>Jean Jaurès</text:p>
          </table:table-cell>
          <table:table-cell office:value-type="float" office:value="43.65661847" calcext:value-type="float">
            <text:p>43,65661847</text:p>
          </table:table-cell>
          <table:table-cell office:value-type="float" office:value="3.94281147" calcext:value-type="float">
            <text:p>3,94281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49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Maumarin</text:p>
          </table:table-cell>
          <table:table-cell office:value-type="float" office:value="43.6614999" calcext:value-type="float">
            <text:p>43,6614999</text:p>
          </table:table-cell>
          <table:table-cell office:value-type="float" office:value="3.9437352" calcext:value-type="float">
            <text:p>3,94373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30</text:p>
          </table:table-cell>
          <table:table-cell office:value-type="float" office:value="30105" calcext:value-type="float">
            <text:p>30105</text:p>
          </table:table-cell>
          <table:table-cell office:value-type="string" calcext:value-type="string">
            <text:p>Maumarin</text:p>
          </table:table-cell>
          <table:table-cell office:value-type="float" office:value="43.66157693" calcext:value-type="float">
            <text:p>43,66157693</text:p>
          </table:table-cell>
          <table:table-cell office:value-type="float" office:value="3.94369403" calcext:value-type="float">
            <text:p>3,94369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31</text:p>
          </table:table-cell>
          <table:table-cell office:value-type="float" office:value="30201" calcext:value-type="float">
            <text:p>30201</text:p>
          </table:table-cell>
          <table:table-cell office:value-type="string" calcext:value-type="string">
            <text:p>Maumarin</text:p>
          </table:table-cell>
          <table:table-cell office:value-type="float" office:value="43.66142287" calcext:value-type="float">
            <text:p>43,66142287</text:p>
          </table:table-cell>
          <table:table-cell office:value-type="float" office:value="3.94377637" calcext:value-type="float">
            <text:p>3,94377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50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Monteroni d'Arbia</text:p>
          </table:table-cell>
          <table:table-cell office:value-type="float" office:value="43.660068145" calcext:value-type="float">
            <text:p>43,660068145</text:p>
          </table:table-cell>
          <table:table-cell office:value-type="float" office:value="3.936302165" calcext:value-type="float">
            <text:p>3,936302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28</text:p>
          </table:table-cell>
          <table:table-cell office:value-type="float" office:value="30103" calcext:value-type="float">
            <text:p>30103</text:p>
          </table:table-cell>
          <table:table-cell office:value-type="string" calcext:value-type="string">
            <text:p>Monteroni d'Arbia</text:p>
          </table:table-cell>
          <table:table-cell office:value-type="float" office:value="43.66008639" calcext:value-type="float">
            <text:p>43,66008639</text:p>
          </table:table-cell>
          <table:table-cell office:value-type="float" office:value="3.9362841" calcext:value-type="float">
            <text:p>3,9362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32</text:p>
          </table:table-cell>
          <table:table-cell office:value-type="float" office:value="30203" calcext:value-type="float">
            <text:p>30203</text:p>
          </table:table-cell>
          <table:table-cell office:value-type="string" calcext:value-type="string">
            <text:p>Monteroni d'Arbia</text:p>
          </table:table-cell>
          <table:table-cell office:value-type="float" office:value="43.6600499" calcext:value-type="float">
            <text:p>43,6600499</text:p>
          </table:table-cell>
          <table:table-cell office:value-type="float" office:value="3.93632023" calcext:value-type="float">
            <text:p>3,9363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52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Pointes</text:p>
          </table:table-cell>
          <table:table-cell office:value-type="float" office:value="43.63886171" calcext:value-type="float">
            <text:p>43,63886171</text:p>
          </table:table-cell>
          <table:table-cell office:value-type="float" office:value="3.933486075" calcext:value-type="float">
            <text:p>3,9334860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25</text:p>
          </table:table-cell>
          <table:table-cell office:value-type="float" office:value="20218" calcext:value-type="float">
            <text:p>20218</text:p>
          </table:table-cell>
          <table:table-cell office:value-type="string" calcext:value-type="string">
            <text:p>Pointes</text:p>
          </table:table-cell>
          <table:table-cell office:value-type="float" office:value="43.63885886" calcext:value-type="float">
            <text:p>43,63885886</text:p>
          </table:table-cell>
          <table:table-cell office:value-type="float" office:value="3.93337459" calcext:value-type="float">
            <text:p>3,93337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89</text:p>
          </table:table-cell>
          <table:table-cell office:value-type="float" office:value="21100" calcext:value-type="float">
            <text:p>21100</text:p>
          </table:table-cell>
          <table:table-cell office:value-type="string" calcext:value-type="string">
            <text:p>Pointes</text:p>
          </table:table-cell>
          <table:table-cell office:value-type="float" office:value="43.63886456" calcext:value-type="float">
            <text:p>43,63886456</text:p>
          </table:table-cell>
          <table:table-cell office:value-type="float" office:value="3.93359756" calcext:value-type="float">
            <text:p>3,93359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54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Route de Nîmes</text:p>
          </table:table-cell>
          <table:table-cell office:value-type="float" office:value="43.641694925" calcext:value-type="float">
            <text:p>43,641694925</text:p>
          </table:table-cell>
          <table:table-cell office:value-type="float" office:value="3.942509235" calcext:value-type="float">
            <text:p>3,9425092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float" office:value="21102" calcext:value-type="float">
            <text:p>21102</text:p>
          </table:table-cell>
          <table:table-cell office:value-type="string" calcext:value-type="string">
            <text:p>Route de Nîmes</text:p>
          </table:table-cell>
          <table:table-cell office:value-type="float" office:value="43.64160066" calcext:value-type="float">
            <text:p>43,64160066</text:p>
          </table:table-cell>
          <table:table-cell office:value-type="float" office:value="3.94250039" calcext:value-type="float">
            <text:p>3,94250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67</text:p>
          </table:table-cell>
          <table:table-cell office:value-type="float" office:value="21216" calcext:value-type="float">
            <text:p>21216</text:p>
          </table:table-cell>
          <table:table-cell office:value-type="string" calcext:value-type="string">
            <text:p>Route de Nîmes</text:p>
          </table:table-cell>
          <table:table-cell office:value-type="float" office:value="43.64178919" calcext:value-type="float">
            <text:p>43,64178919</text:p>
          </table:table-cell>
          <table:table-cell office:value-type="float" office:value="3.94251808" calcext:value-type="float">
            <text:p>3,9425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55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Sienne</text:p>
          </table:table-cell>
          <table:table-cell office:value-type="float" office:value="43.662251585" calcext:value-type="float">
            <text:p>43,662251585</text:p>
          </table:table-cell>
          <table:table-cell office:value-type="float" office:value="3.940939095" calcext:value-type="float">
            <text:p>3,9409390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29</text:p>
          </table:table-cell>
          <table:table-cell office:value-type="float" office:value="30104" calcext:value-type="float">
            <text:p>30104</text:p>
          </table:table-cell>
          <table:table-cell office:value-type="string" calcext:value-type="string">
            <text:p>Sienne</text:p>
          </table:table-cell>
          <table:table-cell office:value-type="float" office:value="43.66221243" calcext:value-type="float">
            <text:p>43,66221243</text:p>
          </table:table-cell>
          <table:table-cell office:value-type="float" office:value="3.94085131" calcext:value-type="float">
            <text:p>3,94085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33</text:p>
          </table:table-cell>
          <table:table-cell office:value-type="float" office:value="30204" calcext:value-type="float">
            <text:p>30204</text:p>
          </table:table-cell>
          <table:table-cell office:value-type="string" calcext:value-type="string">
            <text:p>Sienne</text:p>
          </table:table-cell>
          <table:table-cell office:value-type="float" office:value="43.66229074" calcext:value-type="float">
            <text:p>43,66229074</text:p>
          </table:table-cell>
          <table:table-cell office:value-type="float" office:value="3.94102688" calcext:value-type="float">
            <text:p>3,94102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56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Substantion</text:p>
          </table:table-cell>
          <table:table-cell office:value-type="float" office:value="43.649685505" calcext:value-type="float">
            <text:p>43,649685505</text:p>
          </table:table-cell>
          <table:table-cell office:value-type="float" office:value="3.940189755" calcext:value-type="float">
            <text:p>3,9401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07</text:p>
          </table:table-cell>
          <table:table-cell office:value-type="float" office:value="20136" calcext:value-type="float">
            <text:p>20136</text:p>
          </table:table-cell>
          <table:table-cell office:value-type="string" calcext:value-type="string">
            <text:p>Substantion</text:p>
          </table:table-cell>
          <table:table-cell office:value-type="float" office:value="43.64958033" calcext:value-type="float">
            <text:p>43,64958033</text:p>
          </table:table-cell>
          <table:table-cell office:value-type="float" office:value="3.94031061" calcext:value-type="float">
            <text:p>3,9403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19</text:p>
          </table:table-cell>
          <table:table-cell office:value-type="float" office:value="20212" calcext:value-type="float">
            <text:p>20212</text:p>
          </table:table-cell>
          <table:table-cell office:value-type="string" calcext:value-type="string">
            <text:p>Substantion</text:p>
          </table:table-cell>
          <table:table-cell office:value-type="float" office:value="43.64979068" calcext:value-type="float">
            <text:p>43,64979068</text:p>
          </table:table-cell>
          <table:table-cell office:value-type="float" office:value="3.9400689" calcext:value-type="float">
            <text:p>3,9400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57</text:p>
          </table:table-cell>
          <table:table-cell office:value-type="float" office:value="5257" calcext:value-type="float">
            <text:p>5257</text:p>
          </table:table-cell>
          <table:table-cell office:value-type="string" calcext:value-type="string">
            <text:p>Albinoni</text:p>
          </table:table-cell>
          <table:table-cell office:value-type="float" office:value="43.557895045" calcext:value-type="float">
            <text:p>43,557895045</text:p>
          </table:table-cell>
          <table:table-cell office:value-type="float" office:value="3.787178985" calcext:value-type="float">
            <text:p>3,787178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83</text:p>
          </table:table-cell>
          <table:table-cell office:value-type="float" office:value="33104" calcext:value-type="float">
            <text:p>33104</text:p>
          </table:table-cell>
          <table:table-cell office:value-type="string" calcext:value-type="string">
            <text:p>Albinoni</text:p>
          </table:table-cell>
          <table:table-cell office:value-type="float" office:value="43.55792323" calcext:value-type="float">
            <text:p>43,55792323</text:p>
          </table:table-cell>
          <table:table-cell office:value-type="float" office:value="3.78675326" calcext:value-type="float">
            <text:p>3,78675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98</text:p>
          </table:table-cell>
          <table:table-cell office:value-type="float" office:value="33206" calcext:value-type="float">
            <text:p>33206</text:p>
          </table:table-cell>
          <table:table-cell office:value-type="string" calcext:value-type="string">
            <text:p>Albinoni</text:p>
          </table:table-cell>
          <table:table-cell office:value-type="float" office:value="43.55786686" calcext:value-type="float">
            <text:p>43,55786686</text:p>
          </table:table-cell>
          <table:table-cell office:value-type="float" office:value="3.78760471" calcext:value-type="float">
            <text:p>3,78760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58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École La Gardiole</text:p>
          </table:table-cell>
          <table:table-cell office:value-type="float" office:value="43.557252205" calcext:value-type="float">
            <text:p>43,557252205</text:p>
          </table:table-cell>
          <table:table-cell office:value-type="float" office:value="3.78249046" calcext:value-type="float">
            <text:p>3,782490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85</text:p>
          </table:table-cell>
          <table:table-cell office:value-type="float" office:value="33106" calcext:value-type="float">
            <text:p>33106</text:p>
          </table:table-cell>
          <table:table-cell office:value-type="string" calcext:value-type="string">
            <text:p>École La Gardiole</text:p>
          </table:table-cell>
          <table:table-cell office:value-type="float" office:value="43.55744767" calcext:value-type="float">
            <text:p>43,55744767</text:p>
          </table:table-cell>
          <table:table-cell office:value-type="float" office:value="3.78266227" calcext:value-type="float">
            <text:p>3,78266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96</text:p>
          </table:table-cell>
          <table:table-cell office:value-type="float" office:value="33204" calcext:value-type="float">
            <text:p>33204</text:p>
          </table:table-cell>
          <table:table-cell office:value-type="string" calcext:value-type="string">
            <text:p>École La Gardiole</text:p>
          </table:table-cell>
          <table:table-cell office:value-type="float" office:value="43.55705674" calcext:value-type="float">
            <text:p>43,55705674</text:p>
          </table:table-cell>
          <table:table-cell office:value-type="float" office:value="3.78231865" calcext:value-type="float">
            <text:p>3,78231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59</text:p>
          </table:table-cell>
          <table:table-cell office:value-type="float" office:value="5259" calcext:value-type="float">
            <text:p>5259</text:p>
          </table:table-cell>
          <table:table-cell office:value-type="string" calcext:value-type="string">
            <text:p>Jeu de Ballon</text:p>
          </table:table-cell>
          <table:table-cell office:value-type="float" office:value="43.55137054" calcext:value-type="float">
            <text:p>43,55137054</text:p>
          </table:table-cell>
          <table:table-cell office:value-type="float" office:value="3.7769779" calcext:value-type="float">
            <text:p>3,77697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86</text:p>
          </table:table-cell>
          <table:table-cell office:value-type="float" office:value="33107" calcext:value-type="float">
            <text:p>33107</text:p>
          </table:table-cell>
          <table:table-cell office:value-type="string" calcext:value-type="string">
            <text:p>Jeu de Ballon</text:p>
          </table:table-cell>
          <table:table-cell office:value-type="float" office:value="43.55152209" calcext:value-type="float">
            <text:p>43,55152209</text:p>
          </table:table-cell>
          <table:table-cell office:value-type="float" office:value="3.77606097" calcext:value-type="float">
            <text:p>3,77606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95</text:p>
          </table:table-cell>
          <table:table-cell office:value-type="float" office:value="33203" calcext:value-type="float">
            <text:p>33203</text:p>
          </table:table-cell>
          <table:table-cell office:value-type="string" calcext:value-type="string">
            <text:p>Jeu de Ballon</text:p>
          </table:table-cell>
          <table:table-cell office:value-type="float" office:value="43.55121899" calcext:value-type="float">
            <text:p>43,55121899</text:p>
          </table:table-cell>
          <table:table-cell office:value-type="float" office:value="3.77789483" calcext:value-type="float">
            <text:p>3,77789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60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Le Hameau</text:p>
          </table:table-cell>
          <table:table-cell office:value-type="float" office:value="43.54689282" calcext:value-type="float">
            <text:p>43,54689282</text:p>
          </table:table-cell>
          <table:table-cell office:value-type="float" office:value="3.77402894" calcext:value-type="float">
            <text:p>3,774028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88</text:p>
          </table:table-cell>
          <table:table-cell office:value-type="float" office:value="33109" calcext:value-type="float">
            <text:p>33109</text:p>
          </table:table-cell>
          <table:table-cell office:value-type="string" calcext:value-type="string">
            <text:p>Le Hameau</text:p>
          </table:table-cell>
          <table:table-cell office:value-type="float" office:value="43.54689282" calcext:value-type="float">
            <text:p>43,54689282</text:p>
          </table:table-cell>
          <table:table-cell office:value-type="float" office:value="3.77402894" calcext:value-type="float">
            <text:p>3,77402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6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Les Cousses</text:p>
          </table:table-cell>
          <table:table-cell office:value-type="float" office:value="43.5579814" calcext:value-type="float">
            <text:p>43,5579814</text:p>
          </table:table-cell>
          <table:table-cell office:value-type="float" office:value="3.7891156" calcext:value-type="float">
            <text:p>3,7891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82</text:p>
          </table:table-cell>
          <table:table-cell office:value-type="float" office:value="33103" calcext:value-type="float">
            <text:p>33103</text:p>
          </table:table-cell>
          <table:table-cell office:value-type="string" calcext:value-type="string">
            <text:p>Les Cousses</text:p>
          </table:table-cell>
          <table:table-cell office:value-type="float" office:value="43.5579814" calcext:value-type="float">
            <text:p>43,5579814</text:p>
          </table:table-cell>
          <table:table-cell office:value-type="float" office:value="3.7891156" calcext:value-type="float">
            <text:p>3,7891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62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Les Écoles</text:p>
          </table:table-cell>
          <table:table-cell office:value-type="float" office:value="43.54916869" calcext:value-type="float">
            <text:p>43,54916869</text:p>
          </table:table-cell>
          <table:table-cell office:value-type="float" office:value="3.77728084" calcext:value-type="float">
            <text:p>3,77728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87</text:p>
          </table:table-cell>
          <table:table-cell office:value-type="float" office:value="33108" calcext:value-type="float">
            <text:p>33108</text:p>
          </table:table-cell>
          <table:table-cell office:value-type="string" calcext:value-type="string">
            <text:p>Les Écoles</text:p>
          </table:table-cell>
          <table:table-cell office:value-type="float" office:value="43.54912838" calcext:value-type="float">
            <text:p>43,54912838</text:p>
          </table:table-cell>
          <table:table-cell office:value-type="float" office:value="3.77760733" calcext:value-type="float">
            <text:p>3,77760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94</text:p>
          </table:table-cell>
          <table:table-cell office:value-type="float" office:value="33202" calcext:value-type="float">
            <text:p>33202</text:p>
          </table:table-cell>
          <table:table-cell office:value-type="string" calcext:value-type="string">
            <text:p>Les Écoles</text:p>
          </table:table-cell>
          <table:table-cell office:value-type="float" office:value="43.549209" calcext:value-type="float">
            <text:p>43,549209</text:p>
          </table:table-cell>
          <table:table-cell office:value-type="float" office:value="3.77695435" calcext:value-type="float">
            <text:p>3,77695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64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Lou Paillas</text:p>
          </table:table-cell>
          <table:table-cell office:value-type="float" office:value="43.54557703" calcext:value-type="float">
            <text:p>43,54557703</text:p>
          </table:table-cell>
          <table:table-cell office:value-type="float" office:value="3.77495978" calcext:value-type="float">
            <text:p>3,774959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79</text:p>
          </table:table-cell>
          <table:table-cell office:value-type="float" office:value="33100" calcext:value-type="float">
            <text:p>33100</text:p>
          </table:table-cell>
          <table:table-cell office:value-type="string" calcext:value-type="string">
            <text:p>Lou Paillas</text:p>
          </table:table-cell>
          <table:table-cell office:value-type="float" office:value="43.54557703" calcext:value-type="float">
            <text:p>43,54557703</text:p>
          </table:table-cell>
          <table:table-cell office:value-type="float" office:value="3.77495978" calcext:value-type="float">
            <text:p>3,77495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59</text:p>
          </table:table-cell>
          <table:table-cell office:value-type="float" office:value="33117" calcext:value-type="float">
            <text:p>33117</text:p>
          </table:table-cell>
          <table:table-cell office:value-type="string" calcext:value-type="string">
            <text:p>Lou Paillas</text:p>
          </table:table-cell>
          <table:table-cell office:value-type="float" office:value="43.54557703" calcext:value-type="float">
            <text:p>43,54557703</text:p>
          </table:table-cell>
          <table:table-cell office:value-type="float" office:value="3.77495978" calcext:value-type="float">
            <text:p>3,77495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65</text:p>
          </table:table-cell>
          <table:table-cell office:value-type="float" office:value="5265" calcext:value-type="float">
            <text:p>5265</text:p>
          </table:table-cell>
          <table:table-cell office:value-type="string" calcext:value-type="string">
            <text:p>Paix</text:p>
          </table:table-cell>
          <table:table-cell office:value-type="float" office:value="43.555299935" calcext:value-type="float">
            <text:p>43,555299935</text:p>
          </table:table-cell>
          <table:table-cell office:value-type="float" office:value="3.778912335" calcext:value-type="float">
            <text:p>3,7789123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89</text:p>
          </table:table-cell>
          <table:table-cell office:value-type="float" office:value="33110" calcext:value-type="float">
            <text:p>33110</text:p>
          </table:table-cell>
          <table:table-cell office:value-type="string" calcext:value-type="string">
            <text:p>Paix</text:p>
          </table:table-cell>
          <table:table-cell office:value-type="float" office:value="43.55542545" calcext:value-type="float">
            <text:p>43,55542545</text:p>
          </table:table-cell>
          <table:table-cell office:value-type="float" office:value="3.77927394" calcext:value-type="float">
            <text:p>3,77927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33210" calcext:value-type="float">
            <text:p>33210</text:p>
          </table:table-cell>
          <table:table-cell office:value-type="string" calcext:value-type="string">
            <text:p>Paix</text:p>
          </table:table-cell>
          <table:table-cell office:value-type="float" office:value="43.55517442" calcext:value-type="float">
            <text:p>43,55517442</text:p>
          </table:table-cell>
          <table:table-cell office:value-type="float" office:value="3.77855073" calcext:value-type="float">
            <text:p>3,77855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66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Rouget de Lisle</text:p>
          </table:table-cell>
          <table:table-cell office:value-type="float" office:value="43.55687504" calcext:value-type="float">
            <text:p>43,55687504</text:p>
          </table:table-cell>
          <table:table-cell office:value-type="float" office:value="3.78447711" calcext:value-type="float">
            <text:p>3,784477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84</text:p>
          </table:table-cell>
          <table:table-cell office:value-type="float" office:value="33105" calcext:value-type="float">
            <text:p>33105</text:p>
          </table:table-cell>
          <table:table-cell office:value-type="string" calcext:value-type="string">
            <text:p>Rouget de Lisle</text:p>
          </table:table-cell>
          <table:table-cell office:value-type="float" office:value="43.55699368" calcext:value-type="float">
            <text:p>43,55699368</text:p>
          </table:table-cell>
          <table:table-cell office:value-type="float" office:value="3.78434415" calcext:value-type="float">
            <text:p>3,78434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97</text:p>
          </table:table-cell>
          <table:table-cell office:value-type="float" office:value="33205" calcext:value-type="float">
            <text:p>33205</text:p>
          </table:table-cell>
          <table:table-cell office:value-type="string" calcext:value-type="string">
            <text:p>Rouget de Lisle</text:p>
          </table:table-cell>
          <table:table-cell office:value-type="float" office:value="43.5567564" calcext:value-type="float">
            <text:p>43,5567564</text:p>
          </table:table-cell>
          <table:table-cell office:value-type="float" office:value="3.78461007" calcext:value-type="float">
            <text:p>3,78461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67</text:p>
          </table:table-cell>
          <table:table-cell office:value-type="float" office:value="5267" calcext:value-type="float">
            <text:p>5267</text:p>
          </table:table-cell>
          <table:table-cell office:value-type="string" calcext:value-type="string">
            <text:p>Avenue de Rome</text:p>
          </table:table-cell>
          <table:table-cell office:value-type="float" office:value="43.643076895" calcext:value-type="float">
            <text:p>43,643076895</text:p>
          </table:table-cell>
          <table:table-cell office:value-type="float" office:value="3.824072515" calcext:value-type="float">
            <text:p>3,8240725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82</text:p>
          </table:table-cell>
          <table:table-cell office:value-type="float" office:value="24104" calcext:value-type="float">
            <text:p>24104</text:p>
          </table:table-cell>
          <table:table-cell office:value-type="string" calcext:value-type="string">
            <text:p>Avenue de Rome</text:p>
          </table:table-cell>
          <table:table-cell office:value-type="float" office:value="43.64319474" calcext:value-type="float">
            <text:p>43,64319474</text:p>
          </table:table-cell>
          <table:table-cell office:value-type="float" office:value="3.82400131" calcext:value-type="float">
            <text:p>3,82400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06</text:p>
          </table:table-cell>
          <table:table-cell office:value-type="float" office:value="24210" calcext:value-type="float">
            <text:p>24210</text:p>
          </table:table-cell>
          <table:table-cell office:value-type="string" calcext:value-type="string">
            <text:p>Avenue de Rome</text:p>
          </table:table-cell>
          <table:table-cell office:value-type="float" office:value="43.64295905" calcext:value-type="float">
            <text:p>43,64295905</text:p>
          </table:table-cell>
          <table:table-cell office:value-type="float" office:value="3.82414372" calcext:value-type="float">
            <text:p>3,82414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68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Cave Coopérative</text:p>
          </table:table-cell>
          <table:table-cell office:value-type="float" office:value="43.64690398" calcext:value-type="float">
            <text:p>43,64690398</text:p>
          </table:table-cell>
          <table:table-cell office:value-type="float" office:value="3.801845145" calcext:value-type="float">
            <text:p>3,801845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86</text:p>
          </table:table-cell>
          <table:table-cell office:value-type="float" office:value="24108" calcext:value-type="float">
            <text:p>24108</text:p>
          </table:table-cell>
          <table:table-cell office:value-type="string" calcext:value-type="string">
            <text:p>Cave Coopérative</text:p>
          </table:table-cell>
          <table:table-cell office:value-type="float" office:value="43.64693186" calcext:value-type="float">
            <text:p>43,64693186</text:p>
          </table:table-cell>
          <table:table-cell office:value-type="float" office:value="3.80177777" calcext:value-type="float">
            <text:p>3,80177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02</text:p>
          </table:table-cell>
          <table:table-cell office:value-type="float" office:value="24206" calcext:value-type="float">
            <text:p>24206</text:p>
          </table:table-cell>
          <table:table-cell office:value-type="string" calcext:value-type="string">
            <text:p>Cave Coopérative</text:p>
          </table:table-cell>
          <table:table-cell office:value-type="float" office:value="43.6468761" calcext:value-type="float">
            <text:p>43,6468761</text:p>
          </table:table-cell>
          <table:table-cell office:value-type="float" office:value="3.80191252" calcext:value-type="float">
            <text:p>3,80191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69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Grabels Centre</text:p>
          </table:table-cell>
          <table:table-cell office:value-type="float" office:value="43.64758783" calcext:value-type="float">
            <text:p>43,64758783</text:p>
          </table:table-cell>
          <table:table-cell office:value-type="float" office:value="3.799139105" calcext:value-type="float">
            <text:p>3,799139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87</text:p>
          </table:table-cell>
          <table:table-cell office:value-type="float" office:value="24109" calcext:value-type="float">
            <text:p>24109</text:p>
          </table:table-cell>
          <table:table-cell office:value-type="string" calcext:value-type="string">
            <text:p>Grabels Centre</text:p>
          </table:table-cell>
          <table:table-cell office:value-type="float" office:value="43.64759606" calcext:value-type="float">
            <text:p>43,64759606</text:p>
          </table:table-cell>
          <table:table-cell office:value-type="float" office:value="3.79919503" calcext:value-type="float">
            <text:p>3,79919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01</text:p>
          </table:table-cell>
          <table:table-cell office:value-type="float" office:value="24205" calcext:value-type="float">
            <text:p>24205</text:p>
          </table:table-cell>
          <table:table-cell office:value-type="string" calcext:value-type="string">
            <text:p>Grabels Centre</text:p>
          </table:table-cell>
          <table:table-cell office:value-type="float" office:value="43.6475796" calcext:value-type="float">
            <text:p>43,6475796</text:p>
          </table:table-cell>
          <table:table-cell office:value-type="float" office:value="3.79908318" calcext:value-type="float">
            <text:p>3,79908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70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Garriguettes</text:p>
          </table:table-cell>
          <table:table-cell office:value-type="float" office:value="43.64684998" calcext:value-type="float">
            <text:p>43,64684998</text:p>
          </table:table-cell>
          <table:table-cell office:value-type="float" office:value="3.805830065" calcext:value-type="float">
            <text:p>3,8058300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85</text:p>
          </table:table-cell>
          <table:table-cell office:value-type="float" office:value="24107" calcext:value-type="float">
            <text:p>24107</text:p>
          </table:table-cell>
          <table:table-cell office:value-type="string" calcext:value-type="string">
            <text:p>Garriguettes</text:p>
          </table:table-cell>
          <table:table-cell office:value-type="float" office:value="43.64685989" calcext:value-type="float">
            <text:p>43,64685989</text:p>
          </table:table-cell>
          <table:table-cell office:value-type="float" office:value="3.80576223" calcext:value-type="float">
            <text:p>3,80576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03</text:p>
          </table:table-cell>
          <table:table-cell office:value-type="float" office:value="24207" calcext:value-type="float">
            <text:p>24207</text:p>
          </table:table-cell>
          <table:table-cell office:value-type="string" calcext:value-type="string">
            <text:p>Garriguettes</text:p>
          </table:table-cell>
          <table:table-cell office:value-type="float" office:value="43.64684007" calcext:value-type="float">
            <text:p>43,64684007</text:p>
          </table:table-cell>
          <table:table-cell office:value-type="float" office:value="3.8058979" calcext:value-type="float">
            <text:p>3,8058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71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Gaston Planté</text:p>
          </table:table-cell>
          <table:table-cell office:value-type="float" office:value="43.646174155" calcext:value-type="float">
            <text:p>43,646174155</text:p>
          </table:table-cell>
          <table:table-cell office:value-type="float" office:value="3.83090637" calcext:value-type="float">
            <text:p>3,830906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97</text:p>
          </table:table-cell>
          <table:table-cell office:value-type="float" office:value="24125" calcext:value-type="float">
            <text:p>24125</text:p>
          </table:table-cell>
          <table:table-cell office:value-type="string" calcext:value-type="string">
            <text:p>Gaston Planté</text:p>
          </table:table-cell>
          <table:table-cell office:value-type="float" office:value="43.64585619" calcext:value-type="float">
            <text:p>43,64585619</text:p>
          </table:table-cell>
          <table:table-cell office:value-type="float" office:value="3.83049571" calcext:value-type="float">
            <text:p>3,83049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13</text:p>
          </table:table-cell>
          <table:table-cell office:value-type="float" office:value="24225" calcext:value-type="float">
            <text:p>24225</text:p>
          </table:table-cell>
          <table:table-cell office:value-type="string" calcext:value-type="string">
            <text:p>Gaston Planté</text:p>
          </table:table-cell>
          <table:table-cell office:value-type="float" office:value="43.64649212" calcext:value-type="float">
            <text:p>43,64649212</text:p>
          </table:table-cell>
          <table:table-cell office:value-type="float" office:value="3.83131703" calcext:value-type="float">
            <text:p>3,83131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72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Genêts</text:p>
          </table:table-cell>
          <table:table-cell office:value-type="float" office:value="43.645940895" calcext:value-type="float">
            <text:p>43,645940895</text:p>
          </table:table-cell>
          <table:table-cell office:value-type="float" office:value="3.811532255" calcext:value-type="float">
            <text:p>3,811532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83</text:p>
          </table:table-cell>
          <table:table-cell office:value-type="float" office:value="24105" calcext:value-type="float">
            <text:p>24105</text:p>
          </table:table-cell>
          <table:table-cell office:value-type="string" calcext:value-type="string">
            <text:p>Genêts</text:p>
          </table:table-cell>
          <table:table-cell office:value-type="float" office:value="43.64598251" calcext:value-type="float">
            <text:p>43,64598251</text:p>
          </table:table-cell>
          <table:table-cell office:value-type="float" office:value="3.81144667" calcext:value-type="float">
            <text:p>3,81144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05</text:p>
          </table:table-cell>
          <table:table-cell office:value-type="float" office:value="24209" calcext:value-type="float">
            <text:p>24209</text:p>
          </table:table-cell>
          <table:table-cell office:value-type="string" calcext:value-type="string">
            <text:p>Genêts</text:p>
          </table:table-cell>
          <table:table-cell office:value-type="float" office:value="43.64589928" calcext:value-type="float">
            <text:p>43,64589928</text:p>
          </table:table-cell>
          <table:table-cell office:value-type="float" office:value="3.81161784" calcext:value-type="float">
            <text:p>3,81161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73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La Valsière</text:p>
          </table:table-cell>
          <table:table-cell office:value-type="float" office:value="43.65001137" calcext:value-type="float">
            <text:p>43,65001137</text:p>
          </table:table-cell>
          <table:table-cell office:value-type="float" office:value="3.83231296" calcext:value-type="float">
            <text:p>3,83231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90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La Valsière</text:p>
          </table:table-cell>
          <table:table-cell office:value-type="float" office:value="43.65001137" calcext:value-type="float">
            <text:p>43,65001137</text:p>
          </table:table-cell>
          <table:table-cell office:value-type="float" office:value="3.83231296" calcext:value-type="float">
            <text:p>3,83231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47</text:p>
          </table:table-cell>
          <table:table-cell office:value-type="float" office:value="24216" calcext:value-type="float">
            <text:p>24216</text:p>
          </table:table-cell>
          <table:table-cell office:value-type="string" calcext:value-type="string">
            <text:p>La Valsière</text:p>
          </table:table-cell>
          <table:table-cell office:value-type="float" office:value="43.65001137" calcext:value-type="float">
            <text:p>43,65001137</text:p>
          </table:table-cell>
          <table:table-cell office:value-type="float" office:value="3.83231296" calcext:value-type="float">
            <text:p>3,83231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74</text:p>
          </table:table-cell>
          <table:table-cell office:value-type="float" office:value="5274" calcext:value-type="float">
            <text:p>5274</text:p>
          </table:table-cell>
          <table:table-cell office:value-type="string" calcext:value-type="string">
            <text:p>Le Pradas</text:p>
          </table:table-cell>
          <table:table-cell office:value-type="float" office:value="43.6606809" calcext:value-type="float">
            <text:p>43,6606809</text:p>
          </table:table-cell>
          <table:table-cell office:value-type="float" office:value="3.79217493" calcext:value-type="float">
            <text:p>3,792174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98</text:p>
          </table:table-cell>
          <table:table-cell office:value-type="float" office:value="24201" calcext:value-type="float">
            <text:p>24201</text:p>
          </table:table-cell>
          <table:table-cell office:value-type="string" calcext:value-type="string">
            <text:p>Le Pradas</text:p>
          </table:table-cell>
          <table:table-cell office:value-type="float" office:value="43.6606809" calcext:value-type="float">
            <text:p>43,6606809</text:p>
          </table:table-cell>
          <table:table-cell office:value-type="float" office:value="3.79217493" calcext:value-type="float">
            <text:p>3,79217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46</text:p>
          </table:table-cell>
          <table:table-cell office:value-type="float" office:value="24127" calcext:value-type="float">
            <text:p>24127</text:p>
          </table:table-cell>
          <table:table-cell office:value-type="string" calcext:value-type="string">
            <text:p>Le Pradas</text:p>
          </table:table-cell>
          <table:table-cell office:value-type="float" office:value="43.6606809" calcext:value-type="float">
            <text:p>43,6606809</text:p>
          </table:table-cell>
          <table:table-cell office:value-type="float" office:value="3.79217493" calcext:value-type="float">
            <text:p>3,79217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75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Le Rio</text:p>
          </table:table-cell>
          <table:table-cell office:value-type="float" office:value="43.64654614" calcext:value-type="float">
            <text:p>43,64654614</text:p>
          </table:table-cell>
          <table:table-cell office:value-type="float" office:value="3.808013465" calcext:value-type="float">
            <text:p>3,8080134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84</text:p>
          </table:table-cell>
          <table:table-cell office:value-type="float" office:value="24106" calcext:value-type="float">
            <text:p>24106</text:p>
          </table:table-cell>
          <table:table-cell office:value-type="string" calcext:value-type="string">
            <text:p>Le Rio</text:p>
          </table:table-cell>
          <table:table-cell office:value-type="float" office:value="43.64661547" calcext:value-type="float">
            <text:p>43,64661547</text:p>
          </table:table-cell>
          <table:table-cell office:value-type="float" office:value="3.80787288" calcext:value-type="float">
            <text:p>3,80787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04</text:p>
          </table:table-cell>
          <table:table-cell office:value-type="float" office:value="24208" calcext:value-type="float">
            <text:p>24208</text:p>
          </table:table-cell>
          <table:table-cell office:value-type="string" calcext:value-type="string">
            <text:p>Le Rio</text:p>
          </table:table-cell>
          <table:table-cell office:value-type="float" office:value="43.64647681" calcext:value-type="float">
            <text:p>43,64647681</text:p>
          </table:table-cell>
          <table:table-cell office:value-type="float" office:value="3.80815405" calcext:value-type="float">
            <text:p>3,80815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76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Les Terrasses</text:p>
          </table:table-cell>
          <table:table-cell office:value-type="float" office:value="43.654340495" calcext:value-type="float">
            <text:p>43,654340495</text:p>
          </table:table-cell>
          <table:table-cell office:value-type="float" office:value="3.79036034" calcext:value-type="float">
            <text:p>3,790360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89</text:p>
          </table:table-cell>
          <table:table-cell office:value-type="float" office:value="24112" calcext:value-type="float">
            <text:p>24112</text:p>
          </table:table-cell>
          <table:table-cell office:value-type="string" calcext:value-type="string">
            <text:p>Les Terrasses</text:p>
          </table:table-cell>
          <table:table-cell office:value-type="float" office:value="43.65417932" calcext:value-type="float">
            <text:p>43,65417932</text:p>
          </table:table-cell>
          <table:table-cell office:value-type="float" office:value="3.7903129" calcext:value-type="float">
            <text:p>3,7903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99</text:p>
          </table:table-cell>
          <table:table-cell office:value-type="float" office:value="24202" calcext:value-type="float">
            <text:p>24202</text:p>
          </table:table-cell>
          <table:table-cell office:value-type="string" calcext:value-type="string">
            <text:p>Les Terrasses</text:p>
          </table:table-cell>
          <table:table-cell office:value-type="float" office:value="43.65450167" calcext:value-type="float">
            <text:p>43,65450167</text:p>
          </table:table-cell>
          <table:table-cell office:value-type="float" office:value="3.79040778" calcext:value-type="float">
            <text:p>3,79040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77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L'Île Bleue</text:p>
          </table:table-cell>
          <table:table-cell office:value-type="float" office:value="43.648916755" calcext:value-type="float">
            <text:p>43,648916755</text:p>
          </table:table-cell>
          <table:table-cell office:value-type="float" office:value="3.8318324" calcext:value-type="float">
            <text:p>3,83183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91</text:p>
          </table:table-cell>
          <table:table-cell office:value-type="float" office:value="24117" calcext:value-type="float">
            <text:p>24117</text:p>
          </table:table-cell>
          <table:table-cell office:value-type="string" calcext:value-type="string">
            <text:p>L'Île Bleue</text:p>
          </table:table-cell>
          <table:table-cell office:value-type="float" office:value="43.64890463" calcext:value-type="float">
            <text:p>43,64890463</text:p>
          </table:table-cell>
          <table:table-cell office:value-type="float" office:value="3.83108307" calcext:value-type="float">
            <text:p>3,83108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08</text:p>
          </table:table-cell>
          <table:table-cell office:value-type="float" office:value="24215" calcext:value-type="float">
            <text:p>24215</text:p>
          </table:table-cell>
          <table:table-cell office:value-type="string" calcext:value-type="string">
            <text:p>L'Île Bleue</text:p>
          </table:table-cell>
          <table:table-cell office:value-type="float" office:value="43.64892888" calcext:value-type="float">
            <text:p>43,64892888</text:p>
          </table:table-cell>
          <table:table-cell office:value-type="float" office:value="3.83258173" calcext:value-type="float">
            <text:p>3,83258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78</text:p>
          </table:table-cell>
          <table:table-cell office:value-type="float" office:value="5278" calcext:value-type="float">
            <text:p>5278</text:p>
          </table:table-cell>
          <table:table-cell office:value-type="string" calcext:value-type="string">
            <text:p>Source</text:p>
          </table:table-cell>
          <table:table-cell office:value-type="float" office:value="43.650549955" calcext:value-type="float">
            <text:p>43,650549955</text:p>
          </table:table-cell>
          <table:table-cell office:value-type="float" office:value="3.79113046" calcext:value-type="float">
            <text:p>3,791130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88</text:p>
          </table:table-cell>
          <table:table-cell office:value-type="float" office:value="24110" calcext:value-type="float">
            <text:p>24110</text:p>
          </table:table-cell>
          <table:table-cell office:value-type="string" calcext:value-type="string">
            <text:p>Source</text:p>
          </table:table-cell>
          <table:table-cell office:value-type="float" office:value="43.65054438" calcext:value-type="float">
            <text:p>43,65054438</text:p>
          </table:table-cell>
          <table:table-cell office:value-type="float" office:value="3.79121079" calcext:value-type="float">
            <text:p>3,79121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float" office:value="24204" calcext:value-type="float">
            <text:p>24204</text:p>
          </table:table-cell>
          <table:table-cell office:value-type="string" calcext:value-type="string">
            <text:p>Source</text:p>
          </table:table-cell>
          <table:table-cell office:value-type="float" office:value="43.65055553" calcext:value-type="float">
            <text:p>43,65055553</text:p>
          </table:table-cell>
          <table:table-cell office:value-type="float" office:value="3.79105013" calcext:value-type="float">
            <text:p>3,79105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80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Bibliothèque</text:p>
          </table:table-cell>
          <table:table-cell office:value-type="float" office:value="43.65904865" calcext:value-type="float">
            <text:p>43,65904865</text:p>
          </table:table-cell>
          <table:table-cell office:value-type="float" office:value="3.911093095" calcext:value-type="float">
            <text:p>3,9110930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02</text:p>
          </table:table-cell>
          <table:table-cell office:value-type="float" office:value="22169" calcext:value-type="float">
            <text:p>22169</text:p>
          </table:table-cell>
          <table:table-cell office:value-type="string" calcext:value-type="string">
            <text:p>Bibliothèque</text:p>
          </table:table-cell>
          <table:table-cell office:value-type="float" office:value="43.65901414" calcext:value-type="float">
            <text:p>43,65901414</text:p>
          </table:table-cell>
          <table:table-cell office:value-type="float" office:value="3.91130265" calcext:value-type="float">
            <text:p>3,91130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27</text:p>
          </table:table-cell>
          <table:table-cell office:value-type="float" office:value="22269" calcext:value-type="float">
            <text:p>22269</text:p>
          </table:table-cell>
          <table:table-cell office:value-type="string" calcext:value-type="string">
            <text:p>Bibliothèque</text:p>
          </table:table-cell>
          <table:table-cell office:value-type="float" office:value="43.65908316" calcext:value-type="float">
            <text:p>43,65908316</text:p>
          </table:table-cell>
          <table:table-cell office:value-type="float" office:value="3.91088354" calcext:value-type="float">
            <text:p>3,91088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83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Cimetière Jacou</text:p>
          </table:table-cell>
          <table:table-cell office:value-type="float" office:value="43.659374875" calcext:value-type="float">
            <text:p>43,659374875</text:p>
          </table:table-cell>
          <table:table-cell office:value-type="float" office:value="3.9081302" calcext:value-type="float">
            <text:p>3,90813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85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Cimetière Jacou</text:p>
          </table:table-cell>
          <table:table-cell office:value-type="float" office:value="43.65927693" calcext:value-type="float">
            <text:p>43,65927693</text:p>
          </table:table-cell>
          <table:table-cell office:value-type="float" office:value="3.90868473" calcext:value-type="float">
            <text:p>3,90868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09</text:p>
          </table:table-cell>
          <table:table-cell office:value-type="float" office:value="22207" calcext:value-type="float">
            <text:p>22207</text:p>
          </table:table-cell>
          <table:table-cell office:value-type="string" calcext:value-type="string">
            <text:p>Cimetière Jacou</text:p>
          </table:table-cell>
          <table:table-cell office:value-type="float" office:value="43.65947282" calcext:value-type="float">
            <text:p>43,65947282</text:p>
          </table:table-cell>
          <table:table-cell office:value-type="float" office:value="3.90757567" calcext:value-type="float">
            <text:p>3,90757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85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Coeur de Ville</text:p>
          </table:table-cell>
          <table:table-cell office:value-type="float" office:value="43.65953554" calcext:value-type="float">
            <text:p>43,65953554</text:p>
          </table:table-cell>
          <table:table-cell office:value-type="float" office:value="3.91377504" calcext:value-type="float">
            <text:p>3,913775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08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Coeur de Ville</text:p>
          </table:table-cell>
          <table:table-cell office:value-type="float" office:value="43.6595536" calcext:value-type="float">
            <text:p>43,6595536</text:p>
          </table:table-cell>
          <table:table-cell office:value-type="float" office:value="3.91376935" calcext:value-type="float">
            <text:p>3,91376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93</text:p>
          </table:table-cell>
          <table:table-cell office:value-type="float" office:value="22116" calcext:value-type="float">
            <text:p>22116</text:p>
          </table:table-cell>
          <table:table-cell office:value-type="string" calcext:value-type="string">
            <text:p>Coeur de Ville</text:p>
          </table:table-cell>
          <table:table-cell office:value-type="float" office:value="43.65951748" calcext:value-type="float">
            <text:p>43,65951748</text:p>
          </table:table-cell>
          <table:table-cell office:value-type="float" office:value="3.91378073" calcext:value-type="float">
            <text:p>3,91378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86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Collège Pierre Mendès France</text:p>
          </table:table-cell>
          <table:table-cell office:value-type="float" office:value="43.667421055" calcext:value-type="float">
            <text:p>43,667421055</text:p>
          </table:table-cell>
          <table:table-cell office:value-type="float" office:value="3.91276689" calcext:value-type="float">
            <text:p>3,912766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72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Collège Pierre Mendès France</text:p>
          </table:table-cell>
          <table:table-cell office:value-type="float" office:value="43.66762098" calcext:value-type="float">
            <text:p>43,66762098</text:p>
          </table:table-cell>
          <table:table-cell office:value-type="float" office:value="3.91354645" calcext:value-type="float">
            <text:p>3,91354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74</text:p>
          </table:table-cell>
          <table:table-cell office:value-type="float" office:value="39203" calcext:value-type="float">
            <text:p>39203</text:p>
          </table:table-cell>
          <table:table-cell office:value-type="string" calcext:value-type="string">
            <text:p>Collège Pierre Mendès France</text:p>
          </table:table-cell>
          <table:table-cell office:value-type="float" office:value="43.66762098" calcext:value-type="float">
            <text:p>43,66762098</text:p>
          </table:table-cell>
          <table:table-cell office:value-type="float" office:value="3.91354645" calcext:value-type="float">
            <text:p>3,91354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28</text:p>
          </table:table-cell>
          <table:table-cell office:value-type="float" office:value="36166" calcext:value-type="float">
            <text:p>36166</text:p>
          </table:table-cell>
          <table:table-cell office:value-type="string" calcext:value-type="string">
            <text:p>Collège Pierre Mendès France</text:p>
          </table:table-cell>
          <table:table-cell office:value-type="float" office:value="43.66722113" calcext:value-type="float">
            <text:p>43,66722113</text:p>
          </table:table-cell>
          <table:table-cell office:value-type="float" office:value="3.91198733" calcext:value-type="float">
            <text:p>3,91198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29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Collège Pierre Mendès France</text:p>
          </table:table-cell>
          <table:table-cell office:value-type="float" office:value="43.66722113" calcext:value-type="float">
            <text:p>43,66722113</text:p>
          </table:table-cell>
          <table:table-cell office:value-type="float" office:value="3.91198733" calcext:value-type="float">
            <text:p>3,91198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87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De Bocaud</text:p>
          </table:table-cell>
          <table:table-cell office:value-type="float" office:value="43.659657485" calcext:value-type="float">
            <text:p>43,659657485</text:p>
          </table:table-cell>
          <table:table-cell office:value-type="float" office:value="3.904138305" calcext:value-type="float">
            <text:p>3,904138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84</text:p>
          </table:table-cell>
          <table:table-cell office:value-type="float" office:value="22114" calcext:value-type="float">
            <text:p>22114</text:p>
          </table:table-cell>
          <table:table-cell office:value-type="string" calcext:value-type="string">
            <text:p>De Bocaud</text:p>
          </table:table-cell>
          <table:table-cell office:value-type="float" office:value="43.65959906" calcext:value-type="float">
            <text:p>43,65959906</text:p>
          </table:table-cell>
          <table:table-cell office:value-type="float" office:value="3.90382713" calcext:value-type="float">
            <text:p>3,90382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10</text:p>
          </table:table-cell>
          <table:table-cell office:value-type="float" office:value="22208" calcext:value-type="float">
            <text:p>22208</text:p>
          </table:table-cell>
          <table:table-cell office:value-type="string" calcext:value-type="string">
            <text:p>De Bocaud</text:p>
          </table:table-cell>
          <table:table-cell office:value-type="float" office:value="43.65971591" calcext:value-type="float">
            <text:p>43,65971591</text:p>
          </table:table-cell>
          <table:table-cell office:value-type="float" office:value="3.90444948" calcext:value-type="float">
            <text:p>3,90444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90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Hélios</text:p>
          </table:table-cell>
          <table:table-cell office:value-type="float" office:value="43.66126239" calcext:value-type="float">
            <text:p>43,66126239</text:p>
          </table:table-cell>
          <table:table-cell office:value-type="float" office:value="3.918961825" calcext:value-type="float">
            <text:p>3,9189618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06</text:p>
          </table:table-cell>
          <table:table-cell office:value-type="float" office:value="22204" calcext:value-type="float">
            <text:p>22204</text:p>
          </table:table-cell>
          <table:table-cell office:value-type="string" calcext:value-type="string">
            <text:p>Hélios</text:p>
          </table:table-cell>
          <table:table-cell office:value-type="float" office:value="43.66134532" calcext:value-type="float">
            <text:p>43,66134532</text:p>
          </table:table-cell>
          <table:table-cell office:value-type="float" office:value="3.9191313" calcext:value-type="float">
            <text:p>3,9191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95</text:p>
          </table:table-cell>
          <table:table-cell office:value-type="float" office:value="22118" calcext:value-type="float">
            <text:p>22118</text:p>
          </table:table-cell>
          <table:table-cell office:value-type="string" calcext:value-type="string">
            <text:p>Hélios</text:p>
          </table:table-cell>
          <table:table-cell office:value-type="float" office:value="43.66117946" calcext:value-type="float">
            <text:p>43,66117946</text:p>
          </table:table-cell>
          <table:table-cell office:value-type="float" office:value="3.91879235" calcext:value-type="float">
            <text:p>3,91879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91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Jacou</text:p>
          </table:table-cell>
          <table:table-cell office:value-type="float" office:value="43.65462876" calcext:value-type="float">
            <text:p>43,65462876</text:p>
          </table:table-cell>
          <table:table-cell office:value-type="float" office:value="3.91282845333333" calcext:value-type="float">
            <text:p>3,91282845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96</text:p>
          </table:table-cell>
          <table:table-cell office:value-type="float" office:value="22136" calcext:value-type="float">
            <text:p>22136</text:p>
          </table:table-cell>
          <table:table-cell office:value-type="string" calcext:value-type="string">
            <text:p>Jacou</text:p>
          </table:table-cell>
          <table:table-cell office:value-type="float" office:value="43.6546411" calcext:value-type="float">
            <text:p>43,6546411</text:p>
          </table:table-cell>
          <table:table-cell office:value-type="float" office:value="3.91280403" calcext:value-type="float">
            <text:p>3,91280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19</text:p>
          </table:table-cell>
          <table:table-cell office:value-type="float" office:value="42169" calcext:value-type="float">
            <text:p>42169</text:p>
          </table:table-cell>
          <table:table-cell office:value-type="string" calcext:value-type="string">
            <text:p>Jacou</text:p>
          </table:table-cell>
          <table:table-cell office:value-type="float" office:value="43.65460408" calcext:value-type="float">
            <text:p>43,65460408</text:p>
          </table:table-cell>
          <table:table-cell office:value-type="float" office:value="3.9128773" calcext:value-type="float">
            <text:p>3,9128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43</text:p>
          </table:table-cell>
          <table:table-cell office:value-type="float" office:value="22236" calcext:value-type="float">
            <text:p>22236</text:p>
          </table:table-cell>
          <table:table-cell office:value-type="string" calcext:value-type="string">
            <text:p>Jacou</text:p>
          </table:table-cell>
          <table:table-cell office:value-type="float" office:value="43.6546411" calcext:value-type="float">
            <text:p>43,6546411</text:p>
          </table:table-cell>
          <table:table-cell office:value-type="float" office:value="3.91280403" calcext:value-type="float">
            <text:p>3,91280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92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Jean Joubert</text:p>
          </table:table-cell>
          <table:table-cell office:value-type="float" office:value="43.66723733" calcext:value-type="float">
            <text:p>43,66723733</text:p>
          </table:table-cell>
          <table:table-cell office:value-type="float" office:value="3.915505" calcext:value-type="float">
            <text:p>3,9155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26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Jean Joubert</text:p>
          </table:table-cell>
          <table:table-cell office:value-type="float" office:value="43.66729195" calcext:value-type="float">
            <text:p>43,66729195</text:p>
          </table:table-cell>
          <table:table-cell office:value-type="float" office:value="3.91576659" calcext:value-type="float">
            <text:p>3,91576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28</text:p>
          </table:table-cell>
          <table:table-cell office:value-type="float" office:value="39201" calcext:value-type="float">
            <text:p>39201</text:p>
          </table:table-cell>
          <table:table-cell office:value-type="string" calcext:value-type="string">
            <text:p>Jean Joubert</text:p>
          </table:table-cell>
          <table:table-cell office:value-type="float" office:value="43.66718271" calcext:value-type="float">
            <text:p>43,66718271</text:p>
          </table:table-cell>
          <table:table-cell office:value-type="float" office:value="3.91524341" calcext:value-type="float">
            <text:p>3,91524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93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La Draye</text:p>
          </table:table-cell>
          <table:table-cell office:value-type="float" office:value="43.666014905" calcext:value-type="float">
            <text:p>43,666014905</text:p>
          </table:table-cell>
          <table:table-cell office:value-type="float" office:value="3.9197995" calcext:value-type="float">
            <text:p>3,9197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71</text:p>
          </table:table-cell>
          <table:table-cell office:value-type="float" office:value="39100" calcext:value-type="float">
            <text:p>39100</text:p>
          </table:table-cell>
          <table:table-cell office:value-type="string" calcext:value-type="string">
            <text:p>La Draye</text:p>
          </table:table-cell>
          <table:table-cell office:value-type="float" office:value="43.66602938" calcext:value-type="float">
            <text:p>43,66602938</text:p>
          </table:table-cell>
          <table:table-cell office:value-type="float" office:value="3.91973179" calcext:value-type="float">
            <text:p>3,91973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73</text:p>
          </table:table-cell>
          <table:table-cell office:value-type="float" office:value="39200" calcext:value-type="float">
            <text:p>39200</text:p>
          </table:table-cell>
          <table:table-cell office:value-type="string" calcext:value-type="string">
            <text:p>La Draye</text:p>
          </table:table-cell>
          <table:table-cell office:value-type="float" office:value="43.66600043" calcext:value-type="float">
            <text:p>43,66600043</text:p>
          </table:table-cell>
          <table:table-cell office:value-type="float" office:value="3.91986721" calcext:value-type="float">
            <text:p>3,91986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94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Lou Pradet</text:p>
          </table:table-cell>
          <table:table-cell office:value-type="float" office:value="43.66212525" calcext:value-type="float">
            <text:p>43,66212525</text:p>
          </table:table-cell>
          <table:table-cell office:value-type="float" office:value="3.921741075" calcext:value-type="float">
            <text:p>3,9217410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05</text:p>
          </table:table-cell>
          <table:table-cell office:value-type="float" office:value="22203" calcext:value-type="float">
            <text:p>22203</text:p>
          </table:table-cell>
          <table:table-cell office:value-type="string" calcext:value-type="string">
            <text:p>Lou Pradet</text:p>
          </table:table-cell>
          <table:table-cell office:value-type="float" office:value="43.6621267" calcext:value-type="float">
            <text:p>43,6621267</text:p>
          </table:table-cell>
          <table:table-cell office:value-type="float" office:value="3.92164205" calcext:value-type="float">
            <text:p>3,92164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96</text:p>
          </table:table-cell>
          <table:table-cell office:value-type="float" office:value="22119" calcext:value-type="float">
            <text:p>22119</text:p>
          </table:table-cell>
          <table:table-cell office:value-type="string" calcext:value-type="string">
            <text:p>Lou Pradet</text:p>
          </table:table-cell>
          <table:table-cell office:value-type="float" office:value="43.6621238" calcext:value-type="float">
            <text:p>43,6621238</text:p>
          </table:table-cell>
          <table:table-cell office:value-type="float" office:value="3.9218401" calcext:value-type="float">
            <text:p>3,9218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95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Lucien Lambert</text:p>
          </table:table-cell>
          <table:table-cell office:value-type="float" office:value="43.65695378" calcext:value-type="float">
            <text:p>43,65695378</text:p>
          </table:table-cell>
          <table:table-cell office:value-type="float" office:value="3.912341645" calcext:value-type="float">
            <text:p>3,9123416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27</text:p>
          </table:table-cell>
          <table:table-cell office:value-type="float" office:value="39102" calcext:value-type="float">
            <text:p>39102</text:p>
          </table:table-cell>
          <table:table-cell office:value-type="string" calcext:value-type="string">
            <text:p>Lucien Lambert</text:p>
          </table:table-cell>
          <table:table-cell office:value-type="float" office:value="43.65702091" calcext:value-type="float">
            <text:p>43,65702091</text:p>
          </table:table-cell>
          <table:table-cell office:value-type="float" office:value="3.91236207" calcext:value-type="float">
            <text:p>3,91236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29</text:p>
          </table:table-cell>
          <table:table-cell office:value-type="float" office:value="39202" calcext:value-type="float">
            <text:p>39202</text:p>
          </table:table-cell>
          <table:table-cell office:value-type="string" calcext:value-type="string">
            <text:p>Lucien Lambert</text:p>
          </table:table-cell>
          <table:table-cell office:value-type="float" office:value="43.65688665" calcext:value-type="float">
            <text:p>43,65688665</text:p>
          </table:table-cell>
          <table:table-cell office:value-type="float" office:value="3.91232122" calcext:value-type="float">
            <text:p>3,91232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12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Lucien Lambert</text:p>
          </table:table-cell>
          <table:table-cell office:value-type="float" office:value="43.65702091" calcext:value-type="float">
            <text:p>43,65702091</text:p>
          </table:table-cell>
          <table:table-cell office:value-type="float" office:value="3.91236207" calcext:value-type="float">
            <text:p>3,91236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13</text:p>
          </table:table-cell>
          <table:table-cell office:value-type="float" office:value="39222" calcext:value-type="float">
            <text:p>39222</text:p>
          </table:table-cell>
          <table:table-cell office:value-type="string" calcext:value-type="string">
            <text:p>Lucien Lambert</text:p>
          </table:table-cell>
          <table:table-cell office:value-type="float" office:value="43.65688665" calcext:value-type="float">
            <text:p>43,65688665</text:p>
          </table:table-cell>
          <table:table-cell office:value-type="float" office:value="3.91232122" calcext:value-type="float">
            <text:p>3,91232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298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Le Pontil</text:p>
          </table:table-cell>
          <table:table-cell office:value-type="float" office:value="43.662219145" calcext:value-type="float">
            <text:p>43,662219145</text:p>
          </table:table-cell>
          <table:table-cell office:value-type="float" office:value="3.924536165" calcext:value-type="float">
            <text:p>3,924536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04</text:p>
          </table:table-cell>
          <table:table-cell office:value-type="float" office:value="22202" calcext:value-type="float">
            <text:p>22202</text:p>
          </table:table-cell>
          <table:table-cell office:value-type="string" calcext:value-type="string">
            <text:p>Le Pontil</text:p>
          </table:table-cell>
          <table:table-cell office:value-type="float" office:value="43.66224674" calcext:value-type="float">
            <text:p>43,66224674</text:p>
          </table:table-cell>
          <table:table-cell office:value-type="float" office:value="3.92449359" calcext:value-type="float">
            <text:p>3,92449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97</text:p>
          </table:table-cell>
          <table:table-cell office:value-type="float" office:value="22120" calcext:value-type="float">
            <text:p>22120</text:p>
          </table:table-cell>
          <table:table-cell office:value-type="string" calcext:value-type="string">
            <text:p>Le Pontil</text:p>
          </table:table-cell>
          <table:table-cell office:value-type="float" office:value="43.66219155" calcext:value-type="float">
            <text:p>43,66219155</text:p>
          </table:table-cell>
          <table:table-cell office:value-type="float" office:value="3.92457874" calcext:value-type="float">
            <text:p>3,92457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03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Tournesol</text:p>
          </table:table-cell>
          <table:table-cell office:value-type="float" office:value="43.660333795" calcext:value-type="float">
            <text:p>43,660333795</text:p>
          </table:table-cell>
          <table:table-cell office:value-type="float" office:value="3.915753625" calcext:value-type="float">
            <text:p>3,915753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07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Tournesol</text:p>
          </table:table-cell>
          <table:table-cell office:value-type="float" office:value="43.66031898" calcext:value-type="float">
            <text:p>43,66031898</text:p>
          </table:table-cell>
          <table:table-cell office:value-type="float" office:value="3.91553651" calcext:value-type="float">
            <text:p>3,91553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94</text:p>
          </table:table-cell>
          <table:table-cell office:value-type="float" office:value="22117" calcext:value-type="float">
            <text:p>22117</text:p>
          </table:table-cell>
          <table:table-cell office:value-type="string" calcext:value-type="string">
            <text:p>Tournesol</text:p>
          </table:table-cell>
          <table:table-cell office:value-type="float" office:value="43.66034861" calcext:value-type="float">
            <text:p>43,66034861</text:p>
          </table:table-cell>
          <table:table-cell office:value-type="float" office:value="3.91597074" calcext:value-type="float">
            <text:p>3,91597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04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Allée de l'Europe</text:p>
          </table:table-cell>
          <table:table-cell office:value-type="float" office:value="43.613912925" calcext:value-type="float">
            <text:p>43,613912925</text:p>
          </table:table-cell>
          <table:table-cell office:value-type="float" office:value="3.810383605" calcext:value-type="float">
            <text:p>3,8103836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29</text:p>
          </table:table-cell>
          <table:table-cell office:value-type="float" office:value="25128" calcext:value-type="float">
            <text:p>25128</text:p>
          </table:table-cell>
          <table:table-cell office:value-type="string" calcext:value-type="string">
            <text:p>Allée de l'Europe</text:p>
          </table:table-cell>
          <table:table-cell office:value-type="float" office:value="43.61395853" calcext:value-type="float">
            <text:p>43,61395853</text:p>
          </table:table-cell>
          <table:table-cell office:value-type="float" office:value="3.81033529" calcext:value-type="float">
            <text:p>3,81033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50</text:p>
          </table:table-cell>
          <table:table-cell office:value-type="float" office:value="25228" calcext:value-type="float">
            <text:p>25228</text:p>
          </table:table-cell>
          <table:table-cell office:value-type="string" calcext:value-type="string">
            <text:p>Allée de l'Europe</text:p>
          </table:table-cell>
          <table:table-cell office:value-type="float" office:value="43.61386732" calcext:value-type="float">
            <text:p>43,61386732</text:p>
          </table:table-cell>
          <table:table-cell office:value-type="float" office:value="3.81043192" calcext:value-type="float">
            <text:p>3,81043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05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Calade</text:p>
          </table:table-cell>
          <table:table-cell office:value-type="float" office:value="43.62757777" calcext:value-type="float">
            <text:p>43,62757777</text:p>
          </table:table-cell>
          <table:table-cell office:value-type="float" office:value="3.79940015" calcext:value-type="float">
            <text:p>3,79940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23</text:p>
          </table:table-cell>
          <table:table-cell office:value-type="float" office:value="25115" calcext:value-type="float">
            <text:p>25115</text:p>
          </table:table-cell>
          <table:table-cell office:value-type="string" calcext:value-type="string">
            <text:p>Calade</text:p>
          </table:table-cell>
          <table:table-cell office:value-type="float" office:value="43.6277505" calcext:value-type="float">
            <text:p>43,6277505</text:p>
          </table:table-cell>
          <table:table-cell office:value-type="float" office:value="3.79959021" calcext:value-type="float">
            <text:p>3,79959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37</text:p>
          </table:table-cell>
          <table:table-cell office:value-type="float" office:value="25203" calcext:value-type="float">
            <text:p>25203</text:p>
          </table:table-cell>
          <table:table-cell office:value-type="string" calcext:value-type="string">
            <text:p>Calade</text:p>
          </table:table-cell>
          <table:table-cell office:value-type="float" office:value="43.62740504" calcext:value-type="float">
            <text:p>43,62740504</text:p>
          </table:table-cell>
          <table:table-cell office:value-type="float" office:value="3.79921009" calcext:value-type="float">
            <text:p>3,79921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06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Églantiers</text:p>
          </table:table-cell>
          <table:table-cell office:value-type="float" office:value="43.607979435" calcext:value-type="float">
            <text:p>43,607979435</text:p>
          </table:table-cell>
          <table:table-cell office:value-type="float" office:value="3.81305122" calcext:value-type="float">
            <text:p>3,81305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17</text:p>
          </table:table-cell>
          <table:table-cell office:value-type="float" office:value="25104" calcext:value-type="float">
            <text:p>25104</text:p>
          </table:table-cell>
          <table:table-cell office:value-type="string" calcext:value-type="string">
            <text:p>Églantiers</text:p>
          </table:table-cell>
          <table:table-cell office:value-type="float" office:value="43.60795383" calcext:value-type="float">
            <text:p>43,60795383</text:p>
          </table:table-cell>
          <table:table-cell office:value-type="float" office:value="3.81295159" calcext:value-type="float">
            <text:p>3,81295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43</text:p>
          </table:table-cell>
          <table:table-cell office:value-type="float" office:value="25214" calcext:value-type="float">
            <text:p>25214</text:p>
          </table:table-cell>
          <table:table-cell office:value-type="string" calcext:value-type="string">
            <text:p>Églantiers</text:p>
          </table:table-cell>
          <table:table-cell office:value-type="float" office:value="43.60800504" calcext:value-type="float">
            <text:p>43,60800504</text:p>
          </table:table-cell>
          <table:table-cell office:value-type="float" office:value="3.81315085" calcext:value-type="float">
            <text:p>3,81315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07</text:p>
          </table:table-cell>
          <table:table-cell office:value-type="float" office:value="5307" calcext:value-type="float">
            <text:p>5307</text:p>
          </table:table-cell>
          <table:table-cell office:value-type="string" calcext:value-type="string">
            <text:p>Fontcaude</text:p>
          </table:table-cell>
          <table:table-cell office:value-type="float" office:value="43.6322673" calcext:value-type="float">
            <text:p>43,6322673</text:p>
          </table:table-cell>
          <table:table-cell office:value-type="float" office:value="3.801952285" calcext:value-type="float">
            <text:p>3,801952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35</text:p>
          </table:table-cell>
          <table:table-cell office:value-type="float" office:value="25201" calcext:value-type="float">
            <text:p>25201</text:p>
          </table:table-cell>
          <table:table-cell office:value-type="string" calcext:value-type="string">
            <text:p>Fontcaude</text:p>
          </table:table-cell>
          <table:table-cell office:value-type="float" office:value="43.63211562" calcext:value-type="float">
            <text:p>43,63211562</text:p>
          </table:table-cell>
          <table:table-cell office:value-type="float" office:value="3.80186794" calcext:value-type="float">
            <text:p>3,80186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49</text:p>
          </table:table-cell>
          <table:table-cell office:value-type="float" office:value="25226" calcext:value-type="float">
            <text:p>25226</text:p>
          </table:table-cell>
          <table:table-cell office:value-type="string" calcext:value-type="string">
            <text:p>Fontcaude</text:p>
          </table:table-cell>
          <table:table-cell office:value-type="float" office:value="43.63241898" calcext:value-type="float">
            <text:p>43,63241898</text:p>
          </table:table-cell>
          <table:table-cell office:value-type="float" office:value="3.80203663" calcext:value-type="float">
            <text:p>3,80203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09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Hauts de Fontcaude</text:p>
          </table:table-cell>
          <table:table-cell office:value-type="float" office:value="43.632079345" calcext:value-type="float">
            <text:p>43,632079345</text:p>
          </table:table-cell>
          <table:table-cell office:value-type="float" office:value="3.799564965" calcext:value-type="float">
            <text:p>3,7995649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25</text:p>
          </table:table-cell>
          <table:table-cell office:value-type="float" office:value="25118" calcext:value-type="float">
            <text:p>25118</text:p>
          </table:table-cell>
          <table:table-cell office:value-type="string" calcext:value-type="string">
            <text:p>Hauts de Fontcaude</text:p>
          </table:table-cell>
          <table:table-cell office:value-type="float" office:value="43.6320379" calcext:value-type="float">
            <text:p>43,6320379</text:p>
          </table:table-cell>
          <table:table-cell office:value-type="float" office:value="3.79963816" calcext:value-type="float">
            <text:p>3,79963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47</text:p>
          </table:table-cell>
          <table:table-cell office:value-type="float" office:value="25219" calcext:value-type="float">
            <text:p>25219</text:p>
          </table:table-cell>
          <table:table-cell office:value-type="string" calcext:value-type="string">
            <text:p>Hauts de Fontcaude</text:p>
          </table:table-cell>
          <table:table-cell office:value-type="float" office:value="43.63212079" calcext:value-type="float">
            <text:p>43,63212079</text:p>
          </table:table-cell>
          <table:table-cell office:value-type="float" office:value="3.79949177" calcext:value-type="float">
            <text:p>3,79949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10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Hôtel de Ville</text:p>
          </table:table-cell>
          <table:table-cell office:value-type="float" office:value="43.61382793" calcext:value-type="float">
            <text:p>43,61382793</text:p>
          </table:table-cell>
          <table:table-cell office:value-type="float" office:value="3.8067191" calcext:value-type="float">
            <text:p>3,8067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30</text:p>
          </table:table-cell>
          <table:table-cell office:value-type="float" office:value="25129" calcext:value-type="float">
            <text:p>25129</text:p>
          </table:table-cell>
          <table:table-cell office:value-type="string" calcext:value-type="string">
            <text:p>Hôtel de Ville</text:p>
          </table:table-cell>
          <table:table-cell office:value-type="float" office:value="43.61385321" calcext:value-type="float">
            <text:p>43,61385321</text:p>
          </table:table-cell>
          <table:table-cell office:value-type="float" office:value="3.80684348" calcext:value-type="float">
            <text:p>3,80684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51</text:p>
          </table:table-cell>
          <table:table-cell office:value-type="float" office:value="25229" calcext:value-type="float">
            <text:p>25229</text:p>
          </table:table-cell>
          <table:table-cell office:value-type="string" calcext:value-type="string">
            <text:p>Hôtel de Ville</text:p>
          </table:table-cell>
          <table:table-cell office:value-type="float" office:value="43.61380265" calcext:value-type="float">
            <text:p>43,61380265</text:p>
          </table:table-cell>
          <table:table-cell office:value-type="float" office:value="3.80659472" calcext:value-type="float">
            <text:p>3,80659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11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Juvignac</text:p>
          </table:table-cell>
          <table:table-cell office:value-type="float" office:value="43.6175642333333" calcext:value-type="float">
            <text:p>43,6175642333333</text:p>
          </table:table-cell>
          <table:table-cell office:value-type="float" office:value="3.81049019" calcext:value-type="float">
            <text:p>3,81049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49</text:p>
          </table:table-cell>
          <table:table-cell office:value-type="float" office:value="43101" calcext:value-type="float">
            <text:p>43101</text:p>
          </table:table-cell>
          <table:table-cell office:value-type="string" calcext:value-type="string">
            <text:p>Juvignac</text:p>
          </table:table-cell>
          <table:table-cell office:value-type="float" office:value="43.61748508" calcext:value-type="float">
            <text:p>43,61748508</text:p>
          </table:table-cell>
          <table:table-cell office:value-type="float" office:value="3.81014169" calcext:value-type="float">
            <text:p>3,81014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11</text:p>
          </table:table-cell>
          <table:table-cell office:value-type="float" office:value="25136" calcext:value-type="float">
            <text:p>25136</text:p>
          </table:table-cell>
          <table:table-cell office:value-type="string" calcext:value-type="string">
            <text:p>Juvignac</text:p>
          </table:table-cell>
          <table:table-cell office:value-type="float" office:value="43.61762296" calcext:value-type="float">
            <text:p>43,61762296</text:p>
          </table:table-cell>
          <table:table-cell office:value-type="float" office:value="3.81057832" calcext:value-type="float">
            <text:p>3,81057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16</text:p>
          </table:table-cell>
          <table:table-cell office:value-type="float" office:value="25236" calcext:value-type="float">
            <text:p>25236</text:p>
          </table:table-cell>
          <table:table-cell office:value-type="string" calcext:value-type="string">
            <text:p>Juvignac</text:p>
          </table:table-cell>
          <table:table-cell office:value-type="float" office:value="43.61758466" calcext:value-type="float">
            <text:p>43,61758466</text:p>
          </table:table-cell>
          <table:table-cell office:value-type="float" office:value="3.81075056" calcext:value-type="float">
            <text:p>3,81075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12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La Bergerie</text:p>
          </table:table-cell>
          <table:table-cell office:value-type="float" office:value="43.61675293" calcext:value-type="float">
            <text:p>43,61675293</text:p>
          </table:table-cell>
          <table:table-cell office:value-type="float" office:value="3.797174145" calcext:value-type="float">
            <text:p>3,797174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34</text:p>
          </table:table-cell>
          <table:table-cell office:value-type="float" office:value="25133" calcext:value-type="float">
            <text:p>25133</text:p>
          </table:table-cell>
          <table:table-cell office:value-type="string" calcext:value-type="string">
            <text:p>La Bergerie</text:p>
          </table:table-cell>
          <table:table-cell office:value-type="float" office:value="43.61679861" calcext:value-type="float">
            <text:p>43,61679861</text:p>
          </table:table-cell>
          <table:table-cell office:value-type="float" office:value="3.79711963" calcext:value-type="float">
            <text:p>3,79711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55</text:p>
          </table:table-cell>
          <table:table-cell office:value-type="float" office:value="25233" calcext:value-type="float">
            <text:p>25233</text:p>
          </table:table-cell>
          <table:table-cell office:value-type="string" calcext:value-type="string">
            <text:p>La Bergerie</text:p>
          </table:table-cell>
          <table:table-cell office:value-type="float" office:value="43.61670725" calcext:value-type="float">
            <text:p>43,61670725</text:p>
          </table:table-cell>
          <table:table-cell office:value-type="float" office:value="3.79722866" calcext:value-type="float">
            <text:p>3,79722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13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La Plaine</text:p>
          </table:table-cell>
          <table:table-cell office:value-type="float" office:value="43.611828725" calcext:value-type="float">
            <text:p>43,611828725</text:p>
          </table:table-cell>
          <table:table-cell office:value-type="float" office:value="3.814567335" calcext:value-type="float">
            <text:p>3,8145673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15</text:p>
          </table:table-cell>
          <table:table-cell office:value-type="float" office:value="25102" calcext:value-type="float">
            <text:p>25102</text:p>
          </table:table-cell>
          <table:table-cell office:value-type="string" calcext:value-type="string">
            <text:p>La Plaine</text:p>
          </table:table-cell>
          <table:table-cell office:value-type="float" office:value="43.61178871" calcext:value-type="float">
            <text:p>43,61178871</text:p>
          </table:table-cell>
          <table:table-cell office:value-type="float" office:value="3.81453537" calcext:value-type="float">
            <text:p>3,81453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45</text:p>
          </table:table-cell>
          <table:table-cell office:value-type="float" office:value="25216" calcext:value-type="float">
            <text:p>25216</text:p>
          </table:table-cell>
          <table:table-cell office:value-type="string" calcext:value-type="string">
            <text:p>La Plaine</text:p>
          </table:table-cell>
          <table:table-cell office:value-type="float" office:value="43.61186874" calcext:value-type="float">
            <text:p>43,61186874</text:p>
          </table:table-cell>
          <table:table-cell office:value-type="float" office:value="3.8145993" calcext:value-type="float">
            <text:p>3,8145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14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Le Labournas</text:p>
          </table:table-cell>
          <table:table-cell office:value-type="float" office:value="43.614415155" calcext:value-type="float">
            <text:p>43,614415155</text:p>
          </table:table-cell>
          <table:table-cell office:value-type="float" office:value="3.800869505" calcext:value-type="float">
            <text:p>3,8008695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31</text:p>
          </table:table-cell>
          <table:table-cell office:value-type="float" office:value="25130" calcext:value-type="float">
            <text:p>25130</text:p>
          </table:table-cell>
          <table:table-cell office:value-type="string" calcext:value-type="string">
            <text:p>Le Labournas</text:p>
          </table:table-cell>
          <table:table-cell office:value-type="float" office:value="43.61449355" calcext:value-type="float">
            <text:p>43,61449355</text:p>
          </table:table-cell>
          <table:table-cell office:value-type="float" office:value="3.80072304" calcext:value-type="float">
            <text:p>3,80072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52</text:p>
          </table:table-cell>
          <table:table-cell office:value-type="float" office:value="25230" calcext:value-type="float">
            <text:p>25230</text:p>
          </table:table-cell>
          <table:table-cell office:value-type="string" calcext:value-type="string">
            <text:p>Le Labournas</text:p>
          </table:table-cell>
          <table:table-cell office:value-type="float" office:value="43.61433676" calcext:value-type="float">
            <text:p>43,61433676</text:p>
          </table:table-cell>
          <table:table-cell office:value-type="float" office:value="3.80101597" calcext:value-type="float">
            <text:p>3,80101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15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Le Martinet</text:p>
          </table:table-cell>
          <table:table-cell office:value-type="float" office:value="43.634194" calcext:value-type="float">
            <text:p>43,634194</text:p>
          </table:table-cell>
          <table:table-cell office:value-type="float" office:value="3.80372833" calcext:value-type="float">
            <text:p>3,80372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27</text:p>
          </table:table-cell>
          <table:table-cell office:value-type="float" office:value="25125" calcext:value-type="float">
            <text:p>25125</text:p>
          </table:table-cell>
          <table:table-cell office:value-type="string" calcext:value-type="string">
            <text:p>Le Martinet</text:p>
          </table:table-cell>
          <table:table-cell office:value-type="float" office:value="43.634194" calcext:value-type="float">
            <text:p>43,634194</text:p>
          </table:table-cell>
          <table:table-cell office:value-type="float" office:value="3.80372833" calcext:value-type="float">
            <text:p>3,80372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49</text:p>
          </table:table-cell>
          <table:table-cell office:value-type="float" office:value="25134" calcext:value-type="float">
            <text:p>25134</text:p>
          </table:table-cell>
          <table:table-cell office:value-type="string" calcext:value-type="string">
            <text:p>Le Martinet</text:p>
          </table:table-cell>
          <table:table-cell office:value-type="float" office:value="43.634194" calcext:value-type="float">
            <text:p>43,634194</text:p>
          </table:table-cell>
          <table:table-cell office:value-type="float" office:value="3.80372833" calcext:value-type="float">
            <text:p>3,80372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16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Les Thermes</text:p>
          </table:table-cell>
          <table:table-cell office:value-type="float" office:value="43.621932715" calcext:value-type="float">
            <text:p>43,621932715</text:p>
          </table:table-cell>
          <table:table-cell office:value-type="float" office:value="3.800035155" calcext:value-type="float">
            <text:p>3,800035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33</text:p>
          </table:table-cell>
          <table:table-cell office:value-type="float" office:value="25132" calcext:value-type="float">
            <text:p>25132</text:p>
          </table:table-cell>
          <table:table-cell office:value-type="string" calcext:value-type="string">
            <text:p>Les Thermes</text:p>
          </table:table-cell>
          <table:table-cell office:value-type="float" office:value="43.6219189" calcext:value-type="float">
            <text:p>43,6219189</text:p>
          </table:table-cell>
          <table:table-cell office:value-type="float" office:value="3.80005955" calcext:value-type="float">
            <text:p>3,80005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13</text:p>
          </table:table-cell>
          <table:table-cell office:value-type="float" office:value="25138" calcext:value-type="float">
            <text:p>25138</text:p>
          </table:table-cell>
          <table:table-cell office:value-type="string" calcext:value-type="string">
            <text:p>Les Thermes</text:p>
          </table:table-cell>
          <table:table-cell office:value-type="float" office:value="43.62194653" calcext:value-type="float">
            <text:p>43,62194653</text:p>
          </table:table-cell>
          <table:table-cell office:value-type="float" office:value="3.80001076" calcext:value-type="float">
            <text:p>3,80001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17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Luminaire</text:p>
          </table:table-cell>
          <table:table-cell office:value-type="float" office:value="43.607831435" calcext:value-type="float">
            <text:p>43,607831435</text:p>
          </table:table-cell>
          <table:table-cell office:value-type="float" office:value="3.811049415" calcext:value-type="float">
            <text:p>3,8110494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18</text:p>
          </table:table-cell>
          <table:table-cell office:value-type="float" office:value="25105" calcext:value-type="float">
            <text:p>25105</text:p>
          </table:table-cell>
          <table:table-cell office:value-type="string" calcext:value-type="string">
            <text:p>Luminaire</text:p>
          </table:table-cell>
          <table:table-cell office:value-type="float" office:value="43.6079279" calcext:value-type="float">
            <text:p>43,6079279</text:p>
          </table:table-cell>
          <table:table-cell office:value-type="float" office:value="3.81089726" calcext:value-type="float">
            <text:p>3,81089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42</text:p>
          </table:table-cell>
          <table:table-cell office:value-type="float" office:value="25213" calcext:value-type="float">
            <text:p>25213</text:p>
          </table:table-cell>
          <table:table-cell office:value-type="string" calcext:value-type="string">
            <text:p>Luminaire</text:p>
          </table:table-cell>
          <table:table-cell office:value-type="float" office:value="43.60773497" calcext:value-type="float">
            <text:p>43,60773497</text:p>
          </table:table-cell>
          <table:table-cell office:value-type="float" office:value="3.81120157" calcext:value-type="float">
            <text:p>3,81120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18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Marjories</text:p>
          </table:table-cell>
          <table:table-cell office:value-type="float" office:value="43.60968819" calcext:value-type="float">
            <text:p>43,60968819</text:p>
          </table:table-cell>
          <table:table-cell office:value-type="float" office:value="3.807385805" calcext:value-type="float">
            <text:p>3,807385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19</text:p>
          </table:table-cell>
          <table:table-cell office:value-type="float" office:value="25106" calcext:value-type="float">
            <text:p>25106</text:p>
          </table:table-cell>
          <table:table-cell office:value-type="string" calcext:value-type="string">
            <text:p>Marjories</text:p>
          </table:table-cell>
          <table:table-cell office:value-type="float" office:value="43.60974878" calcext:value-type="float">
            <text:p>43,60974878</text:p>
          </table:table-cell>
          <table:table-cell office:value-type="float" office:value="3.80788842" calcext:value-type="float">
            <text:p>3,80788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41</text:p>
          </table:table-cell>
          <table:table-cell office:value-type="float" office:value="25212" calcext:value-type="float">
            <text:p>25212</text:p>
          </table:table-cell>
          <table:table-cell office:value-type="string" calcext:value-type="string">
            <text:p>Marjories</text:p>
          </table:table-cell>
          <table:table-cell office:value-type="float" office:value="43.6096276" calcext:value-type="float">
            <text:p>43,6096276</text:p>
          </table:table-cell>
          <table:table-cell office:value-type="float" office:value="3.80688319" calcext:value-type="float">
            <text:p>3,80688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19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Mélanie</text:p>
          </table:table-cell>
          <table:table-cell office:value-type="float" office:value="43.630303415" calcext:value-type="float">
            <text:p>43,630303415</text:p>
          </table:table-cell>
          <table:table-cell office:value-type="float" office:value="3.79826947" calcext:value-type="float">
            <text:p>3,798269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24</text:p>
          </table:table-cell>
          <table:table-cell office:value-type="float" office:value="25116" calcext:value-type="float">
            <text:p>25116</text:p>
          </table:table-cell>
          <table:table-cell office:value-type="string" calcext:value-type="string">
            <text:p>Mélanie</text:p>
          </table:table-cell>
          <table:table-cell office:value-type="float" office:value="43.63050212" calcext:value-type="float">
            <text:p>43,63050212</text:p>
          </table:table-cell>
          <table:table-cell office:value-type="float" office:value="3.7982003" calcext:value-type="float">
            <text:p>3,798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36</text:p>
          </table:table-cell>
          <table:table-cell office:value-type="float" office:value="25202" calcext:value-type="float">
            <text:p>25202</text:p>
          </table:table-cell>
          <table:table-cell office:value-type="string" calcext:value-type="string">
            <text:p>Mélanie</text:p>
          </table:table-cell>
          <table:table-cell office:value-type="float" office:value="43.63010471" calcext:value-type="float">
            <text:p>43,63010471</text:p>
          </table:table-cell>
          <table:table-cell office:value-type="float" office:value="3.79833864" calcext:value-type="float">
            <text:p>3,79833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20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Récantou</text:p>
          </table:table-cell>
          <table:table-cell office:value-type="float" office:value="43.61314562" calcext:value-type="float">
            <text:p>43,61314562</text:p>
          </table:table-cell>
          <table:table-cell office:value-type="float" office:value="3.81588815" calcext:value-type="float">
            <text:p>3,815888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14</text:p>
          </table:table-cell>
          <table:table-cell office:value-type="float" office:value="25101" calcext:value-type="float">
            <text:p>25101</text:p>
          </table:table-cell>
          <table:table-cell office:value-type="string" calcext:value-type="string">
            <text:p>Récantou</text:p>
          </table:table-cell>
          <table:table-cell office:value-type="float" office:value="43.61313824" calcext:value-type="float">
            <text:p>43,61313824</text:p>
          </table:table-cell>
          <table:table-cell office:value-type="float" office:value="3.81577042" calcext:value-type="float">
            <text:p>3,81577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46</text:p>
          </table:table-cell>
          <table:table-cell office:value-type="float" office:value="25217" calcext:value-type="float">
            <text:p>25217</text:p>
          </table:table-cell>
          <table:table-cell office:value-type="string" calcext:value-type="string">
            <text:p>Récantou</text:p>
          </table:table-cell>
          <table:table-cell office:value-type="float" office:value="43.613153" calcext:value-type="float">
            <text:p>43,613153</text:p>
          </table:table-cell>
          <table:table-cell office:value-type="float" office:value="3.81600588" calcext:value-type="float">
            <text:p>3,81600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21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Rivière</text:p>
          </table:table-cell>
          <table:table-cell office:value-type="float" office:value="43.60958914" calcext:value-type="float">
            <text:p>43,60958914</text:p>
          </table:table-cell>
          <table:table-cell office:value-type="float" office:value="3.81564141" calcext:value-type="float">
            <text:p>3,81564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16</text:p>
          </table:table-cell>
          <table:table-cell office:value-type="float" office:value="25103" calcext:value-type="float">
            <text:p>25103</text:p>
          </table:table-cell>
          <table:table-cell office:value-type="string" calcext:value-type="string">
            <text:p>Rivière</text:p>
          </table:table-cell>
          <table:table-cell office:value-type="float" office:value="43.60940229" calcext:value-type="float">
            <text:p>43,60940229</text:p>
          </table:table-cell>
          <table:table-cell office:value-type="float" office:value="3.81550048" calcext:value-type="float">
            <text:p>3,81550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44</text:p>
          </table:table-cell>
          <table:table-cell office:value-type="float" office:value="25215" calcext:value-type="float">
            <text:p>25215</text:p>
          </table:table-cell>
          <table:table-cell office:value-type="string" calcext:value-type="string">
            <text:p>Rivière</text:p>
          </table:table-cell>
          <table:table-cell office:value-type="float" office:value="43.60977599" calcext:value-type="float">
            <text:p>43,60977599</text:p>
          </table:table-cell>
          <table:table-cell office:value-type="float" office:value="3.81578234" calcext:value-type="float">
            <text:p>3,81578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22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Route de Saint-Georges</text:p>
          </table:table-cell>
          <table:table-cell office:value-type="float" office:value="43.61281323" calcext:value-type="float">
            <text:p>43,61281323</text:p>
          </table:table-cell>
          <table:table-cell office:value-type="float" office:value="3.80895096" calcext:value-type="float">
            <text:p>3,808950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21</text:p>
          </table:table-cell>
          <table:table-cell office:value-type="float" office:value="25108" calcext:value-type="float">
            <text:p>25108</text:p>
          </table:table-cell>
          <table:table-cell office:value-type="string" calcext:value-type="string">
            <text:p>Route de Saint-Georges</text:p>
          </table:table-cell>
          <table:table-cell office:value-type="float" office:value="43.61287701" calcext:value-type="float">
            <text:p>43,61287701</text:p>
          </table:table-cell>
          <table:table-cell office:value-type="float" office:value="3.80921861" calcext:value-type="float">
            <text:p>3,80921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39</text:p>
          </table:table-cell>
          <table:table-cell office:value-type="float" office:value="25210" calcext:value-type="float">
            <text:p>25210</text:p>
          </table:table-cell>
          <table:table-cell office:value-type="string" calcext:value-type="string">
            <text:p>Route de Saint-Georges</text:p>
          </table:table-cell>
          <table:table-cell office:value-type="float" office:value="43.61274945" calcext:value-type="float">
            <text:p>43,61274945</text:p>
          </table:table-cell>
          <table:table-cell office:value-type="float" office:value="3.80868331" calcext:value-type="float">
            <text:p>3,80868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23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Terres du Sud</text:p>
          </table:table-cell>
          <table:table-cell office:value-type="float" office:value="43.619102145" calcext:value-type="float">
            <text:p>43,619102145</text:p>
          </table:table-cell>
          <table:table-cell office:value-type="float" office:value="3.791282425" calcext:value-type="float">
            <text:p>3,7912824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53</text:p>
          </table:table-cell>
          <table:table-cell office:value-type="float" office:value="25231" calcext:value-type="float">
            <text:p>25231</text:p>
          </table:table-cell>
          <table:table-cell office:value-type="string" calcext:value-type="string">
            <text:p>Terres du Sud</text:p>
          </table:table-cell>
          <table:table-cell office:value-type="float" office:value="43.61861713" calcext:value-type="float">
            <text:p>43,61861713</text:p>
          </table:table-cell>
          <table:table-cell office:value-type="float" office:value="3.7915856" calcext:value-type="float">
            <text:p>3,7915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15</text:p>
          </table:table-cell>
          <table:table-cell office:value-type="float" office:value="25225" calcext:value-type="float">
            <text:p>25225</text:p>
          </table:table-cell>
          <table:table-cell office:value-type="string" calcext:value-type="string">
            <text:p>Terres du Sud</text:p>
          </table:table-cell>
          <table:table-cell office:value-type="float" office:value="43.61958716" calcext:value-type="float">
            <text:p>43,61958716</text:p>
          </table:table-cell>
          <table:table-cell office:value-type="float" office:value="3.79097925" calcext:value-type="float">
            <text:p>3,79097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24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Valat de la Fosse</text:p>
          </table:table-cell>
          <table:table-cell office:value-type="float" office:value="43.610495205" calcext:value-type="float">
            <text:p>43,610495205</text:p>
          </table:table-cell>
          <table:table-cell office:value-type="float" office:value="3.80555079" calcext:value-type="float">
            <text:p>3,805550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20</text:p>
          </table:table-cell>
          <table:table-cell office:value-type="float" office:value="25107" calcext:value-type="float">
            <text:p>25107</text:p>
          </table:table-cell>
          <table:table-cell office:value-type="string" calcext:value-type="string">
            <text:p>Valat de la Fosse</text:p>
          </table:table-cell>
          <table:table-cell office:value-type="float" office:value="43.61048114" calcext:value-type="float">
            <text:p>43,61048114</text:p>
          </table:table-cell>
          <table:table-cell office:value-type="float" office:value="3.80559373" calcext:value-type="float">
            <text:p>3,80559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40</text:p>
          </table:table-cell>
          <table:table-cell office:value-type="float" office:value="25211" calcext:value-type="float">
            <text:p>25211</text:p>
          </table:table-cell>
          <table:table-cell office:value-type="string" calcext:value-type="string">
            <text:p>Valat de la Fosse</text:p>
          </table:table-cell>
          <table:table-cell office:value-type="float" office:value="43.61050927" calcext:value-type="float">
            <text:p>43,61050927</text:p>
          </table:table-cell>
          <table:table-cell office:value-type="float" office:value="3.80550785" calcext:value-type="float">
            <text:p>3,80550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25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Village</text:p>
          </table:table-cell>
          <table:table-cell office:value-type="float" office:value="43.6245845" calcext:value-type="float">
            <text:p>43,6245845</text:p>
          </table:table-cell>
          <table:table-cell office:value-type="float" office:value="3.799713285" calcext:value-type="float">
            <text:p>3,799713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22</text:p>
          </table:table-cell>
          <table:table-cell office:value-type="float" office:value="25114" calcext:value-type="float">
            <text:p>25114</text:p>
          </table:table-cell>
          <table:table-cell office:value-type="string" calcext:value-type="string">
            <text:p>Village</text:p>
          </table:table-cell>
          <table:table-cell office:value-type="float" office:value="43.62529205" calcext:value-type="float">
            <text:p>43,62529205</text:p>
          </table:table-cell>
          <table:table-cell office:value-type="float" office:value="3.7992426" calcext:value-type="float">
            <text:p>3,7992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38</text:p>
          </table:table-cell>
          <table:table-cell office:value-type="float" office:value="25204" calcext:value-type="float">
            <text:p>25204</text:p>
          </table:table-cell>
          <table:table-cell office:value-type="string" calcext:value-type="string">
            <text:p>Village</text:p>
          </table:table-cell>
          <table:table-cell office:value-type="float" office:value="43.62387695" calcext:value-type="float">
            <text:p>43,62387695</text:p>
          </table:table-cell>
          <table:table-cell office:value-type="float" office:value="3.80018397" calcext:value-type="float">
            <text:p>3,80018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26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Boirargues</text:p>
          </table:table-cell>
          <table:table-cell office:value-type="float" office:value="43.5825026025" calcext:value-type="float">
            <text:p>43,5825026025</text:p>
          </table:table-cell>
          <table:table-cell office:value-type="float" office:value="3.9260002525" calcext:value-type="float">
            <text:p>3,9260002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69</text:p>
          </table:table-cell>
          <table:table-cell office:value-type="float" office:value="43149" calcext:value-type="float">
            <text:p>43149</text:p>
          </table:table-cell>
          <table:table-cell office:value-type="string" calcext:value-type="string">
            <text:p>Boirargues</text:p>
          </table:table-cell>
          <table:table-cell office:value-type="float" office:value="43.58274314" calcext:value-type="float">
            <text:p>43,58274314</text:p>
          </table:table-cell>
          <table:table-cell office:value-type="float" office:value="3.92553702" calcext:value-type="float">
            <text:p>3,92553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78</text:p>
          </table:table-cell>
          <table:table-cell office:value-type="float" office:value="43209" calcext:value-type="float">
            <text:p>43209</text:p>
          </table:table-cell>
          <table:table-cell office:value-type="string" calcext:value-type="string">
            <text:p>Boirargues</text:p>
          </table:table-cell>
          <table:table-cell office:value-type="float" office:value="43.58274241" calcext:value-type="float">
            <text:p>43,58274241</text:p>
          </table:table-cell>
          <table:table-cell office:value-type="float" office:value="3.92558647" calcext:value-type="float">
            <text:p>3,92558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34</text:p>
          </table:table-cell>
          <table:table-cell office:value-type="float" office:value="28104" calcext:value-type="float">
            <text:p>28104</text:p>
          </table:table-cell>
          <table:table-cell office:value-type="string" calcext:value-type="string">
            <text:p>Boirargues</text:p>
          </table:table-cell>
          <table:table-cell office:value-type="float" office:value="43.58226243" calcext:value-type="float">
            <text:p>43,58226243</text:p>
          </table:table-cell>
          <table:table-cell office:value-type="float" office:value="3.92643876" calcext:value-type="float">
            <text:p>3,92643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37</text:p>
          </table:table-cell>
          <table:table-cell office:value-type="float" office:value="28215" calcext:value-type="float">
            <text:p>28215</text:p>
          </table:table-cell>
          <table:table-cell office:value-type="string" calcext:value-type="string">
            <text:p>Boirargues</text:p>
          </table:table-cell>
          <table:table-cell office:value-type="float" office:value="43.58226243" calcext:value-type="float">
            <text:p>43,58226243</text:p>
          </table:table-cell>
          <table:table-cell office:value-type="float" office:value="3.92643876" calcext:value-type="float">
            <text:p>3,92643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27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Lattes Centre</text:p>
          </table:table-cell>
          <table:table-cell office:value-type="float" office:value="43.5707753533333" calcext:value-type="float">
            <text:p>43,5707753533333</text:p>
          </table:table-cell>
          <table:table-cell office:value-type="float" office:value="3.90519991333333" calcext:value-type="float">
            <text:p>3,90519991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74</text:p>
          </table:table-cell>
          <table:table-cell office:value-type="float" office:value="18125" calcext:value-type="float">
            <text:p>18125</text:p>
          </table:table-cell>
          <table:table-cell office:value-type="string" calcext:value-type="string">
            <text:p>Lattes Centre</text:p>
          </table:table-cell>
          <table:table-cell office:value-type="float" office:value="43.57078841" calcext:value-type="float">
            <text:p>43,57078841</text:p>
          </table:table-cell>
          <table:table-cell office:value-type="float" office:value="3.90512609" calcext:value-type="float">
            <text:p>3,90512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98</text:p>
          </table:table-cell>
          <table:table-cell office:value-type="float" office:value="43259" calcext:value-type="float">
            <text:p>43259</text:p>
          </table:table-cell>
          <table:table-cell office:value-type="string" calcext:value-type="string">
            <text:p>Lattes Centre</text:p>
          </table:table-cell>
          <table:table-cell office:value-type="float" office:value="43.57074924" calcext:value-type="float">
            <text:p>43,57074924</text:p>
          </table:table-cell>
          <table:table-cell office:value-type="float" office:value="3.90534756" calcext:value-type="float">
            <text:p>3,90534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37</text:p>
          </table:table-cell>
          <table:table-cell office:value-type="float" office:value="18228" calcext:value-type="float">
            <text:p>18228</text:p>
          </table:table-cell>
          <table:table-cell office:value-type="string" calcext:value-type="string">
            <text:p>Lattes Centre</text:p>
          </table:table-cell>
          <table:table-cell office:value-type="float" office:value="43.57078841" calcext:value-type="float">
            <text:p>43,57078841</text:p>
          </table:table-cell>
          <table:table-cell office:value-type="float" office:value="3.90512609" calcext:value-type="float">
            <text:p>3,90512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28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Céreirède</text:p>
          </table:table-cell>
          <table:table-cell office:value-type="float" office:value="43.58134755" calcext:value-type="float">
            <text:p>43,58134755</text:p>
          </table:table-cell>
          <table:table-cell office:value-type="float" office:value="3.89822509" calcext:value-type="float">
            <text:p>3,898225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48</text:p>
          </table:table-cell>
          <table:table-cell office:value-type="float" office:value="17102" calcext:value-type="float">
            <text:p>17102</text:p>
          </table:table-cell>
          <table:table-cell office:value-type="string" calcext:value-type="string">
            <text:p>Céreirède</text:p>
          </table:table-cell>
          <table:table-cell office:value-type="float" office:value="43.58125525" calcext:value-type="float">
            <text:p>43,58125525</text:p>
          </table:table-cell>
          <table:table-cell office:value-type="float" office:value="3.89808036" calcext:value-type="float">
            <text:p>3,89808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59</text:p>
          </table:table-cell>
          <table:table-cell office:value-type="float" office:value="17220" calcext:value-type="float">
            <text:p>17220</text:p>
          </table:table-cell>
          <table:table-cell office:value-type="string" calcext:value-type="string">
            <text:p>Céreirède</text:p>
          </table:table-cell>
          <table:table-cell office:value-type="float" office:value="43.58143985" calcext:value-type="float">
            <text:p>43,58143985</text:p>
          </table:table-cell>
          <table:table-cell office:value-type="float" office:value="3.89836982" calcext:value-type="float">
            <text:p>3,89836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29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Chemin de Lattes</text:p>
          </table:table-cell>
          <table:table-cell office:value-type="float" office:value="43.572707495" calcext:value-type="float">
            <text:p>43,572707495</text:p>
          </table:table-cell>
          <table:table-cell office:value-type="float" office:value="3.89643736" calcext:value-type="float">
            <text:p>3,896437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49</text:p>
          </table:table-cell>
          <table:table-cell office:value-type="float" office:value="17103" calcext:value-type="float">
            <text:p>17103</text:p>
          </table:table-cell>
          <table:table-cell office:value-type="string" calcext:value-type="string">
            <text:p>Chemin de Lattes</text:p>
          </table:table-cell>
          <table:table-cell office:value-type="float" office:value="43.57234802" calcext:value-type="float">
            <text:p>43,57234802</text:p>
          </table:table-cell>
          <table:table-cell office:value-type="float" office:value="3.89611845" calcext:value-type="float">
            <text:p>3,89611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58</text:p>
          </table:table-cell>
          <table:table-cell office:value-type="float" office:value="17219" calcext:value-type="float">
            <text:p>17219</text:p>
          </table:table-cell>
          <table:table-cell office:value-type="string" calcext:value-type="string">
            <text:p>Chemin de Lattes</text:p>
          </table:table-cell>
          <table:table-cell office:value-type="float" office:value="43.57306697" calcext:value-type="float">
            <text:p>43,57306697</text:p>
          </table:table-cell>
          <table:table-cell office:value-type="float" office:value="3.89675627" calcext:value-type="float">
            <text:p>3,89675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30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Cimetière Saint-Laurent</text:p>
          </table:table-cell>
          <table:table-cell office:value-type="float" office:value="43.56852681" calcext:value-type="float">
            <text:p>43,56852681</text:p>
          </table:table-cell>
          <table:table-cell office:value-type="float" office:value="3.899902415" calcext:value-type="float">
            <text:p>3,8999024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64</text:p>
          </table:table-cell>
          <table:table-cell office:value-type="float" office:value="18101" calcext:value-type="float">
            <text:p>18101</text:p>
          </table:table-cell>
          <table:table-cell office:value-type="string" calcext:value-type="string">
            <text:p>Cimetière Saint-Laurent</text:p>
          </table:table-cell>
          <table:table-cell office:value-type="float" office:value="43.56852726" calcext:value-type="float">
            <text:p>43,56852726</text:p>
          </table:table-cell>
          <table:table-cell office:value-type="float" office:value="3.89987152" calcext:value-type="float">
            <text:p>3,89987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77</text:p>
          </table:table-cell>
          <table:table-cell office:value-type="float" office:value="18208" calcext:value-type="float">
            <text:p>18208</text:p>
          </table:table-cell>
          <table:table-cell office:value-type="string" calcext:value-type="string">
            <text:p>Cimetière Saint-Laurent</text:p>
          </table:table-cell>
          <table:table-cell office:value-type="float" office:value="43.56852636" calcext:value-type="float">
            <text:p>43,56852636</text:p>
          </table:table-cell>
          <table:table-cell office:value-type="float" office:value="3.89993331" calcext:value-type="float">
            <text:p>3,89993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31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Cougourlude</text:p>
          </table:table-cell>
          <table:table-cell office:value-type="float" office:value="43.57134781" calcext:value-type="float">
            <text:p>43,57134781</text:p>
          </table:table-cell>
          <table:table-cell office:value-type="float" office:value="3.91425355" calcext:value-type="float">
            <text:p>3,914253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73</text:p>
          </table:table-cell>
          <table:table-cell office:value-type="float" office:value="43161" calcext:value-type="float">
            <text:p>43161</text:p>
          </table:table-cell>
          <table:table-cell office:value-type="string" calcext:value-type="string">
            <text:p>Cougourlude</text:p>
          </table:table-cell>
          <table:table-cell office:value-type="float" office:value="43.57135662" calcext:value-type="float">
            <text:p>43,57135662</text:p>
          </table:table-cell>
          <table:table-cell office:value-type="float" office:value="3.91426616" calcext:value-type="float">
            <text:p>3,91426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99</text:p>
          </table:table-cell>
          <table:table-cell office:value-type="float" office:value="43261" calcext:value-type="float">
            <text:p>43261</text:p>
          </table:table-cell>
          <table:table-cell office:value-type="string" calcext:value-type="string">
            <text:p>Cougourlude</text:p>
          </table:table-cell>
          <table:table-cell office:value-type="float" office:value="43.571339" calcext:value-type="float">
            <text:p>43,571339</text:p>
          </table:table-cell>
          <table:table-cell office:value-type="float" office:value="3.91424094" calcext:value-type="float">
            <text:p>3,91424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32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Crédit Agricole</text:p>
          </table:table-cell>
          <table:table-cell office:value-type="float" office:value="43.55844585" calcext:value-type="float">
            <text:p>43,55844585</text:p>
          </table:table-cell>
          <table:table-cell office:value-type="float" office:value="3.87636968" calcext:value-type="float">
            <text:p>3,876369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67</text:p>
          </table:table-cell>
          <table:table-cell office:value-type="float" office:value="18115" calcext:value-type="float">
            <text:p>18115</text:p>
          </table:table-cell>
          <table:table-cell office:value-type="string" calcext:value-type="string">
            <text:p>Crédit Agricole</text:p>
          </table:table-cell>
          <table:table-cell office:value-type="float" office:value="43.55844585" calcext:value-type="float">
            <text:p>43,55844585</text:p>
          </table:table-cell>
          <table:table-cell office:value-type="float" office:value="3.87636968" calcext:value-type="float">
            <text:p>3,87636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75</text:p>
          </table:table-cell>
          <table:table-cell office:value-type="float" office:value="27201" calcext:value-type="float">
            <text:p>27201</text:p>
          </table:table-cell>
          <table:table-cell office:value-type="string" calcext:value-type="string">
            <text:p>Crédit Agricole</text:p>
          </table:table-cell>
          <table:table-cell office:value-type="float" office:value="43.55844585" calcext:value-type="float">
            <text:p>43,55844585</text:p>
          </table:table-cell>
          <table:table-cell office:value-type="float" office:value="3.87636968" calcext:value-type="float">
            <text:p>3,87636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33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Entreprises</text:p>
          </table:table-cell>
          <table:table-cell office:value-type="float" office:value="43.56416184" calcext:value-type="float">
            <text:p>43,56416184</text:p>
          </table:table-cell>
          <table:table-cell office:value-type="float" office:value="3.879292745" calcext:value-type="float">
            <text:p>3,8792927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72</text:p>
          </table:table-cell>
          <table:table-cell office:value-type="float" office:value="18123" calcext:value-type="float">
            <text:p>18123</text:p>
          </table:table-cell>
          <table:table-cell office:value-type="string" calcext:value-type="string">
            <text:p>Entreprises</text:p>
          </table:table-cell>
          <table:table-cell office:value-type="float" office:value="43.56419382" calcext:value-type="float">
            <text:p>43,56419382</text:p>
          </table:table-cell>
          <table:table-cell office:value-type="float" office:value="3.87925652" calcext:value-type="float">
            <text:p>3,87925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78</text:p>
          </table:table-cell>
          <table:table-cell office:value-type="float" office:value="18219" calcext:value-type="float">
            <text:p>18219</text:p>
          </table:table-cell>
          <table:table-cell office:value-type="string" calcext:value-type="string">
            <text:p>Entreprises</text:p>
          </table:table-cell>
          <table:table-cell office:value-type="float" office:value="43.56412986" calcext:value-type="float">
            <text:p>43,56412986</text:p>
          </table:table-cell>
          <table:table-cell office:value-type="float" office:value="3.87932897" calcext:value-type="float">
            <text:p>3,87932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72</text:p>
          </table:table-cell>
          <table:table-cell office:value-type="float" office:value="27104" calcext:value-type="float">
            <text:p>27104</text:p>
          </table:table-cell>
          <table:table-cell office:value-type="string" calcext:value-type="string">
            <text:p>Entreprises</text:p>
          </table:table-cell>
          <table:table-cell office:value-type="float" office:value="43.56419382" calcext:value-type="float">
            <text:p>43,56419382</text:p>
          </table:table-cell>
          <table:table-cell office:value-type="float" office:value="3.87925652" calcext:value-type="float">
            <text:p>3,87925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76</text:p>
          </table:table-cell>
          <table:table-cell office:value-type="float" office:value="27210" calcext:value-type="float">
            <text:p>27210</text:p>
          </table:table-cell>
          <table:table-cell office:value-type="string" calcext:value-type="string">
            <text:p>Entreprises</text:p>
          </table:table-cell>
          <table:table-cell office:value-type="float" office:value="43.56412986" calcext:value-type="float">
            <text:p>43,56412986</text:p>
          </table:table-cell>
          <table:table-cell office:value-type="float" office:value="3.87932897" calcext:value-type="float">
            <text:p>3,87932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34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Gramenet</text:p>
          </table:table-cell>
          <table:table-cell office:value-type="float" office:value="43.54888214" calcext:value-type="float">
            <text:p>43,54888214</text:p>
          </table:table-cell>
          <table:table-cell office:value-type="float" office:value="3.89450214" calcext:value-type="float">
            <text:p>3,89450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56</text:p>
          </table:table-cell>
          <table:table-cell office:value-type="float" office:value="17217" calcext:value-type="float">
            <text:p>17217</text:p>
          </table:table-cell>
          <table:table-cell office:value-type="string" calcext:value-type="string">
            <text:p>Gramenet</text:p>
          </table:table-cell>
          <table:table-cell office:value-type="float" office:value="43.54888214" calcext:value-type="float">
            <text:p>43,54888214</text:p>
          </table:table-cell>
          <table:table-cell office:value-type="float" office:value="3.89450214" calcext:value-type="float">
            <text:p>3,89450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35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Mairie</text:p>
          </table:table-cell>
          <table:table-cell office:value-type="float" office:value="43.56862144" calcext:value-type="float">
            <text:p>43,56862144</text:p>
          </table:table-cell>
          <table:table-cell office:value-type="float" office:value="3.90423211" calcext:value-type="float">
            <text:p>3,90423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66</text:p>
          </table:table-cell>
          <table:table-cell office:value-type="float" office:value="18103" calcext:value-type="float">
            <text:p>18103</text:p>
          </table:table-cell>
          <table:table-cell office:value-type="string" calcext:value-type="string">
            <text:p>Mairie</text:p>
          </table:table-cell>
          <table:table-cell office:value-type="float" office:value="43.56843102" calcext:value-type="float">
            <text:p>43,56843102</text:p>
          </table:table-cell>
          <table:table-cell office:value-type="float" office:value="3.90403526" calcext:value-type="float">
            <text:p>3,90403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75</text:p>
          </table:table-cell>
          <table:table-cell office:value-type="float" office:value="18206" calcext:value-type="float">
            <text:p>18206</text:p>
          </table:table-cell>
          <table:table-cell office:value-type="string" calcext:value-type="string">
            <text:p>Mairie</text:p>
          </table:table-cell>
          <table:table-cell office:value-type="float" office:value="43.56881186" calcext:value-type="float">
            <text:p>43,56881186</text:p>
          </table:table-cell>
          <table:table-cell office:value-type="float" office:value="3.90442896" calcext:value-type="float">
            <text:p>3,90442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36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Manse</text:p>
          </table:table-cell>
          <table:table-cell office:value-type="float" office:value="43.570988415" calcext:value-type="float">
            <text:p>43,570988415</text:p>
          </table:table-cell>
          <table:table-cell office:value-type="float" office:value="3.877776985" calcext:value-type="float">
            <text:p>3,877776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71</text:p>
          </table:table-cell>
          <table:table-cell office:value-type="float" office:value="27103" calcext:value-type="float">
            <text:p>27103</text:p>
          </table:table-cell>
          <table:table-cell office:value-type="string" calcext:value-type="string">
            <text:p>Manse</text:p>
          </table:table-cell>
          <table:table-cell office:value-type="float" office:value="43.5709752" calcext:value-type="float">
            <text:p>43,5709752</text:p>
          </table:table-cell>
          <table:table-cell office:value-type="float" office:value="3.87775808" calcext:value-type="float">
            <text:p>3,87775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77</text:p>
          </table:table-cell>
          <table:table-cell office:value-type="float" office:value="27211" calcext:value-type="float">
            <text:p>27211</text:p>
          </table:table-cell>
          <table:table-cell office:value-type="string" calcext:value-type="string">
            <text:p>Manse</text:p>
          </table:table-cell>
          <table:table-cell office:value-type="float" office:value="43.57100163" calcext:value-type="float">
            <text:p>43,57100163</text:p>
          </table:table-cell>
          <table:table-cell office:value-type="float" office:value="3.87779589" calcext:value-type="float">
            <text:p>3,87779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37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Méjean</text:p>
          </table:table-cell>
          <table:table-cell office:value-type="float" office:value="43.56736022" calcext:value-type="float">
            <text:p>43,56736022</text:p>
          </table:table-cell>
          <table:table-cell office:value-type="float" office:value="3.90038357" calcext:value-type="float">
            <text:p>3,900383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65</text:p>
          </table:table-cell>
          <table:table-cell office:value-type="float" office:value="18102" calcext:value-type="float">
            <text:p>18102</text:p>
          </table:table-cell>
          <table:table-cell office:value-type="string" calcext:value-type="string">
            <text:p>Méjean</text:p>
          </table:table-cell>
          <table:table-cell office:value-type="float" office:value="43.56736022" calcext:value-type="float">
            <text:p>43,56736022</text:p>
          </table:table-cell>
          <table:table-cell office:value-type="float" office:value="3.90038357" calcext:value-type="float">
            <text:p>3,90038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38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Montouzères</text:p>
          </table:table-cell>
          <table:table-cell office:value-type="float" office:value="43.5684388" calcext:value-type="float">
            <text:p>43,5684388</text:p>
          </table:table-cell>
          <table:table-cell office:value-type="float" office:value="3.88414941" calcext:value-type="float">
            <text:p>3,884149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69</text:p>
          </table:table-cell>
          <table:table-cell office:value-type="float" office:value="18119" calcext:value-type="float">
            <text:p>18119</text:p>
          </table:table-cell>
          <table:table-cell office:value-type="string" calcext:value-type="string">
            <text:p>Montouzères</text:p>
          </table:table-cell>
          <table:table-cell office:value-type="float" office:value="43.56824792" calcext:value-type="float">
            <text:p>43,56824792</text:p>
          </table:table-cell>
          <table:table-cell office:value-type="float" office:value="3.88366826" calcext:value-type="float">
            <text:p>3,88366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80</text:p>
          </table:table-cell>
          <table:table-cell office:value-type="float" office:value="18223" calcext:value-type="float">
            <text:p>18223</text:p>
          </table:table-cell>
          <table:table-cell office:value-type="string" calcext:value-type="string">
            <text:p>Montouzères</text:p>
          </table:table-cell>
          <table:table-cell office:value-type="float" office:value="43.56862968" calcext:value-type="float">
            <text:p>43,56862968</text:p>
          </table:table-cell>
          <table:table-cell office:value-type="float" office:value="3.88463056" calcext:value-type="float">
            <text:p>3,88463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39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Montpellieret</text:p>
          </table:table-cell>
          <table:table-cell office:value-type="float" office:value="43.560380995" calcext:value-type="float">
            <text:p>43,560380995</text:p>
          </table:table-cell>
          <table:table-cell office:value-type="float" office:value="3.877460145" calcext:value-type="float">
            <text:p>3,877460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68</text:p>
          </table:table-cell>
          <table:table-cell office:value-type="float" office:value="18118" calcext:value-type="float">
            <text:p>18118</text:p>
          </table:table-cell>
          <table:table-cell office:value-type="string" calcext:value-type="string">
            <text:p>Montpellieret</text:p>
          </table:table-cell>
          <table:table-cell office:value-type="float" office:value="43.56038963" calcext:value-type="float">
            <text:p>43,56038963</text:p>
          </table:table-cell>
          <table:table-cell office:value-type="float" office:value="3.8774851" calcext:value-type="float">
            <text:p>3,8774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71</text:p>
          </table:table-cell>
          <table:table-cell office:value-type="float" office:value="18122" calcext:value-type="float">
            <text:p>18122</text:p>
          </table:table-cell>
          <table:table-cell office:value-type="string" calcext:value-type="string">
            <text:p>Montpellieret</text:p>
          </table:table-cell>
          <table:table-cell office:value-type="float" office:value="43.56037236" calcext:value-type="float">
            <text:p>43,56037236</text:p>
          </table:table-cell>
          <table:table-cell office:value-type="float" office:value="3.87743519" calcext:value-type="float">
            <text:p>3,87743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79</text:p>
          </table:table-cell>
          <table:table-cell office:value-type="float" office:value="18222" calcext:value-type="float">
            <text:p>18222</text:p>
          </table:table-cell>
          <table:table-cell office:value-type="string" calcext:value-type="string">
            <text:p>Montpellieret</text:p>
          </table:table-cell>
          <table:table-cell office:value-type="float" office:value="43.56038963" calcext:value-type="float">
            <text:p>43,56038963</text:p>
          </table:table-cell>
          <table:table-cell office:value-type="float" office:value="3.8774851" calcext:value-type="float">
            <text:p>3,8774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82</text:p>
          </table:table-cell>
          <table:table-cell office:value-type="float" office:value="18226" calcext:value-type="float">
            <text:p>18226</text:p>
          </table:table-cell>
          <table:table-cell office:value-type="string" calcext:value-type="string">
            <text:p>Montpellieret</text:p>
          </table:table-cell>
          <table:table-cell office:value-type="float" office:value="43.56037236" calcext:value-type="float">
            <text:p>43,56037236</text:p>
          </table:table-cell>
          <table:table-cell office:value-type="float" office:value="3.87743519" calcext:value-type="float">
            <text:p>3,87743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40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Oasis Palavasienne</text:p>
          </table:table-cell>
          <table:table-cell office:value-type="float" office:value="43.55525603" calcext:value-type="float">
            <text:p>43,55525603</text:p>
          </table:table-cell>
          <table:table-cell office:value-type="float" office:value="3.89290829" calcext:value-type="float">
            <text:p>3,892908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50</text:p>
          </table:table-cell>
          <table:table-cell office:value-type="float" office:value="17104" calcext:value-type="float">
            <text:p>17104</text:p>
          </table:table-cell>
          <table:table-cell office:value-type="string" calcext:value-type="string">
            <text:p>Oasis Palavasienne</text:p>
          </table:table-cell>
          <table:table-cell office:value-type="float" office:value="43.5552107" calcext:value-type="float">
            <text:p>43,5552107</text:p>
          </table:table-cell>
          <table:table-cell office:value-type="float" office:value="3.89262277" calcext:value-type="float">
            <text:p>3,89262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57</text:p>
          </table:table-cell>
          <table:table-cell office:value-type="float" office:value="17218" calcext:value-type="float">
            <text:p>17218</text:p>
          </table:table-cell>
          <table:table-cell office:value-type="string" calcext:value-type="string">
            <text:p>Oasis Palavasienne</text:p>
          </table:table-cell>
          <table:table-cell office:value-type="float" office:value="43.55530136" calcext:value-type="float">
            <text:p>43,55530136</text:p>
          </table:table-cell>
          <table:table-cell office:value-type="float" office:value="3.89319381" calcext:value-type="float">
            <text:p>3,89319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41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Saint-Pierre</text:p>
          </table:table-cell>
          <table:table-cell office:value-type="float" office:value="43.572507845" calcext:value-type="float">
            <text:p>43,572507845</text:p>
          </table:table-cell>
          <table:table-cell office:value-type="float" office:value="3.89376129" calcext:value-type="float">
            <text:p>3,89376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70</text:p>
          </table:table-cell>
          <table:table-cell office:value-type="float" office:value="18121" calcext:value-type="float">
            <text:p>18121</text:p>
          </table:table-cell>
          <table:table-cell office:value-type="string" calcext:value-type="string">
            <text:p>Saint-Pierre</text:p>
          </table:table-cell>
          <table:table-cell office:value-type="float" office:value="43.57261995" calcext:value-type="float">
            <text:p>43,57261995</text:p>
          </table:table-cell>
          <table:table-cell office:value-type="float" office:value="3.89346761" calcext:value-type="float">
            <text:p>3,89346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81</text:p>
          </table:table-cell>
          <table:table-cell office:value-type="float" office:value="18224" calcext:value-type="float">
            <text:p>18224</text:p>
          </table:table-cell>
          <table:table-cell office:value-type="string" calcext:value-type="string">
            <text:p>Saint-Pierre</text:p>
          </table:table-cell>
          <table:table-cell office:value-type="float" office:value="43.57239574" calcext:value-type="float">
            <text:p>43,57239574</text:p>
          </table:table-cell>
          <table:table-cell office:value-type="float" office:value="3.89405497" calcext:value-type="float">
            <text:p>3,89405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42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Ancienne Gare</text:p>
          </table:table-cell>
          <table:table-cell office:value-type="float" office:value="43.589336685" calcext:value-type="float">
            <text:p>43,589336685</text:p>
          </table:table-cell>
          <table:table-cell office:value-type="float" office:value="3.801049355" calcext:value-type="float">
            <text:p>3,8010493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Ancienne Gare</text:p>
          </table:table-cell>
          <table:table-cell office:value-type="float" office:value="43.58933063" calcext:value-type="float">
            <text:p>43,58933063</text:p>
          </table:table-cell>
          <table:table-cell office:value-type="float" office:value="3.80083277" calcext:value-type="float">
            <text:p>3,80083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22</text:p>
          </table:table-cell>
          <table:table-cell office:value-type="float" office:value="38206" calcext:value-type="float">
            <text:p>38206</text:p>
          </table:table-cell>
          <table:table-cell office:value-type="string" calcext:value-type="string">
            <text:p>Ancienne Gare</text:p>
          </table:table-cell>
          <table:table-cell office:value-type="float" office:value="43.58934274" calcext:value-type="float">
            <text:p>43,58934274</text:p>
          </table:table-cell>
          <table:table-cell office:value-type="float" office:value="3.80126594" calcext:value-type="float">
            <text:p>3,80126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43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La Capoulière</text:p>
          </table:table-cell>
          <table:table-cell office:value-type="float" office:value="43.58692822" calcext:value-type="float">
            <text:p>43,58692822</text:p>
          </table:table-cell>
          <table:table-cell office:value-type="float" office:value="3.809935055" calcext:value-type="float">
            <text:p>3,8099350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float" office:value="38102" calcext:value-type="float">
            <text:p>38102</text:p>
          </table:table-cell>
          <table:table-cell office:value-type="string" calcext:value-type="string">
            <text:p>La Capoulière</text:p>
          </table:table-cell>
          <table:table-cell office:value-type="float" office:value="43.58688048" calcext:value-type="float">
            <text:p>43,58688048</text:p>
          </table:table-cell>
          <table:table-cell office:value-type="float" office:value="3.80981016" calcext:value-type="float">
            <text:p>3,8098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18</text:p>
          </table:table-cell>
          <table:table-cell office:value-type="float" office:value="38202" calcext:value-type="float">
            <text:p>38202</text:p>
          </table:table-cell>
          <table:table-cell office:value-type="string" calcext:value-type="string">
            <text:p>La Capoulière</text:p>
          </table:table-cell>
          <table:table-cell office:value-type="float" office:value="43.58697596" calcext:value-type="float">
            <text:p>43,58697596</text:p>
          </table:table-cell>
          <table:table-cell office:value-type="float" office:value="3.81005995" calcext:value-type="float">
            <text:p>3,81005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44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La Croix</text:p>
          </table:table-cell>
          <table:table-cell office:value-type="float" office:value="43.58524089" calcext:value-type="float">
            <text:p>43,58524089</text:p>
          </table:table-cell>
          <table:table-cell office:value-type="float" office:value="3.807758335" calcext:value-type="float">
            <text:p>3,8077583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float" office:value="38103" calcext:value-type="float">
            <text:p>38103</text:p>
          </table:table-cell>
          <table:table-cell office:value-type="string" calcext:value-type="string">
            <text:p>La Croix</text:p>
          </table:table-cell>
          <table:table-cell office:value-type="float" office:value="43.58525479" calcext:value-type="float">
            <text:p>43,58525479</text:p>
          </table:table-cell>
          <table:table-cell office:value-type="float" office:value="3.80772778" calcext:value-type="float">
            <text:p>3,80772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19</text:p>
          </table:table-cell>
          <table:table-cell office:value-type="float" office:value="38203" calcext:value-type="float">
            <text:p>38203</text:p>
          </table:table-cell>
          <table:table-cell office:value-type="string" calcext:value-type="string">
            <text:p>La Croix</text:p>
          </table:table-cell>
          <table:table-cell office:value-type="float" office:value="43.58522699" calcext:value-type="float">
            <text:p>43,58522699</text:p>
          </table:table-cell>
          <table:table-cell office:value-type="float" office:value="3.80778889" calcext:value-type="float">
            <text:p>3,8077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45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Les Serres</text:p>
          </table:table-cell>
          <table:table-cell office:value-type="float" office:value="43.585278005" calcext:value-type="float">
            <text:p>43,585278005</text:p>
          </table:table-cell>
          <table:table-cell office:value-type="float" office:value="3.80436469" calcext:value-type="float">
            <text:p>3,80436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float" office:value="38104" calcext:value-type="float">
            <text:p>38104</text:p>
          </table:table-cell>
          <table:table-cell office:value-type="string" calcext:value-type="string">
            <text:p>Les Serres</text:p>
          </table:table-cell>
          <table:table-cell office:value-type="float" office:value="43.58533709" calcext:value-type="float">
            <text:p>43,58533709</text:p>
          </table:table-cell>
          <table:table-cell office:value-type="float" office:value="3.80431674" calcext:value-type="float">
            <text:p>3,80431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20</text:p>
          </table:table-cell>
          <table:table-cell office:value-type="float" office:value="38204" calcext:value-type="float">
            <text:p>38204</text:p>
          </table:table-cell>
          <table:table-cell office:value-type="string" calcext:value-type="string">
            <text:p>Les Serres</text:p>
          </table:table-cell>
          <table:table-cell office:value-type="float" office:value="43.58521892" calcext:value-type="float">
            <text:p>43,58521892</text:p>
          </table:table-cell>
          <table:table-cell office:value-type="float" office:value="3.80441264" calcext:value-type="float">
            <text:p>3,80441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46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Mas de Lépôt</text:p>
          </table:table-cell>
          <table:table-cell office:value-type="float" office:value="43.586458615" calcext:value-type="float">
            <text:p>43,586458615</text:p>
          </table:table-cell>
          <table:table-cell office:value-type="float" office:value="3.79816836" calcext:value-type="float">
            <text:p>3,798168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14</text:p>
          </table:table-cell>
          <table:table-cell office:value-type="float" office:value="38107" calcext:value-type="float">
            <text:p>38107</text:p>
          </table:table-cell>
          <table:table-cell office:value-type="string" calcext:value-type="string">
            <text:p>Mas de Lépôt</text:p>
          </table:table-cell>
          <table:table-cell office:value-type="float" office:value="43.58630411" calcext:value-type="float">
            <text:p>43,58630411</text:p>
          </table:table-cell>
          <table:table-cell office:value-type="float" office:value="3.79796036" calcext:value-type="float">
            <text:p>3,79796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23</text:p>
          </table:table-cell>
          <table:table-cell office:value-type="float" office:value="38207" calcext:value-type="float">
            <text:p>38207</text:p>
          </table:table-cell>
          <table:table-cell office:value-type="string" calcext:value-type="string">
            <text:p>Mas de Lépôt</text:p>
          </table:table-cell>
          <table:table-cell office:value-type="float" office:value="43.58661312" calcext:value-type="float">
            <text:p>43,58661312</text:p>
          </table:table-cell>
          <table:table-cell office:value-type="float" office:value="3.79837636" calcext:value-type="float">
            <text:p>3,79837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47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Mas la Farouch</text:p>
          </table:table-cell>
          <table:table-cell office:value-type="float" office:value="43.5874601" calcext:value-type="float">
            <text:p>43,5874601</text:p>
          </table:table-cell>
          <table:table-cell office:value-type="float" office:value="3.80254714" calcext:value-type="float">
            <text:p>3,802547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12</text:p>
          </table:table-cell>
          <table:table-cell office:value-type="float" office:value="38105" calcext:value-type="float">
            <text:p>38105</text:p>
          </table:table-cell>
          <table:table-cell office:value-type="string" calcext:value-type="string">
            <text:p>Mas la Farouch</text:p>
          </table:table-cell>
          <table:table-cell office:value-type="float" office:value="43.5874913" calcext:value-type="float">
            <text:p>43,5874913</text:p>
          </table:table-cell>
          <table:table-cell office:value-type="float" office:value="3.80256649" calcext:value-type="float">
            <text:p>3,80256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21</text:p>
          </table:table-cell>
          <table:table-cell office:value-type="float" office:value="38205" calcext:value-type="float">
            <text:p>38205</text:p>
          </table:table-cell>
          <table:table-cell office:value-type="string" calcext:value-type="string">
            <text:p>Mas la Farouch</text:p>
          </table:table-cell>
          <table:table-cell office:value-type="float" office:value="43.5874289" calcext:value-type="float">
            <text:p>43,5874289</text:p>
          </table:table-cell>
          <table:table-cell office:value-type="float" office:value="3.80252779" calcext:value-type="float">
            <text:p>3,80252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48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Camp du Soleil</text:p>
          </table:table-cell>
          <table:table-cell office:value-type="float" office:value="43.7496008" calcext:value-type="float">
            <text:p>43,7496008</text:p>
          </table:table-cell>
          <table:table-cell office:value-type="float" office:value="3.96130753" calcext:value-type="float">
            <text:p>3,961307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04</text:p>
          </table:table-cell>
          <table:table-cell office:value-type="float" office:value="36259" calcext:value-type="float">
            <text:p>36259</text:p>
          </table:table-cell>
          <table:table-cell office:value-type="string" calcext:value-type="string">
            <text:p>Camp du Soleil</text:p>
          </table:table-cell>
          <table:table-cell office:value-type="float" office:value="43.7496008" calcext:value-type="float">
            <text:p>43,7496008</text:p>
          </table:table-cell>
          <table:table-cell office:value-type="float" office:value="3.96130753" calcext:value-type="float">
            <text:p>3,96130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25</text:p>
          </table:table-cell>
          <table:table-cell office:value-type="float" office:value="27129" calcext:value-type="float">
            <text:p>27129</text:p>
          </table:table-cell>
          <table:table-cell office:value-type="string" calcext:value-type="string">
            <text:p>Camp du Soleil</text:p>
          </table:table-cell>
          <table:table-cell office:value-type="float" office:value="43.7496008" calcext:value-type="float">
            <text:p>43,7496008</text:p>
          </table:table-cell>
          <table:table-cell office:value-type="float" office:value="3.96130753" calcext:value-type="float">
            <text:p>3,96130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51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Aqueduc</text:p>
          </table:table-cell>
          <table:table-cell office:value-type="float" office:value="43.654209985" calcext:value-type="float">
            <text:p>43,654209985</text:p>
          </table:table-cell>
          <table:table-cell office:value-type="float" office:value="3.85617696" calcext:value-type="float">
            <text:p>3,856176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30</text:p>
          </table:table-cell>
          <table:table-cell office:value-type="float" office:value="23104" calcext:value-type="float">
            <text:p>23104</text:p>
          </table:table-cell>
          <table:table-cell office:value-type="string" calcext:value-type="string">
            <text:p>Aqueduc</text:p>
          </table:table-cell>
          <table:table-cell office:value-type="float" office:value="43.65427315" calcext:value-type="float">
            <text:p>43,65427315</text:p>
          </table:table-cell>
          <table:table-cell office:value-type="float" office:value="3.85616007" calcext:value-type="float">
            <text:p>3,85616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74</text:p>
          </table:table-cell>
          <table:table-cell office:value-type="float" office:value="23224" calcext:value-type="float">
            <text:p>23224</text:p>
          </table:table-cell>
          <table:table-cell office:value-type="string" calcext:value-type="string">
            <text:p>Aqueduc</text:p>
          </table:table-cell>
          <table:table-cell office:value-type="float" office:value="43.65414682" calcext:value-type="float">
            <text:p>43,65414682</text:p>
          </table:table-cell>
          <table:table-cell office:value-type="float" office:value="3.85619385" calcext:value-type="float">
            <text:p>3,85619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52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Baillarguet</text:p>
          </table:table-cell>
          <table:table-cell office:value-type="float" office:value="43.677515635" calcext:value-type="float">
            <text:p>43,677515635</text:p>
          </table:table-cell>
          <table:table-cell office:value-type="float" office:value="3.867097115" calcext:value-type="float">
            <text:p>3,867097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41</text:p>
          </table:table-cell>
          <table:table-cell office:value-type="float" office:value="23115" calcext:value-type="float">
            <text:p>23115</text:p>
          </table:table-cell>
          <table:table-cell office:value-type="string" calcext:value-type="string">
            <text:p>Baillarguet</text:p>
          </table:table-cell>
          <table:table-cell office:value-type="float" office:value="43.67773441" calcext:value-type="float">
            <text:p>43,67773441</text:p>
          </table:table-cell>
          <table:table-cell office:value-type="float" office:value="3.86720208" calcext:value-type="float">
            <text:p>3,86720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63</text:p>
          </table:table-cell>
          <table:table-cell office:value-type="float" office:value="23213" calcext:value-type="float">
            <text:p>23213</text:p>
          </table:table-cell>
          <table:table-cell office:value-type="string" calcext:value-type="string">
            <text:p>Baillarguet</text:p>
          </table:table-cell>
          <table:table-cell office:value-type="float" office:value="43.67729686" calcext:value-type="float">
            <text:p>43,67729686</text:p>
          </table:table-cell>
          <table:table-cell office:value-type="float" office:value="3.86699215" calcext:value-type="float">
            <text:p>3,86699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53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Chemin du Cambas</text:p>
          </table:table-cell>
          <table:table-cell office:value-type="float" office:value="43.658732135" calcext:value-type="float">
            <text:p>43,658732135</text:p>
          </table:table-cell>
          <table:table-cell office:value-type="float" office:value="3.850384685" calcext:value-type="float">
            <text:p>3,8503846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32</text:p>
          </table:table-cell>
          <table:table-cell office:value-type="float" office:value="23106" calcext:value-type="float">
            <text:p>23106</text:p>
          </table:table-cell>
          <table:table-cell office:value-type="string" calcext:value-type="string">
            <text:p>Chemin du Cambas</text:p>
          </table:table-cell>
          <table:table-cell office:value-type="float" office:value="43.6586039" calcext:value-type="float">
            <text:p>43,6586039</text:p>
          </table:table-cell>
          <table:table-cell office:value-type="float" office:value="3.85055464" calcext:value-type="float">
            <text:p>3,85055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72</text:p>
          </table:table-cell>
          <table:table-cell office:value-type="float" office:value="23222" calcext:value-type="float">
            <text:p>23222</text:p>
          </table:table-cell>
          <table:table-cell office:value-type="string" calcext:value-type="string">
            <text:p>Chemin du Cambas</text:p>
          </table:table-cell>
          <table:table-cell office:value-type="float" office:value="43.65886037" calcext:value-type="float">
            <text:p>43,65886037</text:p>
          </table:table-cell>
          <table:table-cell office:value-type="float" office:value="3.85021473" calcext:value-type="float">
            <text:p>3,85021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54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Chemin Neuf</text:p>
          </table:table-cell>
          <table:table-cell office:value-type="float" office:value="43.66726104" calcext:value-type="float">
            <text:p>43,66726104</text:p>
          </table:table-cell>
          <table:table-cell office:value-type="float" office:value="3.858586465" calcext:value-type="float">
            <text:p>3,8585864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37</text:p>
          </table:table-cell>
          <table:table-cell office:value-type="float" office:value="23111" calcext:value-type="float">
            <text:p>23111</text:p>
          </table:table-cell>
          <table:table-cell office:value-type="string" calcext:value-type="string">
            <text:p>Chemin Neuf</text:p>
          </table:table-cell>
          <table:table-cell office:value-type="float" office:value="43.66711311" calcext:value-type="float">
            <text:p>43,66711311</text:p>
          </table:table-cell>
          <table:table-cell office:value-type="float" office:value="3.85855775" calcext:value-type="float">
            <text:p>3,85855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67</text:p>
          </table:table-cell>
          <table:table-cell office:value-type="float" office:value="23217" calcext:value-type="float">
            <text:p>23217</text:p>
          </table:table-cell>
          <table:table-cell office:value-type="string" calcext:value-type="string">
            <text:p>Chemin Neuf</text:p>
          </table:table-cell>
          <table:table-cell office:value-type="float" office:value="43.66740897" calcext:value-type="float">
            <text:p>43,66740897</text:p>
          </table:table-cell>
          <table:table-cell office:value-type="float" office:value="3.85861518" calcext:value-type="float">
            <text:p>3,85861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55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Cirad de Baillarguet</text:p>
          </table:table-cell>
          <table:table-cell office:value-type="float" office:value="43.68429964" calcext:value-type="float">
            <text:p>43,68429964</text:p>
          </table:table-cell>
          <table:table-cell office:value-type="float" office:value="3.87654544" calcext:value-type="float">
            <text:p>3,876545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51</text:p>
          </table:table-cell>
          <table:table-cell office:value-type="float" office:value="23125" calcext:value-type="float">
            <text:p>23125</text:p>
          </table:table-cell>
          <table:table-cell office:value-type="string" calcext:value-type="string">
            <text:p>Cirad de Baillarguet</text:p>
          </table:table-cell>
          <table:table-cell office:value-type="float" office:value="43.68429964" calcext:value-type="float">
            <text:p>43,68429964</text:p>
          </table:table-cell>
          <table:table-cell office:value-type="float" office:value="3.87654544" calcext:value-type="float">
            <text:p>3,87654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80</text:p>
          </table:table-cell>
          <table:table-cell office:value-type="float" office:value="23233" calcext:value-type="float">
            <text:p>23233</text:p>
          </table:table-cell>
          <table:table-cell office:value-type="string" calcext:value-type="string">
            <text:p>Cirad de Baillarguet</text:p>
          </table:table-cell>
          <table:table-cell office:value-type="float" office:value="43.68429964" calcext:value-type="float">
            <text:p>43,68429964</text:p>
          </table:table-cell>
          <table:table-cell office:value-type="float" office:value="3.87654544" calcext:value-type="float">
            <text:p>3,87654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56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Distillerie</text:p>
          </table:table-cell>
          <table:table-cell office:value-type="float" office:value="43.67514345" calcext:value-type="float">
            <text:p>43,67514345</text:p>
          </table:table-cell>
          <table:table-cell office:value-type="float" office:value="3.86733076" calcext:value-type="float">
            <text:p>3,867330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office:value-type="float" office:value="23114" calcext:value-type="float">
            <text:p>23114</text:p>
          </table:table-cell>
          <table:table-cell office:value-type="string" calcext:value-type="string">
            <text:p>Distillerie</text:p>
          </table:table-cell>
          <table:table-cell office:value-type="float" office:value="43.67506152" calcext:value-type="float">
            <text:p>43,67506152</text:p>
          </table:table-cell>
          <table:table-cell office:value-type="float" office:value="3.86740288" calcext:value-type="float">
            <text:p>3,86740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64</text:p>
          </table:table-cell>
          <table:table-cell office:value-type="float" office:value="23214" calcext:value-type="float">
            <text:p>23214</text:p>
          </table:table-cell>
          <table:table-cell office:value-type="string" calcext:value-type="string">
            <text:p>Distillerie</text:p>
          </table:table-cell>
          <table:table-cell office:value-type="float" office:value="43.67522538" calcext:value-type="float">
            <text:p>43,67522538</text:p>
          </table:table-cell>
          <table:table-cell office:value-type="float" office:value="3.86725864" calcext:value-type="float">
            <text:p>3,86725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57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Font de Salomé</text:p>
          </table:table-cell>
          <table:table-cell office:value-type="float" office:value="43.67835934" calcext:value-type="float">
            <text:p>43,67835934</text:p>
          </table:table-cell>
          <table:table-cell office:value-type="float" office:value="3.87322647" calcext:value-type="float">
            <text:p>3,873226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55</text:p>
          </table:table-cell>
          <table:table-cell office:value-type="float" office:value="23133" calcext:value-type="float">
            <text:p>23133</text:p>
          </table:table-cell>
          <table:table-cell office:value-type="string" calcext:value-type="string">
            <text:p>Font de Salomé</text:p>
          </table:table-cell>
          <table:table-cell office:value-type="float" office:value="43.67852763" calcext:value-type="float">
            <text:p>43,67852763</text:p>
          </table:table-cell>
          <table:table-cell office:value-type="float" office:value="3.87340442" calcext:value-type="float">
            <text:p>3,87340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81</text:p>
          </table:table-cell>
          <table:table-cell office:value-type="float" office:value="23237" calcext:value-type="float">
            <text:p>23237</text:p>
          </table:table-cell>
          <table:table-cell office:value-type="string" calcext:value-type="string">
            <text:p>Font de Salomé</text:p>
          </table:table-cell>
          <table:table-cell office:value-type="float" office:value="43.67819105" calcext:value-type="float">
            <text:p>43,67819105</text:p>
          </table:table-cell>
          <table:table-cell office:value-type="float" office:value="3.87304852" calcext:value-type="float">
            <text:p>3,87304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58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Font du Noyer</text:p>
          </table:table-cell>
          <table:table-cell office:value-type="float" office:value="43.66593124" calcext:value-type="float">
            <text:p>43,66593124</text:p>
          </table:table-cell>
          <table:table-cell office:value-type="float" office:value="3.852445635" calcext:value-type="float">
            <text:p>3,8524456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36</text:p>
          </table:table-cell>
          <table:table-cell office:value-type="float" office:value="23110" calcext:value-type="float">
            <text:p>23110</text:p>
          </table:table-cell>
          <table:table-cell office:value-type="string" calcext:value-type="string">
            <text:p>Font du Noyer</text:p>
          </table:table-cell>
          <table:table-cell office:value-type="float" office:value="43.66592104" calcext:value-type="float">
            <text:p>43,66592104</text:p>
          </table:table-cell>
          <table:table-cell office:value-type="float" office:value="3.85253205" calcext:value-type="float">
            <text:p>3,85253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68</text:p>
          </table:table-cell>
          <table:table-cell office:value-type="float" office:value="23218" calcext:value-type="float">
            <text:p>23218</text:p>
          </table:table-cell>
          <table:table-cell office:value-type="string" calcext:value-type="string">
            <text:p>Font du Noyer</text:p>
          </table:table-cell>
          <table:table-cell office:value-type="float" office:value="43.66594144" calcext:value-type="float">
            <text:p>43,66594144</text:p>
          </table:table-cell>
          <table:table-cell office:value-type="float" office:value="3.85235922" calcext:value-type="float">
            <text:p>3,85235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59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Fontaine des Chênes</text:p>
          </table:table-cell>
          <table:table-cell office:value-type="float" office:value="43.66201641" calcext:value-type="float">
            <text:p>43,66201641</text:p>
          </table:table-cell>
          <table:table-cell office:value-type="float" office:value="3.847276915" calcext:value-type="float">
            <text:p>3,8472769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34</text:p>
          </table:table-cell>
          <table:table-cell office:value-type="float" office:value="23108" calcext:value-type="float">
            <text:p>23108</text:p>
          </table:table-cell>
          <table:table-cell office:value-type="string" calcext:value-type="string">
            <text:p>Fontaine des Chênes</text:p>
          </table:table-cell>
          <table:table-cell office:value-type="float" office:value="43.66219234" calcext:value-type="float">
            <text:p>43,66219234</text:p>
          </table:table-cell>
          <table:table-cell office:value-type="float" office:value="3.84723204" calcext:value-type="float">
            <text:p>3,84723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70</text:p>
          </table:table-cell>
          <table:table-cell office:value-type="float" office:value="23220" calcext:value-type="float">
            <text:p>23220</text:p>
          </table:table-cell>
          <table:table-cell office:value-type="string" calcext:value-type="string">
            <text:p>Fontaine des Chênes</text:p>
          </table:table-cell>
          <table:table-cell office:value-type="float" office:value="43.66184048" calcext:value-type="float">
            <text:p>43,66184048</text:p>
          </table:table-cell>
          <table:table-cell office:value-type="float" office:value="3.84732179" calcext:value-type="float">
            <text:p>3,84732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60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La Grand Font</text:p>
          </table:table-cell>
          <table:table-cell office:value-type="float" office:value="43.668859685" calcext:value-type="float">
            <text:p>43,668859685</text:p>
          </table:table-cell>
          <table:table-cell office:value-type="float" office:value="3.860616855" calcext:value-type="float">
            <text:p>3,8606168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38</text:p>
          </table:table-cell>
          <table:table-cell office:value-type="float" office:value="23112" calcext:value-type="float">
            <text:p>23112</text:p>
          </table:table-cell>
          <table:table-cell office:value-type="string" calcext:value-type="string">
            <text:p>La Grand Font</text:p>
          </table:table-cell>
          <table:table-cell office:value-type="float" office:value="43.66895737" calcext:value-type="float">
            <text:p>43,66895737</text:p>
          </table:table-cell>
          <table:table-cell office:value-type="float" office:value="3.86102197" calcext:value-type="float">
            <text:p>3,86102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66</text:p>
          </table:table-cell>
          <table:table-cell office:value-type="float" office:value="23216" calcext:value-type="float">
            <text:p>23216</text:p>
          </table:table-cell>
          <table:table-cell office:value-type="string" calcext:value-type="string">
            <text:p>La Grand Font</text:p>
          </table:table-cell>
          <table:table-cell office:value-type="float" office:value="43.668762" calcext:value-type="float">
            <text:p>43,668762</text:p>
          </table:table-cell>
          <table:table-cell office:value-type="float" office:value="3.86021174" calcext:value-type="float">
            <text:p>3,86021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61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La Lironde</text:p>
          </table:table-cell>
          <table:table-cell office:value-type="float" office:value="43.66006079" calcext:value-type="float">
            <text:p>43,66006079</text:p>
          </table:table-cell>
          <table:table-cell office:value-type="float" office:value="3.84890922" calcext:value-type="float">
            <text:p>3,848909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33</text:p>
          </table:table-cell>
          <table:table-cell office:value-type="float" office:value="23107" calcext:value-type="float">
            <text:p>23107</text:p>
          </table:table-cell>
          <table:table-cell office:value-type="string" calcext:value-type="string">
            <text:p>La Lironde</text:p>
          </table:table-cell>
          <table:table-cell office:value-type="float" office:value="43.65997369" calcext:value-type="float">
            <text:p>43,65997369</text:p>
          </table:table-cell>
          <table:table-cell office:value-type="float" office:value="3.84903074" calcext:value-type="float">
            <text:p>3,84903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71</text:p>
          </table:table-cell>
          <table:table-cell office:value-type="float" office:value="23221" calcext:value-type="float">
            <text:p>23221</text:p>
          </table:table-cell>
          <table:table-cell office:value-type="string" calcext:value-type="string">
            <text:p>La Lironde</text:p>
          </table:table-cell>
          <table:table-cell office:value-type="float" office:value="43.66014789" calcext:value-type="float">
            <text:p>43,66014789</text:p>
          </table:table-cell>
          <table:table-cell office:value-type="float" office:value="3.8487877" calcext:value-type="float">
            <text:p>3,8487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62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Mas de Gué</text:p>
          </table:table-cell>
          <table:table-cell office:value-type="float" office:value="43.65737876" calcext:value-type="float">
            <text:p>43,65737876</text:p>
          </table:table-cell>
          <table:table-cell office:value-type="float" office:value="3.85169846" calcext:value-type="float">
            <text:p>3,851698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31</text:p>
          </table:table-cell>
          <table:table-cell office:value-type="float" office:value="23105" calcext:value-type="float">
            <text:p>23105</text:p>
          </table:table-cell>
          <table:table-cell office:value-type="string" calcext:value-type="string">
            <text:p>Mas de Gué</text:p>
          </table:table-cell>
          <table:table-cell office:value-type="float" office:value="43.65750993" calcext:value-type="float">
            <text:p>43,65750993</text:p>
          </table:table-cell>
          <table:table-cell office:value-type="float" office:value="3.85164003" calcext:value-type="float">
            <text:p>3,85164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73</text:p>
          </table:table-cell>
          <table:table-cell office:value-type="float" office:value="23223" calcext:value-type="float">
            <text:p>23223</text:p>
          </table:table-cell>
          <table:table-cell office:value-type="string" calcext:value-type="string">
            <text:p>Mas de Gué</text:p>
          </table:table-cell>
          <table:table-cell office:value-type="float" office:value="43.65724759" calcext:value-type="float">
            <text:p>43,65724759</text:p>
          </table:table-cell>
          <table:table-cell office:value-type="float" office:value="3.85175689" calcext:value-type="float">
            <text:p>3,85175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63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Picadous</text:p>
          </table:table-cell>
          <table:table-cell office:value-type="float" office:value="43.669628415" calcext:value-type="float">
            <text:p>43,669628415</text:p>
          </table:table-cell>
          <table:table-cell office:value-type="float" office:value="3.86188826" calcext:value-type="float">
            <text:p>3,861888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39</text:p>
          </table:table-cell>
          <table:table-cell office:value-type="float" office:value="23113" calcext:value-type="float">
            <text:p>23113</text:p>
          </table:table-cell>
          <table:table-cell office:value-type="string" calcext:value-type="string">
            <text:p>Picadous</text:p>
          </table:table-cell>
          <table:table-cell office:value-type="float" office:value="43.66940951" calcext:value-type="float">
            <text:p>43,66940951</text:p>
          </table:table-cell>
          <table:table-cell office:value-type="float" office:value="3.86211153" calcext:value-type="float">
            <text:p>3,86211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65</text:p>
          </table:table-cell>
          <table:table-cell office:value-type="float" office:value="23215" calcext:value-type="float">
            <text:p>23215</text:p>
          </table:table-cell>
          <table:table-cell office:value-type="string" calcext:value-type="string">
            <text:p>Picadous</text:p>
          </table:table-cell>
          <table:table-cell office:value-type="float" office:value="43.66984732" calcext:value-type="float">
            <text:p>43,66984732</text:p>
          </table:table-cell>
          <table:table-cell office:value-type="float" office:value="3.86166499" calcext:value-type="float">
            <text:p>3,86166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64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Picheyrou</text:p>
          </table:table-cell>
          <table:table-cell office:value-type="float" office:value="43.653124325" calcext:value-type="float">
            <text:p>43,653124325</text:p>
          </table:table-cell>
          <table:table-cell office:value-type="float" office:value="3.860184385" calcext:value-type="float">
            <text:p>3,8601843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29</text:p>
          </table:table-cell>
          <table:table-cell office:value-type="float" office:value="23103" calcext:value-type="float">
            <text:p>23103</text:p>
          </table:table-cell>
          <table:table-cell office:value-type="string" calcext:value-type="string">
            <text:p>Picheyrou</text:p>
          </table:table-cell>
          <table:table-cell office:value-type="float" office:value="43.65313911" calcext:value-type="float">
            <text:p>43,65313911</text:p>
          </table:table-cell>
          <table:table-cell office:value-type="float" office:value="3.86009192" calcext:value-type="float">
            <text:p>3,86009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75</text:p>
          </table:table-cell>
          <table:table-cell office:value-type="float" office:value="23225" calcext:value-type="float">
            <text:p>23225</text:p>
          </table:table-cell>
          <table:table-cell office:value-type="string" calcext:value-type="string">
            <text:p>Picheyrou</text:p>
          </table:table-cell>
          <table:table-cell office:value-type="float" office:value="43.65310954" calcext:value-type="float">
            <text:p>43,65310954</text:p>
          </table:table-cell>
          <table:table-cell office:value-type="float" office:value="3.86027685" calcext:value-type="float">
            <text:p>3,86027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65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Quatre Chemins</text:p>
          </table:table-cell>
          <table:table-cell office:value-type="float" office:value="43.66505379" calcext:value-type="float">
            <text:p>43,66505379</text:p>
          </table:table-cell>
          <table:table-cell office:value-type="float" office:value="3.846075575" calcext:value-type="float">
            <text:p>3,8460755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35</text:p>
          </table:table-cell>
          <table:table-cell office:value-type="float" office:value="23109" calcext:value-type="float">
            <text:p>23109</text:p>
          </table:table-cell>
          <table:table-cell office:value-type="string" calcext:value-type="string">
            <text:p>Quatre Chemins</text:p>
          </table:table-cell>
          <table:table-cell office:value-type="float" office:value="43.66522394" calcext:value-type="float">
            <text:p>43,66522394</text:p>
          </table:table-cell>
          <table:table-cell office:value-type="float" office:value="3.8464454" calcext:value-type="float">
            <text:p>3,8464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69</text:p>
          </table:table-cell>
          <table:table-cell office:value-type="float" office:value="23219" calcext:value-type="float">
            <text:p>23219</text:p>
          </table:table-cell>
          <table:table-cell office:value-type="string" calcext:value-type="string">
            <text:p>Quatre Chemins</text:p>
          </table:table-cell>
          <table:table-cell office:value-type="float" office:value="43.66488364" calcext:value-type="float">
            <text:p>43,66488364</text:p>
          </table:table-cell>
          <table:table-cell office:value-type="float" office:value="3.84570575" calcext:value-type="float">
            <text:p>3,84570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66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Rapatel</text:p>
          </table:table-cell>
          <table:table-cell office:value-type="float" office:value="43.65155054" calcext:value-type="float">
            <text:p>43,65155054</text:p>
          </table:table-cell>
          <table:table-cell office:value-type="float" office:value="3.864370495" calcext:value-type="float">
            <text:p>3,8643704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28</text:p>
          </table:table-cell>
          <table:table-cell office:value-type="float" office:value="23102" calcext:value-type="float">
            <text:p>23102</text:p>
          </table:table-cell>
          <table:table-cell office:value-type="string" calcext:value-type="string">
            <text:p>Rapatel</text:p>
          </table:table-cell>
          <table:table-cell office:value-type="float" office:value="43.65158858" calcext:value-type="float">
            <text:p>43,65158858</text:p>
          </table:table-cell>
          <table:table-cell office:value-type="float" office:value="3.86422294" calcext:value-type="float">
            <text:p>3,86422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76</text:p>
          </table:table-cell>
          <table:table-cell office:value-type="float" office:value="23226" calcext:value-type="float">
            <text:p>23226</text:p>
          </table:table-cell>
          <table:table-cell office:value-type="string" calcext:value-type="string">
            <text:p>Rapatel</text:p>
          </table:table-cell>
          <table:table-cell office:value-type="float" office:value="43.6515125" calcext:value-type="float">
            <text:p>43,6515125</text:p>
          </table:table-cell>
          <table:table-cell office:value-type="float" office:value="3.86451805" calcext:value-type="float">
            <text:p>3,8645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67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Agropolis</text:p>
          </table:table-cell>
          <table:table-cell office:value-type="float" office:value="43.64674464" calcext:value-type="float">
            <text:p>43,64674464</text:p>
          </table:table-cell>
          <table:table-cell office:value-type="float" office:value="3.8685625" calcext:value-type="float">
            <text:p>3,8685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Agropolis</text:p>
          </table:table-cell>
          <table:table-cell office:value-type="float" office:value="43.64674464" calcext:value-type="float">
            <text:p>43,64674464</text:p>
          </table:table-cell>
          <table:table-cell office:value-type="float" office:value="3.8685625" calcext:value-type="float">
            <text:p>3,8685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68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Aiguelongue</text:p>
          </table:table-cell>
          <table:table-cell office:value-type="float" office:value="43.6264142775" calcext:value-type="float">
            <text:p>43,6264142775</text:p>
          </table:table-cell>
          <table:table-cell office:value-type="float" office:value="3.8826203625" calcext:value-type="float">
            <text:p>3,8826203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Aiguelongue</text:p>
          </table:table-cell>
          <table:table-cell office:value-type="float" office:value="43.62641372" calcext:value-type="float">
            <text:p>43,62641372</text:p>
          </table:table-cell>
          <table:table-cell office:value-type="float" office:value="3.8821872" calcext:value-type="float">
            <text:p>3,8821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Aiguelongue</text:p>
          </table:table-cell>
          <table:table-cell office:value-type="float" office:value="43.62676578" calcext:value-type="float">
            <text:p>43,62676578</text:p>
          </table:table-cell>
          <table:table-cell office:value-type="float" office:value="3.88208535" calcext:value-type="float">
            <text:p>3,88208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09</text:p>
          </table:table-cell>
          <table:table-cell office:value-type="float" office:value="42147" calcext:value-type="float">
            <text:p>42147</text:p>
          </table:table-cell>
          <table:table-cell office:value-type="string" calcext:value-type="string">
            <text:p>Aiguelongue</text:p>
          </table:table-cell>
          <table:table-cell office:value-type="float" office:value="43.62622074" calcext:value-type="float">
            <text:p>43,62622074</text:p>
          </table:table-cell>
          <table:table-cell office:value-type="float" office:value="3.88311015" calcext:value-type="float">
            <text:p>3,88311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29</text:p>
          </table:table-cell>
          <table:table-cell office:value-type="float" office:value="42223" calcext:value-type="float">
            <text:p>42223</text:p>
          </table:table-cell>
          <table:table-cell office:value-type="string" calcext:value-type="string">
            <text:p>Aiguelongue</text:p>
          </table:table-cell>
          <table:table-cell office:value-type="float" office:value="43.62625687" calcext:value-type="float">
            <text:p>43,62625687</text:p>
          </table:table-cell>
          <table:table-cell office:value-type="float" office:value="3.88309875" calcext:value-type="float">
            <text:p>3,88309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69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Aiguelongue (Jussieu)</text:p>
          </table:table-cell>
          <table:table-cell office:value-type="float" office:value="43.638474885" calcext:value-type="float">
            <text:p>43,638474885</text:p>
          </table:table-cell>
          <table:table-cell office:value-type="float" office:value="3.88303977" calcext:value-type="float">
            <text:p>3,883039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float" office:value="11201" calcext:value-type="float">
            <text:p>11201</text:p>
          </table:table-cell>
          <table:table-cell office:value-type="string" calcext:value-type="string">
            <text:p>Aiguelongue (Jussieu)</text:p>
          </table:table-cell>
          <table:table-cell office:value-type="float" office:value="43.63847568" calcext:value-type="float">
            <text:p>43,63847568</text:p>
          </table:table-cell>
          <table:table-cell office:value-type="float" office:value="3.88298409" calcext:value-type="float">
            <text:p>3,88298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68</text:p>
          </table:table-cell>
          <table:table-cell office:value-type="float" office:value="10234" calcext:value-type="float">
            <text:p>10234</text:p>
          </table:table-cell>
          <table:table-cell office:value-type="string" calcext:value-type="string">
            <text:p>Aiguelongue (Jussieu)</text:p>
          </table:table-cell>
          <table:table-cell office:value-type="float" office:value="43.63847409" calcext:value-type="float">
            <text:p>43,63847409</text:p>
          </table:table-cell>
          <table:table-cell office:value-type="float" office:value="3.88309545" calcext:value-type="float">
            <text:p>3,88309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71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Alco</text:p>
          </table:table-cell>
          <table:table-cell office:value-type="float" office:value="43.625723385" calcext:value-type="float">
            <text:p>43,625723385</text:p>
          </table:table-cell>
          <table:table-cell office:value-type="float" office:value="3.83993123" calcext:value-type="float">
            <text:p>3,83993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Alco</text:p>
          </table:table-cell>
          <table:table-cell office:value-type="float" office:value="43.62560971" calcext:value-type="float">
            <text:p>43,62560971</text:p>
          </table:table-cell>
          <table:table-cell office:value-type="float" office:value="3.840349" calcext:value-type="float">
            <text:p>3,840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Alco</text:p>
          </table:table-cell>
          <table:table-cell office:value-type="float" office:value="43.62583706" calcext:value-type="float">
            <text:p>43,62583706</text:p>
          </table:table-cell>
          <table:table-cell office:value-type="float" office:value="3.83951346" calcext:value-type="float">
            <text:p>3,83951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Alfred Nobel</text:p>
          </table:table-cell>
          <table:table-cell office:value-type="float" office:value="43.61575183" calcext:value-type="float">
            <text:p>43,61575183</text:p>
          </table:table-cell>
          <table:table-cell office:value-type="float" office:value="3.90963978" calcext:value-type="float">
            <text:p>3,909639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21</text:p>
          </table:table-cell>
          <table:table-cell office:value-type="float" office:value="12220" calcext:value-type="float">
            <text:p>12220</text:p>
          </table:table-cell>
          <table:table-cell office:value-type="string" calcext:value-type="string">
            <text:p>Alfred Nobel</text:p>
          </table:table-cell>
          <table:table-cell office:value-type="float" office:value="43.61575183" calcext:value-type="float">
            <text:p>43,61575183</text:p>
          </table:table-cell>
          <table:table-cell office:value-type="float" office:value="3.90963978" calcext:value-type="float">
            <text:p>3,90963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73</text:p>
          </table:table-cell>
          <table:table-cell office:value-type="float" office:value="5373" calcext:value-type="float">
            <text:p>5373</text:p>
          </table:table-cell>
          <table:table-cell office:value-type="string" calcext:value-type="string">
            <text:p>Alpilles</text:p>
          </table:table-cell>
          <table:table-cell office:value-type="float" office:value="43.629991145" calcext:value-type="float">
            <text:p>43,629991145</text:p>
          </table:table-cell>
          <table:table-cell office:value-type="float" office:value="3.87938795" calcext:value-type="float">
            <text:p>3,879387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73</text:p>
          </table:table-cell>
          <table:table-cell office:value-type="float" office:value="11115" calcext:value-type="float">
            <text:p>11115</text:p>
          </table:table-cell>
          <table:table-cell office:value-type="string" calcext:value-type="string">
            <text:p>Alpilles</text:p>
          </table:table-cell>
          <table:table-cell office:value-type="float" office:value="43.63023193" calcext:value-type="float">
            <text:p>43,63023193</text:p>
          </table:table-cell>
          <table:table-cell office:value-type="float" office:value="3.87920881" calcext:value-type="float">
            <text:p>3,87920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87</text:p>
          </table:table-cell>
          <table:table-cell office:value-type="float" office:value="11208" calcext:value-type="float">
            <text:p>11208</text:p>
          </table:table-cell>
          <table:table-cell office:value-type="string" calcext:value-type="string">
            <text:p>Alpilles</text:p>
          </table:table-cell>
          <table:table-cell office:value-type="float" office:value="43.62975036" calcext:value-type="float">
            <text:p>43,62975036</text:p>
          </table:table-cell>
          <table:table-cell office:value-type="float" office:value="3.87956709" calcext:value-type="float">
            <text:p>3,87956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74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Ambroise Paré</text:p>
          </table:table-cell>
          <table:table-cell office:value-type="float" office:value="43.63803962" calcext:value-type="float">
            <text:p>43,63803962</text:p>
          </table:table-cell>
          <table:table-cell office:value-type="float" office:value="3.84765756" calcext:value-type="float">
            <text:p>3,847657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Ambroise Paré</text:p>
          </table:table-cell>
          <table:table-cell office:value-type="float" office:value="43.63803962" calcext:value-type="float">
            <text:p>43,63803962</text:p>
          </table:table-cell>
          <table:table-cell office:value-type="float" office:value="3.84765756" calcext:value-type="float">
            <text:p>3,84765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76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André Malraux</text:p>
          </table:table-cell>
          <table:table-cell office:value-type="float" office:value="43.619464315" calcext:value-type="float">
            <text:p>43,619464315</text:p>
          </table:table-cell>
          <table:table-cell office:value-type="float" office:value="3.900356205" calcext:value-type="float">
            <text:p>3,900356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52</text:p>
          </table:table-cell>
          <table:table-cell office:value-type="float" office:value="9126" calcext:value-type="float">
            <text:p>9126</text:p>
          </table:table-cell>
          <table:table-cell office:value-type="string" calcext:value-type="string">
            <text:p>André Malraux</text:p>
          </table:table-cell>
          <table:table-cell office:value-type="float" office:value="43.61942703" calcext:value-type="float">
            <text:p>43,61942703</text:p>
          </table:table-cell>
          <table:table-cell office:value-type="float" office:value="3.90044799" calcext:value-type="float">
            <text:p>3,90044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66</text:p>
          </table:table-cell>
          <table:table-cell office:value-type="float" office:value="9202" calcext:value-type="float">
            <text:p>9202</text:p>
          </table:table-cell>
          <table:table-cell office:value-type="string" calcext:value-type="string">
            <text:p>André Malraux</text:p>
          </table:table-cell>
          <table:table-cell office:value-type="float" office:value="43.6195016" calcext:value-type="float">
            <text:p>43,6195016</text:p>
          </table:table-cell>
          <table:table-cell office:value-type="float" office:value="3.90026442" calcext:value-type="float">
            <text:p>3,90026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77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Antennes</text:p>
          </table:table-cell>
          <table:table-cell office:value-type="float" office:value="43.644728835" calcext:value-type="float">
            <text:p>43,644728835</text:p>
          </table:table-cell>
          <table:table-cell office:value-type="float" office:value="3.84211528" calcext:value-type="float">
            <text:p>3,842115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Antennes</text:p>
          </table:table-cell>
          <table:table-cell office:value-type="float" office:value="43.64476201" calcext:value-type="float">
            <text:p>43,64476201</text:p>
          </table:table-cell>
          <table:table-cell office:value-type="float" office:value="3.84199236" calcext:value-type="float">
            <text:p>3,84199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Antennes</text:p>
          </table:table-cell>
          <table:table-cell office:value-type="float" office:value="43.64469566" calcext:value-type="float">
            <text:p>43,64469566</text:p>
          </table:table-cell>
          <table:table-cell office:value-type="float" office:value="3.8422382" calcext:value-type="float">
            <text:p>3,8422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78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Antigone</text:p>
          </table:table-cell>
          <table:table-cell office:value-type="float" office:value="43.60859521" calcext:value-type="float">
            <text:p>43,60859521</text:p>
          </table:table-cell>
          <table:table-cell office:value-type="float" office:value="3.886647645" calcext:value-type="float">
            <text:p>3,8866476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49</text:p>
          </table:table-cell>
          <table:table-cell office:value-type="float" office:value="41139" calcext:value-type="float">
            <text:p>41139</text:p>
          </table:table-cell>
          <table:table-cell office:value-type="string" calcext:value-type="string">
            <text:p>Antigone</text:p>
          </table:table-cell>
          <table:table-cell office:value-type="float" office:value="43.60858596" calcext:value-type="float">
            <text:p>43,60858596</text:p>
          </table:table-cell>
          <table:table-cell office:value-type="float" office:value="3.88666595" calcext:value-type="float">
            <text:p>3,88666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68</text:p>
          </table:table-cell>
          <table:table-cell office:value-type="float" office:value="41217" calcext:value-type="float">
            <text:p>41217</text:p>
          </table:table-cell>
          <table:table-cell office:value-type="string" calcext:value-type="string">
            <text:p>Antigone</text:p>
          </table:table-cell>
          <table:table-cell office:value-type="float" office:value="43.60860446" calcext:value-type="float">
            <text:p>43,60860446</text:p>
          </table:table-cell>
          <table:table-cell office:value-type="float" office:value="3.88662934" calcext:value-type="float">
            <text:p>3,88662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79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Antoine-Laurent de Jussieu</text:p>
          </table:table-cell>
          <table:table-cell office:value-type="float" office:value="43.63730763" calcext:value-type="float">
            <text:p>43,63730763</text:p>
          </table:table-cell>
          <table:table-cell office:value-type="float" office:value="3.88010551" calcext:value-type="float">
            <text:p>3,880105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78</text:p>
          </table:table-cell>
          <table:table-cell office:value-type="float" office:value="11121" calcext:value-type="float">
            <text:p>11121</text:p>
          </table:table-cell>
          <table:table-cell office:value-type="string" calcext:value-type="string">
            <text:p>Antoine-Laurent de Jussieu</text:p>
          </table:table-cell>
          <table:table-cell office:value-type="float" office:value="43.63732939" calcext:value-type="float">
            <text:p>43,63732939</text:p>
          </table:table-cell>
          <table:table-cell office:value-type="float" office:value="3.88015561" calcext:value-type="float">
            <text:p>3,88015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float" office:value="11202" calcext:value-type="float">
            <text:p>11202</text:p>
          </table:table-cell>
          <table:table-cell office:value-type="string" calcext:value-type="string">
            <text:p>Antoine-Laurent de Jussieu</text:p>
          </table:table-cell>
          <table:table-cell office:value-type="float" office:value="43.63728587" calcext:value-type="float">
            <text:p>43,63728587</text:p>
          </table:table-cell>
          <table:table-cell office:value-type="float" office:value="3.88005541" calcext:value-type="float">
            <text:p>3,88005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80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Apollo</text:p>
          </table:table-cell>
          <table:table-cell office:value-type="float" office:value="43.62191736" calcext:value-type="float">
            <text:p>43,62191736</text:p>
          </table:table-cell>
          <table:table-cell office:value-type="float" office:value="3.908813435" calcext:value-type="float">
            <text:p>3,9088134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float" office:value="9145" calcext:value-type="float">
            <text:p>9145</text:p>
          </table:table-cell>
          <table:table-cell office:value-type="string" calcext:value-type="string">
            <text:p>Apollo</text:p>
          </table:table-cell>
          <table:table-cell office:value-type="float" office:value="43.62189049" calcext:value-type="float">
            <text:p>43,62189049</text:p>
          </table:table-cell>
          <table:table-cell office:value-type="float" office:value="3.90849714" calcext:value-type="float">
            <text:p>3,90849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34</text:p>
          </table:table-cell>
          <table:table-cell office:value-type="float" office:value="9142" calcext:value-type="float">
            <text:p>9142</text:p>
          </table:table-cell>
          <table:table-cell office:value-type="string" calcext:value-type="string">
            <text:p>Apollo</text:p>
          </table:table-cell>
          <table:table-cell office:value-type="float" office:value="43.62194423" calcext:value-type="float">
            <text:p>43,62194423</text:p>
          </table:table-cell>
          <table:table-cell office:value-type="float" office:value="3.90912973" calcext:value-type="float">
            <text:p>3,90912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81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Apothicaires</text:p>
          </table:table-cell>
          <table:table-cell office:value-type="float" office:value="43.641653505" calcext:value-type="float">
            <text:p>43,641653505</text:p>
          </table:table-cell>
          <table:table-cell office:value-type="float" office:value="3.835046355" calcext:value-type="float">
            <text:p>3,8350463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Apothicaires</text:p>
          </table:table-cell>
          <table:table-cell office:value-type="float" office:value="43.64162351" calcext:value-type="float">
            <text:p>43,64162351</text:p>
          </table:table-cell>
          <table:table-cell office:value-type="float" office:value="3.83494035" calcext:value-type="float">
            <text:p>3,83494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Apothicaires</text:p>
          </table:table-cell>
          <table:table-cell office:value-type="float" office:value="43.6416835" calcext:value-type="float">
            <text:p>43,6416835</text:p>
          </table:table-cell>
          <table:table-cell office:value-type="float" office:value="3.83515236" calcext:value-type="float">
            <text:p>3,83515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82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Appel du 18 Juin</text:p>
          </table:table-cell>
          <table:table-cell office:value-type="float" office:value="43.6367686" calcext:value-type="float">
            <text:p>43,6367686</text:p>
          </table:table-cell>
          <table:table-cell office:value-type="float" office:value="3.83041886" calcext:value-type="float">
            <text:p>3,830418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46</text:p>
          </table:table-cell>
          <table:table-cell office:value-type="float" office:value="16202" calcext:value-type="float">
            <text:p>16202</text:p>
          </table:table-cell>
          <table:table-cell office:value-type="string" calcext:value-type="string">
            <text:p>Appel du 18 Juin</text:p>
          </table:table-cell>
          <table:table-cell office:value-type="float" office:value="43.6367686" calcext:value-type="float">
            <text:p>43,6367686</text:p>
          </table:table-cell>
          <table:table-cell office:value-type="float" office:value="3.83041886" calcext:value-type="float">
            <text:p>3,83041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83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Astruc</text:p>
          </table:table-cell>
          <table:table-cell office:value-type="float" office:value="43.61021574" calcext:value-type="float">
            <text:p>43,61021574</text:p>
          </table:table-cell>
          <table:table-cell office:value-type="float" office:value="3.854777825" calcext:value-type="float">
            <text:p>3,8547778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57</text:p>
          </table:table-cell>
          <table:table-cell office:value-type="float" office:value="43117" calcext:value-type="float">
            <text:p>43117</text:p>
          </table:table-cell>
          <table:table-cell office:value-type="string" calcext:value-type="string">
            <text:p>Astruc</text:p>
          </table:table-cell>
          <table:table-cell office:value-type="float" office:value="43.61019017" calcext:value-type="float">
            <text:p>43,61019017</text:p>
          </table:table-cell>
          <table:table-cell office:value-type="float" office:value="3.85467817" calcext:value-type="float">
            <text:p>3,85467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90</text:p>
          </table:table-cell>
          <table:table-cell office:value-type="float" office:value="43241" calcext:value-type="float">
            <text:p>43241</text:p>
          </table:table-cell>
          <table:table-cell office:value-type="string" calcext:value-type="string">
            <text:p>Astruc</text:p>
          </table:table-cell>
          <table:table-cell office:value-type="float" office:value="43.61024131" calcext:value-type="float">
            <text:p>43,61024131</text:p>
          </table:table-cell>
          <table:table-cell office:value-type="float" office:value="3.85487748" calcext:value-type="float">
            <text:p>3,85487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84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Avenue de l'Agriculture</text:p>
          </table:table-cell>
          <table:table-cell office:value-type="float" office:value="43.612139885" calcext:value-type="float">
            <text:p>43,612139885</text:p>
          </table:table-cell>
          <table:table-cell office:value-type="float" office:value="3.8611451" calcext:value-type="float">
            <text:p>3,86114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float" office:value="9117" calcext:value-type="float">
            <text:p>9117</text:p>
          </table:table-cell>
          <table:table-cell office:value-type="string" calcext:value-type="string">
            <text:p>Avenue de l'Agriculture</text:p>
          </table:table-cell>
          <table:table-cell office:value-type="float" office:value="43.61211336" calcext:value-type="float">
            <text:p>43,61211336</text:p>
          </table:table-cell>
          <table:table-cell office:value-type="float" office:value="3.86111346" calcext:value-type="float">
            <text:p>3,86111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75</text:p>
          </table:table-cell>
          <table:table-cell office:value-type="float" office:value="9211" calcext:value-type="float">
            <text:p>9211</text:p>
          </table:table-cell>
          <table:table-cell office:value-type="string" calcext:value-type="string">
            <text:p>Avenue de l'Agriculture</text:p>
          </table:table-cell>
          <table:table-cell office:value-type="float" office:value="43.61216641" calcext:value-type="float">
            <text:p>43,61216641</text:p>
          </table:table-cell>
          <table:table-cell office:value-type="float" office:value="3.86117674" calcext:value-type="float">
            <text:p>3,86117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85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Avenue de Toulouse</text:p>
          </table:table-cell>
          <table:table-cell office:value-type="float" office:value="43.591585885" calcext:value-type="float">
            <text:p>43,591585885</text:p>
          </table:table-cell>
          <table:table-cell office:value-type="float" office:value="3.8579067" calcext:value-type="float">
            <text:p>3,85790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Avenue de Toulouse</text:p>
          </table:table-cell>
          <table:table-cell office:value-type="float" office:value="43.5913234" calcext:value-type="float">
            <text:p>43,5913234</text:p>
          </table:table-cell>
          <table:table-cell office:value-type="float" office:value="3.85771419" calcext:value-type="float">
            <text:p>3,85771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Avenue de Toulouse</text:p>
          </table:table-cell>
          <table:table-cell office:value-type="float" office:value="43.59184837" calcext:value-type="float">
            <text:p>43,59184837</text:p>
          </table:table-cell>
          <table:table-cell office:value-type="float" office:value="3.85809921" calcext:value-type="float">
            <text:p>3,85809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86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Bagatelle</text:p>
          </table:table-cell>
          <table:table-cell office:value-type="float" office:value="43.59509064" calcext:value-type="float">
            <text:p>43,59509064</text:p>
          </table:table-cell>
          <table:table-cell office:value-type="float" office:value="3.84418411" calcext:value-type="float">
            <text:p>3,844184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float" office:value="4244" calcext:value-type="float">
            <text:p>4244</text:p>
          </table:table-cell>
          <table:table-cell office:value-type="string" calcext:value-type="string">
            <text:p>Bagatelle</text:p>
          </table:table-cell>
          <table:table-cell office:value-type="float" office:value="43.59509064" calcext:value-type="float">
            <text:p>43,59509064</text:p>
          </table:table-cell>
          <table:table-cell office:value-type="float" office:value="3.84418411" calcext:value-type="float">
            <text:p>3,84418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87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Beaux-Arts</text:p>
          </table:table-cell>
          <table:table-cell office:value-type="float" office:value="43.61700916" calcext:value-type="float">
            <text:p>43,61700916</text:p>
          </table:table-cell>
          <table:table-cell office:value-type="float" office:value="3.8835351" calcext:value-type="float">
            <text:p>3,88353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07</text:p>
          </table:table-cell>
          <table:table-cell office:value-type="float" office:value="42143" calcext:value-type="float">
            <text:p>42143</text:p>
          </table:table-cell>
          <table:table-cell office:value-type="string" calcext:value-type="string">
            <text:p>Beaux-Arts</text:p>
          </table:table-cell>
          <table:table-cell office:value-type="float" office:value="43.61699991" calcext:value-type="float">
            <text:p>43,61699991</text:p>
          </table:table-cell>
          <table:table-cell office:value-type="float" office:value="3.88355341" calcext:value-type="float">
            <text:p>3,88355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31</text:p>
          </table:table-cell>
          <table:table-cell office:value-type="float" office:value="42227" calcext:value-type="float">
            <text:p>42227</text:p>
          </table:table-cell>
          <table:table-cell office:value-type="string" calcext:value-type="string">
            <text:p>Beaux-Arts</text:p>
          </table:table-cell>
          <table:table-cell office:value-type="float" office:value="43.61701841" calcext:value-type="float">
            <text:p>43,61701841</text:p>
          </table:table-cell>
          <table:table-cell office:value-type="float" office:value="3.88351679" calcext:value-type="float">
            <text:p>3,88351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89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Belvédère</text:p>
          </table:table-cell>
          <table:table-cell office:value-type="float" office:value="43.617146955" calcext:value-type="float">
            <text:p>43,617146955</text:p>
          </table:table-cell>
          <table:table-cell office:value-type="float" office:value="3.842539035" calcext:value-type="float">
            <text:p>3,8425390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38</text:p>
          </table:table-cell>
          <table:table-cell office:value-type="float" office:value="9109" calcext:value-type="float">
            <text:p>9109</text:p>
          </table:table-cell>
          <table:table-cell office:value-type="string" calcext:value-type="string">
            <text:p>Belvédère</text:p>
          </table:table-cell>
          <table:table-cell office:value-type="float" office:value="43.61701371" calcext:value-type="float">
            <text:p>43,61701371</text:p>
          </table:table-cell>
          <table:table-cell office:value-type="float" office:value="3.84242416" calcext:value-type="float">
            <text:p>3,84242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float" office:value="9219" calcext:value-type="float">
            <text:p>9219</text:p>
          </table:table-cell>
          <table:table-cell office:value-type="string" calcext:value-type="string">
            <text:p>Belvédère</text:p>
          </table:table-cell>
          <table:table-cell office:value-type="float" office:value="43.6172802" calcext:value-type="float">
            <text:p>43,6172802</text:p>
          </table:table-cell>
          <table:table-cell office:value-type="float" office:value="3.84265391" calcext:value-type="float">
            <text:p>3,84265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90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Bengalis</text:p>
          </table:table-cell>
          <table:table-cell office:value-type="float" office:value="43.628622035" calcext:value-type="float">
            <text:p>43,628622035</text:p>
          </table:table-cell>
          <table:table-cell office:value-type="float" office:value="3.883039045" calcext:value-type="float">
            <text:p>3,8830390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96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Bengalis</text:p>
          </table:table-cell>
          <table:table-cell office:value-type="float" office:value="43.6285875" calcext:value-type="float">
            <text:p>43,6285875</text:p>
          </table:table-cell>
          <table:table-cell office:value-type="float" office:value="3.8829391" calcext:value-type="float">
            <text:p>3,8829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Bengalis</text:p>
          </table:table-cell>
          <table:table-cell office:value-type="float" office:value="43.62865657" calcext:value-type="float">
            <text:p>43,62865657</text:p>
          </table:table-cell>
          <table:table-cell office:value-type="float" office:value="3.88313899" calcext:value-type="float">
            <text:p>3,88313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92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Boulevard des Sports</text:p>
          </table:table-cell>
          <table:table-cell office:value-type="float" office:value="43.619489785" calcext:value-type="float">
            <text:p>43,619489785</text:p>
          </table:table-cell>
          <table:table-cell office:value-type="float" office:value="3.88953569" calcext:value-type="float">
            <text:p>3,889535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113" calcext:value-type="float">
            <text:p>8113</text:p>
          </table:table-cell>
          <table:table-cell office:value-type="string" calcext:value-type="string">
            <text:p>Boulevard des Sports</text:p>
          </table:table-cell>
          <table:table-cell office:value-type="float" office:value="43.61956191" calcext:value-type="float">
            <text:p>43,61956191</text:p>
          </table:table-cell>
          <table:table-cell office:value-type="float" office:value="3.88983463" calcext:value-type="float">
            <text:p>3,88983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30</text:p>
          </table:table-cell>
          <table:table-cell office:value-type="float" office:value="8211" calcext:value-type="float">
            <text:p>8211</text:p>
          </table:table-cell>
          <table:table-cell office:value-type="string" calcext:value-type="string">
            <text:p>Boulevard des Sports</text:p>
          </table:table-cell>
          <table:table-cell office:value-type="float" office:value="43.61941766" calcext:value-type="float">
            <text:p>43,61941766</text:p>
          </table:table-cell>
          <table:table-cell office:value-type="float" office:value="3.88923675" calcext:value-type="float">
            <text:p>3,88923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95</text:p>
          </table:table-cell>
          <table:table-cell office:value-type="float" office:value="5395" calcext:value-type="float">
            <text:p>5395</text:p>
          </table:table-cell>
          <table:table-cell office:value-type="string" calcext:value-type="string">
            <text:p>Caducée</text:p>
          </table:table-cell>
          <table:table-cell office:value-type="float" office:value="43.643445805" calcext:value-type="float">
            <text:p>43,643445805</text:p>
          </table:table-cell>
          <table:table-cell office:value-type="float" office:value="3.833180815" calcext:value-type="float">
            <text:p>3,8331808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95</text:p>
          </table:table-cell>
          <table:table-cell office:value-type="float" office:value="24123" calcext:value-type="float">
            <text:p>24123</text:p>
          </table:table-cell>
          <table:table-cell office:value-type="string" calcext:value-type="string">
            <text:p>Caducée</text:p>
          </table:table-cell>
          <table:table-cell office:value-type="float" office:value="43.6434185" calcext:value-type="float">
            <text:p>43,6434185</text:p>
          </table:table-cell>
          <table:table-cell office:value-type="float" office:value="3.83320486" calcext:value-type="float">
            <text:p>3,83320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11</text:p>
          </table:table-cell>
          <table:table-cell office:value-type="float" office:value="24223" calcext:value-type="float">
            <text:p>24223</text:p>
          </table:table-cell>
          <table:table-cell office:value-type="string" calcext:value-type="string">
            <text:p>Caducée</text:p>
          </table:table-cell>
          <table:table-cell office:value-type="float" office:value="43.64347311" calcext:value-type="float">
            <text:p>43,64347311</text:p>
          </table:table-cell>
          <table:table-cell office:value-type="float" office:value="3.83315677" calcext:value-type="float">
            <text:p>3,83315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97</text:p>
          </table:table-cell>
          <table:table-cell office:value-type="float" office:value="5397" calcext:value-type="float">
            <text:p>5397</text:p>
          </table:table-cell>
          <table:table-cell office:value-type="string" calcext:value-type="string">
            <text:p>Campus Agropolis</text:p>
          </table:table-cell>
          <table:table-cell office:value-type="float" office:value="43.6446802" calcext:value-type="float">
            <text:p>43,6446802</text:p>
          </table:table-cell>
          <table:table-cell office:value-type="float" office:value="3.86896928" calcext:value-type="float">
            <text:p>3,868969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33</text:p>
          </table:table-cell>
          <table:table-cell office:value-type="float" office:value="13203" calcext:value-type="float">
            <text:p>13203</text:p>
          </table:table-cell>
          <table:table-cell office:value-type="string" calcext:value-type="string">
            <text:p>Campus Agropolis</text:p>
          </table:table-cell>
          <table:table-cell office:value-type="float" office:value="43.64467238" calcext:value-type="float">
            <text:p>43,64467238</text:p>
          </table:table-cell>
          <table:table-cell office:value-type="float" office:value="3.86952202" calcext:value-type="float">
            <text:p>3,86952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34</text:p>
          </table:table-cell>
          <table:table-cell office:value-type="float" office:value="13204" calcext:value-type="float">
            <text:p>13204</text:p>
          </table:table-cell>
          <table:table-cell office:value-type="string" calcext:value-type="string">
            <text:p>Campus Agropolis</text:p>
          </table:table-cell>
          <table:table-cell office:value-type="float" office:value="43.64468411" calcext:value-type="float">
            <text:p>43,64468411</text:p>
          </table:table-cell>
          <table:table-cell office:value-type="float" office:value="3.86869291" calcext:value-type="float">
            <text:p>3,86869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20</text:p>
          </table:table-cell>
          <table:table-cell office:value-type="float" office:value="22231" calcext:value-type="float">
            <text:p>22231</text:p>
          </table:table-cell>
          <table:table-cell office:value-type="string" calcext:value-type="string">
            <text:p>Campus Agropolis</text:p>
          </table:table-cell>
          <table:table-cell office:value-type="float" office:value="43.64468411" calcext:value-type="float">
            <text:p>43,64468411</text:p>
          </table:table-cell>
          <table:table-cell office:value-type="float" office:value="3.86869291" calcext:value-type="float">
            <text:p>3,86869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98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Carriéra</text:p>
          </table:table-cell>
          <table:table-cell office:value-type="float" office:value="43.640816765" calcext:value-type="float">
            <text:p>43,640816765</text:p>
          </table:table-cell>
          <table:table-cell office:value-type="float" office:value="3.81909935" calcext:value-type="float">
            <text:p>3,819099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Carriéra</text:p>
          </table:table-cell>
          <table:table-cell office:value-type="float" office:value="43.6408366" calcext:value-type="float">
            <text:p>43,6408366</text:p>
          </table:table-cell>
          <table:table-cell office:value-type="float" office:value="3.8189637" calcext:value-type="float">
            <text:p>3,8189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Carriéra</text:p>
          </table:table-cell>
          <table:table-cell office:value-type="float" office:value="43.64079693" calcext:value-type="float">
            <text:p>43,64079693</text:p>
          </table:table-cell>
          <table:table-cell office:value-type="float" office:value="3.819235" calcext:value-type="float">
            <text:p>3,819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399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Castelle</text:p>
          </table:table-cell>
          <table:table-cell office:value-type="float" office:value="43.586630385" calcext:value-type="float">
            <text:p>43,586630385</text:p>
          </table:table-cell>
          <table:table-cell office:value-type="float" office:value="3.8720648" calcext:value-type="float">
            <text:p>3,87206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Castelle</text:p>
          </table:table-cell>
          <table:table-cell office:value-type="float" office:value="43.58663321" calcext:value-type="float">
            <text:p>43,58663321</text:p>
          </table:table-cell>
          <table:table-cell office:value-type="float" office:value="3.87218236" calcext:value-type="float">
            <text:p>3,87218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Castelle</text:p>
          </table:table-cell>
          <table:table-cell office:value-type="float" office:value="43.58662756" calcext:value-type="float">
            <text:p>43,58662756</text:p>
          </table:table-cell>
          <table:table-cell office:value-type="float" office:value="3.87194724" calcext:value-type="float">
            <text:p>3,87194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01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Celleneuve</text:p>
          </table:table-cell>
          <table:table-cell office:value-type="float" office:value="43.615757055" calcext:value-type="float">
            <text:p>43,615757055</text:p>
          </table:table-cell>
          <table:table-cell office:value-type="float" office:value="3.82588522" calcext:value-type="float">
            <text:p>3,825885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19" calcext:value-type="float">
            <text:p>10119</text:p>
          </table:table-cell>
          <table:table-cell office:value-type="string" calcext:value-type="string">
            <text:p>Celleneuve</text:p>
          </table:table-cell>
          <table:table-cell office:value-type="float" office:value="43.61610994" calcext:value-type="float">
            <text:p>43,61610994</text:p>
          </table:table-cell>
          <table:table-cell office:value-type="float" office:value="3.82588205" calcext:value-type="float">
            <text:p>3,82588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31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Celleneuve</text:p>
          </table:table-cell>
          <table:table-cell office:value-type="float" office:value="43.6159487" calcext:value-type="float">
            <text:p>43,6159487</text:p>
          </table:table-cell>
          <table:table-cell office:value-type="float" office:value="3.82584072" calcext:value-type="float">
            <text:p>3,82584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51</text:p>
          </table:table-cell>
          <table:table-cell office:value-type="float" office:value="43105" calcext:value-type="float">
            <text:p>43105</text:p>
          </table:table-cell>
          <table:table-cell office:value-type="string" calcext:value-type="string">
            <text:p>Celleneuve</text:p>
          </table:table-cell>
          <table:table-cell office:value-type="float" office:value="43.61536339" calcext:value-type="float">
            <text:p>43,61536339</text:p>
          </table:table-cell>
          <table:table-cell office:value-type="float" office:value="3.82591208" calcext:value-type="float">
            <text:p>3,82591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96</text:p>
          </table:table-cell>
          <table:table-cell office:value-type="float" office:value="43253" calcext:value-type="float">
            <text:p>43253</text:p>
          </table:table-cell>
          <table:table-cell office:value-type="string" calcext:value-type="string">
            <text:p>Celleneuve</text:p>
          </table:table-cell>
          <table:table-cell office:value-type="float" office:value="43.61560619" calcext:value-type="float">
            <text:p>43,61560619</text:p>
          </table:table-cell>
          <table:table-cell office:value-type="float" office:value="3.82590603" calcext:value-type="float">
            <text:p>3,82590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02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Centrayrargues</text:p>
          </table:table-cell>
          <table:table-cell office:value-type="float" office:value="43.59686638" calcext:value-type="float">
            <text:p>43,59686638</text:p>
          </table:table-cell>
          <table:table-cell office:value-type="float" office:value="3.8808066" calcext:value-type="float">
            <text:p>3,8808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17</text:p>
          </table:table-cell>
          <table:table-cell office:value-type="float" office:value="12210" calcext:value-type="float">
            <text:p>12210</text:p>
          </table:table-cell>
          <table:table-cell office:value-type="string" calcext:value-type="string">
            <text:p>Centrayrargues</text:p>
          </table:table-cell>
          <table:table-cell office:value-type="float" office:value="43.59686638" calcext:value-type="float">
            <text:p>43,59686638</text:p>
          </table:table-cell>
          <table:table-cell office:value-type="float" office:value="3.8808066" calcext:value-type="float">
            <text:p>3,8808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03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Cervantès</text:p>
          </table:table-cell>
          <table:table-cell office:value-type="float" office:value="43.62259024" calcext:value-type="float">
            <text:p>43,62259024</text:p>
          </table:table-cell>
          <table:table-cell office:value-type="float" office:value="3.854760265" calcext:value-type="float">
            <text:p>3,854760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Cervantès</text:p>
          </table:table-cell>
          <table:table-cell office:value-type="float" office:value="43.62218618" calcext:value-type="float">
            <text:p>43,62218618</text:p>
          </table:table-cell>
          <table:table-cell office:value-type="float" office:value="3.85504652" calcext:value-type="float">
            <text:p>3,85504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94</text:p>
          </table:table-cell>
          <table:table-cell office:value-type="float" office:value="7222" calcext:value-type="float">
            <text:p>7222</text:p>
          </table:table-cell>
          <table:table-cell office:value-type="string" calcext:value-type="string">
            <text:p>Cervantès</text:p>
          </table:table-cell>
          <table:table-cell office:value-type="float" office:value="43.6229943" calcext:value-type="float">
            <text:p>43,6229943</text:p>
          </table:table-cell>
          <table:table-cell office:value-type="float" office:value="3.85447401" calcext:value-type="float">
            <text:p>3,85447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04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Cévennes</text:p>
          </table:table-cell>
          <table:table-cell office:value-type="float" office:value="43.622066595" calcext:value-type="float">
            <text:p>43,622066595</text:p>
          </table:table-cell>
          <table:table-cell office:value-type="float" office:value="3.846245" calcext:value-type="float">
            <text:p>3,846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Cévennes</text:p>
          </table:table-cell>
          <table:table-cell office:value-type="float" office:value="43.62210185" calcext:value-type="float">
            <text:p>43,62210185</text:p>
          </table:table-cell>
          <table:table-cell office:value-type="float" office:value="3.84629543" calcext:value-type="float">
            <text:p>3,84629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Cévennes</text:p>
          </table:table-cell>
          <table:table-cell office:value-type="float" office:value="43.62203134" calcext:value-type="float">
            <text:p>43,62203134</text:p>
          </table:table-cell>
          <table:table-cell office:value-type="float" office:value="3.84619457" calcext:value-type="float">
            <text:p>3,84619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05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Chambéry</text:p>
          </table:table-cell>
          <table:table-cell office:value-type="float" office:value="43.59910248" calcext:value-type="float">
            <text:p>43,59910248</text:p>
          </table:table-cell>
          <table:table-cell office:value-type="float" office:value="3.889445435" calcext:value-type="float">
            <text:p>3,8894454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8105" calcext:value-type="float">
            <text:p>8105</text:p>
          </table:table-cell>
          <table:table-cell office:value-type="string" calcext:value-type="string">
            <text:p>Chambéry</text:p>
          </table:table-cell>
          <table:table-cell office:value-type="float" office:value="43.59932734" calcext:value-type="float">
            <text:p>43,59932734</text:p>
          </table:table-cell>
          <table:table-cell office:value-type="float" office:value="3.88912375" calcext:value-type="float">
            <text:p>3,88912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float" office:value="8220" calcext:value-type="float">
            <text:p>8220</text:p>
          </table:table-cell>
          <table:table-cell office:value-type="string" calcext:value-type="string">
            <text:p>Chambéry</text:p>
          </table:table-cell>
          <table:table-cell office:value-type="float" office:value="43.59887762" calcext:value-type="float">
            <text:p>43,59887762</text:p>
          </table:table-cell>
          <table:table-cell office:value-type="float" office:value="3.88976712" calcext:value-type="float">
            <text:p>3,88976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06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Chantecler</text:p>
          </table:table-cell>
          <table:table-cell office:value-type="float" office:value="43.632376855" calcext:value-type="float">
            <text:p>43,632376855</text:p>
          </table:table-cell>
          <table:table-cell office:value-type="float" office:value="3.87820234" calcext:value-type="float">
            <text:p>3,87820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74</text:p>
          </table:table-cell>
          <table:table-cell office:value-type="float" office:value="11116" calcext:value-type="float">
            <text:p>11116</text:p>
          </table:table-cell>
          <table:table-cell office:value-type="string" calcext:value-type="string">
            <text:p>Chantecler</text:p>
          </table:table-cell>
          <table:table-cell office:value-type="float" office:value="43.63253861" calcext:value-type="float">
            <text:p>43,63253861</text:p>
          </table:table-cell>
          <table:table-cell office:value-type="float" office:value="3.87820671" calcext:value-type="float">
            <text:p>3,87820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Chantecler</text:p>
          </table:table-cell>
          <table:table-cell office:value-type="float" office:value="43.6322151" calcext:value-type="float">
            <text:p>43,6322151</text:p>
          </table:table-cell>
          <table:table-cell office:value-type="float" office:value="3.87819797" calcext:value-type="float">
            <text:p>3,87819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07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Charles Flahault</text:p>
          </table:table-cell>
          <table:table-cell office:value-type="float" office:value="43.61842999" calcext:value-type="float">
            <text:p>43,61842999</text:p>
          </table:table-cell>
          <table:table-cell office:value-type="float" office:value="3.86642958" calcext:value-type="float">
            <text:p>3,866429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Charles Flahault</text:p>
          </table:table-cell>
          <table:table-cell office:value-type="float" office:value="43.61842999" calcext:value-type="float">
            <text:p>43,61842999</text:p>
          </table:table-cell>
          <table:table-cell office:value-type="float" office:value="3.86642958" calcext:value-type="float">
            <text:p>3,86642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09</text:p>
          </table:table-cell>
          <table:table-cell office:value-type="float" office:value="5409" calcext:value-type="float">
            <text:p>5409</text:p>
          </table:table-cell>
          <table:table-cell office:value-type="string" calcext:value-type="string">
            <text:p>Château d'Ô</text:p>
          </table:table-cell>
          <table:table-cell office:value-type="float" office:value="43.631475258" calcext:value-type="float">
            <text:p>43,631475258</text:p>
          </table:table-cell>
          <table:table-cell office:value-type="float" office:value="3.842887188" calcext:value-type="float">
            <text:p>3,842887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Château d'Ô</text:p>
          </table:table-cell>
          <table:table-cell office:value-type="float" office:value="43.63129118" calcext:value-type="float">
            <text:p>43,63129118</text:p>
          </table:table-cell>
          <table:table-cell office:value-type="float" office:value="3.84293679" calcext:value-type="float">
            <text:p>3,84293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Château d'Ô</text:p>
          </table:table-cell>
          <table:table-cell office:value-type="float" office:value="43.63193679" calcext:value-type="float">
            <text:p>43,63193679</text:p>
          </table:table-cell>
          <table:table-cell office:value-type="float" office:value="3.84240925" calcext:value-type="float">
            <text:p>3,84240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Château d'Ô</text:p>
          </table:table-cell>
          <table:table-cell office:value-type="float" office:value="43.63129118" calcext:value-type="float">
            <text:p>43,63129118</text:p>
          </table:table-cell>
          <table:table-cell office:value-type="float" office:value="3.84293679" calcext:value-type="float">
            <text:p>3,84293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36</text:p>
          </table:table-cell>
          <table:table-cell office:value-type="float" office:value="41113" calcext:value-type="float">
            <text:p>41113</text:p>
          </table:table-cell>
          <table:table-cell office:value-type="string" calcext:value-type="string">
            <text:p>Château d'Ô</text:p>
          </table:table-cell>
          <table:table-cell office:value-type="float" office:value="43.63144188" calcext:value-type="float">
            <text:p>43,63144188</text:p>
          </table:table-cell>
          <table:table-cell office:value-type="float" office:value="3.84308928" calcext:value-type="float">
            <text:p>3,84308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81</text:p>
          </table:table-cell>
          <table:table-cell office:value-type="float" office:value="41243" calcext:value-type="float">
            <text:p>41243</text:p>
          </table:table-cell>
          <table:table-cell office:value-type="string" calcext:value-type="string">
            <text:p>Château d'Ô</text:p>
          </table:table-cell>
          <table:table-cell office:value-type="float" office:value="43.63141526" calcext:value-type="float">
            <text:p>43,63141526</text:p>
          </table:table-cell>
          <table:table-cell office:value-type="float" office:value="3.84306383" calcext:value-type="float">
            <text:p>3,84306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11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Cimetière Saint-Étienne</text:p>
          </table:table-cell>
          <table:table-cell office:value-type="float" office:value="43.61493063" calcext:value-type="float">
            <text:p>43,61493063</text:p>
          </table:table-cell>
          <table:table-cell office:value-type="float" office:value="3.93561341" calcext:value-type="float">
            <text:p>3,935613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02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Cimetière Saint-Étienne</text:p>
          </table:table-cell>
          <table:table-cell office:value-type="float" office:value="43.61495814" calcext:value-type="float">
            <text:p>43,61495814</text:p>
          </table:table-cell>
          <table:table-cell office:value-type="float" office:value="3.93557706" calcext:value-type="float">
            <text:p>3,9355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2202" calcext:value-type="float">
            <text:p>12202</text:p>
          </table:table-cell>
          <table:table-cell office:value-type="string" calcext:value-type="string">
            <text:p>Cimetière Saint-Étienne</text:p>
          </table:table-cell>
          <table:table-cell office:value-type="float" office:value="43.61490312" calcext:value-type="float">
            <text:p>43,61490312</text:p>
          </table:table-cell>
          <table:table-cell office:value-type="float" office:value="3.93564976" calcext:value-type="float">
            <text:p>3,93564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13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Cinsaults</text:p>
          </table:table-cell>
          <table:table-cell office:value-type="float" office:value="43.620559265" calcext:value-type="float">
            <text:p>43,620559265</text:p>
          </table:table-cell>
          <table:table-cell office:value-type="float" office:value="3.856952215" calcext:value-type="float">
            <text:p>3,856952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Cinsaults</text:p>
          </table:table-cell>
          <table:table-cell office:value-type="float" office:value="43.62059599" calcext:value-type="float">
            <text:p>43,62059599</text:p>
          </table:table-cell>
          <table:table-cell office:value-type="float" office:value="3.85689751" calcext:value-type="float">
            <text:p>3,85689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Cinsaults</text:p>
          </table:table-cell>
          <table:table-cell office:value-type="float" office:value="43.62052254" calcext:value-type="float">
            <text:p>43,62052254</text:p>
          </table:table-cell>
          <table:table-cell office:value-type="float" office:value="3.85700692" calcext:value-type="float">
            <text:p>3,85700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14</text:p>
          </table:table-cell>
          <table:table-cell office:value-type="float" office:value="5414" calcext:value-type="float">
            <text:p>5414</text:p>
          </table:table-cell>
          <table:table-cell office:value-type="string" calcext:value-type="string">
            <text:p>Cité de l'Arme</text:p>
          </table:table-cell>
          <table:table-cell office:value-type="float" office:value="43.593448635" calcext:value-type="float">
            <text:p>43,593448635</text:p>
          </table:table-cell>
          <table:table-cell office:value-type="float" office:value="3.889403105" calcext:value-type="float">
            <text:p>3,889403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Cité de l'Arme</text:p>
          </table:table-cell>
          <table:table-cell office:value-type="float" office:value="43.59325286" calcext:value-type="float">
            <text:p>43,59325286</text:p>
          </table:table-cell>
          <table:table-cell office:value-type="float" office:value="3.88957713" calcext:value-type="float">
            <text:p>3,88957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Cité de l'Arme</text:p>
          </table:table-cell>
          <table:table-cell office:value-type="float" office:value="43.59364441" calcext:value-type="float">
            <text:p>43,59364441</text:p>
          </table:table-cell>
          <table:table-cell office:value-type="float" office:value="3.88922908" calcext:value-type="float">
            <text:p>3,88922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16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Cité Mion</text:p>
          </table:table-cell>
          <table:table-cell office:value-type="float" office:value="43.600887325" calcext:value-type="float">
            <text:p>43,600887325</text:p>
          </table:table-cell>
          <table:table-cell office:value-type="float" office:value="3.884712895" calcext:value-type="float">
            <text:p>3,8847128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Cité Mion</text:p>
          </table:table-cell>
          <table:table-cell office:value-type="float" office:value="43.6013591" calcext:value-type="float">
            <text:p>43,6013591</text:p>
          </table:table-cell>
          <table:table-cell office:value-type="float" office:value="3.88472568" calcext:value-type="float">
            <text:p>3,88472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Cité Mion</text:p>
          </table:table-cell>
          <table:table-cell office:value-type="float" office:value="43.60041555" calcext:value-type="float">
            <text:p>43,60041555</text:p>
          </table:table-cell>
          <table:table-cell office:value-type="float" office:value="3.88470011" calcext:value-type="float">
            <text:p>3,88470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17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Cité Roger</text:p>
          </table:table-cell>
          <table:table-cell office:value-type="float" office:value="43.62043117" calcext:value-type="float">
            <text:p>43,62043117</text:p>
          </table:table-cell>
          <table:table-cell office:value-type="float" office:value="3.858390405" calcext:value-type="float">
            <text:p>3,8583904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Cité Roger</text:p>
          </table:table-cell>
          <table:table-cell office:value-type="float" office:value="43.62045158" calcext:value-type="float">
            <text:p>43,62045158</text:p>
          </table:table-cell>
          <table:table-cell office:value-type="float" office:value="3.85821771" calcext:value-type="float">
            <text:p>3,85821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92</text:p>
          </table:table-cell>
          <table:table-cell office:value-type="float" office:value="7219" calcext:value-type="float">
            <text:p>7219</text:p>
          </table:table-cell>
          <table:table-cell office:value-type="string" calcext:value-type="string">
            <text:p>Cité Roger</text:p>
          </table:table-cell>
          <table:table-cell office:value-type="float" office:value="43.62041076" calcext:value-type="float">
            <text:p>43,62041076</text:p>
          </table:table-cell>
          <table:table-cell office:value-type="float" office:value="3.8585631" calcext:value-type="float">
            <text:p>3,8585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19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Claret</text:p>
          </table:table-cell>
          <table:table-cell office:value-type="float" office:value="43.60076448" calcext:value-type="float">
            <text:p>43,60076448</text:p>
          </table:table-cell>
          <table:table-cell office:value-type="float" office:value="3.86776259" calcext:value-type="float">
            <text:p>3,867762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09</text:p>
          </table:table-cell>
          <table:table-cell office:value-type="float" office:value="11136" calcext:value-type="float">
            <text:p>11136</text:p>
          </table:table-cell>
          <table:table-cell office:value-type="string" calcext:value-type="string">
            <text:p>Claret</text:p>
          </table:table-cell>
          <table:table-cell office:value-type="float" office:value="43.60125148" calcext:value-type="float">
            <text:p>43,60125148</text:p>
          </table:table-cell>
          <table:table-cell office:value-type="float" office:value="3.86765194" calcext:value-type="float">
            <text:p>3,86765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10</text:p>
          </table:table-cell>
          <table:table-cell office:value-type="float" office:value="11232" calcext:value-type="float">
            <text:p>11232</text:p>
          </table:table-cell>
          <table:table-cell office:value-type="string" calcext:value-type="string">
            <text:p>Claret</text:p>
          </table:table-cell>
          <table:table-cell office:value-type="float" office:value="43.60027748" calcext:value-type="float">
            <text:p>43,60027748</text:p>
          </table:table-cell>
          <table:table-cell office:value-type="float" office:value="3.86787324" calcext:value-type="float">
            <text:p>3,86787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20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Clolus</text:p>
          </table:table-cell>
          <table:table-cell office:value-type="float" office:value="43.62860281" calcext:value-type="float">
            <text:p>43,62860281</text:p>
          </table:table-cell>
          <table:table-cell office:value-type="float" office:value="3.8812378" calcext:value-type="float">
            <text:p>3,88123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72</text:p>
          </table:table-cell>
          <table:table-cell office:value-type="float" office:value="11114" calcext:value-type="float">
            <text:p>11114</text:p>
          </table:table-cell>
          <table:table-cell office:value-type="string" calcext:value-type="string">
            <text:p>Clolus</text:p>
          </table:table-cell>
          <table:table-cell office:value-type="float" office:value="43.62875796" calcext:value-type="float">
            <text:p>43,62875796</text:p>
          </table:table-cell>
          <table:table-cell office:value-type="float" office:value="3.88107492" calcext:value-type="float">
            <text:p>3,88107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float" office:value="11209" calcext:value-type="float">
            <text:p>11209</text:p>
          </table:table-cell>
          <table:table-cell office:value-type="string" calcext:value-type="string">
            <text:p>Clolus</text:p>
          </table:table-cell>
          <table:table-cell office:value-type="float" office:value="43.62844766" calcext:value-type="float">
            <text:p>43,62844766</text:p>
          </table:table-cell>
          <table:table-cell office:value-type="float" office:value="3.88140068" calcext:value-type="float">
            <text:p>3,88140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21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CNRS</text:p>
          </table:table-cell>
          <table:table-cell office:value-type="float" office:value="43.63884137" calcext:value-type="float">
            <text:p>43,63884137</text:p>
          </table:table-cell>
          <table:table-cell office:value-type="float" office:value="3.86546632" calcext:value-type="float">
            <text:p>3,865466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CNRS</text:p>
          </table:table-cell>
          <table:table-cell office:value-type="float" office:value="43.63884137" calcext:value-type="float">
            <text:p>43,63884137</text:p>
          </table:table-cell>
          <table:table-cell office:value-type="float" office:value="3.86546632" calcext:value-type="float">
            <text:p>3,86546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22</text:p>
          </table:table-cell>
          <table:table-cell office:value-type="float" office:value="5422" calcext:value-type="float">
            <text:p>5422</text:p>
          </table:table-cell>
          <table:table-cell office:value-type="string" calcext:value-type="string">
            <text:p>Collège Camille Claudel</text:p>
          </table:table-cell>
          <table:table-cell office:value-type="float" office:value="43.616432805" calcext:value-type="float">
            <text:p>43,616432805</text:p>
          </table:table-cell>
          <table:table-cell office:value-type="float" office:value="3.86207633" calcext:value-type="float">
            <text:p>3,862076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Collège Camille Claudel</text:p>
          </table:table-cell>
          <table:table-cell office:value-type="float" office:value="43.61640628" calcext:value-type="float">
            <text:p>43,61640628</text:p>
          </table:table-cell>
          <table:table-cell office:value-type="float" office:value="3.86204469" calcext:value-type="float">
            <text:p>3,86204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91</text:p>
          </table:table-cell>
          <table:table-cell office:value-type="float" office:value="7218" calcext:value-type="float">
            <text:p>7218</text:p>
          </table:table-cell>
          <table:table-cell office:value-type="string" calcext:value-type="string">
            <text:p>Collège Camille Claudel</text:p>
          </table:table-cell>
          <table:table-cell office:value-type="float" office:value="43.61645933" calcext:value-type="float">
            <text:p>43,61645933</text:p>
          </table:table-cell>
          <table:table-cell office:value-type="float" office:value="3.86210797" calcext:value-type="float">
            <text:p>3,86210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23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Collège des Aiguerelles</text:p>
          </table:table-cell>
          <table:table-cell office:value-type="float" office:value="43.597575135" calcext:value-type="float">
            <text:p>43,597575135</text:p>
          </table:table-cell>
          <table:table-cell office:value-type="float" office:value="3.892199415" calcext:value-type="float">
            <text:p>3,8921994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8104" calcext:value-type="float">
            <text:p>8104</text:p>
          </table:table-cell>
          <table:table-cell office:value-type="string" calcext:value-type="string">
            <text:p>Collège des Aiguerelles</text:p>
          </table:table-cell>
          <table:table-cell office:value-type="float" office:value="43.59758332" calcext:value-type="float">
            <text:p>43,59758332</text:p>
          </table:table-cell>
          <table:table-cell office:value-type="float" office:value="3.8922553" calcext:value-type="float">
            <text:p>3,8922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37</text:p>
          </table:table-cell>
          <table:table-cell office:value-type="float" office:value="8221" calcext:value-type="float">
            <text:p>8221</text:p>
          </table:table-cell>
          <table:table-cell office:value-type="string" calcext:value-type="string">
            <text:p>Collège des Aiguerelles</text:p>
          </table:table-cell>
          <table:table-cell office:value-type="float" office:value="43.59756695" calcext:value-type="float">
            <text:p>43,59756695</text:p>
          </table:table-cell>
          <table:table-cell office:value-type="float" office:value="3.89214353" calcext:value-type="float">
            <text:p>3,89214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24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Collège Marcel Pagnol</text:p>
          </table:table-cell>
          <table:table-cell office:value-type="float" office:value="43.59619746" calcext:value-type="float">
            <text:p>43,59619746</text:p>
          </table:table-cell>
          <table:table-cell office:value-type="float" office:value="3.84603774" calcext:value-type="float">
            <text:p>3,846037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66</text:p>
          </table:table-cell>
          <table:table-cell office:value-type="float" office:value="15116" calcext:value-type="float">
            <text:p>15116</text:p>
          </table:table-cell>
          <table:table-cell office:value-type="string" calcext:value-type="string">
            <text:p>Collège Marcel Pagnol</text:p>
          </table:table-cell>
          <table:table-cell office:value-type="float" office:value="43.59633232" calcext:value-type="float">
            <text:p>43,59633232</text:p>
          </table:table-cell>
          <table:table-cell office:value-type="float" office:value="3.84539193" calcext:value-type="float">
            <text:p>3,84539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69</text:p>
          </table:table-cell>
          <table:table-cell office:value-type="float" office:value="15260" calcext:value-type="float">
            <text:p>15260</text:p>
          </table:table-cell>
          <table:table-cell office:value-type="string" calcext:value-type="string">
            <text:p>Collège Marcel Pagnol</text:p>
          </table:table-cell>
          <table:table-cell office:value-type="float" office:value="43.5960626" calcext:value-type="float">
            <text:p>43,5960626</text:p>
          </table:table-cell>
          <table:table-cell office:value-type="float" office:value="3.84668355" calcext:value-type="float">
            <text:p>3,84668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25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Colverts</text:p>
          </table:table-cell>
          <table:table-cell office:value-type="float" office:value="43.613725005" calcext:value-type="float">
            <text:p>43,613725005</text:p>
          </table:table-cell>
          <table:table-cell office:value-type="float" office:value="3.898132805" calcext:value-type="float">
            <text:p>3,898132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49</text:p>
          </table:table-cell>
          <table:table-cell office:value-type="float" office:value="9123" calcext:value-type="float">
            <text:p>9123</text:p>
          </table:table-cell>
          <table:table-cell office:value-type="string" calcext:value-type="string">
            <text:p>Colverts</text:p>
          </table:table-cell>
          <table:table-cell office:value-type="float" office:value="43.61374253" calcext:value-type="float">
            <text:p>43,61374253</text:p>
          </table:table-cell>
          <table:table-cell office:value-type="float" office:value="3.89816422" calcext:value-type="float">
            <text:p>3,89816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office:value-type="float" office:value="9205" calcext:value-type="float">
            <text:p>9205</text:p>
          </table:table-cell>
          <table:table-cell office:value-type="string" calcext:value-type="string">
            <text:p>Colverts</text:p>
          </table:table-cell>
          <table:table-cell office:value-type="float" office:value="43.61370748" calcext:value-type="float">
            <text:p>43,61370748</text:p>
          </table:table-cell>
          <table:table-cell office:value-type="float" office:value="3.89810139" calcext:value-type="float">
            <text:p>3,89810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26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Comédie</text:p>
          </table:table-cell>
          <table:table-cell office:value-type="float" office:value="43.608366295" calcext:value-type="float">
            <text:p>43,608366295</text:p>
          </table:table-cell>
          <table:table-cell office:value-type="float" office:value="3.87970708" calcext:value-type="float">
            <text:p>3,879707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46</text:p>
          </table:table-cell>
          <table:table-cell office:value-type="float" office:value="41133" calcext:value-type="float">
            <text:p>41133</text:p>
          </table:table-cell>
          <table:table-cell office:value-type="string" calcext:value-type="string">
            <text:p>Comédie</text:p>
          </table:table-cell>
          <table:table-cell office:value-type="float" office:value="43.60837114" calcext:value-type="float">
            <text:p>43,60837114</text:p>
          </table:table-cell>
          <table:table-cell office:value-type="float" office:value="3.87968247" calcext:value-type="float">
            <text:p>3,87968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71</text:p>
          </table:table-cell>
          <table:table-cell office:value-type="float" office:value="41223" calcext:value-type="float">
            <text:p>41223</text:p>
          </table:table-cell>
          <table:table-cell office:value-type="string" calcext:value-type="string">
            <text:p>Comédie</text:p>
          </table:table-cell>
          <table:table-cell office:value-type="float" office:value="43.60836145" calcext:value-type="float">
            <text:p>43,60836145</text:p>
          </table:table-cell>
          <table:table-cell office:value-type="float" office:value="3.87973169" calcext:value-type="float">
            <text:p>3,87973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27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Comté de Nice</text:p>
          </table:table-cell>
          <table:table-cell office:value-type="float" office:value="43.63877674" calcext:value-type="float">
            <text:p>43,63877674</text:p>
          </table:table-cell>
          <table:table-cell office:value-type="float" office:value="3.811483355" calcext:value-type="float">
            <text:p>3,8114833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Comté de Nice</text:p>
          </table:table-cell>
          <table:table-cell office:value-type="float" office:value="43.63864239" calcext:value-type="float">
            <text:p>43,63864239</text:p>
          </table:table-cell>
          <table:table-cell office:value-type="float" office:value="3.81177696" calcext:value-type="float">
            <text:p>3,81177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Comté de Nice</text:p>
          </table:table-cell>
          <table:table-cell office:value-type="float" office:value="43.63891109" calcext:value-type="float">
            <text:p>43,63891109</text:p>
          </table:table-cell>
          <table:table-cell office:value-type="float" office:value="3.81118975" calcext:value-type="float">
            <text:p>3,81118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28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Comté de Toulouse</text:p>
          </table:table-cell>
          <table:table-cell office:value-type="float" office:value="43.636906435" calcext:value-type="float">
            <text:p>43,636906435</text:p>
          </table:table-cell>
          <table:table-cell office:value-type="float" office:value="3.819084465" calcext:value-type="float">
            <text:p>3,8190844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Comté de Toulouse</text:p>
          </table:table-cell>
          <table:table-cell office:value-type="float" office:value="43.63698443" calcext:value-type="float">
            <text:p>43,63698443</text:p>
          </table:table-cell>
          <table:table-cell office:value-type="float" office:value="3.81929691" calcext:value-type="float">
            <text:p>3,81929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Comté de Toulouse</text:p>
          </table:table-cell>
          <table:table-cell office:value-type="float" office:value="43.63682844" calcext:value-type="float">
            <text:p>43,63682844</text:p>
          </table:table-cell>
          <table:table-cell office:value-type="float" office:value="3.81887202" calcext:value-type="float">
            <text:p>3,81887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30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Corse</text:p>
          </table:table-cell>
          <table:table-cell office:value-type="float" office:value="43.64076861" calcext:value-type="float">
            <text:p>43,64076861</text:p>
          </table:table-cell>
          <table:table-cell office:value-type="float" office:value="3.811435785" calcext:value-type="float">
            <text:p>3,8114357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Corse</text:p>
          </table:table-cell>
          <table:table-cell office:value-type="float" office:value="43.6405385" calcext:value-type="float">
            <text:p>43,6405385</text:p>
          </table:table-cell>
          <table:table-cell office:value-type="float" office:value="3.81116989" calcext:value-type="float">
            <text:p>3,81116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Corse</text:p>
          </table:table-cell>
          <table:table-cell office:value-type="float" office:value="43.64099872" calcext:value-type="float">
            <text:p>43,64099872</text:p>
          </table:table-cell>
          <table:table-cell office:value-type="float" office:value="3.81170168" calcext:value-type="float">
            <text:p>3,81170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31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Corum</text:p>
          </table:table-cell>
          <table:table-cell office:value-type="float" office:value="43.6142813775" calcext:value-type="float">
            <text:p>43,6142813775</text:p>
          </table:table-cell>
          <table:table-cell office:value-type="float" office:value="3.881920795" calcext:value-type="float">
            <text:p>3,8819207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45</text:p>
          </table:table-cell>
          <table:table-cell office:value-type="float" office:value="41131" calcext:value-type="float">
            <text:p>41131</text:p>
          </table:table-cell>
          <table:table-cell office:value-type="string" calcext:value-type="string">
            <text:p>Corum</text:p>
          </table:table-cell>
          <table:table-cell office:value-type="float" office:value="43.61425389" calcext:value-type="float">
            <text:p>43,61425389</text:p>
          </table:table-cell>
          <table:table-cell office:value-type="float" office:value="3.88195717" calcext:value-type="float">
            <text:p>3,88195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72</text:p>
          </table:table-cell>
          <table:table-cell office:value-type="float" office:value="41225" calcext:value-type="float">
            <text:p>41225</text:p>
          </table:table-cell>
          <table:table-cell office:value-type="string" calcext:value-type="string">
            <text:p>Corum</text:p>
          </table:table-cell>
          <table:table-cell office:value-type="float" office:value="43.61430692" calcext:value-type="float">
            <text:p>43,61430692</text:p>
          </table:table-cell>
          <table:table-cell office:value-type="float" office:value="3.88202047" calcext:value-type="float">
            <text:p>3,88202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06</text:p>
          </table:table-cell>
          <table:table-cell office:value-type="float" office:value="42141" calcext:value-type="float">
            <text:p>42141</text:p>
          </table:table-cell>
          <table:table-cell office:value-type="string" calcext:value-type="string">
            <text:p>Corum</text:p>
          </table:table-cell>
          <table:table-cell office:value-type="float" office:value="43.61430041" calcext:value-type="float">
            <text:p>43,61430041</text:p>
          </table:table-cell>
          <table:table-cell office:value-type="float" office:value="3.88184707" calcext:value-type="float">
            <text:p>3,88184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32</text:p>
          </table:table-cell>
          <table:table-cell office:value-type="float" office:value="42229" calcext:value-type="float">
            <text:p>42229</text:p>
          </table:table-cell>
          <table:table-cell office:value-type="string" calcext:value-type="string">
            <text:p>Corum</text:p>
          </table:table-cell>
          <table:table-cell office:value-type="float" office:value="43.61426429" calcext:value-type="float">
            <text:p>43,61426429</text:p>
          </table:table-cell>
          <table:table-cell office:value-type="float" office:value="3.88185847" calcext:value-type="float">
            <text:p>3,88185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33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Croix d'Argent</text:p>
          </table:table-cell>
          <table:table-cell office:value-type="float" office:value="43.59236867" calcext:value-type="float">
            <text:p>43,59236867</text:p>
          </table:table-cell>
          <table:table-cell office:value-type="float" office:value="3.86646159" calcext:value-type="float">
            <text:p>3,86646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95</text:p>
          </table:table-cell>
          <table:table-cell office:value-type="float" office:value="42115" calcext:value-type="float">
            <text:p>42115</text:p>
          </table:table-cell>
          <table:table-cell office:value-type="string" calcext:value-type="string">
            <text:p>Croix d'Argent</text:p>
          </table:table-cell>
          <table:table-cell office:value-type="float" office:value="43.59236832" calcext:value-type="float">
            <text:p>43,59236832</text:p>
          </table:table-cell>
          <table:table-cell office:value-type="float" office:value="3.86648632" calcext:value-type="float">
            <text:p>3,86648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43</text:p>
          </table:table-cell>
          <table:table-cell office:value-type="float" office:value="42255" calcext:value-type="float">
            <text:p>42255</text:p>
          </table:table-cell>
          <table:table-cell office:value-type="string" calcext:value-type="string">
            <text:p>Croix d'Argent</text:p>
          </table:table-cell>
          <table:table-cell office:value-type="float" office:value="43.59236902" calcext:value-type="float">
            <text:p>43,59236902</text:p>
          </table:table-cell>
          <table:table-cell office:value-type="float" office:value="3.86643686" calcext:value-type="float">
            <text:p>3,86643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34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Croix de Lavit</text:p>
          </table:table-cell>
          <table:table-cell office:value-type="float" office:value="43.639240725" calcext:value-type="float">
            <text:p>43,639240725</text:p>
          </table:table-cell>
          <table:table-cell office:value-type="float" office:value="3.83919165" calcext:value-type="float">
            <text:p>3,83919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96</text:p>
          </table:table-cell>
          <table:table-cell office:value-type="float" office:value="24124" calcext:value-type="float">
            <text:p>24124</text:p>
          </table:table-cell>
          <table:table-cell office:value-type="string" calcext:value-type="string">
            <text:p>Croix de Lavit</text:p>
          </table:table-cell>
          <table:table-cell office:value-type="float" office:value="43.6391302" calcext:value-type="float">
            <text:p>43,6391302</text:p>
          </table:table-cell>
          <table:table-cell office:value-type="float" office:value="3.83905877" calcext:value-type="float">
            <text:p>3,83905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12</text:p>
          </table:table-cell>
          <table:table-cell office:value-type="float" office:value="24224" calcext:value-type="float">
            <text:p>24224</text:p>
          </table:table-cell>
          <table:table-cell office:value-type="string" calcext:value-type="string">
            <text:p>Croix de Lavit</text:p>
          </table:table-cell>
          <table:table-cell office:value-type="float" office:value="43.63935125" calcext:value-type="float">
            <text:p>43,63935125</text:p>
          </table:table-cell>
          <table:table-cell office:value-type="float" office:value="3.83932453" calcext:value-type="float">
            <text:p>3,83932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35</text:p>
          </table:table-cell>
          <table:table-cell office:value-type="float" office:value="5435" calcext:value-type="float">
            <text:p>5435</text:p>
          </table:table-cell>
          <table:table-cell office:value-type="string" calcext:value-type="string">
            <text:p>Croix des Rosiers</text:p>
          </table:table-cell>
          <table:table-cell office:value-type="float" office:value="43.61079414" calcext:value-type="float">
            <text:p>43,61079414</text:p>
          </table:table-cell>
          <table:table-cell office:value-type="float" office:value="3.830661365" calcext:value-type="float">
            <text:p>3,8306613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66</text:p>
          </table:table-cell>
          <table:table-cell office:value-type="float" office:value="7128" calcext:value-type="float">
            <text:p>7128</text:p>
          </table:table-cell>
          <table:table-cell office:value-type="string" calcext:value-type="string">
            <text:p>Croix des Rosiers</text:p>
          </table:table-cell>
          <table:table-cell office:value-type="float" office:value="43.61069196" calcext:value-type="float">
            <text:p>43,61069196</text:p>
          </table:table-cell>
          <table:table-cell office:value-type="float" office:value="3.83089995" calcext:value-type="float">
            <text:p>3,83089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77</text:p>
          </table:table-cell>
          <table:table-cell office:value-type="float" office:value="7203" calcext:value-type="float">
            <text:p>7203</text:p>
          </table:table-cell>
          <table:table-cell office:value-type="string" calcext:value-type="string">
            <text:p>Croix des Rosiers</text:p>
          </table:table-cell>
          <table:table-cell office:value-type="float" office:value="43.61089632" calcext:value-type="float">
            <text:p>43,61089632</text:p>
          </table:table-cell>
          <table:table-cell office:value-type="float" office:value="3.83042278" calcext:value-type="float">
            <text:p>3,83042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36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Croix du Capitaine</text:p>
          </table:table-cell>
          <table:table-cell office:value-type="float" office:value="43.602103995" calcext:value-type="float">
            <text:p>43,602103995</text:p>
          </table:table-cell>
          <table:table-cell office:value-type="float" office:value="3.86648724" calcext:value-type="float">
            <text:p>3,86648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office:value-type="float" office:value="7214" calcext:value-type="float">
            <text:p>7214</text:p>
          </table:table-cell>
          <table:table-cell office:value-type="string" calcext:value-type="string">
            <text:p>Croix du Capitaine</text:p>
          </table:table-cell>
          <table:table-cell office:value-type="float" office:value="43.6020677" calcext:value-type="float">
            <text:p>43,6020677</text:p>
          </table:table-cell>
          <table:table-cell office:value-type="float" office:value="3.86651101" calcext:value-type="float">
            <text:p>3,86651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56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Croix du Capitaine</text:p>
          </table:table-cell>
          <table:table-cell office:value-type="float" office:value="43.60214029" calcext:value-type="float">
            <text:p>43,60214029</text:p>
          </table:table-cell>
          <table:table-cell office:value-type="float" office:value="3.86646347" calcext:value-type="float">
            <text:p>3,86646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37</text:p>
          </table:table-cell>
          <table:table-cell office:value-type="float" office:value="5437" calcext:value-type="float">
            <text:p>5437</text:p>
          </table:table-cell>
          <table:table-cell office:value-type="string" calcext:value-type="string">
            <text:p>Demeter</text:p>
          </table:table-cell>
          <table:table-cell office:value-type="float" office:value="43.58327517" calcext:value-type="float">
            <text:p>43,58327517</text:p>
          </table:table-cell>
          <table:table-cell office:value-type="float" office:value="3.8722158" calcext:value-type="float">
            <text:p>3,8722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12131" calcext:value-type="float">
            <text:p>12131</text:p>
          </table:table-cell>
          <table:table-cell office:value-type="string" calcext:value-type="string">
            <text:p>Demeter</text:p>
          </table:table-cell>
          <table:table-cell office:value-type="float" office:value="43.58301889" calcext:value-type="float">
            <text:p>43,58301889</text:p>
          </table:table-cell>
          <table:table-cell office:value-type="float" office:value="3.87222128" calcext:value-type="float">
            <text:p>3,87222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24</text:p>
          </table:table-cell>
          <table:table-cell office:value-type="float" office:value="12228" calcext:value-type="float">
            <text:p>12228</text:p>
          </table:table-cell>
          <table:table-cell office:value-type="string" calcext:value-type="string">
            <text:p>Demeter</text:p>
          </table:table-cell>
          <table:table-cell office:value-type="float" office:value="43.58353145" calcext:value-type="float">
            <text:p>43,58353145</text:p>
          </table:table-cell>
          <table:table-cell office:value-type="float" office:value="3.87221032" calcext:value-type="float">
            <text:p>3,87221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38</text:p>
          </table:table-cell>
          <table:table-cell office:value-type="float" office:value="5438" calcext:value-type="float">
            <text:p>5438</text:p>
          </table:table-cell>
          <table:table-cell office:value-type="string" calcext:value-type="string">
            <text:p>Descartes</text:p>
          </table:table-cell>
          <table:table-cell office:value-type="float" office:value="43.59667439" calcext:value-type="float">
            <text:p>43,59667439</text:p>
          </table:table-cell>
          <table:table-cell office:value-type="float" office:value="3.88354737" calcext:value-type="float">
            <text:p>3,883547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18</text:p>
          </table:table-cell>
          <table:table-cell office:value-type="float" office:value="12211" calcext:value-type="float">
            <text:p>12211</text:p>
          </table:table-cell>
          <table:table-cell office:value-type="string" calcext:value-type="string">
            <text:p>Descartes</text:p>
          </table:table-cell>
          <table:table-cell office:value-type="float" office:value="43.59667439" calcext:value-type="float">
            <text:p>43,59667439</text:p>
          </table:table-cell>
          <table:table-cell office:value-type="float" office:value="3.88354737" calcext:value-type="float">
            <text:p>3,88354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40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Doria</text:p>
          </table:table-cell>
          <table:table-cell office:value-type="float" office:value="43.61261756" calcext:value-type="float">
            <text:p>43,61261756</text:p>
          </table:table-cell>
          <table:table-cell office:value-type="float" office:value="3.86784935666667" calcext:value-type="float">
            <text:p>3,86784935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office:value-type="float" office:value="7216" calcext:value-type="float">
            <text:p>7216</text:p>
          </table:table-cell>
          <table:table-cell office:value-type="string" calcext:value-type="string">
            <text:p>Doria</text:p>
          </table:table-cell>
          <table:table-cell office:value-type="float" office:value="43.61248477" calcext:value-type="float">
            <text:p>43,61248477</text:p>
          </table:table-cell>
          <table:table-cell office:value-type="float" office:value="3.86791591" calcext:value-type="float">
            <text:p>3,86791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71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Doria</text:p>
          </table:table-cell>
          <table:table-cell office:value-type="float" office:value="43.61237518" calcext:value-type="float">
            <text:p>43,61237518</text:p>
          </table:table-cell>
          <table:table-cell office:value-type="float" office:value="3.8680367" calcext:value-type="float">
            <text:p>3,8680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35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Doria</text:p>
          </table:table-cell>
          <table:table-cell office:value-type="float" office:value="43.61299273" calcext:value-type="float">
            <text:p>43,61299273</text:p>
          </table:table-cell>
          <table:table-cell office:value-type="float" office:value="3.86759546" calcext:value-type="float">
            <text:p>3,86759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41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Du Guesclin</text:p>
          </table:table-cell>
          <table:table-cell office:value-type="float" office:value="43.60712037" calcext:value-type="float">
            <text:p>43,60712037</text:p>
          </table:table-cell>
          <table:table-cell office:value-type="float" office:value="3.88323022" calcext:value-type="float">
            <text:p>3,88323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48</text:p>
          </table:table-cell>
          <table:table-cell office:value-type="float" office:value="41138" calcext:value-type="float">
            <text:p>41138</text:p>
          </table:table-cell>
          <table:table-cell office:value-type="string" calcext:value-type="string">
            <text:p>Du Guesclin</text:p>
          </table:table-cell>
          <table:table-cell office:value-type="float" office:value="43.60711561" calcext:value-type="float">
            <text:p>43,60711561</text:p>
          </table:table-cell>
          <table:table-cell office:value-type="float" office:value="3.88324865" calcext:value-type="float">
            <text:p>3,88324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69</text:p>
          </table:table-cell>
          <table:table-cell office:value-type="float" office:value="41218" calcext:value-type="float">
            <text:p>41218</text:p>
          </table:table-cell>
          <table:table-cell office:value-type="string" calcext:value-type="string">
            <text:p>Du Guesclin</text:p>
          </table:table-cell>
          <table:table-cell office:value-type="float" office:value="43.60712513" calcext:value-type="float">
            <text:p>43,60712513</text:p>
          </table:table-cell>
          <table:table-cell office:value-type="float" office:value="3.88321179" calcext:value-type="float">
            <text:p>3,88321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42</text:p>
          </table:table-cell>
          <table:table-cell office:value-type="float" office:value="5442" calcext:value-type="float">
            <text:p>5442</text:p>
          </table:table-cell>
          <table:table-cell office:value-type="string" calcext:value-type="string">
            <text:p>École d'Architecture</text:p>
          </table:table-cell>
          <table:table-cell office:value-type="float" office:value="43.637812925" calcext:value-type="float">
            <text:p>43,637812925</text:p>
          </table:table-cell>
          <table:table-cell office:value-type="float" office:value="3.85870513" calcext:value-type="float">
            <text:p>3,858705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École d'Architecture</text:p>
          </table:table-cell>
          <table:table-cell office:value-type="float" office:value="43.63772613" calcext:value-type="float">
            <text:p>43,63772613</text:p>
          </table:table-cell>
          <table:table-cell office:value-type="float" office:value="3.85912367" calcext:value-type="float">
            <text:p>3,85912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98</text:p>
          </table:table-cell>
          <table:table-cell office:value-type="float" office:value="13124" calcext:value-type="float">
            <text:p>13124</text:p>
          </table:table-cell>
          <table:table-cell office:value-type="string" calcext:value-type="string">
            <text:p>École d'Architecture</text:p>
          </table:table-cell>
          <table:table-cell office:value-type="float" office:value="43.63789972" calcext:value-type="float">
            <text:p>43,63789972</text:p>
          </table:table-cell>
          <table:table-cell office:value-type="float" office:value="3.85828659" calcext:value-type="float">
            <text:p>3,85828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44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Érables</text:p>
          </table:table-cell>
          <table:table-cell office:value-type="float" office:value="43.614953865" calcext:value-type="float">
            <text:p>43,614953865</text:p>
          </table:table-cell>
          <table:table-cell office:value-type="float" office:value="3.856976245" calcext:value-type="float">
            <text:p>3,856976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44</text:p>
          </table:table-cell>
          <table:table-cell office:value-type="float" office:value="9115" calcext:value-type="float">
            <text:p>9115</text:p>
          </table:table-cell>
          <table:table-cell office:value-type="string" calcext:value-type="string">
            <text:p>Érables</text:p>
          </table:table-cell>
          <table:table-cell office:value-type="float" office:value="43.61497781" calcext:value-type="float">
            <text:p>43,61497781</text:p>
          </table:table-cell>
          <table:table-cell office:value-type="float" office:value="3.85687171" calcext:value-type="float">
            <text:p>3,85687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77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Érables</text:p>
          </table:table-cell>
          <table:table-cell office:value-type="float" office:value="43.61492992" calcext:value-type="float">
            <text:p>43,61492992</text:p>
          </table:table-cell>
          <table:table-cell office:value-type="float" office:value="3.85708078" calcext:value-type="float">
            <text:p>3,85708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45</text:p>
          </table:table-cell>
          <table:table-cell office:value-type="float" office:value="5445" calcext:value-type="float">
            <text:p>5445</text:p>
          </table:table-cell>
          <table:table-cell office:value-type="string" calcext:value-type="string">
            <text:p>Ernest Renan</text:p>
          </table:table-cell>
          <table:table-cell office:value-type="float" office:value="43.61544713" calcext:value-type="float">
            <text:p>43,61544713</text:p>
          </table:table-cell>
          <table:table-cell office:value-type="float" office:value="3.885268365" calcext:value-type="float">
            <text:p>3,8852683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8110" calcext:value-type="float">
            <text:p>8110</text:p>
          </table:table-cell>
          <table:table-cell office:value-type="string" calcext:value-type="string">
            <text:p>Ernest Renan</text:p>
          </table:table-cell>
          <table:table-cell office:value-type="float" office:value="43.61545541" calcext:value-type="float">
            <text:p>43,61545541</text:p>
          </table:table-cell>
          <table:table-cell office:value-type="float" office:value="3.88531808" calcext:value-type="float">
            <text:p>3,8853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33</text:p>
          </table:table-cell>
          <table:table-cell office:value-type="float" office:value="8214" calcext:value-type="float">
            <text:p>8214</text:p>
          </table:table-cell>
          <table:table-cell office:value-type="string" calcext:value-type="string">
            <text:p>Ernest Renan</text:p>
          </table:table-cell>
          <table:table-cell office:value-type="float" office:value="43.61543885" calcext:value-type="float">
            <text:p>43,61543885</text:p>
          </table:table-cell>
          <table:table-cell office:value-type="float" office:value="3.88521865" calcext:value-type="float">
            <text:p>3,88521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46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Espérance</text:p>
          </table:table-cell>
          <table:table-cell office:value-type="float" office:value="43.614251535" calcext:value-type="float">
            <text:p>43,614251535</text:p>
          </table:table-cell>
          <table:table-cell office:value-type="float" office:value="3.84968228" calcext:value-type="float">
            <text:p>3,84968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41</text:p>
          </table:table-cell>
          <table:table-cell office:value-type="float" office:value="9112" calcext:value-type="float">
            <text:p>9112</text:p>
          </table:table-cell>
          <table:table-cell office:value-type="string" calcext:value-type="string">
            <text:p>Espérance</text:p>
          </table:table-cell>
          <table:table-cell office:value-type="float" office:value="43.61412028" calcext:value-type="float">
            <text:p>43,61412028</text:p>
          </table:table-cell>
          <table:table-cell office:value-type="float" office:value="3.85006855" calcext:value-type="float">
            <text:p>3,85006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Espérance</text:p>
          </table:table-cell>
          <table:table-cell office:value-type="float" office:value="43.61438279" calcext:value-type="float">
            <text:p>43,61438279</text:p>
          </table:table-cell>
          <table:table-cell office:value-type="float" office:value="3.84929601" calcext:value-type="float">
            <text:p>3,84929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48</text:p>
          </table:table-cell>
          <table:table-cell office:value-type="float" office:value="5448" calcext:value-type="float">
            <text:p>5448</text:p>
          </table:table-cell>
          <table:table-cell office:value-type="string" calcext:value-type="string">
            <text:p>Estragon</text:p>
          </table:table-cell>
          <table:table-cell office:value-type="float" office:value="43.618641805" calcext:value-type="float">
            <text:p>43,618641805</text:p>
          </table:table-cell>
          <table:table-cell office:value-type="float" office:value="3.88786071" calcext:value-type="float">
            <text:p>3,887860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12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Estragon</text:p>
          </table:table-cell>
          <table:table-cell office:value-type="float" office:value="43.61868972" calcext:value-type="float">
            <text:p>43,61868972</text:p>
          </table:table-cell>
          <table:table-cell office:value-type="float" office:value="3.88796719" calcext:value-type="float">
            <text:p>3,88796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Estragon</text:p>
          </table:table-cell>
          <table:table-cell office:value-type="float" office:value="43.61859389" calcext:value-type="float">
            <text:p>43,61859389</text:p>
          </table:table-cell>
          <table:table-cell office:value-type="float" office:value="3.88775423" calcext:value-type="float">
            <text:p>3,88775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49</text:p>
          </table:table-cell>
          <table:table-cell office:value-type="float" office:value="5449" calcext:value-type="float">
            <text:p>5449</text:p>
          </table:table-cell>
          <table:table-cell office:value-type="string" calcext:value-type="string">
            <text:p>Étoile</text:p>
          </table:table-cell>
          <table:table-cell office:value-type="float" office:value="43.605172285" calcext:value-type="float">
            <text:p>43,605172285</text:p>
          </table:table-cell>
          <table:table-cell office:value-type="float" office:value="3.854798435" calcext:value-type="float">
            <text:p>3,8547984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Étoile</text:p>
          </table:table-cell>
          <table:table-cell office:value-type="float" office:value="43.60519034" calcext:value-type="float">
            <text:p>43,60519034</text:p>
          </table:table-cell>
          <table:table-cell office:value-type="float" office:value="3.85479273" calcext:value-type="float">
            <text:p>3,85479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84</text:p>
          </table:table-cell>
          <table:table-cell office:value-type="float" office:value="7211" calcext:value-type="float">
            <text:p>7211</text:p>
          </table:table-cell>
          <table:table-cell office:value-type="string" calcext:value-type="string">
            <text:p>Étoile</text:p>
          </table:table-cell>
          <table:table-cell office:value-type="float" office:value="43.60515423" calcext:value-type="float">
            <text:p>43,60515423</text:p>
          </table:table-cell>
          <table:table-cell office:value-type="float" office:value="3.85480414" calcext:value-type="float">
            <text:p>3,85480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50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Ettore Bugatti</text:p>
          </table:table-cell>
          <table:table-cell office:value-type="float" office:value="43.577878025" calcext:value-type="float">
            <text:p>43,577878025</text:p>
          </table:table-cell>
          <table:table-cell office:value-type="float" office:value="3.86865803" calcext:value-type="float">
            <text:p>3,868658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29</text:p>
          </table:table-cell>
          <table:table-cell office:value-type="float" office:value="53108" calcext:value-type="float">
            <text:p>53108</text:p>
          </table:table-cell>
          <table:table-cell office:value-type="string" calcext:value-type="string">
            <text:p>Ettore Bugatti</text:p>
          </table:table-cell>
          <table:table-cell office:value-type="float" office:value="43.57788199" calcext:value-type="float">
            <text:p>43,57788199</text:p>
          </table:table-cell>
          <table:table-cell office:value-type="float" office:value="3.86869523" calcext:value-type="float">
            <text:p>3,86869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33</text:p>
          </table:table-cell>
          <table:table-cell office:value-type="float" office:value="53208" calcext:value-type="float">
            <text:p>53208</text:p>
          </table:table-cell>
          <table:table-cell office:value-type="string" calcext:value-type="string">
            <text:p>Ettore Bugatti</text:p>
          </table:table-cell>
          <table:table-cell office:value-type="float" office:value="43.57787406" calcext:value-type="float">
            <text:p>43,57787406</text:p>
          </table:table-cell>
          <table:table-cell office:value-type="float" office:value="3.86862083" calcext:value-type="float">
            <text:p>3,86862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51</text:p>
          </table:table-cell>
          <table:table-cell office:value-type="float" office:value="5451" calcext:value-type="float">
            <text:p>5451</text:p>
          </table:table-cell>
          <table:table-cell office:value-type="string" calcext:value-type="string">
            <text:p>Eugène Bataillon</text:p>
          </table:table-cell>
          <table:table-cell office:value-type="float" office:value="43.631604815" calcext:value-type="float">
            <text:p>43,631604815</text:p>
          </table:table-cell>
          <table:table-cell office:value-type="float" office:value="3.860668445" calcext:value-type="float">
            <text:p>3,860668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Eugène Bataillon</text:p>
          </table:table-cell>
          <table:table-cell office:value-type="float" office:value="43.63146998" calcext:value-type="float">
            <text:p>43,63146998</text:p>
          </table:table-cell>
          <table:table-cell office:value-type="float" office:value="3.86098664" calcext:value-type="float">
            <text:p>3,86098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float" office:value="6206" calcext:value-type="float">
            <text:p>6206</text:p>
          </table:table-cell>
          <table:table-cell office:value-type="string" calcext:value-type="string">
            <text:p>Eugène Bataillon</text:p>
          </table:table-cell>
          <table:table-cell office:value-type="float" office:value="43.63173965" calcext:value-type="float">
            <text:p>43,63173965</text:p>
          </table:table-cell>
          <table:table-cell office:value-type="float" office:value="3.86035025" calcext:value-type="float">
            <text:p>3,86035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94</text:p>
          </table:table-cell>
          <table:table-cell office:value-type="float" office:value="13116" calcext:value-type="float">
            <text:p>13116</text:p>
          </table:table-cell>
          <table:table-cell office:value-type="string" calcext:value-type="string">
            <text:p>Eugène Bataillon</text:p>
          </table:table-cell>
          <table:table-cell office:value-type="float" office:value="43.63146998" calcext:value-type="float">
            <text:p>43,63146998</text:p>
          </table:table-cell>
          <table:table-cell office:value-type="float" office:value="3.86098664" calcext:value-type="float">
            <text:p>3,86098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06</text:p>
          </table:table-cell>
          <table:table-cell office:value-type="float" office:value="13229" calcext:value-type="float">
            <text:p>13229</text:p>
          </table:table-cell>
          <table:table-cell office:value-type="string" calcext:value-type="string">
            <text:p>Eugène Bataillon</text:p>
          </table:table-cell>
          <table:table-cell office:value-type="float" office:value="43.63173965" calcext:value-type="float">
            <text:p>43,63173965</text:p>
          </table:table-cell>
          <table:table-cell office:value-type="float" office:value="3.86035025" calcext:value-type="float">
            <text:p>3,86035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52</text:p>
          </table:table-cell>
          <table:table-cell office:value-type="float" office:value="5452" calcext:value-type="float">
            <text:p>5452</text:p>
          </table:table-cell>
          <table:table-cell office:value-type="string" calcext:value-type="string">
            <text:p>Eurêka</text:p>
          </table:table-cell>
          <table:table-cell office:value-type="float" office:value="43.61788672" calcext:value-type="float">
            <text:p>43,61788672</text:p>
          </table:table-cell>
          <table:table-cell office:value-type="float" office:value="3.91243321" calcext:value-type="float">
            <text:p>3,912433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22</text:p>
          </table:table-cell>
          <table:table-cell office:value-type="float" office:value="12222" calcext:value-type="float">
            <text:p>12222</text:p>
          </table:table-cell>
          <table:table-cell office:value-type="string" calcext:value-type="string">
            <text:p>Eurêka</text:p>
          </table:table-cell>
          <table:table-cell office:value-type="float" office:value="43.61788672" calcext:value-type="float">
            <text:p>43,61788672</text:p>
          </table:table-cell>
          <table:table-cell office:value-type="float" office:value="3.91243321" calcext:value-type="float">
            <text:p>3,91243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53</text:p>
          </table:table-cell>
          <table:table-cell office:value-type="float" office:value="5453" calcext:value-type="float">
            <text:p>5453</text:p>
          </table:table-cell>
          <table:table-cell office:value-type="string" calcext:value-type="string">
            <text:p>Euromédecine</text:p>
          </table:table-cell>
          <table:table-cell office:value-type="float" office:value="43.63905096" calcext:value-type="float">
            <text:p>43,63905096</text:p>
          </table:table-cell>
          <table:table-cell office:value-type="float" office:value="3.828146522" calcext:value-type="float">
            <text:p>3,8281465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Euromédecine</text:p>
          </table:table-cell>
          <table:table-cell office:value-type="float" office:value="43.63886642" calcext:value-type="float">
            <text:p>43,63886642</text:p>
          </table:table-cell>
          <table:table-cell office:value-type="float" office:value="3.82757726" calcext:value-type="float">
            <text:p>3,82757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94</text:p>
          </table:table-cell>
          <table:table-cell office:value-type="float" office:value="24122" calcext:value-type="float">
            <text:p>24122</text:p>
          </table:table-cell>
          <table:table-cell office:value-type="string" calcext:value-type="string">
            <text:p>Euromédecine</text:p>
          </table:table-cell>
          <table:table-cell office:value-type="float" office:value="43.63928021" calcext:value-type="float">
            <text:p>43,63928021</text:p>
          </table:table-cell>
          <table:table-cell office:value-type="float" office:value="3.82886302" calcext:value-type="float">
            <text:p>3,82886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07</text:p>
          </table:table-cell>
          <table:table-cell office:value-type="float" office:value="24211" calcext:value-type="float">
            <text:p>24211</text:p>
          </table:table-cell>
          <table:table-cell office:value-type="string" calcext:value-type="string">
            <text:p>Euromédecine</text:p>
          </table:table-cell>
          <table:table-cell office:value-type="float" office:value="43.63913558" calcext:value-type="float">
            <text:p>43,63913558</text:p>
          </table:table-cell>
          <table:table-cell office:value-type="float" office:value="3.82892113" calcext:value-type="float">
            <text:p>3,82892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34</text:p>
          </table:table-cell>
          <table:table-cell office:value-type="float" office:value="41109" calcext:value-type="float">
            <text:p>41109</text:p>
          </table:table-cell>
          <table:table-cell office:value-type="string" calcext:value-type="string">
            <text:p>Euromédecine</text:p>
          </table:table-cell>
          <table:table-cell office:value-type="float" office:value="43.63897273" calcext:value-type="float">
            <text:p>43,63897273</text:p>
          </table:table-cell>
          <table:table-cell office:value-type="float" office:value="3.82769143" calcext:value-type="float">
            <text:p>3,82769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83</text:p>
          </table:table-cell>
          <table:table-cell office:value-type="float" office:value="41247" calcext:value-type="float">
            <text:p>41247</text:p>
          </table:table-cell>
          <table:table-cell office:value-type="string" calcext:value-type="string">
            <text:p>Euromédecine</text:p>
          </table:table-cell>
          <table:table-cell office:value-type="float" office:value="43.63899986" calcext:value-type="float">
            <text:p>43,63899986</text:p>
          </table:table-cell>
          <table:table-cell office:value-type="float" office:value="3.82767977" calcext:value-type="float">
            <text:p>3,82767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54</text:p>
          </table:table-cell>
          <table:table-cell office:value-type="float" office:value="5454" calcext:value-type="float">
            <text:p>5454</text:p>
          </table:table-cell>
          <table:table-cell office:value-type="string" calcext:value-type="string">
            <text:p>Évariste Galois</text:p>
          </table:table-cell>
          <table:table-cell office:value-type="float" office:value="43.609147585" calcext:value-type="float">
            <text:p>43,609147585</text:p>
          </table:table-cell>
          <table:table-cell office:value-type="float" office:value="3.91250762" calcext:value-type="float">
            <text:p>3,912507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57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Évariste Galois</text:p>
          </table:table-cell>
          <table:table-cell office:value-type="float" office:value="43.60926918" calcext:value-type="float">
            <text:p>43,60926918</text:p>
          </table:table-cell>
          <table:table-cell office:value-type="float" office:value="3.91218312" calcext:value-type="float">
            <text:p>3,91218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Évariste Galois</text:p>
          </table:table-cell>
          <table:table-cell office:value-type="float" office:value="43.60902599" calcext:value-type="float">
            <text:p>43,60902599</text:p>
          </table:table-cell>
          <table:table-cell office:value-type="float" office:value="3.91283212" calcext:value-type="float">
            <text:p>3,9128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56</text:p>
          </table:table-cell>
          <table:table-cell office:value-type="float" office:value="5456" calcext:value-type="float">
            <text:p>5456</text:p>
          </table:table-cell>
          <table:table-cell office:value-type="string" calcext:value-type="string">
            <text:p>Fac de Pharmacie</text:p>
          </table:table-cell>
          <table:table-cell office:value-type="float" office:value="43.624131545" calcext:value-type="float">
            <text:p>43,624131545</text:p>
          </table:table-cell>
          <table:table-cell office:value-type="float" office:value="3.86246141" calcext:value-type="float">
            <text:p>3,86246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Fac de Pharmacie</text:p>
          </table:table-cell>
          <table:table-cell office:value-type="float" office:value="43.62363101" calcext:value-type="float">
            <text:p>43,62363101</text:p>
          </table:table-cell>
          <table:table-cell office:value-type="float" office:value="3.86161891" calcext:value-type="float">
            <text:p>3,86161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float" office:value="10224" calcext:value-type="float">
            <text:p>10224</text:p>
          </table:table-cell>
          <table:table-cell office:value-type="string" calcext:value-type="string">
            <text:p>Fac de Pharmacie</text:p>
          </table:table-cell>
          <table:table-cell office:value-type="float" office:value="43.62463208" calcext:value-type="float">
            <text:p>43,62463208</text:p>
          </table:table-cell>
          <table:table-cell office:value-type="float" office:value="3.86330391" calcext:value-type="float">
            <text:p>3,86330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57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Figairasse</text:p>
          </table:table-cell>
          <table:table-cell office:value-type="float" office:value="43.607106735" calcext:value-type="float">
            <text:p>43,607106735</text:p>
          </table:table-cell>
          <table:table-cell office:value-type="float" office:value="3.8505075" calcext:value-type="float">
            <text:p>3,85050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Figairasse</text:p>
          </table:table-cell>
          <table:table-cell office:value-type="float" office:value="43.60714778" calcext:value-type="float">
            <text:p>43,60714778</text:p>
          </table:table-cell>
          <table:table-cell office:value-type="float" office:value="3.85046529" calcext:value-type="float">
            <text:p>3,85046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83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Figairasse</text:p>
          </table:table-cell>
          <table:table-cell office:value-type="float" office:value="43.60706569" calcext:value-type="float">
            <text:p>43,60706569</text:p>
          </table:table-cell>
          <table:table-cell office:value-type="float" office:value="3.85054971" calcext:value-type="float">
            <text:p>3,85054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60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Font Trouvé</text:p>
          </table:table-cell>
          <table:table-cell office:value-type="float" office:value="43.626943105" calcext:value-type="float">
            <text:p>43,626943105</text:p>
          </table:table-cell>
          <table:table-cell office:value-type="float" office:value="3.84788374" calcext:value-type="float">
            <text:p>3,84788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Font Trouvé</text:p>
          </table:table-cell>
          <table:table-cell office:value-type="float" office:value="43.6269908" calcext:value-type="float">
            <text:p>43,6269908</text:p>
          </table:table-cell>
          <table:table-cell office:value-type="float" office:value="3.84768699" calcext:value-type="float">
            <text:p>3,84768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 office:value-type="float" office:value="7225" calcext:value-type="float">
            <text:p>7225</text:p>
          </table:table-cell>
          <table:table-cell office:value-type="string" calcext:value-type="string">
            <text:p>Font Trouvé</text:p>
          </table:table-cell>
          <table:table-cell office:value-type="float" office:value="43.62689541" calcext:value-type="float">
            <text:p>43,62689541</text:p>
          </table:table-cell>
          <table:table-cell office:value-type="float" office:value="3.84808049" calcext:value-type="float">
            <text:p>3,84808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61</text:p>
          </table:table-cell>
          <table:table-cell office:value-type="float" office:value="5461" calcext:value-type="float">
            <text:p>5461</text:p>
          </table:table-cell>
          <table:table-cell office:value-type="string" calcext:value-type="string">
            <text:p>Foyer des Aubes</text:p>
          </table:table-cell>
          <table:table-cell office:value-type="float" office:value="43.61847983" calcext:value-type="float">
            <text:p>43,61847983</text:p>
          </table:table-cell>
          <table:table-cell office:value-type="float" office:value="3.894754785" calcext:value-type="float">
            <text:p>3,8947547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Foyer des Aubes</text:p>
          </table:table-cell>
          <table:table-cell office:value-type="float" office:value="43.61845915" calcext:value-type="float">
            <text:p>43,61845915</text:p>
          </table:table-cell>
          <table:table-cell office:value-type="float" office:value="3.89463048" calcext:value-type="float">
            <text:p>3,89463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float" office:value="8206" calcext:value-type="float">
            <text:p>8206</text:p>
          </table:table-cell>
          <table:table-cell office:value-type="string" calcext:value-type="string">
            <text:p>Foyer des Aubes</text:p>
          </table:table-cell>
          <table:table-cell office:value-type="float" office:value="43.61850051" calcext:value-type="float">
            <text:p>43,61850051</text:p>
          </table:table-cell>
          <table:table-cell office:value-type="float" office:value="3.89487909" calcext:value-type="float">
            <text:p>3,89487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62</text:p>
          </table:table-cell>
          <table:table-cell office:value-type="float" office:value="5462" calcext:value-type="float">
            <text:p>5462</text:p>
          </table:table-cell>
          <table:table-cell office:value-type="string" calcext:value-type="string">
            <text:p>François Couperin</text:p>
          </table:table-cell>
          <table:table-cell office:value-type="float" office:value="43.612802245" calcext:value-type="float">
            <text:p>43,612802245</text:p>
          </table:table-cell>
          <table:table-cell office:value-type="float" office:value="3.90319896" calcext:value-type="float">
            <text:p>3,903198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69</text:p>
          </table:table-cell>
          <table:table-cell office:value-type="float" office:value="11104" calcext:value-type="float">
            <text:p>11104</text:p>
          </table:table-cell>
          <table:table-cell office:value-type="string" calcext:value-type="string">
            <text:p>François Couperin</text:p>
          </table:table-cell>
          <table:table-cell office:value-type="float" office:value="43.61272207" calcext:value-type="float">
            <text:p>43,61272207</text:p>
          </table:table-cell>
          <table:table-cell office:value-type="float" office:value="3.90283795" calcext:value-type="float">
            <text:p>3,90283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91</text:p>
          </table:table-cell>
          <table:table-cell office:value-type="float" office:value="11219" calcext:value-type="float">
            <text:p>11219</text:p>
          </table:table-cell>
          <table:table-cell office:value-type="string" calcext:value-type="string">
            <text:p>François Couperin</text:p>
          </table:table-cell>
          <table:table-cell office:value-type="float" office:value="43.61288242" calcext:value-type="float">
            <text:p>43,61288242</text:p>
          </table:table-cell>
          <table:table-cell office:value-type="float" office:value="3.90355997" calcext:value-type="float">
            <text:p>3,90355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63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François Dezeuze</text:p>
          </table:table-cell>
          <table:table-cell office:value-type="float" office:value="43.60863785" calcext:value-type="float">
            <text:p>43,60863785</text:p>
          </table:table-cell>
          <table:table-cell office:value-type="float" office:value="3.846119015" calcext:value-type="float">
            <text:p>3,846119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float" office:value="7122" calcext:value-type="float">
            <text:p>7122</text:p>
          </table:table-cell>
          <table:table-cell office:value-type="string" calcext:value-type="string">
            <text:p>François Dezeuze</text:p>
          </table:table-cell>
          <table:table-cell office:value-type="float" office:value="43.60867111" calcext:value-type="float">
            <text:p>43,60867111</text:p>
          </table:table-cell>
          <table:table-cell office:value-type="float" office:value="3.84566833" calcext:value-type="float">
            <text:p>3,84566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82</text:p>
          </table:table-cell>
          <table:table-cell office:value-type="float" office:value="7209" calcext:value-type="float">
            <text:p>7209</text:p>
          </table:table-cell>
          <table:table-cell office:value-type="string" calcext:value-type="string">
            <text:p>François Dezeuze</text:p>
          </table:table-cell>
          <table:table-cell office:value-type="float" office:value="43.60860459" calcext:value-type="float">
            <text:p>43,60860459</text:p>
          </table:table-cell>
          <table:table-cell office:value-type="float" office:value="3.8465697" calcext:value-type="float">
            <text:p>3,8465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64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Françoise</text:p>
          </table:table-cell>
          <table:table-cell office:value-type="float" office:value="43.61995125" calcext:value-type="float">
            <text:p>43,61995125</text:p>
          </table:table-cell>
          <table:table-cell office:value-type="float" office:value="3.891206385" calcext:value-type="float">
            <text:p>3,8912063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float" office:value="8210" calcext:value-type="float">
            <text:p>8210</text:p>
          </table:table-cell>
          <table:table-cell office:value-type="string" calcext:value-type="string">
            <text:p>Françoise</text:p>
          </table:table-cell>
          <table:table-cell office:value-type="float" office:value="43.61995681" calcext:value-type="float">
            <text:p>43,61995681</text:p>
          </table:table-cell>
          <table:table-cell office:value-type="float" office:value="3.89113229" calcext:value-type="float">
            <text:p>3,89113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37</text:p>
          </table:table-cell>
          <table:table-cell office:value-type="float" office:value="14110" calcext:value-type="float">
            <text:p>14110</text:p>
          </table:table-cell>
          <table:table-cell office:value-type="string" calcext:value-type="string">
            <text:p>Françoise</text:p>
          </table:table-cell>
          <table:table-cell office:value-type="float" office:value="43.61994569" calcext:value-type="float">
            <text:p>43,61994569</text:p>
          </table:table-cell>
          <table:table-cell office:value-type="float" office:value="3.89128048" calcext:value-type="float">
            <text:p>3,89128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65</text:p>
          </table:table-cell>
          <table:table-cell office:value-type="float" office:value="5465" calcext:value-type="float">
            <text:p>5465</text:p>
          </table:table-cell>
          <table:table-cell office:value-type="string" calcext:value-type="string">
            <text:p>Frédéric Bazille</text:p>
          </table:table-cell>
          <table:table-cell office:value-type="float" office:value="43.60271354" calcext:value-type="float">
            <text:p>43,60271354</text:p>
          </table:table-cell>
          <table:table-cell office:value-type="float" office:value="3.88053167" calcext:value-type="float">
            <text:p>3,88053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47</text:p>
          </table:table-cell>
          <table:table-cell office:value-type="float" office:value="16206" calcext:value-type="float">
            <text:p>16206</text:p>
          </table:table-cell>
          <table:table-cell office:value-type="string" calcext:value-type="string">
            <text:p>Frédéric Bazille</text:p>
          </table:table-cell>
          <table:table-cell office:value-type="float" office:value="43.60271354" calcext:value-type="float">
            <text:p>43,60271354</text:p>
          </table:table-cell>
          <table:table-cell office:value-type="float" office:value="3.88053167" calcext:value-type="float">
            <text:p>3,88053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66</text:p>
          </table:table-cell>
          <table:table-cell office:value-type="float" office:value="5466" calcext:value-type="float">
            <text:p>5466</text:p>
          </table:table-cell>
          <table:table-cell office:value-type="string" calcext:value-type="string">
            <text:p>Frédéric Fabrège</text:p>
          </table:table-cell>
          <table:table-cell office:value-type="float" office:value="43.59735961" calcext:value-type="float">
            <text:p>43,59735961</text:p>
          </table:table-cell>
          <table:table-cell office:value-type="float" office:value="3.886546935" calcext:value-type="float">
            <text:p>3,8865469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Frédéric Fabrège</text:p>
          </table:table-cell>
          <table:table-cell office:value-type="float" office:value="43.59733159" calcext:value-type="float">
            <text:p>43,59733159</text:p>
          </table:table-cell>
          <table:table-cell office:value-type="float" office:value="3.88662039" calcext:value-type="float">
            <text:p>3,88662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Frédéric Fabrège</text:p>
          </table:table-cell>
          <table:table-cell office:value-type="float" office:value="43.59738763" calcext:value-type="float">
            <text:p>43,59738763</text:p>
          </table:table-cell>
          <table:table-cell office:value-type="float" office:value="3.88647348" calcext:value-type="float">
            <text:p>3,88647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68</text:p>
          </table:table-cell>
          <table:table-cell office:value-type="float" office:value="5468" calcext:value-type="float">
            <text:p>5468</text:p>
          </table:table-cell>
          <table:table-cell office:value-type="string" calcext:value-type="string">
            <text:p>Galéra</text:p>
          </table:table-cell>
          <table:table-cell office:value-type="float" office:value="43.636701705" calcext:value-type="float">
            <text:p>43,636701705</text:p>
          </table:table-cell>
          <table:table-cell office:value-type="float" office:value="3.83655646" calcext:value-type="float">
            <text:p>3,836556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92</text:p>
          </table:table-cell>
          <table:table-cell office:value-type="float" office:value="24118" calcext:value-type="float">
            <text:p>24118</text:p>
          </table:table-cell>
          <table:table-cell office:value-type="string" calcext:value-type="string">
            <text:p>Galéra</text:p>
          </table:table-cell>
          <table:table-cell office:value-type="float" office:value="43.63668425" calcext:value-type="float">
            <text:p>43,63668425</text:p>
          </table:table-cell>
          <table:table-cell office:value-type="float" office:value="3.83651887" calcext:value-type="float">
            <text:p>3,83651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09</text:p>
          </table:table-cell>
          <table:table-cell office:value-type="float" office:value="24218" calcext:value-type="float">
            <text:p>24218</text:p>
          </table:table-cell>
          <table:table-cell office:value-type="string" calcext:value-type="string">
            <text:p>Galéra</text:p>
          </table:table-cell>
          <table:table-cell office:value-type="float" office:value="43.63671916" calcext:value-type="float">
            <text:p>43,63671916</text:p>
          </table:table-cell>
          <table:table-cell office:value-type="float" office:value="3.83659405" calcext:value-type="float">
            <text:p>3,83659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70</text:p>
          </table:table-cell>
          <table:table-cell office:value-type="float" office:value="5470" calcext:value-type="float">
            <text:p>5470</text:p>
          </table:table-cell>
          <table:table-cell office:value-type="string" calcext:value-type="string">
            <text:p>Garcia Lorca</text:p>
          </table:table-cell>
          <table:table-cell office:value-type="float" office:value="43.59120407" calcext:value-type="float">
            <text:p>43,59120407</text:p>
          </table:table-cell>
          <table:table-cell office:value-type="float" office:value="3.89045832375" calcext:value-type="float">
            <text:p>3,89045832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Garcia Lorca</text:p>
          </table:table-cell>
          <table:table-cell office:value-type="float" office:value="43.5911497" calcext:value-type="float">
            <text:p>43,5911497</text:p>
          </table:table-cell>
          <table:table-cell office:value-type="float" office:value="3.89017547" calcext:value-type="float">
            <text:p>3,89017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Garcia Lorca</text:p>
          </table:table-cell>
          <table:table-cell office:value-type="float" office:value="43.59091731" calcext:value-type="float">
            <text:p>43,59091731</text:p>
          </table:table-cell>
          <table:table-cell office:value-type="float" office:value="3.89008258" calcext:value-type="float">
            <text:p>3,89008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33</text:p>
          </table:table-cell>
          <table:table-cell office:value-type="float" office:value="44105" calcext:value-type="float">
            <text:p>44105</text:p>
          </table:table-cell>
          <table:table-cell office:value-type="string" calcext:value-type="string">
            <text:p>Garcia Lorca</text:p>
          </table:table-cell>
          <table:table-cell office:value-type="float" office:value="43.59100621" calcext:value-type="float">
            <text:p>43,59100621</text:p>
          </table:table-cell>
          <table:table-cell office:value-type="float" office:value="3.8907776" calcext:value-type="float">
            <text:p>3,8907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34</text:p>
          </table:table-cell>
          <table:table-cell office:value-type="float" office:value="44106" calcext:value-type="float">
            <text:p>44106</text:p>
          </table:table-cell>
          <table:table-cell office:value-type="string" calcext:value-type="string">
            <text:p>Garcia Lorca</text:p>
          </table:table-cell>
          <table:table-cell office:value-type="float" office:value="43.59119999" calcext:value-type="float">
            <text:p>43,59119999</text:p>
          </table:table-cell>
          <table:table-cell office:value-type="float" office:value="3.89105497" calcext:value-type="float">
            <text:p>3,89105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35</text:p>
          </table:table-cell>
          <table:table-cell office:value-type="float" office:value="44201" calcext:value-type="float">
            <text:p>44201</text:p>
          </table:table-cell>
          <table:table-cell office:value-type="string" calcext:value-type="string">
            <text:p>Garcia Lorca</text:p>
          </table:table-cell>
          <table:table-cell office:value-type="float" office:value="43.59116334" calcext:value-type="float">
            <text:p>43,59116334</text:p>
          </table:table-cell>
          <table:table-cell office:value-type="float" office:value="3.89110345" calcext:value-type="float">
            <text:p>3,89110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39</text:p>
          </table:table-cell>
          <table:table-cell office:value-type="float" office:value="44205" calcext:value-type="float">
            <text:p>44205</text:p>
          </table:table-cell>
          <table:table-cell office:value-type="string" calcext:value-type="string">
            <text:p>Garcia Lorca</text:p>
          </table:table-cell>
          <table:table-cell office:value-type="float" office:value="43.59097872" calcext:value-type="float">
            <text:p>43,59097872</text:p>
          </table:table-cell>
          <table:table-cell office:value-type="float" office:value="3.89081396" calcext:value-type="float">
            <text:p>3,89081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76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Garcia Lorca</text:p>
          </table:table-cell>
          <table:table-cell office:value-type="float" office:value="43.59174722" calcext:value-type="float">
            <text:p>43,59174722</text:p>
          </table:table-cell>
          <table:table-cell office:value-type="float" office:value="3.88988252" calcext:value-type="float">
            <text:p>3,88988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77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Garcia Lorca</text:p>
          </table:table-cell>
          <table:table-cell office:value-type="float" office:value="43.59147007" calcext:value-type="float">
            <text:p>43,59147007</text:p>
          </table:table-cell>
          <table:table-cell office:value-type="float" office:value="3.88977604" calcext:value-type="float">
            <text:p>3,88977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71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Gardioles</text:p>
          </table:table-cell>
          <table:table-cell office:value-type="float" office:value="43.62489357" calcext:value-type="float">
            <text:p>43,62489357</text:p>
          </table:table-cell>
          <table:table-cell office:value-type="float" office:value="3.851412125" calcext:value-type="float">
            <text:p>3,851412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Gardioles</text:p>
          </table:table-cell>
          <table:table-cell office:value-type="float" office:value="43.62508584" calcext:value-type="float">
            <text:p>43,62508584</text:p>
          </table:table-cell>
          <table:table-cell office:value-type="float" office:value="3.85084178" calcext:value-type="float">
            <text:p>3,85084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office:value-type="float" office:value="7223" calcext:value-type="float">
            <text:p>7223</text:p>
          </table:table-cell>
          <table:table-cell office:value-type="string" calcext:value-type="string">
            <text:p>Gardioles</text:p>
          </table:table-cell>
          <table:table-cell office:value-type="float" office:value="43.6247013" calcext:value-type="float">
            <text:p>43,6247013</text:p>
          </table:table-cell>
          <table:table-cell office:value-type="float" office:value="3.85198247" calcext:value-type="float">
            <text:p>3,85198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72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Gare Saint-Roch</text:p>
          </table:table-cell>
          <table:table-cell office:value-type="float" office:value="43.60575272" calcext:value-type="float">
            <text:p>43,60575272</text:p>
          </table:table-cell>
          <table:table-cell office:value-type="float" office:value="3.88016845" calcext:value-type="float">
            <text:p>3,880168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47</text:p>
          </table:table-cell>
          <table:table-cell office:value-type="float" office:value="41135" calcext:value-type="float">
            <text:p>41135</text:p>
          </table:table-cell>
          <table:table-cell office:value-type="string" calcext:value-type="string">
            <text:p>Gare Saint-Roch</text:p>
          </table:table-cell>
          <table:table-cell office:value-type="float" office:value="43.60573942" calcext:value-type="float">
            <text:p>43,60573942</text:p>
          </table:table-cell>
          <table:table-cell office:value-type="float" office:value="3.88015572" calcext:value-type="float">
            <text:p>3,88015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70</text:p>
          </table:table-cell>
          <table:table-cell office:value-type="float" office:value="41221" calcext:value-type="float">
            <text:p>41221</text:p>
          </table:table-cell>
          <table:table-cell office:value-type="string" calcext:value-type="string">
            <text:p>Gare Saint-Roch</text:p>
          </table:table-cell>
          <table:table-cell office:value-type="float" office:value="43.60576602" calcext:value-type="float">
            <text:p>43,60576602</text:p>
          </table:table-cell>
          <table:table-cell office:value-type="float" office:value="3.88018118" calcext:value-type="float">
            <text:p>3,88018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73</text:p>
          </table:table-cell>
          <table:table-cell office:value-type="float" office:value="5473" calcext:value-type="float">
            <text:p>5473</text:p>
          </table:table-cell>
          <table:table-cell office:value-type="string" calcext:value-type="string">
            <text:p>Garigliano</text:p>
          </table:table-cell>
          <table:table-cell office:value-type="float" office:value="43.618703445" calcext:value-type="float">
            <text:p>43,618703445</text:p>
          </table:table-cell>
          <table:table-cell office:value-type="float" office:value="3.89732849" calcext:value-type="float">
            <text:p>3,897328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Garigliano</text:p>
          </table:table-cell>
          <table:table-cell office:value-type="float" office:value="43.61879646" calcext:value-type="float">
            <text:p>43,61879646</text:p>
          </table:table-cell>
          <table:table-cell office:value-type="float" office:value="3.89742384" calcext:value-type="float">
            <text:p>3,89742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8205" calcext:value-type="float">
            <text:p>8205</text:p>
          </table:table-cell>
          <table:table-cell office:value-type="string" calcext:value-type="string">
            <text:p>Garigliano</text:p>
          </table:table-cell>
          <table:table-cell office:value-type="float" office:value="43.61861043" calcext:value-type="float">
            <text:p>43,61861043</text:p>
          </table:table-cell>
          <table:table-cell office:value-type="float" office:value="3.89723314" calcext:value-type="float">
            <text:p>3,89723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75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Gascogne</text:p>
          </table:table-cell>
          <table:table-cell office:value-type="float" office:value="43.63436554" calcext:value-type="float">
            <text:p>43,63436554</text:p>
          </table:table-cell>
          <table:table-cell office:value-type="float" office:value="3.85996855" calcext:value-type="float">
            <text:p>3,859968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Gascogne</text:p>
          </table:table-cell>
          <table:table-cell office:value-type="float" office:value="43.63431533" calcext:value-type="float">
            <text:p>43,63431533</text:p>
          </table:table-cell>
          <table:table-cell office:value-type="float" office:value="3.86002291" calcext:value-type="float">
            <text:p>3,86002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Gascogne</text:p>
          </table:table-cell>
          <table:table-cell office:value-type="float" office:value="43.63441575" calcext:value-type="float">
            <text:p>43,63441575</text:p>
          </table:table-cell>
          <table:table-cell office:value-type="float" office:value="3.85991419" calcext:value-type="float">
            <text:p>3,85991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95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Gascogne</text:p>
          </table:table-cell>
          <table:table-cell office:value-type="float" office:value="43.63431533" calcext:value-type="float">
            <text:p>43,63431533</text:p>
          </table:table-cell>
          <table:table-cell office:value-type="float" office:value="3.86002291" calcext:value-type="float">
            <text:p>3,86002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05</text:p>
          </table:table-cell>
          <table:table-cell office:value-type="float" office:value="13228" calcext:value-type="float">
            <text:p>13228</text:p>
          </table:table-cell>
          <table:table-cell office:value-type="string" calcext:value-type="string">
            <text:p>Gascogne</text:p>
          </table:table-cell>
          <table:table-cell office:value-type="float" office:value="43.63441575" calcext:value-type="float">
            <text:p>43,63441575</text:p>
          </table:table-cell>
          <table:table-cell office:value-type="float" office:value="3.85991419" calcext:value-type="float">
            <text:p>3,85991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76</text:p>
          </table:table-cell>
          <table:table-cell office:value-type="float" office:value="5476" calcext:value-type="float">
            <text:p>5476</text:p>
          </table:table-cell>
          <table:table-cell office:value-type="string" calcext:value-type="string">
            <text:p>Gémeaux</text:p>
          </table:table-cell>
          <table:table-cell office:value-type="float" office:value="43.632608485" calcext:value-type="float">
            <text:p>43,632608485</text:p>
          </table:table-cell>
          <table:table-cell office:value-type="float" office:value="3.822426015" calcext:value-type="float">
            <text:p>3,822426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Gémeaux</text:p>
          </table:table-cell>
          <table:table-cell office:value-type="float" office:value="43.63324415" calcext:value-type="float">
            <text:p>43,63324415</text:p>
          </table:table-cell>
          <table:table-cell office:value-type="float" office:value="3.82261583" calcext:value-type="float">
            <text:p>3,82261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Gémeaux</text:p>
          </table:table-cell>
          <table:table-cell office:value-type="float" office:value="43.63197282" calcext:value-type="float">
            <text:p>43,63197282</text:p>
          </table:table-cell>
          <table:table-cell office:value-type="float" office:value="3.8222362" calcext:value-type="float">
            <text:p>3,8222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77</text:p>
          </table:table-cell>
          <table:table-cell office:value-type="float" office:value="5477" calcext:value-type="float">
            <text:p>5477</text:p>
          </table:table-cell>
          <table:table-cell office:value-type="string" calcext:value-type="string">
            <text:p>Georges Brassens</text:p>
          </table:table-cell>
          <table:table-cell office:value-type="float" office:value="43.59578297" calcext:value-type="float">
            <text:p>43,59578297</text:p>
          </table:table-cell>
          <table:table-cell office:value-type="float" office:value="3.862446515" calcext:value-type="float">
            <text:p>3,8624465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Georges Brassens</text:p>
          </table:table-cell>
          <table:table-cell office:value-type="float" office:value="43.59569778" calcext:value-type="float">
            <text:p>43,59569778</text:p>
          </table:table-cell>
          <table:table-cell office:value-type="float" office:value="3.86243187" calcext:value-type="float">
            <text:p>3,86243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float" office:value="6226" calcext:value-type="float">
            <text:p>6226</text:p>
          </table:table-cell>
          <table:table-cell office:value-type="string" calcext:value-type="string">
            <text:p>Georges Brassens</text:p>
          </table:table-cell>
          <table:table-cell office:value-type="float" office:value="43.59586816" calcext:value-type="float">
            <text:p>43,59586816</text:p>
          </table:table-cell>
          <table:table-cell office:value-type="float" office:value="3.86246116" calcext:value-type="float">
            <text:p>3,86246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78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Georges Danton</text:p>
          </table:table-cell>
          <table:table-cell office:value-type="float" office:value="43.599587135" calcext:value-type="float">
            <text:p>43,599587135</text:p>
          </table:table-cell>
          <table:table-cell office:value-type="float" office:value="3.84309053" calcext:value-type="float">
            <text:p>3,843090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Georges Danton</text:p>
          </table:table-cell>
          <table:table-cell office:value-type="float" office:value="43.59971382" calcext:value-type="float">
            <text:p>43,59971382</text:p>
          </table:table-cell>
          <table:table-cell office:value-type="float" office:value="3.84335363" calcext:value-type="float">
            <text:p>3,84335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float" office:value="4235" calcext:value-type="float">
            <text:p>4235</text:p>
          </table:table-cell>
          <table:table-cell office:value-type="string" calcext:value-type="string">
            <text:p>Georges Danton</text:p>
          </table:table-cell>
          <table:table-cell office:value-type="float" office:value="43.59946045" calcext:value-type="float">
            <text:p>43,59946045</text:p>
          </table:table-cell>
          <table:table-cell office:value-type="float" office:value="3.84282743" calcext:value-type="float">
            <text:p>3,84282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79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Georges Frêche - Hôtel de Ville</text:p>
          </table:table-cell>
          <table:table-cell office:value-type="float" office:value="43.5993348" calcext:value-type="float">
            <text:p>43,5993348</text:p>
          </table:table-cell>
          <table:table-cell office:value-type="float" office:value="3.89485735" calcext:value-type="float">
            <text:p>3,894857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67</text:p>
          </table:table-cell>
          <table:table-cell office:value-type="float" office:value="43141" calcext:value-type="float">
            <text:p>43141</text:p>
          </table:table-cell>
          <table:table-cell office:value-type="string" calcext:value-type="string">
            <text:p>Georges Frêche - Hôtel de Ville</text:p>
          </table:table-cell>
          <table:table-cell office:value-type="float" office:value="43.59931674" calcext:value-type="float">
            <text:p>43,59931674</text:p>
          </table:table-cell>
          <table:table-cell office:value-type="float" office:value="3.89486304" calcext:value-type="float">
            <text:p>3,89486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80</text:p>
          </table:table-cell>
          <table:table-cell office:value-type="float" office:value="43217" calcext:value-type="float">
            <text:p>43217</text:p>
          </table:table-cell>
          <table:table-cell office:value-type="string" calcext:value-type="string">
            <text:p>Georges Frêche - Hôtel de Ville</text:p>
          </table:table-cell>
          <table:table-cell office:value-type="float" office:value="43.59935286" calcext:value-type="float">
            <text:p>43,59935286</text:p>
          </table:table-cell>
          <table:table-cell office:value-type="float" office:value="3.89485166" calcext:value-type="float">
            <text:p>3,89485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80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Georges Méliès</text:p>
          </table:table-cell>
          <table:table-cell office:value-type="float" office:value="43.606735235" calcext:value-type="float">
            <text:p>43,606735235</text:p>
          </table:table-cell>
          <table:table-cell office:value-type="float" office:value="3.922870225" calcext:value-type="float">
            <text:p>3,9228702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59</text:p>
          </table:table-cell>
          <table:table-cell office:value-type="float" office:value="9141" calcext:value-type="float">
            <text:p>9141</text:p>
          </table:table-cell>
          <table:table-cell office:value-type="string" calcext:value-type="string">
            <text:p>Georges Méliès</text:p>
          </table:table-cell>
          <table:table-cell office:value-type="float" office:value="43.6066938" calcext:value-type="float">
            <text:p>43,6066938</text:p>
          </table:table-cell>
          <table:table-cell office:value-type="float" office:value="3.92293712" calcext:value-type="float">
            <text:p>3,92293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office:value-type="float" office:value="9241" calcext:value-type="float">
            <text:p>9241</text:p>
          </table:table-cell>
          <table:table-cell office:value-type="string" calcext:value-type="string">
            <text:p>Georges Méliès</text:p>
          </table:table-cell>
          <table:table-cell office:value-type="float" office:value="43.60677667" calcext:value-type="float">
            <text:p>43,60677667</text:p>
          </table:table-cell>
          <table:table-cell office:value-type="float" office:value="3.92280333" calcext:value-type="float">
            <text:p>3,92280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81</text:p>
          </table:table-cell>
          <table:table-cell office:value-type="float" office:value="5481" calcext:value-type="float">
            <text:p>5481</text:p>
          </table:table-cell>
          <table:table-cell office:value-type="string" calcext:value-type="string">
            <text:p>Glycines</text:p>
          </table:table-cell>
          <table:table-cell office:value-type="float" office:value="43.6119354" calcext:value-type="float">
            <text:p>43,6119354</text:p>
          </table:table-cell>
          <table:table-cell office:value-type="float" office:value="3.86353371" calcext:value-type="float">
            <text:p>3,863533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47</text:p>
          </table:table-cell>
          <table:table-cell office:value-type="float" office:value="9118" calcext:value-type="float">
            <text:p>9118</text:p>
          </table:table-cell>
          <table:table-cell office:value-type="string" calcext:value-type="string">
            <text:p>Glycines</text:p>
          </table:table-cell>
          <table:table-cell office:value-type="float" office:value="43.61187607" calcext:value-type="float">
            <text:p>43,61187607</text:p>
          </table:table-cell>
          <table:table-cell office:value-type="float" office:value="3.86391567" calcext:value-type="float">
            <text:p>3,86391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74</text:p>
          </table:table-cell>
          <table:table-cell office:value-type="float" office:value="9210" calcext:value-type="float">
            <text:p>9210</text:p>
          </table:table-cell>
          <table:table-cell office:value-type="string" calcext:value-type="string">
            <text:p>Glycines</text:p>
          </table:table-cell>
          <table:table-cell office:value-type="float" office:value="43.61199473" calcext:value-type="float">
            <text:p>43,61199473</text:p>
          </table:table-cell>
          <table:table-cell office:value-type="float" office:value="3.86315175" calcext:value-type="float">
            <text:p>3,86315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82</text:p>
          </table:table-cell>
          <table:table-cell office:value-type="float" office:value="5482" calcext:value-type="float">
            <text:p>5482</text:p>
          </table:table-cell>
          <table:table-cell office:value-type="string" calcext:value-type="string">
            <text:p>Goélands</text:p>
          </table:table-cell>
          <table:table-cell office:value-type="float" office:value="43.616357625" calcext:value-type="float">
            <text:p>43,616357625</text:p>
          </table:table-cell>
          <table:table-cell office:value-type="float" office:value="3.903203675" calcext:value-type="float">
            <text:p>3,9032036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Goélands</text:p>
          </table:table-cell>
          <table:table-cell office:value-type="float" office:value="43.61614151" calcext:value-type="float">
            <text:p>43,61614151</text:p>
          </table:table-cell>
          <table:table-cell office:value-type="float" office:value="3.90322868" calcext:value-type="float">
            <text:p>3,90322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Goélands</text:p>
          </table:table-cell>
          <table:table-cell office:value-type="float" office:value="43.61657374" calcext:value-type="float">
            <text:p>43,61657374</text:p>
          </table:table-cell>
          <table:table-cell office:value-type="float" office:value="3.90317867" calcext:value-type="float">
            <text:p>3,90317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83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Gouara</text:p>
          </table:table-cell>
          <table:table-cell office:value-type="float" office:value="43.6030602" calcext:value-type="float">
            <text:p>43,6030602</text:p>
          </table:table-cell>
          <table:table-cell office:value-type="float" office:value="3.86275221" calcext:value-type="float">
            <text:p>3,86275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float" office:value="7118" calcext:value-type="float">
            <text:p>7118</text:p>
          </table:table-cell>
          <table:table-cell office:value-type="string" calcext:value-type="string">
            <text:p>Gouara</text:p>
          </table:table-cell>
          <table:table-cell office:value-type="float" office:value="43.60306417" calcext:value-type="float">
            <text:p>43,60306417</text:p>
          </table:table-cell>
          <table:table-cell office:value-type="float" office:value="3.86278943" calcext:value-type="float">
            <text:p>3,86278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office:value-type="float" office:value="7213" calcext:value-type="float">
            <text:p>7213</text:p>
          </table:table-cell>
          <table:table-cell office:value-type="string" calcext:value-type="string">
            <text:p>Gouara</text:p>
          </table:table-cell>
          <table:table-cell office:value-type="float" office:value="43.60305623" calcext:value-type="float">
            <text:p>43,60305623</text:p>
          </table:table-cell>
          <table:table-cell office:value-type="float" office:value="3.86271499" calcext:value-type="float">
            <text:p>3,86271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84</text:p>
          </table:table-cell>
          <table:table-cell office:value-type="float" office:value="5484" calcext:value-type="float">
            <text:p>5484</text:p>
          </table:table-cell>
          <table:table-cell office:value-type="string" calcext:value-type="string">
            <text:p>Grammont</text:p>
          </table:table-cell>
          <table:table-cell office:value-type="float" office:value="43.61414114" calcext:value-type="float">
            <text:p>43,61414114</text:p>
          </table:table-cell>
          <table:table-cell office:value-type="float" office:value="3.93062968" calcext:value-type="float">
            <text:p>3,930629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2201" calcext:value-type="float">
            <text:p>12201</text:p>
          </table:table-cell>
          <table:table-cell office:value-type="string" calcext:value-type="string">
            <text:p>Grammont</text:p>
          </table:table-cell>
          <table:table-cell office:value-type="float" office:value="43.61414114" calcext:value-type="float">
            <text:p>43,61414114</text:p>
          </table:table-cell>
          <table:table-cell office:value-type="float" office:value="3.93062968" calcext:value-type="float">
            <text:p>3,93062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85</text:p>
          </table:table-cell>
          <table:table-cell office:value-type="float" office:value="5485" calcext:value-type="float">
            <text:p>5485</text:p>
          </table:table-cell>
          <table:table-cell office:value-type="string" calcext:value-type="string">
            <text:p>Grèzes</text:p>
          </table:table-cell>
          <table:table-cell office:value-type="float" office:value="43.609702045" calcext:value-type="float">
            <text:p>43,609702045</text:p>
          </table:table-cell>
          <table:table-cell office:value-type="float" office:value="3.82771923" calcext:value-type="float">
            <text:p>3,827719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67</text:p>
          </table:table-cell>
          <table:table-cell office:value-type="float" office:value="7129" calcext:value-type="float">
            <text:p>7129</text:p>
          </table:table-cell>
          <table:table-cell office:value-type="string" calcext:value-type="string">
            <text:p>Grèzes</text:p>
          </table:table-cell>
          <table:table-cell office:value-type="float" office:value="43.60963999" calcext:value-type="float">
            <text:p>43,60963999</text:p>
          </table:table-cell>
          <table:table-cell office:value-type="float" office:value="3.82765575" calcext:value-type="float">
            <text:p>3,82765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76</text:p>
          </table:table-cell>
          <table:table-cell office:value-type="float" office:value="7202" calcext:value-type="float">
            <text:p>7202</text:p>
          </table:table-cell>
          <table:table-cell office:value-type="string" calcext:value-type="string">
            <text:p>Grèzes</text:p>
          </table:table-cell>
          <table:table-cell office:value-type="float" office:value="43.6097641" calcext:value-type="float">
            <text:p>43,6097641</text:p>
          </table:table-cell>
          <table:table-cell office:value-type="float" office:value="3.82778271" calcext:value-type="float">
            <text:p>3,82778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86</text:p>
          </table:table-cell>
          <table:table-cell office:value-type="float" office:value="5486" calcext:value-type="float">
            <text:p>5486</text:p>
          </table:table-cell>
          <table:table-cell office:value-type="string" calcext:value-type="string">
            <text:p>Guglielmo Marconi</text:p>
          </table:table-cell>
          <table:table-cell office:value-type="float" office:value="43.61165796" calcext:value-type="float">
            <text:p>43,61165796</text:p>
          </table:table-cell>
          <table:table-cell office:value-type="float" office:value="3.91235417" calcext:value-type="float">
            <text:p>3,912354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10123" calcext:value-type="float">
            <text:p>10123</text:p>
          </table:table-cell>
          <table:table-cell office:value-type="string" calcext:value-type="string">
            <text:p>Guglielmo Marconi</text:p>
          </table:table-cell>
          <table:table-cell office:value-type="float" office:value="43.61145173" calcext:value-type="float">
            <text:p>43,61145173</text:p>
          </table:table-cell>
          <table:table-cell office:value-type="float" office:value="3.91231755" calcext:value-type="float">
            <text:p>3,91231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float" office:value="10229" calcext:value-type="float">
            <text:p>10229</text:p>
          </table:table-cell>
          <table:table-cell office:value-type="string" calcext:value-type="string">
            <text:p>Guglielmo Marconi</text:p>
          </table:table-cell>
          <table:table-cell office:value-type="float" office:value="43.61186419" calcext:value-type="float">
            <text:p>43,61186419</text:p>
          </table:table-cell>
          <table:table-cell office:value-type="float" office:value="3.91239079" calcext:value-type="float">
            <text:p>3,91239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87</text:p>
          </table:table-cell>
          <table:table-cell office:value-type="float" office:value="5487" calcext:value-type="float">
            <text:p>5487</text:p>
          </table:table-cell>
          <table:table-cell office:value-type="string" calcext:value-type="string">
            <text:p>Guillaume Janvier</text:p>
          </table:table-cell>
          <table:table-cell office:value-type="float" office:value="43.597385555" calcext:value-type="float">
            <text:p>43,597385555</text:p>
          </table:table-cell>
          <table:table-cell office:value-type="float" office:value="3.86418391" calcext:value-type="float">
            <text:p>3,864183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Guillaume Janvier</text:p>
          </table:table-cell>
          <table:table-cell office:value-type="float" office:value="43.59765457" calcext:value-type="float">
            <text:p>43,59765457</text:p>
          </table:table-cell>
          <table:table-cell office:value-type="float" office:value="3.86454981" calcext:value-type="float">
            <text:p>3,86454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float" office:value="6212" calcext:value-type="float">
            <text:p>6212</text:p>
          </table:table-cell>
          <table:table-cell office:value-type="string" calcext:value-type="string">
            <text:p>Guillaume Janvier</text:p>
          </table:table-cell>
          <table:table-cell office:value-type="float" office:value="43.59711654" calcext:value-type="float">
            <text:p>43,59711654</text:p>
          </table:table-cell>
          <table:table-cell office:value-type="float" office:value="3.86381801" calcext:value-type="float">
            <text:p>3,86381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88</text:p>
          </table:table-cell>
          <table:table-cell office:value-type="float" office:value="5488" calcext:value-type="float">
            <text:p>5488</text:p>
          </table:table-cell>
          <table:table-cell office:value-type="string" calcext:value-type="string">
            <text:p>Gustave Eiffel</text:p>
          </table:table-cell>
          <table:table-cell office:value-type="float" office:value="43.60925531" calcext:value-type="float">
            <text:p>43,60925531</text:p>
          </table:table-cell>
          <table:table-cell office:value-type="float" office:value="3.8327305" calcext:value-type="float">
            <text:p>3,8327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65</text:p>
          </table:table-cell>
          <table:table-cell office:value-type="float" office:value="7127" calcext:value-type="float">
            <text:p>7127</text:p>
          </table:table-cell>
          <table:table-cell office:value-type="string" calcext:value-type="string">
            <text:p>Gustave Eiffel</text:p>
          </table:table-cell>
          <table:table-cell office:value-type="float" office:value="43.60925531" calcext:value-type="float">
            <text:p>43,60925531</text:p>
          </table:table-cell>
          <table:table-cell office:value-type="float" office:value="3.8327305" calcext:value-type="float">
            <text:p>3,8327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89</text:p>
          </table:table-cell>
          <table:table-cell office:value-type="float" office:value="5489" calcext:value-type="float">
            <text:p>5489</text:p>
          </table:table-cell>
          <table:table-cell office:value-type="string" calcext:value-type="string">
            <text:p>Halles de la Paillade</text:p>
          </table:table-cell>
          <table:table-cell office:value-type="float" office:value="43.62760285" calcext:value-type="float">
            <text:p>43,62760285</text:p>
          </table:table-cell>
          <table:table-cell office:value-type="float" office:value="3.8175527975" calcext:value-type="float">
            <text:p>3,81755279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Halles de la Paillade</text:p>
          </table:table-cell>
          <table:table-cell office:value-type="float" office:value="43.62746924" calcext:value-type="float">
            <text:p>43,62746924</text:p>
          </table:table-cell>
          <table:table-cell office:value-type="float" office:value="3.81762668" calcext:value-type="float">
            <text:p>3,81762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Halles de la Paillade</text:p>
          </table:table-cell>
          <table:table-cell office:value-type="float" office:value="43.62780208" calcext:value-type="float">
            <text:p>43,62780208</text:p>
          </table:table-cell>
          <table:table-cell office:value-type="float" office:value="3.81761056" calcext:value-type="float">
            <text:p>3,81761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31</text:p>
          </table:table-cell>
          <table:table-cell office:value-type="float" office:value="41103" calcext:value-type="float">
            <text:p>41103</text:p>
          </table:table-cell>
          <table:table-cell office:value-type="string" calcext:value-type="string">
            <text:p>Halles de la Paillade</text:p>
          </table:table-cell>
          <table:table-cell office:value-type="float" office:value="43.62756979" calcext:value-type="float">
            <text:p>43,62756979</text:p>
          </table:table-cell>
          <table:table-cell office:value-type="float" office:value="3.81750553" calcext:value-type="float">
            <text:p>3,81750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86</text:p>
          </table:table-cell>
          <table:table-cell office:value-type="float" office:value="41253" calcext:value-type="float">
            <text:p>41253</text:p>
          </table:table-cell>
          <table:table-cell office:value-type="string" calcext:value-type="string">
            <text:p>Halles de la Paillade</text:p>
          </table:table-cell>
          <table:table-cell office:value-type="float" office:value="43.62757029" calcext:value-type="float">
            <text:p>43,62757029</text:p>
          </table:table-cell>
          <table:table-cell office:value-type="float" office:value="3.81746842" calcext:value-type="float">
            <text:p>3,81746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90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Hauts de Massane</text:p>
          </table:table-cell>
          <table:table-cell office:value-type="float" office:value="43.63625433" calcext:value-type="float">
            <text:p>43,63625433</text:p>
          </table:table-cell>
          <table:table-cell office:value-type="float" office:value="3.82271583" calcext:value-type="float">
            <text:p>3,822715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Hauts de Massane</text:p>
          </table:table-cell>
          <table:table-cell office:value-type="float" office:value="43.63614832" calcext:value-type="float">
            <text:p>43,63614832</text:p>
          </table:table-cell>
          <table:table-cell office:value-type="float" office:value="3.82258001" calcext:value-type="float">
            <text:p>3,82258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Hauts de Massane</text:p>
          </table:table-cell>
          <table:table-cell office:value-type="float" office:value="43.63612746" calcext:value-type="float">
            <text:p>43,63612746</text:p>
          </table:table-cell>
          <table:table-cell office:value-type="float" office:value="3.82278989" calcext:value-type="float">
            <text:p>3,82278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33</text:p>
          </table:table-cell>
          <table:table-cell office:value-type="float" office:value="41107" calcext:value-type="float">
            <text:p>41107</text:p>
          </table:table-cell>
          <table:table-cell office:value-type="string" calcext:value-type="string">
            <text:p>Hauts de Massane</text:p>
          </table:table-cell>
          <table:table-cell office:value-type="float" office:value="43.63637043" calcext:value-type="float">
            <text:p>43,63637043</text:p>
          </table:table-cell>
          <table:table-cell office:value-type="float" office:value="3.82277146" calcext:value-type="float">
            <text:p>3,82277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84</text:p>
          </table:table-cell>
          <table:table-cell office:value-type="float" office:value="41249" calcext:value-type="float">
            <text:p>41249</text:p>
          </table:table-cell>
          <table:table-cell office:value-type="string" calcext:value-type="string">
            <text:p>Hauts de Massane</text:p>
          </table:table-cell>
          <table:table-cell office:value-type="float" office:value="43.63637111" calcext:value-type="float">
            <text:p>43,63637111</text:p>
          </table:table-cell>
          <table:table-cell office:value-type="float" office:value="3.82272196" calcext:value-type="float">
            <text:p>3,82272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9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Hélios</text:p>
          </table:table-cell>
          <table:table-cell office:value-type="float" office:value="43.60099589" calcext:value-type="float">
            <text:p>43,60099589</text:p>
          </table:table-cell>
          <table:table-cell office:value-type="float" office:value="3.88560649" calcext:value-type="float">
            <text:p>3,885606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34</text:p>
          </table:table-cell>
          <table:table-cell office:value-type="float" office:value="8218" calcext:value-type="float">
            <text:p>8218</text:p>
          </table:table-cell>
          <table:table-cell office:value-type="string" calcext:value-type="string">
            <text:p>Hélios</text:p>
          </table:table-cell>
          <table:table-cell office:value-type="float" office:value="43.60099589" calcext:value-type="float">
            <text:p>43,60099589</text:p>
          </table:table-cell>
          <table:table-cell office:value-type="float" office:value="3.88560649" calcext:value-type="float">
            <text:p>3,88560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92</text:p>
          </table:table-cell>
          <table:table-cell office:value-type="float" office:value="5492" calcext:value-type="float">
            <text:p>5492</text:p>
          </table:table-cell>
          <table:table-cell office:value-type="string" calcext:value-type="string">
            <text:p>Henri Dunant</text:p>
          </table:table-cell>
          <table:table-cell office:value-type="float" office:value="43.62683419" calcext:value-type="float">
            <text:p>43,62683419</text:p>
          </table:table-cell>
          <table:table-cell office:value-type="float" office:value="3.86905559" calcext:value-type="float">
            <text:p>3,86905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Henri Dunant</text:p>
          </table:table-cell>
          <table:table-cell office:value-type="float" office:value="43.6268793" calcext:value-type="float">
            <text:p>43,6268793</text:p>
          </table:table-cell>
          <table:table-cell office:value-type="float" office:value="3.86904442" calcext:value-type="float">
            <text:p>3,86904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35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Henri Dunant</text:p>
          </table:table-cell>
          <table:table-cell office:value-type="float" office:value="43.62678908" calcext:value-type="float">
            <text:p>43,62678908</text:p>
          </table:table-cell>
          <table:table-cell office:value-type="float" office:value="3.86906676" calcext:value-type="float">
            <text:p>3,86906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93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Henri Marès</text:p>
          </table:table-cell>
          <table:table-cell office:value-type="float" office:value="43.62015704" calcext:value-type="float">
            <text:p>43,62015704</text:p>
          </table:table-cell>
          <table:table-cell office:value-type="float" office:value="3.85422537" calcext:value-type="float">
            <text:p>3,854225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Henri Marès</text:p>
          </table:table-cell>
          <table:table-cell office:value-type="float" office:value="43.62019472" calcext:value-type="float">
            <text:p>43,62019472</text:p>
          </table:table-cell>
          <table:table-cell office:value-type="float" office:value="3.85410263" calcext:value-type="float">
            <text:p>3,85410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Henri Marès</text:p>
          </table:table-cell>
          <table:table-cell office:value-type="float" office:value="43.62011936" calcext:value-type="float">
            <text:p>43,62011936</text:p>
          </table:table-cell>
          <table:table-cell office:value-type="float" office:value="3.85434811" calcext:value-type="float">
            <text:p>3,85434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94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Henri René</text:p>
          </table:table-cell>
          <table:table-cell office:value-type="float" office:value="43.6031517" calcext:value-type="float">
            <text:p>43,6031517</text:p>
          </table:table-cell>
          <table:table-cell office:value-type="float" office:value="3.88195376" calcext:value-type="float">
            <text:p>3,88195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float" office:value="8132" calcext:value-type="float">
            <text:p>8132</text:p>
          </table:table-cell>
          <table:table-cell office:value-type="string" calcext:value-type="string">
            <text:p>Henri René</text:p>
          </table:table-cell>
          <table:table-cell office:value-type="float" office:value="43.6031517" calcext:value-type="float">
            <text:p>43,6031517</text:p>
          </table:table-cell>
          <table:table-cell office:value-type="float" office:value="3.88195376" calcext:value-type="float">
            <text:p>3,88195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9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Hippolyte Rech</text:p>
          </table:table-cell>
          <table:table-cell office:value-type="float" office:value="43.61992388" calcext:value-type="float">
            <text:p>43,61992388</text:p>
          </table:table-cell>
          <table:table-cell office:value-type="float" office:value="3.865362105" calcext:value-type="float">
            <text:p>3,865362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Hippolyte Rech</text:p>
          </table:table-cell>
          <table:table-cell office:value-type="float" office:value="43.62012878" calcext:value-type="float">
            <text:p>43,62012878</text:p>
          </table:table-cell>
          <table:table-cell office:value-type="float" office:value="3.86517579" calcext:value-type="float">
            <text:p>3,86517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Hippolyte Rech</text:p>
          </table:table-cell>
          <table:table-cell office:value-type="float" office:value="43.61971898" calcext:value-type="float">
            <text:p>43,61971898</text:p>
          </table:table-cell>
          <table:table-cell office:value-type="float" office:value="3.86554842" calcext:value-type="float">
            <text:p>3,86554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96</text:p>
          </table:table-cell>
          <table:table-cell office:value-type="float" office:value="5496" calcext:value-type="float">
            <text:p>5496</text:p>
          </table:table-cell>
          <table:table-cell office:value-type="string" calcext:value-type="string">
            <text:p>Hôpital Lapeyronie</text:p>
          </table:table-cell>
          <table:table-cell office:value-type="float" office:value="43.63165986" calcext:value-type="float">
            <text:p>43,63165986</text:p>
          </table:table-cell>
          <table:table-cell office:value-type="float" office:value="3.852587935" calcext:value-type="float">
            <text:p>3,8525879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38</text:p>
          </table:table-cell>
          <table:table-cell office:value-type="float" office:value="41117" calcext:value-type="float">
            <text:p>41117</text:p>
          </table:table-cell>
          <table:table-cell office:value-type="string" calcext:value-type="string">
            <text:p>Hôpital Lapeyronie</text:p>
          </table:table-cell>
          <table:table-cell office:value-type="float" office:value="43.63165105" calcext:value-type="float">
            <text:p>43,63165105</text:p>
          </table:table-cell>
          <table:table-cell office:value-type="float" office:value="3.85257532" calcext:value-type="float">
            <text:p>3,85257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79</text:p>
          </table:table-cell>
          <table:table-cell office:value-type="float" office:value="41239" calcext:value-type="float">
            <text:p>41239</text:p>
          </table:table-cell>
          <table:table-cell office:value-type="string" calcext:value-type="string">
            <text:p>Hôpital Lapeyronie</text:p>
          </table:table-cell>
          <table:table-cell office:value-type="float" office:value="43.63166867" calcext:value-type="float">
            <text:p>43,63166867</text:p>
          </table:table-cell>
          <table:table-cell office:value-type="float" office:value="3.85260055" calcext:value-type="float">
            <text:p>3,85260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97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Hortus</text:p>
          </table:table-cell>
          <table:table-cell office:value-type="float" office:value="43.643099095" calcext:value-type="float">
            <text:p>43,643099095</text:p>
          </table:table-cell>
          <table:table-cell office:value-type="float" office:value="3.85997256" calcext:value-type="float">
            <text:p>3,85997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float" office:value="5133" calcext:value-type="float">
            <text:p>5133</text:p>
          </table:table-cell>
          <table:table-cell office:value-type="string" calcext:value-type="string">
            <text:p>Hortus</text:p>
          </table:table-cell>
          <table:table-cell office:value-type="float" office:value="43.64322282" calcext:value-type="float">
            <text:p>43,64322282</text:p>
          </table:table-cell>
          <table:table-cell office:value-type="float" office:value="3.86012441" calcext:value-type="float">
            <text:p>3,86012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Hortus</text:p>
          </table:table-cell>
          <table:table-cell office:value-type="float" office:value="43.64297537" calcext:value-type="float">
            <text:p>43,64297537</text:p>
          </table:table-cell>
          <table:table-cell office:value-type="float" office:value="3.85982071" calcext:value-type="float">
            <text:p>3,85982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498</text:p>
          </table:table-cell>
          <table:table-cell office:value-type="float" office:value="5498" calcext:value-type="float">
            <text:p>5498</text:p>
          </table:table-cell>
          <table:table-cell office:value-type="string" calcext:value-type="string">
            <text:p>Hôtel du Département</text:p>
          </table:table-cell>
          <table:table-cell office:value-type="float" office:value="43.62187434" calcext:value-type="float">
            <text:p>43,62187434</text:p>
          </table:table-cell>
          <table:table-cell office:value-type="float" office:value="3.83501314" calcext:value-type="float">
            <text:p>3,835013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68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Hôtel du Département</text:p>
          </table:table-cell>
          <table:table-cell office:value-type="float" office:value="43.62183576" calcext:value-type="float">
            <text:p>43,62183576</text:p>
          </table:table-cell>
          <table:table-cell office:value-type="float" office:value="3.83503997" calcext:value-type="float">
            <text:p>3,83503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53</text:p>
          </table:table-cell>
          <table:table-cell office:value-type="float" office:value="43109" calcext:value-type="float">
            <text:p>43109</text:p>
          </table:table-cell>
          <table:table-cell office:value-type="string" calcext:value-type="string">
            <text:p>Hôtel du Département</text:p>
          </table:table-cell>
          <table:table-cell office:value-type="float" office:value="43.6218017" calcext:value-type="float">
            <text:p>43,6218017</text:p>
          </table:table-cell>
          <table:table-cell office:value-type="float" office:value="3.83490296" calcext:value-type="float">
            <text:p>3,83490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94</text:p>
          </table:table-cell>
          <table:table-cell office:value-type="float" office:value="43249" calcext:value-type="float">
            <text:p>43249</text:p>
          </table:table-cell>
          <table:table-cell office:value-type="string" calcext:value-type="string">
            <text:p>Hôtel du Département</text:p>
          </table:table-cell>
          <table:table-cell office:value-type="float" office:value="43.62202414" calcext:value-type="float">
            <text:p>43,62202414</text:p>
          </table:table-cell>
          <table:table-cell office:value-type="float" office:value="3.83506966" calcext:value-type="float">
            <text:p>3,83506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52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Hôtel du Département</text:p>
          </table:table-cell>
          <table:table-cell office:value-type="float" office:value="43.62183576" calcext:value-type="float">
            <text:p>43,62183576</text:p>
          </table:table-cell>
          <table:table-cell office:value-type="float" office:value="3.83503997" calcext:value-type="float">
            <text:p>3,83503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Iris</text:p>
          </table:table-cell>
          <table:table-cell office:value-type="float" office:value="43.598750335" calcext:value-type="float">
            <text:p>43,598750335</text:p>
          </table:table-cell>
          <table:table-cell office:value-type="float" office:value="3.88547758" calcext:value-type="float">
            <text:p>3,885477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Iris</text:p>
          </table:table-cell>
          <table:table-cell office:value-type="float" office:value="43.59900345" calcext:value-type="float">
            <text:p>43,59900345</text:p>
          </table:table-cell>
          <table:table-cell office:value-type="float" office:value="3.8853793" calcext:value-type="float">
            <text:p>3,8853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Iris</text:p>
          </table:table-cell>
          <table:table-cell office:value-type="float" office:value="43.59849722" calcext:value-type="float">
            <text:p>43,59849722</text:p>
          </table:table-cell>
          <table:table-cell office:value-type="float" office:value="3.88557586" calcext:value-type="float">
            <text:p>3,88557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01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Irissou</text:p>
          </table:table-cell>
          <table:table-cell office:value-type="float" office:value="43.594025085" calcext:value-type="float">
            <text:p>43,594025085</text:p>
          </table:table-cell>
          <table:table-cell office:value-type="float" office:value="3.85288817" calcext:value-type="float">
            <text:p>3,852888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55</text:p>
          </table:table-cell>
          <table:table-cell office:value-type="float" office:value="17135" calcext:value-type="float">
            <text:p>17135</text:p>
          </table:table-cell>
          <table:table-cell office:value-type="string" calcext:value-type="string">
            <text:p>Irissou</text:p>
          </table:table-cell>
          <table:table-cell office:value-type="float" office:value="43.59402578" calcext:value-type="float">
            <text:p>43,59402578</text:p>
          </table:table-cell>
          <table:table-cell office:value-type="float" office:value="3.85283871" calcext:value-type="float">
            <text:p>3,85283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63</text:p>
          </table:table-cell>
          <table:table-cell office:value-type="float" office:value="17235" calcext:value-type="float">
            <text:p>17235</text:p>
          </table:table-cell>
          <table:table-cell office:value-type="string" calcext:value-type="string">
            <text:p>Irissou</text:p>
          </table:table-cell>
          <table:table-cell office:value-type="float" office:value="43.59402439" calcext:value-type="float">
            <text:p>43,59402439</text:p>
          </table:table-cell>
          <table:table-cell office:value-type="float" office:value="3.85293763" calcext:value-type="float">
            <text:p>3,85293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02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Jacques Prévert</text:p>
          </table:table-cell>
          <table:table-cell office:value-type="float" office:value="43.642314475" calcext:value-type="float">
            <text:p>43,642314475</text:p>
          </table:table-cell>
          <table:table-cell office:value-type="float" office:value="3.81410003" calcext:value-type="float">
            <text:p>3,8141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Jacques Prévert</text:p>
          </table:table-cell>
          <table:table-cell office:value-type="float" office:value="43.64235924" calcext:value-type="float">
            <text:p>43,64235924</text:p>
          </table:table-cell>
          <table:table-cell office:value-type="float" office:value="3.81411357" calcext:value-type="float">
            <text:p>3,81411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Jacques Prévert</text:p>
          </table:table-cell>
          <table:table-cell office:value-type="float" office:value="43.64226971" calcext:value-type="float">
            <text:p>43,64226971</text:p>
          </table:table-cell>
          <table:table-cell office:value-type="float" office:value="3.81408649" calcext:value-type="float">
            <text:p>3,81408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04</text:p>
          </table:table-cell>
          <table:table-cell office:value-type="float" office:value="5504" calcext:value-type="float">
            <text:p>5504</text:p>
          </table:table-cell>
          <table:table-cell office:value-type="string" calcext:value-type="string">
            <text:p>Jean Bart</text:p>
          </table:table-cell>
          <table:table-cell office:value-type="float" office:value="43.62558389" calcext:value-type="float">
            <text:p>43,62558389</text:p>
          </table:table-cell>
          <table:table-cell office:value-type="float" office:value="3.83767525" calcext:value-type="float">
            <text:p>3,83767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Jean Bart</text:p>
          </table:table-cell>
          <table:table-cell office:value-type="float" office:value="43.62558389" calcext:value-type="float">
            <text:p>43,62558389</text:p>
          </table:table-cell>
          <table:table-cell office:value-type="float" office:value="3.83767525" calcext:value-type="float">
            <text:p>3,83767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05</text:p>
          </table:table-cell>
          <table:table-cell office:value-type="float" office:value="5505" calcext:value-type="float">
            <text:p>5505</text:p>
          </table:table-cell>
          <table:table-cell office:value-type="string" calcext:value-type="string">
            <text:p>Jean Calvin</text:p>
          </table:table-cell>
          <table:table-cell office:value-type="float" office:value="43.61862836" calcext:value-type="float">
            <text:p>43,61862836</text:p>
          </table:table-cell>
          <table:table-cell office:value-type="float" office:value="3.845900465" calcext:value-type="float">
            <text:p>3,8459004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10114" calcext:value-type="float">
            <text:p>10114</text:p>
          </table:table-cell>
          <table:table-cell office:value-type="string" calcext:value-type="string">
            <text:p>Jean Calvin</text:p>
          </table:table-cell>
          <table:table-cell office:value-type="float" office:value="43.61866508" calcext:value-type="float">
            <text:p>43,61866508</text:p>
          </table:table-cell>
          <table:table-cell office:value-type="float" office:value="3.84584575" calcext:value-type="float">
            <text:p>3,84584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32</text:p>
          </table:table-cell>
          <table:table-cell office:value-type="float" office:value="10205" calcext:value-type="float">
            <text:p>10205</text:p>
          </table:table-cell>
          <table:table-cell office:value-type="string" calcext:value-type="string">
            <text:p>Jean Calvin</text:p>
          </table:table-cell>
          <table:table-cell office:value-type="float" office:value="43.61859164" calcext:value-type="float">
            <text:p>43,61859164</text:p>
          </table:table-cell>
          <table:table-cell office:value-type="float" office:value="3.84595518" calcext:value-type="float">
            <text:p>3,84595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06</text:p>
          </table:table-cell>
          <table:table-cell office:value-type="float" office:value="5506" calcext:value-type="float">
            <text:p>5506</text:p>
          </table:table-cell>
          <table:table-cell office:value-type="string" calcext:value-type="string">
            <text:p>Jean Mermoz</text:p>
          </table:table-cell>
          <table:table-cell office:value-type="float" office:value="43.61260256" calcext:value-type="float">
            <text:p>43,61260256</text:p>
          </table:table-cell>
          <table:table-cell office:value-type="float" office:value="3.88929896" calcext:value-type="float">
            <text:p>3,889298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Jean Mermoz</text:p>
          </table:table-cell>
          <table:table-cell office:value-type="float" office:value="43.61260256" calcext:value-type="float">
            <text:p>43,61260256</text:p>
          </table:table-cell>
          <table:table-cell office:value-type="float" office:value="3.88929896" calcext:value-type="float">
            <text:p>3,88929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07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Jean Mirailhet</text:p>
          </table:table-cell>
          <table:table-cell office:value-type="float" office:value="43.595319745" calcext:value-type="float">
            <text:p>43,595319745</text:p>
          </table:table-cell>
          <table:table-cell office:value-type="float" office:value="3.891191785" calcext:value-type="float">
            <text:p>3,8911917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8103" calcext:value-type="float">
            <text:p>8103</text:p>
          </table:table-cell>
          <table:table-cell office:value-type="string" calcext:value-type="string">
            <text:p>Jean Mirailhet / Tourmalines</text:p>
          </table:table-cell>
          <table:table-cell office:value-type="float" office:value="43.59541197" calcext:value-type="float">
            <text:p>43,59541197</text:p>
          </table:table-cell>
          <table:table-cell office:value-type="float" office:value="3.89134272" calcext:value-type="float">
            <text:p>3,89134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10125" calcext:value-type="float">
            <text:p>10125</text:p>
          </table:table-cell>
          <table:table-cell office:value-type="string" calcext:value-type="string">
            <text:p>Jean Mirailhet / Tourmalines</text:p>
          </table:table-cell>
          <table:table-cell office:value-type="float" office:value="43.59522752" calcext:value-type="float">
            <text:p>43,59522752</text:p>
          </table:table-cell>
          <table:table-cell office:value-type="float" office:value="3.89104085" calcext:value-type="float">
            <text:p>3,89104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09</text:p>
          </table:table-cell>
          <table:table-cell office:value-type="float" office:value="5509" calcext:value-type="float">
            <text:p>5509</text:p>
          </table:table-cell>
          <table:table-cell office:value-type="string" calcext:value-type="string">
            <text:p>Jeu de Mail des Abbés</text:p>
          </table:table-cell>
          <table:table-cell office:value-type="float" office:value="43.6202108" calcext:value-type="float">
            <text:p>43,6202108</text:p>
          </table:table-cell>
          <table:table-cell office:value-type="float" office:value="3.88407348" calcext:value-type="float">
            <text:p>3,884073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08</text:p>
          </table:table-cell>
          <table:table-cell office:value-type="float" office:value="42145" calcext:value-type="float">
            <text:p>42145</text:p>
          </table:table-cell>
          <table:table-cell office:value-type="string" calcext:value-type="string">
            <text:p>Jeu de Mail des Abbés</text:p>
          </table:table-cell>
          <table:table-cell office:value-type="float" office:value="43.62021045" calcext:value-type="float">
            <text:p>43,62021045</text:p>
          </table:table-cell>
          <table:table-cell office:value-type="float" office:value="3.88409822" calcext:value-type="float">
            <text:p>3,88409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30</text:p>
          </table:table-cell>
          <table:table-cell office:value-type="float" office:value="42225" calcext:value-type="float">
            <text:p>42225</text:p>
          </table:table-cell>
          <table:table-cell office:value-type="string" calcext:value-type="string">
            <text:p>Jeu de Mail des Abbés</text:p>
          </table:table-cell>
          <table:table-cell office:value-type="float" office:value="43.62021115" calcext:value-type="float">
            <text:p>43,62021115</text:p>
          </table:table-cell>
          <table:table-cell office:value-type="float" office:value="3.88404874" calcext:value-type="float">
            <text:p>3,88404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10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Jules Guesde</text:p>
          </table:table-cell>
          <table:table-cell office:value-type="float" office:value="43.611490395" calcext:value-type="float">
            <text:p>43,611490395</text:p>
          </table:table-cell>
          <table:table-cell office:value-type="float" office:value="3.846559375" calcext:value-type="float">
            <text:p>3,846559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56</text:p>
          </table:table-cell>
          <table:table-cell office:value-type="float" office:value="43115" calcext:value-type="float">
            <text:p>43115</text:p>
          </table:table-cell>
          <table:table-cell office:value-type="string" calcext:value-type="string">
            <text:p>Jules Guesde</text:p>
          </table:table-cell>
          <table:table-cell office:value-type="float" office:value="43.61147346" calcext:value-type="float">
            <text:p>43,61147346</text:p>
          </table:table-cell>
          <table:table-cell office:value-type="float" office:value="3.84648469" calcext:value-type="float">
            <text:p>3,84648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91</text:p>
          </table:table-cell>
          <table:table-cell office:value-type="float" office:value="43243" calcext:value-type="float">
            <text:p>43243</text:p>
          </table:table-cell>
          <table:table-cell office:value-type="string" calcext:value-type="string">
            <text:p>Jules Guesde</text:p>
          </table:table-cell>
          <table:table-cell office:value-type="float" office:value="43.61150733" calcext:value-type="float">
            <text:p>43,61150733</text:p>
          </table:table-cell>
          <table:table-cell office:value-type="float" office:value="3.84663406" calcext:value-type="float">
            <text:p>3,84663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11</text:p>
          </table:table-cell>
          <table:table-cell office:value-type="float" office:value="5511" calcext:value-type="float">
            <text:p>5511</text:p>
          </table:table-cell>
          <table:table-cell office:value-type="string" calcext:value-type="string">
            <text:p>La Gaillarde</text:p>
          </table:table-cell>
          <table:table-cell office:value-type="float" office:value="43.6162808" calcext:value-type="float">
            <text:p>43,6162808</text:p>
          </table:table-cell>
          <table:table-cell office:value-type="float" office:value="3.858187035" calcext:value-type="float">
            <text:p>3,8581870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La Gaillarde</text:p>
          </table:table-cell>
          <table:table-cell office:value-type="float" office:value="43.61626935" calcext:value-type="float">
            <text:p>43,61626935</text:p>
          </table:table-cell>
          <table:table-cell office:value-type="float" office:value="3.85772273" calcext:value-type="float">
            <text:p>3,85772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float" office:value="3231" calcext:value-type="float">
            <text:p>3231</text:p>
          </table:table-cell>
          <table:table-cell office:value-type="string" calcext:value-type="string">
            <text:p>La Gaillarde</text:p>
          </table:table-cell>
          <table:table-cell office:value-type="float" office:value="43.61629225" calcext:value-type="float">
            <text:p>43,61629225</text:p>
          </table:table-cell>
          <table:table-cell office:value-type="float" office:value="3.85865134" calcext:value-type="float">
            <text:p>3,85865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12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La Martelle</text:p>
          </table:table-cell>
          <table:table-cell office:value-type="float" office:value="43.607361775" calcext:value-type="float">
            <text:p>43,607361775</text:p>
          </table:table-cell>
          <table:table-cell office:value-type="float" office:value="3.82663133" calcext:value-type="float">
            <text:p>3,82663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75</text:p>
          </table:table-cell>
          <table:table-cell office:value-type="float" office:value="7201" calcext:value-type="float">
            <text:p>7201</text:p>
          </table:table-cell>
          <table:table-cell office:value-type="string" calcext:value-type="string">
            <text:p>La Martelle</text:p>
          </table:table-cell>
          <table:table-cell office:value-type="float" office:value="43.60738805" calcext:value-type="float">
            <text:p>43,60738805</text:p>
          </table:table-cell>
          <table:table-cell office:value-type="float" office:value="3.8266815" calcext:value-type="float">
            <text:p>3,8266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77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La Martelle</text:p>
          </table:table-cell>
          <table:table-cell office:value-type="float" office:value="43.6073355" calcext:value-type="float">
            <text:p>43,6073355</text:p>
          </table:table-cell>
          <table:table-cell office:value-type="float" office:value="3.82658116" calcext:value-type="float">
            <text:p>3,8265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13</text:p>
          </table:table-cell>
          <table:table-cell office:value-type="float" office:value="5513" calcext:value-type="float">
            <text:p>5513</text:p>
          </table:table-cell>
          <table:table-cell office:value-type="string" calcext:value-type="string">
            <text:p>La Pile</text:p>
          </table:table-cell>
          <table:table-cell office:value-type="float" office:value="43.61731833" calcext:value-type="float">
            <text:p>43,61731833</text:p>
          </table:table-cell>
          <table:table-cell office:value-type="float" office:value="3.86811974" calcext:value-type="float">
            <text:p>3,868119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La Pile</text:p>
          </table:table-cell>
          <table:table-cell office:value-type="float" office:value="43.61731833" calcext:value-type="float">
            <text:p>43,61731833</text:p>
          </table:table-cell>
          <table:table-cell office:value-type="float" office:value="3.86811974" calcext:value-type="float">
            <text:p>3,86811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14</text:p>
          </table:table-cell>
          <table:table-cell office:value-type="float" office:value="5514" calcext:value-type="float">
            <text:p>5514</text:p>
          </table:table-cell>
          <table:table-cell office:value-type="string" calcext:value-type="string">
            <text:p>La Rauze</text:p>
          </table:table-cell>
          <table:table-cell office:value-type="float" office:value="43.59349246" calcext:value-type="float">
            <text:p>43,59349246</text:p>
          </table:table-cell>
          <table:table-cell office:value-type="float" office:value="3.895730795" calcext:value-type="float">
            <text:p>3,8957307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66</text:p>
          </table:table-cell>
          <table:table-cell office:value-type="float" office:value="43139" calcext:value-type="float">
            <text:p>43139</text:p>
          </table:table-cell>
          <table:table-cell office:value-type="string" calcext:value-type="string">
            <text:p>La Rauze</text:p>
          </table:table-cell>
          <table:table-cell office:value-type="float" office:value="43.59347053" calcext:value-type="float">
            <text:p>43,59347053</text:p>
          </table:table-cell>
          <table:table-cell office:value-type="float" office:value="3.89569309" calcext:value-type="float">
            <text:p>3,89569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81</text:p>
          </table:table-cell>
          <table:table-cell office:value-type="float" office:value="43219" calcext:value-type="float">
            <text:p>43219</text:p>
          </table:table-cell>
          <table:table-cell office:value-type="string" calcext:value-type="string">
            <text:p>La Rauze</text:p>
          </table:table-cell>
          <table:table-cell office:value-type="float" office:value="43.59351439" calcext:value-type="float">
            <text:p>43,59351439</text:p>
          </table:table-cell>
          <table:table-cell office:value-type="float" office:value="3.8957685" calcext:value-type="float">
            <text:p>3,8957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15</text:p>
          </table:table-cell>
          <table:table-cell office:value-type="float" office:value="5515" calcext:value-type="float">
            <text:p>5515</text:p>
          </table:table-cell>
          <table:table-cell office:value-type="string" calcext:value-type="string">
            <text:p>La Source</text:p>
          </table:table-cell>
          <table:table-cell office:value-type="float" office:value="43.62136678" calcext:value-type="float">
            <text:p>43,62136678</text:p>
          </table:table-cell>
          <table:table-cell office:value-type="float" office:value="3.856423045" calcext:value-type="float">
            <text:p>3,8564230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La Source</text:p>
          </table:table-cell>
          <table:table-cell office:value-type="float" office:value="43.62108247" calcext:value-type="float">
            <text:p>43,62108247</text:p>
          </table:table-cell>
          <table:table-cell office:value-type="float" office:value="3.85682384" calcext:value-type="float">
            <text:p>3,85682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93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La Source</text:p>
          </table:table-cell>
          <table:table-cell office:value-type="float" office:value="43.62165109" calcext:value-type="float">
            <text:p>43,62165109</text:p>
          </table:table-cell>
          <table:table-cell office:value-type="float" office:value="3.85602225" calcext:value-type="float">
            <text:p>3,85602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16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Lagoya</text:p>
          </table:table-cell>
          <table:table-cell office:value-type="float" office:value="43.612159395" calcext:value-type="float">
            <text:p>43,612159395</text:p>
          </table:table-cell>
          <table:table-cell office:value-type="float" office:value="3.9059961" calcext:value-type="float">
            <text:p>3,9059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10146" calcext:value-type="float">
            <text:p>10146</text:p>
          </table:table-cell>
          <table:table-cell office:value-type="string" calcext:value-type="string">
            <text:p>Lagoya</text:p>
          </table:table-cell>
          <table:table-cell office:value-type="float" office:value="43.6121904" calcext:value-type="float">
            <text:p>43,6121904</text:p>
          </table:table-cell>
          <table:table-cell office:value-type="float" office:value="3.90602788" calcext:value-type="float">
            <text:p>3,90602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57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Lagoya</text:p>
          </table:table-cell>
          <table:table-cell office:value-type="float" office:value="43.61212839" calcext:value-type="float">
            <text:p>43,61212839</text:p>
          </table:table-cell>
          <table:table-cell office:value-type="float" office:value="3.90596432" calcext:value-type="float">
            <text:p>3,9059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17</text:p>
          </table:table-cell>
          <table:table-cell office:value-type="float" office:value="5517" calcext:value-type="float">
            <text:p>5517</text:p>
          </table:table-cell>
          <table:table-cell office:value-type="string" calcext:value-type="string">
            <text:p>Las Cazes</text:p>
          </table:table-cell>
          <table:table-cell office:value-type="float" office:value="43.61632218" calcext:value-type="float">
            <text:p>43,61632218</text:p>
          </table:table-cell>
          <table:table-cell office:value-type="float" office:value="3.84689126" calcext:value-type="float">
            <text:p>3,84689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float" office:value="9111" calcext:value-type="float">
            <text:p>9111</text:p>
          </table:table-cell>
          <table:table-cell office:value-type="string" calcext:value-type="string">
            <text:p>Las Cazes</text:p>
          </table:table-cell>
          <table:table-cell office:value-type="float" office:value="43.61610314" calcext:value-type="float">
            <text:p>43,61610314</text:p>
          </table:table-cell>
          <table:table-cell office:value-type="float" office:value="3.84712675" calcext:value-type="float">
            <text:p>3,84712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81</text:p>
          </table:table-cell>
          <table:table-cell office:value-type="float" office:value="9217" calcext:value-type="float">
            <text:p>9217</text:p>
          </table:table-cell>
          <table:table-cell office:value-type="string" calcext:value-type="string">
            <text:p>Las Cazes</text:p>
          </table:table-cell>
          <table:table-cell office:value-type="float" office:value="43.61654122" calcext:value-type="float">
            <text:p>43,61654122</text:p>
          </table:table-cell>
          <table:table-cell office:value-type="float" office:value="3.84665577" calcext:value-type="float">
            <text:p>3,84665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18</text:p>
          </table:table-cell>
          <table:table-cell office:value-type="float" office:value="5518" calcext:value-type="float">
            <text:p>5518</text:p>
          </table:table-cell>
          <table:table-cell office:value-type="string" calcext:value-type="string">
            <text:p>Las Rébès</text:p>
          </table:table-cell>
          <table:table-cell office:value-type="float" office:value="43.6207801" calcext:value-type="float">
            <text:p>43,6207801</text:p>
          </table:table-cell>
          <table:table-cell office:value-type="float" office:value="3.84921177" calcext:value-type="float">
            <text:p>3,84921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Las Rébès</text:p>
          </table:table-cell>
          <table:table-cell office:value-type="float" office:value="43.62081112" calcext:value-type="float">
            <text:p>43,62081112</text:p>
          </table:table-cell>
          <table:table-cell office:value-type="float" office:value="3.84924353" calcext:value-type="float">
            <text:p>3,84924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Las Rébès</text:p>
          </table:table-cell>
          <table:table-cell office:value-type="float" office:value="43.62074908" calcext:value-type="float">
            <text:p>43,62074908</text:p>
          </table:table-cell>
          <table:table-cell office:value-type="float" office:value="3.84918001" calcext:value-type="float">
            <text:p>3,84918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19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Las Sorbes</text:p>
          </table:table-cell>
          <table:table-cell office:value-type="float" office:value="43.615220485" calcext:value-type="float">
            <text:p>43,615220485</text:p>
          </table:table-cell>
          <table:table-cell office:value-type="float" office:value="3.85495415" calcext:value-type="float">
            <text:p>3,854954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43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Las Sorbes</text:p>
          </table:table-cell>
          <table:table-cell office:value-type="float" office:value="43.61516752" calcext:value-type="float">
            <text:p>43,61516752</text:p>
          </table:table-cell>
          <table:table-cell office:value-type="float" office:value="3.85488469" calcext:value-type="float">
            <text:p>3,85488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78</text:p>
          </table:table-cell>
          <table:table-cell office:value-type="float" office:value="9214" calcext:value-type="float">
            <text:p>9214</text:p>
          </table:table-cell>
          <table:table-cell office:value-type="string" calcext:value-type="string">
            <text:p>Las Sorbes</text:p>
          </table:table-cell>
          <table:table-cell office:value-type="float" office:value="43.61527345" calcext:value-type="float">
            <text:p>43,61527345</text:p>
          </table:table-cell>
          <table:table-cell office:value-type="float" office:value="3.85502361" calcext:value-type="float">
            <text:p>3,85502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20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Lavalette</text:p>
          </table:table-cell>
          <table:table-cell office:value-type="float" office:value="43.637717655" calcext:value-type="float">
            <text:p>43,637717655</text:p>
          </table:table-cell>
          <table:table-cell office:value-type="float" office:value="3.86927961" calcext:value-type="float">
            <text:p>3,86927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Lavalette</text:p>
          </table:table-cell>
          <table:table-cell office:value-type="float" office:value="43.63773484" calcext:value-type="float">
            <text:p>43,63773484</text:p>
          </table:table-cell>
          <table:table-cell office:value-type="float" office:value="3.86933577" calcext:value-type="float">
            <text:p>3,86933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Lavalette</text:p>
          </table:table-cell>
          <table:table-cell office:value-type="float" office:value="43.63770047" calcext:value-type="float">
            <text:p>43,63770047</text:p>
          </table:table-cell>
          <table:table-cell office:value-type="float" office:value="3.86922345" calcext:value-type="float">
            <text:p>3,86922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21</text:p>
          </table:table-cell>
          <table:table-cell office:value-type="float" office:value="5521" calcext:value-type="float">
            <text:p>5521</text:p>
          </table:table-cell>
          <table:table-cell office:value-type="string" calcext:value-type="string">
            <text:p>Lavandin</text:p>
          </table:table-cell>
          <table:table-cell office:value-type="float" office:value="43.600085025" calcext:value-type="float">
            <text:p>43,600085025</text:p>
          </table:table-cell>
          <table:table-cell office:value-type="float" office:value="3.8534572" calcext:value-type="float">
            <text:p>3,85345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51</text:p>
          </table:table-cell>
          <table:table-cell office:value-type="float" office:value="17131" calcext:value-type="float">
            <text:p>17131</text:p>
          </table:table-cell>
          <table:table-cell office:value-type="string" calcext:value-type="string">
            <text:p>Lavandin</text:p>
          </table:table-cell>
          <table:table-cell office:value-type="float" office:value="43.60004856" calcext:value-type="float">
            <text:p>43,60004856</text:p>
          </table:table-cell>
          <table:table-cell office:value-type="float" office:value="3.85349334" calcext:value-type="float">
            <text:p>3,85349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36</text:p>
          </table:table-cell>
          <table:table-cell office:value-type="float" office:value="17231" calcext:value-type="float">
            <text:p>17231</text:p>
          </table:table-cell>
          <table:table-cell office:value-type="string" calcext:value-type="string">
            <text:p>Lavandin</text:p>
          </table:table-cell>
          <table:table-cell office:value-type="float" office:value="43.60012149" calcext:value-type="float">
            <text:p>43,60012149</text:p>
          </table:table-cell>
          <table:table-cell office:value-type="float" office:value="3.85342106" calcext:value-type="float">
            <text:p>3,85342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22</text:p>
          </table:table-cell>
          <table:table-cell office:value-type="float" office:value="5522" calcext:value-type="float">
            <text:p>5522</text:p>
          </table:table-cell>
          <table:table-cell office:value-type="string" calcext:value-type="string">
            <text:p>Le Grand M</text:p>
          </table:table-cell>
          <table:table-cell office:value-type="float" office:value="43.59090253" calcext:value-type="float">
            <text:p>43,59090253</text:p>
          </table:table-cell>
          <table:table-cell office:value-type="float" office:value="3.85482539666667" calcext:value-type="float">
            <text:p>3,85482539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float" office:value="6105" calcext:value-type="float">
            <text:p>6105</text:p>
          </table:table-cell>
          <table:table-cell office:value-type="string" calcext:value-type="string">
            <text:p>Le Grand M</text:p>
          </table:table-cell>
          <table:table-cell office:value-type="float" office:value="43.59098993" calcext:value-type="float">
            <text:p>43,59098993</text:p>
          </table:table-cell>
          <table:table-cell office:value-type="float" office:value="3.85457624" calcext:value-type="float">
            <text:p>3,85457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float" office:value="6216" calcext:value-type="float">
            <text:p>6216</text:p>
          </table:table-cell>
          <table:table-cell office:value-type="string" calcext:value-type="string">
            <text:p>Le Grand M</text:p>
          </table:table-cell>
          <table:table-cell office:value-type="float" office:value="43.59061178" calcext:value-type="float">
            <text:p>43,59061178</text:p>
          </table:table-cell>
          <table:table-cell office:value-type="float" office:value="3.85525879" calcext:value-type="float">
            <text:p>3,85525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52</text:p>
          </table:table-cell>
          <table:table-cell office:value-type="float" office:value="10244" calcext:value-type="float">
            <text:p>10244</text:p>
          </table:table-cell>
          <table:table-cell office:value-type="string" calcext:value-type="string">
            <text:p>Le Grand M</text:p>
          </table:table-cell>
          <table:table-cell office:value-type="float" office:value="43.59110588" calcext:value-type="float">
            <text:p>43,59110588</text:p>
          </table:table-cell>
          <table:table-cell office:value-type="float" office:value="3.85464116" calcext:value-type="float">
            <text:p>3,85464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23</text:p>
          </table:table-cell>
          <table:table-cell office:value-type="float" office:value="5523" calcext:value-type="float">
            <text:p>5523</text:p>
          </table:table-cell>
          <table:table-cell office:value-type="string" calcext:value-type="string">
            <text:p>Lemasson</text:p>
          </table:table-cell>
          <table:table-cell office:value-type="float" office:value="43.593723715" calcext:value-type="float">
            <text:p>43,593723715</text:p>
          </table:table-cell>
          <table:table-cell office:value-type="float" office:value="3.87328818" calcext:value-type="float">
            <text:p>3,873288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97</text:p>
          </table:table-cell>
          <table:table-cell office:value-type="float" office:value="42119" calcext:value-type="float">
            <text:p>42119</text:p>
          </table:table-cell>
          <table:table-cell office:value-type="string" calcext:value-type="string">
            <text:p>Lemasson</text:p>
          </table:table-cell>
          <table:table-cell office:value-type="float" office:value="43.59371041" calcext:value-type="float">
            <text:p>43,59371041</text:p>
          </table:table-cell>
          <table:table-cell office:value-type="float" office:value="3.87327545" calcext:value-type="float">
            <text:p>3,87327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41</text:p>
          </table:table-cell>
          <table:table-cell office:value-type="float" office:value="42251" calcext:value-type="float">
            <text:p>42251</text:p>
          </table:table-cell>
          <table:table-cell office:value-type="string" calcext:value-type="string">
            <text:p>Lemasson</text:p>
          </table:table-cell>
          <table:table-cell office:value-type="float" office:value="43.59373702" calcext:value-type="float">
            <text:p>43,59373702</text:p>
          </table:table-cell>
          <table:table-cell office:value-type="float" office:value="3.87330091" calcext:value-type="float">
            <text:p>3,87330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24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Léon Blum</text:p>
          </table:table-cell>
          <table:table-cell office:value-type="float" office:value="43.6090379233333" calcext:value-type="float">
            <text:p>43,6090379233333</text:p>
          </table:table-cell>
          <table:table-cell office:value-type="float" office:value="3.89025368666667" calcext:value-type="float">
            <text:p>3,89025368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87</text:p>
          </table:table-cell>
          <table:table-cell office:value-type="float" office:value="9234" calcext:value-type="float">
            <text:p>9234</text:p>
          </table:table-cell>
          <table:table-cell office:value-type="string" calcext:value-type="string">
            <text:p>Léon Blum</text:p>
          </table:table-cell>
          <table:table-cell office:value-type="float" office:value="43.60926045" calcext:value-type="float">
            <text:p>43,60926045</text:p>
          </table:table-cell>
          <table:table-cell office:value-type="float" office:value="3.8904082" calcext:value-type="float">
            <text:p>3,8904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50</text:p>
          </table:table-cell>
          <table:table-cell office:value-type="float" office:value="41141" calcext:value-type="float">
            <text:p>41141</text:p>
          </table:table-cell>
          <table:table-cell office:value-type="string" calcext:value-type="string">
            <text:p>Léon Blum</text:p>
          </table:table-cell>
          <table:table-cell office:value-type="float" office:value="43.60891336" calcext:value-type="float">
            <text:p>43,60891336</text:p>
          </table:table-cell>
          <table:table-cell office:value-type="float" office:value="3.8901637" calcext:value-type="float">
            <text:p>3,8901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67</text:p>
          </table:table-cell>
          <table:table-cell office:value-type="float" office:value="41215" calcext:value-type="float">
            <text:p>41215</text:p>
          </table:table-cell>
          <table:table-cell office:value-type="string" calcext:value-type="string">
            <text:p>Léon Blum</text:p>
          </table:table-cell>
          <table:table-cell office:value-type="float" office:value="43.60893996" calcext:value-type="float">
            <text:p>43,60893996</text:p>
          </table:table-cell>
          <table:table-cell office:value-type="float" office:value="3.89018916" calcext:value-type="float">
            <text:p>3,8901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27</text:p>
          </table:table-cell>
          <table:table-cell office:value-type="float" office:value="5527" calcext:value-type="float">
            <text:p>5527</text:p>
          </table:table-cell>
          <table:table-cell office:value-type="string" calcext:value-type="string">
            <text:p>Les Arceaux</text:p>
          </table:table-cell>
          <table:table-cell office:value-type="float" office:value="43.609937525" calcext:value-type="float">
            <text:p>43,609937525</text:p>
          </table:table-cell>
          <table:table-cell office:value-type="float" office:value="3.862094645" calcext:value-type="float">
            <text:p>3,8620946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58</text:p>
          </table:table-cell>
          <table:table-cell office:value-type="float" office:value="43119" calcext:value-type="float">
            <text:p>43119</text:p>
          </table:table-cell>
          <table:table-cell office:value-type="string" calcext:value-type="string">
            <text:p>Les Arceaux</text:p>
          </table:table-cell>
          <table:table-cell office:value-type="float" office:value="43.60989569" calcext:value-type="float">
            <text:p>43,60989569</text:p>
          </table:table-cell>
          <table:table-cell office:value-type="float" office:value="3.8621925" calcext:value-type="float">
            <text:p>3,8621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89</text:p>
          </table:table-cell>
          <table:table-cell office:value-type="float" office:value="43239" calcext:value-type="float">
            <text:p>43239</text:p>
          </table:table-cell>
          <table:table-cell office:value-type="string" calcext:value-type="string">
            <text:p>Les Arceaux</text:p>
          </table:table-cell>
          <table:table-cell office:value-type="float" office:value="43.60997936" calcext:value-type="float">
            <text:p>43,60997936</text:p>
          </table:table-cell>
          <table:table-cell office:value-type="float" office:value="3.86199679" calcext:value-type="float">
            <text:p>3,86199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28</text:p>
          </table:table-cell>
          <table:table-cell office:value-type="float" office:value="5528" calcext:value-type="float">
            <text:p>5528</text:p>
          </table:table-cell>
          <table:table-cell office:value-type="string" calcext:value-type="string">
            <text:p>Les Aubes</text:p>
          </table:table-cell>
          <table:table-cell office:value-type="float" office:value="43.6137966025" calcext:value-type="float">
            <text:p>43,6137966025</text:p>
          </table:table-cell>
          <table:table-cell office:value-type="float" office:value="3.888626165" calcext:value-type="float">
            <text:p>3,888626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36</text:p>
          </table:table-cell>
          <table:table-cell office:value-type="float" office:value="14109" calcext:value-type="float">
            <text:p>14109</text:p>
          </table:table-cell>
          <table:table-cell office:value-type="string" calcext:value-type="string">
            <text:p>Les Aubes</text:p>
          </table:table-cell>
          <table:table-cell office:value-type="float" office:value="43.61367884" calcext:value-type="float">
            <text:p>43,61367884</text:p>
          </table:table-cell>
          <table:table-cell office:value-type="float" office:value="3.88884568" calcext:value-type="float">
            <text:p>3,88884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39</text:p>
          </table:table-cell>
          <table:table-cell office:value-type="float" office:value="14209" calcext:value-type="float">
            <text:p>14209</text:p>
          </table:table-cell>
          <table:table-cell office:value-type="string" calcext:value-type="string">
            <text:p>Les Aubes</text:p>
          </table:table-cell>
          <table:table-cell office:value-type="float" office:value="43.61358158" calcext:value-type="float">
            <text:p>43,61358158</text:p>
          </table:table-cell>
          <table:table-cell office:value-type="float" office:value="3.88873168" calcext:value-type="float">
            <text:p>3,88873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float" office:value="42139" calcext:value-type="float">
            <text:p>42139</text:p>
          </table:table-cell>
          <table:table-cell office:value-type="string" calcext:value-type="string">
            <text:p>Les Aubes</text:p>
          </table:table-cell>
          <table:table-cell office:value-type="float" office:value="43.61397118" calcext:value-type="float">
            <text:p>43,61397118</text:p>
          </table:table-cell>
          <table:table-cell office:value-type="float" office:value="3.88851955" calcext:value-type="float">
            <text:p>3,88851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33</text:p>
          </table:table-cell>
          <table:table-cell office:value-type="float" office:value="42231" calcext:value-type="float">
            <text:p>42231</text:p>
          </table:table-cell>
          <table:table-cell office:value-type="string" calcext:value-type="string">
            <text:p>Les Aubes</text:p>
          </table:table-cell>
          <table:table-cell office:value-type="float" office:value="43.61395481" calcext:value-type="float">
            <text:p>43,61395481</text:p>
          </table:table-cell>
          <table:table-cell office:value-type="float" office:value="3.88840775" calcext:value-type="float">
            <text:p>3,88840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29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Les Bouisses</text:p>
          </table:table-cell>
          <table:table-cell office:value-type="float" office:value="43.5986473" calcext:value-type="float">
            <text:p>43,5986473</text:p>
          </table:table-cell>
          <table:table-cell office:value-type="float" office:value="3.83535543666667" calcext:value-type="float">
            <text:p>3,83535543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74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Les Bouisses</text:p>
          </table:table-cell>
          <table:table-cell office:value-type="float" office:value="43.59857604" calcext:value-type="float">
            <text:p>43,59857604</text:p>
          </table:table-cell>
          <table:table-cell office:value-type="float" office:value="3.83530821" calcext:value-type="float">
            <text:p>3,83530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7261" calcext:value-type="float">
            <text:p>7261</text:p>
          </table:table-cell>
          <table:table-cell office:value-type="string" calcext:value-type="string">
            <text:p>Les Bouisses</text:p>
          </table:table-cell>
          <table:table-cell office:value-type="float" office:value="43.5986196" calcext:value-type="float">
            <text:p>43,5986196</text:p>
          </table:table-cell>
          <table:table-cell office:value-type="float" office:value="3.83540831" calcext:value-type="float">
            <text:p>3,83540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70</text:p>
          </table:table-cell>
          <table:table-cell office:value-type="float" office:value="15261" calcext:value-type="float">
            <text:p>15261</text:p>
          </table:table-cell>
          <table:table-cell office:value-type="string" calcext:value-type="string">
            <text:p>Les Bouisses</text:p>
          </table:table-cell>
          <table:table-cell office:value-type="float" office:value="43.59874626" calcext:value-type="float">
            <text:p>43,59874626</text:p>
          </table:table-cell>
          <table:table-cell office:value-type="float" office:value="3.83534979" calcext:value-type="float">
            <text:p>3,83534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30</text:p>
          </table:table-cell>
          <table:table-cell office:value-type="float" office:value="5530" calcext:value-type="float">
            <text:p>5530</text:p>
          </table:table-cell>
          <table:table-cell office:value-type="string" calcext:value-type="string">
            <text:p>Les Pins</text:p>
          </table:table-cell>
          <table:table-cell office:value-type="float" office:value="43.590804915" calcext:value-type="float">
            <text:p>43,590804915</text:p>
          </table:table-cell>
          <table:table-cell office:value-type="float" office:value="3.87340758" calcext:value-type="float">
            <text:p>3,873407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Les Pins</text:p>
          </table:table-cell>
          <table:table-cell office:value-type="float" office:value="43.59096561" calcext:value-type="float">
            <text:p>43,59096561</text:p>
          </table:table-cell>
          <table:table-cell office:value-type="float" office:value="3.87348611" calcext:value-type="float">
            <text:p>3,87348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73</text:p>
          </table:table-cell>
          <table:table-cell office:value-type="float" office:value="27114" calcext:value-type="float">
            <text:p>27114</text:p>
          </table:table-cell>
          <table:table-cell office:value-type="string" calcext:value-type="string">
            <text:p>Les Pins</text:p>
          </table:table-cell>
          <table:table-cell office:value-type="float" office:value="43.59064422" calcext:value-type="float">
            <text:p>43,59064422</text:p>
          </table:table-cell>
          <table:table-cell office:value-type="float" office:value="3.87332905" calcext:value-type="float">
            <text:p>3,87332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32</text:p>
          </table:table-cell>
          <table:table-cell office:value-type="float" office:value="5532" calcext:value-type="float">
            <text:p>5532</text:p>
          </table:table-cell>
          <table:table-cell office:value-type="string" calcext:value-type="string">
            <text:p>Louis Blanc - Agora de la Danse</text:p>
          </table:table-cell>
          <table:table-cell office:value-type="float" office:value="43.61474115" calcext:value-type="float">
            <text:p>43,61474115</text:p>
          </table:table-cell>
          <table:table-cell office:value-type="float" office:value="3.87836359" calcext:value-type="float">
            <text:p>3,878363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44</text:p>
          </table:table-cell>
          <table:table-cell office:value-type="float" office:value="41129" calcext:value-type="float">
            <text:p>41129</text:p>
          </table:table-cell>
          <table:table-cell office:value-type="string" calcext:value-type="string">
            <text:p>Louis Blanc - Agora de la Danse</text:p>
          </table:table-cell>
          <table:table-cell office:value-type="float" office:value="43.61474608" calcext:value-type="float">
            <text:p>43,61474608</text:p>
          </table:table-cell>
          <table:table-cell office:value-type="float" office:value="3.87833279" calcext:value-type="float">
            <text:p>3,87833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73</text:p>
          </table:table-cell>
          <table:table-cell office:value-type="float" office:value="41227" calcext:value-type="float">
            <text:p>41227</text:p>
          </table:table-cell>
          <table:table-cell office:value-type="string" calcext:value-type="string">
            <text:p>Louis Blanc - Agora de la Danse</text:p>
          </table:table-cell>
          <table:table-cell office:value-type="float" office:value="43.61473622" calcext:value-type="float">
            <text:p>43,61473622</text:p>
          </table:table-cell>
          <table:table-cell office:value-type="float" office:value="3.87839439" calcext:value-type="float">
            <text:p>3,87839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33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Louis Lépine</text:p>
          </table:table-cell>
          <table:table-cell office:value-type="float" office:value="43.615143825" calcext:value-type="float">
            <text:p>43,615143825</text:p>
          </table:table-cell>
          <table:table-cell office:value-type="float" office:value="3.91527763" calcext:value-type="float">
            <text:p>3,915277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55</text:p>
          </table:table-cell>
          <table:table-cell office:value-type="float" office:value="9137" calcext:value-type="float">
            <text:p>9137</text:p>
          </table:table-cell>
          <table:table-cell office:value-type="string" calcext:value-type="string">
            <text:p>Louis Lépine</text:p>
          </table:table-cell>
          <table:table-cell office:value-type="float" office:value="43.61550055" calcext:value-type="float">
            <text:p>43,61550055</text:p>
          </table:table-cell>
          <table:table-cell office:value-type="float" office:value="3.91578242" calcext:value-type="float">
            <text:p>3,91578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office:value-type="float" office:value="9235" calcext:value-type="float">
            <text:p>9235</text:p>
          </table:table-cell>
          <table:table-cell office:value-type="string" calcext:value-type="string">
            <text:p>Louis Lépine</text:p>
          </table:table-cell>
          <table:table-cell office:value-type="float" office:value="43.6147871" calcext:value-type="float">
            <text:p>43,6147871</text:p>
          </table:table-cell>
          <table:table-cell office:value-type="float" office:value="3.91477284" calcext:value-type="float">
            <text:p>3,91477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34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Louis Ravaz</text:p>
          </table:table-cell>
          <table:table-cell office:value-type="float" office:value="43.6198764525" calcext:value-type="float">
            <text:p>43,6198764525</text:p>
          </table:table-cell>
          <table:table-cell office:value-type="float" office:value="3.851795685" calcext:value-type="float">
            <text:p>3,8517956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Louis Ravaz</text:p>
          </table:table-cell>
          <table:table-cell office:value-type="float" office:value="43.62011324" calcext:value-type="float">
            <text:p>43,62011324</text:p>
          </table:table-cell>
          <table:table-cell office:value-type="float" office:value="3.85221959" calcext:value-type="float">
            <text:p>3,85221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Louis Ravaz</text:p>
          </table:table-cell>
          <table:table-cell office:value-type="float" office:value="43.61970179" calcext:value-type="float">
            <text:p>43,61970179</text:p>
          </table:table-cell>
          <table:table-cell office:value-type="float" office:value="3.85142911" calcext:value-type="float">
            <text:p>3,85142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Louis Ravaz</text:p>
          </table:table-cell>
          <table:table-cell office:value-type="float" office:value="43.62002424" calcext:value-type="float">
            <text:p>43,62002424</text:p>
          </table:table-cell>
          <table:table-cell office:value-type="float" office:value="3.85215536" calcext:value-type="float">
            <text:p>3,85215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Louis Ravaz</text:p>
          </table:table-cell>
          <table:table-cell office:value-type="float" office:value="43.61966654" calcext:value-type="float">
            <text:p>43,61966654</text:p>
          </table:table-cell>
          <table:table-cell office:value-type="float" office:value="3.85137868" calcext:value-type="float">
            <text:p>3,85137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35</text:p>
          </table:table-cell>
          <table:table-cell office:value-type="float" office:value="5535" calcext:value-type="float">
            <text:p>5535</text:p>
          </table:table-cell>
          <table:table-cell office:value-type="string" calcext:value-type="string">
            <text:p>Louvain</text:p>
          </table:table-cell>
          <table:table-cell office:value-type="float" office:value="43.61339519" calcext:value-type="float">
            <text:p>43,61339519</text:p>
          </table:table-cell>
          <table:table-cell office:value-type="float" office:value="3.8588216" calcext:value-type="float">
            <text:p>3,85882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45</text:p>
          </table:table-cell>
          <table:table-cell office:value-type="float" office:value="9116" calcext:value-type="float">
            <text:p>9116</text:p>
          </table:table-cell>
          <table:table-cell office:value-type="string" calcext:value-type="string">
            <text:p>Louvain</text:p>
          </table:table-cell>
          <table:table-cell office:value-type="float" office:value="43.61348749" calcext:value-type="float">
            <text:p>43,61348749</text:p>
          </table:table-cell>
          <table:table-cell office:value-type="float" office:value="3.85865084" calcext:value-type="float">
            <text:p>3,85865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76</text:p>
          </table:table-cell>
          <table:table-cell office:value-type="float" office:value="9212" calcext:value-type="float">
            <text:p>9212</text:p>
          </table:table-cell>
          <table:table-cell office:value-type="string" calcext:value-type="string">
            <text:p>Louvain</text:p>
          </table:table-cell>
          <table:table-cell office:value-type="float" office:value="43.61330289" calcext:value-type="float">
            <text:p>43,61330289</text:p>
          </table:table-cell>
          <table:table-cell office:value-type="float" office:value="3.85899236" calcext:value-type="float">
            <text:p>3,85899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36</text:p>
          </table:table-cell>
          <table:table-cell office:value-type="float" office:value="5536" calcext:value-type="float">
            <text:p>5536</text:p>
          </table:table-cell>
          <table:table-cell office:value-type="string" calcext:value-type="string">
            <text:p>Lucullus</text:p>
          </table:table-cell>
          <table:table-cell office:value-type="float" office:value="43.594755845" calcext:value-type="float">
            <text:p>43,594755845</text:p>
          </table:table-cell>
          <table:table-cell office:value-type="float" office:value="3.88851715" calcext:value-type="float">
            <text:p>3,88851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ucullus</text:p>
          </table:table-cell>
          <table:table-cell office:value-type="float" office:value="43.59479575" calcext:value-type="float">
            <text:p>43,59479575</text:p>
          </table:table-cell>
          <table:table-cell office:value-type="float" office:value="3.88855534" calcext:value-type="float">
            <text:p>3,88855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Lucullus</text:p>
          </table:table-cell>
          <table:table-cell office:value-type="float" office:value="43.59471594" calcext:value-type="float">
            <text:p>43,59471594</text:p>
          </table:table-cell>
          <table:table-cell office:value-type="float" office:value="3.88847896" calcext:value-type="float">
            <text:p>3,88847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37</text:p>
          </table:table-cell>
          <table:table-cell office:value-type="float" office:value="5537" calcext:value-type="float">
            <text:p>5537</text:p>
          </table:table-cell>
          <table:table-cell office:value-type="string" calcext:value-type="string">
            <text:p>Lycée Frédéric Bazille</text:p>
          </table:table-cell>
          <table:table-cell office:value-type="float" office:value="43.6452835233333" calcext:value-type="float">
            <text:p>43,6452835233333</text:p>
          </table:table-cell>
          <table:table-cell office:value-type="float" office:value="3.86232108333333" calcext:value-type="float">
            <text:p>3,86232108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Lycée Frédéric Bazille</text:p>
          </table:table-cell>
          <table:table-cell office:value-type="float" office:value="43.64558272" calcext:value-type="float">
            <text:p>43,64558272</text:p>
          </table:table-cell>
          <table:table-cell office:value-type="float" office:value="3.86235384" calcext:value-type="float">
            <text:p>3,86235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32</text:p>
          </table:table-cell>
          <table:table-cell office:value-type="float" office:value="13202" calcext:value-type="float">
            <text:p>13202</text:p>
          </table:table-cell>
          <table:table-cell office:value-type="string" calcext:value-type="string">
            <text:p>Lycée Frédéric Bazille</text:p>
          </table:table-cell>
          <table:table-cell office:value-type="float" office:value="43.64480125" calcext:value-type="float">
            <text:p>43,64480125</text:p>
          </table:table-cell>
          <table:table-cell office:value-type="float" office:value="3.86230819" calcext:value-type="float">
            <text:p>3,86230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51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Lycée Frédéric Bazille</text:p>
          </table:table-cell>
          <table:table-cell office:value-type="float" office:value="43.6454666" calcext:value-type="float">
            <text:p>43,6454666</text:p>
          </table:table-cell>
          <table:table-cell office:value-type="float" office:value="3.86230122" calcext:value-type="float">
            <text:p>3,86230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39</text:p>
          </table:table-cell>
          <table:table-cell office:value-type="float" office:value="5539" calcext:value-type="float">
            <text:p>5539</text:p>
          </table:table-cell>
          <table:table-cell office:value-type="string" calcext:value-type="string">
            <text:p>Lycée Jean Monnet</text:p>
          </table:table-cell>
          <table:table-cell office:value-type="float" office:value="43.624228285" calcext:value-type="float">
            <text:p>43,624228285</text:p>
          </table:table-cell>
          <table:table-cell office:value-type="float" office:value="3.834948055" calcext:value-type="float">
            <text:p>3,8349480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7237" calcext:value-type="float">
            <text:p>7237</text:p>
          </table:table-cell>
          <table:table-cell office:value-type="string" calcext:value-type="string">
            <text:p>Lycée Jean Monnet</text:p>
          </table:table-cell>
          <table:table-cell office:value-type="float" office:value="43.62417634" calcext:value-type="float">
            <text:p>43,62417634</text:p>
          </table:table-cell>
          <table:table-cell office:value-type="float" office:value="3.83480438" calcext:value-type="float">
            <text:p>3,83480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84</text:p>
          </table:table-cell>
          <table:table-cell office:value-type="float" office:value="9226" calcext:value-type="float">
            <text:p>9226</text:p>
          </table:table-cell>
          <table:table-cell office:value-type="string" calcext:value-type="string">
            <text:p>Lycée Jean Monnet</text:p>
          </table:table-cell>
          <table:table-cell office:value-type="float" office:value="43.62428023" calcext:value-type="float">
            <text:p>43,62428023</text:p>
          </table:table-cell>
          <table:table-cell office:value-type="float" office:value="3.83509173" calcext:value-type="float">
            <text:p>3,83509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40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Lycée Jules Ferry</text:p>
          </table:table-cell>
          <table:table-cell office:value-type="float" office:value="43.608687295" calcext:value-type="float">
            <text:p>43,608687295</text:p>
          </table:table-cell>
          <table:table-cell office:value-type="float" office:value="3.840955145" calcext:value-type="float">
            <text:p>3,840955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62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Lycée Jules Ferry</text:p>
          </table:table-cell>
          <table:table-cell office:value-type="float" office:value="43.60870942" calcext:value-type="float">
            <text:p>43,60870942</text:p>
          </table:table-cell>
          <table:table-cell office:value-type="float" office:value="3.84098047" calcext:value-type="float">
            <text:p>3,84098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office:value-type="float" office:value="7207" calcext:value-type="float">
            <text:p>7207</text:p>
          </table:table-cell>
          <table:table-cell office:value-type="string" calcext:value-type="string">
            <text:p>Lycée Jules Ferry</text:p>
          </table:table-cell>
          <table:table-cell office:value-type="float" office:value="43.60866517" calcext:value-type="float">
            <text:p>43,60866517</text:p>
          </table:table-cell>
          <table:table-cell office:value-type="float" office:value="3.84092982" calcext:value-type="float">
            <text:p>3,84092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41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Lycée Léonard de Vinci</text:p>
          </table:table-cell>
          <table:table-cell office:value-type="float" office:value="43.625966" calcext:value-type="float">
            <text:p>43,625966</text:p>
          </table:table-cell>
          <table:table-cell office:value-type="float" office:value="3.823998125" calcext:value-type="float">
            <text:p>3,823998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69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Lycée Léonard de Vinci</text:p>
          </table:table-cell>
          <table:table-cell office:value-type="float" office:value="43.62573175" calcext:value-type="float">
            <text:p>43,62573175</text:p>
          </table:table-cell>
          <table:table-cell office:value-type="float" office:value="3.82436328" calcext:value-type="float">
            <text:p>3,82436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7236" calcext:value-type="float">
            <text:p>7236</text:p>
          </table:table-cell>
          <table:table-cell office:value-type="string" calcext:value-type="string">
            <text:p>Lycée Léonard de Vinci</text:p>
          </table:table-cell>
          <table:table-cell office:value-type="float" office:value="43.62620025" calcext:value-type="float">
            <text:p>43,62620025</text:p>
          </table:table-cell>
          <table:table-cell office:value-type="float" office:value="3.82363297" calcext:value-type="float">
            <text:p>3,82363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42</text:p>
          </table:table-cell>
          <table:table-cell office:value-type="float" office:value="5542" calcext:value-type="float">
            <text:p>5542</text:p>
          </table:table-cell>
          <table:table-cell office:value-type="string" calcext:value-type="string">
            <text:p>Maison des Sports</text:p>
          </table:table-cell>
          <table:table-cell office:value-type="float" office:value="43.61838562" calcext:value-type="float">
            <text:p>43,61838562</text:p>
          </table:table-cell>
          <table:table-cell office:value-type="float" office:value="3.86447951" calcext:value-type="float">
            <text:p>3,864479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Maison des Sports</text:p>
          </table:table-cell>
          <table:table-cell office:value-type="float" office:value="43.61841938" calcext:value-type="float">
            <text:p>43,61841938</text:p>
          </table:table-cell>
          <table:table-cell office:value-type="float" office:value="3.86463509" calcext:value-type="float">
            <text:p>3,86463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Maison des Sports</text:p>
          </table:table-cell>
          <table:table-cell office:value-type="float" office:value="43.61835186" calcext:value-type="float">
            <text:p>43,61835186</text:p>
          </table:table-cell>
          <table:table-cell office:value-type="float" office:value="3.86432393" calcext:value-type="float">
            <text:p>3,86432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43</text:p>
          </table:table-cell>
          <table:table-cell office:value-type="float" office:value="5543" calcext:value-type="float">
            <text:p>5543</text:p>
          </table:table-cell>
          <table:table-cell office:value-type="string" calcext:value-type="string">
            <text:p>Major Flandre</text:p>
          </table:table-cell>
          <table:table-cell office:value-type="float" office:value="43.6269534" calcext:value-type="float">
            <text:p>43,6269534</text:p>
          </table:table-cell>
          <table:table-cell office:value-type="float" office:value="3.873328405" calcext:value-type="float">
            <text:p>3,8733284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office:value-type="float" office:value="10109" calcext:value-type="float">
            <text:p>10109</text:p>
          </table:table-cell>
          <table:table-cell office:value-type="string" calcext:value-type="string">
            <text:p>Major Flandre</text:p>
          </table:table-cell>
          <table:table-cell office:value-type="float" office:value="43.62709926" calcext:value-type="float">
            <text:p>43,62709926</text:p>
          </table:table-cell>
          <table:table-cell office:value-type="float" office:value="3.87255266" calcext:value-type="float">
            <text:p>3,87255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36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ajor Flandre</text:p>
          </table:table-cell>
          <table:table-cell office:value-type="float" office:value="43.62680754" calcext:value-type="float">
            <text:p>43,62680754</text:p>
          </table:table-cell>
          <table:table-cell office:value-type="float" office:value="3.87410415" calcext:value-type="float">
            <text:p>3,87410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44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Malbosc - Domaine d'Ô</text:p>
          </table:table-cell>
          <table:table-cell office:value-type="float" office:value="43.6347173625" calcext:value-type="float">
            <text:p>43,6347173625</text:p>
          </table:table-cell>
          <table:table-cell office:value-type="float" office:value="3.8332986175" calcext:value-type="float">
            <text:p>3,8332986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93</text:p>
          </table:table-cell>
          <table:table-cell office:value-type="float" office:value="24121" calcext:value-type="float">
            <text:p>24121</text:p>
          </table:table-cell>
          <table:table-cell office:value-type="string" calcext:value-type="string">
            <text:p>Malbosc - Domaine d'Ô</text:p>
          </table:table-cell>
          <table:table-cell office:value-type="float" office:value="43.63469167" calcext:value-type="float">
            <text:p>43,63469167</text:p>
          </table:table-cell>
          <table:table-cell office:value-type="float" office:value="3.83369402" calcext:value-type="float">
            <text:p>3,83369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office:value-type="float" office:value="24220" calcext:value-type="float">
            <text:p>24220</text:p>
          </table:table-cell>
          <table:table-cell office:value-type="string" calcext:value-type="string">
            <text:p>Malbosc - Domaine d'Ô</text:p>
          </table:table-cell>
          <table:table-cell office:value-type="float" office:value="43.63497898" calcext:value-type="float">
            <text:p>43,63497898</text:p>
          </table:table-cell>
          <table:table-cell office:value-type="float" office:value="3.8330703" calcext:value-type="float">
            <text:p>3,8330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35</text:p>
          </table:table-cell>
          <table:table-cell office:value-type="float" office:value="41111" calcext:value-type="float">
            <text:p>41111</text:p>
          </table:table-cell>
          <table:table-cell office:value-type="string" calcext:value-type="string">
            <text:p>Malbosc - Domaine d'Ô</text:p>
          </table:table-cell>
          <table:table-cell office:value-type="float" office:value="43.63459067" calcext:value-type="float">
            <text:p>43,63459067</text:p>
          </table:table-cell>
          <table:table-cell office:value-type="float" office:value="3.83319628" calcext:value-type="float">
            <text:p>3,83319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82</text:p>
          </table:table-cell>
          <table:table-cell office:value-type="float" office:value="41245" calcext:value-type="float">
            <text:p>41245</text:p>
          </table:table-cell>
          <table:table-cell office:value-type="string" calcext:value-type="string">
            <text:p>Malbosc - Domaine d'Ô</text:p>
          </table:table-cell>
          <table:table-cell office:value-type="float" office:value="43.63460813" calcext:value-type="float">
            <text:p>43,63460813</text:p>
          </table:table-cell>
          <table:table-cell office:value-type="float" office:value="3.83323387" calcext:value-type="float">
            <text:p>3,83323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46</text:p>
          </table:table-cell>
          <table:table-cell office:value-type="float" office:value="5546" calcext:value-type="float">
            <text:p>5546</text:p>
          </table:table-cell>
          <table:table-cell office:value-type="string" calcext:value-type="string">
            <text:p>Maréchal Leclerc</text:p>
          </table:table-cell>
          <table:table-cell office:value-type="float" office:value="43.594318885" calcext:value-type="float">
            <text:p>43,594318885</text:p>
          </table:table-cell>
          <table:table-cell office:value-type="float" office:value="3.88513482" calcext:value-type="float">
            <text:p>3,885134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94</text:p>
          </table:table-cell>
          <table:table-cell office:value-type="float" office:value="12106" calcext:value-type="float">
            <text:p>12106</text:p>
          </table:table-cell>
          <table:table-cell office:value-type="string" calcext:value-type="string">
            <text:p>Maréchal Leclerc</text:p>
          </table:table-cell>
          <table:table-cell office:value-type="float" office:value="43.59432294" calcext:value-type="float">
            <text:p>43,59432294</text:p>
          </table:table-cell>
          <table:table-cell office:value-type="float" office:value="3.88516585" calcext:value-type="float">
            <text:p>3,88516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26</text:p>
          </table:table-cell>
          <table:table-cell office:value-type="float" office:value="12231" calcext:value-type="float">
            <text:p>12231</text:p>
          </table:table-cell>
          <table:table-cell office:value-type="string" calcext:value-type="string">
            <text:p>Maréchal Leclerc</text:p>
          </table:table-cell>
          <table:table-cell office:value-type="float" office:value="43.59431483" calcext:value-type="float">
            <text:p>43,59431483</text:p>
          </table:table-cell>
          <table:table-cell office:value-type="float" office:value="3.88510379" calcext:value-type="float">
            <text:p>3,88510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47</text:p>
          </table:table-cell>
          <table:table-cell office:value-type="float" office:value="5547" calcext:value-type="float">
            <text:p>5547</text:p>
          </table:table-cell>
          <table:table-cell office:value-type="string" calcext:value-type="string">
            <text:p>Marie Caizergues</text:p>
          </table:table-cell>
          <table:table-cell office:value-type="float" office:value="43.621260205" calcext:value-type="float">
            <text:p>43,621260205</text:p>
          </table:table-cell>
          <table:table-cell office:value-type="float" office:value="3.87541501" calcext:value-type="float">
            <text:p>3,875415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5234" calcext:value-type="float">
            <text:p>5234</text:p>
          </table:table-cell>
          <table:table-cell office:value-type="string" calcext:value-type="string">
            <text:p>Marie Caizergues</text:p>
          </table:table-cell>
          <table:table-cell office:value-type="float" office:value="43.62123307" calcext:value-type="float">
            <text:p>43,62123307</text:p>
          </table:table-cell>
          <table:table-cell office:value-type="float" office:value="3.87542665" calcext:value-type="float">
            <text:p>3,87542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79</text:p>
          </table:table-cell>
          <table:table-cell office:value-type="float" office:value="11127" calcext:value-type="float">
            <text:p>11127</text:p>
          </table:table-cell>
          <table:table-cell office:value-type="string" calcext:value-type="string">
            <text:p>Marie Caizergues</text:p>
          </table:table-cell>
          <table:table-cell office:value-type="float" office:value="43.62128734" calcext:value-type="float">
            <text:p>43,62128734</text:p>
          </table:table-cell>
          <table:table-cell office:value-type="float" office:value="3.87540337" calcext:value-type="float">
            <text:p>3,87540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48</text:p>
          </table:table-cell>
          <table:table-cell office:value-type="float" office:value="5548" calcext:value-type="float">
            <text:p>5548</text:p>
          </table:table-cell>
          <table:table-cell office:value-type="string" calcext:value-type="string">
            <text:p>Marie Curie</text:p>
          </table:table-cell>
          <table:table-cell office:value-type="float" office:value="43.61480082" calcext:value-type="float">
            <text:p>43,61480082</text:p>
          </table:table-cell>
          <table:table-cell office:value-type="float" office:value="3.83118066" calcext:value-type="float">
            <text:p>3,83118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Marie Curie</text:p>
          </table:table-cell>
          <table:table-cell office:value-type="float" office:value="43.61484871" calcext:value-type="float">
            <text:p>43,61484871</text:p>
          </table:table-cell>
          <table:table-cell office:value-type="float" office:value="3.83129327" calcext:value-type="float">
            <text:p>3,83129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Marie Curie</text:p>
          </table:table-cell>
          <table:table-cell office:value-type="float" office:value="43.61475293" calcext:value-type="float">
            <text:p>43,61475293</text:p>
          </table:table-cell>
          <table:table-cell office:value-type="float" office:value="3.83106805" calcext:value-type="float">
            <text:p>3,83106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49</text:p>
          </table:table-cell>
          <table:table-cell office:value-type="float" office:value="5549" calcext:value-type="float">
            <text:p>5549</text:p>
          </table:table-cell>
          <table:table-cell office:value-type="string" calcext:value-type="string">
            <text:p>Marie Durand</text:p>
          </table:table-cell>
          <table:table-cell office:value-type="float" office:value="43.618352245" calcext:value-type="float">
            <text:p>43,618352245</text:p>
          </table:table-cell>
          <table:table-cell office:value-type="float" office:value="3.89799327" calcext:value-type="float">
            <text:p>3,897993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51</text:p>
          </table:table-cell>
          <table:table-cell office:value-type="float" office:value="9125" calcext:value-type="float">
            <text:p>9125</text:p>
          </table:table-cell>
          <table:table-cell office:value-type="string" calcext:value-type="string">
            <text:p>Marie Durand</text:p>
          </table:table-cell>
          <table:table-cell office:value-type="float" office:value="43.61833716" calcext:value-type="float">
            <text:p>43,61833716</text:p>
          </table:table-cell>
          <table:table-cell office:value-type="float" office:value="3.89810422" calcext:value-type="float">
            <text:p>3,89810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67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Marie Durand</text:p>
          </table:table-cell>
          <table:table-cell office:value-type="float" office:value="43.61836733" calcext:value-type="float">
            <text:p>43,61836733</text:p>
          </table:table-cell>
          <table:table-cell office:value-type="float" office:value="3.89788232" calcext:value-type="float">
            <text:p>3,89788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50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Martellière</text:p>
          </table:table-cell>
          <table:table-cell office:value-type="float" office:value="43.60695018" calcext:value-type="float">
            <text:p>43,60695018</text:p>
          </table:table-cell>
          <table:table-cell office:value-type="float" office:value="3.83787226" calcext:value-type="float">
            <text:p>3,83787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63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Martellière</text:p>
          </table:table-cell>
          <table:table-cell office:value-type="float" office:value="43.60671745" calcext:value-type="float">
            <text:p>43,60671745</text:p>
          </table:table-cell>
          <table:table-cell office:value-type="float" office:value="3.83747645" calcext:value-type="float">
            <text:p>3,83747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80</text:p>
          </table:table-cell>
          <table:table-cell office:value-type="float" office:value="7206" calcext:value-type="float">
            <text:p>7206</text:p>
          </table:table-cell>
          <table:table-cell office:value-type="string" calcext:value-type="string">
            <text:p>Martellière</text:p>
          </table:table-cell>
          <table:table-cell office:value-type="float" office:value="43.60718291" calcext:value-type="float">
            <text:p>43,60718291</text:p>
          </table:table-cell>
          <table:table-cell office:value-type="float" office:value="3.83826807" calcext:value-type="float">
            <text:p>3,83826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51</text:p>
          </table:table-cell>
          <table:table-cell office:value-type="float" office:value="5551" calcext:value-type="float">
            <text:p>5551</text:p>
          </table:table-cell>
          <table:table-cell office:value-type="string" calcext:value-type="string">
            <text:p>Mas Argelliers</text:p>
          </table:table-cell>
          <table:table-cell office:value-type="float" office:value="43.58666831" calcext:value-type="float">
            <text:p>43,58666831</text:p>
          </table:table-cell>
          <table:table-cell office:value-type="float" office:value="3.889243605" calcext:value-type="float">
            <text:p>3,8892436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Mas Argelliers</text:p>
          </table:table-cell>
          <table:table-cell office:value-type="float" office:value="43.58680987" calcext:value-type="float">
            <text:p>43,58680987</text:p>
          </table:table-cell>
          <table:table-cell office:value-type="float" office:value="3.88940204" calcext:value-type="float">
            <text:p>3,88940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Mas Argelliers</text:p>
          </table:table-cell>
          <table:table-cell office:value-type="float" office:value="43.58652675" calcext:value-type="float">
            <text:p>43,58652675</text:p>
          </table:table-cell>
          <table:table-cell office:value-type="float" office:value="3.88908517" calcext:value-type="float">
            <text:p>3,88908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52</text:p>
          </table:table-cell>
          <table:table-cell office:value-type="float" office:value="5552" calcext:value-type="float">
            <text:p>5552</text:p>
          </table:table-cell>
          <table:table-cell office:value-type="string" calcext:value-type="string">
            <text:p>Mas de Bagnères</text:p>
          </table:table-cell>
          <table:table-cell office:value-type="float" office:value="43.58720327" calcext:value-type="float">
            <text:p>43,58720327</text:p>
          </table:table-cell>
          <table:table-cell office:value-type="float" office:value="3.85856297" calcext:value-type="float">
            <text:p>3,858562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24</text:p>
          </table:table-cell>
          <table:table-cell office:value-type="float" office:value="10155" calcext:value-type="float">
            <text:p>10155</text:p>
          </table:table-cell>
          <table:table-cell office:value-type="string" calcext:value-type="string">
            <text:p>Mas de Bagnères</text:p>
          </table:table-cell>
          <table:table-cell office:value-type="float" office:value="43.58687864" calcext:value-type="float">
            <text:p>43,58687864</text:p>
          </table:table-cell>
          <table:table-cell office:value-type="float" office:value="3.85863471" calcext:value-type="float">
            <text:p>3,85863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61</text:p>
          </table:table-cell>
          <table:table-cell office:value-type="float" office:value="10253" calcext:value-type="float">
            <text:p>10253</text:p>
          </table:table-cell>
          <table:table-cell office:value-type="string" calcext:value-type="string">
            <text:p>Mas de Bagnères</text:p>
          </table:table-cell>
          <table:table-cell office:value-type="float" office:value="43.5875279" calcext:value-type="float">
            <text:p>43,5875279</text:p>
          </table:table-cell>
          <table:table-cell office:value-type="float" office:value="3.85849123" calcext:value-type="float">
            <text:p>3,85849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53</text:p>
          </table:table-cell>
          <table:table-cell office:value-type="float" office:value="5553" calcext:value-type="float">
            <text:p>5553</text:p>
          </table:table-cell>
          <table:table-cell office:value-type="string" calcext:value-type="string">
            <text:p>Mas de Bellevue</text:p>
          </table:table-cell>
          <table:table-cell office:value-type="float" office:value="43.63681437" calcext:value-type="float">
            <text:p>43,63681437</text:p>
          </table:table-cell>
          <table:table-cell office:value-type="float" office:value="3.81266425" calcext:value-type="float">
            <text:p>3,812664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Mas de Bellevue</text:p>
          </table:table-cell>
          <table:table-cell office:value-type="float" office:value="43.63650672" calcext:value-type="float">
            <text:p>43,63650672</text:p>
          </table:table-cell>
          <table:table-cell office:value-type="float" office:value="3.81281102" calcext:value-type="float">
            <text:p>3,81281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Mas de Bellevue</text:p>
          </table:table-cell>
          <table:table-cell office:value-type="float" office:value="43.63712202" calcext:value-type="float">
            <text:p>43,63712202</text:p>
          </table:table-cell>
          <table:table-cell office:value-type="float" office:value="3.81251748" calcext:value-type="float">
            <text:p>3,8125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54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Mas de Merle</text:p>
          </table:table-cell>
          <table:table-cell office:value-type="float" office:value="43.604420365" calcext:value-type="float">
            <text:p>43,604420365</text:p>
          </table:table-cell>
          <table:table-cell office:value-type="float" office:value="3.857450545" calcext:value-type="float">
            <text:p>3,8574505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Mas de Merle</text:p>
          </table:table-cell>
          <table:table-cell office:value-type="float" office:value="43.60448976" calcext:value-type="float">
            <text:p>43,60448976</text:p>
          </table:table-cell>
          <table:table-cell office:value-type="float" office:value="3.85731013" calcext:value-type="float">
            <text:p>3,85731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85</text:p>
          </table:table-cell>
          <table:table-cell office:value-type="float" office:value="7212" calcext:value-type="float">
            <text:p>7212</text:p>
          </table:table-cell>
          <table:table-cell office:value-type="string" calcext:value-type="string">
            <text:p>Mas de Merle</text:p>
          </table:table-cell>
          <table:table-cell office:value-type="float" office:value="43.60435097" calcext:value-type="float">
            <text:p>43,60435097</text:p>
          </table:table-cell>
          <table:table-cell office:value-type="float" office:value="3.85759096" calcext:value-type="float">
            <text:p>3,85759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55</text:p>
          </table:table-cell>
          <table:table-cell office:value-type="float" office:value="5555" calcext:value-type="float">
            <text:p>5555</text:p>
          </table:table-cell>
          <table:table-cell office:value-type="string" calcext:value-type="string">
            <text:p>Mas Drevon</text:p>
          </table:table-cell>
          <table:table-cell office:value-type="float" office:value="43.59547669" calcext:value-type="float">
            <text:p>43,59547669</text:p>
          </table:table-cell>
          <table:table-cell office:value-type="float" office:value="3.867899195" calcext:value-type="float">
            <text:p>3,867899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96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Mas Drevon</text:p>
          </table:table-cell>
          <table:table-cell office:value-type="float" office:value="43.59546744" calcext:value-type="float">
            <text:p>43,59546744</text:p>
          </table:table-cell>
          <table:table-cell office:value-type="float" office:value="3.8679175" calcext:value-type="float">
            <text:p>3,8679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42</text:p>
          </table:table-cell>
          <table:table-cell office:value-type="float" office:value="42253" calcext:value-type="float">
            <text:p>42253</text:p>
          </table:table-cell>
          <table:table-cell office:value-type="string" calcext:value-type="string">
            <text:p>Mas Drevon</text:p>
          </table:table-cell>
          <table:table-cell office:value-type="float" office:value="43.59548594" calcext:value-type="float">
            <text:p>43,59548594</text:p>
          </table:table-cell>
          <table:table-cell office:value-type="float" office:value="3.86788089" calcext:value-type="float">
            <text:p>3,86788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56</text:p>
          </table:table-cell>
          <table:table-cell office:value-type="float" office:value="5556" calcext:value-type="float">
            <text:p>5556</text:p>
          </table:table-cell>
          <table:table-cell office:value-type="string" calcext:value-type="string">
            <text:p>Mas Saint-Pierre</text:p>
          </table:table-cell>
          <table:table-cell office:value-type="float" office:value="43.58211885" calcext:value-type="float">
            <text:p>43,58211885</text:p>
          </table:table-cell>
          <table:table-cell office:value-type="float" office:value="3.87987639" calcext:value-type="float">
            <text:p>3,879876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Mas Saint-Pierre</text:p>
          </table:table-cell>
          <table:table-cell office:value-type="float" office:value="43.58211885" calcext:value-type="float">
            <text:p>43,58211885</text:p>
          </table:table-cell>
          <table:table-cell office:value-type="float" office:value="3.87987639" calcext:value-type="float">
            <text:p>3,87987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Mas Saint-Pierre</text:p>
          </table:table-cell>
          <table:table-cell office:value-type="float" office:value="43.58211885" calcext:value-type="float">
            <text:p>43,58211885</text:p>
          </table:table-cell>
          <table:table-cell office:value-type="float" office:value="3.87987639" calcext:value-type="float">
            <text:p>3,87987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57</text:p>
          </table:table-cell>
          <table:table-cell office:value-type="float" office:value="5557" calcext:value-type="float">
            <text:p>5557</text:p>
          </table:table-cell>
          <table:table-cell office:value-type="string" calcext:value-type="string">
            <text:p>Maurice Chauvet</text:p>
          </table:table-cell>
          <table:table-cell office:value-type="float" office:value="43.638574005" calcext:value-type="float">
            <text:p>43,638574005</text:p>
          </table:table-cell>
          <table:table-cell office:value-type="float" office:value="3.856683015" calcext:value-type="float">
            <text:p>3,856683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Maurice Chauvet</text:p>
          </table:table-cell>
          <table:table-cell office:value-type="float" office:value="43.63864366" calcext:value-type="float">
            <text:p>43,63864366</text:p>
          </table:table-cell>
          <table:table-cell office:value-type="float" office:value="3.85652395" calcext:value-type="float">
            <text:p>3,85652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Maurice Chauvet</text:p>
          </table:table-cell>
          <table:table-cell office:value-type="float" office:value="43.63850435" calcext:value-type="float">
            <text:p>43,63850435</text:p>
          </table:table-cell>
          <table:table-cell office:value-type="float" office:value="3.85684208" calcext:value-type="float">
            <text:p>3,85684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58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Maurice Chevalier</text:p>
          </table:table-cell>
          <table:table-cell office:value-type="float" office:value="43.628410835" calcext:value-type="float">
            <text:p>43,628410835</text:p>
          </table:table-cell>
          <table:table-cell office:value-type="float" office:value="3.88743302" calcext:value-type="float">
            <text:p>3,887433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94</text:p>
          </table:table-cell>
          <table:table-cell office:value-type="float" office:value="10103" calcext:value-type="float">
            <text:p>10103</text:p>
          </table:table-cell>
          <table:table-cell office:value-type="string" calcext:value-type="string">
            <text:p>Maurice Chevalier</text:p>
          </table:table-cell>
          <table:table-cell office:value-type="float" office:value="43.62858917" calcext:value-type="float">
            <text:p>43,62858917</text:p>
          </table:table-cell>
          <table:table-cell office:value-type="float" office:value="3.88722128" calcext:value-type="float">
            <text:p>3,88722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office:value-type="float" office:value="10217" calcext:value-type="float">
            <text:p>10217</text:p>
          </table:table-cell>
          <table:table-cell office:value-type="string" calcext:value-type="string">
            <text:p>Maurice Chevalier</text:p>
          </table:table-cell>
          <table:table-cell office:value-type="float" office:value="43.6282325" calcext:value-type="float">
            <text:p>43,6282325</text:p>
          </table:table-cell>
          <table:table-cell office:value-type="float" office:value="3.88764476" calcext:value-type="float">
            <text:p>3,88764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59</text:p>
          </table:table-cell>
          <table:table-cell office:value-type="float" office:value="5559" calcext:value-type="float">
            <text:p>5559</text:p>
          </table:table-cell>
          <table:table-cell office:value-type="string" calcext:value-type="string">
            <text:p>Millénaire</text:p>
          </table:table-cell>
          <table:table-cell office:value-type="float" office:value="43.603132425" calcext:value-type="float">
            <text:p>43,603132425</text:p>
          </table:table-cell>
          <table:table-cell office:value-type="float" office:value="3.9096448875" calcext:value-type="float">
            <text:p>3,9096448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10133" calcext:value-type="float">
            <text:p>10133</text:p>
          </table:table-cell>
          <table:table-cell office:value-type="string" calcext:value-type="string">
            <text:p>Millénaire</text:p>
          </table:table-cell>
          <table:table-cell office:value-type="float" office:value="43.60348163" calcext:value-type="float">
            <text:p>43,60348163</text:p>
          </table:table-cell>
          <table:table-cell office:value-type="float" office:value="3.90834939" calcext:value-type="float">
            <text:p>3,90834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float" office:value="10233" calcext:value-type="float">
            <text:p>10233</text:p>
          </table:table-cell>
          <table:table-cell office:value-type="string" calcext:value-type="string">
            <text:p>Millénaire</text:p>
          </table:table-cell>
          <table:table-cell office:value-type="float" office:value="43.60325985" calcext:value-type="float">
            <text:p>43,60325985</text:p>
          </table:table-cell>
          <table:table-cell office:value-type="float" office:value="3.91000096" calcext:value-type="float">
            <text:p>3,91000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56</text:p>
          </table:table-cell>
          <table:table-cell office:value-type="float" office:value="41153" calcext:value-type="float">
            <text:p>41153</text:p>
          </table:table-cell>
          <table:table-cell office:value-type="string" calcext:value-type="string">
            <text:p>Millénaire</text:p>
          </table:table-cell>
          <table:table-cell office:value-type="float" office:value="43.60288063" calcext:value-type="float">
            <text:p>43,60288063</text:p>
          </table:table-cell>
          <table:table-cell office:value-type="float" office:value="3.91011423" calcext:value-type="float">
            <text:p>3,9101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61</text:p>
          </table:table-cell>
          <table:table-cell office:value-type="float" office:value="41203" calcext:value-type="float">
            <text:p>41203</text:p>
          </table:table-cell>
          <table:table-cell office:value-type="string" calcext:value-type="string">
            <text:p>Millénaire</text:p>
          </table:table-cell>
          <table:table-cell office:value-type="float" office:value="43.60290759" calcext:value-type="float">
            <text:p>43,60290759</text:p>
          </table:table-cell>
          <table:table-cell office:value-type="float" office:value="3.91011497" calcext:value-type="float">
            <text:p>3,91011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60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Mondial 98</text:p>
          </table:table-cell>
          <table:table-cell office:value-type="float" office:value="43.60263072" calcext:value-type="float">
            <text:p>43,60263072</text:p>
          </table:table-cell>
          <table:table-cell office:value-type="float" office:value="3.90410762" calcext:value-type="float">
            <text:p>3,904107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55</text:p>
          </table:table-cell>
          <table:table-cell office:value-type="float" office:value="41151" calcext:value-type="float">
            <text:p>41151</text:p>
          </table:table-cell>
          <table:table-cell office:value-type="string" calcext:value-type="string">
            <text:p>Mondial 98</text:p>
          </table:table-cell>
          <table:table-cell office:value-type="float" office:value="43.60261724" calcext:value-type="float">
            <text:p>43,60261724</text:p>
          </table:table-cell>
          <table:table-cell office:value-type="float" office:value="3.90410725" calcext:value-type="float">
            <text:p>3,90410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62</text:p>
          </table:table-cell>
          <table:table-cell office:value-type="float" office:value="41205" calcext:value-type="float">
            <text:p>41205</text:p>
          </table:table-cell>
          <table:table-cell office:value-type="string" calcext:value-type="string">
            <text:p>Mondial 98</text:p>
          </table:table-cell>
          <table:table-cell office:value-type="float" office:value="43.6026442" calcext:value-type="float">
            <text:p>43,6026442</text:p>
          </table:table-cell>
          <table:table-cell office:value-type="float" office:value="3.90410799" calcext:value-type="float">
            <text:p>3,90410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62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Montmaur</text:p>
          </table:table-cell>
          <table:table-cell office:value-type="float" office:value="43.64092704" calcext:value-type="float">
            <text:p>43,64092704</text:p>
          </table:table-cell>
          <table:table-cell office:value-type="float" office:value="3.86355395" calcext:value-type="float">
            <text:p>3,863553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float" office:value="5127" calcext:value-type="float">
            <text:p>5127</text:p>
          </table:table-cell>
          <table:table-cell office:value-type="string" calcext:value-type="string">
            <text:p>Montmaur</text:p>
          </table:table-cell>
          <table:table-cell office:value-type="float" office:value="43.64092704" calcext:value-type="float">
            <text:p>43,64092704</text:p>
          </table:table-cell>
          <table:table-cell office:value-type="float" office:value="3.86355395" calcext:value-type="float">
            <text:p>3,86355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6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Mosson</text:p>
          </table:table-cell>
          <table:table-cell office:value-type="float" office:value="43.616387998" calcext:value-type="float">
            <text:p>43,616387998</text:p>
          </table:table-cell>
          <table:table-cell office:value-type="float" office:value="3.819643266" calcext:value-type="float">
            <text:p>3,819643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28</text:p>
          </table:table-cell>
          <table:table-cell office:value-type="float" office:value="25126" calcext:value-type="float">
            <text:p>25126</text:p>
          </table:table-cell>
          <table:table-cell office:value-type="string" calcext:value-type="string">
            <text:p>Mosson</text:p>
          </table:table-cell>
          <table:table-cell office:value-type="float" office:value="43.61626338" calcext:value-type="float">
            <text:p>43,61626338</text:p>
          </table:table-cell>
          <table:table-cell office:value-type="float" office:value="3.81994689" calcext:value-type="float">
            <text:p>3,81994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30</text:p>
          </table:table-cell>
          <table:table-cell office:value-type="float" office:value="41101" calcext:value-type="float">
            <text:p>41101</text:p>
          </table:table-cell>
          <table:table-cell office:value-type="string" calcext:value-type="string">
            <text:p>Mosson</text:p>
          </table:table-cell>
          <table:table-cell office:value-type="float" office:value="43.6163195" calcext:value-type="float">
            <text:p>43,6163195</text:p>
          </table:table-cell>
          <table:table-cell office:value-type="float" office:value="3.81978749" calcext:value-type="float">
            <text:p>3,81978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50</text:p>
          </table:table-cell>
          <table:table-cell office:value-type="float" office:value="43103" calcext:value-type="float">
            <text:p>43103</text:p>
          </table:table-cell>
          <table:table-cell office:value-type="string" calcext:value-type="string">
            <text:p>Mosson</text:p>
          </table:table-cell>
          <table:table-cell office:value-type="float" office:value="43.61622302" calcext:value-type="float">
            <text:p>43,61622302</text:p>
          </table:table-cell>
          <table:table-cell office:value-type="float" office:value="3.81961176" calcext:value-type="float">
            <text:p>3,8196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97</text:p>
          </table:table-cell>
          <table:table-cell office:value-type="float" office:value="43255" calcext:value-type="float">
            <text:p>43255</text:p>
          </table:table-cell>
          <table:table-cell office:value-type="string" calcext:value-type="string">
            <text:p>Mosson</text:p>
          </table:table-cell>
          <table:table-cell office:value-type="float" office:value="43.61625778" calcext:value-type="float">
            <text:p>43,61625778</text:p>
          </table:table-cell>
          <table:table-cell office:value-type="float" office:value="3.81969928" calcext:value-type="float">
            <text:p>3,81969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48</text:p>
          </table:table-cell>
          <table:table-cell office:value-type="float" office:value="25127" calcext:value-type="float">
            <text:p>25127</text:p>
          </table:table-cell>
          <table:table-cell office:value-type="string" calcext:value-type="string">
            <text:p>Mosson</text:p>
          </table:table-cell>
          <table:table-cell office:value-type="float" office:value="43.61687631" calcext:value-type="float">
            <text:p>43,61687631</text:p>
          </table:table-cell>
          <table:table-cell office:value-type="float" office:value="3.81917091" calcext:value-type="float">
            <text:p>3,81917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64</text:p>
          </table:table-cell>
          <table:table-cell office:value-type="float" office:value="5564" calcext:value-type="float">
            <text:p>5564</text:p>
          </table:table-cell>
          <table:table-cell office:value-type="string" calcext:value-type="string">
            <text:p>Moularès (Hôtel de Ville)</text:p>
          </table:table-cell>
          <table:table-cell office:value-type="float" office:value="43.60073391" calcext:value-type="float">
            <text:p>43,60073391</text:p>
          </table:table-cell>
          <table:table-cell office:value-type="float" office:value="3.8953965" calcext:value-type="float">
            <text:p>3,89539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53</text:p>
          </table:table-cell>
          <table:table-cell office:value-type="float" office:value="41147" calcext:value-type="float">
            <text:p>41147</text:p>
          </table:table-cell>
          <table:table-cell office:value-type="string" calcext:value-type="string">
            <text:p>Moularès (Hôtel de Ville)</text:p>
          </table:table-cell>
          <table:table-cell office:value-type="float" office:value="43.60072995" calcext:value-type="float">
            <text:p>43,60072995</text:p>
          </table:table-cell>
          <table:table-cell office:value-type="float" office:value="3.89535928" calcext:value-type="float">
            <text:p>3,89535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64</text:p>
          </table:table-cell>
          <table:table-cell office:value-type="float" office:value="41209" calcext:value-type="float">
            <text:p>41209</text:p>
          </table:table-cell>
          <table:table-cell office:value-type="string" calcext:value-type="string">
            <text:p>Moularès (Hôtel de Ville)</text:p>
          </table:table-cell>
          <table:table-cell office:value-type="float" office:value="43.60073787" calcext:value-type="float">
            <text:p>43,60073787</text:p>
          </table:table-cell>
          <table:table-cell office:value-type="float" office:value="3.89543372" calcext:value-type="float">
            <text:p>3,89543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65</text:p>
          </table:table-cell>
          <table:table-cell office:value-type="float" office:value="5565" calcext:value-type="float">
            <text:p>5565</text:p>
          </table:table-cell>
          <table:table-cell office:value-type="string" calcext:value-type="string">
            <text:p>Moulin de Gasconnet</text:p>
          </table:table-cell>
          <table:table-cell office:value-type="float" office:value="43.63388536" calcext:value-type="float">
            <text:p>43,63388536</text:p>
          </table:table-cell>
          <table:table-cell office:value-type="float" office:value="3.87453608" calcext:value-type="float">
            <text:p>3,874536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76</text:p>
          </table:table-cell>
          <table:table-cell office:value-type="float" office:value="11119" calcext:value-type="float">
            <text:p>11119</text:p>
          </table:table-cell>
          <table:table-cell office:value-type="string" calcext:value-type="string">
            <text:p>Moulin de Gasconnet</text:p>
          </table:table-cell>
          <table:table-cell office:value-type="float" office:value="43.63393073" calcext:value-type="float">
            <text:p>43,63393073</text:p>
          </table:table-cell>
          <table:table-cell office:value-type="float" office:value="3.87450636" calcext:value-type="float">
            <text:p>3,87450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84</text:p>
          </table:table-cell>
          <table:table-cell office:value-type="float" office:value="11204" calcext:value-type="float">
            <text:p>11204</text:p>
          </table:table-cell>
          <table:table-cell office:value-type="string" calcext:value-type="string">
            <text:p>Moulin de Gasconnet</text:p>
          </table:table-cell>
          <table:table-cell office:value-type="float" office:value="43.63383999" calcext:value-type="float">
            <text:p>43,63383999</text:p>
          </table:table-cell>
          <table:table-cell office:value-type="float" office:value="3.8745658" calcext:value-type="float">
            <text:p>3,8745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66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Mûriers</text:p>
          </table:table-cell>
          <table:table-cell office:value-type="float" office:value="43.62619707" calcext:value-type="float">
            <text:p>43,62619707</text:p>
          </table:table-cell>
          <table:table-cell office:value-type="float" office:value="3.84916342" calcext:value-type="float">
            <text:p>3,849163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96</text:p>
          </table:table-cell>
          <table:table-cell office:value-type="float" office:value="7224" calcext:value-type="float">
            <text:p>7224</text:p>
          </table:table-cell>
          <table:table-cell office:value-type="string" calcext:value-type="string">
            <text:p>Mûriers</text:p>
          </table:table-cell>
          <table:table-cell office:value-type="float" office:value="43.62619707" calcext:value-type="float">
            <text:p>43,62619707</text:p>
          </table:table-cell>
          <table:table-cell office:value-type="float" office:value="3.84916342" calcext:value-type="float">
            <text:p>3,84916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68</text:p>
          </table:table-cell>
          <table:table-cell office:value-type="float" office:value="5568" calcext:value-type="float">
            <text:p>5568</text:p>
          </table:table-cell>
          <table:table-cell office:value-type="string" calcext:value-type="string">
            <text:p>Nazareth</text:p>
          </table:table-cell>
          <table:table-cell office:value-type="float" office:value="43.621680905" calcext:value-type="float">
            <text:p>43,621680905</text:p>
          </table:table-cell>
          <table:table-cell office:value-type="float" office:value="3.880277185" calcext:value-type="float">
            <text:p>3,880277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float" office:value="5134" calcext:value-type="float">
            <text:p>5134</text:p>
          </table:table-cell>
          <table:table-cell office:value-type="string" calcext:value-type="string">
            <text:p>Nazareth</text:p>
          </table:table-cell>
          <table:table-cell office:value-type="float" office:value="43.62170302" calcext:value-type="float">
            <text:p>43,62170302</text:p>
          </table:table-cell>
          <table:table-cell office:value-type="float" office:value="3.88030253" calcext:value-type="float">
            <text:p>3,88030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Nazareth</text:p>
          </table:table-cell>
          <table:table-cell office:value-type="float" office:value="43.62165879" calcext:value-type="float">
            <text:p>43,62165879</text:p>
          </table:table-cell>
          <table:table-cell office:value-type="float" office:value="3.88025184" calcext:value-type="float">
            <text:p>3,88025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69</text:p>
          </table:table-cell>
          <table:table-cell office:value-type="float" office:value="5569" calcext:value-type="float">
            <text:p>5569</text:p>
          </table:table-cell>
          <table:table-cell office:value-type="string" calcext:value-type="string">
            <text:p>Nouveau Saint-Roch</text:p>
          </table:table-cell>
          <table:table-cell office:value-type="float" office:value="43.59952028" calcext:value-type="float">
            <text:p>43,59952028</text:p>
          </table:table-cell>
          <table:table-cell office:value-type="float" office:value="3.875621165" calcext:value-type="float">
            <text:p>3,875621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99</text:p>
          </table:table-cell>
          <table:table-cell office:value-type="float" office:value="42123" calcext:value-type="float">
            <text:p>42123</text:p>
          </table:table-cell>
          <table:table-cell office:value-type="string" calcext:value-type="string">
            <text:p>Nouveau Saint-Roch</text:p>
          </table:table-cell>
          <table:table-cell office:value-type="float" office:value="43.59949297" calcext:value-type="float">
            <text:p>43,59949297</text:p>
          </table:table-cell>
          <table:table-cell office:value-type="float" office:value="3.87564517" calcext:value-type="float">
            <text:p>3,87564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39</text:p>
          </table:table-cell>
          <table:table-cell office:value-type="float" office:value="42247" calcext:value-type="float">
            <text:p>42247</text:p>
          </table:table-cell>
          <table:table-cell office:value-type="string" calcext:value-type="string">
            <text:p>Nouveau Saint-Roch</text:p>
          </table:table-cell>
          <table:table-cell office:value-type="float" office:value="43.59954759" calcext:value-type="float">
            <text:p>43,59954759</text:p>
          </table:table-cell>
          <table:table-cell office:value-type="float" office:value="3.87559716" calcext:value-type="float">
            <text:p>3,87559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70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Observatoire</text:p>
          </table:table-cell>
          <table:table-cell office:value-type="float" office:value="43.60648325" calcext:value-type="float">
            <text:p>43,60648325</text:p>
          </table:table-cell>
          <table:table-cell office:value-type="float" office:value="3.876532465" calcext:value-type="float">
            <text:p>3,8765324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61</text:p>
          </table:table-cell>
          <table:table-cell office:value-type="float" office:value="43125" calcext:value-type="float">
            <text:p>43125</text:p>
          </table:table-cell>
          <table:table-cell office:value-type="string" calcext:value-type="string">
            <text:p>Observatoire</text:p>
          </table:table-cell>
          <table:table-cell office:value-type="float" office:value="43.60644722" calcext:value-type="float">
            <text:p>43,60644722</text:p>
          </table:table-cell>
          <table:table-cell office:value-type="float" office:value="3.87653768" calcext:value-type="float">
            <text:p>3,87653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86</text:p>
          </table:table-cell>
          <table:table-cell office:value-type="float" office:value="43233" calcext:value-type="float">
            <text:p>43233</text:p>
          </table:table-cell>
          <table:table-cell office:value-type="string" calcext:value-type="string">
            <text:p>Observatoire</text:p>
          </table:table-cell>
          <table:table-cell office:value-type="float" office:value="43.60651928" calcext:value-type="float">
            <text:p>43,60651928</text:p>
          </table:table-cell>
          <table:table-cell office:value-type="float" office:value="3.87652725" calcext:value-type="float">
            <text:p>3,87652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71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Occitanie</text:p>
          </table:table-cell>
          <table:table-cell office:value-type="float" office:value="43.634541645" calcext:value-type="float">
            <text:p>43,634541645</text:p>
          </table:table-cell>
          <table:table-cell office:value-type="float" office:value="3.84847679333333" calcext:value-type="float">
            <text:p>3,84847679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Occitanie</text:p>
          </table:table-cell>
          <table:table-cell office:value-type="float" office:value="43.63435846" calcext:value-type="float">
            <text:p>43,63435846</text:p>
          </table:table-cell>
          <table:table-cell office:value-type="float" office:value="3.84861222" calcext:value-type="float">
            <text:p>3,84861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Occitanie</text:p>
          </table:table-cell>
          <table:table-cell office:value-type="float" office:value="43.63435846" calcext:value-type="float">
            <text:p>43,63435846</text:p>
          </table:table-cell>
          <table:table-cell office:value-type="float" office:value="3.84861222" calcext:value-type="float">
            <text:p>3,84861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52</text:p>
          </table:table-cell>
          <table:table-cell office:value-type="float" office:value="23130" calcext:value-type="float">
            <text:p>23130</text:p>
          </table:table-cell>
          <table:table-cell office:value-type="string" calcext:value-type="string">
            <text:p>Occitanie</text:p>
          </table:table-cell>
          <table:table-cell office:value-type="float" office:value="43.63462287" calcext:value-type="float">
            <text:p>43,63462287</text:p>
          </table:table-cell>
          <table:table-cell office:value-type="float" office:value="3.84834692" calcext:value-type="float">
            <text:p>3,84834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37</text:p>
          </table:table-cell>
          <table:table-cell office:value-type="float" office:value="41115" calcext:value-type="float">
            <text:p>41115</text:p>
          </table:table-cell>
          <table:table-cell office:value-type="string" calcext:value-type="string">
            <text:p>Occitanie</text:p>
          </table:table-cell>
          <table:table-cell office:value-type="float" office:value="43.6346303" calcext:value-type="float">
            <text:p>43,6346303</text:p>
          </table:table-cell>
          <table:table-cell office:value-type="float" office:value="3.84845851" calcext:value-type="float">
            <text:p>3,84845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80</text:p>
          </table:table-cell>
          <table:table-cell office:value-type="float" office:value="41241" calcext:value-type="float">
            <text:p>41241</text:p>
          </table:table-cell>
          <table:table-cell office:value-type="string" calcext:value-type="string">
            <text:p>Occitanie</text:p>
          </table:table-cell>
          <table:table-cell office:value-type="float" office:value="43.63465691" calcext:value-type="float">
            <text:p>43,63465691</text:p>
          </table:table-cell>
          <table:table-cell office:value-type="float" office:value="3.84848397" calcext:value-type="float">
            <text:p>3,84848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45</text:p>
          </table:table-cell>
          <table:table-cell office:value-type="float" office:value="23238" calcext:value-type="float">
            <text:p>23238</text:p>
          </table:table-cell>
          <table:table-cell office:value-type="string" calcext:value-type="string">
            <text:p>Occitanie</text:p>
          </table:table-cell>
          <table:table-cell office:value-type="float" office:value="43.63462287" calcext:value-type="float">
            <text:p>43,63462287</text:p>
          </table:table-cell>
          <table:table-cell office:value-type="float" office:value="3.84834692" calcext:value-type="float">
            <text:p>3,84834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72</text:p>
          </table:table-cell>
          <table:table-cell office:value-type="float" office:value="5572" calcext:value-type="float">
            <text:p>5572</text:p>
          </table:table-cell>
          <table:table-cell office:value-type="string" calcext:value-type="string">
            <text:p>Odysseum</text:p>
          </table:table-cell>
          <table:table-cell office:value-type="float" office:value="43.60459703" calcext:value-type="float">
            <text:p>43,60459703</text:p>
          </table:table-cell>
          <table:table-cell office:value-type="float" office:value="3.92016964" calcext:value-type="float">
            <text:p>3,920169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57</text:p>
          </table:table-cell>
          <table:table-cell office:value-type="float" office:value="41155" calcext:value-type="float">
            <text:p>41155</text:p>
          </table:table-cell>
          <table:table-cell office:value-type="string" calcext:value-type="string">
            <text:p>Odysseum</text:p>
          </table:table-cell>
          <table:table-cell office:value-type="float" office:value="43.60412063" calcext:value-type="float">
            <text:p>43,60412063</text:p>
          </table:table-cell>
          <table:table-cell office:value-type="float" office:value="3.92062653" calcext:value-type="float">
            <text:p>3,92062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60</text:p>
          </table:table-cell>
          <table:table-cell office:value-type="float" office:value="41201" calcext:value-type="float">
            <text:p>41201</text:p>
          </table:table-cell>
          <table:table-cell office:value-type="string" calcext:value-type="string">
            <text:p>Odysseum</text:p>
          </table:table-cell>
          <table:table-cell office:value-type="float" office:value="43.60412889" calcext:value-type="float">
            <text:p>43,60412889</text:p>
          </table:table-cell>
          <table:table-cell office:value-type="float" office:value="3.92067625" calcext:value-type="float">
            <text:p>3,92067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16</text:p>
          </table:table-cell>
          <table:table-cell office:value-type="float" office:value="9153" calcext:value-type="float">
            <text:p>9153</text:p>
          </table:table-cell>
          <table:table-cell office:value-type="string" calcext:value-type="string">
            <text:p>Odysseum</text:p>
          </table:table-cell>
          <table:table-cell office:value-type="float" office:value="43.6050693" calcext:value-type="float">
            <text:p>43,6050693</text:p>
          </table:table-cell>
          <table:table-cell office:value-type="float" office:value="3.91968789" calcext:value-type="float">
            <text:p>3,91968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17</text:p>
          </table:table-cell>
          <table:table-cell office:value-type="float" office:value="9253" calcext:value-type="float">
            <text:p>9253</text:p>
          </table:table-cell>
          <table:table-cell office:value-type="string" calcext:value-type="string">
            <text:p>Odysseum</text:p>
          </table:table-cell>
          <table:table-cell office:value-type="float" office:value="43.6050693" calcext:value-type="float">
            <text:p>43,6050693</text:p>
          </table:table-cell>
          <table:table-cell office:value-type="float" office:value="3.91968789" calcext:value-type="float">
            <text:p>3,91968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73</text:p>
          </table:table-cell>
          <table:table-cell office:value-type="float" office:value="5573" calcext:value-type="float">
            <text:p>5573</text:p>
          </table:table-cell>
          <table:table-cell office:value-type="string" calcext:value-type="string">
            <text:p>Ormeaux</text:p>
          </table:table-cell>
          <table:table-cell office:value-type="float" office:value="43.602533795" calcext:value-type="float">
            <text:p>43,602533795</text:p>
          </table:table-cell>
          <table:table-cell office:value-type="float" office:value="3.83351319" calcext:value-type="float">
            <text:p>3,833513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72</text:p>
          </table:table-cell>
          <table:table-cell office:value-type="float" office:value="7162" calcext:value-type="float">
            <text:p>7162</text:p>
          </table:table-cell>
          <table:table-cell office:value-type="string" calcext:value-type="string">
            <text:p>Ormeaux</text:p>
          </table:table-cell>
          <table:table-cell office:value-type="float" office:value="43.60204969" calcext:value-type="float">
            <text:p>43,60204969</text:p>
          </table:table-cell>
          <table:table-cell office:value-type="float" office:value="3.83374173" calcext:value-type="float">
            <text:p>3,83374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7262" calcext:value-type="float">
            <text:p>7262</text:p>
          </table:table-cell>
          <table:table-cell office:value-type="string" calcext:value-type="string">
            <text:p>Ormeaux</text:p>
          </table:table-cell>
          <table:table-cell office:value-type="float" office:value="43.6030179" calcext:value-type="float">
            <text:p>43,6030179</text:p>
          </table:table-cell>
          <table:table-cell office:value-type="float" office:value="3.83328465" calcext:value-type="float">
            <text:p>3,83328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74</text:p>
          </table:table-cell>
          <table:table-cell office:value-type="float" office:value="5574" calcext:value-type="float">
            <text:p>5574</text:p>
          </table:table-cell>
          <table:table-cell office:value-type="string" calcext:value-type="string">
            <text:p>Oxford</text:p>
          </table:table-cell>
          <table:table-cell office:value-type="float" office:value="43.626997645" calcext:value-type="float">
            <text:p>43,626997645</text:p>
          </table:table-cell>
          <table:table-cell office:value-type="float" office:value="3.820553645" calcext:value-type="float">
            <text:p>3,8205536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Oxford</text:p>
          </table:table-cell>
          <table:table-cell office:value-type="float" office:value="43.62696365" calcext:value-type="float">
            <text:p>43,62696365</text:p>
          </table:table-cell>
          <table:table-cell office:value-type="float" office:value="3.82041044" calcext:value-type="float">
            <text:p>3,82041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85</text:p>
          </table:table-cell>
          <table:table-cell office:value-type="float" office:value="19202" calcext:value-type="float">
            <text:p>19202</text:p>
          </table:table-cell>
          <table:table-cell office:value-type="string" calcext:value-type="string">
            <text:p>Oxford</text:p>
          </table:table-cell>
          <table:table-cell office:value-type="float" office:value="43.62703164" calcext:value-type="float">
            <text:p>43,62703164</text:p>
          </table:table-cell>
          <table:table-cell office:value-type="float" office:value="3.82069685" calcext:value-type="float">
            <text:p>3,82069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75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Pablo Picasso</text:p>
          </table:table-cell>
          <table:table-cell office:value-type="float" office:value="43.59791192" calcext:value-type="float">
            <text:p>43,59791192</text:p>
          </table:table-cell>
          <table:table-cell office:value-type="float" office:value="3.903433905" calcext:value-type="float">
            <text:p>3,9034339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68</text:p>
          </table:table-cell>
          <table:table-cell office:value-type="float" office:value="43145" calcext:value-type="float">
            <text:p>43145</text:p>
          </table:table-cell>
          <table:table-cell office:value-type="string" calcext:value-type="string">
            <text:p>Pablo Picasso</text:p>
          </table:table-cell>
          <table:table-cell office:value-type="float" office:value="43.59788172" calcext:value-type="float">
            <text:p>43,59788172</text:p>
          </table:table-cell>
          <table:table-cell office:value-type="float" office:value="3.90334649" calcext:value-type="float">
            <text:p>3,90334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79</text:p>
          </table:table-cell>
          <table:table-cell office:value-type="float" office:value="43213" calcext:value-type="float">
            <text:p>43213</text:p>
          </table:table-cell>
          <table:table-cell office:value-type="string" calcext:value-type="string">
            <text:p>Pablo Picasso</text:p>
          </table:table-cell>
          <table:table-cell office:value-type="float" office:value="43.59794212" calcext:value-type="float">
            <text:p>43,59794212</text:p>
          </table:table-cell>
          <table:table-cell office:value-type="float" office:value="3.90352132" calcext:value-type="float">
            <text:p>3,90352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76</text:p>
          </table:table-cell>
          <table:table-cell office:value-type="float" office:value="5576" calcext:value-type="float">
            <text:p>5576</text:p>
          </table:table-cell>
          <table:table-cell office:value-type="string" calcext:value-type="string">
            <text:p>Paladilhe</text:p>
          </table:table-cell>
          <table:table-cell office:value-type="float" office:value="43.61219869" calcext:value-type="float">
            <text:p>43,61219869</text:p>
          </table:table-cell>
          <table:table-cell office:value-type="float" office:value="3.86685039" calcext:value-type="float">
            <text:p>3,866850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Paladilhe</text:p>
          </table:table-cell>
          <table:table-cell office:value-type="float" office:value="43.61205442" calcext:value-type="float">
            <text:p>43,61205442</text:p>
          </table:table-cell>
          <table:table-cell office:value-type="float" office:value="3.86719914" calcext:value-type="float">
            <text:p>3,86719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73</text:p>
          </table:table-cell>
          <table:table-cell office:value-type="float" office:value="9209" calcext:value-type="float">
            <text:p>9209</text:p>
          </table:table-cell>
          <table:table-cell office:value-type="string" calcext:value-type="string">
            <text:p>Paladilhe</text:p>
          </table:table-cell>
          <table:table-cell office:value-type="float" office:value="43.61234296" calcext:value-type="float">
            <text:p>43,61234296</text:p>
          </table:table-cell>
          <table:table-cell office:value-type="float" office:value="3.86650164" calcext:value-type="float">
            <text:p>3,86650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78</text:p>
          </table:table-cell>
          <table:table-cell office:value-type="float" office:value="5578" calcext:value-type="float">
            <text:p>5578</text:p>
          </table:table-cell>
          <table:table-cell office:value-type="string" calcext:value-type="string">
            <text:p>Palombes</text:p>
          </table:table-cell>
          <table:table-cell office:value-type="float" office:value="43.619610635" calcext:value-type="float">
            <text:p>43,619610635</text:p>
          </table:table-cell>
          <table:table-cell office:value-type="float" office:value="3.893950375" calcext:value-type="float">
            <text:p>3,893950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Palombes</text:p>
          </table:table-cell>
          <table:table-cell office:value-type="float" office:value="43.61948598" calcext:value-type="float">
            <text:p>43,61948598</text:p>
          </table:table-cell>
          <table:table-cell office:value-type="float" office:value="3.89386654" calcext:value-type="float">
            <text:p>3,89386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Palombes</text:p>
          </table:table-cell>
          <table:table-cell office:value-type="float" office:value="43.61973529" calcext:value-type="float">
            <text:p>43,61973529</text:p>
          </table:table-cell>
          <table:table-cell office:value-type="float" office:value="3.89403421" calcext:value-type="float">
            <text:p>3,89403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80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Parc de la Lironde</text:p>
          </table:table-cell>
          <table:table-cell office:value-type="float" office:value="43.60795489" calcext:value-type="float">
            <text:p>43,60795489</text:p>
          </table:table-cell>
          <table:table-cell office:value-type="float" office:value="3.906740425" calcext:value-type="float">
            <text:p>3,9067404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77</text:p>
          </table:table-cell>
          <table:table-cell office:value-type="float" office:value="16134" calcext:value-type="float">
            <text:p>16134</text:p>
          </table:table-cell>
          <table:table-cell office:value-type="string" calcext:value-type="string">
            <text:p>Parc de la Lironde</text:p>
          </table:table-cell>
          <table:table-cell office:value-type="float" office:value="43.60790942" calcext:value-type="float">
            <text:p>43,60790942</text:p>
          </table:table-cell>
          <table:table-cell office:value-type="float" office:value="3.90677629" calcext:value-type="float">
            <text:p>3,90677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80</text:p>
          </table:table-cell>
          <table:table-cell office:value-type="float" office:value="16234" calcext:value-type="float">
            <text:p>16234</text:p>
          </table:table-cell>
          <table:table-cell office:value-type="string" calcext:value-type="string">
            <text:p>Parc de la Lironde</text:p>
          </table:table-cell>
          <table:table-cell office:value-type="float" office:value="43.60800036" calcext:value-type="float">
            <text:p>43,60800036</text:p>
          </table:table-cell>
          <table:table-cell office:value-type="float" office:value="3.90670456" calcext:value-type="float">
            <text:p>3,90670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81</text:p>
          </table:table-cell>
          <table:table-cell office:value-type="float" office:value="5581" calcext:value-type="float">
            <text:p>5581</text:p>
          </table:table-cell>
          <table:table-cell office:value-type="string" calcext:value-type="string">
            <text:p>Parc Malbosc</text:p>
          </table:table-cell>
          <table:table-cell office:value-type="float" office:value="43.62340226" calcext:value-type="float">
            <text:p>43,62340226</text:p>
          </table:table-cell>
          <table:table-cell office:value-type="float" office:value="3.83097263" calcext:value-type="float">
            <text:p>3,83097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85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Parc Malbosc</text:p>
          </table:table-cell>
          <table:table-cell office:value-type="float" office:value="43.62340226" calcext:value-type="float">
            <text:p>43,62340226</text:p>
          </table:table-cell>
          <table:table-cell office:value-type="float" office:value="3.83097263" calcext:value-type="float">
            <text:p>3,83097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82</text:p>
          </table:table-cell>
          <table:table-cell office:value-type="float" office:value="5582" calcext:value-type="float">
            <text:p>5582</text:p>
          </table:table-cell>
          <table:table-cell office:value-type="string" calcext:value-type="string">
            <text:p>Pas du Loup</text:p>
          </table:table-cell>
          <table:table-cell office:value-type="float" office:value="43.601174545" calcext:value-type="float">
            <text:p>43,601174545</text:p>
          </table:table-cell>
          <table:table-cell office:value-type="float" office:value="3.8491566" calcext:value-type="float">
            <text:p>3,84915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Pas du Loup</text:p>
          </table:table-cell>
          <table:table-cell office:value-type="float" office:value="43.60116314" calcext:value-type="float">
            <text:p>43,60116314</text:p>
          </table:table-cell>
          <table:table-cell office:value-type="float" office:value="3.84900786" calcext:value-type="float">
            <text:p>3,84900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Pas du Loup</text:p>
          </table:table-cell>
          <table:table-cell office:value-type="float" office:value="43.60118595" calcext:value-type="float">
            <text:p>43,60118595</text:p>
          </table:table-cell>
          <table:table-cell office:value-type="float" office:value="3.84930534" calcext:value-type="float">
            <text:p>3,84930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83</text:p>
          </table:table-cell>
          <table:table-cell office:value-type="float" office:value="5583" calcext:value-type="float">
            <text:p>5583</text:p>
          </table:table-cell>
          <table:table-cell office:value-type="string" calcext:value-type="string">
            <text:p>Passerines</text:p>
          </table:table-cell>
          <table:table-cell office:value-type="float" office:value="43.58854003" calcext:value-type="float">
            <text:p>43,58854003</text:p>
          </table:table-cell>
          <table:table-cell office:value-type="float" office:value="3.872425295" calcext:value-type="float">
            <text:p>3,872425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Passerines</text:p>
          </table:table-cell>
          <table:table-cell office:value-type="float" office:value="43.58841898" calcext:value-type="float">
            <text:p>43,58841898</text:p>
          </table:table-cell>
          <table:table-cell office:value-type="float" office:value="3.87240349" calcext:value-type="float">
            <text:p>3,87240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74</text:p>
          </table:table-cell>
          <table:table-cell office:value-type="float" office:value="27115" calcext:value-type="float">
            <text:p>27115</text:p>
          </table:table-cell>
          <table:table-cell office:value-type="string" calcext:value-type="string">
            <text:p>Passerines</text:p>
          </table:table-cell>
          <table:table-cell office:value-type="float" office:value="43.58866108" calcext:value-type="float">
            <text:p>43,58866108</text:p>
          </table:table-cell>
          <table:table-cell office:value-type="float" office:value="3.8724471" calcext:value-type="float">
            <text:p>3,8724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84</text:p>
          </table:table-cell>
          <table:table-cell office:value-type="float" office:value="5584" calcext:value-type="float">
            <text:p>5584</text:p>
          </table:table-cell>
          <table:table-cell office:value-type="string" calcext:value-type="string">
            <text:p>Pastourelles</text:p>
          </table:table-cell>
          <table:table-cell office:value-type="float" office:value="43.62183483" calcext:value-type="float">
            <text:p>43,62183483</text:p>
          </table:table-cell>
          <table:table-cell office:value-type="float" office:value="3.90086041" calcext:value-type="float">
            <text:p>3,900860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float" office:value="10154" calcext:value-type="float">
            <text:p>10154</text:p>
          </table:table-cell>
          <table:table-cell office:value-type="string" calcext:value-type="string">
            <text:p>Pastourelles</text:p>
          </table:table-cell>
          <table:table-cell office:value-type="float" office:value="43.62183414" calcext:value-type="float">
            <text:p>43,62183414</text:p>
          </table:table-cell>
          <table:table-cell office:value-type="float" office:value="3.90121926" calcext:value-type="float">
            <text:p>3,90121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60</text:p>
          </table:table-cell>
          <table:table-cell office:value-type="float" office:value="10252" calcext:value-type="float">
            <text:p>10252</text:p>
          </table:table-cell>
          <table:table-cell office:value-type="string" calcext:value-type="string">
            <text:p>Pastourelles</text:p>
          </table:table-cell>
          <table:table-cell office:value-type="float" office:value="43.62183552" calcext:value-type="float">
            <text:p>43,62183552</text:p>
          </table:table-cell>
          <table:table-cell office:value-type="float" office:value="3.90050156" calcext:value-type="float">
            <text:p>3,90050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86</text:p>
          </table:table-cell>
          <table:table-cell office:value-type="float" office:value="5586" calcext:value-type="float">
            <text:p>5586</text:p>
          </table:table-cell>
          <table:table-cell office:value-type="string" calcext:value-type="string">
            <text:p>Paul Fajon</text:p>
          </table:table-cell>
          <table:table-cell office:value-type="float" office:value="43.596384905" calcext:value-type="float">
            <text:p>43,596384905</text:p>
          </table:table-cell>
          <table:table-cell office:value-type="float" office:value="3.837087535" calcext:value-type="float">
            <text:p>3,8370875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16</text:p>
          </table:table-cell>
          <table:table-cell office:value-type="float" office:value="38109" calcext:value-type="float">
            <text:p>38109</text:p>
          </table:table-cell>
          <table:table-cell office:value-type="string" calcext:value-type="string">
            <text:p>Paul Fajon</text:p>
          </table:table-cell>
          <table:table-cell office:value-type="float" office:value="43.59635128" calcext:value-type="float">
            <text:p>43,59635128</text:p>
          </table:table-cell>
          <table:table-cell office:value-type="float" office:value="3.83691967" calcext:value-type="float">
            <text:p>3,8369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25</text:p>
          </table:table-cell>
          <table:table-cell office:value-type="float" office:value="38209" calcext:value-type="float">
            <text:p>38209</text:p>
          </table:table-cell>
          <table:table-cell office:value-type="string" calcext:value-type="string">
            <text:p>Paul Fajon</text:p>
          </table:table-cell>
          <table:table-cell office:value-type="float" office:value="43.59641853" calcext:value-type="float">
            <text:p>43,59641853</text:p>
          </table:table-cell>
          <table:table-cell office:value-type="float" office:value="3.8372554" calcext:value-type="float">
            <text:p>3,8372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87</text:p>
          </table:table-cell>
          <table:table-cell office:value-type="float" office:value="5587" calcext:value-type="float">
            <text:p>5587</text:p>
          </table:table-cell>
          <table:table-cell office:value-type="string" calcext:value-type="string">
            <text:p>Paul Painlevé</text:p>
          </table:table-cell>
          <table:table-cell office:value-type="float" office:value="43.610869245" calcext:value-type="float">
            <text:p>43,610869245</text:p>
          </table:table-cell>
          <table:table-cell office:value-type="float" office:value="3.89854963" calcext:value-type="float">
            <text:p>3,898549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48</text:p>
          </table:table-cell>
          <table:table-cell office:value-type="float" office:value="9122" calcext:value-type="float">
            <text:p>9122</text:p>
          </table:table-cell>
          <table:table-cell office:value-type="string" calcext:value-type="string">
            <text:p>Paul Painlevé</text:p>
          </table:table-cell>
          <table:table-cell office:value-type="float" office:value="43.61121117" calcext:value-type="float">
            <text:p>43,61121117</text:p>
          </table:table-cell>
          <table:table-cell office:value-type="float" office:value="3.89852805" calcext:value-type="float">
            <text:p>3,89852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float" office:value="9206" calcext:value-type="float">
            <text:p>9206</text:p>
          </table:table-cell>
          <table:table-cell office:value-type="string" calcext:value-type="string">
            <text:p>Paul Painlevé</text:p>
          </table:table-cell>
          <table:table-cell office:value-type="float" office:value="43.61052732" calcext:value-type="float">
            <text:p>43,61052732</text:p>
          </table:table-cell>
          <table:table-cell office:value-type="float" office:value="3.89857121" calcext:value-type="float">
            <text:p>3,89857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88</text:p>
          </table:table-cell>
          <table:table-cell office:value-type="float" office:value="5588" calcext:value-type="float">
            <text:p>5588</text:p>
          </table:table-cell>
          <table:table-cell office:value-type="string" calcext:value-type="string">
            <text:p>Pergola</text:p>
          </table:table-cell>
          <table:table-cell office:value-type="float" office:value="43.6179053" calcext:value-type="float">
            <text:p>43,6179053</text:p>
          </table:table-cell>
          <table:table-cell office:value-type="float" office:value="3.83939756" calcext:value-type="float">
            <text:p>3,839397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54</text:p>
          </table:table-cell>
          <table:table-cell office:value-type="float" office:value="43111" calcext:value-type="float">
            <text:p>43111</text:p>
          </table:table-cell>
          <table:table-cell office:value-type="string" calcext:value-type="string">
            <text:p>Pergola</text:p>
          </table:table-cell>
          <table:table-cell office:value-type="float" office:value="43.61763788" calcext:value-type="float">
            <text:p>43,61763788</text:p>
          </table:table-cell>
          <table:table-cell office:value-type="float" office:value="3.83955757" calcext:value-type="float">
            <text:p>3,83955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93</text:p>
          </table:table-cell>
          <table:table-cell office:value-type="float" office:value="43247" calcext:value-type="float">
            <text:p>43247</text:p>
          </table:table-cell>
          <table:table-cell office:value-type="string" calcext:value-type="string">
            <text:p>Pergola</text:p>
          </table:table-cell>
          <table:table-cell office:value-type="float" office:value="43.61817272" calcext:value-type="float">
            <text:p>43,61817272</text:p>
          </table:table-cell>
          <table:table-cell office:value-type="float" office:value="3.83923755" calcext:value-type="float">
            <text:p>3,83923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89</text:p>
          </table:table-cell>
          <table:table-cell office:value-type="float" office:value="5589" calcext:value-type="float">
            <text:p>5589</text:p>
          </table:table-cell>
          <table:table-cell office:value-type="string" calcext:value-type="string">
            <text:p>Petit Bard</text:p>
          </table:table-cell>
          <table:table-cell office:value-type="float" office:value="43.614609405" calcext:value-type="float">
            <text:p>43,614609405</text:p>
          </table:table-cell>
          <table:table-cell office:value-type="float" office:value="3.835271085" calcext:value-type="float">
            <text:p>3,8352710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Petit Bard</text:p>
          </table:table-cell>
          <table:table-cell office:value-type="float" office:value="43.61463863" calcext:value-type="float">
            <text:p>43,61463863</text:p>
          </table:table-cell>
          <table:table-cell office:value-type="float" office:value="3.8354327" calcext:value-type="float">
            <text:p>3,8354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Petit Bard</text:p>
          </table:table-cell>
          <table:table-cell office:value-type="float" office:value="43.61458018" calcext:value-type="float">
            <text:p>43,61458018</text:p>
          </table:table-cell>
          <table:table-cell office:value-type="float" office:value="3.83510947" calcext:value-type="float">
            <text:p>3,83510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90</text:p>
          </table:table-cell>
          <table:table-cell office:value-type="float" office:value="5590" calcext:value-type="float">
            <text:p>5590</text:p>
          </table:table-cell>
          <table:table-cell office:value-type="string" calcext:value-type="string">
            <text:p>Peyrou - Arc de Triomphe</text:p>
          </table:table-cell>
          <table:table-cell office:value-type="float" office:value="43.611411855" calcext:value-type="float">
            <text:p>43,611411855</text:p>
          </table:table-cell>
          <table:table-cell office:value-type="float" office:value="3.872260775" calcext:value-type="float">
            <text:p>3,8722607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31</text:p>
          </table:table-cell>
          <table:table-cell office:value-type="float" office:value="44103" calcext:value-type="float">
            <text:p>44103</text:p>
          </table:table-cell>
          <table:table-cell office:value-type="string" calcext:value-type="string">
            <text:p>Peyrou - Arc de Triomphe</text:p>
          </table:table-cell>
          <table:table-cell office:value-type="float" office:value="43.61140675" calcext:value-type="float">
            <text:p>43,61140675</text:p>
          </table:table-cell>
          <table:table-cell office:value-type="float" office:value="3.87230394" calcext:value-type="float">
            <text:p>3,87230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37</text:p>
          </table:table-cell>
          <table:table-cell office:value-type="float" office:value="44203" calcext:value-type="float">
            <text:p>44203</text:p>
          </table:table-cell>
          <table:table-cell office:value-type="string" calcext:value-type="string">
            <text:p>Peyrou - Arc de Triomphe</text:p>
          </table:table-cell>
          <table:table-cell office:value-type="float" office:value="43.61141696" calcext:value-type="float">
            <text:p>43,61141696</text:p>
          </table:table-cell>
          <table:table-cell office:value-type="float" office:value="3.87221761" calcext:value-type="float">
            <text:p>3,87221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91</text:p>
          </table:table-cell>
          <table:table-cell office:value-type="float" office:value="5591" calcext:value-type="float">
            <text:p>5591</text:p>
          </table:table-cell>
          <table:table-cell office:value-type="string" calcext:value-type="string">
            <text:p>Pic Saint-Loup</text:p>
          </table:table-cell>
          <table:table-cell office:value-type="float" office:value="43.63915378" calcext:value-type="float">
            <text:p>43,63915378</text:p>
          </table:table-cell>
          <table:table-cell office:value-type="float" office:value="3.8544456" calcext:value-type="float">
            <text:p>3,85444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Pic Saint-Loup</text:p>
          </table:table-cell>
          <table:table-cell office:value-type="float" office:value="43.63918367" calcext:value-type="float">
            <text:p>43,63918367</text:p>
          </table:table-cell>
          <table:table-cell office:value-type="float" office:value="3.8545578" calcext:value-type="float">
            <text:p>3,8545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float" office:value="6202" calcext:value-type="float">
            <text:p>6202</text:p>
          </table:table-cell>
          <table:table-cell office:value-type="string" calcext:value-type="string">
            <text:p>Pic Saint-Loup</text:p>
          </table:table-cell>
          <table:table-cell office:value-type="float" office:value="43.63912389" calcext:value-type="float">
            <text:p>43,63912389</text:p>
          </table:table-cell>
          <table:table-cell office:value-type="float" office:value="3.8543334" calcext:value-type="float">
            <text:p>3,8543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92</text:p>
          </table:table-cell>
          <table:table-cell office:value-type="float" office:value="5592" calcext:value-type="float">
            <text:p>5592</text:p>
          </table:table-cell>
          <table:table-cell office:value-type="string" calcext:value-type="string">
            <text:p>Pierre Cardenal</text:p>
          </table:table-cell>
          <table:table-cell office:value-type="float" office:value="43.63836513" calcext:value-type="float">
            <text:p>43,63836513</text:p>
          </table:table-cell>
          <table:table-cell office:value-type="float" office:value="3.818911915" calcext:value-type="float">
            <text:p>3,8189119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Pierre Cardenal</text:p>
          </table:table-cell>
          <table:table-cell office:value-type="float" office:value="43.63873222" calcext:value-type="float">
            <text:p>43,63873222</text:p>
          </table:table-cell>
          <table:table-cell office:value-type="float" office:value="3.81902047" calcext:value-type="float">
            <text:p>3,81902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Pierre Cardenal</text:p>
          </table:table-cell>
          <table:table-cell office:value-type="float" office:value="43.63799804" calcext:value-type="float">
            <text:p>43,63799804</text:p>
          </table:table-cell>
          <table:table-cell office:value-type="float" office:value="3.81880336" calcext:value-type="float">
            <text:p>3,81880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93</text:p>
          </table:table-cell>
          <table:table-cell office:value-type="float" office:value="5593" calcext:value-type="float">
            <text:p>5593</text:p>
          </table:table-cell>
          <table:table-cell office:value-type="string" calcext:value-type="string">
            <text:p>Pierre d'Adhémar</text:p>
          </table:table-cell>
          <table:table-cell office:value-type="float" office:value="43.622150195" calcext:value-type="float">
            <text:p>43,622150195</text:p>
          </table:table-cell>
          <table:table-cell office:value-type="float" office:value="3.86399242" calcext:value-type="float">
            <text:p>3,863992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30</text:p>
          </table:table-cell>
          <table:table-cell office:value-type="float" office:value="10163" calcext:value-type="float">
            <text:p>10163</text:p>
          </table:table-cell>
          <table:table-cell office:value-type="string" calcext:value-type="string">
            <text:p>Pierre d'Adhémar</text:p>
          </table:table-cell>
          <table:table-cell office:value-type="float" office:value="43.62216058" calcext:value-type="float">
            <text:p>43,62216058</text:p>
          </table:table-cell>
          <table:table-cell office:value-type="float" office:value="3.8638937" calcext:value-type="float">
            <text:p>3,8638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67</text:p>
          </table:table-cell>
          <table:table-cell office:value-type="float" office:value="10263" calcext:value-type="float">
            <text:p>10263</text:p>
          </table:table-cell>
          <table:table-cell office:value-type="string" calcext:value-type="string">
            <text:p>Pierre d'Adhémar</text:p>
          </table:table-cell>
          <table:table-cell office:value-type="float" office:value="43.62213981" calcext:value-type="float">
            <text:p>43,62213981</text:p>
          </table:table-cell>
          <table:table-cell office:value-type="float" office:value="3.86409114" calcext:value-type="float">
            <text:p>3,86409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94</text:p>
          </table:table-cell>
          <table:table-cell office:value-type="float" office:value="5594" calcext:value-type="float">
            <text:p>5594</text:p>
          </table:table-cell>
          <table:table-cell office:value-type="string" calcext:value-type="string">
            <text:p>Pierre de Coubertin</text:p>
          </table:table-cell>
          <table:table-cell office:value-type="float" office:value="43.637806405" calcext:value-type="float">
            <text:p>43,637806405</text:p>
          </table:table-cell>
          <table:table-cell office:value-type="float" office:value="3.814738435" calcext:value-type="float">
            <text:p>3,8147384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ierre de Coubertin</text:p>
          </table:table-cell>
          <table:table-cell office:value-type="float" office:value="43.63785465" calcext:value-type="float">
            <text:p>43,63785465</text:p>
          </table:table-cell>
          <table:table-cell office:value-type="float" office:value="3.81482633" calcext:value-type="float">
            <text:p>3,81482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Pierre de Coubertin</text:p>
          </table:table-cell>
          <table:table-cell office:value-type="float" office:value="43.63775816" calcext:value-type="float">
            <text:p>43,63775816</text:p>
          </table:table-cell>
          <table:table-cell office:value-type="float" office:value="3.81465054" calcext:value-type="float">
            <text:p>3,81465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95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Pierre Laroque</text:p>
          </table:table-cell>
          <table:table-cell office:value-type="float" office:value="43.62135769" calcext:value-type="float">
            <text:p>43,62135769</text:p>
          </table:table-cell>
          <table:table-cell office:value-type="float" office:value="3.904324605" calcext:value-type="float">
            <text:p>3,9043246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float" office:value="10159" calcext:value-type="float">
            <text:p>10159</text:p>
          </table:table-cell>
          <table:table-cell office:value-type="string" calcext:value-type="string">
            <text:p>Pierre Laroque</text:p>
          </table:table-cell>
          <table:table-cell office:value-type="float" office:value="43.62152807" calcext:value-type="float">
            <text:p>43,62152807</text:p>
          </table:table-cell>
          <table:table-cell office:value-type="float" office:value="3.90435403" calcext:value-type="float">
            <text:p>3,90435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65</text:p>
          </table:table-cell>
          <table:table-cell office:value-type="float" office:value="10259" calcext:value-type="float">
            <text:p>10259</text:p>
          </table:table-cell>
          <table:table-cell office:value-type="string" calcext:value-type="string">
            <text:p>Pierre Laroque</text:p>
          </table:table-cell>
          <table:table-cell office:value-type="float" office:value="43.62118731" calcext:value-type="float">
            <text:p>43,62118731</text:p>
          </table:table-cell>
          <table:table-cell office:value-type="float" office:value="3.90429518" calcext:value-type="float">
            <text:p>3,90429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96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Pierre Rouge</text:p>
          </table:table-cell>
          <table:table-cell office:value-type="float" office:value="43.62299662" calcext:value-type="float">
            <text:p>43,62299662</text:p>
          </table:table-cell>
          <table:table-cell office:value-type="float" office:value="3.882571165" calcext:value-type="float">
            <text:p>3,882571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71</text:p>
          </table:table-cell>
          <table:table-cell office:value-type="float" office:value="11113" calcext:value-type="float">
            <text:p>11113</text:p>
          </table:table-cell>
          <table:table-cell office:value-type="string" calcext:value-type="string">
            <text:p>Pierre Rouge</text:p>
          </table:table-cell>
          <table:table-cell office:value-type="float" office:value="43.62305459" calcext:value-type="float">
            <text:p>43,62305459</text:p>
          </table:table-cell>
          <table:table-cell office:value-type="float" office:value="3.88260367" calcext:value-type="float">
            <text:p>3,88260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office:value-type="float" office:value="11210" calcext:value-type="float">
            <text:p>11210</text:p>
          </table:table-cell>
          <table:table-cell office:value-type="string" calcext:value-type="string">
            <text:p>Pierre Rouge</text:p>
          </table:table-cell>
          <table:table-cell office:value-type="float" office:value="43.62293865" calcext:value-type="float">
            <text:p>43,62293865</text:p>
          </table:table-cell>
          <table:table-cell office:value-type="float" office:value="3.88253866" calcext:value-type="float">
            <text:p>3,88253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97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Pierre Viala</text:p>
          </table:table-cell>
          <table:table-cell office:value-type="float" office:value="43.617010685" calcext:value-type="float">
            <text:p>43,617010685</text:p>
          </table:table-cell>
          <table:table-cell office:value-type="float" office:value="3.85454391" calcext:value-type="float">
            <text:p>3,854543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Pierre Viala</text:p>
          </table:table-cell>
          <table:table-cell office:value-type="float" office:value="43.61742572" calcext:value-type="float">
            <text:p>43,61742572</text:p>
          </table:table-cell>
          <table:table-cell office:value-type="float" office:value="3.85411568" calcext:value-type="float">
            <text:p>3,85411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Pierre Viala</text:p>
          </table:table-cell>
          <table:table-cell office:value-type="float" office:value="43.61659565" calcext:value-type="float">
            <text:p>43,61659565</text:p>
          </table:table-cell>
          <table:table-cell office:value-type="float" office:value="3.85497214" calcext:value-type="float">
            <text:p>3,85497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98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Pilory</text:p>
          </table:table-cell>
          <table:table-cell office:value-type="float" office:value="43.61948637" calcext:value-type="float">
            <text:p>43,61948637</text:p>
          </table:table-cell>
          <table:table-cell office:value-type="float" office:value="3.832014765" calcext:value-type="float">
            <text:p>3,8320147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52</text:p>
          </table:table-cell>
          <table:table-cell office:value-type="float" office:value="43107" calcext:value-type="float">
            <text:p>43107</text:p>
          </table:table-cell>
          <table:table-cell office:value-type="string" calcext:value-type="string">
            <text:p>Pilory</text:p>
          </table:table-cell>
          <table:table-cell office:value-type="float" office:value="43.6193983" calcext:value-type="float">
            <text:p>43,6193983</text:p>
          </table:table-cell>
          <table:table-cell office:value-type="float" office:value="3.83188253" calcext:value-type="float">
            <text:p>3,83188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95</text:p>
          </table:table-cell>
          <table:table-cell office:value-type="float" office:value="43251" calcext:value-type="float">
            <text:p>43251</text:p>
          </table:table-cell>
          <table:table-cell office:value-type="string" calcext:value-type="string">
            <text:p>Pilory</text:p>
          </table:table-cell>
          <table:table-cell office:value-type="float" office:value="43.61957444" calcext:value-type="float">
            <text:p>43,61957444</text:p>
          </table:table-cell>
          <table:table-cell office:value-type="float" office:value="3.832147" calcext:value-type="float">
            <text:p>3,832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599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Pinsons</text:p>
          </table:table-cell>
          <table:table-cell office:value-type="float" office:value="43.617074365" calcext:value-type="float">
            <text:p>43,617074365</text:p>
          </table:table-cell>
          <table:table-cell office:value-type="float" office:value="3.886203385" calcext:value-type="float">
            <text:p>3,8862033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8111" calcext:value-type="float">
            <text:p>8111</text:p>
          </table:table-cell>
          <table:table-cell office:value-type="string" calcext:value-type="string">
            <text:p>Pinsons</text:p>
          </table:table-cell>
          <table:table-cell office:value-type="float" office:value="43.61695429" calcext:value-type="float">
            <text:p>43,61695429</text:p>
          </table:table-cell>
          <table:table-cell office:value-type="float" office:value="3.88611351" calcext:value-type="float">
            <text:p>3,88611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32</text:p>
          </table:table-cell>
          <table:table-cell office:value-type="float" office:value="8213" calcext:value-type="float">
            <text:p>8213</text:p>
          </table:table-cell>
          <table:table-cell office:value-type="string" calcext:value-type="string">
            <text:p>Pinsons</text:p>
          </table:table-cell>
          <table:table-cell office:value-type="float" office:value="43.61719444" calcext:value-type="float">
            <text:p>43,61719444</text:p>
          </table:table-cell>
          <table:table-cell office:value-type="float" office:value="3.88629326" calcext:value-type="float">
            <text:p>3,88629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00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Pinville</text:p>
          </table:table-cell>
          <table:table-cell office:value-type="float" office:value="43.61391403" calcext:value-type="float">
            <text:p>43,61391403</text:p>
          </table:table-cell>
          <table:table-cell office:value-type="float" office:value="3.90495342333333" calcext:value-type="float">
            <text:p>3,90495342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16</text:p>
          </table:table-cell>
          <table:table-cell office:value-type="float" office:value="10147" calcext:value-type="float">
            <text:p>10147</text:p>
          </table:table-cell>
          <table:table-cell office:value-type="string" calcext:value-type="string">
            <text:p>Pinville</text:p>
          </table:table-cell>
          <table:table-cell office:value-type="float" office:value="43.61403736" calcext:value-type="float">
            <text:p>43,61403736</text:p>
          </table:table-cell>
          <table:table-cell office:value-type="float" office:value="3.90450726" calcext:value-type="float">
            <text:p>3,90450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56</text:p>
          </table:table-cell>
          <table:table-cell office:value-type="float" office:value="10248" calcext:value-type="float">
            <text:p>10248</text:p>
          </table:table-cell>
          <table:table-cell office:value-type="string" calcext:value-type="string">
            <text:p>Pinville</text:p>
          </table:table-cell>
          <table:table-cell office:value-type="float" office:value="43.61383967" calcext:value-type="float">
            <text:p>43,61383967</text:p>
          </table:table-cell>
          <table:table-cell office:value-type="float" office:value="3.90450183" calcext:value-type="float">
            <text:p>3,90450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68</text:p>
          </table:table-cell>
          <table:table-cell office:value-type="float" office:value="11103" calcext:value-type="float">
            <text:p>11103</text:p>
          </table:table-cell>
          <table:table-cell office:value-type="string" calcext:value-type="string">
            <text:p>Pinville</text:p>
          </table:table-cell>
          <table:table-cell office:value-type="float" office:value="43.61386506" calcext:value-type="float">
            <text:p>43,61386506</text:p>
          </table:table-cell>
          <table:table-cell office:value-type="float" office:value="3.90585118" calcext:value-type="float">
            <text:p>3,90585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01</text:p>
          </table:table-cell>
          <table:table-cell office:value-type="float" office:value="5601" calcext:value-type="float">
            <text:p>5601</text:p>
          </table:table-cell>
          <table:table-cell office:value-type="string" calcext:value-type="string">
            <text:p>Pioch de Boutonnet</text:p>
          </table:table-cell>
          <table:table-cell office:value-type="float" office:value="43.633898715" calcext:value-type="float">
            <text:p>43,633898715</text:p>
          </table:table-cell>
          <table:table-cell office:value-type="float" office:value="3.877389395" calcext:value-type="float">
            <text:p>3,8773893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75</text:p>
          </table:table-cell>
          <table:table-cell office:value-type="float" office:value="11117" calcext:value-type="float">
            <text:p>11117</text:p>
          </table:table-cell>
          <table:table-cell office:value-type="string" calcext:value-type="string">
            <text:p>Pioch de Boutonnet</text:p>
          </table:table-cell>
          <table:table-cell office:value-type="float" office:value="43.63386189" calcext:value-type="float">
            <text:p>43,63386189</text:p>
          </table:table-cell>
          <table:table-cell office:value-type="float" office:value="3.87745029" calcext:value-type="float">
            <text:p>3,87745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85</text:p>
          </table:table-cell>
          <table:table-cell office:value-type="float" office:value="11206" calcext:value-type="float">
            <text:p>11206</text:p>
          </table:table-cell>
          <table:table-cell office:value-type="string" calcext:value-type="string">
            <text:p>Pioch de Boutonnet</text:p>
          </table:table-cell>
          <table:table-cell office:value-type="float" office:value="43.63393554" calcext:value-type="float">
            <text:p>43,63393554</text:p>
          </table:table-cell>
          <table:table-cell office:value-type="float" office:value="3.8773285" calcext:value-type="float">
            <text:p>3,8773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03</text:p>
          </table:table-cell>
          <table:table-cell office:value-type="float" office:value="5603" calcext:value-type="float">
            <text:p>5603</text:p>
          </table:table-cell>
          <table:table-cell office:value-type="string" calcext:value-type="string">
            <text:p>Place Albert 1er - Saint-Charles</text:p>
          </table:table-cell>
          <table:table-cell office:value-type="float" office:value="43.61642662" calcext:value-type="float">
            <text:p>43,61642662</text:p>
          </table:table-cell>
          <table:table-cell office:value-type="float" office:value="3.874263985" calcext:value-type="float">
            <text:p>3,874263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43</text:p>
          </table:table-cell>
          <table:table-cell office:value-type="float" office:value="41127" calcext:value-type="float">
            <text:p>41127</text:p>
          </table:table-cell>
          <table:table-cell office:value-type="string" calcext:value-type="string">
            <text:p>Place Albert 1er - Saint-Charles</text:p>
          </table:table-cell>
          <table:table-cell office:value-type="float" office:value="43.61644935" calcext:value-type="float">
            <text:p>43,61644935</text:p>
          </table:table-cell>
          <table:table-cell office:value-type="float" office:value="3.87424604" calcext:value-type="float">
            <text:p>3,87424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74</text:p>
          </table:table-cell>
          <table:table-cell office:value-type="float" office:value="41229" calcext:value-type="float">
            <text:p>41229</text:p>
          </table:table-cell>
          <table:table-cell office:value-type="string" calcext:value-type="string">
            <text:p>Place Albert 1er - Saint-Charles</text:p>
          </table:table-cell>
          <table:table-cell office:value-type="float" office:value="43.61640389" calcext:value-type="float">
            <text:p>43,61640389</text:p>
          </table:table-cell>
          <table:table-cell office:value-type="float" office:value="3.87428193" calcext:value-type="float">
            <text:p>3,87428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04</text:p>
          </table:table-cell>
          <table:table-cell office:value-type="float" office:value="5604" calcext:value-type="float">
            <text:p>5604</text:p>
          </table:table-cell>
          <table:table-cell office:value-type="string" calcext:value-type="string">
            <text:p>Place Carnot</text:p>
          </table:table-cell>
          <table:table-cell office:value-type="float" office:value="43.6036438566667" calcext:value-type="float">
            <text:p>43,6036438566667</text:p>
          </table:table-cell>
          <table:table-cell office:value-type="float" office:value="3.88399999333333" calcext:value-type="float">
            <text:p>3,88399999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Place Carnot</text:p>
          </table:table-cell>
          <table:table-cell office:value-type="float" office:value="43.60326986" calcext:value-type="float">
            <text:p>43,60326986</text:p>
          </table:table-cell>
          <table:table-cell office:value-type="float" office:value="3.8837507" calcext:value-type="float">
            <text:p>3,8837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Place Carnot</text:p>
          </table:table-cell>
          <table:table-cell office:value-type="float" office:value="43.60383103" calcext:value-type="float">
            <text:p>43,60383103</text:p>
          </table:table-cell>
          <table:table-cell office:value-type="float" office:value="3.88411227" calcext:value-type="float">
            <text:p>3,88411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37</text:p>
          </table:table-cell>
          <table:table-cell office:value-type="float" office:value="42241" calcext:value-type="float">
            <text:p>42241</text:p>
          </table:table-cell>
          <table:table-cell office:value-type="string" calcext:value-type="string">
            <text:p>Place Carnot</text:p>
          </table:table-cell>
          <table:table-cell office:value-type="float" office:value="43.60383068" calcext:value-type="float">
            <text:p>43,60383068</text:p>
          </table:table-cell>
          <table:table-cell office:value-type="float" office:value="3.88413701" calcext:value-type="float">
            <text:p>3,88413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05</text:p>
          </table:table-cell>
          <table:table-cell office:value-type="float" office:value="5605" calcext:value-type="float">
            <text:p>5605</text:p>
          </table:table-cell>
          <table:table-cell office:value-type="string" calcext:value-type="string">
            <text:p>Place de France</text:p>
          </table:table-cell>
          <table:table-cell office:value-type="float" office:value="43.603759564" calcext:value-type="float">
            <text:p>43,603759564</text:p>
          </table:table-cell>
          <table:table-cell office:value-type="float" office:value="3.915561802" calcext:value-type="float">
            <text:p>3,9155618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62</text:p>
          </table:table-cell>
          <table:table-cell office:value-type="float" office:value="9146" calcext:value-type="float">
            <text:p>9146</text:p>
          </table:table-cell>
          <table:table-cell office:value-type="string" calcext:value-type="string">
            <text:p>Place de France</text:p>
          </table:table-cell>
          <table:table-cell office:value-type="float" office:value="43.60368059" calcext:value-type="float">
            <text:p>43,60368059</text:p>
          </table:table-cell>
          <table:table-cell office:value-type="float" office:value="3.91505984" calcext:value-type="float">
            <text:p>3,91505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58</text:p>
          </table:table-cell>
          <table:table-cell office:value-type="float" office:value="41161" calcext:value-type="float">
            <text:p>41161</text:p>
          </table:table-cell>
          <table:table-cell office:value-type="string" calcext:value-type="string">
            <text:p>Place de France</text:p>
          </table:table-cell>
          <table:table-cell office:value-type="float" office:value="43.60372458" calcext:value-type="float">
            <text:p>43,60372458</text:p>
          </table:table-cell>
          <table:table-cell office:value-type="float" office:value="3.91574145" calcext:value-type="float">
            <text:p>3,91574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87</text:p>
          </table:table-cell>
          <table:table-cell office:value-type="float" office:value="41261" calcext:value-type="float">
            <text:p>41261</text:p>
          </table:table-cell>
          <table:table-cell office:value-type="string" calcext:value-type="string">
            <text:p>Place de France</text:p>
          </table:table-cell>
          <table:table-cell office:value-type="float" office:value="43.6037519" calcext:value-type="float">
            <text:p>43,6037519</text:p>
          </table:table-cell>
          <table:table-cell office:value-type="float" office:value="3.91571746" calcext:value-type="float">
            <text:p>3,91571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74</text:p>
          </table:table-cell>
          <table:table-cell office:value-type="float" office:value="9247" calcext:value-type="float">
            <text:p>9247</text:p>
          </table:table-cell>
          <table:table-cell office:value-type="string" calcext:value-type="string">
            <text:p>Place de France</text:p>
          </table:table-cell>
          <table:table-cell office:value-type="float" office:value="43.60368059" calcext:value-type="float">
            <text:p>43,60368059</text:p>
          </table:table-cell>
          <table:table-cell office:value-type="float" office:value="3.91505984" calcext:value-type="float">
            <text:p>3,91505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88</text:p>
          </table:table-cell>
          <table:table-cell office:value-type="float" office:value="50106" calcext:value-type="float">
            <text:p>50106</text:p>
          </table:table-cell>
          <table:table-cell office:value-type="string" calcext:value-type="string">
            <text:p>Place de France</text:p>
          </table:table-cell>
          <table:table-cell office:value-type="float" office:value="43.60396016" calcext:value-type="float">
            <text:p>43,60396016</text:p>
          </table:table-cell>
          <table:table-cell office:value-type="float" office:value="3.91623042" calcext:value-type="float">
            <text:p>3,91623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06</text:p>
          </table:table-cell>
          <table:table-cell office:value-type="float" office:value="5606" calcext:value-type="float">
            <text:p>5606</text:p>
          </table:table-cell>
          <table:table-cell office:value-type="string" calcext:value-type="string">
            <text:p>Place de l'Europe</text:p>
          </table:table-cell>
          <table:table-cell office:value-type="float" office:value="43.6075713142857" calcext:value-type="float">
            <text:p>43,6075713142857</text:p>
          </table:table-cell>
          <table:table-cell office:value-type="float" office:value="3.89409494285714" calcext:value-type="float">
            <text:p>3,894094942857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65</text:p>
          </table:table-cell>
          <table:table-cell office:value-type="float" office:value="9149" calcext:value-type="float">
            <text:p>9149</text:p>
          </table:table-cell>
          <table:table-cell office:value-type="string" calcext:value-type="string">
            <text:p>Place de l'Europe</text:p>
          </table:table-cell>
          <table:table-cell office:value-type="float" office:value="43.60818988" calcext:value-type="float">
            <text:p>43,60818988</text:p>
          </table:table-cell>
          <table:table-cell office:value-type="float" office:value="3.89421432" calcext:value-type="float">
            <text:p>3,89421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86</text:p>
          </table:table-cell>
          <table:table-cell office:value-type="float" office:value="9232" calcext:value-type="float">
            <text:p>9232</text:p>
          </table:table-cell>
          <table:table-cell office:value-type="string" calcext:value-type="string">
            <text:p>Place de l'Europe</text:p>
          </table:table-cell>
          <table:table-cell office:value-type="float" office:value="43.60747153" calcext:value-type="float">
            <text:p>43,60747153</text:p>
          </table:table-cell>
          <table:table-cell office:value-type="float" office:value="3.89415761" calcext:value-type="float">
            <text:p>3,89415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51</text:p>
          </table:table-cell>
          <table:table-cell office:value-type="float" office:value="41143" calcext:value-type="float">
            <text:p>41143</text:p>
          </table:table-cell>
          <table:table-cell office:value-type="string" calcext:value-type="string">
            <text:p>Place de l'Europe</text:p>
          </table:table-cell>
          <table:table-cell office:value-type="float" office:value="43.60718664" calcext:value-type="float">
            <text:p>43,60718664</text:p>
          </table:table-cell>
          <table:table-cell office:value-type="float" office:value="3.89396427" calcext:value-type="float">
            <text:p>3,89396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66</text:p>
          </table:table-cell>
          <table:table-cell office:value-type="float" office:value="41213" calcext:value-type="float">
            <text:p>41213</text:p>
          </table:table-cell>
          <table:table-cell office:value-type="string" calcext:value-type="string">
            <text:p>Place de l'Europe</text:p>
          </table:table-cell>
          <table:table-cell office:value-type="float" office:value="43.60730399" calcext:value-type="float">
            <text:p>43,60730399</text:p>
          </table:table-cell>
          <table:table-cell office:value-type="float" office:value="3.89393036" calcext:value-type="float">
            <text:p>3,89393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75</text:p>
          </table:table-cell>
          <table:table-cell office:value-type="float" office:value="9249" calcext:value-type="float">
            <text:p>9249</text:p>
          </table:table-cell>
          <table:table-cell office:value-type="string" calcext:value-type="string">
            <text:p>Place de l'Europe</text:p>
          </table:table-cell>
          <table:table-cell office:value-type="float" office:value="43.60818988" calcext:value-type="float">
            <text:p>43,60818988</text:p>
          </table:table-cell>
          <table:table-cell office:value-type="float" office:value="3.89421432" calcext:value-type="float">
            <text:p>3,89421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85</text:p>
          </table:table-cell>
          <table:table-cell office:value-type="float" office:value="16309" calcext:value-type="float">
            <text:p>16309</text:p>
          </table:table-cell>
          <table:table-cell office:value-type="string" calcext:value-type="string">
            <text:p>Place de l'Europe</text:p>
          </table:table-cell>
          <table:table-cell office:value-type="float" office:value="43.60732864" calcext:value-type="float">
            <text:p>43,60732864</text:p>
          </table:table-cell>
          <table:table-cell office:value-type="float" office:value="3.89409186" calcext:value-type="float">
            <text:p>3,89409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87</text:p>
          </table:table-cell>
          <table:table-cell office:value-type="float" office:value="16403" calcext:value-type="float">
            <text:p>16403</text:p>
          </table:table-cell>
          <table:table-cell office:value-type="string" calcext:value-type="string">
            <text:p>Place de l'Europe</text:p>
          </table:table-cell>
          <table:table-cell office:value-type="float" office:value="43.60732864" calcext:value-type="float">
            <text:p>43,60732864</text:p>
          </table:table-cell>
          <table:table-cell office:value-type="float" office:value="3.89409186" calcext:value-type="float">
            <text:p>3,89409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08</text:p>
          </table:table-cell>
          <table:table-cell office:value-type="float" office:value="5608" calcext:value-type="float">
            <text:p>5608</text:p>
          </table:table-cell>
          <table:table-cell office:value-type="string" calcext:value-type="string">
            <text:p>Place d'Italie</text:p>
          </table:table-cell>
          <table:table-cell office:value-type="float" office:value="43.64184266" calcext:value-type="float">
            <text:p>43,64184266</text:p>
          </table:table-cell>
          <table:table-cell office:value-type="float" office:value="3.81836469" calcext:value-type="float">
            <text:p>3,81836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Place d'Italie</text:p>
          </table:table-cell>
          <table:table-cell office:value-type="float" office:value="43.64181528" calcext:value-type="float">
            <text:p>43,64181528</text:p>
          </table:table-cell>
          <table:table-cell office:value-type="float" office:value="3.81839493" calcext:value-type="float">
            <text:p>3,81839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lace d'Italie</text:p>
          </table:table-cell>
          <table:table-cell office:value-type="float" office:value="43.64187004" calcext:value-type="float">
            <text:p>43,64187004</text:p>
          </table:table-cell>
          <table:table-cell office:value-type="float" office:value="3.81833445" calcext:value-type="float">
            <text:p>3,81833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09</text:p>
          </table:table-cell>
          <table:table-cell office:value-type="float" office:value="5609" calcext:value-type="float">
            <text:p>5609</text:p>
          </table:table-cell>
          <table:table-cell office:value-type="string" calcext:value-type="string">
            <text:p>Place du 8 Mai</text:p>
          </table:table-cell>
          <table:table-cell office:value-type="float" office:value="43.599775995" calcext:value-type="float">
            <text:p>43,599775995</text:p>
          </table:table-cell>
          <table:table-cell office:value-type="float" office:value="3.86678363" calcext:value-type="float">
            <text:p>3,866783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Place du 8 Mai</text:p>
          </table:table-cell>
          <table:table-cell office:value-type="float" office:value="43.59995654" calcext:value-type="float">
            <text:p>43,59995654</text:p>
          </table:table-cell>
          <table:table-cell office:value-type="float" office:value="3.86704823" calcext:value-type="float">
            <text:p>3,86704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Place du 8 Mai</text:p>
          </table:table-cell>
          <table:table-cell office:value-type="float" office:value="43.59959545" calcext:value-type="float">
            <text:p>43,59959545</text:p>
          </table:table-cell>
          <table:table-cell office:value-type="float" office:value="3.86651903" calcext:value-type="float">
            <text:p>3,86651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10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Plan Cabanes</text:p>
          </table:table-cell>
          <table:table-cell office:value-type="float" office:value="43.608604675" calcext:value-type="float">
            <text:p>43,608604675</text:p>
          </table:table-cell>
          <table:table-cell office:value-type="float" office:value="3.86799129" calcext:value-type="float">
            <text:p>3,86799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59</text:p>
          </table:table-cell>
          <table:table-cell office:value-type="float" office:value="43121" calcext:value-type="float">
            <text:p>43121</text:p>
          </table:table-cell>
          <table:table-cell office:value-type="string" calcext:value-type="string">
            <text:p>Plan Cabanes</text:p>
          </table:table-cell>
          <table:table-cell office:value-type="float" office:value="43.60863744" calcext:value-type="float">
            <text:p>43,60863744</text:p>
          </table:table-cell>
          <table:table-cell office:value-type="float" office:value="3.86789938" calcext:value-type="float">
            <text:p>3,86789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88</text:p>
          </table:table-cell>
          <table:table-cell office:value-type="float" office:value="43237" calcext:value-type="float">
            <text:p>43237</text:p>
          </table:table-cell>
          <table:table-cell office:value-type="string" calcext:value-type="string">
            <text:p>Plan Cabanes</text:p>
          </table:table-cell>
          <table:table-cell office:value-type="float" office:value="43.60857191" calcext:value-type="float">
            <text:p>43,60857191</text:p>
          </table:table-cell>
          <table:table-cell office:value-type="float" office:value="3.8680832" calcext:value-type="float">
            <text:p>3,8680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11</text:p>
          </table:table-cell>
          <table:table-cell office:value-type="float" office:value="5611" calcext:value-type="float">
            <text:p>5611</text:p>
          </table:table-cell>
          <table:table-cell office:value-type="string" calcext:value-type="string">
            <text:p>Plan des 4 Seigneurs</text:p>
          </table:table-cell>
          <table:table-cell office:value-type="float" office:value="43.640827535" calcext:value-type="float">
            <text:p>43,640827535</text:p>
          </table:table-cell>
          <table:table-cell office:value-type="float" office:value="3.8578509" calcext:value-type="float">
            <text:p>3,85785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lan des 4 Seigneurs</text:p>
          </table:table-cell>
          <table:table-cell office:value-type="float" office:value="43.64084403" calcext:value-type="float">
            <text:p>43,64084403</text:p>
          </table:table-cell>
          <table:table-cell office:value-type="float" office:value="3.85795656" calcext:value-type="float">
            <text:p>3,85795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79</text:p>
          </table:table-cell>
          <table:table-cell office:value-type="float" office:value="23232" calcext:value-type="float">
            <text:p>23232</text:p>
          </table:table-cell>
          <table:table-cell office:value-type="string" calcext:value-type="string">
            <text:p>Plan des 4 Seigneurs</text:p>
          </table:table-cell>
          <table:table-cell office:value-type="float" office:value="43.64081104" calcext:value-type="float">
            <text:p>43,64081104</text:p>
          </table:table-cell>
          <table:table-cell office:value-type="float" office:value="3.85774524" calcext:value-type="float">
            <text:p>3,85774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12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Pléiade</text:p>
          </table:table-cell>
          <table:table-cell office:value-type="float" office:value="43.62848701" calcext:value-type="float">
            <text:p>43,62848701</text:p>
          </table:table-cell>
          <table:table-cell office:value-type="float" office:value="3.84579593" calcext:value-type="float">
            <text:p>3,84579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Pléiade</text:p>
          </table:table-cell>
          <table:table-cell office:value-type="float" office:value="43.62851967" calcext:value-type="float">
            <text:p>43,62851967</text:p>
          </table:table-cell>
          <table:table-cell office:value-type="float" office:value="3.84571016" calcext:value-type="float">
            <text:p>3,8457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98</text:p>
          </table:table-cell>
          <table:table-cell office:value-type="float" office:value="7226" calcext:value-type="float">
            <text:p>7226</text:p>
          </table:table-cell>
          <table:table-cell office:value-type="string" calcext:value-type="string">
            <text:p>Pléiade</text:p>
          </table:table-cell>
          <table:table-cell office:value-type="float" office:value="43.62845435" calcext:value-type="float">
            <text:p>43,62845435</text:p>
          </table:table-cell>
          <table:table-cell office:value-type="float" office:value="3.8458817" calcext:value-type="float">
            <text:p>3,8458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13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Pompignane</text:p>
          </table:table-cell>
          <table:table-cell office:value-type="float" office:value="43.612593195" calcext:value-type="float">
            <text:p>43,612593195</text:p>
          </table:table-cell>
          <table:table-cell office:value-type="float" office:value="3.89495302" calcext:value-type="float">
            <text:p>3,894953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04</text:p>
          </table:table-cell>
          <table:table-cell office:value-type="float" office:value="42137" calcext:value-type="float">
            <text:p>42137</text:p>
          </table:table-cell>
          <table:table-cell office:value-type="string" calcext:value-type="string">
            <text:p>Pompignane</text:p>
          </table:table-cell>
          <table:table-cell office:value-type="float" office:value="43.61273626" calcext:value-type="float">
            <text:p>43,61273626</text:p>
          </table:table-cell>
          <table:table-cell office:value-type="float" office:value="3.89500641" calcext:value-type="float">
            <text:p>3,89500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34</text:p>
          </table:table-cell>
          <table:table-cell office:value-type="float" office:value="42233" calcext:value-type="float">
            <text:p>42233</text:p>
          </table:table-cell>
          <table:table-cell office:value-type="string" calcext:value-type="string">
            <text:p>Pompignane</text:p>
          </table:table-cell>
          <table:table-cell office:value-type="float" office:value="43.61245013" calcext:value-type="float">
            <text:p>43,61245013</text:p>
          </table:table-cell>
          <table:table-cell office:value-type="float" office:value="3.89489963" calcext:value-type="float">
            <text:p>3,89489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14</text:p>
          </table:table-cell>
          <table:table-cell office:value-type="float" office:value="5614" calcext:value-type="float">
            <text:p>5614</text:p>
          </table:table-cell>
          <table:table-cell office:value-type="string" calcext:value-type="string">
            <text:p>Port Marianne</text:p>
          </table:table-cell>
          <table:table-cell office:value-type="float" office:value="43.6020270466667" calcext:value-type="float">
            <text:p>43,6020270466667</text:p>
          </table:table-cell>
          <table:table-cell office:value-type="float" office:value="3.89974905333333" calcext:value-type="float">
            <text:p>3,89974905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54</text:p>
          </table:table-cell>
          <table:table-cell office:value-type="float" office:value="41149" calcext:value-type="float">
            <text:p>41149</text:p>
          </table:table-cell>
          <table:table-cell office:value-type="string" calcext:value-type="string">
            <text:p>Port Marianne</text:p>
          </table:table-cell>
          <table:table-cell office:value-type="float" office:value="43.60157636" calcext:value-type="float">
            <text:p>43,60157636</text:p>
          </table:table-cell>
          <table:table-cell office:value-type="float" office:value="3.89962538" calcext:value-type="float">
            <text:p>3,89962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63</text:p>
          </table:table-cell>
          <table:table-cell office:value-type="float" office:value="41207" calcext:value-type="float">
            <text:p>41207</text:p>
          </table:table-cell>
          <table:table-cell office:value-type="string" calcext:value-type="string">
            <text:p>Port Marianne</text:p>
          </table:table-cell>
          <table:table-cell office:value-type="float" office:value="43.60156481" calcext:value-type="float">
            <text:p>43,60156481</text:p>
          </table:table-cell>
          <table:table-cell office:value-type="float" office:value="3.89917974" calcext:value-type="float">
            <text:p>3,89917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86</text:p>
          </table:table-cell>
          <table:table-cell office:value-type="float" office:value="16401" calcext:value-type="float">
            <text:p>16401</text:p>
          </table:table-cell>
          <table:table-cell office:value-type="string" calcext:value-type="string">
            <text:p>Port Marianne</text:p>
          </table:table-cell>
          <table:table-cell office:value-type="float" office:value="43.60293997" calcext:value-type="float">
            <text:p>43,60293997</text:p>
          </table:table-cell>
          <table:table-cell office:value-type="float" office:value="3.90044204" calcext:value-type="float">
            <text:p>3,90044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16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Pous de la Sers</text:p>
          </table:table-cell>
          <table:table-cell office:value-type="float" office:value="43.619204985" calcext:value-type="float">
            <text:p>43,619204985</text:p>
          </table:table-cell>
          <table:table-cell office:value-type="float" office:value="3.861519295" calcext:value-type="float">
            <text:p>3,861519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Pous de la Sers</text:p>
          </table:table-cell>
          <table:table-cell office:value-type="float" office:value="43.61911465" calcext:value-type="float">
            <text:p>43,61911465</text:p>
          </table:table-cell>
          <table:table-cell office:value-type="float" office:value="3.86186954" calcext:value-type="float">
            <text:p>3,86186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Pous de la Sers</text:p>
          </table:table-cell>
          <table:table-cell office:value-type="float" office:value="43.61929532" calcext:value-type="float">
            <text:p>43,61929532</text:p>
          </table:table-cell>
          <table:table-cell office:value-type="float" office:value="3.86116905" calcext:value-type="float">
            <text:p>3,86116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18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Puccini</text:p>
          </table:table-cell>
          <table:table-cell office:value-type="float" office:value="43.594965465" calcext:value-type="float">
            <text:p>43,594965465</text:p>
          </table:table-cell>
          <table:table-cell office:value-type="float" office:value="3.854100525" calcext:value-type="float">
            <text:p>3,854100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54</text:p>
          </table:table-cell>
          <table:table-cell office:value-type="float" office:value="17134" calcext:value-type="float">
            <text:p>17134</text:p>
          </table:table-cell>
          <table:table-cell office:value-type="string" calcext:value-type="string">
            <text:p>Puccini</text:p>
          </table:table-cell>
          <table:table-cell office:value-type="float" office:value="43.59494387" calcext:value-type="float">
            <text:p>43,59494387</text:p>
          </table:table-cell>
          <table:table-cell office:value-type="float" office:value="3.85403811" calcext:value-type="float">
            <text:p>3,85403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62</text:p>
          </table:table-cell>
          <table:table-cell office:value-type="float" office:value="17234" calcext:value-type="float">
            <text:p>17234</text:p>
          </table:table-cell>
          <table:table-cell office:value-type="string" calcext:value-type="string">
            <text:p>Puccini</text:p>
          </table:table-cell>
          <table:table-cell office:value-type="float" office:value="43.59498706" calcext:value-type="float">
            <text:p>43,59498706</text:p>
          </table:table-cell>
          <table:table-cell office:value-type="float" office:value="3.85416294" calcext:value-type="float">
            <text:p>3,85416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19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Puech Villa</text:p>
          </table:table-cell>
          <table:table-cell office:value-type="float" office:value="43.639904465" calcext:value-type="float">
            <text:p>43,639904465</text:p>
          </table:table-cell>
          <table:table-cell office:value-type="float" office:value="3.829553955" calcext:value-type="float">
            <text:p>3,8295539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Puech Villa</text:p>
          </table:table-cell>
          <table:table-cell office:value-type="float" office:value="43.64009082" calcext:value-type="float">
            <text:p>43,64009082</text:p>
          </table:table-cell>
          <table:table-cell office:value-type="float" office:value="3.8294041" calcext:value-type="float">
            <text:p>3,8294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Puech Villa</text:p>
          </table:table-cell>
          <table:table-cell office:value-type="float" office:value="43.63971811" calcext:value-type="float">
            <text:p>43,63971811</text:p>
          </table:table-cell>
          <table:table-cell office:value-type="float" office:value="3.82970381" calcext:value-type="float">
            <text:p>3,82970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20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Raimbaud d'Orange</text:p>
          </table:table-cell>
          <table:table-cell office:value-type="float" office:value="43.63746292" calcext:value-type="float">
            <text:p>43,63746292</text:p>
          </table:table-cell>
          <table:table-cell office:value-type="float" office:value="3.821116505" calcext:value-type="float">
            <text:p>3,8211165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Raimbaud d'Orange</text:p>
          </table:table-cell>
          <table:table-cell office:value-type="float" office:value="43.63749429" calcext:value-type="float">
            <text:p>43,63749429</text:p>
          </table:table-cell>
          <table:table-cell office:value-type="float" office:value="3.8207955" calcext:value-type="float">
            <text:p>3,8207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Raimbaud d'Orange</text:p>
          </table:table-cell>
          <table:table-cell office:value-type="float" office:value="43.63743155" calcext:value-type="float">
            <text:p>43,63743155</text:p>
          </table:table-cell>
          <table:table-cell office:value-type="float" office:value="3.82143751" calcext:value-type="float">
            <text:p>3,82143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21</text:p>
          </table:table-cell>
          <table:table-cell office:value-type="float" office:value="5621" calcext:value-type="float">
            <text:p>5621</text:p>
          </table:table-cell>
          <table:table-cell office:value-type="string" calcext:value-type="string">
            <text:p>Razeteurs</text:p>
          </table:table-cell>
          <table:table-cell office:value-type="float" office:value="43.59557912" calcext:value-type="float">
            <text:p>43,59557912</text:p>
          </table:table-cell>
          <table:table-cell office:value-type="float" office:value="3.88407432" calcext:value-type="float">
            <text:p>3,884074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19</text:p>
          </table:table-cell>
          <table:table-cell office:value-type="float" office:value="12212" calcext:value-type="float">
            <text:p>12212</text:p>
          </table:table-cell>
          <table:table-cell office:value-type="string" calcext:value-type="string">
            <text:p>Razeteurs</text:p>
          </table:table-cell>
          <table:table-cell office:value-type="float" office:value="43.59557912" calcext:value-type="float">
            <text:p>43,59557912</text:p>
          </table:table-cell>
          <table:table-cell office:value-type="float" office:value="3.88407432" calcext:value-type="float">
            <text:p>3,88407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22</text:p>
          </table:table-cell>
          <table:table-cell office:value-type="float" office:value="5622" calcext:value-type="float">
            <text:p>5622</text:p>
          </table:table-cell>
          <table:table-cell office:value-type="string" calcext:value-type="string">
            <text:p>Renaudel</text:p>
          </table:table-cell>
          <table:table-cell office:value-type="float" office:value="43.61462255" calcext:value-type="float">
            <text:p>43,61462255</text:p>
          </table:table-cell>
          <table:table-cell office:value-type="float" office:value="3.82813844" calcext:value-type="float">
            <text:p>3,828138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Renaudel</text:p>
          </table:table-cell>
          <table:table-cell office:value-type="float" office:value="43.61464095" calcext:value-type="float">
            <text:p>43,61464095</text:p>
          </table:table-cell>
          <table:table-cell office:value-type="float" office:value="3.82810799" calcext:value-type="float">
            <text:p>3,82810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Renaudel</text:p>
          </table:table-cell>
          <table:table-cell office:value-type="float" office:value="43.61460415" calcext:value-type="float">
            <text:p>43,61460415</text:p>
          </table:table-cell>
          <table:table-cell office:value-type="float" office:value="3.82816889" calcext:value-type="float">
            <text:p>3,82816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23</text:p>
          </table:table-cell>
          <table:table-cell office:value-type="float" office:value="5623" calcext:value-type="float">
            <text:p>5623</text:p>
          </table:table-cell>
          <table:table-cell office:value-type="string" calcext:value-type="string">
            <text:p>René Bougnol</text:p>
          </table:table-cell>
          <table:table-cell office:value-type="float" office:value="43.63647685" calcext:value-type="float">
            <text:p>43,63647685</text:p>
          </table:table-cell>
          <table:table-cell office:value-type="float" office:value="3.87404888" calcext:value-type="float">
            <text:p>3,874048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77</text:p>
          </table:table-cell>
          <table:table-cell office:value-type="float" office:value="11120" calcext:value-type="float">
            <text:p>11120</text:p>
          </table:table-cell>
          <table:table-cell office:value-type="string" calcext:value-type="string">
            <text:p>René Bougnol</text:p>
          </table:table-cell>
          <table:table-cell office:value-type="float" office:value="43.63646981" calcext:value-type="float">
            <text:p>43,63646981</text:p>
          </table:table-cell>
          <table:table-cell office:value-type="float" office:value="3.87422817" calcext:value-type="float">
            <text:p>3,87422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float" office:value="11203" calcext:value-type="float">
            <text:p>11203</text:p>
          </table:table-cell>
          <table:table-cell office:value-type="string" calcext:value-type="string">
            <text:p>René Bougnol</text:p>
          </table:table-cell>
          <table:table-cell office:value-type="float" office:value="43.63648389" calcext:value-type="float">
            <text:p>43,63648389</text:p>
          </table:table-cell>
          <table:table-cell office:value-type="float" office:value="3.87386959" calcext:value-type="float">
            <text:p>3,87386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25</text:p>
          </table:table-cell>
          <table:table-cell office:value-type="float" office:value="5625" calcext:value-type="float">
            <text:p>5625</text:p>
          </table:table-cell>
          <table:table-cell office:value-type="string" calcext:value-type="string">
            <text:p>Restanque</text:p>
          </table:table-cell>
          <table:table-cell office:value-type="float" office:value="43.590425105" calcext:value-type="float">
            <text:p>43,590425105</text:p>
          </table:table-cell>
          <table:table-cell office:value-type="float" office:value="3.884911805" calcext:value-type="float">
            <text:p>3,884911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64</text:p>
          </table:table-cell>
          <table:table-cell office:value-type="float" office:value="43135" calcext:value-type="float">
            <text:p>43135</text:p>
          </table:table-cell>
          <table:table-cell office:value-type="string" calcext:value-type="string">
            <text:p>Restanque</text:p>
          </table:table-cell>
          <table:table-cell office:value-type="float" office:value="43.59041665" calcext:value-type="float">
            <text:p>43,59041665</text:p>
          </table:table-cell>
          <table:table-cell office:value-type="float" office:value="3.88487447" calcext:value-type="float">
            <text:p>3,88487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83</text:p>
          </table:table-cell>
          <table:table-cell office:value-type="float" office:value="43223" calcext:value-type="float">
            <text:p>43223</text:p>
          </table:table-cell>
          <table:table-cell office:value-type="string" calcext:value-type="string">
            <text:p>Restanque</text:p>
          </table:table-cell>
          <table:table-cell office:value-type="float" office:value="43.59043356" calcext:value-type="float">
            <text:p>43,59043356</text:p>
          </table:table-cell>
          <table:table-cell office:value-type="float" office:value="3.88494914" calcext:value-type="float">
            <text:p>3,88494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26</text:p>
          </table:table-cell>
          <table:table-cell office:value-type="float" office:value="5626" calcext:value-type="float">
            <text:p>5626</text:p>
          </table:table-cell>
          <table:table-cell office:value-type="string" calcext:value-type="string">
            <text:p>Rièges</text:p>
          </table:table-cell>
          <table:table-cell office:value-type="float" office:value="43.619655165" calcext:value-type="float">
            <text:p>43,619655165</text:p>
          </table:table-cell>
          <table:table-cell office:value-type="float" office:value="3.84929953" calcext:value-type="float">
            <text:p>3,849299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0113" calcext:value-type="float">
            <text:p>10113</text:p>
          </table:table-cell>
          <table:table-cell office:value-type="string" calcext:value-type="string">
            <text:p>Rièges</text:p>
          </table:table-cell>
          <table:table-cell office:value-type="float" office:value="43.61973172" calcext:value-type="float">
            <text:p>43,61973172</text:p>
          </table:table-cell>
          <table:table-cell office:value-type="float" office:value="3.84928918" calcext:value-type="float">
            <text:p>3,84928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33</text:p>
          </table:table-cell>
          <table:table-cell office:value-type="float" office:value="10206" calcext:value-type="float">
            <text:p>10206</text:p>
          </table:table-cell>
          <table:table-cell office:value-type="string" calcext:value-type="string">
            <text:p>Rièges</text:p>
          </table:table-cell>
          <table:table-cell office:value-type="float" office:value="43.61957861" calcext:value-type="float">
            <text:p>43,61957861</text:p>
          </table:table-cell>
          <table:table-cell office:value-type="float" office:value="3.84930988" calcext:value-type="float">
            <text:p>3,84930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27</text:p>
          </table:table-cell>
          <table:table-cell office:value-type="float" office:value="5627" calcext:value-type="float">
            <text:p>5627</text:p>
          </table:table-cell>
          <table:table-cell office:value-type="string" calcext:value-type="string">
            <text:p>Rives du Lez</text:p>
          </table:table-cell>
          <table:table-cell office:value-type="float" office:value="43.60404424" calcext:value-type="float">
            <text:p>43,60404424</text:p>
          </table:table-cell>
          <table:table-cell office:value-type="float" office:value="3.89493632" calcext:value-type="float">
            <text:p>3,894936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52</text:p>
          </table:table-cell>
          <table:table-cell office:value-type="float" office:value="41145" calcext:value-type="float">
            <text:p>41145</text:p>
          </table:table-cell>
          <table:table-cell office:value-type="string" calcext:value-type="string">
            <text:p>Rives du Lez</text:p>
          </table:table-cell>
          <table:table-cell office:value-type="float" office:value="43.60407129" calcext:value-type="float">
            <text:p>43,60407129</text:p>
          </table:table-cell>
          <table:table-cell office:value-type="float" office:value="3.89493087" calcext:value-type="float">
            <text:p>3,89493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65</text:p>
          </table:table-cell>
          <table:table-cell office:value-type="float" office:value="41211" calcext:value-type="float">
            <text:p>41211</text:p>
          </table:table-cell>
          <table:table-cell office:value-type="string" calcext:value-type="string">
            <text:p>Rives du Lez</text:p>
          </table:table-cell>
          <table:table-cell office:value-type="float" office:value="43.60401719" calcext:value-type="float">
            <text:p>43,60401719</text:p>
          </table:table-cell>
          <table:table-cell office:value-type="float" office:value="3.89494177" calcext:value-type="float">
            <text:p>3,89494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28</text:p>
          </table:table-cell>
          <table:table-cell office:value-type="float" office:value="5628" calcext:value-type="float">
            <text:p>5628</text:p>
          </table:table-cell>
          <table:table-cell office:value-type="string" calcext:value-type="string">
            <text:p>Ronceray</text:p>
          </table:table-cell>
          <table:table-cell office:value-type="float" office:value="43.59384411" calcext:value-type="float">
            <text:p>43,59384411</text:p>
          </table:table-cell>
          <table:table-cell office:value-type="float" office:value="3.860329205" calcext:value-type="float">
            <text:p>3,860329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Ronceray</text:p>
          </table:table-cell>
          <table:table-cell office:value-type="float" office:value="43.59376773" calcext:value-type="float">
            <text:p>43,59376773</text:p>
          </table:table-cell>
          <table:table-cell office:value-type="float" office:value="3.86032717" calcext:value-type="float">
            <text:p>3,86032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Ronceray</text:p>
          </table:table-cell>
          <table:table-cell office:value-type="float" office:value="43.59392049" calcext:value-type="float">
            <text:p>43,59392049</text:p>
          </table:table-cell>
          <table:table-cell office:value-type="float" office:value="3.86033124" calcext:value-type="float">
            <text:p>3,86033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29</text:p>
          </table:table-cell>
          <table:table-cell office:value-type="float" office:value="5629" calcext:value-type="float">
            <text:p>5629</text:p>
          </table:table-cell>
          <table:table-cell office:value-type="string" calcext:value-type="string">
            <text:p>Rondelet</text:p>
          </table:table-cell>
          <table:table-cell office:value-type="float" office:value="43.6033519316667" calcext:value-type="float">
            <text:p>43,6033519316667</text:p>
          </table:table-cell>
          <table:table-cell office:value-type="float" office:value="3.875474905" calcext:value-type="float">
            <text:p>3,8754749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Rondelet</text:p>
          </table:table-cell>
          <table:table-cell office:value-type="float" office:value="43.60408893" calcext:value-type="float">
            <text:p>43,60408893</text:p>
          </table:table-cell>
          <table:table-cell office:value-type="float" office:value="3.87485354" calcext:value-type="float">
            <text:p>3,87485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00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Rondelet</text:p>
          </table:table-cell>
          <table:table-cell office:value-type="float" office:value="43.60308022" calcext:value-type="float">
            <text:p>43,60308022</text:p>
          </table:table-cell>
          <table:table-cell office:value-type="float" office:value="3.876249" calcext:value-type="float">
            <text:p>3,876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38</text:p>
          </table:table-cell>
          <table:table-cell office:value-type="float" office:value="42245" calcext:value-type="float">
            <text:p>42245</text:p>
          </table:table-cell>
          <table:table-cell office:value-type="string" calcext:value-type="string">
            <text:p>Rondelet</text:p>
          </table:table-cell>
          <table:table-cell office:value-type="float" office:value="43.60307846" calcext:value-type="float">
            <text:p>43,60307846</text:p>
          </table:table-cell>
          <table:table-cell office:value-type="float" office:value="3.87637265" calcext:value-type="float">
            <text:p>3,87637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63</text:p>
          </table:table-cell>
          <table:table-cell office:value-type="float" office:value="36137" calcext:value-type="float">
            <text:p>36137</text:p>
          </table:table-cell>
          <table:table-cell office:value-type="string" calcext:value-type="string">
            <text:p>Rondelet</text:p>
          </table:table-cell>
          <table:table-cell office:value-type="float" office:value="43.60388295" calcext:value-type="float">
            <text:p>43,60388295</text:p>
          </table:table-cell>
          <table:table-cell office:value-type="float" office:value="3.87479851" calcext:value-type="float">
            <text:p>3,87479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70</text:p>
          </table:table-cell>
          <table:table-cell office:value-type="float" office:value="38237" calcext:value-type="float">
            <text:p>38237</text:p>
          </table:table-cell>
          <table:table-cell office:value-type="string" calcext:value-type="string">
            <text:p>Rondelet</text:p>
          </table:table-cell>
          <table:table-cell office:value-type="float" office:value="43.60271176" calcext:value-type="float">
            <text:p>43,60271176</text:p>
          </table:table-cell>
          <table:table-cell office:value-type="float" office:value="3.87497728" calcext:value-type="float">
            <text:p>3,87497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63</text:p>
          </table:table-cell>
          <table:table-cell office:value-type="float" office:value="11135" calcext:value-type="float">
            <text:p>11135</text:p>
          </table:table-cell>
          <table:table-cell office:value-type="string" calcext:value-type="string">
            <text:p>Rondelet</text:p>
          </table:table-cell>
          <table:table-cell office:value-type="float" office:value="43.60326927" calcext:value-type="float">
            <text:p>43,60326927</text:p>
          </table:table-cell>
          <table:table-cell office:value-type="float" office:value="3.87559845" calcext:value-type="float">
            <text:p>3,87559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30</text:p>
          </table:table-cell>
          <table:table-cell office:value-type="float" office:value="5630" calcext:value-type="float">
            <text:p>5630</text:p>
          </table:table-cell>
          <table:table-cell office:value-type="string" calcext:value-type="string">
            <text:p>Roqueturière</text:p>
          </table:table-cell>
          <table:table-cell office:value-type="float" office:value="43.63009855" calcext:value-type="float">
            <text:p>43,63009855</text:p>
          </table:table-cell>
          <table:table-cell office:value-type="float" office:value="3.885715205" calcext:value-type="float">
            <text:p>3,885715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95</text:p>
          </table:table-cell>
          <table:table-cell office:value-type="float" office:value="10104" calcext:value-type="float">
            <text:p>10104</text:p>
          </table:table-cell>
          <table:table-cell office:value-type="string" calcext:value-type="string">
            <text:p>Roqueturière</text:p>
          </table:table-cell>
          <table:table-cell office:value-type="float" office:value="43.63034762" calcext:value-type="float">
            <text:p>43,63034762</text:p>
          </table:table-cell>
          <table:table-cell office:value-type="float" office:value="3.88558582" calcext:value-type="float">
            <text:p>3,88558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40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Roqueturière</text:p>
          </table:table-cell>
          <table:table-cell office:value-type="float" office:value="43.62984948" calcext:value-type="float">
            <text:p>43,62984948</text:p>
          </table:table-cell>
          <table:table-cell office:value-type="float" office:value="3.88584459" calcext:value-type="float">
            <text:p>3,88584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32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Route de Ganges</text:p>
          </table:table-cell>
          <table:table-cell office:value-type="float" office:value="43.642919055" calcext:value-type="float">
            <text:p>43,642919055</text:p>
          </table:table-cell>
          <table:table-cell office:value-type="float" office:value="3.845224225" calcext:value-type="float">
            <text:p>3,8452242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Route de Ganges</text:p>
          </table:table-cell>
          <table:table-cell office:value-type="float" office:value="43.64298991" calcext:value-type="float">
            <text:p>43,64298991</text:p>
          </table:table-cell>
          <table:table-cell office:value-type="float" office:value="3.84530037" calcext:value-type="float">
            <text:p>3,84530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Route de Ganges</text:p>
          </table:table-cell>
          <table:table-cell office:value-type="float" office:value="43.6428482" calcext:value-type="float">
            <text:p>43,6428482</text:p>
          </table:table-cell>
          <table:table-cell office:value-type="float" office:value="3.84514808" calcext:value-type="float">
            <text:p>3,84514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33</text:p>
          </table:table-cell>
          <table:table-cell office:value-type="float" office:value="5633" calcext:value-type="float">
            <text:p>5633</text:p>
          </table:table-cell>
          <table:table-cell office:value-type="string" calcext:value-type="string">
            <text:p>Sabines</text:p>
          </table:table-cell>
          <table:table-cell office:value-type="float" office:value="43.583827744" calcext:value-type="float">
            <text:p>43,583827744</text:p>
          </table:table-cell>
          <table:table-cell office:value-type="float" office:value="3.860158608" calcext:value-type="float">
            <text:p>3,8601586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float" office:value="10152" calcext:value-type="float">
            <text:p>10152</text:p>
          </table:table-cell>
          <table:table-cell office:value-type="string" calcext:value-type="string">
            <text:p>Sabines</text:p>
          </table:table-cell>
          <table:table-cell office:value-type="float" office:value="43.58372538" calcext:value-type="float">
            <text:p>43,58372538</text:p>
          </table:table-cell>
          <table:table-cell office:value-type="float" office:value="3.86040568" calcext:value-type="float">
            <text:p>3,86040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93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abines</text:p>
          </table:table-cell>
          <table:table-cell office:value-type="float" office:value="43.58393728" calcext:value-type="float">
            <text:p>43,58393728</text:p>
          </table:table-cell>
          <table:table-cell office:value-type="float" office:value="3.86004034" calcext:value-type="float">
            <text:p>3,86004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45</text:p>
          </table:table-cell>
          <table:table-cell office:value-type="float" office:value="42259" calcext:value-type="float">
            <text:p>42259</text:p>
          </table:table-cell>
          <table:table-cell office:value-type="string" calcext:value-type="string">
            <text:p>Sabines</text:p>
          </table:table-cell>
          <table:table-cell office:value-type="float" office:value="43.5839112" calcext:value-type="float">
            <text:p>43,5839112</text:p>
          </table:table-cell>
          <table:table-cell office:value-type="float" office:value="3.85997781" calcext:value-type="float">
            <text:p>3,85997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35</text:p>
          </table:table-cell>
          <table:table-cell office:value-type="float" office:value="17124" calcext:value-type="float">
            <text:p>17124</text:p>
          </table:table-cell>
          <table:table-cell office:value-type="string" calcext:value-type="string">
            <text:p>Sabines</text:p>
          </table:table-cell>
          <table:table-cell office:value-type="float" office:value="43.58372538" calcext:value-type="float">
            <text:p>43,58372538</text:p>
          </table:table-cell>
          <table:table-cell office:value-type="float" office:value="3.86040568" calcext:value-type="float">
            <text:p>3,86040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15</text:p>
          </table:table-cell>
          <table:table-cell office:value-type="float" office:value="53101" calcext:value-type="float">
            <text:p>53101</text:p>
          </table:table-cell>
          <table:table-cell office:value-type="string" calcext:value-type="string">
            <text:p>Sabines</text:p>
          </table:table-cell>
          <table:table-cell office:value-type="float" office:value="43.58383948" calcext:value-type="float">
            <text:p>43,58383948</text:p>
          </table:table-cell>
          <table:table-cell office:value-type="float" office:value="3.85996353" calcext:value-type="float">
            <text:p>3,85996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34</text:p>
          </table:table-cell>
          <table:table-cell office:value-type="float" office:value="5634" calcext:value-type="float">
            <text:p>5634</text:p>
          </table:table-cell>
          <table:table-cell office:value-type="string" calcext:value-type="string">
            <text:p>Saint-Clément</text:p>
          </table:table-cell>
          <table:table-cell office:value-type="float" office:value="43.617731755" calcext:value-type="float">
            <text:p>43,617731755</text:p>
          </table:table-cell>
          <table:table-cell office:value-type="float" office:value="3.84444143" calcext:value-type="float">
            <text:p>3,84444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Saint-Clément</text:p>
          </table:table-cell>
          <table:table-cell office:value-type="float" office:value="43.61772337" calcext:value-type="float">
            <text:p>43,61772337</text:p>
          </table:table-cell>
          <table:table-cell office:value-type="float" office:value="3.8443979" calcext:value-type="float">
            <text:p>3,8443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82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Saint-Clément</text:p>
          </table:table-cell>
          <table:table-cell office:value-type="float" office:value="43.61774014" calcext:value-type="float">
            <text:p>43,61774014</text:p>
          </table:table-cell>
          <table:table-cell office:value-type="float" office:value="3.84448496" calcext:value-type="float">
            <text:p>3,84448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35</text:p>
          </table:table-cell>
          <table:table-cell office:value-type="float" office:value="5635" calcext:value-type="float">
            <text:p>5635</text:p>
          </table:table-cell>
          <table:table-cell office:value-type="string" calcext:value-type="string">
            <text:p>Saint-Cléophas</text:p>
          </table:table-cell>
          <table:table-cell office:value-type="float" office:value="43.5953053975" calcext:value-type="float">
            <text:p>43,5953053975</text:p>
          </table:table-cell>
          <table:table-cell office:value-type="float" office:value="3.87585087" calcext:value-type="float">
            <text:p>3,875850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28</text:p>
          </table:table-cell>
          <table:table-cell office:value-type="float" office:value="10161" calcext:value-type="float">
            <text:p>10161</text:p>
          </table:table-cell>
          <table:table-cell office:value-type="string" calcext:value-type="string">
            <text:p>Saint-Cléophas</text:p>
          </table:table-cell>
          <table:table-cell office:value-type="float" office:value="43.59656648" calcext:value-type="float">
            <text:p>43,59656648</text:p>
          </table:table-cell>
          <table:table-cell office:value-type="float" office:value="3.87535607" calcext:value-type="float">
            <text:p>3,87535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25</text:p>
          </table:table-cell>
          <table:table-cell office:value-type="float" office:value="12230" calcext:value-type="float">
            <text:p>12230</text:p>
          </table:table-cell>
          <table:table-cell office:value-type="string" calcext:value-type="string">
            <text:p>Saint-Cléophas</text:p>
          </table:table-cell>
          <table:table-cell office:value-type="float" office:value="43.59465527" calcext:value-type="float">
            <text:p>43,59465527</text:p>
          </table:table-cell>
          <table:table-cell office:value-type="float" office:value="3.8757375" calcext:value-type="float">
            <text:p>3,8757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98</text:p>
          </table:table-cell>
          <table:table-cell office:value-type="float" office:value="42121" calcext:value-type="float">
            <text:p>42121</text:p>
          </table:table-cell>
          <table:table-cell office:value-type="string" calcext:value-type="string">
            <text:p>Saint-Cléophas</text:p>
          </table:table-cell>
          <table:table-cell office:value-type="float" office:value="43.59499058" calcext:value-type="float">
            <text:p>43,59499058</text:p>
          </table:table-cell>
          <table:table-cell office:value-type="float" office:value="3.87617944" calcext:value-type="float">
            <text:p>3,87617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40</text:p>
          </table:table-cell>
          <table:table-cell office:value-type="float" office:value="42249" calcext:value-type="float">
            <text:p>42249</text:p>
          </table:table-cell>
          <table:table-cell office:value-type="string" calcext:value-type="string">
            <text:p>Saint-Cléophas</text:p>
          </table:table-cell>
          <table:table-cell office:value-type="float" office:value="43.59500926" calcext:value-type="float">
            <text:p>43,59500926</text:p>
          </table:table-cell>
          <table:table-cell office:value-type="float" office:value="3.87613047" calcext:value-type="float">
            <text:p>3,87613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36</text:p>
          </table:table-cell>
          <table:table-cell office:value-type="float" office:value="5636" calcext:value-type="float">
            <text:p>5636</text:p>
          </table:table-cell>
          <table:table-cell office:value-type="string" calcext:value-type="string">
            <text:p>Saint-Denis</text:p>
          </table:table-cell>
          <table:table-cell office:value-type="float" office:value="43.60581572" calcext:value-type="float">
            <text:p>43,60581572</text:p>
          </table:table-cell>
          <table:table-cell office:value-type="float" office:value="3.873533025" calcext:value-type="float">
            <text:p>3,873533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60</text:p>
          </table:table-cell>
          <table:table-cell office:value-type="float" office:value="43123" calcext:value-type="float">
            <text:p>43123</text:p>
          </table:table-cell>
          <table:table-cell office:value-type="string" calcext:value-type="string">
            <text:p>Saint-Denis</text:p>
          </table:table-cell>
          <table:table-cell office:value-type="float" office:value="43.60566904" calcext:value-type="float">
            <text:p>43,60566904</text:p>
          </table:table-cell>
          <table:table-cell office:value-type="float" office:value="3.8737332" calcext:value-type="float">
            <text:p>3,873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87</text:p>
          </table:table-cell>
          <table:table-cell office:value-type="float" office:value="43235" calcext:value-type="float">
            <text:p>43235</text:p>
          </table:table-cell>
          <table:table-cell office:value-type="string" calcext:value-type="string">
            <text:p>Saint-Denis</text:p>
          </table:table-cell>
          <table:table-cell office:value-type="float" office:value="43.6059624" calcext:value-type="float">
            <text:p>43,6059624</text:p>
          </table:table-cell>
          <table:table-cell office:value-type="float" office:value="3.87333285" calcext:value-type="float">
            <text:p>3,87333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37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Saint-Éloi</text:p>
          </table:table-cell>
          <table:table-cell office:value-type="float" office:value="43.62666381" calcext:value-type="float">
            <text:p>43,62666381</text:p>
          </table:table-cell>
          <table:table-cell office:value-type="float" office:value="3.86600661" calcext:value-type="float">
            <text:p>3,866006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Saint-Éloi</text:p>
          </table:table-cell>
          <table:table-cell office:value-type="float" office:value="43.626279" calcext:value-type="float">
            <text:p>43,626279</text:p>
          </table:table-cell>
          <table:table-cell office:value-type="float" office:value="3.86572404" calcext:value-type="float">
            <text:p>3,86572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43</text:p>
          </table:table-cell>
          <table:table-cell office:value-type="float" office:value="10223" calcext:value-type="float">
            <text:p>10223</text:p>
          </table:table-cell>
          <table:table-cell office:value-type="string" calcext:value-type="string">
            <text:p>Saint-Éloi</text:p>
          </table:table-cell>
          <table:table-cell office:value-type="float" office:value="43.62637938" calcext:value-type="float">
            <text:p>43,62637938</text:p>
          </table:table-cell>
          <table:table-cell office:value-type="float" office:value="3.86689004" calcext:value-type="float">
            <text:p>3,8668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40</text:p>
          </table:table-cell>
          <table:table-cell office:value-type="float" office:value="41121" calcext:value-type="float">
            <text:p>41121</text:p>
          </table:table-cell>
          <table:table-cell office:value-type="string" calcext:value-type="string">
            <text:p>Saint-Éloi</text:p>
          </table:table-cell>
          <table:table-cell office:value-type="float" office:value="43.62698962" calcext:value-type="float">
            <text:p>43,62698962</text:p>
          </table:table-cell>
          <table:table-cell office:value-type="float" office:value="3.86569357" calcext:value-type="float">
            <text:p>3,86569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77</text:p>
          </table:table-cell>
          <table:table-cell office:value-type="float" office:value="41235" calcext:value-type="float">
            <text:p>41235</text:p>
          </table:table-cell>
          <table:table-cell office:value-type="string" calcext:value-type="string">
            <text:p>Saint-Éloi</text:p>
          </table:table-cell>
          <table:table-cell office:value-type="float" office:value="43.62700724" calcext:value-type="float">
            <text:p>43,62700724</text:p>
          </table:table-cell>
          <table:table-cell office:value-type="float" office:value="3.86571879" calcext:value-type="float">
            <text:p>3,86571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38</text:p>
          </table:table-cell>
          <table:table-cell office:value-type="float" office:value="5638" calcext:value-type="float">
            <text:p>5638</text:p>
          </table:table-cell>
          <table:table-cell office:value-type="string" calcext:value-type="string">
            <text:p>Saint-Gabriel</text:p>
          </table:table-cell>
          <table:table-cell office:value-type="float" office:value="43.61456306" calcext:value-type="float">
            <text:p>43,61456306</text:p>
          </table:table-cell>
          <table:table-cell office:value-type="float" office:value="3.852152755" calcext:value-type="float">
            <text:p>3,852152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float" office:value="9113" calcext:value-type="float">
            <text:p>9113</text:p>
          </table:table-cell>
          <table:table-cell office:value-type="string" calcext:value-type="string">
            <text:p>Saint-Gabriel</text:p>
          </table:table-cell>
          <table:table-cell office:value-type="float" office:value="43.61460807" calcext:value-type="float">
            <text:p>43,61460807</text:p>
          </table:table-cell>
          <table:table-cell office:value-type="float" office:value="3.85246946" calcext:value-type="float">
            <text:p>3,85246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7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Saint-Gabriel</text:p>
          </table:table-cell>
          <table:table-cell office:value-type="float" office:value="43.61451805" calcext:value-type="float">
            <text:p>43,61451805</text:p>
          </table:table-cell>
          <table:table-cell office:value-type="float" office:value="3.85183605" calcext:value-type="float">
            <text:p>3,85183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39</text:p>
          </table:table-cell>
          <table:table-cell office:value-type="float" office:value="5639" calcext:value-type="float">
            <text:p>5639</text:p>
          </table:table-cell>
          <table:table-cell office:value-type="string" calcext:value-type="string">
            <text:p>Saint-Guilhem - Courreau</text:p>
          </table:table-cell>
          <table:table-cell office:value-type="float" office:value="43.607957435" calcext:value-type="float">
            <text:p>43,607957435</text:p>
          </table:table-cell>
          <table:table-cell office:value-type="float" office:value="3.873695805" calcext:value-type="float">
            <text:p>3,873695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32</text:p>
          </table:table-cell>
          <table:table-cell office:value-type="float" office:value="44104" calcext:value-type="float">
            <text:p>44104</text:p>
          </table:table-cell>
          <table:table-cell office:value-type="string" calcext:value-type="string">
            <text:p>Saint-Guilhem - Courreau</text:p>
          </table:table-cell>
          <table:table-cell office:value-type="float" office:value="43.60797056" calcext:value-type="float">
            <text:p>43,60797056</text:p>
          </table:table-cell>
          <table:table-cell office:value-type="float" office:value="3.8737209" calcext:value-type="float">
            <text:p>3,8737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38</text:p>
          </table:table-cell>
          <table:table-cell office:value-type="float" office:value="44204" calcext:value-type="float">
            <text:p>44204</text:p>
          </table:table-cell>
          <table:table-cell office:value-type="string" calcext:value-type="string">
            <text:p>Saint-Guilhem - Courreau</text:p>
          </table:table-cell>
          <table:table-cell office:value-type="float" office:value="43.60794431" calcext:value-type="float">
            <text:p>43,60794431</text:p>
          </table:table-cell>
          <table:table-cell office:value-type="float" office:value="3.87367071" calcext:value-type="float">
            <text:p>3,87367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41</text:p>
          </table:table-cell>
          <table:table-cell office:value-type="float" office:value="5641" calcext:value-type="float">
            <text:p>5641</text:p>
          </table:table-cell>
          <table:table-cell office:value-type="string" calcext:value-type="string">
            <text:p>Saint-Jean</text:p>
          </table:table-cell>
          <table:table-cell office:value-type="float" office:value="43.615528755" calcext:value-type="float">
            <text:p>43,615528755</text:p>
          </table:table-cell>
          <table:table-cell office:value-type="float" office:value="3.89773049" calcext:value-type="float">
            <text:p>3,89773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Saint-Jean</text:p>
          </table:table-cell>
          <table:table-cell office:value-type="float" office:value="43.61543782" calcext:value-type="float">
            <text:p>43,61543782</text:p>
          </table:table-cell>
          <table:table-cell office:value-type="float" office:value="3.89780224" calcext:value-type="float">
            <text:p>3,89780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float" office:value="9204" calcext:value-type="float">
            <text:p>9204</text:p>
          </table:table-cell>
          <table:table-cell office:value-type="string" calcext:value-type="string">
            <text:p>Saint-Jean</text:p>
          </table:table-cell>
          <table:table-cell office:value-type="float" office:value="43.61561969" calcext:value-type="float">
            <text:p>43,61561969</text:p>
          </table:table-cell>
          <table:table-cell office:value-type="float" office:value="3.89765874" calcext:value-type="float">
            <text:p>3,89765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42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Saint-Lazare</text:p>
          </table:table-cell>
          <table:table-cell office:value-type="float" office:value="43.6269238225" calcext:value-type="float">
            <text:p>43,6269238225</text:p>
          </table:table-cell>
          <table:table-cell office:value-type="float" office:value="3.8887880025" calcext:value-type="float">
            <text:p>3,8887880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float" office:value="10151" calcext:value-type="float">
            <text:p>10151</text:p>
          </table:table-cell>
          <table:table-cell office:value-type="string" calcext:value-type="string">
            <text:p>Saint-Lazare</text:p>
          </table:table-cell>
          <table:table-cell office:value-type="float" office:value="43.6273237" calcext:value-type="float">
            <text:p>43,6273237</text:p>
          </table:table-cell>
          <table:table-cell office:value-type="float" office:value="3.88895666" calcext:value-type="float">
            <text:p>3,88895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float" office:value="10245" calcext:value-type="float">
            <text:p>10245</text:p>
          </table:table-cell>
          <table:table-cell office:value-type="string" calcext:value-type="string">
            <text:p>Saint-Lazare</text:p>
          </table:table-cell>
          <table:table-cell office:value-type="float" office:value="43.62710678" calcext:value-type="float">
            <text:p>43,62710678</text:p>
          </table:table-cell>
          <table:table-cell office:value-type="float" office:value="3.8890374" calcext:value-type="float">
            <text:p>3,8890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10</text:p>
          </table:table-cell>
          <table:table-cell office:value-type="float" office:value="42149" calcext:value-type="float">
            <text:p>42149</text:p>
          </table:table-cell>
          <table:table-cell office:value-type="string" calcext:value-type="string">
            <text:p>Saint-Lazare</text:p>
          </table:table-cell>
          <table:table-cell office:value-type="float" office:value="43.62661875" calcext:value-type="float">
            <text:p>43,62661875</text:p>
          </table:table-cell>
          <table:table-cell office:value-type="float" office:value="3.88859098" calcext:value-type="float">
            <text:p>3,88859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28</text:p>
          </table:table-cell>
          <table:table-cell office:value-type="float" office:value="42221" calcext:value-type="float">
            <text:p>42221</text:p>
          </table:table-cell>
          <table:table-cell office:value-type="string" calcext:value-type="string">
            <text:p>Saint-Lazare</text:p>
          </table:table-cell>
          <table:table-cell office:value-type="float" office:value="43.62664606" calcext:value-type="float">
            <text:p>43,62664606</text:p>
          </table:table-cell>
          <table:table-cell office:value-type="float" office:value="3.88856697" calcext:value-type="float">
            <text:p>3,88856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43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Saint-Martin</text:p>
          </table:table-cell>
          <table:table-cell office:value-type="float" office:value="43.59226806" calcext:value-type="float">
            <text:p>43,59226806</text:p>
          </table:table-cell>
          <table:table-cell office:value-type="float" office:value="3.880187605" calcext:value-type="float">
            <text:p>3,8801876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63</text:p>
          </table:table-cell>
          <table:table-cell office:value-type="float" office:value="43133" calcext:value-type="float">
            <text:p>43133</text:p>
          </table:table-cell>
          <table:table-cell office:value-type="string" calcext:value-type="string">
            <text:p>Saint-Martin</text:p>
          </table:table-cell>
          <table:table-cell office:value-type="float" office:value="43.59227308" calcext:value-type="float">
            <text:p>43,59227308</text:p>
          </table:table-cell>
          <table:table-cell office:value-type="float" office:value="3.88015064" calcext:value-type="float">
            <text:p>3,88015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84</text:p>
          </table:table-cell>
          <table:table-cell office:value-type="float" office:value="43225" calcext:value-type="float">
            <text:p>43225</text:p>
          </table:table-cell>
          <table:table-cell office:value-type="string" calcext:value-type="string">
            <text:p>Saint-Martin</text:p>
          </table:table-cell>
          <table:table-cell office:value-type="float" office:value="43.59226304" calcext:value-type="float">
            <text:p>43,59226304</text:p>
          </table:table-cell>
          <table:table-cell office:value-type="float" office:value="3.88022457" calcext:value-type="float">
            <text:p>3,88022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44</text:p>
          </table:table-cell>
          <table:table-cell office:value-type="float" office:value="5644" calcext:value-type="float">
            <text:p>5644</text:p>
          </table:table-cell>
          <table:table-cell office:value-type="string" calcext:value-type="string">
            <text:p>Saint-Maur</text:p>
          </table:table-cell>
          <table:table-cell office:value-type="float" office:value="43.621026055" calcext:value-type="float">
            <text:p>43,621026055</text:p>
          </table:table-cell>
          <table:table-cell office:value-type="float" office:value="3.893982785" calcext:value-type="float">
            <text:p>3,8939827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35</text:p>
          </table:table-cell>
          <table:table-cell office:value-type="float" office:value="14106" calcext:value-type="float">
            <text:p>14106</text:p>
          </table:table-cell>
          <table:table-cell office:value-type="string" calcext:value-type="string">
            <text:p>Saint-Maur</text:p>
          </table:table-cell>
          <table:table-cell office:value-type="float" office:value="43.62101418" calcext:value-type="float">
            <text:p>43,62101418</text:p>
          </table:table-cell>
          <table:table-cell office:value-type="float" office:value="3.89387109" calcext:value-type="float">
            <text:p>3,89387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38</text:p>
          </table:table-cell>
          <table:table-cell office:value-type="float" office:value="14111" calcext:value-type="float">
            <text:p>14111</text:p>
          </table:table-cell>
          <table:table-cell office:value-type="string" calcext:value-type="string">
            <text:p>Saint-Maur</text:p>
          </table:table-cell>
          <table:table-cell office:value-type="float" office:value="43.62103793" calcext:value-type="float">
            <text:p>43,62103793</text:p>
          </table:table-cell>
          <table:table-cell office:value-type="float" office:value="3.89409448" calcext:value-type="float">
            <text:p>3,89409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45</text:p>
          </table:table-cell>
          <table:table-cell office:value-type="float" office:value="5645" calcext:value-type="float">
            <text:p>5645</text:p>
          </table:table-cell>
          <table:table-cell office:value-type="string" calcext:value-type="string">
            <text:p>Saint-Michel</text:p>
          </table:table-cell>
          <table:table-cell office:value-type="float" office:value="43.60661621" calcext:value-type="float">
            <text:p>43,60661621</text:p>
          </table:table-cell>
          <table:table-cell office:value-type="float" office:value="3.89861274" calcext:value-type="float">
            <text:p>3,89861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office:value-type="float" office:value="9208" calcext:value-type="float">
            <text:p>9208</text:p>
          </table:table-cell>
          <table:table-cell office:value-type="string" calcext:value-type="string">
            <text:p>Saint-Michel</text:p>
          </table:table-cell>
          <table:table-cell office:value-type="float" office:value="43.60661621" calcext:value-type="float">
            <text:p>43,60661621</text:p>
          </table:table-cell>
          <table:table-cell office:value-type="float" office:value="3.89861274" calcext:value-type="float">
            <text:p>3,89861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46</text:p>
          </table:table-cell>
          <table:table-cell office:value-type="float" office:value="5646" calcext:value-type="float">
            <text:p>5646</text:p>
          </table:table-cell>
          <table:table-cell office:value-type="string" calcext:value-type="string">
            <text:p>Saint-Paul</text:p>
          </table:table-cell>
          <table:table-cell office:value-type="float" office:value="43.6306447633333" calcext:value-type="float">
            <text:p>43,6306447633333</text:p>
          </table:table-cell>
          <table:table-cell office:value-type="float" office:value="3.82118679" calcext:value-type="float">
            <text:p>3,821186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83</text:p>
          </table:table-cell>
          <table:table-cell office:value-type="float" office:value="19102" calcext:value-type="float">
            <text:p>19102</text:p>
          </table:table-cell>
          <table:table-cell office:value-type="string" calcext:value-type="string">
            <text:p>Saint-Paul</text:p>
          </table:table-cell>
          <table:table-cell office:value-type="float" office:value="43.63059079" calcext:value-type="float">
            <text:p>43,63059079</text:p>
          </table:table-cell>
          <table:table-cell office:value-type="float" office:value="3.82140816" calcext:value-type="float">
            <text:p>3,82140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32</text:p>
          </table:table-cell>
          <table:table-cell office:value-type="float" office:value="41105" calcext:value-type="float">
            <text:p>41105</text:p>
          </table:table-cell>
          <table:table-cell office:value-type="string" calcext:value-type="string">
            <text:p>Saint-Paul</text:p>
          </table:table-cell>
          <table:table-cell office:value-type="float" office:value="43.6306581" calcext:value-type="float">
            <text:p>43,6306581</text:p>
          </table:table-cell>
          <table:table-cell office:value-type="float" office:value="3.82108813" calcext:value-type="float">
            <text:p>3,82108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85</text:p>
          </table:table-cell>
          <table:table-cell office:value-type="float" office:value="41251" calcext:value-type="float">
            <text:p>41251</text:p>
          </table:table-cell>
          <table:table-cell office:value-type="string" calcext:value-type="string">
            <text:p>Saint-Paul</text:p>
          </table:table-cell>
          <table:table-cell office:value-type="float" office:value="43.6306854" calcext:value-type="float">
            <text:p>43,6306854</text:p>
          </table:table-cell>
          <table:table-cell office:value-type="float" office:value="3.82106408" calcext:value-type="float">
            <text:p>3,82106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47</text:p>
          </table:table-cell>
          <table:table-cell office:value-type="float" office:value="5647" calcext:value-type="float">
            <text:p>5647</text:p>
          </table:table-cell>
          <table:table-cell office:value-type="string" calcext:value-type="string">
            <text:p>Saint-Priest</text:p>
          </table:table-cell>
          <table:table-cell office:value-type="float" office:value="43.634818815" calcext:value-type="float">
            <text:p>43,634818815</text:p>
          </table:table-cell>
          <table:table-cell office:value-type="float" office:value="3.843642525" calcext:value-type="float">
            <text:p>3,843642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float" office:value="7101" calcext:value-type="float">
            <text:p>7101</text:p>
          </table:table-cell>
          <table:table-cell office:value-type="string" calcext:value-type="string">
            <text:p>Saint-Priest</text:p>
          </table:table-cell>
          <table:table-cell office:value-type="float" office:value="43.63516419" calcext:value-type="float">
            <text:p>43,63516419</text:p>
          </table:table-cell>
          <table:table-cell office:value-type="float" office:value="3.84369496" calcext:value-type="float">
            <text:p>3,84369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99</text:p>
          </table:table-cell>
          <table:table-cell office:value-type="float" office:value="7228" calcext:value-type="float">
            <text:p>7228</text:p>
          </table:table-cell>
          <table:table-cell office:value-type="string" calcext:value-type="string">
            <text:p>Saint-Priest</text:p>
          </table:table-cell>
          <table:table-cell office:value-type="float" office:value="43.63447344" calcext:value-type="float">
            <text:p>43,63447344</text:p>
          </table:table-cell>
          <table:table-cell office:value-type="float" office:value="3.84359009" calcext:value-type="float">
            <text:p>3,84359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Saint-Roch</text:p>
          </table:table-cell>
          <table:table-cell office:value-type="float" office:value="43.6152104" calcext:value-type="float">
            <text:p>43,6152104</text:p>
          </table:table-cell>
          <table:table-cell office:value-type="float" office:value="3.86969648" calcext:value-type="float">
            <text:p>3,869696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Saint-Roch</text:p>
          </table:table-cell>
          <table:table-cell office:value-type="float" office:value="43.6152104" calcext:value-type="float">
            <text:p>43,6152104</text:p>
          </table:table-cell>
          <table:table-cell office:value-type="float" office:value="3.86969648" calcext:value-type="float">
            <text:p>3,86969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49</text:p>
          </table:table-cell>
          <table:table-cell office:value-type="float" office:value="5649" calcext:value-type="float">
            <text:p>5649</text:p>
          </table:table-cell>
          <table:table-cell office:value-type="string" calcext:value-type="string">
            <text:p>Sainte-Catherine</text:p>
          </table:table-cell>
          <table:table-cell office:value-type="float" office:value="43.626357575" calcext:value-type="float">
            <text:p>43,626357575</text:p>
          </table:table-cell>
          <table:table-cell office:value-type="float" office:value="3.876350585" calcext:value-type="float">
            <text:p>3,8763505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98</text:p>
          </table:table-cell>
          <table:table-cell office:value-type="float" office:value="10108" calcext:value-type="float">
            <text:p>10108</text:p>
          </table:table-cell>
          <table:table-cell office:value-type="string" calcext:value-type="string">
            <text:p>Sainte-Catherine</text:p>
          </table:table-cell>
          <table:table-cell office:value-type="float" office:value="43.62642717" calcext:value-type="float">
            <text:p>43,62642717</text:p>
          </table:table-cell>
          <table:table-cell office:value-type="float" office:value="3.87619777" calcext:value-type="float">
            <text:p>3,87619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37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Sainte-Catherine</text:p>
          </table:table-cell>
          <table:table-cell office:value-type="float" office:value="43.62628798" calcext:value-type="float">
            <text:p>43,62628798</text:p>
          </table:table-cell>
          <table:table-cell office:value-type="float" office:value="3.8765034" calcext:value-type="float">
            <text:p>3,8765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50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Sainte-Geneviève</text:p>
          </table:table-cell>
          <table:table-cell office:value-type="float" office:value="43.623240985" calcext:value-type="float">
            <text:p>43,623240985</text:p>
          </table:table-cell>
          <table:table-cell office:value-type="float" office:value="3.84422182" calcext:value-type="float">
            <text:p>3,84422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ainte-Geneviève</text:p>
          </table:table-cell>
          <table:table-cell office:value-type="float" office:value="43.62344697" calcext:value-type="float">
            <text:p>43,62344697</text:p>
          </table:table-cell>
          <table:table-cell office:value-type="float" office:value="3.84395501" calcext:value-type="float">
            <text:p>3,84395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Sainte-Geneviève</text:p>
          </table:table-cell>
          <table:table-cell office:value-type="float" office:value="43.623035" calcext:value-type="float">
            <text:p>43,623035</text:p>
          </table:table-cell>
          <table:table-cell office:value-type="float" office:value="3.84448863" calcext:value-type="float">
            <text:p>3,84448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51</text:p>
          </table:table-cell>
          <table:table-cell office:value-type="float" office:value="5651" calcext:value-type="float">
            <text:p>5651</text:p>
          </table:table-cell>
          <table:table-cell office:value-type="string" calcext:value-type="string">
            <text:p>Sainte-Odile</text:p>
          </table:table-cell>
          <table:table-cell office:value-type="float" office:value="43.622700135" calcext:value-type="float">
            <text:p>43,622700135</text:p>
          </table:table-cell>
          <table:table-cell office:value-type="float" office:value="3.873090225" calcext:value-type="float">
            <text:p>3,8730902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Sainte-Odile</text:p>
          </table:table-cell>
          <table:table-cell office:value-type="float" office:value="43.62262252" calcext:value-type="float">
            <text:p>43,62262252</text:p>
          </table:table-cell>
          <table:table-cell office:value-type="float" office:value="3.87317476" calcext:value-type="float">
            <text:p>3,87317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float" office:value="11128" calcext:value-type="float">
            <text:p>11128</text:p>
          </table:table-cell>
          <table:table-cell office:value-type="string" calcext:value-type="string">
            <text:p>Sainte-Odile</text:p>
          </table:table-cell>
          <table:table-cell office:value-type="float" office:value="43.62277775" calcext:value-type="float">
            <text:p>43,62277775</text:p>
          </table:table-cell>
          <table:table-cell office:value-type="float" office:value="3.87300569" calcext:value-type="float">
            <text:p>3,87300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52</text:p>
          </table:table-cell>
          <table:table-cell office:value-type="float" office:value="5652" calcext:value-type="float">
            <text:p>5652</text:p>
          </table:table-cell>
          <table:table-cell office:value-type="string" calcext:value-type="string">
            <text:p>Sainte-Thérèse</text:p>
          </table:table-cell>
          <table:table-cell office:value-type="float" office:value="43.614197345" calcext:value-type="float">
            <text:p>43,614197345</text:p>
          </table:table-cell>
          <table:table-cell office:value-type="float" office:value="3.865369695" calcext:value-type="float">
            <text:p>3,8653696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float" office:value="7114" calcext:value-type="float">
            <text:p>7114</text:p>
          </table:table-cell>
          <table:table-cell office:value-type="string" calcext:value-type="string">
            <text:p>Sainte-Thérèse</text:p>
          </table:table-cell>
          <table:table-cell office:value-type="float" office:value="43.61427626" calcext:value-type="float">
            <text:p>43,61427626</text:p>
          </table:table-cell>
          <table:table-cell office:value-type="float" office:value="3.8651924" calcext:value-type="float">
            <text:p>3,8651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float" office:value="7217" calcext:value-type="float">
            <text:p>7217</text:p>
          </table:table-cell>
          <table:table-cell office:value-type="string" calcext:value-type="string">
            <text:p>Sainte-Thérèse</text:p>
          </table:table-cell>
          <table:table-cell office:value-type="float" office:value="43.61411843" calcext:value-type="float">
            <text:p>43,61411843</text:p>
          </table:table-cell>
          <table:table-cell office:value-type="float" office:value="3.86554699" calcext:value-type="float">
            <text:p>3,86554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53</text:p>
          </table:table-cell>
          <table:table-cell office:value-type="float" office:value="5653" calcext:value-type="float">
            <text:p>5653</text:p>
          </table:table-cell>
          <table:table-cell office:value-type="string" calcext:value-type="string">
            <text:p>Salaison</text:p>
          </table:table-cell>
          <table:table-cell office:value-type="float" office:value="43.623861315" calcext:value-type="float">
            <text:p>43,623861315</text:p>
          </table:table-cell>
          <table:table-cell office:value-type="float" office:value="3.898731705" calcext:value-type="float">
            <text:p>3,8987317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8120" calcext:value-type="float">
            <text:p>8120</text:p>
          </table:table-cell>
          <table:table-cell office:value-type="string" calcext:value-type="string">
            <text:p>Salaison</text:p>
          </table:table-cell>
          <table:table-cell office:value-type="float" office:value="43.62390059" calcext:value-type="float">
            <text:p>43,62390059</text:p>
          </table:table-cell>
          <table:table-cell office:value-type="float" office:value="3.89881322" calcext:value-type="float">
            <text:p>3,89881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float" office:value="8204" calcext:value-type="float">
            <text:p>8204</text:p>
          </table:table-cell>
          <table:table-cell office:value-type="string" calcext:value-type="string">
            <text:p>Salaison</text:p>
          </table:table-cell>
          <table:table-cell office:value-type="float" office:value="43.62382204" calcext:value-type="float">
            <text:p>43,62382204</text:p>
          </table:table-cell>
          <table:table-cell office:value-type="float" office:value="3.89865019" calcext:value-type="float">
            <text:p>3,89865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54</text:p>
          </table:table-cell>
          <table:table-cell office:value-type="float" office:value="5654" calcext:value-type="float">
            <text:p>5654</text:p>
          </table:table-cell>
          <table:table-cell office:value-type="string" calcext:value-type="string">
            <text:p>Samuel Morse</text:p>
          </table:table-cell>
          <table:table-cell office:value-type="float" office:value="43.606709445" calcext:value-type="float">
            <text:p>43,606709445</text:p>
          </table:table-cell>
          <table:table-cell office:value-type="float" office:value="3.91325688" calcext:value-type="float">
            <text:p>3,91325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float" office:value="9140" calcext:value-type="float">
            <text:p>9140</text:p>
          </table:table-cell>
          <table:table-cell office:value-type="string" calcext:value-type="string">
            <text:p>Samuel Morse</text:p>
          </table:table-cell>
          <table:table-cell office:value-type="float" office:value="43.60638856" calcext:value-type="float">
            <text:p>43,60638856</text:p>
          </table:table-cell>
          <table:table-cell office:value-type="float" office:value="3.91306864" calcext:value-type="float">
            <text:p>3,91306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office:value-type="float" office:value="9239" calcext:value-type="float">
            <text:p>9239</text:p>
          </table:table-cell>
          <table:table-cell office:value-type="string" calcext:value-type="string">
            <text:p>Samuel Morse</text:p>
          </table:table-cell>
          <table:table-cell office:value-type="float" office:value="43.60703033" calcext:value-type="float">
            <text:p>43,60703033</text:p>
          </table:table-cell>
          <table:table-cell office:value-type="float" office:value="3.91344512" calcext:value-type="float">
            <text:p>3,91344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55</text:p>
          </table:table-cell>
          <table:table-cell office:value-type="float" office:value="5655" calcext:value-type="float">
            <text:p>5655</text:p>
          </table:table-cell>
          <table:table-cell office:value-type="string" calcext:value-type="string">
            <text:p>Saporta</text:p>
          </table:table-cell>
          <table:table-cell office:value-type="float" office:value="43.584111735" calcext:value-type="float">
            <text:p>43,584111735</text:p>
          </table:table-cell>
          <table:table-cell office:value-type="float" office:value="3.887925135" calcext:value-type="float">
            <text:p>3,887925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Saporta</text:p>
          </table:table-cell>
          <table:table-cell office:value-type="float" office:value="43.58461457" calcext:value-type="float">
            <text:p>43,58461457</text:p>
          </table:table-cell>
          <table:table-cell office:value-type="float" office:value="3.88827886" calcext:value-type="float">
            <text:p>3,88827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Saporta</text:p>
          </table:table-cell>
          <table:table-cell office:value-type="float" office:value="43.5836089" calcext:value-type="float">
            <text:p>43,5836089</text:p>
          </table:table-cell>
          <table:table-cell office:value-type="float" office:value="3.88757141" calcext:value-type="float">
            <text:p>3,88757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56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Semard</text:p>
          </table:table-cell>
          <table:table-cell office:value-type="float" office:value="43.61939669" calcext:value-type="float">
            <text:p>43,61939669</text:p>
          </table:table-cell>
          <table:table-cell office:value-type="float" office:value="3.9037881875" calcext:value-type="float">
            <text:p>3,9037881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53</text:p>
          </table:table-cell>
          <table:table-cell office:value-type="float" office:value="9129" calcext:value-type="float">
            <text:p>9129</text:p>
          </table:table-cell>
          <table:table-cell office:value-type="string" calcext:value-type="string">
            <text:p>Semard</text:p>
          </table:table-cell>
          <table:table-cell office:value-type="float" office:value="43.6191463" calcext:value-type="float">
            <text:p>43,6191463</text:p>
          </table:table-cell>
          <table:table-cell office:value-type="float" office:value="3.90307599" calcext:value-type="float">
            <text:p>3,90307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54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Semard</text:p>
          </table:table-cell>
          <table:table-cell office:value-type="float" office:value="43.61916699" calcext:value-type="float">
            <text:p>43,61916699</text:p>
          </table:table-cell>
          <table:table-cell office:value-type="float" office:value="3.90350965" calcext:value-type="float">
            <text:p>3,90350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10148" calcext:value-type="float">
            <text:p>10148</text:p>
          </table:table-cell>
          <table:table-cell office:value-type="string" calcext:value-type="string">
            <text:p>Semard</text:p>
          </table:table-cell>
          <table:table-cell office:value-type="float" office:value="43.61960448" calcext:value-type="float">
            <text:p>43,61960448</text:p>
          </table:table-cell>
          <table:table-cell office:value-type="float" office:value="3.90433835" calcext:value-type="float">
            <text:p>3,90433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55</text:p>
          </table:table-cell>
          <table:table-cell office:value-type="float" office:value="10247" calcext:value-type="float">
            <text:p>10247</text:p>
          </table:table-cell>
          <table:table-cell office:value-type="string" calcext:value-type="string">
            <text:p>Semard</text:p>
          </table:table-cell>
          <table:table-cell office:value-type="float" office:value="43.61966899" calcext:value-type="float">
            <text:p>43,61966899</text:p>
          </table:table-cell>
          <table:table-cell office:value-type="float" office:value="3.90422876" calcext:value-type="float">
            <text:p>3,90422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57</text:p>
          </table:table-cell>
          <table:table-cell office:value-type="float" office:value="5657" calcext:value-type="float">
            <text:p>5657</text:p>
          </table:table-cell>
          <table:table-cell office:value-type="string" calcext:value-type="string">
            <text:p>Soleiado</text:p>
          </table:table-cell>
          <table:table-cell office:value-type="float" office:value="43.60050774" calcext:value-type="float">
            <text:p>43,60050774</text:p>
          </table:table-cell>
          <table:table-cell office:value-type="float" office:value="3.88673748" calcext:value-type="float">
            <text:p>3,886737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8106" calcext:value-type="float">
            <text:p>8106</text:p>
          </table:table-cell>
          <table:table-cell office:value-type="string" calcext:value-type="string">
            <text:p>Soleiado</text:p>
          </table:table-cell>
          <table:table-cell office:value-type="float" office:value="43.60069594" calcext:value-type="float">
            <text:p>43,60069594</text:p>
          </table:table-cell>
          <table:table-cell office:value-type="float" office:value="3.88646426" calcext:value-type="float">
            <text:p>3,88646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35</text:p>
          </table:table-cell>
          <table:table-cell office:value-type="float" office:value="8219" calcext:value-type="float">
            <text:p>8219</text:p>
          </table:table-cell>
          <table:table-cell office:value-type="string" calcext:value-type="string">
            <text:p>Soleiado</text:p>
          </table:table-cell>
          <table:table-cell office:value-type="float" office:value="43.60031954" calcext:value-type="float">
            <text:p>43,60031954</text:p>
          </table:table-cell>
          <table:table-cell office:value-type="float" office:value="3.8870107" calcext:value-type="float">
            <text:p>3,8870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58</text:p>
          </table:table-cell>
          <table:table-cell office:value-type="float" office:value="5658" calcext:value-type="float">
            <text:p>5658</text:p>
          </table:table-cell>
          <table:table-cell office:value-type="string" calcext:value-type="string">
            <text:p>Sophie Germain</text:p>
          </table:table-cell>
          <table:table-cell office:value-type="float" office:value="43.605056145" calcext:value-type="float">
            <text:p>43,605056145</text:p>
          </table:table-cell>
          <table:table-cell office:value-type="float" office:value="3.83540398" calcext:value-type="float">
            <text:p>3,835403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71</text:p>
          </table:table-cell>
          <table:table-cell office:value-type="float" office:value="7161" calcext:value-type="float">
            <text:p>7161</text:p>
          </table:table-cell>
          <table:table-cell office:value-type="string" calcext:value-type="string">
            <text:p>Sophie Germain</text:p>
          </table:table-cell>
          <table:table-cell office:value-type="float" office:value="43.60503903" calcext:value-type="float">
            <text:p>43,60503903</text:p>
          </table:table-cell>
          <table:table-cell office:value-type="float" office:value="3.83534168" calcext:value-type="float">
            <text:p>3,83534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7263" calcext:value-type="float">
            <text:p>7263</text:p>
          </table:table-cell>
          <table:table-cell office:value-type="string" calcext:value-type="string">
            <text:p>Sophie Germain</text:p>
          </table:table-cell>
          <table:table-cell office:value-type="float" office:value="43.60507326" calcext:value-type="float">
            <text:p>43,60507326</text:p>
          </table:table-cell>
          <table:table-cell office:value-type="float" office:value="3.83546628" calcext:value-type="float">
            <text:p>3,83546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59</text:p>
          </table:table-cell>
          <table:table-cell office:value-type="float" office:value="5659" calcext:value-type="float">
            <text:p>5659</text:p>
          </table:table-cell>
          <table:table-cell office:value-type="string" calcext:value-type="string">
            <text:p>Stade de la Mosson</text:p>
          </table:table-cell>
          <table:table-cell office:value-type="float" office:value="43.621274275" calcext:value-type="float">
            <text:p>43,621274275</text:p>
          </table:table-cell>
          <table:table-cell office:value-type="float" office:value="3.817379425" calcext:value-type="float">
            <text:p>3,8173794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59</text:p>
          </table:table-cell>
          <table:table-cell office:value-type="float" office:value="41163" calcext:value-type="float">
            <text:p>41163</text:p>
          </table:table-cell>
          <table:table-cell office:value-type="string" calcext:value-type="string">
            <text:p>Stade de la Mosson</text:p>
          </table:table-cell>
          <table:table-cell office:value-type="float" office:value="43.62125181" calcext:value-type="float">
            <text:p>43,62125181</text:p>
          </table:table-cell>
          <table:table-cell office:value-type="float" office:value="3.81737884" calcext:value-type="float">
            <text:p>3,81737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88</text:p>
          </table:table-cell>
          <table:table-cell office:value-type="float" office:value="41263" calcext:value-type="float">
            <text:p>41263</text:p>
          </table:table-cell>
          <table:table-cell office:value-type="string" calcext:value-type="string">
            <text:p>Stade de la Mosson</text:p>
          </table:table-cell>
          <table:table-cell office:value-type="float" office:value="43.62129674" calcext:value-type="float">
            <text:p>43,62129674</text:p>
          </table:table-cell>
          <table:table-cell office:value-type="float" office:value="3.81738001" calcext:value-type="float">
            <text:p>3,81738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60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Stade Philippidès</text:p>
          </table:table-cell>
          <table:table-cell office:value-type="float" office:value="43.6189891" calcext:value-type="float">
            <text:p>43,6189891</text:p>
          </table:table-cell>
          <table:table-cell office:value-type="float" office:value="3.869482365" calcext:value-type="float">
            <text:p>3,8694823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42</text:p>
          </table:table-cell>
          <table:table-cell office:value-type="float" office:value="41125" calcext:value-type="float">
            <text:p>41125</text:p>
          </table:table-cell>
          <table:table-cell office:value-type="string" calcext:value-type="string">
            <text:p>Stade Philippidès</text:p>
          </table:table-cell>
          <table:table-cell office:value-type="float" office:value="43.61898936" calcext:value-type="float">
            <text:p>43,61898936</text:p>
          </table:table-cell>
          <table:table-cell office:value-type="float" office:value="3.86946381" calcext:value-type="float">
            <text:p>3,86946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75</text:p>
          </table:table-cell>
          <table:table-cell office:value-type="float" office:value="41231" calcext:value-type="float">
            <text:p>41231</text:p>
          </table:table-cell>
          <table:table-cell office:value-type="string" calcext:value-type="string">
            <text:p>Stade Philippidès</text:p>
          </table:table-cell>
          <table:table-cell office:value-type="float" office:value="43.61898884" calcext:value-type="float">
            <text:p>43,61898884</text:p>
          </table:table-cell>
          <table:table-cell office:value-type="float" office:value="3.86950092" calcext:value-type="float">
            <text:p>3,86950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61</text:p>
          </table:table-cell>
          <table:table-cell office:value-type="float" office:value="5661" calcext:value-type="float">
            <text:p>5661</text:p>
          </table:table-cell>
          <table:table-cell office:value-type="string" calcext:value-type="string">
            <text:p>TaM</text:p>
          </table:table-cell>
          <table:table-cell office:value-type="float" office:value="43.581424975" calcext:value-type="float">
            <text:p>43,581424975</text:p>
          </table:table-cell>
          <table:table-cell office:value-type="float" office:value="3.87019992" calcext:value-type="float">
            <text:p>3,87019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2130" calcext:value-type="float">
            <text:p>12130</text:p>
          </table:table-cell>
          <table:table-cell office:value-type="string" calcext:value-type="string">
            <text:p>TaM</text:p>
          </table:table-cell>
          <table:table-cell office:value-type="float" office:value="43.58140974" calcext:value-type="float">
            <text:p>43,58140974</text:p>
          </table:table-cell>
          <table:table-cell office:value-type="float" office:value="3.87032317" calcext:value-type="float">
            <text:p>3,87032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23</text:p>
          </table:table-cell>
          <table:table-cell office:value-type="float" office:value="12227" calcext:value-type="float">
            <text:p>12227</text:p>
          </table:table-cell>
          <table:table-cell office:value-type="string" calcext:value-type="string">
            <text:p>TaM</text:p>
          </table:table-cell>
          <table:table-cell office:value-type="float" office:value="43.58144021" calcext:value-type="float">
            <text:p>43,58144021</text:p>
          </table:table-cell>
          <table:table-cell office:value-type="float" office:value="3.87007667" calcext:value-type="float">
            <text:p>3,87007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62</text:p>
          </table:table-cell>
          <table:table-cell office:value-type="float" office:value="5662" calcext:value-type="float">
            <text:p>5662</text:p>
          </table:table-cell>
          <table:table-cell office:value-type="string" calcext:value-type="string">
            <text:p>Tonnelles</text:p>
          </table:table-cell>
          <table:table-cell office:value-type="float" office:value="43.61359352" calcext:value-type="float">
            <text:p>43,61359352</text:p>
          </table:table-cell>
          <table:table-cell office:value-type="float" office:value="3.83884076666667" calcext:value-type="float">
            <text:p>3,8388407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onnelles</text:p>
          </table:table-cell>
          <table:table-cell office:value-type="float" office:value="43.61408176" calcext:value-type="float">
            <text:p>43,61408176</text:p>
          </table:table-cell>
          <table:table-cell office:value-type="float" office:value="3.83799164" calcext:value-type="float">
            <text:p>3,83799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Tonnelles</text:p>
          </table:table-cell>
          <table:table-cell office:value-type="float" office:value="43.61390758" calcext:value-type="float">
            <text:p>43,61390758</text:p>
          </table:table-cell>
          <table:table-cell office:value-type="float" office:value="3.83823451" calcext:value-type="float">
            <text:p>3,83823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129" calcext:value-type="float">
            <text:p>10129</text:p>
          </table:table-cell>
          <table:table-cell office:value-type="string" calcext:value-type="string">
            <text:p>Tonnelles</text:p>
          </table:table-cell>
          <table:table-cell office:value-type="float" office:value="43.6131082" calcext:value-type="float">
            <text:p>43,6131082</text:p>
          </table:table-cell>
          <table:table-cell office:value-type="float" office:value="3.83883213" calcext:value-type="float">
            <text:p>3,83883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Tonnelles</text:p>
          </table:table-cell>
          <table:table-cell office:value-type="float" office:value="43.61335553" calcext:value-type="float">
            <text:p>43,61335553</text:p>
          </table:table-cell>
          <table:table-cell office:value-type="float" office:value="3.83914795" calcext:value-type="float">
            <text:p>3,83914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55</text:p>
          </table:table-cell>
          <table:table-cell office:value-type="float" office:value="43113" calcext:value-type="float">
            <text:p>43113</text:p>
          </table:table-cell>
          <table:table-cell office:value-type="string" calcext:value-type="string">
            <text:p>Tonnelles</text:p>
          </table:table-cell>
          <table:table-cell office:value-type="float" office:value="43.61348706" calcext:value-type="float">
            <text:p>43,61348706</text:p>
          </table:table-cell>
          <table:table-cell office:value-type="float" office:value="3.83938649" calcext:value-type="float">
            <text:p>3,83938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92</text:p>
          </table:table-cell>
          <table:table-cell office:value-type="float" office:value="43245" calcext:value-type="float">
            <text:p>43245</text:p>
          </table:table-cell>
          <table:table-cell office:value-type="string" calcext:value-type="string">
            <text:p>Tonnelles</text:p>
          </table:table-cell>
          <table:table-cell office:value-type="float" office:value="43.61362099" calcext:value-type="float">
            <text:p>43,61362099</text:p>
          </table:table-cell>
          <table:table-cell office:value-type="float" office:value="3.83945188" calcext:value-type="float">
            <text:p>3,83945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63</text:p>
          </table:table-cell>
          <table:table-cell office:value-type="float" office:value="5663" calcext:value-type="float">
            <text:p>5663</text:p>
          </table:table-cell>
          <table:table-cell office:value-type="string" calcext:value-type="string">
            <text:p>Tournezy</text:p>
          </table:table-cell>
          <table:table-cell office:value-type="float" office:value="43.57913622" calcext:value-type="float">
            <text:p>43,57913622</text:p>
          </table:table-cell>
          <table:table-cell office:value-type="float" office:value="3.87785449" calcext:value-type="float">
            <text:p>3,877854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Tournezy</text:p>
          </table:table-cell>
          <table:table-cell office:value-type="float" office:value="43.57913622" calcext:value-type="float">
            <text:p>43,57913622</text:p>
          </table:table-cell>
          <table:table-cell office:value-type="float" office:value="3.87785449" calcext:value-type="float">
            <text:p>3,87785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64</text:p>
          </table:table-cell>
          <table:table-cell office:value-type="float" office:value="5664" calcext:value-type="float">
            <text:p>5664</text:p>
          </table:table-cell>
          <table:table-cell office:value-type="string" calcext:value-type="string">
            <text:p>Tourterelles</text:p>
          </table:table-cell>
          <table:table-cell office:value-type="float" office:value="43.625764315" calcext:value-type="float">
            <text:p>43,625764315</text:p>
          </table:table-cell>
          <table:table-cell office:value-type="float" office:value="3.87855599" calcext:value-type="float">
            <text:p>3,878555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97</text:p>
          </table:table-cell>
          <table:table-cell office:value-type="float" office:value="10107" calcext:value-type="float">
            <text:p>10107</text:p>
          </table:table-cell>
          <table:table-cell office:value-type="string" calcext:value-type="string">
            <text:p>Tourterelles</text:p>
          </table:table-cell>
          <table:table-cell office:value-type="float" office:value="43.62580079" calcext:value-type="float">
            <text:p>43,62580079</text:p>
          </table:table-cell>
          <table:table-cell office:value-type="float" office:value="3.87851985" calcext:value-type="float">
            <text:p>3,8785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38</text:p>
          </table:table-cell>
          <table:table-cell office:value-type="float" office:value="10213" calcext:value-type="float">
            <text:p>10213</text:p>
          </table:table-cell>
          <table:table-cell office:value-type="string" calcext:value-type="string">
            <text:p>Tourterelles</text:p>
          </table:table-cell>
          <table:table-cell office:value-type="float" office:value="43.62572784" calcext:value-type="float">
            <text:p>43,62572784</text:p>
          </table:table-cell>
          <table:table-cell office:value-type="float" office:value="3.87859213" calcext:value-type="float">
            <text:p>3,87859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65</text:p>
          </table:table-cell>
          <table:table-cell office:value-type="float" office:value="5665" calcext:value-type="float">
            <text:p>5665</text:p>
          </table:table-cell>
          <table:table-cell office:value-type="string" calcext:value-type="string">
            <text:p>Universités des Sciences et Lettres</text:p>
          </table:table-cell>
          <table:table-cell office:value-type="float" office:value="43.629406725" calcext:value-type="float">
            <text:p>43,629406725</text:p>
          </table:table-cell>
          <table:table-cell office:value-type="float" office:value="3.86131316166667" calcext:value-type="float">
            <text:p>3,861313161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Universités Sciences et Lettres</text:p>
          </table:table-cell>
          <table:table-cell office:value-type="float" office:value="43.62917183" calcext:value-type="float">
            <text:p>43,62917183</text:p>
          </table:table-cell>
          <table:table-cell office:value-type="float" office:value="3.86139559" calcext:value-type="float">
            <text:p>3,86139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39</text:p>
          </table:table-cell>
          <table:table-cell office:value-type="float" office:value="41119" calcext:value-type="float">
            <text:p>41119</text:p>
          </table:table-cell>
          <table:table-cell office:value-type="string" calcext:value-type="string">
            <text:p>Universités Sciences et Lettres</text:p>
          </table:table-cell>
          <table:table-cell office:value-type="float" office:value="43.62912446" calcext:value-type="float">
            <text:p>43,62912446</text:p>
          </table:table-cell>
          <table:table-cell office:value-type="float" office:value="3.86156759" calcext:value-type="float">
            <text:p>3,86156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78</text:p>
          </table:table-cell>
          <table:table-cell office:value-type="float" office:value="41237" calcext:value-type="float">
            <text:p>41237</text:p>
          </table:table-cell>
          <table:table-cell office:value-type="string" calcext:value-type="string">
            <text:p>Universités Sciences et Lettres</text:p>
          </table:table-cell>
          <table:table-cell office:value-type="float" office:value="43.62916023" calcext:value-type="float">
            <text:p>43,62916023</text:p>
          </table:table-cell>
          <table:table-cell office:value-type="float" office:value="3.86158092" calcext:value-type="float">
            <text:p>3,86158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93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Universités Sciences et Lettres</text:p>
          </table:table-cell>
          <table:table-cell office:value-type="float" office:value="43.62917183" calcext:value-type="float">
            <text:p>43,62917183</text:p>
          </table:table-cell>
          <table:table-cell office:value-type="float" office:value="3.86139559" calcext:value-type="float">
            <text:p>3,86139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00</text:p>
          </table:table-cell>
          <table:table-cell office:value-type="float" office:value="13128" calcext:value-type="float">
            <text:p>13128</text:p>
          </table:table-cell>
          <table:table-cell office:value-type="string" calcext:value-type="string">
            <text:p>Universités Sciences et Lettres</text:p>
          </table:table-cell>
          <table:table-cell office:value-type="float" office:value="43.629906" calcext:value-type="float">
            <text:p>43,629906</text:p>
          </table:table-cell>
          <table:table-cell office:value-type="float" office:value="3.86096964" calcext:value-type="float">
            <text:p>3,86096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07</text:p>
          </table:table-cell>
          <table:table-cell office:value-type="float" office:value="13230" calcext:value-type="float">
            <text:p>13230</text:p>
          </table:table-cell>
          <table:table-cell office:value-type="string" calcext:value-type="string">
            <text:p>Universités Sciences et Lettres</text:p>
          </table:table-cell>
          <table:table-cell office:value-type="float" office:value="43.629906" calcext:value-type="float">
            <text:p>43,629906</text:p>
          </table:table-cell>
          <table:table-cell office:value-type="float" office:value="3.86096964" calcext:value-type="float">
            <text:p>3,86096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66</text:p>
          </table:table-cell>
          <table:table-cell office:value-type="float" office:value="5666" calcext:value-type="float">
            <text:p>5666</text:p>
          </table:table-cell>
          <table:table-cell office:value-type="string" calcext:value-type="string">
            <text:p>Uppsala</text:p>
          </table:table-cell>
          <table:table-cell office:value-type="float" office:value="43.62952683" calcext:value-type="float">
            <text:p>43,62952683</text:p>
          </table:table-cell>
          <table:table-cell office:value-type="float" office:value="3.82098446" calcext:value-type="float">
            <text:p>3,820984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84</text:p>
          </table:table-cell>
          <table:table-cell office:value-type="float" office:value="19201" calcext:value-type="float">
            <text:p>19201</text:p>
          </table:table-cell>
          <table:table-cell office:value-type="string" calcext:value-type="string">
            <text:p>Uppsala</text:p>
          </table:table-cell>
          <table:table-cell office:value-type="float" office:value="43.62952683" calcext:value-type="float">
            <text:p>43,62952683</text:p>
          </table:table-cell>
          <table:table-cell office:value-type="float" office:value="3.82098446" calcext:value-type="float">
            <text:p>3,82098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67</text:p>
          </table:table-cell>
          <table:table-cell office:value-type="float" office:value="5667" calcext:value-type="float">
            <text:p>5667</text:p>
          </table:table-cell>
          <table:table-cell office:value-type="string" calcext:value-type="string">
            <text:p>Val d'Aurelle</text:p>
          </table:table-cell>
          <table:table-cell office:value-type="float" office:value="43.642756905" calcext:value-type="float">
            <text:p>43,642756905</text:p>
          </table:table-cell>
          <table:table-cell office:value-type="float" office:value="3.83618943" calcext:value-type="float">
            <text:p>3,836189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Val d'Aurelle</text:p>
          </table:table-cell>
          <table:table-cell office:value-type="float" office:value="43.64273363" calcext:value-type="float">
            <text:p>43,64273363</text:p>
          </table:table-cell>
          <table:table-cell office:value-type="float" office:value="3.83592267" calcext:value-type="float">
            <text:p>3,83592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Val d'Aurelle</text:p>
          </table:table-cell>
          <table:table-cell office:value-type="float" office:value="43.64278018" calcext:value-type="float">
            <text:p>43,64278018</text:p>
          </table:table-cell>
          <table:table-cell office:value-type="float" office:value="3.83645619" calcext:value-type="float">
            <text:p>3,83645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68</text:p>
          </table:table-cell>
          <table:table-cell office:value-type="float" office:value="5668" calcext:value-type="float">
            <text:p>5668</text:p>
          </table:table-cell>
          <table:table-cell office:value-type="string" calcext:value-type="string">
            <text:p>Vauguières</text:p>
          </table:table-cell>
          <table:table-cell office:value-type="float" office:value="43.604473315" calcext:value-type="float">
            <text:p>43,604473315</text:p>
          </table:table-cell>
          <table:table-cell office:value-type="float" office:value="3.9069169" calcext:value-type="float">
            <text:p>3,9069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0144" calcext:value-type="float">
            <text:p>10144</text:p>
          </table:table-cell>
          <table:table-cell office:value-type="string" calcext:value-type="string">
            <text:p>Vauguières</text:p>
          </table:table-cell>
          <table:table-cell office:value-type="float" office:value="43.60449991" calcext:value-type="float">
            <text:p>43,60449991</text:p>
          </table:table-cell>
          <table:table-cell office:value-type="float" office:value="3.90694237" calcext:value-type="float">
            <text:p>3,90694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59</text:p>
          </table:table-cell>
          <table:table-cell office:value-type="float" office:value="10251" calcext:value-type="float">
            <text:p>10251</text:p>
          </table:table-cell>
          <table:table-cell office:value-type="string" calcext:value-type="string">
            <text:p>Vauguières</text:p>
          </table:table-cell>
          <table:table-cell office:value-type="float" office:value="43.60444672" calcext:value-type="float">
            <text:p>43,60444672</text:p>
          </table:table-cell>
          <table:table-cell office:value-type="float" office:value="3.90689143" calcext:value-type="float">
            <text:p>3,90689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70</text:p>
          </table:table-cell>
          <table:table-cell office:value-type="float" office:value="5670" calcext:value-type="float">
            <text:p>5670</text:p>
          </table:table-cell>
          <table:table-cell office:value-type="string" calcext:value-type="string">
            <text:p>Vert-Bois</text:p>
          </table:table-cell>
          <table:table-cell office:value-type="float" office:value="43.6348552" calcext:value-type="float">
            <text:p>43,6348552</text:p>
          </table:table-cell>
          <table:table-cell office:value-type="float" office:value="3.86795266" calcext:value-type="float">
            <text:p>3,86795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Vert-Bois</text:p>
          </table:table-cell>
          <table:table-cell office:value-type="float" office:value="43.6347373" calcext:value-type="float">
            <text:p>43,6347373</text:p>
          </table:table-cell>
          <table:table-cell office:value-type="float" office:value="3.86770814" calcext:value-type="float">
            <text:p>3,86770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02</text:p>
          </table:table-cell>
          <table:table-cell office:value-type="float" office:value="13225" calcext:value-type="float">
            <text:p>13225</text:p>
          </table:table-cell>
          <table:table-cell office:value-type="string" calcext:value-type="string">
            <text:p>Vert-Bois</text:p>
          </table:table-cell>
          <table:table-cell office:value-type="float" office:value="43.6349731" calcext:value-type="float">
            <text:p>43,6349731</text:p>
          </table:table-cell>
          <table:table-cell office:value-type="float" office:value="3.86819718" calcext:value-type="float">
            <text:p>3,86819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71</text:p>
          </table:table-cell>
          <table:table-cell office:value-type="float" office:value="5671" calcext:value-type="float">
            <text:p>5671</text:p>
          </table:table-cell>
          <table:table-cell office:value-type="string" calcext:value-type="string">
            <text:p>Vieille Poste</text:p>
          </table:table-cell>
          <table:table-cell office:value-type="float" office:value="43.61069704" calcext:value-type="float">
            <text:p>43,61069704</text:p>
          </table:table-cell>
          <table:table-cell office:value-type="float" office:value="3.90020281" calcext:value-type="float">
            <text:p>3,90020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70</text:p>
          </table:table-cell>
          <table:table-cell office:value-type="float" office:value="11105" calcext:value-type="float">
            <text:p>11105</text:p>
          </table:table-cell>
          <table:table-cell office:value-type="string" calcext:value-type="string">
            <text:p>Vieille Poste</text:p>
          </table:table-cell>
          <table:table-cell office:value-type="float" office:value="43.61058659" calcext:value-type="float">
            <text:p>43,61058659</text:p>
          </table:table-cell>
          <table:table-cell office:value-type="float" office:value="3.90006988" calcext:value-type="float">
            <text:p>3,90006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90</text:p>
          </table:table-cell>
          <table:table-cell office:value-type="float" office:value="11218" calcext:value-type="float">
            <text:p>11218</text:p>
          </table:table-cell>
          <table:table-cell office:value-type="string" calcext:value-type="string">
            <text:p>Vieille Poste</text:p>
          </table:table-cell>
          <table:table-cell office:value-type="float" office:value="43.61080749" calcext:value-type="float">
            <text:p>43,61080749</text:p>
          </table:table-cell>
          <table:table-cell office:value-type="float" office:value="3.90033574" calcext:value-type="float">
            <text:p>3,90033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72</text:p>
          </table:table-cell>
          <table:table-cell office:value-type="float" office:value="5672" calcext:value-type="float">
            <text:p>5672</text:p>
          </table:table-cell>
          <table:table-cell office:value-type="string" calcext:value-type="string">
            <text:p>Villeneuve d'Angoulême</text:p>
          </table:table-cell>
          <table:table-cell office:value-type="float" office:value="43.58873839" calcext:value-type="float">
            <text:p>43,58873839</text:p>
          </table:table-cell>
          <table:table-cell office:value-type="float" office:value="3.865721295" calcext:value-type="float">
            <text:p>3,865721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94</text:p>
          </table:table-cell>
          <table:table-cell office:value-type="float" office:value="42113" calcext:value-type="float">
            <text:p>42113</text:p>
          </table:table-cell>
          <table:table-cell office:value-type="string" calcext:value-type="string">
            <text:p>Villeneuve d'Angoulême</text:p>
          </table:table-cell>
          <table:table-cell office:value-type="float" office:value="43.58873804" calcext:value-type="float">
            <text:p>43,58873804</text:p>
          </table:table-cell>
          <table:table-cell office:value-type="float" office:value="3.86574602" calcext:value-type="float">
            <text:p>3,86574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44</text:p>
          </table:table-cell>
          <table:table-cell office:value-type="float" office:value="42257" calcext:value-type="float">
            <text:p>42257</text:p>
          </table:table-cell>
          <table:table-cell office:value-type="string" calcext:value-type="string">
            <text:p>Villeneuve d'Angoulême</text:p>
          </table:table-cell>
          <table:table-cell office:value-type="float" office:value="43.58873874" calcext:value-type="float">
            <text:p>43,58873874</text:p>
          </table:table-cell>
          <table:table-cell office:value-type="float" office:value="3.86569657" calcext:value-type="float">
            <text:p>3,86569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73</text:p>
          </table:table-cell>
          <table:table-cell office:value-type="float" office:value="5673" calcext:value-type="float">
            <text:p>5673</text:p>
          </table:table-cell>
          <table:table-cell office:value-type="string" calcext:value-type="string">
            <text:p>Vincent Auriol</text:p>
          </table:table-cell>
          <table:table-cell office:value-type="float" office:value="43.64776173" calcext:value-type="float">
            <text:p>43,64776173</text:p>
          </table:table-cell>
          <table:table-cell office:value-type="float" office:value="3.8640215" calcext:value-type="float">
            <text:p>3,8640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26</text:p>
          </table:table-cell>
          <table:table-cell office:value-type="float" office:value="22266" calcext:value-type="float">
            <text:p>22266</text:p>
          </table:table-cell>
          <table:table-cell office:value-type="string" calcext:value-type="string">
            <text:p>Vincent Auriol</text:p>
          </table:table-cell>
          <table:table-cell office:value-type="float" office:value="43.64776173" calcext:value-type="float">
            <text:p>43,64776173</text:p>
          </table:table-cell>
          <table:table-cell office:value-type="float" office:value="3.8640215" calcext:value-type="float">
            <text:p>3,8640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74</text:p>
          </table:table-cell>
          <table:table-cell office:value-type="float" office:value="5674" calcext:value-type="float">
            <text:p>5674</text:p>
          </table:table-cell>
          <table:table-cell office:value-type="string" calcext:value-type="string">
            <text:p>Vivaldi</text:p>
          </table:table-cell>
          <table:table-cell office:value-type="float" office:value="43.59615013" calcext:value-type="float">
            <text:p>43,59615013</text:p>
          </table:table-cell>
          <table:table-cell office:value-type="float" office:value="3.8561605" calcext:value-type="float">
            <text:p>3,85616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53</text:p>
          </table:table-cell>
          <table:table-cell office:value-type="float" office:value="17133" calcext:value-type="float">
            <text:p>17133</text:p>
          </table:table-cell>
          <table:table-cell office:value-type="string" calcext:value-type="string">
            <text:p>Vivaldi</text:p>
          </table:table-cell>
          <table:table-cell office:value-type="float" office:value="43.59605699" calcext:value-type="float">
            <text:p>43,59605699</text:p>
          </table:table-cell>
          <table:table-cell office:value-type="float" office:value="3.85607144" calcext:value-type="float">
            <text:p>3,85607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61</text:p>
          </table:table-cell>
          <table:table-cell office:value-type="float" office:value="17233" calcext:value-type="float">
            <text:p>17233</text:p>
          </table:table-cell>
          <table:table-cell office:value-type="string" calcext:value-type="string">
            <text:p>Vivaldi</text:p>
          </table:table-cell>
          <table:table-cell office:value-type="float" office:value="43.59624327" calcext:value-type="float">
            <text:p>43,59624327</text:p>
          </table:table-cell>
          <table:table-cell office:value-type="float" office:value="3.85624956" calcext:value-type="float">
            <text:p>3,85624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75</text:p>
          </table:table-cell>
          <table:table-cell office:value-type="float" office:value="5675" calcext:value-type="float">
            <text:p>5675</text:p>
          </table:table-cell>
          <table:table-cell office:value-type="string" calcext:value-type="string">
            <text:p>Voie Domitienne</text:p>
          </table:table-cell>
          <table:table-cell office:value-type="float" office:value="43.622470825" calcext:value-type="float">
            <text:p>43,622470825</text:p>
          </table:table-cell>
          <table:table-cell office:value-type="float" office:value="3.86005965" calcext:value-type="float">
            <text:p>3,860059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float" office:value="10112" calcext:value-type="float">
            <text:p>10112</text:p>
          </table:table-cell>
          <table:table-cell office:value-type="string" calcext:value-type="string">
            <text:p>Voie Domitienne</text:p>
          </table:table-cell>
          <table:table-cell office:value-type="float" office:value="43.62226583" calcext:value-type="float">
            <text:p>43,62226583</text:p>
          </table:table-cell>
          <table:table-cell office:value-type="float" office:value="3.85961488" calcext:value-type="float">
            <text:p>3,85961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34</text:p>
          </table:table-cell>
          <table:table-cell office:value-type="float" office:value="10207" calcext:value-type="float">
            <text:p>10207</text:p>
          </table:table-cell>
          <table:table-cell office:value-type="string" calcext:value-type="string">
            <text:p>Voie Domitienne</text:p>
          </table:table-cell>
          <table:table-cell office:value-type="float" office:value="43.62267582" calcext:value-type="float">
            <text:p>43,62267582</text:p>
          </table:table-cell>
          <table:table-cell office:value-type="float" office:value="3.86050442" calcext:value-type="float">
            <text:p>3,86050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76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Volta Fizeau</text:p>
          </table:table-cell>
          <table:table-cell office:value-type="float" office:value="43.6138207466667" calcext:value-type="float">
            <text:p>43,6138207466667</text:p>
          </table:table-cell>
          <table:table-cell office:value-type="float" office:value="3.91322839" calcext:value-type="float">
            <text:p>3,913228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56</text:p>
          </table:table-cell>
          <table:table-cell office:value-type="float" office:value="9138" calcext:value-type="float">
            <text:p>9138</text:p>
          </table:table-cell>
          <table:table-cell office:value-type="string" calcext:value-type="string">
            <text:p>Volta Fizeau</text:p>
          </table:table-cell>
          <table:table-cell office:value-type="float" office:value="43.61387346" calcext:value-type="float">
            <text:p>43,61387346</text:p>
          </table:table-cell>
          <table:table-cell office:value-type="float" office:value="3.91331233" calcext:value-type="float">
            <text:p>3,91331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office:value-type="float" office:value="9236" calcext:value-type="float">
            <text:p>9236</text:p>
          </table:table-cell>
          <table:table-cell office:value-type="string" calcext:value-type="string">
            <text:p>Volta Fizeau</text:p>
          </table:table-cell>
          <table:table-cell office:value-type="float" office:value="43.61379439" calcext:value-type="float">
            <text:p>43,61379439</text:p>
          </table:table-cell>
          <table:table-cell office:value-type="float" office:value="3.91318642" calcext:value-type="float">
            <text:p>3,91318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18</text:p>
          </table:table-cell>
          <table:table-cell office:value-type="float" office:value="9157" calcext:value-type="float">
            <text:p>9157</text:p>
          </table:table-cell>
          <table:table-cell office:value-type="string" calcext:value-type="string">
            <text:p>Volta Fizeau</text:p>
          </table:table-cell>
          <table:table-cell office:value-type="float" office:value="43.61379439" calcext:value-type="float">
            <text:p>43,61379439</text:p>
          </table:table-cell>
          <table:table-cell office:value-type="float" office:value="3.91318642" calcext:value-type="float">
            <text:p>3,91318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77</text:p>
          </table:table-cell>
          <table:table-cell office:value-type="float" office:value="5677" calcext:value-type="float">
            <text:p>5677</text:p>
          </table:table-cell>
          <table:table-cell office:value-type="string" calcext:value-type="string">
            <text:p>Voltaire</text:p>
          </table:table-cell>
          <table:table-cell office:value-type="float" office:value="43.60356661" calcext:value-type="float">
            <text:p>43,60356661</text:p>
          </table:table-cell>
          <table:table-cell office:value-type="float" office:value="3.88907813" calcext:value-type="float">
            <text:p>3,889078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02</text:p>
          </table:table-cell>
          <table:table-cell office:value-type="float" office:value="42131" calcext:value-type="float">
            <text:p>42131</text:p>
          </table:table-cell>
          <table:table-cell office:value-type="string" calcext:value-type="string">
            <text:p>Voltaire</text:p>
          </table:table-cell>
          <table:table-cell office:value-type="float" office:value="43.60355331" calcext:value-type="float">
            <text:p>43,60355331</text:p>
          </table:table-cell>
          <table:table-cell office:value-type="float" office:value="3.8890654" calcext:value-type="float">
            <text:p>3,8890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36</text:p>
          </table:table-cell>
          <table:table-cell office:value-type="float" office:value="42239" calcext:value-type="float">
            <text:p>42239</text:p>
          </table:table-cell>
          <table:table-cell office:value-type="string" calcext:value-type="string">
            <text:p>Voltaire</text:p>
          </table:table-cell>
          <table:table-cell office:value-type="float" office:value="43.60357991" calcext:value-type="float">
            <text:p>43,60357991</text:p>
          </table:table-cell>
          <table:table-cell office:value-type="float" office:value="3.88909086" calcext:value-type="float">
            <text:p>3,88909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78</text:p>
          </table:table-cell>
          <table:table-cell office:value-type="float" office:value="5678" calcext:value-type="float">
            <text:p>5678</text:p>
          </table:table-cell>
          <table:table-cell office:value-type="string" calcext:value-type="string">
            <text:p>Winston Churchill</text:p>
          </table:table-cell>
          <table:table-cell office:value-type="float" office:value="43.599079645" calcext:value-type="float">
            <text:p>43,599079645</text:p>
          </table:table-cell>
          <table:table-cell office:value-type="float" office:value="3.8559168" calcext:value-type="float">
            <text:p>3,8559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52</text:p>
          </table:table-cell>
          <table:table-cell office:value-type="float" office:value="17132" calcext:value-type="float">
            <text:p>17132</text:p>
          </table:table-cell>
          <table:table-cell office:value-type="string" calcext:value-type="string">
            <text:p>Winston Churchill</text:p>
          </table:table-cell>
          <table:table-cell office:value-type="float" office:value="43.598963" calcext:value-type="float">
            <text:p>43,598963</text:p>
          </table:table-cell>
          <table:table-cell office:value-type="float" office:value="3.85590133" calcext:value-type="float">
            <text:p>3,85590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60</text:p>
          </table:table-cell>
          <table:table-cell office:value-type="float" office:value="17232" calcext:value-type="float">
            <text:p>17232</text:p>
          </table:table-cell>
          <table:table-cell office:value-type="string" calcext:value-type="string">
            <text:p>Winston Churchill</text:p>
          </table:table-cell>
          <table:table-cell office:value-type="float" office:value="43.59919629" calcext:value-type="float">
            <text:p>43,59919629</text:p>
          </table:table-cell>
          <table:table-cell office:value-type="float" office:value="3.85593227" calcext:value-type="float">
            <text:p>3,85593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79</text:p>
          </table:table-cell>
          <table:table-cell office:value-type="float" office:value="5679" calcext:value-type="float">
            <text:p>5679</text:p>
          </table:table-cell>
          <table:table-cell office:value-type="string" calcext:value-type="string">
            <text:p>Yves du Manoir</text:p>
          </table:table-cell>
          <table:table-cell office:value-type="float" office:value="43.59144234" calcext:value-type="float">
            <text:p>43,59144234</text:p>
          </table:table-cell>
          <table:table-cell office:value-type="float" office:value="3.8485898" calcext:value-type="float">
            <text:p>3,84858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Yves du Manoir</text:p>
          </table:table-cell>
          <table:table-cell office:value-type="float" office:value="43.59144234" calcext:value-type="float">
            <text:p>43,59144234</text:p>
          </table:table-cell>
          <table:table-cell office:value-type="float" office:value="3.8485898" calcext:value-type="float">
            <text:p>3,8485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80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Zénith</text:p>
          </table:table-cell>
          <table:table-cell office:value-type="float" office:value="43.612162405" calcext:value-type="float">
            <text:p>43,612162405</text:p>
          </table:table-cell>
          <table:table-cell office:value-type="float" office:value="3.93100132" calcext:value-type="float">
            <text:p>3,93100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Zénith</text:p>
          </table:table-cell>
          <table:table-cell office:value-type="float" office:value="43.61209492" calcext:value-type="float">
            <text:p>43,61209492</text:p>
          </table:table-cell>
          <table:table-cell office:value-type="float" office:value="3.93100562" calcext:value-type="float">
            <text:p>3,93100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12204" calcext:value-type="float">
            <text:p>12204</text:p>
          </table:table-cell>
          <table:table-cell office:value-type="string" calcext:value-type="string">
            <text:p>Zénith</text:p>
          </table:table-cell>
          <table:table-cell office:value-type="float" office:value="43.61222989" calcext:value-type="float">
            <text:p>43,61222989</text:p>
          </table:table-cell>
          <table:table-cell office:value-type="float" office:value="3.93099702" calcext:value-type="float">
            <text:p>3,93099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81</text:p>
          </table:table-cell>
          <table:table-cell office:value-type="float" office:value="5681" calcext:value-type="float">
            <text:p>5681</text:p>
          </table:table-cell>
          <table:table-cell office:value-type="string" calcext:value-type="string">
            <text:p>Zoo</text:p>
          </table:table-cell>
          <table:table-cell office:value-type="float" office:value="43.639937545" calcext:value-type="float">
            <text:p>43,639937545</text:p>
          </table:table-cell>
          <table:table-cell office:value-type="float" office:value="3.87312703" calcext:value-type="float">
            <text:p>3,873127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Zoo</text:p>
          </table:table-cell>
          <table:table-cell office:value-type="float" office:value="43.63996424" calcext:value-type="float">
            <text:p>43,63996424</text:p>
          </table:table-cell>
          <table:table-cell office:value-type="float" office:value="3.87314632" calcext:value-type="float">
            <text:p>3,87314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Zoo</text:p>
          </table:table-cell>
          <table:table-cell office:value-type="float" office:value="43.63991085" calcext:value-type="float">
            <text:p>43,63991085</text:p>
          </table:table-cell>
          <table:table-cell office:value-type="float" office:value="3.87310774" calcext:value-type="float">
            <text:p>3,87310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82</text:p>
          </table:table-cell>
          <table:table-cell office:value-type="float" office:value="5682" calcext:value-type="float">
            <text:p>5682</text:p>
          </table:table-cell>
          <table:table-cell office:value-type="string" calcext:value-type="string">
            <text:p>Bonadona</text:p>
          </table:table-cell>
          <table:table-cell office:value-type="float" office:value="43.555122395" calcext:value-type="float">
            <text:p>43,555122395</text:p>
          </table:table-cell>
          <table:table-cell office:value-type="float" office:value="3.96633128" calcext:value-type="float">
            <text:p>3,96633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84</text:p>
          </table:table-cell>
          <table:table-cell office:value-type="float" office:value="28116" calcext:value-type="float">
            <text:p>28116</text:p>
          </table:table-cell>
          <table:table-cell office:value-type="string" calcext:value-type="string">
            <text:p>Bonadona</text:p>
          </table:table-cell>
          <table:table-cell office:value-type="float" office:value="43.55557829" calcext:value-type="float">
            <text:p>43,55557829</text:p>
          </table:table-cell>
          <table:table-cell office:value-type="float" office:value="3.96590548" calcext:value-type="float">
            <text:p>3,96590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89</text:p>
          </table:table-cell>
          <table:table-cell office:value-type="float" office:value="28203" calcext:value-type="float">
            <text:p>28203</text:p>
          </table:table-cell>
          <table:table-cell office:value-type="string" calcext:value-type="string">
            <text:p>Bonadona</text:p>
          </table:table-cell>
          <table:table-cell office:value-type="float" office:value="43.5546665" calcext:value-type="float">
            <text:p>43,5546665</text:p>
          </table:table-cell>
          <table:table-cell office:value-type="float" office:value="3.96675708" calcext:value-type="float">
            <text:p>3,96675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83</text:p>
          </table:table-cell>
          <table:table-cell office:value-type="float" office:value="5683" calcext:value-type="float">
            <text:p>5683</text:p>
          </table:table-cell>
          <table:table-cell office:value-type="string" calcext:value-type="string">
            <text:p>Cabanes de Pérols</text:p>
          </table:table-cell>
          <table:table-cell office:value-type="float" office:value="43.55153356" calcext:value-type="float">
            <text:p>43,55153356</text:p>
          </table:table-cell>
          <table:table-cell office:value-type="float" office:value="3.968849245" calcext:value-type="float">
            <text:p>3,968849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85</text:p>
          </table:table-cell>
          <table:table-cell office:value-type="float" office:value="28117" calcext:value-type="float">
            <text:p>28117</text:p>
          </table:table-cell>
          <table:table-cell office:value-type="string" calcext:value-type="string">
            <text:p>Cabanes de Pérols</text:p>
          </table:table-cell>
          <table:table-cell office:value-type="float" office:value="43.5523371" calcext:value-type="float">
            <text:p>43,5523371</text:p>
          </table:table-cell>
          <table:table-cell office:value-type="float" office:value="3.96861881" calcext:value-type="float">
            <text:p>3,96861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88</text:p>
          </table:table-cell>
          <table:table-cell office:value-type="float" office:value="28202" calcext:value-type="float">
            <text:p>28202</text:p>
          </table:table-cell>
          <table:table-cell office:value-type="string" calcext:value-type="string">
            <text:p>Cabanes de Pérols</text:p>
          </table:table-cell>
          <table:table-cell office:value-type="float" office:value="43.55073002" calcext:value-type="float">
            <text:p>43,55073002</text:p>
          </table:table-cell>
          <table:table-cell office:value-type="float" office:value="3.96907968" calcext:value-type="float">
            <text:p>3,96907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84</text:p>
          </table:table-cell>
          <table:table-cell office:value-type="float" office:value="5684" calcext:value-type="float">
            <text:p>5684</text:p>
          </table:table-cell>
          <table:table-cell office:value-type="string" calcext:value-type="string">
            <text:p>Croix du Languedoc</text:p>
          </table:table-cell>
          <table:table-cell office:value-type="float" office:value="43.566732515" calcext:value-type="float">
            <text:p>43,566732515</text:p>
          </table:table-cell>
          <table:table-cell office:value-type="float" office:value="3.948933815" calcext:value-type="float">
            <text:p>3,9489338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79</text:p>
          </table:table-cell>
          <table:table-cell office:value-type="float" office:value="28111" calcext:value-type="float">
            <text:p>28111</text:p>
          </table:table-cell>
          <table:table-cell office:value-type="string" calcext:value-type="string">
            <text:p>Croix du Languedoc</text:p>
          </table:table-cell>
          <table:table-cell office:value-type="float" office:value="43.56669254" calcext:value-type="float">
            <text:p>43,56669254</text:p>
          </table:table-cell>
          <table:table-cell office:value-type="float" office:value="3.94890178" calcext:value-type="float">
            <text:p>3,94890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94</text:p>
          </table:table-cell>
          <table:table-cell office:value-type="float" office:value="28208" calcext:value-type="float">
            <text:p>28208</text:p>
          </table:table-cell>
          <table:table-cell office:value-type="string" calcext:value-type="string">
            <text:p>Croix du Languedoc</text:p>
          </table:table-cell>
          <table:table-cell office:value-type="float" office:value="43.56677249" calcext:value-type="float">
            <text:p>43,56677249</text:p>
          </table:table-cell>
          <table:table-cell office:value-type="float" office:value="3.94896585" calcext:value-type="float">
            <text:p>3,94896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85</text:p>
          </table:table-cell>
          <table:table-cell office:value-type="float" office:value="5685" calcext:value-type="float">
            <text:p>5685</text:p>
          </table:table-cell>
          <table:table-cell office:value-type="string" calcext:value-type="string">
            <text:p>EcoPôle</text:p>
          </table:table-cell>
          <table:table-cell office:value-type="float" office:value="43.578159365" calcext:value-type="float">
            <text:p>43,578159365</text:p>
          </table:table-cell>
          <table:table-cell office:value-type="float" office:value="3.934930895" calcext:value-type="float">
            <text:p>3,9349308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70</text:p>
          </table:table-cell>
          <table:table-cell office:value-type="float" office:value="43151" calcext:value-type="float">
            <text:p>43151</text:p>
          </table:table-cell>
          <table:table-cell office:value-type="string" calcext:value-type="string">
            <text:p>EcoPôle</text:p>
          </table:table-cell>
          <table:table-cell office:value-type="float" office:value="43.57815542" calcext:value-type="float">
            <text:p>43,57815542</text:p>
          </table:table-cell>
          <table:table-cell office:value-type="float" office:value="3.93489369" calcext:value-type="float">
            <text:p>3,93489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77</text:p>
          </table:table-cell>
          <table:table-cell office:value-type="float" office:value="43207" calcext:value-type="float">
            <text:p>43207</text:p>
          </table:table-cell>
          <table:table-cell office:value-type="string" calcext:value-type="string">
            <text:p>EcoPôle</text:p>
          </table:table-cell>
          <table:table-cell office:value-type="float" office:value="43.57816331" calcext:value-type="float">
            <text:p>43,57816331</text:p>
          </table:table-cell>
          <table:table-cell office:value-type="float" office:value="3.9349681" calcext:value-type="float">
            <text:p>3,9349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86</text:p>
          </table:table-cell>
          <table:table-cell office:value-type="float" office:value="5686" calcext:value-type="float">
            <text:p>5686</text:p>
          </table:table-cell>
          <table:table-cell office:value-type="string" calcext:value-type="string">
            <text:p>Lauriers</text:p>
          </table:table-cell>
          <table:table-cell office:value-type="float" office:value="43.5688782" calcext:value-type="float">
            <text:p>43,5688782</text:p>
          </table:table-cell>
          <table:table-cell office:value-type="float" office:value="3.945501685" calcext:value-type="float">
            <text:p>3,9455016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78</text:p>
          </table:table-cell>
          <table:table-cell office:value-type="float" office:value="28110" calcext:value-type="float">
            <text:p>28110</text:p>
          </table:table-cell>
          <table:table-cell office:value-type="string" calcext:value-type="string">
            <text:p>Lauriers</text:p>
          </table:table-cell>
          <table:table-cell office:value-type="float" office:value="43.56869967" calcext:value-type="float">
            <text:p>43,56869967</text:p>
          </table:table-cell>
          <table:table-cell office:value-type="float" office:value="3.9457192" calcext:value-type="float">
            <text:p>3,9457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95</text:p>
          </table:table-cell>
          <table:table-cell office:value-type="float" office:value="28209" calcext:value-type="float">
            <text:p>28209</text:p>
          </table:table-cell>
          <table:table-cell office:value-type="string" calcext:value-type="string">
            <text:p>Lauriers</text:p>
          </table:table-cell>
          <table:table-cell office:value-type="float" office:value="43.56905673" calcext:value-type="float">
            <text:p>43,56905673</text:p>
          </table:table-cell>
          <table:table-cell office:value-type="float" office:value="3.94528417" calcext:value-type="float">
            <text:p>3,94528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87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Parc Expo</text:p>
          </table:table-cell>
          <table:table-cell office:value-type="float" office:value="43.5728749225" calcext:value-type="float">
            <text:p>43,5728749225</text:p>
          </table:table-cell>
          <table:table-cell office:value-type="float" office:value="3.94498979" calcext:value-type="float">
            <text:p>3,944989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86</text:p>
          </table:table-cell>
          <table:table-cell office:value-type="float" office:value="28125" calcext:value-type="float">
            <text:p>28125</text:p>
          </table:table-cell>
          <table:table-cell office:value-type="string" calcext:value-type="string">
            <text:p>Parc Expo</text:p>
          </table:table-cell>
          <table:table-cell office:value-type="float" office:value="43.57273122" calcext:value-type="float">
            <text:p>43,57273122</text:p>
          </table:table-cell>
          <table:table-cell office:value-type="float" office:value="3.94422535" calcext:value-type="float">
            <text:p>3,94422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96</text:p>
          </table:table-cell>
          <table:table-cell office:value-type="float" office:value="28225" calcext:value-type="float">
            <text:p>28225</text:p>
          </table:table-cell>
          <table:table-cell office:value-type="string" calcext:value-type="string">
            <text:p>Parc Expo</text:p>
          </table:table-cell>
          <table:table-cell office:value-type="float" office:value="43.57279576" calcext:value-type="float">
            <text:p>43,57279576</text:p>
          </table:table-cell>
          <table:table-cell office:value-type="float" office:value="3.94472173" calcext:value-type="float">
            <text:p>3,94472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71</text:p>
          </table:table-cell>
          <table:table-cell office:value-type="float" office:value="43153" calcext:value-type="float">
            <text:p>43153</text:p>
          </table:table-cell>
          <table:table-cell office:value-type="string" calcext:value-type="string">
            <text:p>Parc Expo</text:p>
          </table:table-cell>
          <table:table-cell office:value-type="float" office:value="43.5729914" calcext:value-type="float">
            <text:p>43,5729914</text:p>
          </table:table-cell>
          <table:table-cell office:value-type="float" office:value="3.94546909" calcext:value-type="float">
            <text:p>3,94546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76</text:p>
          </table:table-cell>
          <table:table-cell office:value-type="float" office:value="43205" calcext:value-type="float">
            <text:p>43205</text:p>
          </table:table-cell>
          <table:table-cell office:value-type="string" calcext:value-type="string">
            <text:p>Parc Expo</text:p>
          </table:table-cell>
          <table:table-cell office:value-type="float" office:value="43.57298131" calcext:value-type="float">
            <text:p>43,57298131</text:p>
          </table:table-cell>
          <table:table-cell office:value-type="float" office:value="3.94554299" calcext:value-type="float">
            <text:p>3,94554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88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Pérols Centre</text:p>
          </table:table-cell>
          <table:table-cell office:value-type="float" office:value="43.56554317" calcext:value-type="float">
            <text:p>43,56554317</text:p>
          </table:table-cell>
          <table:table-cell office:value-type="float" office:value="3.957232715" calcext:value-type="float">
            <text:p>3,957232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72</text:p>
          </table:table-cell>
          <table:table-cell office:value-type="float" office:value="43155" calcext:value-type="float">
            <text:p>43155</text:p>
          </table:table-cell>
          <table:table-cell office:value-type="string" calcext:value-type="string">
            <text:p>Pérols Centre</text:p>
          </table:table-cell>
          <table:table-cell office:value-type="float" office:value="43.56555299" calcext:value-type="float">
            <text:p>43,56555299</text:p>
          </table:table-cell>
          <table:table-cell office:value-type="float" office:value="3.95717736" calcext:value-type="float">
            <text:p>3,95717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75</text:p>
          </table:table-cell>
          <table:table-cell office:value-type="float" office:value="43203" calcext:value-type="float">
            <text:p>43203</text:p>
          </table:table-cell>
          <table:table-cell office:value-type="string" calcext:value-type="string">
            <text:p>Pérols Centre</text:p>
          </table:table-cell>
          <table:table-cell office:value-type="float" office:value="43.56553335" calcext:value-type="float">
            <text:p>43,56553335</text:p>
          </table:table-cell>
          <table:table-cell office:value-type="float" office:value="3.95728807" calcext:value-type="float">
            <text:p>3,95728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89</text:p>
          </table:table-cell>
          <table:table-cell office:value-type="float" office:value="5689" calcext:value-type="float">
            <text:p>5689</text:p>
          </table:table-cell>
          <table:table-cell office:value-type="string" calcext:value-type="string">
            <text:p>Pérols Étang de l'Or</text:p>
          </table:table-cell>
          <table:table-cell office:value-type="float" office:value="43.5576443766667" calcext:value-type="float">
            <text:p>43,5576443766667</text:p>
          </table:table-cell>
          <table:table-cell office:value-type="float" office:value="3.96341799" calcext:value-type="float">
            <text:p>3,963417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74</text:p>
          </table:table-cell>
          <table:table-cell office:value-type="float" office:value="43201" calcext:value-type="float">
            <text:p>43201</text:p>
          </table:table-cell>
          <table:table-cell office:value-type="string" calcext:value-type="string">
            <text:p>Pérols Étang de l'Or</text:p>
          </table:table-cell>
          <table:table-cell office:value-type="float" office:value="43.5580407" calcext:value-type="float">
            <text:p>43,5580407</text:p>
          </table:table-cell>
          <table:table-cell office:value-type="float" office:value="3.96356524" calcext:value-type="float">
            <text:p>3,96356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35</text:p>
          </table:table-cell>
          <table:table-cell office:value-type="float" office:value="28109" calcext:value-type="float">
            <text:p>28109</text:p>
          </table:table-cell>
          <table:table-cell office:value-type="string" calcext:value-type="string">
            <text:p>Pérols Étang de l'Or</text:p>
          </table:table-cell>
          <table:table-cell office:value-type="float" office:value="43.5573778" calcext:value-type="float">
            <text:p>43,5573778</text:p>
          </table:table-cell>
          <table:table-cell office:value-type="float" office:value="3.9634104" calcext:value-type="float">
            <text:p>3,9634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36</text:p>
          </table:table-cell>
          <table:table-cell office:value-type="float" office:value="28210" calcext:value-type="float">
            <text:p>28210</text:p>
          </table:table-cell>
          <table:table-cell office:value-type="string" calcext:value-type="string">
            <text:p>Pérols Étang de l'Or</text:p>
          </table:table-cell>
          <table:table-cell office:value-type="float" office:value="43.55751463" calcext:value-type="float">
            <text:p>43,55751463</text:p>
          </table:table-cell>
          <table:table-cell office:value-type="float" office:value="3.96327833" calcext:value-type="float">
            <text:p>3,96327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90</text:p>
          </table:table-cell>
          <table:table-cell office:value-type="float" office:value="5690" calcext:value-type="float">
            <text:p>5690</text:p>
          </table:table-cell>
          <table:table-cell office:value-type="string" calcext:value-type="string">
            <text:p>Pérols Sud</text:p>
          </table:table-cell>
          <table:table-cell office:value-type="float" office:value="43.55949343" calcext:value-type="float">
            <text:p>43,55949343</text:p>
          </table:table-cell>
          <table:table-cell office:value-type="float" office:value="3.958717645" calcext:value-type="float">
            <text:p>3,9587176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82</text:p>
          </table:table-cell>
          <table:table-cell office:value-type="float" office:value="28114" calcext:value-type="float">
            <text:p>28114</text:p>
          </table:table-cell>
          <table:table-cell office:value-type="string" calcext:value-type="string">
            <text:p>Pérols Sud</text:p>
          </table:table-cell>
          <table:table-cell office:value-type="float" office:value="43.55930542" calcext:value-type="float">
            <text:p>43,55930542</text:p>
          </table:table-cell>
          <table:table-cell office:value-type="float" office:value="3.95896572" calcext:value-type="float">
            <text:p>3,95896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91</text:p>
          </table:table-cell>
          <table:table-cell office:value-type="float" office:value="28205" calcext:value-type="float">
            <text:p>28205</text:p>
          </table:table-cell>
          <table:table-cell office:value-type="string" calcext:value-type="string">
            <text:p>Pérols Sud</text:p>
          </table:table-cell>
          <table:table-cell office:value-type="float" office:value="43.55968144" calcext:value-type="float">
            <text:p>43,55968144</text:p>
          </table:table-cell>
          <table:table-cell office:value-type="float" office:value="3.95846957" calcext:value-type="float">
            <text:p>3,95846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91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Plein Sud</text:p>
          </table:table-cell>
          <table:table-cell office:value-type="float" office:value="43.571569615" calcext:value-type="float">
            <text:p>43,571569615</text:p>
          </table:table-cell>
          <table:table-cell office:value-type="float" office:value="3.942542095" calcext:value-type="float">
            <text:p>3,9425420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87</text:p>
          </table:table-cell>
          <table:table-cell office:value-type="float" office:value="28126" calcext:value-type="float">
            <text:p>28126</text:p>
          </table:table-cell>
          <table:table-cell office:value-type="string" calcext:value-type="string">
            <text:p>Plein Sud</text:p>
          </table:table-cell>
          <table:table-cell office:value-type="float" office:value="43.57146555" calcext:value-type="float">
            <text:p>43,57146555</text:p>
          </table:table-cell>
          <table:table-cell office:value-type="float" office:value="3.94228571" calcext:value-type="float">
            <text:p>3,942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97</text:p>
          </table:table-cell>
          <table:table-cell office:value-type="float" office:value="28226" calcext:value-type="float">
            <text:p>28226</text:p>
          </table:table-cell>
          <table:table-cell office:value-type="string" calcext:value-type="string">
            <text:p>Plein Sud</text:p>
          </table:table-cell>
          <table:table-cell office:value-type="float" office:value="43.57167368" calcext:value-type="float">
            <text:p>43,57167368</text:p>
          </table:table-cell>
          <table:table-cell office:value-type="float" office:value="3.94279848" calcext:value-type="float">
            <text:p>3,94279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93</text:p>
          </table:table-cell>
          <table:table-cell office:value-type="float" office:value="5693" calcext:value-type="float">
            <text:p>5693</text:p>
          </table:table-cell>
          <table:table-cell office:value-type="string" calcext:value-type="string">
            <text:p>Saint-Jean</text:p>
          </table:table-cell>
          <table:table-cell office:value-type="float" office:value="43.561165995" calcext:value-type="float">
            <text:p>43,561165995</text:p>
          </table:table-cell>
          <table:table-cell office:value-type="float" office:value="3.95238027" calcext:value-type="float">
            <text:p>3,952380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81</text:p>
          </table:table-cell>
          <table:table-cell office:value-type="float" office:value="28113" calcext:value-type="float">
            <text:p>28113</text:p>
          </table:table-cell>
          <table:table-cell office:value-type="string" calcext:value-type="string">
            <text:p>Saint-Jean</text:p>
          </table:table-cell>
          <table:table-cell office:value-type="float" office:value="43.56112931" calcext:value-type="float">
            <text:p>43,56112931</text:p>
          </table:table-cell>
          <table:table-cell office:value-type="float" office:value="3.95242868" calcext:value-type="float">
            <text:p>3,95242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92</text:p>
          </table:table-cell>
          <table:table-cell office:value-type="float" office:value="28206" calcext:value-type="float">
            <text:p>28206</text:p>
          </table:table-cell>
          <table:table-cell office:value-type="string" calcext:value-type="string">
            <text:p>Saint-Jean</text:p>
          </table:table-cell>
          <table:table-cell office:value-type="float" office:value="43.56120268" calcext:value-type="float">
            <text:p>43,56120268</text:p>
          </table:table-cell>
          <table:table-cell office:value-type="float" office:value="3.95233186" calcext:value-type="float">
            <text:p>3,95233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94</text:p>
          </table:table-cell>
          <table:table-cell office:value-type="float" office:value="5694" calcext:value-type="float">
            <text:p>5694</text:p>
          </table:table-cell>
          <table:table-cell office:value-type="string" calcext:value-type="string">
            <text:p>Coopérative Oléicole</text:p>
          </table:table-cell>
          <table:table-cell office:value-type="float" office:value="43.58446822" calcext:value-type="float">
            <text:p>43,58446822</text:p>
          </table:table-cell>
          <table:table-cell office:value-type="float" office:value="3.757296525" calcext:value-type="float">
            <text:p>3,757296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3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Coopérative Oléicole</text:p>
          </table:table-cell>
          <table:table-cell office:value-type="float" office:value="43.58446478" calcext:value-type="float">
            <text:p>43,58446478</text:p>
          </table:table-cell>
          <table:table-cell office:value-type="float" office:value="3.75721606" calcext:value-type="float">
            <text:p>3,75721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83</text:p>
          </table:table-cell>
          <table:table-cell office:value-type="float" office:value="36218" calcext:value-type="float">
            <text:p>36218</text:p>
          </table:table-cell>
          <table:table-cell office:value-type="string" calcext:value-type="string">
            <text:p>Coopérative Oléicole</text:p>
          </table:table-cell>
          <table:table-cell office:value-type="float" office:value="43.58447166" calcext:value-type="float">
            <text:p>43,58447166</text:p>
          </table:table-cell>
          <table:table-cell office:value-type="float" office:value="3.75737699" calcext:value-type="float">
            <text:p>3,75737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95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Distillerie</text:p>
          </table:table-cell>
          <table:table-cell office:value-type="float" office:value="43.58594608" calcext:value-type="float">
            <text:p>43,58594608</text:p>
          </table:table-cell>
          <table:table-cell office:value-type="float" office:value="3.766911125" calcext:value-type="float">
            <text:p>3,766911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35</text:p>
          </table:table-cell>
          <table:table-cell office:value-type="float" office:value="36115" calcext:value-type="float">
            <text:p>36115</text:p>
          </table:table-cell>
          <table:table-cell office:value-type="string" calcext:value-type="string">
            <text:p>Distillerie</text:p>
          </table:table-cell>
          <table:table-cell office:value-type="float" office:value="43.58613479" calcext:value-type="float">
            <text:p>43,58613479</text:p>
          </table:table-cell>
          <table:table-cell office:value-type="float" office:value="3.76691585" calcext:value-type="float">
            <text:p>3,76691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87</text:p>
          </table:table-cell>
          <table:table-cell office:value-type="float" office:value="36222" calcext:value-type="float">
            <text:p>36222</text:p>
          </table:table-cell>
          <table:table-cell office:value-type="string" calcext:value-type="string">
            <text:p>Distillerie</text:p>
          </table:table-cell>
          <table:table-cell office:value-type="float" office:value="43.58575737" calcext:value-type="float">
            <text:p>43,58575737</text:p>
          </table:table-cell>
          <table:table-cell office:value-type="float" office:value="3.7669064" calcext:value-type="float">
            <text:p>3,7669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96</text:p>
          </table:table-cell>
          <table:table-cell office:value-type="float" office:value="5696" calcext:value-type="float">
            <text:p>5696</text:p>
          </table:table-cell>
          <table:table-cell office:value-type="string" calcext:value-type="string">
            <text:p>Gaston Defferre</text:p>
          </table:table-cell>
          <table:table-cell office:value-type="float" office:value="43.58394814" calcext:value-type="float">
            <text:p>43,58394814</text:p>
          </table:table-cell>
          <table:table-cell office:value-type="float" office:value="3.753085325" calcext:value-type="float">
            <text:p>3,753085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40</text:p>
          </table:table-cell>
          <table:table-cell office:value-type="float" office:value="36120" calcext:value-type="float">
            <text:p>36120</text:p>
          </table:table-cell>
          <table:table-cell office:value-type="string" calcext:value-type="string">
            <text:p>Gaston Defferre</text:p>
          </table:table-cell>
          <table:table-cell office:value-type="float" office:value="43.58399708" calcext:value-type="float">
            <text:p>43,58399708</text:p>
          </table:table-cell>
          <table:table-cell office:value-type="float" office:value="3.75312364" calcext:value-type="float">
            <text:p>3,75312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82</text:p>
          </table:table-cell>
          <table:table-cell office:value-type="float" office:value="36217" calcext:value-type="float">
            <text:p>36217</text:p>
          </table:table-cell>
          <table:table-cell office:value-type="string" calcext:value-type="string">
            <text:p>Gaston Defferre</text:p>
          </table:table-cell>
          <table:table-cell office:value-type="float" office:value="43.5838992" calcext:value-type="float">
            <text:p>43,5838992</text:p>
          </table:table-cell>
          <table:table-cell office:value-type="float" office:value="3.75304701" calcext:value-type="float">
            <text:p>3,75304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97</text:p>
          </table:table-cell>
          <table:table-cell office:value-type="float" office:value="5697" calcext:value-type="float">
            <text:p>5697</text:p>
          </table:table-cell>
          <table:table-cell office:value-type="string" calcext:value-type="string">
            <text:p>Jean Moulin</text:p>
          </table:table-cell>
          <table:table-cell office:value-type="float" office:value="43.582315225" calcext:value-type="float">
            <text:p>43,582315225</text:p>
          </table:table-cell>
          <table:table-cell office:value-type="float" office:value="3.752160705" calcext:value-type="float">
            <text:p>3,7521607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41</text:p>
          </table:table-cell>
          <table:table-cell office:value-type="float" office:value="36121" calcext:value-type="float">
            <text:p>36121</text:p>
          </table:table-cell>
          <table:table-cell office:value-type="string" calcext:value-type="string">
            <text:p>Jean Moulin</text:p>
          </table:table-cell>
          <table:table-cell office:value-type="float" office:value="43.58244496" calcext:value-type="float">
            <text:p>43,58244496</text:p>
          </table:table-cell>
          <table:table-cell office:value-type="float" office:value="3.7522072" calcext:value-type="float">
            <text:p>3,7522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81</text:p>
          </table:table-cell>
          <table:table-cell office:value-type="float" office:value="36216" calcext:value-type="float">
            <text:p>36216</text:p>
          </table:table-cell>
          <table:table-cell office:value-type="string" calcext:value-type="string">
            <text:p>Jean Moulin</text:p>
          </table:table-cell>
          <table:table-cell office:value-type="float" office:value="43.58218549" calcext:value-type="float">
            <text:p>43,58218549</text:p>
          </table:table-cell>
          <table:table-cell office:value-type="float" office:value="3.75211421" calcext:value-type="float">
            <text:p>3,75211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98</text:p>
          </table:table-cell>
          <table:table-cell office:value-type="float" office:value="5698" calcext:value-type="float">
            <text:p>5698</text:p>
          </table:table-cell>
          <table:table-cell office:value-type="string" calcext:value-type="string">
            <text:p>La Bornière</text:p>
          </table:table-cell>
          <table:table-cell office:value-type="float" office:value="43.57939575" calcext:value-type="float">
            <text:p>43,57939575</text:p>
          </table:table-cell>
          <table:table-cell office:value-type="float" office:value="3.75418016" calcext:value-type="float">
            <text:p>3,75418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43</text:p>
          </table:table-cell>
          <table:table-cell office:value-type="float" office:value="36123" calcext:value-type="float">
            <text:p>36123</text:p>
          </table:table-cell>
          <table:table-cell office:value-type="string" calcext:value-type="string">
            <text:p>La Bornière</text:p>
          </table:table-cell>
          <table:table-cell office:value-type="float" office:value="43.57946386" calcext:value-type="float">
            <text:p>43,57946386</text:p>
          </table:table-cell>
          <table:table-cell office:value-type="float" office:value="3.75401286" calcext:value-type="float">
            <text:p>3,75401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79</text:p>
          </table:table-cell>
          <table:table-cell office:value-type="float" office:value="36214" calcext:value-type="float">
            <text:p>36214</text:p>
          </table:table-cell>
          <table:table-cell office:value-type="string" calcext:value-type="string">
            <text:p>La Bornière</text:p>
          </table:table-cell>
          <table:table-cell office:value-type="float" office:value="43.57961056" calcext:value-type="float">
            <text:p>43,57961056</text:p>
          </table:table-cell>
          <table:table-cell office:value-type="float" office:value="3.75379393" calcext:value-type="float">
            <text:p>3,75379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75</text:p>
          </table:table-cell>
          <table:table-cell office:value-type="float" office:value="43180" calcext:value-type="float">
            <text:p>43180</text:p>
          </table:table-cell>
          <table:table-cell office:value-type="string" calcext:value-type="string">
            <text:p>La Bornière</text:p>
          </table:table-cell>
          <table:table-cell office:value-type="float" office:value="43.57911283" calcext:value-type="float">
            <text:p>43,57911283</text:p>
          </table:table-cell>
          <table:table-cell office:value-type="float" office:value="3.75473369" calcext:value-type="float">
            <text:p>3,75473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699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Le Temple</text:p>
          </table:table-cell>
          <table:table-cell office:value-type="float" office:value="43.585345095" calcext:value-type="float">
            <text:p>43,585345095</text:p>
          </table:table-cell>
          <table:table-cell office:value-type="float" office:value="3.762728615" calcext:value-type="float">
            <text:p>3,7627286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3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Le Temple</text:p>
          </table:table-cell>
          <table:table-cell office:value-type="float" office:value="43.58543333" calcext:value-type="float">
            <text:p>43,58543333</text:p>
          </table:table-cell>
          <table:table-cell office:value-type="float" office:value="3.76285448" calcext:value-type="float">
            <text:p>3,76285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85</text:p>
          </table:table-cell>
          <table:table-cell office:value-type="float" office:value="36220" calcext:value-type="float">
            <text:p>36220</text:p>
          </table:table-cell>
          <table:table-cell office:value-type="string" calcext:value-type="string">
            <text:p>Le Temple</text:p>
          </table:table-cell>
          <table:table-cell office:value-type="float" office:value="43.58525686" calcext:value-type="float">
            <text:p>43,58525686</text:p>
          </table:table-cell>
          <table:table-cell office:value-type="float" office:value="3.76260275" calcext:value-type="float">
            <text:p>3,76260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00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Lotissement Les Violettes</text:p>
          </table:table-cell>
          <table:table-cell office:value-type="float" office:value="43.587136195" calcext:value-type="float">
            <text:p>43,587136195</text:p>
          </table:table-cell>
          <table:table-cell office:value-type="float" office:value="3.765963935" calcext:value-type="float">
            <text:p>3,7659639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36</text:p>
          </table:table-cell>
          <table:table-cell office:value-type="float" office:value="36116" calcext:value-type="float">
            <text:p>36116</text:p>
          </table:table-cell>
          <table:table-cell office:value-type="string" calcext:value-type="string">
            <text:p>Lotissement Les Violettes</text:p>
          </table:table-cell>
          <table:table-cell office:value-type="float" office:value="43.58724174" calcext:value-type="float">
            <text:p>43,58724174</text:p>
          </table:table-cell>
          <table:table-cell office:value-type="float" office:value="3.76613971" calcext:value-type="float">
            <text:p>3,76613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86</text:p>
          </table:table-cell>
          <table:table-cell office:value-type="float" office:value="36221" calcext:value-type="float">
            <text:p>36221</text:p>
          </table:table-cell>
          <table:table-cell office:value-type="string" calcext:value-type="string">
            <text:p>Lotissement Les Violettes</text:p>
          </table:table-cell>
          <table:table-cell office:value-type="float" office:value="43.58703065" calcext:value-type="float">
            <text:p>43,58703065</text:p>
          </table:table-cell>
          <table:table-cell office:value-type="float" office:value="3.76578816" calcext:value-type="float">
            <text:p>3,76578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01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Maison de Retraite</text:p>
          </table:table-cell>
          <table:table-cell office:value-type="float" office:value="43.581093595" calcext:value-type="float">
            <text:p>43,581093595</text:p>
          </table:table-cell>
          <table:table-cell office:value-type="float" office:value="3.751060845" calcext:value-type="float">
            <text:p>3,7510608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42</text:p>
          </table:table-cell>
          <table:table-cell office:value-type="float" office:value="36122" calcext:value-type="float">
            <text:p>36122</text:p>
          </table:table-cell>
          <table:table-cell office:value-type="string" calcext:value-type="string">
            <text:p>Maison de Retraite</text:p>
          </table:table-cell>
          <table:table-cell office:value-type="float" office:value="43.58100163" calcext:value-type="float">
            <text:p>43,58100163</text:p>
          </table:table-cell>
          <table:table-cell office:value-type="float" office:value="3.75121932" calcext:value-type="float">
            <text:p>3,75121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80</text:p>
          </table:table-cell>
          <table:table-cell office:value-type="float" office:value="36215" calcext:value-type="float">
            <text:p>36215</text:p>
          </table:table-cell>
          <table:table-cell office:value-type="string" calcext:value-type="string">
            <text:p>Maison de Retraite</text:p>
          </table:table-cell>
          <table:table-cell office:value-type="float" office:value="43.58118556" calcext:value-type="float">
            <text:p>43,58118556</text:p>
          </table:table-cell>
          <table:table-cell office:value-type="float" office:value="3.75090237" calcext:value-type="float">
            <text:p>3,75090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02</text:p>
          </table:table-cell>
          <table:table-cell office:value-type="float" office:value="5702" calcext:value-type="float">
            <text:p>5702</text:p>
          </table:table-cell>
          <table:table-cell office:value-type="string" calcext:value-type="string">
            <text:p>Médiathèque La Gare</text:p>
          </table:table-cell>
          <table:table-cell office:value-type="float" office:value="43.58559663" calcext:value-type="float">
            <text:p>43,58559663</text:p>
          </table:table-cell>
          <table:table-cell office:value-type="float" office:value="3.76069443" calcext:value-type="float">
            <text:p>3,760694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38</text:p>
          </table:table-cell>
          <table:table-cell office:value-type="float" office:value="36118" calcext:value-type="float">
            <text:p>36118</text:p>
          </table:table-cell>
          <table:table-cell office:value-type="string" calcext:value-type="string">
            <text:p>Médiathèque La Gare</text:p>
          </table:table-cell>
          <table:table-cell office:value-type="float" office:value="43.58559663" calcext:value-type="float">
            <text:p>43,58559663</text:p>
          </table:table-cell>
          <table:table-cell office:value-type="float" office:value="3.76069443" calcext:value-type="float">
            <text:p>3,76069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03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Saint-Martin de Vignogoul</text:p>
          </table:table-cell>
          <table:table-cell office:value-type="float" office:value="43.585657875" calcext:value-type="float">
            <text:p>43,585657875</text:p>
          </table:table-cell>
          <table:table-cell office:value-type="float" office:value="3.79021475" calcext:value-type="float">
            <text:p>3,79021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15</text:p>
          </table:table-cell>
          <table:table-cell office:value-type="float" office:value="38108" calcext:value-type="float">
            <text:p>38108</text:p>
          </table:table-cell>
          <table:table-cell office:value-type="string" calcext:value-type="string">
            <text:p>Saint-Martin de Vignogoul</text:p>
          </table:table-cell>
          <table:table-cell office:value-type="float" office:value="43.58561976" calcext:value-type="float">
            <text:p>43,58561976</text:p>
          </table:table-cell>
          <table:table-cell office:value-type="float" office:value="3.79004065" calcext:value-type="float">
            <text:p>3,79004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24</text:p>
          </table:table-cell>
          <table:table-cell office:value-type="float" office:value="38208" calcext:value-type="float">
            <text:p>38208</text:p>
          </table:table-cell>
          <table:table-cell office:value-type="string" calcext:value-type="string">
            <text:p>Saint-Martin de Vignogoul</text:p>
          </table:table-cell>
          <table:table-cell office:value-type="float" office:value="43.58569599" calcext:value-type="float">
            <text:p>43,58569599</text:p>
          </table:table-cell>
          <table:table-cell office:value-type="float" office:value="3.79038885" calcext:value-type="float">
            <text:p>3,79038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04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Square Tribes</text:p>
          </table:table-cell>
          <table:table-cell office:value-type="float" office:value="43.58380064" calcext:value-type="float">
            <text:p>43,58380064</text:p>
          </table:table-cell>
          <table:table-cell office:value-type="float" office:value="3.75987062" calcext:value-type="float">
            <text:p>3,759870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84</text:p>
          </table:table-cell>
          <table:table-cell office:value-type="float" office:value="36219" calcext:value-type="float">
            <text:p>36219</text:p>
          </table:table-cell>
          <table:table-cell office:value-type="string" calcext:value-type="string">
            <text:p>Square Tribes</text:p>
          </table:table-cell>
          <table:table-cell office:value-type="float" office:value="43.58380064" calcext:value-type="float">
            <text:p>43,58380064</text:p>
          </table:table-cell>
          <table:table-cell office:value-type="float" office:value="3.75987062" calcext:value-type="float">
            <text:p>3,75987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05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Cave Coopérative</text:p>
          </table:table-cell>
          <table:table-cell office:value-type="float" office:value="43.69529444" calcext:value-type="float">
            <text:p>43,69529444</text:p>
          </table:table-cell>
          <table:table-cell office:value-type="float" office:value="3.86258075" calcext:value-type="float">
            <text:p>3,862580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46</text:p>
          </table:table-cell>
          <table:table-cell office:value-type="float" office:value="23120" calcext:value-type="float">
            <text:p>23120</text:p>
          </table:table-cell>
          <table:table-cell office:value-type="string" calcext:value-type="string">
            <text:p>Cave Coopérative</text:p>
          </table:table-cell>
          <table:table-cell office:value-type="float" office:value="43.69529444" calcext:value-type="float">
            <text:p>43,69529444</text:p>
          </table:table-cell>
          <table:table-cell office:value-type="float" office:value="3.86258075" calcext:value-type="float">
            <text:p>3,86258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06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Coste Rousse</text:p>
          </table:table-cell>
          <table:table-cell office:value-type="float" office:value="43.694590305" calcext:value-type="float">
            <text:p>43,694590305</text:p>
          </table:table-cell>
          <table:table-cell office:value-type="float" office:value="3.87106171" calcext:value-type="float">
            <text:p>3,87106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54</text:p>
          </table:table-cell>
          <table:table-cell office:value-type="float" office:value="23132" calcext:value-type="float">
            <text:p>23132</text:p>
          </table:table-cell>
          <table:table-cell office:value-type="string" calcext:value-type="string">
            <text:p>Coste Rousse</text:p>
          </table:table-cell>
          <table:table-cell office:value-type="float" office:value="43.69456317" calcext:value-type="float">
            <text:p>43,69456317</text:p>
          </table:table-cell>
          <table:table-cell office:value-type="float" office:value="3.87107337" calcext:value-type="float">
            <text:p>3,87107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77</text:p>
          </table:table-cell>
          <table:table-cell office:value-type="float" office:value="23230" calcext:value-type="float">
            <text:p>23230</text:p>
          </table:table-cell>
          <table:table-cell office:value-type="string" calcext:value-type="string">
            <text:p>Coste Rousse</text:p>
          </table:table-cell>
          <table:table-cell office:value-type="float" office:value="43.69461744" calcext:value-type="float">
            <text:p>43,69461744</text:p>
          </table:table-cell>
          <table:table-cell office:value-type="float" office:value="3.87105005" calcext:value-type="float">
            <text:p>3,87105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07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Ducque</text:p>
          </table:table-cell>
          <table:table-cell office:value-type="float" office:value="43.697137635" calcext:value-type="float">
            <text:p>43,697137635</text:p>
          </table:table-cell>
          <table:table-cell office:value-type="float" office:value="3.86893704" calcext:value-type="float">
            <text:p>3,868937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53</text:p>
          </table:table-cell>
          <table:table-cell office:value-type="float" office:value="23131" calcext:value-type="float">
            <text:p>23131</text:p>
          </table:table-cell>
          <table:table-cell office:value-type="string" calcext:value-type="string">
            <text:p>Ducque</text:p>
          </table:table-cell>
          <table:table-cell office:value-type="float" office:value="43.69710064" calcext:value-type="float">
            <text:p>43,69710064</text:p>
          </table:table-cell>
          <table:table-cell office:value-type="float" office:value="3.86901039" calcext:value-type="float">
            <text:p>3,8690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78</text:p>
          </table:table-cell>
          <table:table-cell office:value-type="float" office:value="23231" calcext:value-type="float">
            <text:p>23231</text:p>
          </table:table-cell>
          <table:table-cell office:value-type="string" calcext:value-type="string">
            <text:p>Ducque</text:p>
          </table:table-cell>
          <table:table-cell office:value-type="float" office:value="43.69717463" calcext:value-type="float">
            <text:p>43,69717463</text:p>
          </table:table-cell>
          <table:table-cell office:value-type="float" office:value="3.86886369" calcext:value-type="float">
            <text:p>3,86886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08</text:p>
          </table:table-cell>
          <table:table-cell office:value-type="float" office:value="5708" calcext:value-type="float">
            <text:p>5708</text:p>
          </table:table-cell>
          <table:table-cell office:value-type="string" calcext:value-type="string">
            <text:p>Frayssinet</text:p>
          </table:table-cell>
          <table:table-cell office:value-type="float" office:value="43.696810505" calcext:value-type="float">
            <text:p>43,696810505</text:p>
          </table:table-cell>
          <table:table-cell office:value-type="float" office:value="3.86281336" calcext:value-type="float">
            <text:p>3,862813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47</text:p>
          </table:table-cell>
          <table:table-cell office:value-type="float" office:value="23121" calcext:value-type="float">
            <text:p>23121</text:p>
          </table:table-cell>
          <table:table-cell office:value-type="string" calcext:value-type="string">
            <text:p>Frayssinet</text:p>
          </table:table-cell>
          <table:table-cell office:value-type="float" office:value="43.69672055" calcext:value-type="float">
            <text:p>43,69672055</text:p>
          </table:table-cell>
          <table:table-cell office:value-type="float" office:value="3.86281715" calcext:value-type="float">
            <text:p>3,86281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57</text:p>
          </table:table-cell>
          <table:table-cell office:value-type="float" office:value="23206" calcext:value-type="float">
            <text:p>23206</text:p>
          </table:table-cell>
          <table:table-cell office:value-type="string" calcext:value-type="string">
            <text:p>Frayssinet</text:p>
          </table:table-cell>
          <table:table-cell office:value-type="float" office:value="43.69690046" calcext:value-type="float">
            <text:p>43,69690046</text:p>
          </table:table-cell>
          <table:table-cell office:value-type="float" office:value="3.86280957" calcext:value-type="float">
            <text:p>3,86280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10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Mairie</text:p>
          </table:table-cell>
          <table:table-cell office:value-type="float" office:value="43.69727856" calcext:value-type="float">
            <text:p>43,69727856</text:p>
          </table:table-cell>
          <table:table-cell office:value-type="float" office:value="3.864368555" calcext:value-type="float">
            <text:p>3,8643685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48</text:p>
          </table:table-cell>
          <table:table-cell office:value-type="float" office:value="23122" calcext:value-type="float">
            <text:p>23122</text:p>
          </table:table-cell>
          <table:table-cell office:value-type="string" calcext:value-type="string">
            <text:p>Mairie</text:p>
          </table:table-cell>
          <table:table-cell office:value-type="float" office:value="43.69721159" calcext:value-type="float">
            <text:p>43,69721159</text:p>
          </table:table-cell>
          <table:table-cell office:value-type="float" office:value="3.86497392" calcext:value-type="float">
            <text:p>3,86497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56</text:p>
          </table:table-cell>
          <table:table-cell office:value-type="float" office:value="23201" calcext:value-type="float">
            <text:p>23201</text:p>
          </table:table-cell>
          <table:table-cell office:value-type="string" calcext:value-type="string">
            <text:p>Mairie</text:p>
          </table:table-cell>
          <table:table-cell office:value-type="float" office:value="43.69734553" calcext:value-type="float">
            <text:p>43,69734553</text:p>
          </table:table-cell>
          <table:table-cell office:value-type="float" office:value="3.86376319" calcext:value-type="float">
            <text:p>3,86376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11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Mandarine</text:p>
          </table:table-cell>
          <table:table-cell office:value-type="float" office:value="43.693500045" calcext:value-type="float">
            <text:p>43,693500045</text:p>
          </table:table-cell>
          <table:table-cell office:value-type="float" office:value="3.86232211" calcext:value-type="float">
            <text:p>3,86232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45</text:p>
          </table:table-cell>
          <table:table-cell office:value-type="float" office:value="23119" calcext:value-type="float">
            <text:p>23119</text:p>
          </table:table-cell>
          <table:table-cell office:value-type="string" calcext:value-type="string">
            <text:p>Mandarine</text:p>
          </table:table-cell>
          <table:table-cell office:value-type="float" office:value="43.69373405" calcext:value-type="float">
            <text:p>43,69373405</text:p>
          </table:table-cell>
          <table:table-cell office:value-type="float" office:value="3.86230359" calcext:value-type="float">
            <text:p>3,86230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59</text:p>
          </table:table-cell>
          <table:table-cell office:value-type="float" office:value="23208" calcext:value-type="float">
            <text:p>23208</text:p>
          </table:table-cell>
          <table:table-cell office:value-type="string" calcext:value-type="string">
            <text:p>Mandarine</text:p>
          </table:table-cell>
          <table:table-cell office:value-type="float" office:value="43.69326604" calcext:value-type="float">
            <text:p>43,69326604</text:p>
          </table:table-cell>
          <table:table-cell office:value-type="float" office:value="3.86234063" calcext:value-type="float">
            <text:p>3,86234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12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Moulin Neuf</text:p>
          </table:table-cell>
          <table:table-cell office:value-type="float" office:value="43.69122538" calcext:value-type="float">
            <text:p>43,69122538</text:p>
          </table:table-cell>
          <table:table-cell office:value-type="float" office:value="3.862651555" calcext:value-type="float">
            <text:p>3,8626515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44</text:p>
          </table:table-cell>
          <table:table-cell office:value-type="float" office:value="23118" calcext:value-type="float">
            <text:p>23118</text:p>
          </table:table-cell>
          <table:table-cell office:value-type="string" calcext:value-type="string">
            <text:p>Moulin Neuf</text:p>
          </table:table-cell>
          <table:table-cell office:value-type="float" office:value="43.69119366" calcext:value-type="float">
            <text:p>43,69119366</text:p>
          </table:table-cell>
          <table:table-cell office:value-type="float" office:value="3.86266929" calcext:value-type="float">
            <text:p>3,86266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760</text:p>
          </table:table-cell>
          <table:table-cell office:value-type="float" office:value="23210" calcext:value-type="float">
            <text:p>23210</text:p>
          </table:table-cell>
          <table:table-cell office:value-type="string" calcext:value-type="string">
            <text:p>Moulin Neuf</text:p>
          </table:table-cell>
          <table:table-cell office:value-type="float" office:value="43.6912571" calcext:value-type="float">
            <text:p>43,6912571</text:p>
          </table:table-cell>
          <table:table-cell office:value-type="float" office:value="3.86263382" calcext:value-type="float">
            <text:p>3,86263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15</text:p>
          </table:table-cell>
          <table:table-cell office:value-type="float" office:value="5715" calcext:value-type="float">
            <text:p>5715</text:p>
          </table:table-cell>
          <table:table-cell office:value-type="string" calcext:value-type="string">
            <text:p>Le Mas</text:p>
          </table:table-cell>
          <table:table-cell office:value-type="float" office:value="43.721610485" calcext:value-type="float">
            <text:p>43,721610485</text:p>
          </table:table-cell>
          <table:table-cell office:value-type="float" office:value="4.0359251" calcext:value-type="float">
            <text:p>4,0359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38</text:p>
          </table:table-cell>
          <table:table-cell office:value-type="float" office:value="31105" calcext:value-type="float">
            <text:p>31105</text:p>
          </table:table-cell>
          <table:table-cell office:value-type="string" calcext:value-type="string">
            <text:p>Le Mas</text:p>
          </table:table-cell>
          <table:table-cell office:value-type="float" office:value="43.7218249" calcext:value-type="float">
            <text:p>43,7218249</text:p>
          </table:table-cell>
          <table:table-cell office:value-type="float" office:value="4.03601207" calcext:value-type="float">
            <text:p>4,03601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44</text:p>
          </table:table-cell>
          <table:table-cell office:value-type="float" office:value="31205" calcext:value-type="float">
            <text:p>31205</text:p>
          </table:table-cell>
          <table:table-cell office:value-type="string" calcext:value-type="string">
            <text:p>Le Mas</text:p>
          </table:table-cell>
          <table:table-cell office:value-type="float" office:value="43.72139607" calcext:value-type="float">
            <text:p>43,72139607</text:p>
          </table:table-cell>
          <table:table-cell office:value-type="float" office:value="4.03583813" calcext:value-type="float">
            <text:p>4,03583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16</text:p>
          </table:table-cell>
          <table:table-cell office:value-type="float" office:value="5716" calcext:value-type="float">
            <text:p>5716</text:p>
          </table:table-cell>
          <table:table-cell office:value-type="string" calcext:value-type="string">
            <text:p>Mairie</text:p>
          </table:table-cell>
          <table:table-cell office:value-type="float" office:value="43.723850305" calcext:value-type="float">
            <text:p>43,723850305</text:p>
          </table:table-cell>
          <table:table-cell office:value-type="float" office:value="4.03871926" calcext:value-type="float">
            <text:p>4,038719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11</text:p>
          </table:table-cell>
          <table:table-cell office:value-type="float" office:value="35108" calcext:value-type="float">
            <text:p>35108</text:p>
          </table:table-cell>
          <table:table-cell office:value-type="string" calcext:value-type="string">
            <text:p>Mairie</text:p>
          </table:table-cell>
          <table:table-cell office:value-type="float" office:value="43.72389946" calcext:value-type="float">
            <text:p>43,72389946</text:p>
          </table:table-cell>
          <table:table-cell office:value-type="float" office:value="4.03902446" calcext:value-type="float">
            <text:p>4,03902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21</text:p>
          </table:table-cell>
          <table:table-cell office:value-type="float" office:value="35207" calcext:value-type="float">
            <text:p>35207</text:p>
          </table:table-cell>
          <table:table-cell office:value-type="string" calcext:value-type="string">
            <text:p>Mairie</text:p>
          </table:table-cell>
          <table:table-cell office:value-type="float" office:value="43.72380115" calcext:value-type="float">
            <text:p>43,72380115</text:p>
          </table:table-cell>
          <table:table-cell office:value-type="float" office:value="4.03841406" calcext:value-type="float">
            <text:p>4,03841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17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Micocoulier</text:p>
          </table:table-cell>
          <table:table-cell office:value-type="float" office:value="43.66683092" calcext:value-type="float">
            <text:p>43,66683092</text:p>
          </table:table-cell>
          <table:table-cell office:value-type="float" office:value="4.03046081" calcext:value-type="float">
            <text:p>4,030460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10</text:p>
          </table:table-cell>
          <table:table-cell office:value-type="float" office:value="29127" calcext:value-type="float">
            <text:p>29127</text:p>
          </table:table-cell>
          <table:table-cell office:value-type="string" calcext:value-type="string">
            <text:p>Micocoulier</text:p>
          </table:table-cell>
          <table:table-cell office:value-type="float" office:value="43.66679029" calcext:value-type="float">
            <text:p>43,66679029</text:p>
          </table:table-cell>
          <table:table-cell office:value-type="float" office:value="4.03047199" calcext:value-type="float">
            <text:p>4,03047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26</text:p>
          </table:table-cell>
          <table:table-cell office:value-type="float" office:value="29222" calcext:value-type="float">
            <text:p>29222</text:p>
          </table:table-cell>
          <table:table-cell office:value-type="string" calcext:value-type="string">
            <text:p>Micocoulier</text:p>
          </table:table-cell>
          <table:table-cell office:value-type="float" office:value="43.66687155" calcext:value-type="float">
            <text:p>43,66687155</text:p>
          </table:table-cell>
          <table:table-cell office:value-type="float" office:value="4.03044963" calcext:value-type="float">
            <text:p>4,03044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20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Sophoras</text:p>
          </table:table-cell>
          <table:table-cell office:value-type="float" office:value="43.66845173" calcext:value-type="float">
            <text:p>43,66845173</text:p>
          </table:table-cell>
          <table:table-cell office:value-type="float" office:value="4.02655803" calcext:value-type="float">
            <text:p>4,026558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09</text:p>
          </table:table-cell>
          <table:table-cell office:value-type="float" office:value="29126" calcext:value-type="float">
            <text:p>29126</text:p>
          </table:table-cell>
          <table:table-cell office:value-type="string" calcext:value-type="string">
            <text:p>Sophoras</text:p>
          </table:table-cell>
          <table:table-cell office:value-type="float" office:value="43.66843395" calcext:value-type="float">
            <text:p>43,66843395</text:p>
          </table:table-cell>
          <table:table-cell office:value-type="float" office:value="4.02654512" calcext:value-type="float">
            <text:p>4,02654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27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Sophoras</text:p>
          </table:table-cell>
          <table:table-cell office:value-type="float" office:value="43.66846951" calcext:value-type="float">
            <text:p>43,66846951</text:p>
          </table:table-cell>
          <table:table-cell office:value-type="float" office:value="4.02657094" calcext:value-type="float">
            <text:p>4,02657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21</text:p>
          </table:table-cell>
          <table:table-cell office:value-type="float" office:value="5721" calcext:value-type="float">
            <text:p>5721</text:p>
          </table:table-cell>
          <table:table-cell office:value-type="string" calcext:value-type="string">
            <text:p>Versant</text:p>
          </table:table-cell>
          <table:table-cell office:value-type="float" office:value="43.66519794" calcext:value-type="float">
            <text:p>43,66519794</text:p>
          </table:table-cell>
          <table:table-cell office:value-type="float" office:value="4.037421985" calcext:value-type="float">
            <text:p>4,037421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42</text:p>
          </table:table-cell>
          <table:table-cell office:value-type="float" office:value="29134" calcext:value-type="float">
            <text:p>29134</text:p>
          </table:table-cell>
          <table:table-cell office:value-type="string" calcext:value-type="string">
            <text:p>Versant</text:p>
          </table:table-cell>
          <table:table-cell office:value-type="float" office:value="43.66511823" calcext:value-type="float">
            <text:p>43,66511823</text:p>
          </table:table-cell>
          <table:table-cell office:value-type="float" office:value="4.0373453" calcext:value-type="float">
            <text:p>4,0373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47</text:p>
          </table:table-cell>
          <table:table-cell office:value-type="float" office:value="29230" calcext:value-type="float">
            <text:p>29230</text:p>
          </table:table-cell>
          <table:table-cell office:value-type="string" calcext:value-type="string">
            <text:p>Versant</text:p>
          </table:table-cell>
          <table:table-cell office:value-type="float" office:value="43.66527765" calcext:value-type="float">
            <text:p>43,66527765</text:p>
          </table:table-cell>
          <table:table-cell office:value-type="float" office:value="4.03749867" calcext:value-type="float">
            <text:p>4,0374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22</text:p>
          </table:table-cell>
          <table:table-cell office:value-type="float" office:value="5722" calcext:value-type="float">
            <text:p>5722</text:p>
          </table:table-cell>
          <table:table-cell office:value-type="string" calcext:value-type="string">
            <text:p>Les Mazes</text:p>
          </table:table-cell>
          <table:table-cell office:value-type="float" office:value="43.72780379" calcext:value-type="float">
            <text:p>43,72780379</text:p>
          </table:table-cell>
          <table:table-cell office:value-type="float" office:value="3.98358534" calcext:value-type="float">
            <text:p>3,983585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65</text:p>
          </table:table-cell>
          <table:table-cell office:value-type="float" office:value="36157" calcext:value-type="float">
            <text:p>36157</text:p>
          </table:table-cell>
          <table:table-cell office:value-type="string" calcext:value-type="string">
            <text:p>Les Mazes</text:p>
          </table:table-cell>
          <table:table-cell office:value-type="float" office:value="43.72780379" calcext:value-type="float">
            <text:p>43,72780379</text:p>
          </table:table-cell>
          <table:table-cell office:value-type="float" office:value="3.98358534" calcext:value-type="float">
            <text:p>3,98358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float" office:value="36257" calcext:value-type="float">
            <text:p>36257</text:p>
          </table:table-cell>
          <table:table-cell office:value-type="string" calcext:value-type="string">
            <text:p>Les Mazes</text:p>
          </table:table-cell>
          <table:table-cell office:value-type="float" office:value="43.72780379" calcext:value-type="float">
            <text:p>43,72780379</text:p>
          </table:table-cell>
          <table:table-cell office:value-type="float" office:value="3.98358534" calcext:value-type="float">
            <text:p>3,98358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11022</text:p>
          </table:table-cell>
          <table:table-cell office:value-type="float" office:value="36257" calcext:value-type="float">
            <text:p>36257</text:p>
          </table:table-cell>
          <table:table-cell office:value-type="string" calcext:value-type="string">
            <text:p>Les Mazes</text:p>
          </table:table-cell>
          <table:table-cell office:value-type="float" office:value="43.72780379" calcext:value-type="float">
            <text:p>43,72780379</text:p>
          </table:table-cell>
          <table:table-cell office:value-type="float" office:value="3.98358534" calcext:value-type="float">
            <text:p>3,98358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23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Lotissement Les Lilas</text:p>
          </table:table-cell>
          <table:table-cell office:value-type="float" office:value="43.72801293" calcext:value-type="float">
            <text:p>43,72801293</text:p>
          </table:table-cell>
          <table:table-cell office:value-type="float" office:value="3.964380705" calcext:value-type="float">
            <text:p>3,9643807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59</text:p>
          </table:table-cell>
          <table:table-cell office:value-type="float" office:value="36151" calcext:value-type="float">
            <text:p>36151</text:p>
          </table:table-cell>
          <table:table-cell office:value-type="string" calcext:value-type="string">
            <text:p>Lotissement Les Lilas</text:p>
          </table:table-cell>
          <table:table-cell office:value-type="float" office:value="43.72796375" calcext:value-type="float">
            <text:p>43,72796375</text:p>
          </table:table-cell>
          <table:table-cell office:value-type="float" office:value="3.96406315" calcext:value-type="float">
            <text:p>3,96406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97</text:p>
          </table:table-cell>
          <table:table-cell office:value-type="float" office:value="36251" calcext:value-type="float">
            <text:p>36251</text:p>
          </table:table-cell>
          <table:table-cell office:value-type="string" calcext:value-type="string">
            <text:p>Lotissement Les Lilas</text:p>
          </table:table-cell>
          <table:table-cell office:value-type="float" office:value="43.72806211" calcext:value-type="float">
            <text:p>43,72806211</text:p>
          </table:table-cell>
          <table:table-cell office:value-type="float" office:value="3.96469826" calcext:value-type="float">
            <text:p>3,96469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24</text:p>
          </table:table-cell>
          <table:table-cell office:value-type="float" office:value="5724" calcext:value-type="float">
            <text:p>5724</text:p>
          </table:table-cell>
          <table:table-cell office:value-type="string" calcext:value-type="string">
            <text:p>Lotissement Les Romarins</text:p>
          </table:table-cell>
          <table:table-cell office:value-type="float" office:value="43.72950097" calcext:value-type="float">
            <text:p>43,72950097</text:p>
          </table:table-cell>
          <table:table-cell office:value-type="float" office:value="3.9694569" calcext:value-type="float">
            <text:p>3,96945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61</text:p>
          </table:table-cell>
          <table:table-cell office:value-type="float" office:value="36153" calcext:value-type="float">
            <text:p>36153</text:p>
          </table:table-cell>
          <table:table-cell office:value-type="string" calcext:value-type="string">
            <text:p>Lotissement Les Romarins</text:p>
          </table:table-cell>
          <table:table-cell office:value-type="float" office:value="43.72951005" calcext:value-type="float">
            <text:p>43,72951005</text:p>
          </table:table-cell>
          <table:table-cell office:value-type="float" office:value="3.96945096" calcext:value-type="float">
            <text:p>3,96945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00</text:p>
          </table:table-cell>
          <table:table-cell office:value-type="float" office:value="36255" calcext:value-type="float">
            <text:p>36255</text:p>
          </table:table-cell>
          <table:table-cell office:value-type="string" calcext:value-type="string">
            <text:p>Lotissement Les Romarins</text:p>
          </table:table-cell>
          <table:table-cell office:value-type="float" office:value="43.72949189" calcext:value-type="float">
            <text:p>43,72949189</text:p>
          </table:table-cell>
          <table:table-cell office:value-type="float" office:value="3.96946284" calcext:value-type="float">
            <text:p>3,96946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25</text:p>
          </table:table-cell>
          <table:table-cell office:value-type="float" office:value="5725" calcext:value-type="float">
            <text:p>5725</text:p>
          </table:table-cell>
          <table:table-cell office:value-type="string" calcext:value-type="string">
            <text:p>Mas de Bizard</text:p>
          </table:table-cell>
          <table:table-cell office:value-type="float" office:value="43.72638281" calcext:value-type="float">
            <text:p>43,72638281</text:p>
          </table:table-cell>
          <table:table-cell office:value-type="float" office:value="3.98006055" calcext:value-type="float">
            <text:p>3,980060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66</text:p>
          </table:table-cell>
          <table:table-cell office:value-type="float" office:value="36158" calcext:value-type="float">
            <text:p>36158</text:p>
          </table:table-cell>
          <table:table-cell office:value-type="string" calcext:value-type="string">
            <text:p>Mas de Bizard</text:p>
          </table:table-cell>
          <table:table-cell office:value-type="float" office:value="43.72638281" calcext:value-type="float">
            <text:p>43,72638281</text:p>
          </table:table-cell>
          <table:table-cell office:value-type="float" office:value="3.98006055" calcext:value-type="float">
            <text:p>3,98006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float" office:value="36258" calcext:value-type="float">
            <text:p>36258</text:p>
          </table:table-cell>
          <table:table-cell office:value-type="string" calcext:value-type="string">
            <text:p>Mas de Bizard</text:p>
          </table:table-cell>
          <table:table-cell office:value-type="float" office:value="43.72638281" calcext:value-type="float">
            <text:p>43,72638281</text:p>
          </table:table-cell>
          <table:table-cell office:value-type="float" office:value="3.98006055" calcext:value-type="float">
            <text:p>3,98006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10662</text:p>
          </table:table-cell>
          <table:table-cell office:value-type="float" office:value="36158" calcext:value-type="float">
            <text:p>36158</text:p>
          </table:table-cell>
          <table:table-cell office:value-type="string" calcext:value-type="string">
            <text:p>Mas de Bizard</text:p>
          </table:table-cell>
          <table:table-cell office:value-type="float" office:value="43.72638281" calcext:value-type="float">
            <text:p>43,72638281</text:p>
          </table:table-cell>
          <table:table-cell office:value-type="float" office:value="3.98006055" calcext:value-type="float">
            <text:p>3,98006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26</text:p>
          </table:table-cell>
          <table:table-cell office:value-type="float" office:value="5726" calcext:value-type="float">
            <text:p>5726</text:p>
          </table:table-cell>
          <table:table-cell office:value-type="string" calcext:value-type="string">
            <text:p>Route de Teyran</text:p>
          </table:table-cell>
          <table:table-cell office:value-type="float" office:value="43.73413451" calcext:value-type="float">
            <text:p>43,73413451</text:p>
          </table:table-cell>
          <table:table-cell office:value-type="float" office:value="3.97935408" calcext:value-type="float">
            <text:p>3,979354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float" office:value="36256" calcext:value-type="float">
            <text:p>36256</text:p>
          </table:table-cell>
          <table:table-cell office:value-type="string" calcext:value-type="string">
            <text:p>Route de Teyran</text:p>
          </table:table-cell>
          <table:table-cell office:value-type="float" office:value="43.73413451" calcext:value-type="float">
            <text:p>43,73413451</text:p>
          </table:table-cell>
          <table:table-cell office:value-type="float" office:value="3.97935408" calcext:value-type="float">
            <text:p>3,97935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23</text:p>
          </table:table-cell>
          <table:table-cell office:value-type="float" office:value="27127" calcext:value-type="float">
            <text:p>27127</text:p>
          </table:table-cell>
          <table:table-cell office:value-type="string" calcext:value-type="string">
            <text:p>Route de Teyran</text:p>
          </table:table-cell>
          <table:table-cell office:value-type="float" office:value="43.73413451" calcext:value-type="float">
            <text:p>43,73413451</text:p>
          </table:table-cell>
          <table:table-cell office:value-type="float" office:value="3.97935408" calcext:value-type="float">
            <text:p>3,97935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11012</text:p>
          </table:table-cell>
          <table:table-cell office:value-type="float" office:value="36256" calcext:value-type="float">
            <text:p>36256</text:p>
          </table:table-cell>
          <table:table-cell office:value-type="string" calcext:value-type="string">
            <text:p>Route de Teyran</text:p>
          </table:table-cell>
          <table:table-cell office:value-type="float" office:value="43.73413451" calcext:value-type="float">
            <text:p>43,73413451</text:p>
          </table:table-cell>
          <table:table-cell office:value-type="float" office:value="3.97935408" calcext:value-type="float">
            <text:p>3,97935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27</text:p>
          </table:table-cell>
          <table:table-cell office:value-type="float" office:value="5727" calcext:value-type="float">
            <text:p>5727</text:p>
          </table:table-cell>
          <table:table-cell office:value-type="string" calcext:value-type="string">
            <text:p>Stade</text:p>
          </table:table-cell>
          <table:table-cell office:value-type="float" office:value="43.73345135" calcext:value-type="float">
            <text:p>43,73345135</text:p>
          </table:table-cell>
          <table:table-cell office:value-type="float" office:value="3.98013621" calcext:value-type="float">
            <text:p>3,980136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60</text:p>
          </table:table-cell>
          <table:table-cell office:value-type="float" office:value="36152" calcext:value-type="float">
            <text:p>36152</text:p>
          </table:table-cell>
          <table:table-cell office:value-type="string" calcext:value-type="string">
            <text:p>Stade</text:p>
          </table:table-cell>
          <table:table-cell office:value-type="float" office:value="43.73345709" calcext:value-type="float">
            <text:p>43,73345709</text:p>
          </table:table-cell>
          <table:table-cell office:value-type="float" office:value="3.98015291" calcext:value-type="float">
            <text:p>3,98015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98</text:p>
          </table:table-cell>
          <table:table-cell office:value-type="float" office:value="36253" calcext:value-type="float">
            <text:p>36253</text:p>
          </table:table-cell>
          <table:table-cell office:value-type="string" calcext:value-type="string">
            <text:p>Stade</text:p>
          </table:table-cell>
          <table:table-cell office:value-type="float" office:value="43.73344848" calcext:value-type="float">
            <text:p>43,73344848</text:p>
          </table:table-cell>
          <table:table-cell office:value-type="float" office:value="3.98012786" calcext:value-type="float">
            <text:p>3,98012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10982</text:p>
          </table:table-cell>
          <table:table-cell office:value-type="float" office:value="36253" calcext:value-type="float">
            <text:p>36253</text:p>
          </table:table-cell>
          <table:table-cell office:value-type="string" calcext:value-type="string">
            <text:p>Stade</text:p>
          </table:table-cell>
          <table:table-cell office:value-type="float" office:value="43.73344848" calcext:value-type="float">
            <text:p>43,73344848</text:p>
          </table:table-cell>
          <table:table-cell office:value-type="float" office:value="3.98012786" calcext:value-type="float">
            <text:p>3,98012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28</text:p>
          </table:table-cell>
          <table:table-cell office:value-type="float" office:value="5728" calcext:value-type="float">
            <text:p>5728</text:p>
          </table:table-cell>
          <table:table-cell office:value-type="string" calcext:value-type="string">
            <text:p>Avenue de Montpellier</text:p>
          </table:table-cell>
          <table:table-cell office:value-type="float" office:value="43.69723889" calcext:value-type="float">
            <text:p>43,69723889</text:p>
          </table:table-cell>
          <table:table-cell office:value-type="float" office:value="4.032627775" calcext:value-type="float">
            <text:p>4,0326277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10</text:p>
          </table:table-cell>
          <table:table-cell office:value-type="float" office:value="35107" calcext:value-type="float">
            <text:p>35107</text:p>
          </table:table-cell>
          <table:table-cell office:value-type="string" calcext:value-type="string">
            <text:p>Avenue de Montpellier</text:p>
          </table:table-cell>
          <table:table-cell office:value-type="float" office:value="43.69729575" calcext:value-type="float">
            <text:p>43,69729575</text:p>
          </table:table-cell>
          <table:table-cell office:value-type="float" office:value="4.0327286" calcext:value-type="float">
            <text:p>4,0327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22</text:p>
          </table:table-cell>
          <table:table-cell office:value-type="float" office:value="35208" calcext:value-type="float">
            <text:p>35208</text:p>
          </table:table-cell>
          <table:table-cell office:value-type="string" calcext:value-type="string">
            <text:p>Avenue de Montpellier</text:p>
          </table:table-cell>
          <table:table-cell office:value-type="float" office:value="43.69718203" calcext:value-type="float">
            <text:p>43,69718203</text:p>
          </table:table-cell>
          <table:table-cell office:value-type="float" office:value="4.03252695" calcext:value-type="float">
            <text:p>4,03252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29</text:p>
          </table:table-cell>
          <table:table-cell office:value-type="float" office:value="5729" calcext:value-type="float">
            <text:p>5729</text:p>
          </table:table-cell>
          <table:table-cell office:value-type="string" calcext:value-type="string">
            <text:p>Les Mazets</text:p>
          </table:table-cell>
          <table:table-cell office:value-type="float" office:value="43.6992866" calcext:value-type="float">
            <text:p>43,6992866</text:p>
          </table:table-cell>
          <table:table-cell office:value-type="float" office:value="4.01950367" calcext:value-type="float">
            <text:p>4,019503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34</text:p>
          </table:table-cell>
          <table:table-cell office:value-type="float" office:value="31101" calcext:value-type="float">
            <text:p>31101</text:p>
          </table:table-cell>
          <table:table-cell office:value-type="string" calcext:value-type="string">
            <text:p>Les Mazets</text:p>
          </table:table-cell>
          <table:table-cell office:value-type="float" office:value="43.69928211" calcext:value-type="float">
            <text:p>43,69928211</text:p>
          </table:table-cell>
          <table:table-cell office:value-type="float" office:value="4.01950354" calcext:value-type="float">
            <text:p>4,01950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40</text:p>
          </table:table-cell>
          <table:table-cell office:value-type="float" office:value="31201" calcext:value-type="float">
            <text:p>31201</text:p>
          </table:table-cell>
          <table:table-cell office:value-type="string" calcext:value-type="string">
            <text:p>Les Mazets</text:p>
          </table:table-cell>
          <table:table-cell office:value-type="float" office:value="43.69929109" calcext:value-type="float">
            <text:p>43,69929109</text:p>
          </table:table-cell>
          <table:table-cell office:value-type="float" office:value="4.0195038" calcext:value-type="float">
            <text:p>4,0195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30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Les Mourguettes</text:p>
          </table:table-cell>
          <table:table-cell office:value-type="float" office:value="43.697401975" calcext:value-type="float">
            <text:p>43,697401975</text:p>
          </table:table-cell>
          <table:table-cell office:value-type="float" office:value="4.025352605" calcext:value-type="float">
            <text:p>4,0253526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36</text:p>
          </table:table-cell>
          <table:table-cell office:value-type="float" office:value="31103" calcext:value-type="float">
            <text:p>31103</text:p>
          </table:table-cell>
          <table:table-cell office:value-type="string" calcext:value-type="string">
            <text:p>Les Mourguettes</text:p>
          </table:table-cell>
          <table:table-cell office:value-type="float" office:value="43.69732042" calcext:value-type="float">
            <text:p>43,69732042</text:p>
          </table:table-cell>
          <table:table-cell office:value-type="float" office:value="4.02539356" calcext:value-type="float">
            <text:p>4,02539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42</text:p>
          </table:table-cell>
          <table:table-cell office:value-type="float" office:value="31203" calcext:value-type="float">
            <text:p>31203</text:p>
          </table:table-cell>
          <table:table-cell office:value-type="string" calcext:value-type="string">
            <text:p>Les Mourguettes</text:p>
          </table:table-cell>
          <table:table-cell office:value-type="float" office:value="43.69748353" calcext:value-type="float">
            <text:p>43,69748353</text:p>
          </table:table-cell>
          <table:table-cell office:value-type="float" office:value="4.02531165" calcext:value-type="float">
            <text:p>4,02531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31</text:p>
          </table:table-cell>
          <table:table-cell office:value-type="float" office:value="5731" calcext:value-type="float">
            <text:p>5731</text:p>
          </table:table-cell>
          <table:table-cell office:value-type="string" calcext:value-type="string">
            <text:p>Les Pérouses</text:p>
          </table:table-cell>
          <table:table-cell office:value-type="float" office:value="43.69862216" calcext:value-type="float">
            <text:p>43,69862216</text:p>
          </table:table-cell>
          <table:table-cell office:value-type="float" office:value="4.023784" calcext:value-type="float">
            <text:p>4,0237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35</text:p>
          </table:table-cell>
          <table:table-cell office:value-type="float" office:value="31102" calcext:value-type="float">
            <text:p>31102</text:p>
          </table:table-cell>
          <table:table-cell office:value-type="string" calcext:value-type="string">
            <text:p>Les Pérouses</text:p>
          </table:table-cell>
          <table:table-cell office:value-type="float" office:value="43.69875221" calcext:value-type="float">
            <text:p>43,69875221</text:p>
          </table:table-cell>
          <table:table-cell office:value-type="float" office:value="4.02351523" calcext:value-type="float">
            <text:p>4,02351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41</text:p>
          </table:table-cell>
          <table:table-cell office:value-type="float" office:value="31202" calcext:value-type="float">
            <text:p>31202</text:p>
          </table:table-cell>
          <table:table-cell office:value-type="string" calcext:value-type="string">
            <text:p>Les Pérouses</text:p>
          </table:table-cell>
          <table:table-cell office:value-type="float" office:value="43.69849211" calcext:value-type="float">
            <text:p>43,69849211</text:p>
          </table:table-cell>
          <table:table-cell office:value-type="float" office:value="4.02405277" calcext:value-type="float">
            <text:p>4,02405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32</text:p>
          </table:table-cell>
          <table:table-cell office:value-type="float" office:value="5732" calcext:value-type="float">
            <text:p>5732</text:p>
          </table:table-cell>
          <table:table-cell office:value-type="string" calcext:value-type="string">
            <text:p>Poste</text:p>
          </table:table-cell>
          <table:table-cell office:value-type="float" office:value="43.696884115" calcext:value-type="float">
            <text:p>43,696884115</text:p>
          </table:table-cell>
          <table:table-cell office:value-type="float" office:value="4.030306225" calcext:value-type="float">
            <text:p>4,0303062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37</text:p>
          </table:table-cell>
          <table:table-cell office:value-type="float" office:value="31104" calcext:value-type="float">
            <text:p>31104</text:p>
          </table:table-cell>
          <table:table-cell office:value-type="string" calcext:value-type="string">
            <text:p>Poste</text:p>
          </table:table-cell>
          <table:table-cell office:value-type="float" office:value="43.69686914" calcext:value-type="float">
            <text:p>43,69686914</text:p>
          </table:table-cell>
          <table:table-cell office:value-type="float" office:value="4.03011371" calcext:value-type="float">
            <text:p>4,03011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43</text:p>
          </table:table-cell>
          <table:table-cell office:value-type="float" office:value="31204" calcext:value-type="float">
            <text:p>31204</text:p>
          </table:table-cell>
          <table:table-cell office:value-type="string" calcext:value-type="string">
            <text:p>Poste</text:p>
          </table:table-cell>
          <table:table-cell office:value-type="float" office:value="43.69689909" calcext:value-type="float">
            <text:p>43,69689909</text:p>
          </table:table-cell>
          <table:table-cell office:value-type="float" office:value="4.03049874" calcext:value-type="float">
            <text:p>4,03049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33</text:p>
          </table:table-cell>
          <table:table-cell office:value-type="float" office:value="5733" calcext:value-type="float">
            <text:p>5733</text:p>
          </table:table-cell>
          <table:table-cell office:value-type="string" calcext:value-type="string">
            <text:p>Avenue Justin Bec</text:p>
          </table:table-cell>
          <table:table-cell office:value-type="float" office:value="43.62561758" calcext:value-type="float">
            <text:p>43,62561758</text:p>
          </table:table-cell>
          <table:table-cell office:value-type="float" office:value="3.76885135" calcext:value-type="float">
            <text:p>3,76885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24</text:p>
          </table:table-cell>
          <table:table-cell office:value-type="float" office:value="40107" calcext:value-type="float">
            <text:p>40107</text:p>
          </table:table-cell>
          <table:table-cell office:value-type="string" calcext:value-type="string">
            <text:p>Avenue Justin Bec</text:p>
          </table:table-cell>
          <table:table-cell office:value-type="float" office:value="43.6259822" calcext:value-type="float">
            <text:p>43,6259822</text:p>
          </table:table-cell>
          <table:table-cell office:value-type="float" office:value="3.76847068" calcext:value-type="float">
            <text:p>3,76847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29</text:p>
          </table:table-cell>
          <table:table-cell office:value-type="float" office:value="40207" calcext:value-type="float">
            <text:p>40207</text:p>
          </table:table-cell>
          <table:table-cell office:value-type="string" calcext:value-type="string">
            <text:p>Avenue Justin Bec</text:p>
          </table:table-cell>
          <table:table-cell office:value-type="float" office:value="43.62525296" calcext:value-type="float">
            <text:p>43,62525296</text:p>
          </table:table-cell>
          <table:table-cell office:value-type="float" office:value="3.76923202" calcext:value-type="float">
            <text:p>3,76923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34</text:p>
          </table:table-cell>
          <table:table-cell office:value-type="float" office:value="5734" calcext:value-type="float">
            <text:p>5734</text:p>
          </table:table-cell>
          <table:table-cell office:value-type="string" calcext:value-type="string">
            <text:p>Bel Horizon</text:p>
          </table:table-cell>
          <table:table-cell office:value-type="float" office:value="43.61254735" calcext:value-type="float">
            <text:p>43,61254735</text:p>
          </table:table-cell>
          <table:table-cell office:value-type="float" office:value="3.775928475" calcext:value-type="float">
            <text:p>3,775928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21</text:p>
          </table:table-cell>
          <table:table-cell office:value-type="float" office:value="40104" calcext:value-type="float">
            <text:p>40104</text:p>
          </table:table-cell>
          <table:table-cell office:value-type="string" calcext:value-type="string">
            <text:p>Bel Horizon</text:p>
          </table:table-cell>
          <table:table-cell office:value-type="float" office:value="43.61261162" calcext:value-type="float">
            <text:p>43,61261162</text:p>
          </table:table-cell>
          <table:table-cell office:value-type="float" office:value="3.77616517" calcext:value-type="float">
            <text:p>3,77616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07</text:p>
          </table:table-cell>
          <table:table-cell office:value-type="float" office:value="40204" calcext:value-type="float">
            <text:p>40204</text:p>
          </table:table-cell>
          <table:table-cell office:value-type="string" calcext:value-type="string">
            <text:p>Bel Horizon</text:p>
          </table:table-cell>
          <table:table-cell office:value-type="float" office:value="43.61248308" calcext:value-type="float">
            <text:p>43,61248308</text:p>
          </table:table-cell>
          <table:table-cell office:value-type="float" office:value="3.77569178" calcext:value-type="float">
            <text:p>3,77569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36</text:p>
          </table:table-cell>
          <table:table-cell office:value-type="float" office:value="5736" calcext:value-type="float">
            <text:p>5736</text:p>
          </table:table-cell>
          <table:table-cell office:value-type="string" calcext:value-type="string">
            <text:p>Dame d'Orcas</text:p>
          </table:table-cell>
          <table:table-cell office:value-type="float" office:value="43.615698175" calcext:value-type="float">
            <text:p>43,615698175</text:p>
          </table:table-cell>
          <table:table-cell office:value-type="float" office:value="3.779639325" calcext:value-type="float">
            <text:p>3,779639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23</text:p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Dame d'Orcas</text:p>
          </table:table-cell>
          <table:table-cell office:value-type="float" office:value="43.616909" calcext:value-type="float">
            <text:p>43,616909</text:p>
          </table:table-cell>
          <table:table-cell office:value-type="float" office:value="3.77883474" calcext:value-type="float">
            <text:p>3,77883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28</text:p>
          </table:table-cell>
          <table:table-cell office:value-type="float" office:value="40206" calcext:value-type="float">
            <text:p>40206</text:p>
          </table:table-cell>
          <table:table-cell office:value-type="string" calcext:value-type="string">
            <text:p>Dame d'Orcas</text:p>
          </table:table-cell>
          <table:table-cell office:value-type="float" office:value="43.61448735" calcext:value-type="float">
            <text:p>43,61448735</text:p>
          </table:table-cell>
          <table:table-cell office:value-type="float" office:value="3.78044391" calcext:value-type="float">
            <text:p>3,78044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37</text:p>
          </table:table-cell>
          <table:table-cell office:value-type="float" office:value="5737" calcext:value-type="float">
            <text:p>5737</text:p>
          </table:table-cell>
          <table:table-cell office:value-type="string" calcext:value-type="string">
            <text:p>Gare</text:p>
          </table:table-cell>
          <table:table-cell office:value-type="float" office:value="43.60905568" calcext:value-type="float">
            <text:p>43,60905568</text:p>
          </table:table-cell>
          <table:table-cell office:value-type="float" office:value="3.78865745" calcext:value-type="float">
            <text:p>3,788657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18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Gare</text:p>
          </table:table-cell>
          <table:table-cell office:value-type="float" office:value="43.60905568" calcext:value-type="float">
            <text:p>43,60905568</text:p>
          </table:table-cell>
          <table:table-cell office:value-type="float" office:value="3.78865745" calcext:value-type="float">
            <text:p>3,78865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26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Gare</text:p>
          </table:table-cell>
          <table:table-cell office:value-type="float" office:value="43.60905568" calcext:value-type="float">
            <text:p>43,60905568</text:p>
          </table:table-cell>
          <table:table-cell office:value-type="float" office:value="3.78865745" calcext:value-type="float">
            <text:p>3,78865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38</text:p>
          </table:table-cell>
          <table:table-cell office:value-type="float" office:value="5738" calcext:value-type="float">
            <text:p>5738</text:p>
          </table:table-cell>
          <table:table-cell office:value-type="string" calcext:value-type="string">
            <text:p>La Regnague</text:p>
          </table:table-cell>
          <table:table-cell office:value-type="float" office:value="43.60891347" calcext:value-type="float">
            <text:p>43,60891347</text:p>
          </table:table-cell>
          <table:table-cell office:value-type="float" office:value="3.796553085" calcext:value-type="float">
            <text:p>3,7965530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55</text:p>
          </table:table-cell>
          <table:table-cell office:value-type="float" office:value="36138" calcext:value-type="float">
            <text:p>36138</text:p>
          </table:table-cell>
          <table:table-cell office:value-type="string" calcext:value-type="string">
            <text:p>La Regnague</text:p>
          </table:table-cell>
          <table:table-cell office:value-type="float" office:value="43.60881473" calcext:value-type="float">
            <text:p>43,60881473</text:p>
          </table:table-cell>
          <table:table-cell office:value-type="float" office:value="3.79587631" calcext:value-type="float">
            <text:p>3,79587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93</text:p>
          </table:table-cell>
          <table:table-cell office:value-type="float" office:value="36238" calcext:value-type="float">
            <text:p>36238</text:p>
          </table:table-cell>
          <table:table-cell office:value-type="string" calcext:value-type="string">
            <text:p>La Regnague</text:p>
          </table:table-cell>
          <table:table-cell office:value-type="float" office:value="43.60901221" calcext:value-type="float">
            <text:p>43,60901221</text:p>
          </table:table-cell>
          <table:table-cell office:value-type="float" office:value="3.79722986" calcext:value-type="float">
            <text:p>3,79722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39</text:p>
          </table:table-cell>
          <table:table-cell office:value-type="float" office:value="5739" calcext:value-type="float">
            <text:p>5739</text:p>
          </table:table-cell>
          <table:table-cell office:value-type="string" calcext:value-type="string">
            <text:p>Le Réservoir</text:p>
          </table:table-cell>
          <table:table-cell office:value-type="float" office:value="43.614794345" calcext:value-type="float">
            <text:p>43,614794345</text:p>
          </table:table-cell>
          <table:table-cell office:value-type="float" office:value="3.77629441" calcext:value-type="float">
            <text:p>3,776294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08</text:p>
          </table:table-cell>
          <table:table-cell office:value-type="float" office:value="40205" calcext:value-type="float">
            <text:p>40205</text:p>
          </table:table-cell>
          <table:table-cell office:value-type="string" calcext:value-type="string">
            <text:p>Le Réservoir</text:p>
          </table:table-cell>
          <table:table-cell office:value-type="float" office:value="43.61483878" calcext:value-type="float">
            <text:p>43,61483878</text:p>
          </table:table-cell>
          <table:table-cell office:value-type="float" office:value="3.77633265" calcext:value-type="float">
            <text:p>3,77633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40</text:p>
          </table:table-cell>
          <table:table-cell office:value-type="float" office:value="40112" calcext:value-type="float">
            <text:p>40112</text:p>
          </table:table-cell>
          <table:table-cell office:value-type="string" calcext:value-type="string">
            <text:p>Le Réservoir</text:p>
          </table:table-cell>
          <table:table-cell office:value-type="float" office:value="43.61474991" calcext:value-type="float">
            <text:p>43,61474991</text:p>
          </table:table-cell>
          <table:table-cell office:value-type="float" office:value="3.77625617" calcext:value-type="float">
            <text:p>3,77625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40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Le Saint-Georges</text:p>
          </table:table-cell>
          <table:table-cell office:value-type="float" office:value="43.61061524" calcext:value-type="float">
            <text:p>43,61061524</text:p>
          </table:table-cell>
          <table:table-cell office:value-type="float" office:value="3.78430506" calcext:value-type="float">
            <text:p>3,784305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19</text:p>
          </table:table-cell>
          <table:table-cell office:value-type="float" office:value="40102" calcext:value-type="float">
            <text:p>40102</text:p>
          </table:table-cell>
          <table:table-cell office:value-type="string" calcext:value-type="string">
            <text:p>Le Saint-Georges</text:p>
          </table:table-cell>
          <table:table-cell office:value-type="float" office:value="43.61061524" calcext:value-type="float">
            <text:p>43,61061524</text:p>
          </table:table-cell>
          <table:table-cell office:value-type="float" office:value="3.78430506" calcext:value-type="float">
            <text:p>3,78430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27</text:p>
          </table:table-cell>
          <table:table-cell office:value-type="float" office:value="40202" calcext:value-type="float">
            <text:p>40202</text:p>
          </table:table-cell>
          <table:table-cell office:value-type="string" calcext:value-type="string">
            <text:p>Le Saint-Georges</text:p>
          </table:table-cell>
          <table:table-cell office:value-type="float" office:value="43.61061524" calcext:value-type="float">
            <text:p>43,61061524</text:p>
          </table:table-cell>
          <table:table-cell office:value-type="float" office:value="3.78430506" calcext:value-type="float">
            <text:p>3,78430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41</text:p>
          </table:table-cell>
          <table:table-cell office:value-type="float" office:value="5741" calcext:value-type="float">
            <text:p>5741</text:p>
          </table:table-cell>
          <table:table-cell office:value-type="string" calcext:value-type="string">
            <text:p>Stade</text:p>
          </table:table-cell>
          <table:table-cell office:value-type="float" office:value="43.6072961966667" calcext:value-type="float">
            <text:p>43,6072961966667</text:p>
          </table:table-cell>
          <table:table-cell office:value-type="float" office:value="3.78489724333333" calcext:value-type="float">
            <text:p>3,78489724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56</text:p>
          </table:table-cell>
          <table:table-cell office:value-type="float" office:value="36139" calcext:value-type="float">
            <text:p>36139</text:p>
          </table:table-cell>
          <table:table-cell office:value-type="string" calcext:value-type="string">
            <text:p>Stade</text:p>
          </table:table-cell>
          <table:table-cell office:value-type="float" office:value="43.60721192" calcext:value-type="float">
            <text:p>43,60721192</text:p>
          </table:table-cell>
          <table:table-cell office:value-type="float" office:value="3.78470129" calcext:value-type="float">
            <text:p>3,78470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92</text:p>
          </table:table-cell>
          <table:table-cell office:value-type="float" office:value="36237" calcext:value-type="float">
            <text:p>36237</text:p>
          </table:table-cell>
          <table:table-cell office:value-type="string" calcext:value-type="string">
            <text:p>Stade</text:p>
          </table:table-cell>
          <table:table-cell office:value-type="float" office:value="43.60746475" calcext:value-type="float">
            <text:p>43,60746475</text:p>
          </table:table-cell>
          <table:table-cell office:value-type="float" office:value="3.78528915" calcext:value-type="float">
            <text:p>3,78528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65</text:p>
          </table:table-cell>
          <table:table-cell office:value-type="float" office:value="40113" calcext:value-type="float">
            <text:p>40113</text:p>
          </table:table-cell>
          <table:table-cell office:value-type="string" calcext:value-type="string">
            <text:p>Stade</text:p>
          </table:table-cell>
          <table:table-cell office:value-type="float" office:value="43.60721192" calcext:value-type="float">
            <text:p>43,60721192</text:p>
          </table:table-cell>
          <table:table-cell office:value-type="float" office:value="3.78470129" calcext:value-type="float">
            <text:p>3,78470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42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Zone Artisanale</text:p>
          </table:table-cell>
          <table:table-cell office:value-type="float" office:value="43.62929953" calcext:value-type="float">
            <text:p>43,62929953</text:p>
          </table:table-cell>
          <table:table-cell office:value-type="float" office:value="3.76913552" calcext:value-type="float">
            <text:p>3,769135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25</text:p>
          </table:table-cell>
          <table:table-cell office:value-type="float" office:value="40108" calcext:value-type="float">
            <text:p>40108</text:p>
          </table:table-cell>
          <table:table-cell office:value-type="string" calcext:value-type="string">
            <text:p>Zone Artisanale</text:p>
          </table:table-cell>
          <table:table-cell office:value-type="float" office:value="43.62929953" calcext:value-type="float">
            <text:p>43,62929953</text:p>
          </table:table-cell>
          <table:table-cell office:value-type="float" office:value="3.76913552" calcext:value-type="float">
            <text:p>3,76913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66</text:p>
          </table:table-cell>
          <table:table-cell office:value-type="float" office:value="40208" calcext:value-type="float">
            <text:p>40208</text:p>
          </table:table-cell>
          <table:table-cell office:value-type="string" calcext:value-type="string">
            <text:p>Zone Artisanale</text:p>
          </table:table-cell>
          <table:table-cell office:value-type="float" office:value="43.62929953" calcext:value-type="float">
            <text:p>43,62929953</text:p>
          </table:table-cell>
          <table:table-cell office:value-type="float" office:value="3.76913552" calcext:value-type="float">
            <text:p>3,76913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43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Allée du Bois</text:p>
          </table:table-cell>
          <table:table-cell office:value-type="float" office:value="43.582380835" calcext:value-type="float">
            <text:p>43,582380835</text:p>
          </table:table-cell>
          <table:table-cell office:value-type="float" office:value="3.824619805" calcext:value-type="float">
            <text:p>3,824619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87</text:p>
          </table:table-cell>
          <table:table-cell office:value-type="float" office:value="20102" calcext:value-type="float">
            <text:p>20102</text:p>
          </table:table-cell>
          <table:table-cell office:value-type="string" calcext:value-type="string">
            <text:p>Allée du Bois</text:p>
          </table:table-cell>
          <table:table-cell office:value-type="float" office:value="43.58238999" calcext:value-type="float">
            <text:p>43,58238999</text:p>
          </table:table-cell>
          <table:table-cell office:value-type="float" office:value="3.82460768" calcext:value-type="float">
            <text:p>3,82460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33</text:p>
          </table:table-cell>
          <table:table-cell office:value-type="float" office:value="20235" calcext:value-type="float">
            <text:p>20235</text:p>
          </table:table-cell>
          <table:table-cell office:value-type="string" calcext:value-type="string">
            <text:p>Allée du Bois</text:p>
          </table:table-cell>
          <table:table-cell office:value-type="float" office:value="43.58237168" calcext:value-type="float">
            <text:p>43,58237168</text:p>
          </table:table-cell>
          <table:table-cell office:value-type="float" office:value="3.82463193" calcext:value-type="float">
            <text:p>3,82463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44</text:p>
          </table:table-cell>
          <table:table-cell office:value-type="float" office:value="5744" calcext:value-type="float">
            <text:p>5744</text:p>
          </table:table-cell>
          <table:table-cell office:value-type="string" calcext:value-type="string">
            <text:p>Cave Coopérative</text:p>
          </table:table-cell>
          <table:table-cell office:value-type="float" office:value="43.573444335" calcext:value-type="float">
            <text:p>43,573444335</text:p>
          </table:table-cell>
          <table:table-cell office:value-type="float" office:value="3.827311255" calcext:value-type="float">
            <text:p>3,827311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63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Cave Coopérative</text:p>
          </table:table-cell>
          <table:table-cell office:value-type="float" office:value="43.57337321" calcext:value-type="float">
            <text:p>43,57337321</text:p>
          </table:table-cell>
          <table:table-cell office:value-type="float" office:value="3.82725376" calcext:value-type="float">
            <text:p>3,82725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68</text:p>
          </table:table-cell>
          <table:table-cell office:value-type="float" office:value="26209" calcext:value-type="float">
            <text:p>26209</text:p>
          </table:table-cell>
          <table:table-cell office:value-type="string" calcext:value-type="string">
            <text:p>Cave Coopérative</text:p>
          </table:table-cell>
          <table:table-cell office:value-type="float" office:value="43.57351546" calcext:value-type="float">
            <text:p>43,57351546</text:p>
          </table:table-cell>
          <table:table-cell office:value-type="float" office:value="3.82736875" calcext:value-type="float">
            <text:p>3,82736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45</text:p>
          </table:table-cell>
          <table:table-cell office:value-type="float" office:value="5745" calcext:value-type="float">
            <text:p>5745</text:p>
          </table:table-cell>
          <table:table-cell office:value-type="string" calcext:value-type="string">
            <text:p>Centre Commercial</text:p>
          </table:table-cell>
          <table:table-cell office:value-type="float" office:value="43.57081532" calcext:value-type="float">
            <text:p>43,57081532</text:p>
          </table:table-cell>
          <table:table-cell office:value-type="float" office:value="3.84704277" calcext:value-type="float">
            <text:p>3,84704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58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Centre Commercial</text:p>
          </table:table-cell>
          <table:table-cell office:value-type="float" office:value="43.57081359" calcext:value-type="float">
            <text:p>43,57081359</text:p>
          </table:table-cell>
          <table:table-cell office:value-type="float" office:value="3.84716636" calcext:value-type="float">
            <text:p>3,84716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65</text:p>
          </table:table-cell>
          <table:table-cell office:value-type="float" office:value="26206" calcext:value-type="float">
            <text:p>26206</text:p>
          </table:table-cell>
          <table:table-cell office:value-type="string" calcext:value-type="string">
            <text:p>Centre Commercial</text:p>
          </table:table-cell>
          <table:table-cell office:value-type="float" office:value="43.57081705" calcext:value-type="float">
            <text:p>43,57081705</text:p>
          </table:table-cell>
          <table:table-cell office:value-type="float" office:value="3.84691918" calcext:value-type="float">
            <text:p>3,84691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46</text:p>
          </table:table-cell>
          <table:table-cell office:value-type="float" office:value="5746" calcext:value-type="float">
            <text:p>5746</text:p>
          </table:table-cell>
          <table:table-cell office:value-type="string" calcext:value-type="string">
            <text:p>Château du Terral</text:p>
          </table:table-cell>
          <table:table-cell office:value-type="float" office:value="43.58314527" calcext:value-type="float">
            <text:p>43,58314527</text:p>
          </table:table-cell>
          <table:table-cell office:value-type="float" office:value="3.83046414" calcext:value-type="float">
            <text:p>3,830464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86</text:p>
          </table:table-cell>
          <table:table-cell office:value-type="float" office:value="20101" calcext:value-type="float">
            <text:p>20101</text:p>
          </table:table-cell>
          <table:table-cell office:value-type="string" calcext:value-type="string">
            <text:p>Château du Terral</text:p>
          </table:table-cell>
          <table:table-cell office:value-type="float" office:value="43.58316307" calcext:value-type="float">
            <text:p>43,58316307</text:p>
          </table:table-cell>
          <table:table-cell office:value-type="float" office:value="3.83047697" calcext:value-type="float">
            <text:p>3,83047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34</text:p>
          </table:table-cell>
          <table:table-cell office:value-type="float" office:value="20236" calcext:value-type="float">
            <text:p>20236</text:p>
          </table:table-cell>
          <table:table-cell office:value-type="string" calcext:value-type="string">
            <text:p>Château du Terral</text:p>
          </table:table-cell>
          <table:table-cell office:value-type="float" office:value="43.58312747" calcext:value-type="float">
            <text:p>43,58312747</text:p>
          </table:table-cell>
          <table:table-cell office:value-type="float" office:value="3.83045131" calcext:value-type="float">
            <text:p>3,83045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47</text:p>
          </table:table-cell>
          <table:table-cell office:value-type="float" office:value="5747" calcext:value-type="float">
            <text:p>5747</text:p>
          </table:table-cell>
          <table:table-cell office:value-type="string" calcext:value-type="string">
            <text:p>Collège Louis Germain</text:p>
          </table:table-cell>
          <table:table-cell office:value-type="float" office:value="43.5795806" calcext:value-type="float">
            <text:p>43,5795806</text:p>
          </table:table-cell>
          <table:table-cell office:value-type="float" office:value="3.823316555" calcext:value-type="float">
            <text:p>3,8233165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53</text:p>
          </table:table-cell>
          <table:table-cell office:value-type="float" office:value="32152" calcext:value-type="float">
            <text:p>32152</text:p>
          </table:table-cell>
          <table:table-cell office:value-type="string" calcext:value-type="string">
            <text:p>Collège Louis Germain</text:p>
          </table:table-cell>
          <table:table-cell office:value-type="float" office:value="43.57991953" calcext:value-type="float">
            <text:p>43,57991953</text:p>
          </table:table-cell>
          <table:table-cell office:value-type="float" office:value="3.82318317" calcext:value-type="float">
            <text:p>3,82318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59</text:p>
          </table:table-cell>
          <table:table-cell office:value-type="float" office:value="32252" calcext:value-type="float">
            <text:p>32252</text:p>
          </table:table-cell>
          <table:table-cell office:value-type="string" calcext:value-type="string">
            <text:p>Collège Louis Germain</text:p>
          </table:table-cell>
          <table:table-cell office:value-type="float" office:value="43.57924167" calcext:value-type="float">
            <text:p>43,57924167</text:p>
          </table:table-cell>
          <table:table-cell office:value-type="float" office:value="3.82344994" calcext:value-type="float">
            <text:p>3,82344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50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Jasses</text:p>
          </table:table-cell>
          <table:table-cell office:value-type="float" office:value="43.570822125" calcext:value-type="float">
            <text:p>43,570822125</text:p>
          </table:table-cell>
          <table:table-cell office:value-type="float" office:value="3.82809595" calcext:value-type="float">
            <text:p>3,828095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56</text:p>
          </table:table-cell>
          <table:table-cell office:value-type="float" office:value="26101" calcext:value-type="float">
            <text:p>26101</text:p>
          </table:table-cell>
          <table:table-cell office:value-type="string" calcext:value-type="string">
            <text:p>Jasses</text:p>
          </table:table-cell>
          <table:table-cell office:value-type="float" office:value="43.5709405" calcext:value-type="float">
            <text:p>43,5709405</text:p>
          </table:table-cell>
          <table:table-cell office:value-type="float" office:value="3.82766014" calcext:value-type="float">
            <text:p>3,82766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67</text:p>
          </table:table-cell>
          <table:table-cell office:value-type="float" office:value="26208" calcext:value-type="float">
            <text:p>26208</text:p>
          </table:table-cell>
          <table:table-cell office:value-type="string" calcext:value-type="string">
            <text:p>Jasses</text:p>
          </table:table-cell>
          <table:table-cell office:value-type="float" office:value="43.57070375" calcext:value-type="float">
            <text:p>43,57070375</text:p>
          </table:table-cell>
          <table:table-cell office:value-type="float" office:value="3.82853176" calcext:value-type="float">
            <text:p>3,82853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51</text:p>
          </table:table-cell>
          <table:table-cell office:value-type="float" office:value="5751" calcext:value-type="float">
            <text:p>5751</text:p>
          </table:table-cell>
          <table:table-cell office:value-type="string" calcext:value-type="string">
            <text:p>La Condamine</text:p>
          </table:table-cell>
          <table:table-cell office:value-type="float" office:value="43.571601" calcext:value-type="float">
            <text:p>43,571601</text:p>
          </table:table-cell>
          <table:table-cell office:value-type="float" office:value="3.84420752" calcext:value-type="float">
            <text:p>3,844207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91</text:p>
          </table:table-cell>
          <table:table-cell office:value-type="float" office:value="42105" calcext:value-type="float">
            <text:p>42105</text:p>
          </table:table-cell>
          <table:table-cell office:value-type="string" calcext:value-type="string">
            <text:p>La Condamine</text:p>
          </table:table-cell>
          <table:table-cell office:value-type="float" office:value="43.571601" calcext:value-type="float">
            <text:p>43,571601</text:p>
          </table:table-cell>
          <table:table-cell office:value-type="float" office:value="3.84420752" calcext:value-type="float">
            <text:p>3,84420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47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La Condamine</text:p>
          </table:table-cell>
          <table:table-cell office:value-type="float" office:value="43.571601" calcext:value-type="float">
            <text:p>43,571601</text:p>
          </table:table-cell>
          <table:table-cell office:value-type="float" office:value="3.84420752" calcext:value-type="float">
            <text:p>3,84420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52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La Lauze</text:p>
          </table:table-cell>
          <table:table-cell office:value-type="float" office:value="43.56214519" calcext:value-type="float">
            <text:p>43,56214519</text:p>
          </table:table-cell>
          <table:table-cell office:value-type="float" office:value="3.8447864" calcext:value-type="float">
            <text:p>3,84478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60</text:p>
          </table:table-cell>
          <table:table-cell office:value-type="float" office:value="26108" calcext:value-type="float">
            <text:p>26108</text:p>
          </table:table-cell>
          <table:table-cell office:value-type="string" calcext:value-type="string">
            <text:p>La Lauze</text:p>
          </table:table-cell>
          <table:table-cell office:value-type="float" office:value="43.56214519" calcext:value-type="float">
            <text:p>43,56214519</text:p>
          </table:table-cell>
          <table:table-cell office:value-type="float" office:value="3.8447864" calcext:value-type="float">
            <text:p>3,8447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40</text:p>
          </table:table-cell>
          <table:table-cell office:value-type="float" office:value="20243" calcext:value-type="float">
            <text:p>20243</text:p>
          </table:table-cell>
          <table:table-cell office:value-type="string" calcext:value-type="string">
            <text:p>La Lauze</text:p>
          </table:table-cell>
          <table:table-cell office:value-type="float" office:value="43.56214519" calcext:value-type="float">
            <text:p>43,56214519</text:p>
          </table:table-cell>
          <table:table-cell office:value-type="float" office:value="3.8447864" calcext:value-type="float">
            <text:p>3,8447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54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Le Terral</text:p>
          </table:table-cell>
          <table:table-cell office:value-type="float" office:value="43.5928008" calcext:value-type="float">
            <text:p>43,5928008</text:p>
          </table:table-cell>
          <table:table-cell office:value-type="float" office:value="3.82256593" calcext:value-type="float">
            <text:p>3,82256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17</text:p>
          </table:table-cell>
          <table:table-cell office:value-type="float" office:value="38201" calcext:value-type="float">
            <text:p>38201</text:p>
          </table:table-cell>
          <table:table-cell office:value-type="string" calcext:value-type="string">
            <text:p>Le Terral</text:p>
          </table:table-cell>
          <table:table-cell office:value-type="float" office:value="43.5928008" calcext:value-type="float">
            <text:p>43,5928008</text:p>
          </table:table-cell>
          <table:table-cell office:value-type="float" office:value="3.82256593" calcext:value-type="float">
            <text:p>3,82256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55</text:p>
          </table:table-cell>
          <table:table-cell office:value-type="float" office:value="5755" calcext:value-type="float">
            <text:p>5755</text:p>
          </table:table-cell>
          <table:table-cell office:value-type="string" calcext:value-type="string">
            <text:p>Louise Michel</text:p>
          </table:table-cell>
          <table:table-cell office:value-type="float" office:value="43.58101331" calcext:value-type="float">
            <text:p>43,58101331</text:p>
          </table:table-cell>
          <table:table-cell office:value-type="float" office:value="3.83382133" calcext:value-type="float">
            <text:p>3,83382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10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Louise Michel</text:p>
          </table:table-cell>
          <table:table-cell office:value-type="float" office:value="43.58101331" calcext:value-type="float">
            <text:p>43,58101331</text:p>
          </table:table-cell>
          <table:table-cell office:value-type="float" office:value="3.83382133" calcext:value-type="float">
            <text:p>3,83382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36</text:p>
          </table:table-cell>
          <table:table-cell office:value-type="float" office:value="20240" calcext:value-type="float">
            <text:p>20240</text:p>
          </table:table-cell>
          <table:table-cell office:value-type="string" calcext:value-type="string">
            <text:p>Louise Michel</text:p>
          </table:table-cell>
          <table:table-cell office:value-type="float" office:value="43.58101331" calcext:value-type="float">
            <text:p>43,58101331</text:p>
          </table:table-cell>
          <table:table-cell office:value-type="float" office:value="3.83382133" calcext:value-type="float">
            <text:p>3,83382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56</text:p>
          </table:table-cell>
          <table:table-cell office:value-type="float" office:value="5756" calcext:value-type="float">
            <text:p>5756</text:p>
          </table:table-cell>
          <table:table-cell office:value-type="string" calcext:value-type="string">
            <text:p>Marquerose</text:p>
          </table:table-cell>
          <table:table-cell office:value-type="float" office:value="43.583696865" calcext:value-type="float">
            <text:p>43,583696865</text:p>
          </table:table-cell>
          <table:table-cell office:value-type="float" office:value="3.82664503" calcext:value-type="float">
            <text:p>3,826645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11</text:p>
          </table:table-cell>
          <table:table-cell office:value-type="float" office:value="20141" calcext:value-type="float">
            <text:p>20141</text:p>
          </table:table-cell>
          <table:table-cell office:value-type="string" calcext:value-type="string">
            <text:p>Marquerose</text:p>
          </table:table-cell>
          <table:table-cell office:value-type="float" office:value="43.58371933" calcext:value-type="float">
            <text:p>43,58371933</text:p>
          </table:table-cell>
          <table:table-cell office:value-type="float" office:value="3.82664562" calcext:value-type="float">
            <text:p>3,82664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37</text:p>
          </table:table-cell>
          <table:table-cell office:value-type="float" office:value="20241" calcext:value-type="float">
            <text:p>20241</text:p>
          </table:table-cell>
          <table:table-cell office:value-type="string" calcext:value-type="string">
            <text:p>Marquerose</text:p>
          </table:table-cell>
          <table:table-cell office:value-type="float" office:value="43.5836744" calcext:value-type="float">
            <text:p>43,5836744</text:p>
          </table:table-cell>
          <table:table-cell office:value-type="float" office:value="3.82664444" calcext:value-type="float">
            <text:p>3,82664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57</text:p>
          </table:table-cell>
          <table:table-cell office:value-type="float" office:value="5757" calcext:value-type="float">
            <text:p>5757</text:p>
          </table:table-cell>
          <table:table-cell office:value-type="string" calcext:value-type="string">
            <text:p>Mas de Magret</text:p>
          </table:table-cell>
          <table:table-cell office:value-type="float" office:value="43.56732943" calcext:value-type="float">
            <text:p>43,56732943</text:p>
          </table:table-cell>
          <table:table-cell office:value-type="float" office:value="3.82812227" calcext:value-type="float">
            <text:p>3,828122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61</text:p>
          </table:table-cell>
          <table:table-cell office:value-type="float" office:value="26109" calcext:value-type="float">
            <text:p>26109</text:p>
          </table:table-cell>
          <table:table-cell office:value-type="string" calcext:value-type="string">
            <text:p>Mas de Magret</text:p>
          </table:table-cell>
          <table:table-cell office:value-type="float" office:value="43.56732943" calcext:value-type="float">
            <text:p>43,56732943</text:p>
          </table:table-cell>
          <table:table-cell office:value-type="float" office:value="3.82812227" calcext:value-type="float">
            <text:p>3,82812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70</text:p>
          </table:table-cell>
          <table:table-cell office:value-type="float" office:value="26211" calcext:value-type="float">
            <text:p>26211</text:p>
          </table:table-cell>
          <table:table-cell office:value-type="string" calcext:value-type="string">
            <text:p>Mas de Magret</text:p>
          </table:table-cell>
          <table:table-cell office:value-type="float" office:value="43.56732943" calcext:value-type="float">
            <text:p>43,56732943</text:p>
          </table:table-cell>
          <table:table-cell office:value-type="float" office:value="3.82812227" calcext:value-type="float">
            <text:p>3,82812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58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Roudères</text:p>
          </table:table-cell>
          <table:table-cell office:value-type="float" office:value="43.57514052" calcext:value-type="float">
            <text:p>43,57514052</text:p>
          </table:table-cell>
          <table:table-cell office:value-type="float" office:value="3.82555648" calcext:value-type="float">
            <text:p>3,825556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92</text:p>
          </table:table-cell>
          <table:table-cell office:value-type="float" office:value="20107" calcext:value-type="float">
            <text:p>20107</text:p>
          </table:table-cell>
          <table:table-cell office:value-type="string" calcext:value-type="string">
            <text:p>Roudères</text:p>
          </table:table-cell>
          <table:table-cell office:value-type="float" office:value="43.57509423" calcext:value-type="float">
            <text:p>43,57509423</text:p>
          </table:table-cell>
          <table:table-cell office:value-type="float" office:value="3.82565419" calcext:value-type="float">
            <text:p>3,82565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28</text:p>
          </table:table-cell>
          <table:table-cell office:value-type="float" office:value="20230" calcext:value-type="float">
            <text:p>20230</text:p>
          </table:table-cell>
          <table:table-cell office:value-type="string" calcext:value-type="string">
            <text:p>Roudères</text:p>
          </table:table-cell>
          <table:table-cell office:value-type="float" office:value="43.57518681" calcext:value-type="float">
            <text:p>43,57518681</text:p>
          </table:table-cell>
          <table:table-cell office:value-type="float" office:value="3.82545877" calcext:value-type="float">
            <text:p>3,82545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59</text:p>
          </table:table-cell>
          <table:table-cell office:value-type="float" office:value="5759" calcext:value-type="float">
            <text:p>5759</text:p>
          </table:table-cell>
          <table:table-cell office:value-type="string" calcext:value-type="string">
            <text:p>Saint-Hubéry</text:p>
          </table:table-cell>
          <table:table-cell office:value-type="float" office:value="43.57382225" calcext:value-type="float">
            <text:p>43,57382225</text:p>
          </table:table-cell>
          <table:table-cell office:value-type="float" office:value="3.81976667" calcext:value-type="float">
            <text:p>3,8197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591</text:p>
          </table:table-cell>
          <table:table-cell office:value-type="float" office:value="20106" calcext:value-type="float">
            <text:p>20106</text:p>
          </table:table-cell>
          <table:table-cell office:value-type="string" calcext:value-type="string">
            <text:p>Saint-Hubéry</text:p>
          </table:table-cell>
          <table:table-cell office:value-type="float" office:value="43.57378156" calcext:value-type="float">
            <text:p>43,57378156</text:p>
          </table:table-cell>
          <table:table-cell office:value-type="float" office:value="3.81978416" calcext:value-type="float">
            <text:p>3,81978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29</text:p>
          </table:table-cell>
          <table:table-cell office:value-type="float" office:value="20231" calcext:value-type="float">
            <text:p>20231</text:p>
          </table:table-cell>
          <table:table-cell office:value-type="string" calcext:value-type="string">
            <text:p>Saint-Hubéry</text:p>
          </table:table-cell>
          <table:table-cell office:value-type="float" office:value="43.57386294" calcext:value-type="float">
            <text:p>43,57386294</text:p>
          </table:table-cell>
          <table:table-cell office:value-type="float" office:value="3.81974918" calcext:value-type="float">
            <text:p>3,81974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60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Saint-Jean de Védas Centre</text:p>
          </table:table-cell>
          <table:table-cell office:value-type="float" office:value="43.5748751566667" calcext:value-type="float">
            <text:p>43,5748751566667</text:p>
          </table:table-cell>
          <table:table-cell office:value-type="float" office:value="3.83045819333333" calcext:value-type="float">
            <text:p>3,83045819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Saint-Jean de Védas Centre</text:p>
          </table:table-cell>
          <table:table-cell office:value-type="float" office:value="43.57491093" calcext:value-type="float">
            <text:p>43,57491093</text:p>
          </table:table-cell>
          <table:table-cell office:value-type="float" office:value="3.83047149" calcext:value-type="float">
            <text:p>3,83047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35</text:p>
          </table:table-cell>
          <table:table-cell office:value-type="float" office:value="20239" calcext:value-type="float">
            <text:p>20239</text:p>
          </table:table-cell>
          <table:table-cell office:value-type="string" calcext:value-type="string">
            <text:p>Saint-Jean de Védas Centre</text:p>
          </table:table-cell>
          <table:table-cell office:value-type="float" office:value="43.57491093" calcext:value-type="float">
            <text:p>43,57491093</text:p>
          </table:table-cell>
          <table:table-cell office:value-type="float" office:value="3.83047149" calcext:value-type="float">
            <text:p>3,83047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89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Saint-Jean de Védas Centre</text:p>
          </table:table-cell>
          <table:table-cell office:value-type="float" office:value="43.57480361" calcext:value-type="float">
            <text:p>43,57480361</text:p>
          </table:table-cell>
          <table:table-cell office:value-type="float" office:value="3.8304316" calcext:value-type="float">
            <text:p>3,8304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61</text:p>
          </table:table-cell>
          <table:table-cell office:value-type="float" office:value="5761" calcext:value-type="float">
            <text:p>5761</text:p>
          </table:table-cell>
          <table:table-cell office:value-type="string" calcext:value-type="string">
            <text:p>Saint-Jean le Sec</text:p>
          </table:table-cell>
          <table:table-cell office:value-type="float" office:value="43.5708042575" calcext:value-type="float">
            <text:p>43,5708042575</text:p>
          </table:table-cell>
          <table:table-cell office:value-type="float" office:value="3.8378316925" calcext:value-type="float">
            <text:p>3,8378316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 office:value-type="float" office:value="20138" calcext:value-type="float">
            <text:p>20138</text:p>
          </table:table-cell>
          <table:table-cell office:value-type="string" calcext:value-type="string">
            <text:p>Saint-Jean le Sec</text:p>
          </table:table-cell>
          <table:table-cell office:value-type="float" office:value="43.57100301" calcext:value-type="float">
            <text:p>43,57100301</text:p>
          </table:table-cell>
          <table:table-cell office:value-type="float" office:value="3.83808418" calcext:value-type="float">
            <text:p>3,83808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38</text:p>
          </table:table-cell>
          <table:table-cell office:value-type="float" office:value="20242" calcext:value-type="float">
            <text:p>20242</text:p>
          </table:table-cell>
          <table:table-cell office:value-type="string" calcext:value-type="string">
            <text:p>Saint-Jean le Sec</text:p>
          </table:table-cell>
          <table:table-cell office:value-type="float" office:value="43.57100301" calcext:value-type="float">
            <text:p>43,57100301</text:p>
          </table:table-cell>
          <table:table-cell office:value-type="float" office:value="3.83808418" calcext:value-type="float">
            <text:p>3,83808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90</text:p>
          </table:table-cell>
          <table:table-cell office:value-type="float" office:value="42103" calcext:value-type="float">
            <text:p>42103</text:p>
          </table:table-cell>
          <table:table-cell office:value-type="string" calcext:value-type="string">
            <text:p>Saint-Jean le Sec</text:p>
          </table:table-cell>
          <table:table-cell office:value-type="float" office:value="43.57058753" calcext:value-type="float">
            <text:p>43,57058753</text:p>
          </table:table-cell>
          <table:table-cell office:value-type="float" office:value="3.83757873" calcext:value-type="float">
            <text:p>3,83757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48</text:p>
          </table:table-cell>
          <table:table-cell office:value-type="float" office:value="42267" calcext:value-type="float">
            <text:p>42267</text:p>
          </table:table-cell>
          <table:table-cell office:value-type="string" calcext:value-type="string">
            <text:p>Saint-Jean le Sec</text:p>
          </table:table-cell>
          <table:table-cell office:value-type="float" office:value="43.57062348" calcext:value-type="float">
            <text:p>43,57062348</text:p>
          </table:table-cell>
          <table:table-cell office:value-type="float" office:value="3.83757968" calcext:value-type="float">
            <text:p>3,83757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62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Sigaliès</text:p>
          </table:table-cell>
          <table:table-cell office:value-type="float" office:value="43.5710967" calcext:value-type="float">
            <text:p>43,5710967</text:p>
          </table:table-cell>
          <table:table-cell office:value-type="float" office:value="3.813001145" calcext:value-type="float">
            <text:p>3,813001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80</text:p>
          </table:table-cell>
          <table:table-cell office:value-type="float" office:value="33101" calcext:value-type="float">
            <text:p>33101</text:p>
          </table:table-cell>
          <table:table-cell office:value-type="string" calcext:value-type="string">
            <text:p>Sigaliès</text:p>
          </table:table-cell>
          <table:table-cell office:value-type="float" office:value="43.57099224" calcext:value-type="float">
            <text:p>43,57099224</text:p>
          </table:table-cell>
          <table:table-cell office:value-type="float" office:value="3.81275118" calcext:value-type="float">
            <text:p>3,81275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33209" calcext:value-type="float">
            <text:p>33209</text:p>
          </table:table-cell>
          <table:table-cell office:value-type="string" calcext:value-type="string">
            <text:p>Sigaliès</text:p>
          </table:table-cell>
          <table:table-cell office:value-type="float" office:value="43.57120116" calcext:value-type="float">
            <text:p>43,57120116</text:p>
          </table:table-cell>
          <table:table-cell office:value-type="float" office:value="3.81325111" calcext:value-type="float">
            <text:p>3,81325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63</text:p>
          </table:table-cell>
          <table:table-cell office:value-type="float" office:value="5763" calcext:value-type="float">
            <text:p>5763</text:p>
          </table:table-cell>
          <table:table-cell office:value-type="string" calcext:value-type="string">
            <text:p>Terre Neuve</text:p>
          </table:table-cell>
          <table:table-cell office:value-type="float" office:value="43.56149653" calcext:value-type="float">
            <text:p>43,56149653</text:p>
          </table:table-cell>
          <table:table-cell office:value-type="float" office:value="3.849071085" calcext:value-type="float">
            <text:p>3,8490710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59</text:p>
          </table:table-cell>
          <table:table-cell office:value-type="float" office:value="26107" calcext:value-type="float">
            <text:p>26107</text:p>
          </table:table-cell>
          <table:table-cell office:value-type="string" calcext:value-type="string">
            <text:p>Terre Neuve</text:p>
          </table:table-cell>
          <table:table-cell office:value-type="float" office:value="43.5615577" calcext:value-type="float">
            <text:p>43,5615577</text:p>
          </table:table-cell>
          <table:table-cell office:value-type="float" office:value="3.84951772" calcext:value-type="float">
            <text:p>3,84951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64</text:p>
          </table:table-cell>
          <table:table-cell office:value-type="float" office:value="26202" calcext:value-type="float">
            <text:p>26202</text:p>
          </table:table-cell>
          <table:table-cell office:value-type="string" calcext:value-type="string">
            <text:p>Terre Neuve</text:p>
          </table:table-cell>
          <table:table-cell office:value-type="float" office:value="43.56143536" calcext:value-type="float">
            <text:p>43,56143536</text:p>
          </table:table-cell>
          <table:table-cell office:value-type="float" office:value="3.84862445" calcext:value-type="float">
            <text:p>3,84862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65</text:p>
          </table:table-cell>
          <table:table-cell office:value-type="float" office:value="5765" calcext:value-type="float">
            <text:p>5765</text:p>
          </table:table-cell>
          <table:table-cell office:value-type="string" calcext:value-type="string">
            <text:p>Val des Garrigues</text:p>
          </table:table-cell>
          <table:table-cell office:value-type="float" office:value="43.5666827" calcext:value-type="float">
            <text:p>43,5666827</text:p>
          </table:table-cell>
          <table:table-cell office:value-type="float" office:value="3.82678261" calcext:value-type="float">
            <text:p>3,82678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62</text:p>
          </table:table-cell>
          <table:table-cell office:value-type="float" office:value="26110" calcext:value-type="float">
            <text:p>26110</text:p>
          </table:table-cell>
          <table:table-cell office:value-type="string" calcext:value-type="string">
            <text:p>Val des Garrigues</text:p>
          </table:table-cell>
          <table:table-cell office:value-type="float" office:value="43.5666827" calcext:value-type="float">
            <text:p>43,5666827</text:p>
          </table:table-cell>
          <table:table-cell office:value-type="float" office:value="3.82678261" calcext:value-type="float">
            <text:p>3,82678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69</text:p>
          </table:table-cell>
          <table:table-cell office:value-type="float" office:value="26210" calcext:value-type="float">
            <text:p>26210</text:p>
          </table:table-cell>
          <table:table-cell office:value-type="string" calcext:value-type="string">
            <text:p>Val des Garrigues</text:p>
          </table:table-cell>
          <table:table-cell office:value-type="float" office:value="43.5666827" calcext:value-type="float">
            <text:p>43,5666827</text:p>
          </table:table-cell>
          <table:table-cell office:value-type="float" office:value="3.82678261" calcext:value-type="float">
            <text:p>3,82678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66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Victoire 2</text:p>
          </table:table-cell>
          <table:table-cell office:value-type="float" office:value="43.57478939" calcext:value-type="float">
            <text:p>43,57478939</text:p>
          </table:table-cell>
          <table:table-cell office:value-type="float" office:value="3.84955883" calcext:value-type="float">
            <text:p>3,849558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92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Victoire 2</text:p>
          </table:table-cell>
          <table:table-cell office:value-type="float" office:value="43.57477107" calcext:value-type="float">
            <text:p>43,57477107</text:p>
          </table:table-cell>
          <table:table-cell office:value-type="float" office:value="3.84958307" calcext:value-type="float">
            <text:p>3,84958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46</text:p>
          </table:table-cell>
          <table:table-cell office:value-type="float" office:value="42263" calcext:value-type="float">
            <text:p>42263</text:p>
          </table:table-cell>
          <table:table-cell office:value-type="string" calcext:value-type="string">
            <text:p>Victoire 2</text:p>
          </table:table-cell>
          <table:table-cell office:value-type="float" office:value="43.57480771" calcext:value-type="float">
            <text:p>43,57480771</text:p>
          </table:table-cell>
          <table:table-cell office:value-type="float" office:value="3.84953459" calcext:value-type="float">
            <text:p>3,84953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67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Aires</text:p>
          </table:table-cell>
          <table:table-cell office:value-type="float" office:value="43.572453605" calcext:value-type="float">
            <text:p>43,572453605</text:p>
          </table:table-cell>
          <table:table-cell office:value-type="float" office:value="3.77299024" calcext:value-type="float">
            <text:p>3,772990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92</text:p>
          </table:table-cell>
          <table:table-cell office:value-type="float" office:value="33113" calcext:value-type="float">
            <text:p>33113</text:p>
          </table:table-cell>
          <table:table-cell office:value-type="string" calcext:value-type="string">
            <text:p>Aires</text:p>
          </table:table-cell>
          <table:table-cell office:value-type="float" office:value="43.57248073" calcext:value-type="float">
            <text:p>43,57248073</text:p>
          </table:table-cell>
          <table:table-cell office:value-type="float" office:value="3.77297856" calcext:value-type="float">
            <text:p>3,77297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5</text:p>
          </table:table-cell>
          <table:table-cell office:value-type="float" office:value="33213" calcext:value-type="float">
            <text:p>33213</text:p>
          </table:table-cell>
          <table:table-cell office:value-type="string" calcext:value-type="string">
            <text:p>Aires</text:p>
          </table:table-cell>
          <table:table-cell office:value-type="float" office:value="43.57242648" calcext:value-type="float">
            <text:p>43,57242648</text:p>
          </table:table-cell>
          <table:table-cell office:value-type="float" office:value="3.77300192" calcext:value-type="float">
            <text:p>3,77300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68</text:p>
          </table:table-cell>
          <table:table-cell office:value-type="float" office:value="5768" calcext:value-type="float">
            <text:p>5768</text:p>
          </table:table-cell>
          <table:table-cell office:value-type="string" calcext:value-type="string">
            <text:p>Barils</text:p>
          </table:table-cell>
          <table:table-cell office:value-type="float" office:value="43.5717551" calcext:value-type="float">
            <text:p>43,5717551</text:p>
          </table:table-cell>
          <table:table-cell office:value-type="float" office:value="3.773467225" calcext:value-type="float">
            <text:p>3,7734672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91</text:p>
          </table:table-cell>
          <table:table-cell office:value-type="float" office:value="33112" calcext:value-type="float">
            <text:p>33112</text:p>
          </table:table-cell>
          <table:table-cell office:value-type="string" calcext:value-type="string">
            <text:p>Barils</text:p>
          </table:table-cell>
          <table:table-cell office:value-type="float" office:value="43.57171866" calcext:value-type="float">
            <text:p>43,57171866</text:p>
          </table:table-cell>
          <table:table-cell office:value-type="float" office:value="3.7735034" calcext:value-type="float">
            <text:p>3,7735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float" office:value="33212" calcext:value-type="float">
            <text:p>33212</text:p>
          </table:table-cell>
          <table:table-cell office:value-type="string" calcext:value-type="string">
            <text:p>Barils</text:p>
          </table:table-cell>
          <table:table-cell office:value-type="float" office:value="43.57179154" calcext:value-type="float">
            <text:p>43,57179154</text:p>
          </table:table-cell>
          <table:table-cell office:value-type="float" office:value="3.77343105" calcext:value-type="float">
            <text:p>3,77343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70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La Vialette</text:p>
          </table:table-cell>
          <table:table-cell office:value-type="float" office:value="43.568806115" calcext:value-type="float">
            <text:p>43,568806115</text:p>
          </table:table-cell>
          <table:table-cell office:value-type="float" office:value="3.77418433" calcext:value-type="float">
            <text:p>3,774184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3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La Vialette</text:p>
          </table:table-cell>
          <table:table-cell office:value-type="float" office:value="43.56890562" calcext:value-type="float">
            <text:p>43,56890562</text:p>
          </table:table-cell>
          <table:table-cell office:value-type="float" office:value="3.77413738" calcext:value-type="float">
            <text:p>3,77413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91</text:p>
          </table:table-cell>
          <table:table-cell office:value-type="float" office:value="36226" calcext:value-type="float">
            <text:p>36226</text:p>
          </table:table-cell>
          <table:table-cell office:value-type="string" calcext:value-type="string">
            <text:p>La Vialette</text:p>
          </table:table-cell>
          <table:table-cell office:value-type="float" office:value="43.56870661" calcext:value-type="float">
            <text:p>43,56870661</text:p>
          </table:table-cell>
          <table:table-cell office:value-type="float" office:value="3.77423128" calcext:value-type="float">
            <text:p>3,77423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73</text:p>
          </table:table-cell>
          <table:table-cell office:value-type="float" office:value="5773" calcext:value-type="float">
            <text:p>5773</text:p>
          </table:table-cell>
          <table:table-cell office:value-type="string" calcext:value-type="string">
            <text:p>Mairie</text:p>
          </table:table-cell>
          <table:table-cell office:value-type="float" office:value="43.57084846" calcext:value-type="float">
            <text:p>43,57084846</text:p>
          </table:table-cell>
          <table:table-cell office:value-type="float" office:value="3.77371025" calcext:value-type="float">
            <text:p>3,77371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90</text:p>
          </table:table-cell>
          <table:table-cell office:value-type="float" office:value="33111" calcext:value-type="float">
            <text:p>33111</text:p>
          </table:table-cell>
          <table:table-cell office:value-type="string" calcext:value-type="string">
            <text:p>Mairie</text:p>
          </table:table-cell>
          <table:table-cell office:value-type="float" office:value="43.57104224" calcext:value-type="float">
            <text:p>43,57104224</text:p>
          </table:table-cell>
          <table:table-cell office:value-type="float" office:value="3.77367185" calcext:value-type="float">
            <text:p>3,77367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float" office:value="33211" calcext:value-type="float">
            <text:p>33211</text:p>
          </table:table-cell>
          <table:table-cell office:value-type="string" calcext:value-type="string">
            <text:p>Mairie</text:p>
          </table:table-cell>
          <table:table-cell office:value-type="float" office:value="43.57065468" calcext:value-type="float">
            <text:p>43,57065468</text:p>
          </table:table-cell>
          <table:table-cell office:value-type="float" office:value="3.77374865" calcext:value-type="float">
            <text:p>3,77374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75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Coopérative</text:p>
          </table:table-cell>
          <table:table-cell office:value-type="float" office:value="43.71487607" calcext:value-type="float">
            <text:p>43,71487607</text:p>
          </table:table-cell>
          <table:table-cell office:value-type="float" office:value="4.00264761" calcext:value-type="float">
            <text:p>4,002647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03</text:p>
          </table:table-cell>
          <table:table-cell office:value-type="float" office:value="27122" calcext:value-type="float">
            <text:p>27122</text:p>
          </table:table-cell>
          <table:table-cell office:value-type="string" calcext:value-type="string">
            <text:p>Coopérative</text:p>
          </table:table-cell>
          <table:table-cell office:value-type="float" office:value="43.71516166" calcext:value-type="float">
            <text:p>43,71516166</text:p>
          </table:table-cell>
          <table:table-cell office:value-type="float" office:value="4.00307739" calcext:value-type="float">
            <text:p>4,00307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11</text:p>
          </table:table-cell>
          <table:table-cell office:value-type="float" office:value="27222" calcext:value-type="float">
            <text:p>27222</text:p>
          </table:table-cell>
          <table:table-cell office:value-type="string" calcext:value-type="string">
            <text:p>Coopérative</text:p>
          </table:table-cell>
          <table:table-cell office:value-type="float" office:value="43.71459048" calcext:value-type="float">
            <text:p>43,71459048</text:p>
          </table:table-cell>
          <table:table-cell office:value-type="float" office:value="4.00221783" calcext:value-type="float">
            <text:p>4,00221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76</text:p>
          </table:table-cell>
          <table:table-cell office:value-type="float" office:value="5776" calcext:value-type="float">
            <text:p>5776</text:p>
          </table:table-cell>
          <table:table-cell office:value-type="string" calcext:value-type="string">
            <text:p>Lahntal</text:p>
          </table:table-cell>
          <table:table-cell office:value-type="float" office:value="43.716229135" calcext:value-type="float">
            <text:p>43,716229135</text:p>
          </table:table-cell>
          <table:table-cell office:value-type="float" office:value="4.00440392" calcext:value-type="float">
            <text:p>4,004403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05</text:p>
          </table:table-cell>
          <table:table-cell office:value-type="float" office:value="27124" calcext:value-type="float">
            <text:p>27124</text:p>
          </table:table-cell>
          <table:table-cell office:value-type="string" calcext:value-type="string">
            <text:p>Lahntal</text:p>
          </table:table-cell>
          <table:table-cell office:value-type="float" office:value="43.71631681" calcext:value-type="float">
            <text:p>43,71631681</text:p>
          </table:table-cell>
          <table:table-cell office:value-type="float" office:value="4.00454903" calcext:value-type="float">
            <text:p>4,00454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13</text:p>
          </table:table-cell>
          <table:table-cell office:value-type="float" office:value="27224" calcext:value-type="float">
            <text:p>27224</text:p>
          </table:table-cell>
          <table:table-cell office:value-type="string" calcext:value-type="string">
            <text:p>Lahntal</text:p>
          </table:table-cell>
          <table:table-cell office:value-type="float" office:value="43.71614146" calcext:value-type="float">
            <text:p>43,71614146</text:p>
          </table:table-cell>
          <table:table-cell office:value-type="float" office:value="4.00425881" calcext:value-type="float">
            <text:p>4,00425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77</text:p>
          </table:table-cell>
          <table:table-cell office:value-type="float" office:value="5777" calcext:value-type="float">
            <text:p>5777</text:p>
          </table:table-cell>
          <table:table-cell office:value-type="string" calcext:value-type="string">
            <text:p>Les Garrigues</text:p>
          </table:table-cell>
          <table:table-cell office:value-type="float" office:value="43.70548526" calcext:value-type="float">
            <text:p>43,70548526</text:p>
          </table:table-cell>
          <table:table-cell office:value-type="float" office:value="4.00615939" calcext:value-type="float">
            <text:p>4,006159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00</text:p>
          </table:table-cell>
          <table:table-cell office:value-type="float" office:value="27119" calcext:value-type="float">
            <text:p>27119</text:p>
          </table:table-cell>
          <table:table-cell office:value-type="string" calcext:value-type="string">
            <text:p>Les Garrigues</text:p>
          </table:table-cell>
          <table:table-cell office:value-type="float" office:value="43.70548421" calcext:value-type="float">
            <text:p>43,70548421</text:p>
          </table:table-cell>
          <table:table-cell office:value-type="float" office:value="4.00622752" calcext:value-type="float">
            <text:p>4,00622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08</text:p>
          </table:table-cell>
          <table:table-cell office:value-type="float" office:value="27219" calcext:value-type="float">
            <text:p>27219</text:p>
          </table:table-cell>
          <table:table-cell office:value-type="string" calcext:value-type="string">
            <text:p>Les Garrigues</text:p>
          </table:table-cell>
          <table:table-cell office:value-type="float" office:value="43.70548631" calcext:value-type="float">
            <text:p>43,70548631</text:p>
          </table:table-cell>
          <table:table-cell office:value-type="float" office:value="4.00609126" calcext:value-type="float">
            <text:p>4,00609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78</text:p>
          </table:table-cell>
          <table:table-cell office:value-type="float" office:value="5778" calcext:value-type="float">
            <text:p>5778</text:p>
          </table:table-cell>
          <table:table-cell office:value-type="string" calcext:value-type="string">
            <text:p>Les Mazes</text:p>
          </table:table-cell>
          <table:table-cell office:value-type="float" office:value="43.709510925" calcext:value-type="float">
            <text:p>43,709510925</text:p>
          </table:table-cell>
          <table:table-cell office:value-type="float" office:value="4.005422055" calcext:value-type="float">
            <text:p>4,0054220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float" office:value="27120" calcext:value-type="float">
            <text:p>27120</text:p>
          </table:table-cell>
          <table:table-cell office:value-type="string" calcext:value-type="string">
            <text:p>Les Mazes</text:p>
          </table:table-cell>
          <table:table-cell office:value-type="float" office:value="43.70938129" calcext:value-type="float">
            <text:p>43,70938129</text:p>
          </table:table-cell>
          <table:table-cell office:value-type="float" office:value="4.00537488" calcext:value-type="float">
            <text:p>4,00537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09</text:p>
          </table:table-cell>
          <table:table-cell office:value-type="float" office:value="27220" calcext:value-type="float">
            <text:p>27220</text:p>
          </table:table-cell>
          <table:table-cell office:value-type="string" calcext:value-type="string">
            <text:p>Les Mazes</text:p>
          </table:table-cell>
          <table:table-cell office:value-type="float" office:value="43.70964056" calcext:value-type="float">
            <text:p>43,70964056</text:p>
          </table:table-cell>
          <table:table-cell office:value-type="float" office:value="4.00546923" calcext:value-type="float">
            <text:p>4,00546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79</text:p>
          </table:table-cell>
          <table:table-cell office:value-type="float" office:value="5779" calcext:value-type="float">
            <text:p>5779</text:p>
          </table:table-cell>
          <table:table-cell office:value-type="string" calcext:value-type="string">
            <text:p>Mairie</text:p>
          </table:table-cell>
          <table:table-cell office:value-type="float" office:value="43.712386245" calcext:value-type="float">
            <text:p>43,712386245</text:p>
          </table:table-cell>
          <table:table-cell office:value-type="float" office:value="4.005239715" calcext:value-type="float">
            <text:p>4,005239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02</text:p>
          </table:table-cell>
          <table:table-cell office:value-type="float" office:value="27121" calcext:value-type="float">
            <text:p>27121</text:p>
          </table:table-cell>
          <table:table-cell office:value-type="string" calcext:value-type="string">
            <text:p>Mairie</text:p>
          </table:table-cell>
          <table:table-cell office:value-type="float" office:value="43.71247764" calcext:value-type="float">
            <text:p>43,71247764</text:p>
          </table:table-cell>
          <table:table-cell office:value-type="float" office:value="4.00514323" calcext:value-type="float">
            <text:p>4,00514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10</text:p>
          </table:table-cell>
          <table:table-cell office:value-type="float" office:value="27221" calcext:value-type="float">
            <text:p>27221</text:p>
          </table:table-cell>
          <table:table-cell office:value-type="string" calcext:value-type="string">
            <text:p>Mairie</text:p>
          </table:table-cell>
          <table:table-cell office:value-type="float" office:value="43.71229485" calcext:value-type="float">
            <text:p>43,71229485</text:p>
          </table:table-cell>
          <table:table-cell office:value-type="float" office:value="4.0053362" calcext:value-type="float">
            <text:p>4,0053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80</text:p>
          </table:table-cell>
          <table:table-cell office:value-type="float" office:value="5780" calcext:value-type="float">
            <text:p>5780</text:p>
          </table:table-cell>
          <table:table-cell office:value-type="string" calcext:value-type="string">
            <text:p>Albert Dubout</text:p>
          </table:table-cell>
          <table:table-cell office:value-type="float" office:value="43.662043895" calcext:value-type="float">
            <text:p>43,662043895</text:p>
          </table:table-cell>
          <table:table-cell office:value-type="float" office:value="3.974926235" calcext:value-type="float">
            <text:p>3,9749262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52</text:p>
          </table:table-cell>
          <table:table-cell office:value-type="float" office:value="21120" calcext:value-type="float">
            <text:p>21120</text:p>
          </table:table-cell>
          <table:table-cell office:value-type="string" calcext:value-type="string">
            <text:p>Albert Dubout</text:p>
          </table:table-cell>
          <table:table-cell office:value-type="float" office:value="43.66183665" calcext:value-type="float">
            <text:p>43,66183665</text:p>
          </table:table-cell>
          <table:table-cell office:value-type="float" office:value="3.97495744" calcext:value-type="float">
            <text:p>3,97495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70</text:p>
          </table:table-cell>
          <table:table-cell office:value-type="float" office:value="21223" calcext:value-type="float">
            <text:p>21223</text:p>
          </table:table-cell>
          <table:table-cell office:value-type="string" calcext:value-type="string">
            <text:p>Albert Dubout</text:p>
          </table:table-cell>
          <table:table-cell office:value-type="float" office:value="43.66225114" calcext:value-type="float">
            <text:p>43,66225114</text:p>
          </table:table-cell>
          <table:table-cell office:value-type="float" office:value="3.97489503" calcext:value-type="float">
            <text:p>3,97489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82</text:p>
          </table:table-cell>
          <table:table-cell office:value-type="float" office:value="5782" calcext:value-type="float">
            <text:p>5782</text:p>
          </table:table-cell>
          <table:table-cell office:value-type="string" calcext:value-type="string">
            <text:p>Châtaigniers</text:p>
          </table:table-cell>
          <table:table-cell office:value-type="float" office:value="43.649267085" calcext:value-type="float">
            <text:p>43,649267085</text:p>
          </table:table-cell>
          <table:table-cell office:value-type="float" office:value="3.95652065" calcext:value-type="float">
            <text:p>3,956520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41</text:p>
          </table:table-cell>
          <table:table-cell office:value-type="float" office:value="21104" calcext:value-type="float">
            <text:p>21104</text:p>
          </table:table-cell>
          <table:table-cell office:value-type="string" calcext:value-type="string">
            <text:p>Châtaigniers</text:p>
          </table:table-cell>
          <table:table-cell office:value-type="float" office:value="43.64927496" calcext:value-type="float">
            <text:p>43,64927496</text:p>
          </table:table-cell>
          <table:table-cell office:value-type="float" office:value="3.95659516" calcext:value-type="float">
            <text:p>3,95659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66</text:p>
          </table:table-cell>
          <table:table-cell office:value-type="float" office:value="21214" calcext:value-type="float">
            <text:p>21214</text:p>
          </table:table-cell>
          <table:table-cell office:value-type="string" calcext:value-type="string">
            <text:p>Châtaigniers</text:p>
          </table:table-cell>
          <table:table-cell office:value-type="float" office:value="43.64925921" calcext:value-type="float">
            <text:p>43,64925921</text:p>
          </table:table-cell>
          <table:table-cell office:value-type="float" office:value="3.95644614" calcext:value-type="float">
            <text:p>3,95644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83</text:p>
          </table:table-cell>
          <table:table-cell office:value-type="float" office:value="5783" calcext:value-type="float">
            <text:p>5783</text:p>
          </table:table-cell>
          <table:table-cell office:value-type="string" calcext:value-type="string">
            <text:p>Devèzes</text:p>
          </table:table-cell>
          <table:table-cell office:value-type="float" office:value="43.66284089" calcext:value-type="float">
            <text:p>43,66284089</text:p>
          </table:table-cell>
          <table:table-cell office:value-type="float" office:value="3.97037329" calcext:value-type="float">
            <text:p>3,970373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47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Devèzes</text:p>
          </table:table-cell>
          <table:table-cell office:value-type="float" office:value="43.66289322" calcext:value-type="float">
            <text:p>43,66289322</text:p>
          </table:table-cell>
          <table:table-cell office:value-type="float" office:value="3.97048005" calcext:value-type="float">
            <text:p>3,97048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59</text:p>
          </table:table-cell>
          <table:table-cell office:value-type="float" office:value="21207" calcext:value-type="float">
            <text:p>21207</text:p>
          </table:table-cell>
          <table:table-cell office:value-type="string" calcext:value-type="string">
            <text:p>Devèzes</text:p>
          </table:table-cell>
          <table:table-cell office:value-type="float" office:value="43.66278856" calcext:value-type="float">
            <text:p>43,66278856</text:p>
          </table:table-cell>
          <table:table-cell office:value-type="float" office:value="3.97026653" calcext:value-type="float">
            <text:p>3,97026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85</text:p>
          </table:table-cell>
          <table:table-cell office:value-type="float" office:value="5785" calcext:value-type="float">
            <text:p>5785</text:p>
          </table:table-cell>
          <table:table-cell office:value-type="string" calcext:value-type="string">
            <text:p>Frédéric Mistral</text:p>
          </table:table-cell>
          <table:table-cell office:value-type="float" office:value="43.663918675" calcext:value-type="float">
            <text:p>43,663918675</text:p>
          </table:table-cell>
          <table:table-cell office:value-type="float" office:value="3.974311315" calcext:value-type="float">
            <text:p>3,9743113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48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Frédéric Mistral</text:p>
          </table:table-cell>
          <table:table-cell office:value-type="float" office:value="43.66381421" calcext:value-type="float">
            <text:p>43,66381421</text:p>
          </table:table-cell>
          <table:table-cell office:value-type="float" office:value="3.97438262" calcext:value-type="float">
            <text:p>3,97438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58</text:p>
          </table:table-cell>
          <table:table-cell office:value-type="float" office:value="21206" calcext:value-type="float">
            <text:p>21206</text:p>
          </table:table-cell>
          <table:table-cell office:value-type="string" calcext:value-type="string">
            <text:p>Frédéric Mistral</text:p>
          </table:table-cell>
          <table:table-cell office:value-type="float" office:value="43.66402314" calcext:value-type="float">
            <text:p>43,66402314</text:p>
          </table:table-cell>
          <table:table-cell office:value-type="float" office:value="3.97424001" calcext:value-type="float">
            <text:p>3,97424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86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Gustave Courbet</text:p>
          </table:table-cell>
          <table:table-cell office:value-type="float" office:value="43.658187345" calcext:value-type="float">
            <text:p>43,658187345</text:p>
          </table:table-cell>
          <table:table-cell office:value-type="float" office:value="3.97609716" calcext:value-type="float">
            <text:p>3,976097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50</text:p>
          </table:table-cell>
          <table:table-cell office:value-type="float" office:value="21115" calcext:value-type="float">
            <text:p>21115</text:p>
          </table:table-cell>
          <table:table-cell office:value-type="string" calcext:value-type="string">
            <text:p>Gustave Courbet</text:p>
          </table:table-cell>
          <table:table-cell office:value-type="float" office:value="43.65818781" calcext:value-type="float">
            <text:p>43,65818781</text:p>
          </table:table-cell>
          <table:table-cell office:value-type="float" office:value="3.97606622" calcext:value-type="float">
            <text:p>3,97606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56</text:p>
          </table:table-cell>
          <table:table-cell office:value-type="float" office:value="21202" calcext:value-type="float">
            <text:p>21202</text:p>
          </table:table-cell>
          <table:table-cell office:value-type="string" calcext:value-type="string">
            <text:p>Gustave Courbet</text:p>
          </table:table-cell>
          <table:table-cell office:value-type="float" office:value="43.65818688" calcext:value-type="float">
            <text:p>43,65818688</text:p>
          </table:table-cell>
          <table:table-cell office:value-type="float" office:value="3.9761281" calcext:value-type="float">
            <text:p>3,9761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87</text:p>
          </table:table-cell>
          <table:table-cell office:value-type="float" office:value="5787" calcext:value-type="float">
            <text:p>5787</text:p>
          </table:table-cell>
          <table:table-cell office:value-type="string" calcext:value-type="string">
            <text:p>La Fontaine</text:p>
          </table:table-cell>
          <table:table-cell office:value-type="float" office:value="43.657698675" calcext:value-type="float">
            <text:p>43,657698675</text:p>
          </table:table-cell>
          <table:table-cell office:value-type="float" office:value="3.962895555" calcext:value-type="float">
            <text:p>3,9628955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55</text:p>
          </table:table-cell>
          <table:table-cell office:value-type="float" office:value="21123" calcext:value-type="float">
            <text:p>21123</text:p>
          </table:table-cell>
          <table:table-cell office:value-type="string" calcext:value-type="string">
            <text:p>La Fontaine</text:p>
          </table:table-cell>
          <table:table-cell office:value-type="float" office:value="43.65790059" calcext:value-type="float">
            <text:p>43,65790059</text:p>
          </table:table-cell>
          <table:table-cell office:value-type="float" office:value="3.96291988" calcext:value-type="float">
            <text:p>3,9629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73</text:p>
          </table:table-cell>
          <table:table-cell office:value-type="float" office:value="21226" calcext:value-type="float">
            <text:p>21226</text:p>
          </table:table-cell>
          <table:table-cell office:value-type="string" calcext:value-type="string">
            <text:p>La Fontaine</text:p>
          </table:table-cell>
          <table:table-cell office:value-type="float" office:value="43.65749676" calcext:value-type="float">
            <text:p>43,65749676</text:p>
          </table:table-cell>
          <table:table-cell office:value-type="float" office:value="3.96287123" calcext:value-type="float">
            <text:p>3,96287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89</text:p>
          </table:table-cell>
          <table:table-cell office:value-type="float" office:value="5789" calcext:value-type="float">
            <text:p>5789</text:p>
          </table:table-cell>
          <table:table-cell office:value-type="string" calcext:value-type="string">
            <text:p>Monnaie</text:p>
          </table:table-cell>
          <table:table-cell office:value-type="float" office:value="43.66130093" calcext:value-type="float">
            <text:p>43,66130093</text:p>
          </table:table-cell>
          <table:table-cell office:value-type="float" office:value="3.96995152" calcext:value-type="float">
            <text:p>3,96995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60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Monnaie</text:p>
          </table:table-cell>
          <table:table-cell office:value-type="float" office:value="43.66130093" calcext:value-type="float">
            <text:p>43,66130093</text:p>
          </table:table-cell>
          <table:table-cell office:value-type="float" office:value="3.96995152" calcext:value-type="float">
            <text:p>3,96995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90</text:p>
          </table:table-cell>
          <table:table-cell office:value-type="float" office:value="5790" calcext:value-type="float">
            <text:p>5790</text:p>
          </table:table-cell>
          <table:table-cell office:value-type="string" calcext:value-type="string">
            <text:p>Parc Gouneaud</text:p>
          </table:table-cell>
          <table:table-cell office:value-type="float" office:value="43.65418065" calcext:value-type="float">
            <text:p>43,65418065</text:p>
          </table:table-cell>
          <table:table-cell office:value-type="float" office:value="3.963983985" calcext:value-type="float">
            <text:p>3,963983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43</text:p>
          </table:table-cell>
          <table:table-cell office:value-type="float" office:value="21106" calcext:value-type="float">
            <text:p>21106</text:p>
          </table:table-cell>
          <table:table-cell office:value-type="string" calcext:value-type="string">
            <text:p>Parc Gouneaud</text:p>
          </table:table-cell>
          <table:table-cell office:value-type="float" office:value="43.65413656" calcext:value-type="float">
            <text:p>43,65413656</text:p>
          </table:table-cell>
          <table:table-cell office:value-type="float" office:value="3.96392701" calcext:value-type="float">
            <text:p>3,96392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64</text:p>
          </table:table-cell>
          <table:table-cell office:value-type="float" office:value="21212" calcext:value-type="float">
            <text:p>21212</text:p>
          </table:table-cell>
          <table:table-cell office:value-type="string" calcext:value-type="string">
            <text:p>Parc Gouneaud</text:p>
          </table:table-cell>
          <table:table-cell office:value-type="float" office:value="43.65422474" calcext:value-type="float">
            <text:p>43,65422474</text:p>
          </table:table-cell>
          <table:table-cell office:value-type="float" office:value="3.96404096" calcext:value-type="float">
            <text:p>3,9640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91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Parc Vendargues</text:p>
          </table:table-cell>
          <table:table-cell office:value-type="float" office:value="43.660710265" calcext:value-type="float">
            <text:p>43,660710265</text:p>
          </table:table-cell>
          <table:table-cell office:value-type="float" office:value="3.97542663" calcext:value-type="float">
            <text:p>3,97542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49</text:p>
          </table:table-cell>
          <table:table-cell office:value-type="float" office:value="21112" calcext:value-type="float">
            <text:p>21112</text:p>
          </table:table-cell>
          <table:table-cell office:value-type="string" calcext:value-type="string">
            <text:p>Parc Vendargues</text:p>
          </table:table-cell>
          <table:table-cell office:value-type="float" office:value="43.66079648" calcext:value-type="float">
            <text:p>43,66079648</text:p>
          </table:table-cell>
          <table:table-cell office:value-type="float" office:value="3.97537338" calcext:value-type="float">
            <text:p>3,97537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57</text:p>
          </table:table-cell>
          <table:table-cell office:value-type="float" office:value="21205" calcext:value-type="float">
            <text:p>21205</text:p>
          </table:table-cell>
          <table:table-cell office:value-type="string" calcext:value-type="string">
            <text:p>Parc Vendargues</text:p>
          </table:table-cell>
          <table:table-cell office:value-type="float" office:value="43.66062405" calcext:value-type="float">
            <text:p>43,66062405</text:p>
          </table:table-cell>
          <table:table-cell office:value-type="float" office:value="3.97547988" calcext:value-type="float">
            <text:p>3,97547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92</text:p>
          </table:table-cell>
          <table:table-cell office:value-type="float" office:value="5792" calcext:value-type="float">
            <text:p>5792</text:p>
          </table:table-cell>
          <table:table-cell office:value-type="string" calcext:value-type="string">
            <text:p>Paul Gauguin</text:p>
          </table:table-cell>
          <table:table-cell office:value-type="float" office:value="43.65537324" calcext:value-type="float">
            <text:p>43,65537324</text:p>
          </table:table-cell>
          <table:table-cell office:value-type="float" office:value="3.97551485" calcext:value-type="float">
            <text:p>3,975514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51</text:p>
          </table:table-cell>
          <table:table-cell office:value-type="float" office:value="21119" calcext:value-type="float">
            <text:p>21119</text:p>
          </table:table-cell>
          <table:table-cell office:value-type="string" calcext:value-type="string">
            <text:p>Paul Gauguin</text:p>
          </table:table-cell>
          <table:table-cell office:value-type="float" office:value="43.65507688" calcext:value-type="float">
            <text:p>43,65507688</text:p>
          </table:table-cell>
          <table:table-cell office:value-type="float" office:value="3.97549396" calcext:value-type="float">
            <text:p>3,97549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41</text:p>
          </table:table-cell>
          <table:table-cell office:value-type="float" office:value="21124" calcext:value-type="float">
            <text:p>21124</text:p>
          </table:table-cell>
          <table:table-cell office:value-type="string" calcext:value-type="string">
            <text:p>Paul Gauguin</text:p>
          </table:table-cell>
          <table:table-cell office:value-type="float" office:value="43.6556696" calcext:value-type="float">
            <text:p>43,6556696</text:p>
          </table:table-cell>
          <table:table-cell office:value-type="float" office:value="3.97553574" calcext:value-type="float">
            <text:p>3,97553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95</text:p>
          </table:table-cell>
          <table:table-cell office:value-type="float" office:value="5795" calcext:value-type="float">
            <text:p>5795</text:p>
          </table:table-cell>
          <table:table-cell office:value-type="string" calcext:value-type="string">
            <text:p>Zone Industrielle Bigos</text:p>
          </table:table-cell>
          <table:table-cell office:value-type="float" office:value="43.65524448" calcext:value-type="float">
            <text:p>43,65524448</text:p>
          </table:table-cell>
          <table:table-cell office:value-type="float" office:value="3.9499668" calcext:value-type="float">
            <text:p>3,94996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53</text:p>
          </table:table-cell>
          <table:table-cell office:value-type="float" office:value="21121" calcext:value-type="float">
            <text:p>21121</text:p>
          </table:table-cell>
          <table:table-cell office:value-type="string" calcext:value-type="string">
            <text:p>Zone Industrielle Bigos</text:p>
          </table:table-cell>
          <table:table-cell office:value-type="float" office:value="43.65524448" calcext:value-type="float">
            <text:p>43,65524448</text:p>
          </table:table-cell>
          <table:table-cell office:value-type="float" office:value="3.9499668" calcext:value-type="float">
            <text:p>3,9499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71</text:p>
          </table:table-cell>
          <table:table-cell office:value-type="float" office:value="21224" calcext:value-type="float">
            <text:p>21224</text:p>
          </table:table-cell>
          <table:table-cell office:value-type="string" calcext:value-type="string">
            <text:p>Zone Industrielle Bigos</text:p>
          </table:table-cell>
          <table:table-cell office:value-type="float" office:value="43.65524448" calcext:value-type="float">
            <text:p>43,65524448</text:p>
          </table:table-cell>
          <table:table-cell office:value-type="float" office:value="3.9499668" calcext:value-type="float">
            <text:p>3,9499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96</text:p>
          </table:table-cell>
          <table:table-cell office:value-type="float" office:value="5796" calcext:value-type="float">
            <text:p>5796</text:p>
          </table:table-cell>
          <table:table-cell office:value-type="string" calcext:value-type="string">
            <text:p>Zone Industrielle Marbrerie</text:p>
          </table:table-cell>
          <table:table-cell office:value-type="float" office:value="43.65386802" calcext:value-type="float">
            <text:p>43,65386802</text:p>
          </table:table-cell>
          <table:table-cell office:value-type="float" office:value="3.95575354" calcext:value-type="float">
            <text:p>3,955753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54</text:p>
          </table:table-cell>
          <table:table-cell office:value-type="float" office:value="21122" calcext:value-type="float">
            <text:p>21122</text:p>
          </table:table-cell>
          <table:table-cell office:value-type="string" calcext:value-type="string">
            <text:p>Zone Industrielle Marbrerie</text:p>
          </table:table-cell>
          <table:table-cell office:value-type="float" office:value="43.65382379" calcext:value-type="float">
            <text:p>43,65382379</text:p>
          </table:table-cell>
          <table:table-cell office:value-type="float" office:value="3.95600611" calcext:value-type="float">
            <text:p>3,95600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672</text:p>
          </table:table-cell>
          <table:table-cell office:value-type="float" office:value="21225" calcext:value-type="float">
            <text:p>21225</text:p>
          </table:table-cell>
          <table:table-cell office:value-type="string" calcext:value-type="string">
            <text:p>Zone Industrielle Marbrerie</text:p>
          </table:table-cell>
          <table:table-cell office:value-type="float" office:value="43.65391225" calcext:value-type="float">
            <text:p>43,65391225</text:p>
          </table:table-cell>
          <table:table-cell office:value-type="float" office:value="3.95550097" calcext:value-type="float">
            <text:p>3,95550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12</text:p>
          </table:table-cell>
          <table:table-cell office:value-type="float" office:value="21131" calcext:value-type="float">
            <text:p>21131</text:p>
          </table:table-cell>
          <table:table-cell office:value-type="string" calcext:value-type="string">
            <text:p>Zone Industrielle Marbrerie</text:p>
          </table:table-cell>
          <table:table-cell office:value-type="float" office:value="43.65391225" calcext:value-type="float">
            <text:p>43,65391225</text:p>
          </table:table-cell>
          <table:table-cell office:value-type="float" office:value="3.95550097" calcext:value-type="float">
            <text:p>3,95550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13</text:p>
          </table:table-cell>
          <table:table-cell office:value-type="float" office:value="21231" calcext:value-type="float">
            <text:p>21231</text:p>
          </table:table-cell>
          <table:table-cell office:value-type="string" calcext:value-type="string">
            <text:p>Zone Industrielle Marbrerie</text:p>
          </table:table-cell>
          <table:table-cell office:value-type="float" office:value="43.65382379" calcext:value-type="float">
            <text:p>43,65382379</text:p>
          </table:table-cell>
          <table:table-cell office:value-type="float" office:value="3.95600611" calcext:value-type="float">
            <text:p>3,95600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97</text:p>
          </table:table-cell>
          <table:table-cell office:value-type="float" office:value="5797" calcext:value-type="float">
            <text:p>5797</text:p>
          </table:table-cell>
          <table:table-cell office:value-type="string" calcext:value-type="string">
            <text:p>Arnel</text:p>
          </table:table-cell>
          <table:table-cell office:value-type="float" office:value="43.537831255" calcext:value-type="float">
            <text:p>43,537831255</text:p>
          </table:table-cell>
          <table:table-cell office:value-type="float" office:value="3.869259615" calcext:value-type="float">
            <text:p>3,8692596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46</text:p>
          </table:table-cell>
          <table:table-cell office:value-type="float" office:value="32101" calcext:value-type="float">
            <text:p>32101</text:p>
          </table:table-cell>
          <table:table-cell office:value-type="string" calcext:value-type="string">
            <text:p>Arnel</text:p>
          </table:table-cell>
          <table:table-cell office:value-type="float" office:value="43.53782755" calcext:value-type="float">
            <text:p>43,53782755</text:p>
          </table:table-cell>
          <table:table-cell office:value-type="float" office:value="3.86920391" calcext:value-type="float">
            <text:p>3,86920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72</text:p>
          </table:table-cell>
          <table:table-cell office:value-type="float" office:value="32212" calcext:value-type="float">
            <text:p>32212</text:p>
          </table:table-cell>
          <table:table-cell office:value-type="string" calcext:value-type="string">
            <text:p>Arnel</text:p>
          </table:table-cell>
          <table:table-cell office:value-type="float" office:value="43.53783496" calcext:value-type="float">
            <text:p>43,53783496</text:p>
          </table:table-cell>
          <table:table-cell office:value-type="float" office:value="3.86931532" calcext:value-type="float">
            <text:p>3,86931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98</text:p>
          </table:table-cell>
          <table:table-cell office:value-type="float" office:value="5798" calcext:value-type="float">
            <text:p>5798</text:p>
          </table:table-cell>
          <table:table-cell office:value-type="string" calcext:value-type="string">
            <text:p>Avenue de la Gare</text:p>
          </table:table-cell>
          <table:table-cell office:value-type="float" office:value="43.53697439" calcext:value-type="float">
            <text:p>43,53697439</text:p>
          </table:table-cell>
          <table:table-cell office:value-type="float" office:value="3.857374685" calcext:value-type="float">
            <text:p>3,8573746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55</text:p>
          </table:table-cell>
          <table:table-cell office:value-type="float" office:value="32111" calcext:value-type="float">
            <text:p>32111</text:p>
          </table:table-cell>
          <table:table-cell office:value-type="string" calcext:value-type="string">
            <text:p>Avenue de la Gare</text:p>
          </table:table-cell>
          <table:table-cell office:value-type="float" office:value="43.53708784" calcext:value-type="float">
            <text:p>43,53708784</text:p>
          </table:table-cell>
          <table:table-cell office:value-type="float" office:value="3.85729739" calcext:value-type="float">
            <text:p>3,85729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64</text:p>
          </table:table-cell>
          <table:table-cell office:value-type="float" office:value="32203" calcext:value-type="float">
            <text:p>32203</text:p>
          </table:table-cell>
          <table:table-cell office:value-type="string" calcext:value-type="string">
            <text:p>Avenue de la Gare</text:p>
          </table:table-cell>
          <table:table-cell office:value-type="float" office:value="43.53686094" calcext:value-type="float">
            <text:p>43,53686094</text:p>
          </table:table-cell>
          <table:table-cell office:value-type="float" office:value="3.85745198" calcext:value-type="float">
            <text:p>3,85745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799</text:p>
          </table:table-cell>
          <table:table-cell office:value-type="float" office:value="5799" calcext:value-type="float">
            <text:p>5799</text:p>
          </table:table-cell>
          <table:table-cell office:value-type="string" calcext:value-type="string">
            <text:p>Boulevard des Écoles</text:p>
          </table:table-cell>
          <table:table-cell office:value-type="float" office:value="43.53330719" calcext:value-type="float">
            <text:p>43,53330719</text:p>
          </table:table-cell>
          <table:table-cell office:value-type="float" office:value="3.86149656" calcext:value-type="float">
            <text:p>3,861496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74</text:p>
          </table:table-cell>
          <table:table-cell office:value-type="float" office:value="32214" calcext:value-type="float">
            <text:p>32214</text:p>
          </table:table-cell>
          <table:table-cell office:value-type="string" calcext:value-type="string">
            <text:p>Boulevard des Écoles</text:p>
          </table:table-cell>
          <table:table-cell office:value-type="float" office:value="43.53330719" calcext:value-type="float">
            <text:p>43,53330719</text:p>
          </table:table-cell>
          <table:table-cell office:value-type="float" office:value="3.86149656" calcext:value-type="float">
            <text:p>3,86149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7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00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Boulevard du Chapitre</text:p>
          </table:table-cell>
          <table:table-cell office:value-type="float" office:value="43.53304643" calcext:value-type="float">
            <text:p>43,53304643</text:p>
          </table:table-cell>
          <table:table-cell office:value-type="float" office:value="3.86468347" calcext:value-type="float">
            <text:p>3,864683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71</text:p>
          </table:table-cell>
          <table:table-cell office:value-type="float" office:value="32211" calcext:value-type="float">
            <text:p>32211</text:p>
          </table:table-cell>
          <table:table-cell office:value-type="string" calcext:value-type="string">
            <text:p>Boulevard du Chapitre</text:p>
          </table:table-cell>
          <table:table-cell office:value-type="float" office:value="43.53321812" calcext:value-type="float">
            <text:p>43,53321812</text:p>
          </table:table-cell>
          <table:table-cell office:value-type="float" office:value="3.8646201" calcext:value-type="float">
            <text:p>3,8646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71</text:p>
          </table:table-cell>
          <table:table-cell office:value-type="float" office:value="32116" calcext:value-type="float">
            <text:p>32116</text:p>
          </table:table-cell>
          <table:table-cell office:value-type="string" calcext:value-type="string">
            <text:p>Boulevard du Chapitre</text:p>
          </table:table-cell>
          <table:table-cell office:value-type="float" office:value="43.53287474" calcext:value-type="float">
            <text:p>43,53287474</text:p>
          </table:table-cell>
          <table:table-cell office:value-type="float" office:value="3.86474684" calcext:value-type="float">
            <text:p>3,86474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02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Font Majour</text:p>
          </table:table-cell>
          <table:table-cell office:value-type="float" office:value="43.53506205" calcext:value-type="float">
            <text:p>43,53506205</text:p>
          </table:table-cell>
          <table:table-cell office:value-type="float" office:value="3.85944286" calcext:value-type="float">
            <text:p>3,85944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73</text:p>
          </table:table-cell>
          <table:table-cell office:value-type="float" office:value="32213" calcext:value-type="float">
            <text:p>32213</text:p>
          </table:table-cell>
          <table:table-cell office:value-type="string" calcext:value-type="string">
            <text:p>Font Majour</text:p>
          </table:table-cell>
          <table:table-cell office:value-type="float" office:value="43.53506205" calcext:value-type="float">
            <text:p>43,53506205</text:p>
          </table:table-cell>
          <table:table-cell office:value-type="float" office:value="3.85944286" calcext:value-type="float">
            <text:p>3,8594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03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Les Moures</text:p>
          </table:table-cell>
          <table:table-cell office:value-type="float" office:value="43.524456445" calcext:value-type="float">
            <text:p>43,524456445</text:p>
          </table:table-cell>
          <table:table-cell office:value-type="float" office:value="3.859018475" calcext:value-type="float">
            <text:p>3,859018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78</text:p>
          </table:table-cell>
          <table:table-cell office:value-type="float" office:value="32221" calcext:value-type="float">
            <text:p>32221</text:p>
          </table:table-cell>
          <table:table-cell office:value-type="string" calcext:value-type="string">
            <text:p>Les Moures</text:p>
          </table:table-cell>
          <table:table-cell office:value-type="float" office:value="43.52431273" calcext:value-type="float">
            <text:p>43,52431273</text:p>
          </table:table-cell>
          <table:table-cell office:value-type="float" office:value="3.85932966" calcext:value-type="float">
            <text:p>3,85932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80</text:p>
          </table:table-cell>
          <table:table-cell office:value-type="float" office:value="44155" calcext:value-type="float">
            <text:p>44155</text:p>
          </table:table-cell>
          <table:table-cell office:value-type="string" calcext:value-type="string">
            <text:p>Les Moures</text:p>
          </table:table-cell>
          <table:table-cell office:value-type="float" office:value="43.52460016" calcext:value-type="float">
            <text:p>43,52460016</text:p>
          </table:table-cell>
          <table:table-cell office:value-type="float" office:value="3.85870729" calcext:value-type="float">
            <text:p>3,85870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05</text:p>
          </table:table-cell>
          <table:table-cell office:value-type="float" office:value="5805" calcext:value-type="float">
            <text:p>5805</text:p>
          </table:table-cell>
          <table:table-cell office:value-type="string" calcext:value-type="string">
            <text:p>Maison d'Arrêt</text:p>
          </table:table-cell>
          <table:table-cell office:value-type="float" office:value="43.546286975" calcext:value-type="float">
            <text:p>43,546286975</text:p>
          </table:table-cell>
          <table:table-cell office:value-type="float" office:value="3.82868569" calcext:value-type="float">
            <text:p>3,828685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63</text:p>
          </table:table-cell>
          <table:table-cell office:value-type="float" office:value="32202" calcext:value-type="float">
            <text:p>32202</text:p>
          </table:table-cell>
          <table:table-cell office:value-type="string" calcext:value-type="string">
            <text:p>Maison d'Arrêt</text:p>
          </table:table-cell>
          <table:table-cell office:value-type="float" office:value="43.54613575" calcext:value-type="float">
            <text:p>43,54613575</text:p>
          </table:table-cell>
          <table:table-cell office:value-type="float" office:value="3.82857052" calcext:value-type="float">
            <text:p>3,82857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23</text:p>
          </table:table-cell>
          <table:table-cell office:value-type="float" office:value="32122" calcext:value-type="float">
            <text:p>32122</text:p>
          </table:table-cell>
          <table:table-cell office:value-type="string" calcext:value-type="string">
            <text:p>Maison d'Arrêt</text:p>
          </table:table-cell>
          <table:table-cell office:value-type="float" office:value="43.5464382" calcext:value-type="float">
            <text:p>43,5464382</text:p>
          </table:table-cell>
          <table:table-cell office:value-type="float" office:value="3.82880086" calcext:value-type="float">
            <text:p>3,82880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06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Myosotis</text:p>
          </table:table-cell>
          <table:table-cell office:value-type="float" office:value="43.528270665" calcext:value-type="float">
            <text:p>43,528270665</text:p>
          </table:table-cell>
          <table:table-cell office:value-type="float" office:value="3.86486475" calcext:value-type="float">
            <text:p>3,86486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70</text:p>
          </table:table-cell>
          <table:table-cell office:value-type="float" office:value="32210" calcext:value-type="float">
            <text:p>32210</text:p>
          </table:table-cell>
          <table:table-cell office:value-type="string" calcext:value-type="string">
            <text:p>Myosotis</text:p>
          </table:table-cell>
          <table:table-cell office:value-type="float" office:value="43.52813824" calcext:value-type="float">
            <text:p>43,52813824</text:p>
          </table:table-cell>
          <table:table-cell office:value-type="float" office:value="3.86469443" calcext:value-type="float">
            <text:p>3,86469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83</text:p>
          </table:table-cell>
          <table:table-cell office:value-type="float" office:value="44158" calcext:value-type="float">
            <text:p>44158</text:p>
          </table:table-cell>
          <table:table-cell office:value-type="string" calcext:value-type="string">
            <text:p>Myosotis</text:p>
          </table:table-cell>
          <table:table-cell office:value-type="float" office:value="43.52840309" calcext:value-type="float">
            <text:p>43,52840309</text:p>
          </table:table-cell>
          <table:table-cell office:value-type="float" office:value="3.86503507" calcext:value-type="float">
            <text:p>3,86503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07</text:p>
          </table:table-cell>
          <table:table-cell office:value-type="float" office:value="5807" calcext:value-type="float">
            <text:p>5807</text:p>
          </table:table-cell>
          <table:table-cell office:value-type="string" calcext:value-type="string">
            <text:p>Oliviers de Bohême</text:p>
          </table:table-cell>
          <table:table-cell office:value-type="float" office:value="43.52709089" calcext:value-type="float">
            <text:p>43,52709089</text:p>
          </table:table-cell>
          <table:table-cell office:value-type="float" office:value="3.862158575" calcext:value-type="float">
            <text:p>3,8621585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69</text:p>
          </table:table-cell>
          <table:table-cell office:value-type="float" office:value="32209" calcext:value-type="float">
            <text:p>32209</text:p>
          </table:table-cell>
          <table:table-cell office:value-type="string" calcext:value-type="string">
            <text:p>Oliviers de Bohême</text:p>
          </table:table-cell>
          <table:table-cell office:value-type="float" office:value="43.52705386" calcext:value-type="float">
            <text:p>43,52705386</text:p>
          </table:table-cell>
          <table:table-cell office:value-type="float" office:value="3.86255292" calcext:value-type="float">
            <text:p>3,8625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82</text:p>
          </table:table-cell>
          <table:table-cell office:value-type="float" office:value="44157" calcext:value-type="float">
            <text:p>44157</text:p>
          </table:table-cell>
          <table:table-cell office:value-type="string" calcext:value-type="string">
            <text:p>Oliviers de Bohême</text:p>
          </table:table-cell>
          <table:table-cell office:value-type="float" office:value="43.52712792" calcext:value-type="float">
            <text:p>43,52712792</text:p>
          </table:table-cell>
          <table:table-cell office:value-type="float" office:value="3.86176423" calcext:value-type="float">
            <text:p>3,86176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08</text:p>
          </table:table-cell>
          <table:table-cell office:value-type="float" office:value="5808" calcext:value-type="float">
            <text:p>5808</text:p>
          </table:table-cell>
          <table:table-cell office:value-type="string" calcext:value-type="string">
            <text:p>Pèlerine</text:p>
          </table:table-cell>
          <table:table-cell office:value-type="float" office:value="43.526440955" calcext:value-type="float">
            <text:p>43,526440955</text:p>
          </table:table-cell>
          <table:table-cell office:value-type="float" office:value="3.855013025" calcext:value-type="float">
            <text:p>3,855013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77</text:p>
          </table:table-cell>
          <table:table-cell office:value-type="float" office:value="32220" calcext:value-type="float">
            <text:p>32220</text:p>
          </table:table-cell>
          <table:table-cell office:value-type="string" calcext:value-type="string">
            <text:p>Pèlerine</text:p>
          </table:table-cell>
          <table:table-cell office:value-type="float" office:value="43.52639516" calcext:value-type="float">
            <text:p>43,52639516</text:p>
          </table:table-cell>
          <table:table-cell office:value-type="float" office:value="3.85507358" calcext:value-type="float">
            <text:p>3,85507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79</text:p>
          </table:table-cell>
          <table:table-cell office:value-type="float" office:value="44154" calcext:value-type="float">
            <text:p>44154</text:p>
          </table:table-cell>
          <table:table-cell office:value-type="string" calcext:value-type="string">
            <text:p>Pèlerine</text:p>
          </table:table-cell>
          <table:table-cell office:value-type="float" office:value="43.52648675" calcext:value-type="float">
            <text:p>43,52648675</text:p>
          </table:table-cell>
          <table:table-cell office:value-type="float" office:value="3.85495247" calcext:value-type="float">
            <text:p>3,85495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09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Pilou</text:p>
          </table:table-cell>
          <table:table-cell office:value-type="float" office:value="43.52982521" calcext:value-type="float">
            <text:p>43,52982521</text:p>
          </table:table-cell>
          <table:table-cell office:value-type="float" office:value="3.865857595" calcext:value-type="float">
            <text:p>3,8658575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75</text:p>
          </table:table-cell>
          <table:table-cell office:value-type="float" office:value="32215" calcext:value-type="float">
            <text:p>32215</text:p>
          </table:table-cell>
          <table:table-cell office:value-type="string" calcext:value-type="string">
            <text:p>Pilou</text:p>
          </table:table-cell>
          <table:table-cell office:value-type="float" office:value="43.52982927" calcext:value-type="float">
            <text:p>43,52982927</text:p>
          </table:table-cell>
          <table:table-cell office:value-type="float" office:value="3.86588859" calcext:value-type="float">
            <text:p>3,86588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85</text:p>
          </table:table-cell>
          <table:table-cell office:value-type="float" office:value="44160" calcext:value-type="float">
            <text:p>44160</text:p>
          </table:table-cell>
          <table:table-cell office:value-type="string" calcext:value-type="string">
            <text:p>Pilou</text:p>
          </table:table-cell>
          <table:table-cell office:value-type="float" office:value="43.52982115" calcext:value-type="float">
            <text:p>43,52982115</text:p>
          </table:table-cell>
          <table:table-cell office:value-type="float" office:value="3.8658266" calcext:value-type="float">
            <text:p>3,8658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11</text:p>
          </table:table-cell>
          <table:table-cell office:value-type="float" office:value="5811" calcext:value-type="float">
            <text:p>5811</text:p>
          </table:table-cell>
          <table:table-cell office:value-type="string" calcext:value-type="string">
            <text:p>Stade</text:p>
          </table:table-cell>
          <table:table-cell office:value-type="float" office:value="43.53323033" calcext:value-type="float">
            <text:p>43,53323033</text:p>
          </table:table-cell>
          <table:table-cell office:value-type="float" office:value="3.85546508" calcext:value-type="float">
            <text:p>3,855465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65</text:p>
          </table:table-cell>
          <table:table-cell office:value-type="float" office:value="32204" calcext:value-type="float">
            <text:p>32204</text:p>
          </table:table-cell>
          <table:table-cell office:value-type="string" calcext:value-type="string">
            <text:p>Stade</text:p>
          </table:table-cell>
          <table:table-cell office:value-type="float" office:value="43.53323033" calcext:value-type="float">
            <text:p>43,53323033</text:p>
          </table:table-cell>
          <table:table-cell office:value-type="float" office:value="3.85546508" calcext:value-type="float">
            <text:p>3,85546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12</text:p>
          </table:table-cell>
          <table:table-cell office:value-type="float" office:value="5812" calcext:value-type="float">
            <text:p>5812</text:p>
          </table:table-cell>
          <table:table-cell office:value-type="string" calcext:value-type="string">
            <text:p>Tadornes</text:p>
          </table:table-cell>
          <table:table-cell office:value-type="float" office:value="43.526167885" calcext:value-type="float">
            <text:p>43,526167885</text:p>
          </table:table-cell>
          <table:table-cell office:value-type="float" office:value="3.8613186" calcext:value-type="float">
            <text:p>3,8613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68</text:p>
          </table:table-cell>
          <table:table-cell office:value-type="float" office:value="32208" calcext:value-type="float">
            <text:p>32208</text:p>
          </table:table-cell>
          <table:table-cell office:value-type="string" calcext:value-type="string">
            <text:p>Tadornes</text:p>
          </table:table-cell>
          <table:table-cell office:value-type="float" office:value="43.52628849" calcext:value-type="float">
            <text:p>43,52628849</text:p>
          </table:table-cell>
          <table:table-cell office:value-type="float" office:value="3.86137123" calcext:value-type="float">
            <text:p>3,86137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81</text:p>
          </table:table-cell>
          <table:table-cell office:value-type="float" office:value="44156" calcext:value-type="float">
            <text:p>44156</text:p>
          </table:table-cell>
          <table:table-cell office:value-type="string" calcext:value-type="string">
            <text:p>Tadornes</text:p>
          </table:table-cell>
          <table:table-cell office:value-type="float" office:value="43.52604728" calcext:value-type="float">
            <text:p>43,52604728</text:p>
          </table:table-cell>
          <table:table-cell office:value-type="float" office:value="3.86126597" calcext:value-type="float">
            <text:p>3,86126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13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Vignes Vierges</text:p>
          </table:table-cell>
          <table:table-cell office:value-type="float" office:value="43.532000715" calcext:value-type="float">
            <text:p>43,532000715</text:p>
          </table:table-cell>
          <table:table-cell office:value-type="float" office:value="3.8527699" calcext:value-type="float">
            <text:p>3,85276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966</text:p>
          </table:table-cell>
          <table:table-cell office:value-type="float" office:value="32205" calcext:value-type="float">
            <text:p>32205</text:p>
          </table:table-cell>
          <table:table-cell office:value-type="string" calcext:value-type="string">
            <text:p>Vignes Vierges</text:p>
          </table:table-cell>
          <table:table-cell office:value-type="float" office:value="43.53200996" calcext:value-type="float">
            <text:p>43,53200996</text:p>
          </table:table-cell>
          <table:table-cell office:value-type="float" office:value="3.85275161" calcext:value-type="float">
            <text:p>3,85275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78</text:p>
          </table:table-cell>
          <table:table-cell office:value-type="float" office:value="44153" calcext:value-type="float">
            <text:p>44153</text:p>
          </table:table-cell>
          <table:table-cell office:value-type="string" calcext:value-type="string">
            <text:p>Vignes Vierges</text:p>
          </table:table-cell>
          <table:table-cell office:value-type="float" office:value="43.53199147" calcext:value-type="float">
            <text:p>43,53199147</text:p>
          </table:table-cell>
          <table:table-cell office:value-type="float" office:value="3.85278819" calcext:value-type="float">
            <text:p>3,85278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14</text:p>
          </table:table-cell>
          <table:table-cell office:value-type="float" office:value="5814" calcext:value-type="float">
            <text:p>5814</text:p>
          </table:table-cell>
          <table:table-cell office:value-type="string" calcext:value-type="string">
            <text:p>Pierre Doumergue</text:p>
          </table:table-cell>
          <table:table-cell office:value-type="float" office:value="43.64956825" calcext:value-type="float">
            <text:p>43,64956825</text:p>
          </table:table-cell>
          <table:table-cell office:value-type="float" office:value="3.793940555" calcext:value-type="float">
            <text:p>3,7939405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30</text:p>
          </table:table-cell>
          <table:table-cell office:value-type="float" office:value="24126" calcext:value-type="float">
            <text:p>24126</text:p>
          </table:table-cell>
          <table:table-cell office:value-type="string" calcext:value-type="string">
            <text:p>Pierre Doumergue</text:p>
          </table:table-cell>
          <table:table-cell office:value-type="float" office:value="43.64945949" calcext:value-type="float">
            <text:p>43,64945949</text:p>
          </table:table-cell>
          <table:table-cell office:value-type="float" office:value="3.79434014" calcext:value-type="float">
            <text:p>3,79434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31</text:p>
          </table:table-cell>
          <table:table-cell office:value-type="float" office:value="24226" calcext:value-type="float">
            <text:p>24226</text:p>
          </table:table-cell>
          <table:table-cell office:value-type="string" calcext:value-type="string">
            <text:p>Pierre Doumergue</text:p>
          </table:table-cell>
          <table:table-cell office:value-type="float" office:value="43.64967701" calcext:value-type="float">
            <text:p>43,64967701</text:p>
          </table:table-cell>
          <table:table-cell office:value-type="float" office:value="3.79354097" calcext:value-type="float">
            <text:p>3,79354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16</text:p>
          </table:table-cell>
          <table:table-cell office:value-type="float" office:value="5816" calcext:value-type="float">
            <text:p>5816</text:p>
          </table:table-cell>
          <table:table-cell office:value-type="string" calcext:value-type="string">
            <text:p>Méditerranée</text:p>
          </table:table-cell>
          <table:table-cell office:value-type="float" office:value="43.64527002" calcext:value-type="float">
            <text:p>43,64527002</text:p>
          </table:table-cell>
          <table:table-cell office:value-type="float" office:value="3.934810465" calcext:value-type="float">
            <text:p>3,9348104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52</text:p>
          </table:table-cell>
          <table:table-cell office:value-type="float" office:value="30108" calcext:value-type="float">
            <text:p>30108</text:p>
          </table:table-cell>
          <table:table-cell office:value-type="string" calcext:value-type="string">
            <text:p>Méditerranée</text:p>
          </table:table-cell>
          <table:table-cell office:value-type="float" office:value="43.64520253" calcext:value-type="float">
            <text:p>43,64520253</text:p>
          </table:table-cell>
          <table:table-cell office:value-type="float" office:value="3.93481477" calcext:value-type="float">
            <text:p>3,93481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57</text:p>
          </table:table-cell>
          <table:table-cell office:value-type="float" office:value="30208" calcext:value-type="float">
            <text:p>30208</text:p>
          </table:table-cell>
          <table:table-cell office:value-type="string" calcext:value-type="string">
            <text:p>Méditerranée</text:p>
          </table:table-cell>
          <table:table-cell office:value-type="float" office:value="43.64533751" calcext:value-type="float">
            <text:p>43,64533751</text:p>
          </table:table-cell>
          <table:table-cell office:value-type="float" office:value="3.93480616" calcext:value-type="float">
            <text:p>3,93480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17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Sauvagine</text:p>
          </table:table-cell>
          <table:table-cell office:value-type="float" office:value="43.66233833" calcext:value-type="float">
            <text:p>43,66233833</text:p>
          </table:table-cell>
          <table:table-cell office:value-type="float" office:value="3.93659489" calcext:value-type="float">
            <text:p>3,936594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38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Sauvagine</text:p>
          </table:table-cell>
          <table:table-cell office:value-type="float" office:value="43.66233833" calcext:value-type="float">
            <text:p>43,66233833</text:p>
          </table:table-cell>
          <table:table-cell office:value-type="float" office:value="3.93659489" calcext:value-type="float">
            <text:p>3,93659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18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Via Domitia</text:p>
          </table:table-cell>
          <table:table-cell office:value-type="float" office:value="43.6465297075" calcext:value-type="float">
            <text:p>43,6465297075</text:p>
          </table:table-cell>
          <table:table-cell office:value-type="float" office:value="3.9301629375" calcext:value-type="float">
            <text:p>3,9301629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17</text:p>
          </table:table-cell>
          <table:table-cell office:value-type="float" office:value="42165" calcext:value-type="float">
            <text:p>42165</text:p>
          </table:table-cell>
          <table:table-cell office:value-type="string" calcext:value-type="string">
            <text:p>Via Domitia</text:p>
          </table:table-cell>
          <table:table-cell office:value-type="float" office:value="43.64653267" calcext:value-type="float">
            <text:p>43,64653267</text:p>
          </table:table-cell>
          <table:table-cell office:value-type="float" office:value="3.92996184" calcext:value-type="float">
            <text:p>3,92996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21</text:p>
          </table:table-cell>
          <table:table-cell office:value-type="float" office:value="42205" calcext:value-type="float">
            <text:p>42205</text:p>
          </table:table-cell>
          <table:table-cell office:value-type="string" calcext:value-type="string">
            <text:p>Via Domitia</text:p>
          </table:table-cell>
          <table:table-cell office:value-type="float" office:value="43.64653358" calcext:value-type="float">
            <text:p>43,64653358</text:p>
          </table:table-cell>
          <table:table-cell office:value-type="float" office:value="3.92989997" calcext:value-type="float">
            <text:p>3,92989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53</text:p>
          </table:table-cell>
          <table:table-cell office:value-type="float" office:value="30110" calcext:value-type="float">
            <text:p>30110</text:p>
          </table:table-cell>
          <table:table-cell office:value-type="string" calcext:value-type="string">
            <text:p>Via Domitia</text:p>
          </table:table-cell>
          <table:table-cell office:value-type="float" office:value="43.64652629" calcext:value-type="float">
            <text:p>43,64652629</text:p>
          </table:table-cell>
          <table:table-cell office:value-type="float" office:value="3.93039497" calcext:value-type="float">
            <text:p>3,93039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355</text:p>
          </table:table-cell>
          <table:table-cell office:value-type="float" office:value="30205" calcext:value-type="float">
            <text:p>30205</text:p>
          </table:table-cell>
          <table:table-cell office:value-type="string" calcext:value-type="string">
            <text:p>Via Domitia</text:p>
          </table:table-cell>
          <table:table-cell office:value-type="float" office:value="43.64652629" calcext:value-type="float">
            <text:p>43,64652629</text:p>
          </table:table-cell>
          <table:table-cell office:value-type="float" office:value="3.93039497" calcext:value-type="float">
            <text:p>3,93039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27</text:p>
          </table:table-cell>
          <table:table-cell office:value-type="float" office:value="5827" calcext:value-type="float">
            <text:p>5827</text:p>
          </table:table-cell>
          <table:table-cell office:value-type="string" calcext:value-type="string">
            <text:p>Gare Saint-Roch (Pont de Sète)</text:p>
          </table:table-cell>
          <table:table-cell office:value-type="float" office:value="43.6040204775" calcext:value-type="float">
            <text:p>43,6040204775</text:p>
          </table:table-cell>
          <table:table-cell office:value-type="float" office:value="3.87855674" calcext:value-type="float">
            <text:p>3,878556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are Saint-Roch (Pont de Sète)</text:p>
          </table:table-cell>
          <table:table-cell office:value-type="float" office:value="43.60409937" calcext:value-type="float">
            <text:p>43,60409937</text:p>
          </table:table-cell>
          <table:table-cell office:value-type="float" office:value="3.87854031" calcext:value-type="float">
            <text:p>3,87854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re Saint-Roch (Pont de Sète)</text:p>
          </table:table-cell>
          <table:table-cell office:value-type="float" office:value="43.60373058" calcext:value-type="float">
            <text:p>43,60373058</text:p>
          </table:table-cell>
          <table:table-cell office:value-type="float" office:value="3.87918601" calcext:value-type="float">
            <text:p>3,87918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are Saint-Roch (Pont de Sète)</text:p>
          </table:table-cell>
          <table:table-cell office:value-type="float" office:value="43.60405603" calcext:value-type="float">
            <text:p>43,60405603</text:p>
          </table:table-cell>
          <table:table-cell office:value-type="float" office:value="3.87842781" calcext:value-type="float">
            <text:p>3,87842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re Saint-Roch (Pont de Sète)</text:p>
          </table:table-cell>
          <table:table-cell office:value-type="float" office:value="43.60419593" calcext:value-type="float">
            <text:p>43,60419593</text:p>
          </table:table-cell>
          <table:table-cell office:value-type="float" office:value="3.87807283" calcext:value-type="float">
            <text:p>3,87807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28</text:p>
          </table:table-cell>
          <table:table-cell office:value-type="float" office:value="5828" calcext:value-type="float">
            <text:p>5828</text:p>
          </table:table-cell>
          <table:table-cell office:value-type="string" calcext:value-type="string">
            <text:p>Bellevue</text:p>
          </table:table-cell>
          <table:table-cell office:value-type="float" office:value="43.60762587" calcext:value-type="float">
            <text:p>43,60762587</text:p>
          </table:table-cell>
          <table:table-cell office:value-type="float" office:value="3.74136927" calcext:value-type="float">
            <text:p>3,74136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12</text:p>
          </table:table-cell>
          <table:table-cell office:value-type="float" office:value="42184" calcext:value-type="float">
            <text:p>42184</text:p>
          </table:table-cell>
          <table:table-cell office:value-type="string" calcext:value-type="string">
            <text:p>Bellevue</text:p>
          </table:table-cell>
          <table:table-cell office:value-type="float" office:value="43.60753897" calcext:value-type="float">
            <text:p>43,60753897</text:p>
          </table:table-cell>
          <table:table-cell office:value-type="float" office:value="3.74148466" calcext:value-type="float">
            <text:p>3,74148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20</text:p>
          </table:table-cell>
          <table:table-cell office:value-type="float" office:value="42284" calcext:value-type="float">
            <text:p>42284</text:p>
          </table:table-cell>
          <table:table-cell office:value-type="string" calcext:value-type="string">
            <text:p>Bellevue</text:p>
          </table:table-cell>
          <table:table-cell office:value-type="float" office:value="43.60771277" calcext:value-type="float">
            <text:p>43,60771277</text:p>
          </table:table-cell>
          <table:table-cell office:value-type="float" office:value="3.74125388" calcext:value-type="float">
            <text:p>3,74125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29</text:p>
          </table:table-cell>
          <table:table-cell office:value-type="float" office:value="5829" calcext:value-type="float">
            <text:p>5829</text:p>
          </table:table-cell>
          <table:table-cell office:value-type="string" calcext:value-type="string">
            <text:p>Chemin des Pins</text:p>
          </table:table-cell>
          <table:table-cell office:value-type="float" office:value="43.60836432" calcext:value-type="float">
            <text:p>43,60836432</text:p>
          </table:table-cell>
          <table:table-cell office:value-type="float" office:value="3.763253765" calcext:value-type="float">
            <text:p>3,7632537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10</text:p>
          </table:table-cell>
          <table:table-cell office:value-type="float" office:value="42181" calcext:value-type="float">
            <text:p>42181</text:p>
          </table:table-cell>
          <table:table-cell office:value-type="string" calcext:value-type="string">
            <text:p>Chemin des Pins</text:p>
          </table:table-cell>
          <table:table-cell office:value-type="float" office:value="43.60837126" calcext:value-type="float">
            <text:p>43,60837126</text:p>
          </table:table-cell>
          <table:table-cell office:value-type="float" office:value="3.76306837" calcext:value-type="float">
            <text:p>3,76306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18</text:p>
          </table:table-cell>
          <table:table-cell office:value-type="float" office:value="42281" calcext:value-type="float">
            <text:p>42281</text:p>
          </table:table-cell>
          <table:table-cell office:value-type="string" calcext:value-type="string">
            <text:p>Chemin des Pins</text:p>
          </table:table-cell>
          <table:table-cell office:value-type="float" office:value="43.60835738" calcext:value-type="float">
            <text:p>43,60835738</text:p>
          </table:table-cell>
          <table:table-cell office:value-type="float" office:value="3.76343916" calcext:value-type="float">
            <text:p>3,76343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30</text:p>
          </table:table-cell>
          <table:table-cell office:value-type="float" office:value="5830" calcext:value-type="float">
            <text:p>5830</text:p>
          </table:table-cell>
          <table:table-cell office:value-type="string" calcext:value-type="string">
            <text:p>Clos des Pins</text:p>
          </table:table-cell>
          <table:table-cell office:value-type="float" office:value="43.603202195" calcext:value-type="float">
            <text:p>43,603202195</text:p>
          </table:table-cell>
          <table:table-cell office:value-type="float" office:value="3.73936169" calcext:value-type="float">
            <text:p>3,73936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16</text:p>
          </table:table-cell>
          <table:table-cell office:value-type="float" office:value="42191" calcext:value-type="float">
            <text:p>42191</text:p>
          </table:table-cell>
          <table:table-cell office:value-type="string" calcext:value-type="string">
            <text:p>Clos des Pins</text:p>
          </table:table-cell>
          <table:table-cell office:value-type="float" office:value="43.60271484" calcext:value-type="float">
            <text:p>43,60271484</text:p>
          </table:table-cell>
          <table:table-cell office:value-type="float" office:value="3.73916417" calcext:value-type="float">
            <text:p>3,73916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24</text:p>
          </table:table-cell>
          <table:table-cell office:value-type="float" office:value="42291" calcext:value-type="float">
            <text:p>42291</text:p>
          </table:table-cell>
          <table:table-cell office:value-type="string" calcext:value-type="string">
            <text:p>Clos des Pins</text:p>
          </table:table-cell>
          <table:table-cell office:value-type="float" office:value="43.60368955" calcext:value-type="float">
            <text:p>43,60368955</text:p>
          </table:table-cell>
          <table:table-cell office:value-type="float" office:value="3.73955921" calcext:value-type="float">
            <text:p>3,73955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31</text:p>
          </table:table-cell>
          <table:table-cell office:value-type="float" office:value="5831" calcext:value-type="float">
            <text:p>5831</text:p>
          </table:table-cell>
          <table:table-cell office:value-type="string" calcext:value-type="string">
            <text:p>Fontaine Romaine</text:p>
          </table:table-cell>
          <table:table-cell office:value-type="float" office:value="43.60618129" calcext:value-type="float">
            <text:p>43,60618129</text:p>
          </table:table-cell>
          <table:table-cell office:value-type="float" office:value="3.736305015" calcext:value-type="float">
            <text:p>3,736305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15</text:p>
          </table:table-cell>
          <table:table-cell office:value-type="float" office:value="42190" calcext:value-type="float">
            <text:p>42190</text:p>
          </table:table-cell>
          <table:table-cell office:value-type="string" calcext:value-type="string">
            <text:p>Fontaine Romaine</text:p>
          </table:table-cell>
          <table:table-cell office:value-type="float" office:value="43.6061232" calcext:value-type="float">
            <text:p>43,6061232</text:p>
          </table:table-cell>
          <table:table-cell office:value-type="float" office:value="3.73627885" calcext:value-type="float">
            <text:p>3,73627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23</text:p>
          </table:table-cell>
          <table:table-cell office:value-type="float" office:value="42290" calcext:value-type="float">
            <text:p>42290</text:p>
          </table:table-cell>
          <table:table-cell office:value-type="string" calcext:value-type="string">
            <text:p>Fontaine Romaine</text:p>
          </table:table-cell>
          <table:table-cell office:value-type="float" office:value="43.60623938" calcext:value-type="float">
            <text:p>43,60623938</text:p>
          </table:table-cell>
          <table:table-cell office:value-type="float" office:value="3.73633118" calcext:value-type="float">
            <text:p>3,73633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32</text:p>
          </table:table-cell>
          <table:table-cell office:value-type="float" office:value="5832" calcext:value-type="float">
            <text:p>5832</text:p>
          </table:table-cell>
          <table:table-cell office:value-type="string" calcext:value-type="string">
            <text:p>La Rouvière Longue</text:p>
          </table:table-cell>
          <table:table-cell office:value-type="float" office:value="43.60079544" calcext:value-type="float">
            <text:p>43,60079544</text:p>
          </table:table-cell>
          <table:table-cell office:value-type="float" office:value="3.73466398" calcext:value-type="float">
            <text:p>3,734663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14</text:p>
          </table:table-cell>
          <table:table-cell office:value-type="float" office:value="42188" calcext:value-type="float">
            <text:p>42188</text:p>
          </table:table-cell>
          <table:table-cell office:value-type="string" calcext:value-type="string">
            <text:p>La Rouvière Longue</text:p>
          </table:table-cell>
          <table:table-cell office:value-type="float" office:value="43.60079544" calcext:value-type="float">
            <text:p>43,60079544</text:p>
          </table:table-cell>
          <table:table-cell office:value-type="float" office:value="3.73466398" calcext:value-type="float">
            <text:p>3,73466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33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Les Clauzes</text:p>
          </table:table-cell>
          <table:table-cell office:value-type="float" office:value="43.60607816" calcext:value-type="float">
            <text:p>43,60607816</text:p>
          </table:table-cell>
          <table:table-cell office:value-type="float" office:value="3.743217765" calcext:value-type="float">
            <text:p>3,7432177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11</text:p>
          </table:table-cell>
          <table:table-cell office:value-type="float" office:value="42183" calcext:value-type="float">
            <text:p>42183</text:p>
          </table:table-cell>
          <table:table-cell office:value-type="string" calcext:value-type="string">
            <text:p>Les Clauzes</text:p>
          </table:table-cell>
          <table:table-cell office:value-type="float" office:value="43.60610464" calcext:value-type="float">
            <text:p>43,60610464</text:p>
          </table:table-cell>
          <table:table-cell office:value-type="float" office:value="3.74325553" calcext:value-type="float">
            <text:p>3,74325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19</text:p>
          </table:table-cell>
          <table:table-cell office:value-type="float" office:value="42283" calcext:value-type="float">
            <text:p>42283</text:p>
          </table:table-cell>
          <table:table-cell office:value-type="string" calcext:value-type="string">
            <text:p>Les Clauzes</text:p>
          </table:table-cell>
          <table:table-cell office:value-type="float" office:value="43.60605168" calcext:value-type="float">
            <text:p>43,60605168</text:p>
          </table:table-cell>
          <table:table-cell office:value-type="float" office:value="3.74318" calcext:value-type="float">
            <text:p>3,74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34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Mas de Garenc</text:p>
          </table:table-cell>
          <table:table-cell office:value-type="float" office:value="43.60851478" calcext:value-type="float">
            <text:p>43,60851478</text:p>
          </table:table-cell>
          <table:table-cell office:value-type="float" office:value="3.73798283" calcext:value-type="float">
            <text:p>3,73798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13</text:p>
          </table:table-cell>
          <table:table-cell office:value-type="float" office:value="42185" calcext:value-type="float">
            <text:p>42185</text:p>
          </table:table-cell>
          <table:table-cell office:value-type="string" calcext:value-type="string">
            <text:p>Mas de Garenc</text:p>
          </table:table-cell>
          <table:table-cell office:value-type="float" office:value="43.60851943" calcext:value-type="float">
            <text:p>43,60851943</text:p>
          </table:table-cell>
          <table:table-cell office:value-type="float" office:value="3.73797057" calcext:value-type="float">
            <text:p>3,73797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21</text:p>
          </table:table-cell>
          <table:table-cell office:value-type="float" office:value="42285" calcext:value-type="float">
            <text:p>42285</text:p>
          </table:table-cell>
          <table:table-cell office:value-type="string" calcext:value-type="string">
            <text:p>Mas de Garenc</text:p>
          </table:table-cell>
          <table:table-cell office:value-type="float" office:value="43.60851013" calcext:value-type="float">
            <text:p>43,60851013</text:p>
          </table:table-cell>
          <table:table-cell office:value-type="float" office:value="3.73799509" calcext:value-type="float">
            <text:p>3,73799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35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Les Alicantes</text:p>
          </table:table-cell>
          <table:table-cell office:value-type="float" office:value="43.612991265" calcext:value-type="float">
            <text:p>43,612991265</text:p>
          </table:table-cell>
          <table:table-cell office:value-type="float" office:value="3.786109785" calcext:value-type="float">
            <text:p>3,7861097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09</text:p>
          </table:table-cell>
          <table:table-cell office:value-type="float" office:value="42180" calcext:value-type="float">
            <text:p>42180</text:p>
          </table:table-cell>
          <table:table-cell office:value-type="string" calcext:value-type="string">
            <text:p>Les Alicantes</text:p>
          </table:table-cell>
          <table:table-cell office:value-type="float" office:value="43.61295416" calcext:value-type="float">
            <text:p>43,61295416</text:p>
          </table:table-cell>
          <table:table-cell office:value-type="float" office:value="3.78619545" calcext:value-type="float">
            <text:p>3,78619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17</text:p>
          </table:table-cell>
          <table:table-cell office:value-type="float" office:value="42280" calcext:value-type="float">
            <text:p>42280</text:p>
          </table:table-cell>
          <table:table-cell office:value-type="string" calcext:value-type="string">
            <text:p>Les Alicantes</text:p>
          </table:table-cell>
          <table:table-cell office:value-type="float" office:value="43.61302837" calcext:value-type="float">
            <text:p>43,61302837</text:p>
          </table:table-cell>
          <table:table-cell office:value-type="float" office:value="3.78602412" calcext:value-type="float">
            <text:p>3,78602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36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Les Jardins</text:p>
          </table:table-cell>
          <table:table-cell office:value-type="float" office:value="43.60970849" calcext:value-type="float">
            <text:p>43,60970849</text:p>
          </table:table-cell>
          <table:table-cell office:value-type="float" office:value="3.78287171" calcext:value-type="float">
            <text:p>3,78287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25</text:p>
          </table:table-cell>
          <table:table-cell office:value-type="float" office:value="40111" calcext:value-type="float">
            <text:p>40111</text:p>
          </table:table-cell>
          <table:table-cell office:value-type="string" calcext:value-type="string">
            <text:p>Les Jardins</text:p>
          </table:table-cell>
          <table:table-cell office:value-type="float" office:value="43.60970849" calcext:value-type="float">
            <text:p>43,60970849</text:p>
          </table:table-cell>
          <table:table-cell office:value-type="float" office:value="3.78287171" calcext:value-type="float">
            <text:p>3,78287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26</text:p>
          </table:table-cell>
          <table:table-cell office:value-type="float" office:value="40211" calcext:value-type="float">
            <text:p>40211</text:p>
          </table:table-cell>
          <table:table-cell office:value-type="string" calcext:value-type="string">
            <text:p>Les Jardins</text:p>
          </table:table-cell>
          <table:table-cell office:value-type="float" office:value="43.60970849" calcext:value-type="float">
            <text:p>43,60970849</text:p>
          </table:table-cell>
          <table:table-cell office:value-type="float" office:value="3.78287171" calcext:value-type="float">
            <text:p>3,78287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37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Albert 1er - Cathédrale</text:p>
          </table:table-cell>
          <table:table-cell office:value-type="float" office:value="43.614789335" calcext:value-type="float">
            <text:p>43,614789335</text:p>
          </table:table-cell>
          <table:table-cell office:value-type="float" office:value="3.873712615" calcext:value-type="float">
            <text:p>3,8737126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30</text:p>
          </table:table-cell>
          <table:table-cell office:value-type="float" office:value="44102" calcext:value-type="float">
            <text:p>44102</text:p>
          </table:table-cell>
          <table:table-cell office:value-type="string" calcext:value-type="string">
            <text:p>Albert 1er - Cathédrale</text:p>
          </table:table-cell>
          <table:table-cell office:value-type="float" office:value="43.61477524" calcext:value-type="float">
            <text:p>43,61477524</text:p>
          </table:table-cell>
          <table:table-cell office:value-type="float" office:value="3.87375554" calcext:value-type="float">
            <text:p>3,87375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36</text:p>
          </table:table-cell>
          <table:table-cell office:value-type="float" office:value="44202" calcext:value-type="float">
            <text:p>44202</text:p>
          </table:table-cell>
          <table:table-cell office:value-type="string" calcext:value-type="string">
            <text:p>Albert 1er - Cathédrale</text:p>
          </table:table-cell>
          <table:table-cell office:value-type="float" office:value="43.61480343" calcext:value-type="float">
            <text:p>43,61480343</text:p>
          </table:table-cell>
          <table:table-cell office:value-type="float" office:value="3.87366969" calcext:value-type="float">
            <text:p>3,87366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38</text:p>
          </table:table-cell>
          <table:table-cell office:value-type="float" office:value="5838" calcext:value-type="float">
            <text:p>5838</text:p>
          </table:table-cell>
          <table:table-cell office:value-type="string" calcext:value-type="string">
            <text:p>Pérols Centre - Bazille</text:p>
          </table:table-cell>
          <table:table-cell office:value-type="float" office:value="43.562806615" calcext:value-type="float">
            <text:p>43,562806615</text:p>
          </table:table-cell>
          <table:table-cell office:value-type="float" office:value="3.950572325" calcext:value-type="float">
            <text:p>3,950572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80</text:p>
          </table:table-cell>
          <table:table-cell office:value-type="float" office:value="28112" calcext:value-type="float">
            <text:p>28112</text:p>
          </table:table-cell>
          <table:table-cell office:value-type="string" calcext:value-type="string">
            <text:p>Pérols Centre - Bazille</text:p>
          </table:table-cell>
          <table:table-cell office:value-type="float" office:value="43.56279406" calcext:value-type="float">
            <text:p>43,56279406</text:p>
          </table:table-cell>
          <table:table-cell office:value-type="float" office:value="3.95051016" calcext:value-type="float">
            <text:p>3,9505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893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Pérols Centre - Bazille</text:p>
          </table:table-cell>
          <table:table-cell office:value-type="float" office:value="43.56281917" calcext:value-type="float">
            <text:p>43,56281917</text:p>
          </table:table-cell>
          <table:table-cell office:value-type="float" office:value="3.95063449" calcext:value-type="float">
            <text:p>3,95063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44</text:p>
          </table:table-cell>
          <table:table-cell office:value-type="float" office:value="5844" calcext:value-type="float">
            <text:p>5844</text:p>
          </table:table-cell>
          <table:table-cell office:value-type="string" calcext:value-type="string">
            <text:p>Gare Montpellier Sud de France</text:p>
          </table:table-cell>
          <table:table-cell office:value-type="float" office:value="43.59628404" calcext:value-type="float">
            <text:p>43,59628404</text:p>
          </table:table-cell>
          <table:table-cell office:value-type="float" office:value="3.92230177" calcext:value-type="float">
            <text:p>3,92230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60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Gare Montpellier Sud de France</text:p>
          </table:table-cell>
          <table:table-cell office:value-type="float" office:value="43.59628404" calcext:value-type="float">
            <text:p>43,59628404</text:p>
          </table:table-cell>
          <table:table-cell office:value-type="float" office:value="3.92230177" calcext:value-type="float">
            <text:p>3,92230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45</text:p>
          </table:table-cell>
          <table:table-cell office:value-type="float" office:value="5845" calcext:value-type="float">
            <text:p>5845</text:p>
          </table:table-cell>
          <table:table-cell office:value-type="string" calcext:value-type="string">
            <text:p>Le Salaison</text:p>
          </table:table-cell>
          <table:table-cell office:value-type="float" office:value="43.68160808" calcext:value-type="float">
            <text:p>43,68160808</text:p>
          </table:table-cell>
          <table:table-cell office:value-type="float" office:value="3.921972665" calcext:value-type="float">
            <text:p>3,9219726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58</text:p>
          </table:table-cell>
          <table:table-cell office:value-type="float" office:value="36162" calcext:value-type="float">
            <text:p>36162</text:p>
          </table:table-cell>
          <table:table-cell office:value-type="string" calcext:value-type="string">
            <text:p>Le Salaison</text:p>
          </table:table-cell>
          <table:table-cell office:value-type="float" office:value="43.68156909" calcext:value-type="float">
            <text:p>43,68156909</text:p>
          </table:table-cell>
          <table:table-cell office:value-type="float" office:value="3.92187248" calcext:value-type="float">
            <text:p>3,92187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59</text:p>
          </table:table-cell>
          <table:table-cell office:value-type="float" office:value="36262" calcext:value-type="float">
            <text:p>36262</text:p>
          </table:table-cell>
          <table:table-cell office:value-type="string" calcext:value-type="string">
            <text:p>Le Salaison</text:p>
          </table:table-cell>
          <table:table-cell office:value-type="float" office:value="43.68164707" calcext:value-type="float">
            <text:p>43,68164707</text:p>
          </table:table-cell>
          <table:table-cell office:value-type="float" office:value="3.92207285" calcext:value-type="float">
            <text:p>3,92207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47</text:p>
          </table:table-cell>
          <table:table-cell office:value-type="float" office:value="5847" calcext:value-type="float">
            <text:p>5847</text:p>
          </table:table-cell>
          <table:table-cell office:value-type="string" calcext:value-type="string">
            <text:p>Saint-Estève</text:p>
          </table:table-cell>
          <table:table-cell office:value-type="float" office:value="43.58592354" calcext:value-type="float">
            <text:p>43,58592354</text:p>
          </table:table-cell>
          <table:table-cell office:value-type="float" office:value="3.77200557" calcext:value-type="float">
            <text:p>3,772005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63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Saint-Estève</text:p>
          </table:table-cell>
          <table:table-cell office:value-type="float" office:value="43.585999" calcext:value-type="float">
            <text:p>43,585999</text:p>
          </table:table-cell>
          <table:table-cell office:value-type="float" office:value="3.77241556" calcext:value-type="float">
            <text:p>3,77241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64</text:p>
          </table:table-cell>
          <table:table-cell office:value-type="float" office:value="38210" calcext:value-type="float">
            <text:p>38210</text:p>
          </table:table-cell>
          <table:table-cell office:value-type="string" calcext:value-type="string">
            <text:p>Saint-Estève</text:p>
          </table:table-cell>
          <table:table-cell office:value-type="float" office:value="43.58584808" calcext:value-type="float">
            <text:p>43,58584808</text:p>
          </table:table-cell>
          <table:table-cell office:value-type="float" office:value="3.77159558" calcext:value-type="float">
            <text:p>3,77159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49</text:p>
          </table:table-cell>
          <table:table-cell office:value-type="float" office:value="5849" calcext:value-type="float">
            <text:p>5849</text:p>
          </table:table-cell>
          <table:table-cell office:value-type="string" calcext:value-type="string">
            <text:p>Jardins d'Hélios</text:p>
          </table:table-cell>
          <table:table-cell office:value-type="float" office:value="43.56670103" calcext:value-type="float">
            <text:p>43,56670103</text:p>
          </table:table-cell>
          <table:table-cell office:value-type="float" office:value="3.72967033" calcext:value-type="float">
            <text:p>3,729670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66</text:p>
          </table:table-cell>
          <table:table-cell office:value-type="float" office:value="38124" calcext:value-type="float">
            <text:p>38124</text:p>
          </table:table-cell>
          <table:table-cell office:value-type="string" calcext:value-type="string">
            <text:p>Jardins d'Hélios</text:p>
          </table:table-cell>
          <table:table-cell office:value-type="float" office:value="43.5667462" calcext:value-type="float">
            <text:p>43,5667462</text:p>
          </table:table-cell>
          <table:table-cell office:value-type="float" office:value="3.72965289" calcext:value-type="float">
            <text:p>3,72965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67</text:p>
          </table:table-cell>
          <table:table-cell office:value-type="float" office:value="38224" calcext:value-type="float">
            <text:p>38224</text:p>
          </table:table-cell>
          <table:table-cell office:value-type="string" calcext:value-type="string">
            <text:p>Jardins d'Hélios</text:p>
          </table:table-cell>
          <table:table-cell office:value-type="float" office:value="43.56665586" calcext:value-type="float">
            <text:p>43,56665586</text:p>
          </table:table-cell>
          <table:table-cell office:value-type="float" office:value="3.72968777" calcext:value-type="float">
            <text:p>3,72968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52</text:p>
          </table:table-cell>
          <table:table-cell office:value-type="float" office:value="5852" calcext:value-type="float">
            <text:p>5852</text:p>
          </table:table-cell>
          <table:table-cell office:value-type="string" calcext:value-type="string">
            <text:p>Gare de Baillargues</text:p>
          </table:table-cell>
          <table:table-cell office:value-type="float" office:value="43.6533705925" calcext:value-type="float">
            <text:p>43,6533705925</text:p>
          </table:table-cell>
          <table:table-cell office:value-type="float" office:value="4.0078667825" calcext:value-type="float">
            <text:p>4,00786678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38</text:p>
          </table:table-cell>
          <table:table-cell office:value-type="float" office:value="29100" calcext:value-type="float">
            <text:p>29100</text:p>
          </table:table-cell>
          <table:table-cell office:value-type="string" calcext:value-type="string">
            <text:p>Gare de Baillargues</text:p>
          </table:table-cell>
          <table:table-cell office:value-type="float" office:value="43.65330783" calcext:value-type="float">
            <text:p>43,65330783</text:p>
          </table:table-cell>
          <table:table-cell office:value-type="float" office:value="4.00771017" calcext:value-type="float">
            <text:p>4,00771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43</text:p>
          </table:table-cell>
          <table:table-cell office:value-type="float" office:value="29200" calcext:value-type="float">
            <text:p>29200</text:p>
          </table:table-cell>
          <table:table-cell office:value-type="string" calcext:value-type="string">
            <text:p>Gare de Baillargues</text:p>
          </table:table-cell>
          <table:table-cell office:value-type="float" office:value="43.65330783" calcext:value-type="float">
            <text:p>43,65330783</text:p>
          </table:table-cell>
          <table:table-cell office:value-type="float" office:value="4.00771017" calcext:value-type="float">
            <text:p>4,00771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18</text:p>
          </table:table-cell>
          <table:table-cell office:value-type="float" office:value="21130" calcext:value-type="float">
            <text:p>21130</text:p>
          </table:table-cell>
          <table:table-cell office:value-type="string" calcext:value-type="string">
            <text:p>Gare de Baillargues</text:p>
          </table:table-cell>
          <table:table-cell office:value-type="float" office:value="43.65348087" calcext:value-type="float">
            <text:p>43,65348087</text:p>
          </table:table-cell>
          <table:table-cell office:value-type="float" office:value="4.00814861" calcext:value-type="float">
            <text:p>4,00814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19</text:p>
          </table:table-cell>
          <table:table-cell office:value-type="float" office:value="21230" calcext:value-type="float">
            <text:p>21230</text:p>
          </table:table-cell>
          <table:table-cell office:value-type="string" calcext:value-type="string">
            <text:p>Gare de Baillargues</text:p>
          </table:table-cell>
          <table:table-cell office:value-type="float" office:value="43.65338584" calcext:value-type="float">
            <text:p>43,65338584</text:p>
          </table:table-cell>
          <table:table-cell office:value-type="float" office:value="4.00789818" calcext:value-type="float">
            <text:p>4,00789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53</text:p>
          </table:table-cell>
          <table:table-cell office:value-type="float" office:value="5853" calcext:value-type="float">
            <text:p>5853</text:p>
          </table:table-cell>
          <table:table-cell office:value-type="string" calcext:value-type="string">
            <text:p>Espace Gare</text:p>
          </table:table-cell>
          <table:table-cell office:value-type="float" office:value="43.67411915" calcext:value-type="float">
            <text:p>43,67411915</text:p>
          </table:table-cell>
          <table:table-cell office:value-type="float" office:value="3.98874923" calcext:value-type="float">
            <text:p>3,988749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21</text:p>
          </table:table-cell>
          <table:table-cell office:value-type="float" office:value="27101" calcext:value-type="float">
            <text:p>27101</text:p>
          </table:table-cell>
          <table:table-cell office:value-type="string" calcext:value-type="string">
            <text:p>Espace Gare</text:p>
          </table:table-cell>
          <table:table-cell office:value-type="float" office:value="43.67408211" calcext:value-type="float">
            <text:p>43,67408211</text:p>
          </table:table-cell>
          <table:table-cell office:value-type="float" office:value="3.9885252" calcext:value-type="float">
            <text:p>3,9885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29</text:p>
          </table:table-cell>
          <table:table-cell office:value-type="float" office:value="27204" calcext:value-type="float">
            <text:p>27204</text:p>
          </table:table-cell>
          <table:table-cell office:value-type="string" calcext:value-type="string">
            <text:p>Espace Gare</text:p>
          </table:table-cell>
          <table:table-cell office:value-type="float" office:value="43.67415619" calcext:value-type="float">
            <text:p>43,67415619</text:p>
          </table:table-cell>
          <table:table-cell office:value-type="float" office:value="3.98897326" calcext:value-type="float">
            <text:p>3,98897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54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Zone Artisanale</text:p>
          </table:table-cell>
          <table:table-cell office:value-type="float" office:value="43.67009941" calcext:value-type="float">
            <text:p>43,67009941</text:p>
          </table:table-cell>
          <table:table-cell office:value-type="float" office:value="3.9760988" calcext:value-type="float">
            <text:p>3,9760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48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Zone Artisanale</text:p>
          </table:table-cell>
          <table:table-cell office:value-type="float" office:value="43.67009941" calcext:value-type="float">
            <text:p>43,67009941</text:p>
          </table:table-cell>
          <table:table-cell office:value-type="float" office:value="3.9760988" calcext:value-type="float">
            <text:p>3,9760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49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Zone Artisanale</text:p>
          </table:table-cell>
          <table:table-cell office:value-type="float" office:value="43.67009941" calcext:value-type="float">
            <text:p>43,67009941</text:p>
          </table:table-cell>
          <table:table-cell office:value-type="float" office:value="3.9760988" calcext:value-type="float">
            <text:p>3,9760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55</text:p>
          </table:table-cell>
          <table:table-cell office:value-type="float" office:value="5855" calcext:value-type="float">
            <text:p>5855</text:p>
          </table:table-cell>
          <table:table-cell office:value-type="string" calcext:value-type="string">
            <text:p>Chêne Liège</text:p>
          </table:table-cell>
          <table:table-cell office:value-type="float" office:value="43.659850305" calcext:value-type="float">
            <text:p>43,659850305</text:p>
          </table:table-cell>
          <table:table-cell office:value-type="float" office:value="3.896076115" calcext:value-type="float">
            <text:p>3,896076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64</text:p>
          </table:table-cell>
          <table:table-cell office:value-type="float" office:value="36163" calcext:value-type="float">
            <text:p>36163</text:p>
          </table:table-cell>
          <table:table-cell office:value-type="string" calcext:value-type="string">
            <text:p>Chêne Liège</text:p>
          </table:table-cell>
          <table:table-cell office:value-type="float" office:value="43.65985435" calcext:value-type="float">
            <text:p>43,65985435</text:p>
          </table:table-cell>
          <table:table-cell office:value-type="float" office:value="3.89610718" calcext:value-type="float">
            <text:p>3,89610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67</text:p>
          </table:table-cell>
          <table:table-cell office:value-type="float" office:value="36263" calcext:value-type="float">
            <text:p>36263</text:p>
          </table:table-cell>
          <table:table-cell office:value-type="string" calcext:value-type="string">
            <text:p>Chêne Liège</text:p>
          </table:table-cell>
          <table:table-cell office:value-type="float" office:value="43.65984626" calcext:value-type="float">
            <text:p>43,65984626</text:p>
          </table:table-cell>
          <table:table-cell office:value-type="float" office:value="3.89604505" calcext:value-type="float">
            <text:p>3,89604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56</text:p>
          </table:table-cell>
          <table:table-cell office:value-type="float" office:value="5856" calcext:value-type="float">
            <text:p>5856</text:p>
          </table:table-cell>
          <table:table-cell office:value-type="string" calcext:value-type="string">
            <text:p>Collège Ray Charles</text:p>
          </table:table-cell>
          <table:table-cell office:value-type="float" office:value="43.55970126" calcext:value-type="float">
            <text:p>43,55970126</text:p>
          </table:table-cell>
          <table:table-cell office:value-type="float" office:value="3.790234695" calcext:value-type="float">
            <text:p>3,7902346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51</text:p>
          </table:table-cell>
          <table:table-cell office:value-type="float" office:value="32117" calcext:value-type="float">
            <text:p>32117</text:p>
          </table:table-cell>
          <table:table-cell office:value-type="string" calcext:value-type="string">
            <text:p>Collège Ray Charles</text:p>
          </table:table-cell>
          <table:table-cell office:value-type="float" office:value="43.55928257" calcext:value-type="float">
            <text:p>43,55928257</text:p>
          </table:table-cell>
          <table:table-cell office:value-type="float" office:value="3.78995211" calcext:value-type="float">
            <text:p>3,78995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57</text:p>
          </table:table-cell>
          <table:table-cell office:value-type="float" office:value="32217" calcext:value-type="float">
            <text:p>32217</text:p>
          </table:table-cell>
          <table:table-cell office:value-type="string" calcext:value-type="string">
            <text:p>Collège Ray Charles</text:p>
          </table:table-cell>
          <table:table-cell office:value-type="float" office:value="43.56011995" calcext:value-type="float">
            <text:p>43,56011995</text:p>
          </table:table-cell>
          <table:table-cell office:value-type="float" office:value="3.79051728" calcext:value-type="float">
            <text:p>3,79051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58</text:p>
          </table:table-cell>
          <table:table-cell office:value-type="float" office:value="5858" calcext:value-type="float">
            <text:p>5858</text:p>
          </table:table-cell>
          <table:table-cell office:value-type="string" calcext:value-type="string">
            <text:p>Écureuils</text:p>
          </table:table-cell>
          <table:table-cell office:value-type="float" office:value="43.663861745" calcext:value-type="float">
            <text:p>43,663861745</text:p>
          </table:table-cell>
          <table:table-cell office:value-type="float" office:value="3.90838378" calcext:value-type="float">
            <text:p>3,908383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66</text:p>
          </table:table-cell>
          <table:table-cell office:value-type="float" office:value="36165" calcext:value-type="float">
            <text:p>36165</text:p>
          </table:table-cell>
          <table:table-cell office:value-type="string" calcext:value-type="string">
            <text:p>Écureuils</text:p>
          </table:table-cell>
          <table:table-cell office:value-type="float" office:value="43.66375292" calcext:value-type="float">
            <text:p>43,66375292</text:p>
          </table:table-cell>
          <table:table-cell office:value-type="float" office:value="3.90875849" calcext:value-type="float">
            <text:p>3,90875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69</text:p>
          </table:table-cell>
          <table:table-cell office:value-type="float" office:value="36265" calcext:value-type="float">
            <text:p>36265</text:p>
          </table:table-cell>
          <table:table-cell office:value-type="string" calcext:value-type="string">
            <text:p>Écureuils</text:p>
          </table:table-cell>
          <table:table-cell office:value-type="float" office:value="43.66397057" calcext:value-type="float">
            <text:p>43,66397057</text:p>
          </table:table-cell>
          <table:table-cell office:value-type="float" office:value="3.90800907" calcext:value-type="float">
            <text:p>3,90800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60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Pinède</text:p>
          </table:table-cell>
          <table:table-cell office:value-type="float" office:value="43.66398524" calcext:value-type="float">
            <text:p>43,66398524</text:p>
          </table:table-cell>
          <table:table-cell office:value-type="float" office:value="3.90513642" calcext:value-type="float">
            <text:p>3,905136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65</text:p>
          </table:table-cell>
          <table:table-cell office:value-type="float" office:value="36164" calcext:value-type="float">
            <text:p>36164</text:p>
          </table:table-cell>
          <table:table-cell office:value-type="string" calcext:value-type="string">
            <text:p>Pinède</text:p>
          </table:table-cell>
          <table:table-cell office:value-type="float" office:value="43.66394589" calcext:value-type="float">
            <text:p>43,66394589</text:p>
          </table:table-cell>
          <table:table-cell office:value-type="float" office:value="3.90537063" calcext:value-type="float">
            <text:p>3,90537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68</text:p>
          </table:table-cell>
          <table:table-cell office:value-type="float" office:value="36264" calcext:value-type="float">
            <text:p>36264</text:p>
          </table:table-cell>
          <table:table-cell office:value-type="string" calcext:value-type="string">
            <text:p>Pinède</text:p>
          </table:table-cell>
          <table:table-cell office:value-type="float" office:value="43.66402459" calcext:value-type="float">
            <text:p>43,66402459</text:p>
          </table:table-cell>
          <table:table-cell office:value-type="float" office:value="3.90490221" calcext:value-type="float">
            <text:p>3,90490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61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Courpouyran</text:p>
          </table:table-cell>
          <table:table-cell office:value-type="float" office:value="43.620807315" calcext:value-type="float">
            <text:p>43,620807315</text:p>
          </table:table-cell>
          <table:table-cell office:value-type="float" office:value="3.7878116" calcext:value-type="float">
            <text:p>3,7878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10</text:p>
          </table:table-cell>
          <table:table-cell office:value-type="float" office:value="25123" calcext:value-type="float">
            <text:p>25123</text:p>
          </table:table-cell>
          <table:table-cell office:value-type="string" calcext:value-type="string">
            <text:p>Courpouyran</text:p>
          </table:table-cell>
          <table:table-cell office:value-type="float" office:value="43.6207618" calcext:value-type="float">
            <text:p>43,6207618</text:p>
          </table:table-cell>
          <table:table-cell office:value-type="float" office:value="3.78785375" calcext:value-type="float">
            <text:p>3,78785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14</text:p>
          </table:table-cell>
          <table:table-cell office:value-type="float" office:value="25223" calcext:value-type="float">
            <text:p>25223</text:p>
          </table:table-cell>
          <table:table-cell office:value-type="string" calcext:value-type="string">
            <text:p>Courpouyran</text:p>
          </table:table-cell>
          <table:table-cell office:value-type="float" office:value="43.62085283" calcext:value-type="float">
            <text:p>43,62085283</text:p>
          </table:table-cell>
          <table:table-cell office:value-type="float" office:value="3.78776945" calcext:value-type="float">
            <text:p>3,78776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64</text:p>
          </table:table-cell>
          <table:table-cell office:value-type="float" office:value="5864" calcext:value-type="float">
            <text:p>5864</text:p>
          </table:table-cell>
          <table:table-cell office:value-type="string" calcext:value-type="string">
            <text:p>Saturne</text:p>
          </table:table-cell>
          <table:table-cell office:value-type="float" office:value="43.6195814" calcext:value-type="float">
            <text:p>43,6195814</text:p>
          </table:table-cell>
          <table:table-cell office:value-type="float" office:value="3.804058305" calcext:value-type="float">
            <text:p>3,804058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12</text:p>
          </table:table-cell>
          <table:table-cell office:value-type="float" office:value="25137" calcext:value-type="float">
            <text:p>25137</text:p>
          </table:table-cell>
          <table:table-cell office:value-type="string" calcext:value-type="string">
            <text:p>Saturne</text:p>
          </table:table-cell>
          <table:table-cell office:value-type="float" office:value="43.61961785" calcext:value-type="float">
            <text:p>43,61961785</text:p>
          </table:table-cell>
          <table:table-cell office:value-type="float" office:value="3.80402212" calcext:value-type="float">
            <text:p>3,80402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17</text:p>
          </table:table-cell>
          <table:table-cell office:value-type="float" office:value="25237" calcext:value-type="float">
            <text:p>25237</text:p>
          </table:table-cell>
          <table:table-cell office:value-type="string" calcext:value-type="string">
            <text:p>Saturne</text:p>
          </table:table-cell>
          <table:table-cell office:value-type="float" office:value="43.61954495" calcext:value-type="float">
            <text:p>43,61954495</text:p>
          </table:table-cell>
          <table:table-cell office:value-type="float" office:value="3.80409449" calcext:value-type="float">
            <text:p>3,80409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67</text:p>
          </table:table-cell>
          <table:table-cell office:value-type="float" office:value="5867" calcext:value-type="float">
            <text:p>5867</text:p>
          </table:table-cell>
          <table:table-cell office:value-type="string" calcext:value-type="string">
            <text:p>Mûriers</text:p>
          </table:table-cell>
          <table:table-cell office:value-type="float" office:value="43.74927083" calcext:value-type="float">
            <text:p>43,74927083</text:p>
          </table:table-cell>
          <table:table-cell office:value-type="float" office:value="3.95932612" calcext:value-type="float">
            <text:p>3,959326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27</text:p>
          </table:table-cell>
          <table:table-cell office:value-type="float" office:value="27156" calcext:value-type="float">
            <text:p>27156</text:p>
          </table:table-cell>
          <table:table-cell office:value-type="string" calcext:value-type="string">
            <text:p>Mûriers</text:p>
          </table:table-cell>
          <table:table-cell office:value-type="float" office:value="43.74927083" calcext:value-type="float">
            <text:p>43,74927083</text:p>
          </table:table-cell>
          <table:table-cell office:value-type="float" office:value="3.95932612" calcext:value-type="float">
            <text:p>3,95932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33</text:p>
          </table:table-cell>
          <table:table-cell office:value-type="float" office:value="27256" calcext:value-type="float">
            <text:p>27256</text:p>
          </table:table-cell>
          <table:table-cell office:value-type="string" calcext:value-type="string">
            <text:p>Mûriers</text:p>
          </table:table-cell>
          <table:table-cell office:value-type="float" office:value="43.74927083" calcext:value-type="float">
            <text:p>43,74927083</text:p>
          </table:table-cell>
          <table:table-cell office:value-type="float" office:value="3.95932612" calcext:value-type="float">
            <text:p>3,95932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68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Stade</text:p>
          </table:table-cell>
          <table:table-cell office:value-type="float" office:value="43.75182138" calcext:value-type="float">
            <text:p>43,75182138</text:p>
          </table:table-cell>
          <table:table-cell office:value-type="float" office:value="3.95650882" calcext:value-type="float">
            <text:p>3,956508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41</text:p>
          </table:table-cell>
          <table:table-cell office:value-type="float" office:value="36261" calcext:value-type="float">
            <text:p>36261</text:p>
          </table:table-cell>
          <table:table-cell office:value-type="string" calcext:value-type="string">
            <text:p>Stade</text:p>
          </table:table-cell>
          <table:table-cell office:value-type="float" office:value="43.75182138" calcext:value-type="float">
            <text:p>43,75182138</text:p>
          </table:table-cell>
          <table:table-cell office:value-type="float" office:value="3.95650882" calcext:value-type="float">
            <text:p>3,95650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26</text:p>
          </table:table-cell>
          <table:table-cell office:value-type="float" office:value="27130" calcext:value-type="float">
            <text:p>27130</text:p>
          </table:table-cell>
          <table:table-cell office:value-type="string" calcext:value-type="string">
            <text:p>Stade</text:p>
          </table:table-cell>
          <table:table-cell office:value-type="float" office:value="43.75182138" calcext:value-type="float">
            <text:p>43,75182138</text:p>
          </table:table-cell>
          <table:table-cell office:value-type="float" office:value="3.95650882" calcext:value-type="float">
            <text:p>3,95650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69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Mende Agropolis</text:p>
          </table:table-cell>
          <table:table-cell office:value-type="float" office:value="43.651576905" calcext:value-type="float">
            <text:p>43,651576905</text:p>
          </table:table-cell>
          <table:table-cell office:value-type="float" office:value="3.8660055" calcext:value-type="float">
            <text:p>3,86600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98</text:p>
          </table:table-cell>
          <table:table-cell office:value-type="float" office:value="23135" calcext:value-type="float">
            <text:p>23135</text:p>
          </table:table-cell>
          <table:table-cell office:value-type="string" calcext:value-type="string">
            <text:p>Mende Agropolis</text:p>
          </table:table-cell>
          <table:table-cell office:value-type="float" office:value="43.65162616" calcext:value-type="float">
            <text:p>43,65162616</text:p>
          </table:table-cell>
          <table:table-cell office:value-type="float" office:value="3.8660192" calcext:value-type="float">
            <text:p>3,8660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04</text:p>
          </table:table-cell>
          <table:table-cell office:value-type="float" office:value="23145" calcext:value-type="float">
            <text:p>23145</text:p>
          </table:table-cell>
          <table:table-cell office:value-type="string" calcext:value-type="string">
            <text:p>Mende Agropolis</text:p>
          </table:table-cell>
          <table:table-cell office:value-type="float" office:value="43.65152765" calcext:value-type="float">
            <text:p>43,65152765</text:p>
          </table:table-cell>
          <table:table-cell office:value-type="float" office:value="3.8659918" calcext:value-type="float">
            <text:p>3,8659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70</text:p>
          </table:table-cell>
          <table:table-cell office:value-type="float" office:value="5870" calcext:value-type="float">
            <text:p>5870</text:p>
          </table:table-cell>
          <table:table-cell office:value-type="string" calcext:value-type="string">
            <text:p>Olympe</text:p>
          </table:table-cell>
          <table:table-cell office:value-type="float" office:value="43.67675472" calcext:value-type="float">
            <text:p>43,67675472</text:p>
          </table:table-cell>
          <table:table-cell office:value-type="float" office:value="3.85504943" calcext:value-type="float">
            <text:p>3,855049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18</text:p>
          </table:table-cell>
          <table:table-cell office:value-type="float" office:value="26114" calcext:value-type="float">
            <text:p>26114</text:p>
          </table:table-cell>
          <table:table-cell office:value-type="string" calcext:value-type="string">
            <text:p>Olympe</text:p>
          </table:table-cell>
          <table:table-cell office:value-type="float" office:value="43.67675472" calcext:value-type="float">
            <text:p>43,67675472</text:p>
          </table:table-cell>
          <table:table-cell office:value-type="float" office:value="3.85504943" calcext:value-type="float">
            <text:p>3,85504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19</text:p>
          </table:table-cell>
          <table:table-cell office:value-type="float" office:value="26214" calcext:value-type="float">
            <text:p>26214</text:p>
          </table:table-cell>
          <table:table-cell office:value-type="string" calcext:value-type="string">
            <text:p>Olympe</text:p>
          </table:table-cell>
          <table:table-cell office:value-type="float" office:value="43.67675472" calcext:value-type="float">
            <text:p>43,67675472</text:p>
          </table:table-cell>
          <table:table-cell office:value-type="float" office:value="3.85504943" calcext:value-type="float">
            <text:p>3,85504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71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Léon Cazal</text:p>
          </table:table-cell>
          <table:table-cell office:value-type="float" office:value="43.605662765" calcext:value-type="float">
            <text:p>43,605662765</text:p>
          </table:table-cell>
          <table:table-cell office:value-type="float" office:value="3.90331246" calcext:value-type="float">
            <text:p>3,903312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78</text:p>
          </table:table-cell>
          <table:table-cell office:value-type="float" office:value="16135" calcext:value-type="float">
            <text:p>16135</text:p>
          </table:table-cell>
          <table:table-cell office:value-type="string" calcext:value-type="string">
            <text:p>Léon Cazal</text:p>
          </table:table-cell>
          <table:table-cell office:value-type="float" office:value="43.60565018" calcext:value-type="float">
            <text:p>43,60565018</text:p>
          </table:table-cell>
          <table:table-cell office:value-type="float" office:value="3.90325026" calcext:value-type="float">
            <text:p>3,90325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81</text:p>
          </table:table-cell>
          <table:table-cell office:value-type="float" office:value="16235" calcext:value-type="float">
            <text:p>16235</text:p>
          </table:table-cell>
          <table:table-cell office:value-type="string" calcext:value-type="string">
            <text:p>Léon Cazal</text:p>
          </table:table-cell>
          <table:table-cell office:value-type="float" office:value="43.60567535" calcext:value-type="float">
            <text:p>43,60567535</text:p>
          </table:table-cell>
          <table:table-cell office:value-type="float" office:value="3.90337466" calcext:value-type="float">
            <text:p>3,90337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72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Philippe Lamour</text:p>
          </table:table-cell>
          <table:table-cell office:value-type="float" office:value="43.61904481" calcext:value-type="float">
            <text:p>43,61904481</text:p>
          </table:table-cell>
          <table:table-cell office:value-type="float" office:value="3.91377682" calcext:value-type="float">
            <text:p>3,913776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91</text:p>
          </table:table-cell>
          <table:table-cell office:value-type="float" office:value="51206" calcext:value-type="float">
            <text:p>51206</text:p>
          </table:table-cell>
          <table:table-cell office:value-type="string" calcext:value-type="string">
            <text:p>Philippe Lamour</text:p>
          </table:table-cell>
          <table:table-cell office:value-type="float" office:value="43.61904481" calcext:value-type="float">
            <text:p>43,61904481</text:p>
          </table:table-cell>
          <table:table-cell office:value-type="float" office:value="3.91377682" calcext:value-type="float">
            <text:p>3,91377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74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Pont Juvénal</text:p>
          </table:table-cell>
          <table:table-cell office:value-type="float" office:value="43.60628526" calcext:value-type="float">
            <text:p>43,60628526</text:p>
          </table:table-cell>
          <table:table-cell office:value-type="float" office:value="3.89787378" calcext:value-type="float">
            <text:p>3,897873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79</text:p>
          </table:table-cell>
          <table:table-cell office:value-type="float" office:value="16136" calcext:value-type="float">
            <text:p>16136</text:p>
          </table:table-cell>
          <table:table-cell office:value-type="string" calcext:value-type="string">
            <text:p>Pont Juvénal</text:p>
          </table:table-cell>
          <table:table-cell office:value-type="float" office:value="43.60628526" calcext:value-type="float">
            <text:p>43,60628526</text:p>
          </table:table-cell>
          <table:table-cell office:value-type="float" office:value="3.89787378" calcext:value-type="float">
            <text:p>3,89787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82</text:p>
          </table:table-cell>
          <table:table-cell office:value-type="float" office:value="16236" calcext:value-type="float">
            <text:p>16236</text:p>
          </table:table-cell>
          <table:table-cell office:value-type="string" calcext:value-type="string">
            <text:p>Pont Juvénal</text:p>
          </table:table-cell>
          <table:table-cell office:value-type="float" office:value="43.60628526" calcext:value-type="float">
            <text:p>43,60628526</text:p>
          </table:table-cell>
          <table:table-cell office:value-type="float" office:value="3.89787378" calcext:value-type="float">
            <text:p>3,89787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76</text:p>
          </table:table-cell>
          <table:table-cell office:value-type="float" office:value="5876" calcext:value-type="float">
            <text:p>5876</text:p>
          </table:table-cell>
          <table:table-cell office:value-type="string" calcext:value-type="string">
            <text:p>Walhalla</text:p>
          </table:table-cell>
          <table:table-cell office:value-type="float" office:value="43.61800295" calcext:value-type="float">
            <text:p>43,61800295</text:p>
          </table:table-cell>
          <table:table-cell office:value-type="float" office:value="3.91679203" calcext:value-type="float">
            <text:p>3,91679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73</text:p>
          </table:table-cell>
          <table:table-cell office:value-type="float" office:value="9152" calcext:value-type="float">
            <text:p>9152</text:p>
          </table:table-cell>
          <table:table-cell office:value-type="string" calcext:value-type="string">
            <text:p>Walhalla</text:p>
          </table:table-cell>
          <table:table-cell office:value-type="float" office:value="43.61800295" calcext:value-type="float">
            <text:p>43,61800295</text:p>
          </table:table-cell>
          <table:table-cell office:value-type="float" office:value="3.91679203" calcext:value-type="float">
            <text:p>3,91679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77</text:p>
          </table:table-cell>
          <table:table-cell office:value-type="float" office:value="5877" calcext:value-type="float">
            <text:p>5877</text:p>
          </table:table-cell>
          <table:table-cell office:value-type="string" calcext:value-type="string">
            <text:p>Cigale</text:p>
          </table:table-cell>
          <table:table-cell office:value-type="float" office:value="43.688155515" calcext:value-type="float">
            <text:p>43,688155515</text:p>
          </table:table-cell>
          <table:table-cell office:value-type="float" office:value="3.86772944" calcext:value-type="float">
            <text:p>3,867729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00</text:p>
          </table:table-cell>
          <table:table-cell office:value-type="float" office:value="23137" calcext:value-type="float">
            <text:p>23137</text:p>
          </table:table-cell>
          <table:table-cell office:value-type="string" calcext:value-type="string">
            <text:p>Cigale</text:p>
          </table:table-cell>
          <table:table-cell office:value-type="float" office:value="43.68812838" calcext:value-type="float">
            <text:p>43,68812838</text:p>
          </table:table-cell>
          <table:table-cell office:value-type="float" office:value="3.8677411" calcext:value-type="float">
            <text:p>3,8677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06</text:p>
          </table:table-cell>
          <table:table-cell office:value-type="float" office:value="23147" calcext:value-type="float">
            <text:p>23147</text:p>
          </table:table-cell>
          <table:table-cell office:value-type="string" calcext:value-type="string">
            <text:p>Cigale</text:p>
          </table:table-cell>
          <table:table-cell office:value-type="float" office:value="43.68818265" calcext:value-type="float">
            <text:p>43,68818265</text:p>
          </table:table-cell>
          <table:table-cell office:value-type="float" office:value="3.86771778" calcext:value-type="float">
            <text:p>3,8677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78</text:p>
          </table:table-cell>
          <table:table-cell office:value-type="float" office:value="5878" calcext:value-type="float">
            <text:p>5878</text:p>
          </table:table-cell>
          <table:table-cell office:value-type="string" calcext:value-type="string">
            <text:p>Gaspard Monge</text:p>
          </table:table-cell>
          <table:table-cell office:value-type="float" office:value="43.693842105" calcext:value-type="float">
            <text:p>43,693842105</text:p>
          </table:table-cell>
          <table:table-cell office:value-type="float" office:value="3.872472655" calcext:value-type="float">
            <text:p>3,872472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03</text:p>
          </table:table-cell>
          <table:table-cell office:value-type="float" office:value="23140" calcext:value-type="float">
            <text:p>23140</text:p>
          </table:table-cell>
          <table:table-cell office:value-type="string" calcext:value-type="string">
            <text:p>Gaspard Monge</text:p>
          </table:table-cell>
          <table:table-cell office:value-type="float" office:value="43.69388748" calcext:value-type="float">
            <text:p>43,69388748</text:p>
          </table:table-cell>
          <table:table-cell office:value-type="float" office:value="3.8724429" calcext:value-type="float">
            <text:p>3,8724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09</text:p>
          </table:table-cell>
          <table:table-cell office:value-type="float" office:value="23150" calcext:value-type="float">
            <text:p>23150</text:p>
          </table:table-cell>
          <table:table-cell office:value-type="string" calcext:value-type="string">
            <text:p>Gaspard Monge</text:p>
          </table:table-cell>
          <table:table-cell office:value-type="float" office:value="43.69379673" calcext:value-type="float">
            <text:p>43,69379673</text:p>
          </table:table-cell>
          <table:table-cell office:value-type="float" office:value="3.87250241" calcext:value-type="float">
            <text:p>3,87250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79</text:p>
          </table:table-cell>
          <table:table-cell office:value-type="float" office:value="5879" calcext:value-type="float">
            <text:p>5879</text:p>
          </table:table-cell>
          <table:table-cell office:value-type="string" calcext:value-type="string">
            <text:p>Les Baronnes</text:p>
          </table:table-cell>
          <table:table-cell office:value-type="float" office:value="43.691134115" calcext:value-type="float">
            <text:p>43,691134115</text:p>
          </table:table-cell>
          <table:table-cell office:value-type="float" office:value="3.871340435" calcext:value-type="float">
            <text:p>3,8713404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02</text:p>
          </table:table-cell>
          <table:table-cell office:value-type="float" office:value="23139" calcext:value-type="float">
            <text:p>23139</text:p>
          </table:table-cell>
          <table:table-cell office:value-type="string" calcext:value-type="string">
            <text:p>Les Baronnes</text:p>
          </table:table-cell>
          <table:table-cell office:value-type="float" office:value="43.69115139" calcext:value-type="float">
            <text:p>43,69115139</text:p>
          </table:table-cell>
          <table:table-cell office:value-type="float" office:value="3.87139046" calcext:value-type="float">
            <text:p>3,87139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08</text:p>
          </table:table-cell>
          <table:table-cell office:value-type="float" office:value="23149" calcext:value-type="float">
            <text:p>23149</text:p>
          </table:table-cell>
          <table:table-cell office:value-type="string" calcext:value-type="string">
            <text:p>Les Baronnes</text:p>
          </table:table-cell>
          <table:table-cell office:value-type="float" office:value="43.69111684" calcext:value-type="float">
            <text:p>43,69111684</text:p>
          </table:table-cell>
          <table:table-cell office:value-type="float" office:value="3.87129041" calcext:value-type="float">
            <text:p>3,87129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80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Nouau</text:p>
          </table:table-cell>
          <table:table-cell office:value-type="float" office:value="43.686625135" calcext:value-type="float">
            <text:p>43,686625135</text:p>
          </table:table-cell>
          <table:table-cell office:value-type="float" office:value="3.865328335" calcext:value-type="float">
            <text:p>3,8653283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99</text:p>
          </table:table-cell>
          <table:table-cell office:value-type="float" office:value="23136" calcext:value-type="float">
            <text:p>23136</text:p>
          </table:table-cell>
          <table:table-cell office:value-type="string" calcext:value-type="string">
            <text:p>Nouau</text:p>
          </table:table-cell>
          <table:table-cell office:value-type="float" office:value="43.68657025" calcext:value-type="float">
            <text:p>43,68657025</text:p>
          </table:table-cell>
          <table:table-cell office:value-type="float" office:value="3.865395" calcext:value-type="float">
            <text:p>3,865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05</text:p>
          </table:table-cell>
          <table:table-cell office:value-type="float" office:value="23146" calcext:value-type="float">
            <text:p>23146</text:p>
          </table:table-cell>
          <table:table-cell office:value-type="string" calcext:value-type="string">
            <text:p>Nouau</text:p>
          </table:table-cell>
          <table:table-cell office:value-type="float" office:value="43.68668002" calcext:value-type="float">
            <text:p>43,68668002</text:p>
          </table:table-cell>
          <table:table-cell office:value-type="float" office:value="3.86526167" calcext:value-type="float">
            <text:p>3,86526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81</text:p>
          </table:table-cell>
          <table:table-cell office:value-type="float" office:value="5881" calcext:value-type="float">
            <text:p>5881</text:p>
          </table:table-cell>
          <table:table-cell office:value-type="string" calcext:value-type="string">
            <text:p>Olympe de Gouges</text:p>
          </table:table-cell>
          <table:table-cell office:value-type="float" office:value="43.68957445" calcext:value-type="float">
            <text:p>43,68957445</text:p>
          </table:table-cell>
          <table:table-cell office:value-type="float" office:value="3.86974362" calcext:value-type="float">
            <text:p>3,869743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01</text:p>
          </table:table-cell>
          <table:table-cell office:value-type="float" office:value="23138" calcext:value-type="float">
            <text:p>23138</text:p>
          </table:table-cell>
          <table:table-cell office:value-type="string" calcext:value-type="string">
            <text:p>Olympe de Gouges</text:p>
          </table:table-cell>
          <table:table-cell office:value-type="float" office:value="43.68952925" calcext:value-type="float">
            <text:p>43,68952925</text:p>
          </table:table-cell>
          <table:table-cell office:value-type="float" office:value="3.86976099" calcext:value-type="float">
            <text:p>3,86976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07</text:p>
          </table:table-cell>
          <table:table-cell office:value-type="float" office:value="23148" calcext:value-type="float">
            <text:p>23148</text:p>
          </table:table-cell>
          <table:table-cell office:value-type="string" calcext:value-type="string">
            <text:p>Olympe de Gouges</text:p>
          </table:table-cell>
          <table:table-cell office:value-type="float" office:value="43.68961965" calcext:value-type="float">
            <text:p>43,68961965</text:p>
          </table:table-cell>
          <table:table-cell office:value-type="float" office:value="3.86972625" calcext:value-type="float">
            <text:p>3,86972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82</text:p>
          </table:table-cell>
          <table:table-cell office:value-type="float" office:value="5882" calcext:value-type="float">
            <text:p>5882</text:p>
          </table:table-cell>
          <table:table-cell office:value-type="string" calcext:value-type="string">
            <text:p>Paris</text:p>
          </table:table-cell>
          <table:table-cell office:value-type="float" office:value="43.66828353" calcext:value-type="float">
            <text:p>43,66828353</text:p>
          </table:table-cell>
          <table:table-cell office:value-type="float" office:value="4.04073411" calcext:value-type="float">
            <text:p>4,040734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41</text:p>
          </table:table-cell>
          <table:table-cell office:value-type="float" office:value="29133" calcext:value-type="float">
            <text:p>29133</text:p>
          </table:table-cell>
          <table:table-cell office:value-type="string" calcext:value-type="string">
            <text:p>Paris</text:p>
          </table:table-cell>
          <table:table-cell office:value-type="float" office:value="43.66821359" calcext:value-type="float">
            <text:p>43,66821359</text:p>
          </table:table-cell>
          <table:table-cell office:value-type="float" office:value="4.04060817" calcext:value-type="float">
            <text:p>4,04060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44</text:p>
          </table:table-cell>
          <table:table-cell office:value-type="float" office:value="29225" calcext:value-type="float">
            <text:p>29225</text:p>
          </table:table-cell>
          <table:table-cell office:value-type="string" calcext:value-type="string">
            <text:p>Paris</text:p>
          </table:table-cell>
          <table:table-cell office:value-type="float" office:value="43.66835347" calcext:value-type="float">
            <text:p>43,66835347</text:p>
          </table:table-cell>
          <table:table-cell office:value-type="float" office:value="4.04086005" calcext:value-type="float">
            <text:p>4,04086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83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Piscine Héraclès</text:p>
          </table:table-cell>
          <table:table-cell office:value-type="float" office:value="43.66966495" calcext:value-type="float">
            <text:p>43,66966495</text:p>
          </table:table-cell>
          <table:table-cell office:value-type="float" office:value="4.037214525" calcext:value-type="float">
            <text:p>4,037214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40</text:p>
          </table:table-cell>
          <table:table-cell office:value-type="float" office:value="29132" calcext:value-type="float">
            <text:p>29132</text:p>
          </table:table-cell>
          <table:table-cell office:value-type="string" calcext:value-type="string">
            <text:p>Piscine Héraclès</text:p>
          </table:table-cell>
          <table:table-cell office:value-type="float" office:value="43.66969475" calcext:value-type="float">
            <text:p>43,66969475</text:p>
          </table:table-cell>
          <table:table-cell office:value-type="float" office:value="4.03732069" calcext:value-type="float">
            <text:p>4,03732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45</text:p>
          </table:table-cell>
          <table:table-cell office:value-type="float" office:value="29226" calcext:value-type="float">
            <text:p>29226</text:p>
          </table:table-cell>
          <table:table-cell office:value-type="string" calcext:value-type="string">
            <text:p>Piscine Héraclès</text:p>
          </table:table-cell>
          <table:table-cell office:value-type="float" office:value="43.66963515" calcext:value-type="float">
            <text:p>43,66963515</text:p>
          </table:table-cell>
          <table:table-cell office:value-type="float" office:value="4.03710836" calcext:value-type="float">
            <text:p>4,03710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84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Sainte-Colombe</text:p>
          </table:table-cell>
          <table:table-cell office:value-type="float" office:value="43.668213025" calcext:value-type="float">
            <text:p>43,668213025</text:p>
          </table:table-cell>
          <table:table-cell office:value-type="float" office:value="4.03434743" calcext:value-type="float">
            <text:p>4,034347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39</text:p>
          </table:table-cell>
          <table:table-cell office:value-type="float" office:value="29131" calcext:value-type="float">
            <text:p>29131</text:p>
          </table:table-cell>
          <table:table-cell office:value-type="string" calcext:value-type="string">
            <text:p>Sainte-Colombe</text:p>
          </table:table-cell>
          <table:table-cell office:value-type="float" office:value="43.66825611" calcext:value-type="float">
            <text:p>43,66825611</text:p>
          </table:table-cell>
          <table:table-cell office:value-type="float" office:value="4.03446637" calcext:value-type="float">
            <text:p>4,03446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46</text:p>
          </table:table-cell>
          <table:table-cell office:value-type="float" office:value="29228" calcext:value-type="float">
            <text:p>29228</text:p>
          </table:table-cell>
          <table:table-cell office:value-type="string" calcext:value-type="string">
            <text:p>Sainte-Colombe</text:p>
          </table:table-cell>
          <table:table-cell office:value-type="float" office:value="43.66816994" calcext:value-type="float">
            <text:p>43,66816994</text:p>
          </table:table-cell>
          <table:table-cell office:value-type="float" office:value="4.03422849" calcext:value-type="float">
            <text:p>4,03422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85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Grives</text:p>
          </table:table-cell>
          <table:table-cell office:value-type="float" office:value="43.72647806" calcext:value-type="float">
            <text:p>43,72647806</text:p>
          </table:table-cell>
          <table:table-cell office:value-type="float" office:value="3.97495546" calcext:value-type="float">
            <text:p>3,974955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22</text:p>
          </table:table-cell>
          <table:table-cell office:value-type="float" office:value="27126" calcext:value-type="float">
            <text:p>27126</text:p>
          </table:table-cell>
          <table:table-cell office:value-type="string" calcext:value-type="string">
            <text:p>Grives</text:p>
          </table:table-cell>
          <table:table-cell office:value-type="float" office:value="43.72647806" calcext:value-type="float">
            <text:p>43,72647806</text:p>
          </table:table-cell>
          <table:table-cell office:value-type="float" office:value="3.97495546" calcext:value-type="float">
            <text:p>3,97495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30</text:p>
          </table:table-cell>
          <table:table-cell office:value-type="float" office:value="27226" calcext:value-type="float">
            <text:p>27226</text:p>
          </table:table-cell>
          <table:table-cell office:value-type="string" calcext:value-type="string">
            <text:p>Grives</text:p>
          </table:table-cell>
          <table:table-cell office:value-type="float" office:value="43.72647806" calcext:value-type="float">
            <text:p>43,72647806</text:p>
          </table:table-cell>
          <table:table-cell office:value-type="float" office:value="3.97495546" calcext:value-type="float">
            <text:p>3,97495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0015222</text:p>
          </table:table-cell>
          <table:table-cell office:value-type="float" office:value="27126" calcext:value-type="float">
            <text:p>27126</text:p>
          </table:table-cell>
          <table:table-cell office:value-type="string" calcext:value-type="string">
            <text:p>Grives</text:p>
          </table:table-cell>
          <table:table-cell office:value-type="float" office:value="43.72647806" calcext:value-type="float">
            <text:p>43,72647806</text:p>
          </table:table-cell>
          <table:table-cell office:value-type="float" office:value="3.97495546" calcext:value-type="float">
            <text:p>3,97495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86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Jean Vilar</text:p>
          </table:table-cell>
          <table:table-cell office:value-type="float" office:value="43.577291445" calcext:value-type="float">
            <text:p>43,577291445</text:p>
          </table:table-cell>
          <table:table-cell office:value-type="float" office:value="3.828963375" calcext:value-type="float">
            <text:p>3,828963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52</text:p>
          </table:table-cell>
          <table:table-cell office:value-type="float" office:value="32151" calcext:value-type="float">
            <text:p>32151</text:p>
          </table:table-cell>
          <table:table-cell office:value-type="string" calcext:value-type="string">
            <text:p>Jean Vilar</text:p>
          </table:table-cell>
          <table:table-cell office:value-type="float" office:value="43.57731425" calcext:value-type="float">
            <text:p>43,57731425</text:p>
          </table:table-cell>
          <table:table-cell office:value-type="float" office:value="3.82893924" calcext:value-type="float">
            <text:p>3,82893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58</text:p>
          </table:table-cell>
          <table:table-cell office:value-type="float" office:value="32251" calcext:value-type="float">
            <text:p>32251</text:p>
          </table:table-cell>
          <table:table-cell office:value-type="string" calcext:value-type="string">
            <text:p>Jean Vilar</text:p>
          </table:table-cell>
          <table:table-cell office:value-type="float" office:value="43.57726864" calcext:value-type="float">
            <text:p>43,57726864</text:p>
          </table:table-cell>
          <table:table-cell office:value-type="float" office:value="3.82898751" calcext:value-type="float">
            <text:p>3,82898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87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La Fermaude</text:p>
          </table:table-cell>
          <table:table-cell office:value-type="float" office:value="43.59028608" calcext:value-type="float">
            <text:p>43,59028608</text:p>
          </table:table-cell>
          <table:table-cell office:value-type="float" office:value="3.83802194" calcext:value-type="float">
            <text:p>3,83802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55</text:p>
          </table:table-cell>
          <table:table-cell office:value-type="float" office:value="32156" calcext:value-type="float">
            <text:p>32156</text:p>
          </table:table-cell>
          <table:table-cell office:value-type="string" calcext:value-type="string">
            <text:p>La Fermaude</text:p>
          </table:table-cell>
          <table:table-cell office:value-type="float" office:value="43.59028608" calcext:value-type="float">
            <text:p>43,59028608</text:p>
          </table:table-cell>
          <table:table-cell office:value-type="float" office:value="3.83802194" calcext:value-type="float">
            <text:p>3,83802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61</text:p>
          </table:table-cell>
          <table:table-cell office:value-type="float" office:value="32256" calcext:value-type="float">
            <text:p>32256</text:p>
          </table:table-cell>
          <table:table-cell office:value-type="string" calcext:value-type="string">
            <text:p>La Fermaude</text:p>
          </table:table-cell>
          <table:table-cell office:value-type="float" office:value="43.59028608" calcext:value-type="float">
            <text:p>43,59028608</text:p>
          </table:table-cell>
          <table:table-cell office:value-type="float" office:value="3.83802194" calcext:value-type="float">
            <text:p>3,83802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88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Oliviers</text:p>
          </table:table-cell>
          <table:table-cell office:value-type="float" office:value="43.58916528" calcext:value-type="float">
            <text:p>43,58916528</text:p>
          </table:table-cell>
          <table:table-cell office:value-type="float" office:value="3.829044665" calcext:value-type="float">
            <text:p>3,8290446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54</text:p>
          </table:table-cell>
          <table:table-cell office:value-type="float" office:value="32155" calcext:value-type="float">
            <text:p>32155</text:p>
          </table:table-cell>
          <table:table-cell office:value-type="string" calcext:value-type="string">
            <text:p>Oliviers</text:p>
          </table:table-cell>
          <table:table-cell office:value-type="float" office:value="43.58932416" calcext:value-type="float">
            <text:p>43,58932416</text:p>
          </table:table-cell>
          <table:table-cell office:value-type="float" office:value="3.82893132" calcext:value-type="float">
            <text:p>3,82893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60</text:p>
          </table:table-cell>
          <table:table-cell office:value-type="float" office:value="32255" calcext:value-type="float">
            <text:p>32255</text:p>
          </table:table-cell>
          <table:table-cell office:value-type="string" calcext:value-type="string">
            <text:p>Oliviers</text:p>
          </table:table-cell>
          <table:table-cell office:value-type="float" office:value="43.5890064" calcext:value-type="float">
            <text:p>43,5890064</text:p>
          </table:table-cell>
          <table:table-cell office:value-type="float" office:value="3.82915801" calcext:value-type="float">
            <text:p>3,82915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89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Les Arbousiers</text:p>
          </table:table-cell>
          <table:table-cell office:value-type="float" office:value="43.714906225" calcext:value-type="float">
            <text:p>43,714906225</text:p>
          </table:table-cell>
          <table:table-cell office:value-type="float" office:value="3.99834115" calcext:value-type="float">
            <text:p>3,99834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31</text:p>
          </table:table-cell>
          <table:table-cell office:value-type="float" office:value="27227" calcext:value-type="float">
            <text:p>27227</text:p>
          </table:table-cell>
          <table:table-cell office:value-type="string" calcext:value-type="string">
            <text:p>Les Arbousiers</text:p>
          </table:table-cell>
          <table:table-cell office:value-type="float" office:value="43.71488404" calcext:value-type="float">
            <text:p>43,71488404</text:p>
          </table:table-cell>
          <table:table-cell office:value-type="float" office:value="3.99832191" calcext:value-type="float">
            <text:p>3,99832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50</text:p>
          </table:table-cell>
          <table:table-cell office:value-type="float" office:value="27133" calcext:value-type="float">
            <text:p>27133</text:p>
          </table:table-cell>
          <table:table-cell office:value-type="string" calcext:value-type="string">
            <text:p>Les Arbousiers</text:p>
          </table:table-cell>
          <table:table-cell office:value-type="float" office:value="43.71492841" calcext:value-type="float">
            <text:p>43,71492841</text:p>
          </table:table-cell>
          <table:table-cell office:value-type="float" office:value="3.99836039" calcext:value-type="float">
            <text:p>3,99836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90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Les Carrières</text:p>
          </table:table-cell>
          <table:table-cell office:value-type="float" office:value="43.701305985" calcext:value-type="float">
            <text:p>43,701305985</text:p>
          </table:table-cell>
          <table:table-cell office:value-type="float" office:value="4.00811276" calcext:value-type="float">
            <text:p>4,008112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24</text:p>
          </table:table-cell>
          <table:table-cell office:value-type="float" office:value="27128" calcext:value-type="float">
            <text:p>27128</text:p>
          </table:table-cell>
          <table:table-cell office:value-type="string" calcext:value-type="string">
            <text:p>Les Carrières</text:p>
          </table:table-cell>
          <table:table-cell office:value-type="float" office:value="43.70124643" calcext:value-type="float">
            <text:p>43,70124643</text:p>
          </table:table-cell>
          <table:table-cell office:value-type="float" office:value="4.00818537" calcext:value-type="float">
            <text:p>4,00818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9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32</text:p>
          </table:table-cell>
          <table:table-cell office:value-type="float" office:value="27228" calcext:value-type="float">
            <text:p>27228</text:p>
          </table:table-cell>
          <table:table-cell office:value-type="string" calcext:value-type="string">
            <text:p>Les Carrières</text:p>
          </table:table-cell>
          <table:table-cell office:value-type="float" office:value="43.70136554" calcext:value-type="float">
            <text:p>43,70136554</text:p>
          </table:table-cell>
          <table:table-cell office:value-type="float" office:value="4.00804015" calcext:value-type="float">
            <text:p>4,00804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9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91</text:p>
          </table:table-cell>
          <table:table-cell office:value-type="float" office:value="5891" calcext:value-type="float">
            <text:p>5891</text:p>
          </table:table-cell>
          <table:table-cell office:value-type="string" calcext:value-type="string">
            <text:p>Jean-Marcel Castet</text:p>
          </table:table-cell>
          <table:table-cell office:value-type="float" office:value="43.6530550066667" calcext:value-type="float">
            <text:p>43,6530550066667</text:p>
          </table:table-cell>
          <table:table-cell office:value-type="float" office:value="3.96151477333333" calcext:value-type="float">
            <text:p>3,96151477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90</text:p>
          </table:table-cell>
          <table:table-cell office:value-type="float" office:value="21220" calcext:value-type="float">
            <text:p>21220</text:p>
          </table:table-cell>
          <table:table-cell office:value-type="string" calcext:value-type="string">
            <text:p>Jean-Marcel Castet</text:p>
          </table:table-cell>
          <table:table-cell office:value-type="float" office:value="43.65333863" calcext:value-type="float">
            <text:p>43,65333863</text:p>
          </table:table-cell>
          <table:table-cell office:value-type="float" office:value="3.9619851" calcext:value-type="float">
            <text:p>3,9619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91</text:p>
          </table:table-cell>
          <table:table-cell office:value-type="float" office:value="21222" calcext:value-type="float">
            <text:p>21222</text:p>
          </table:table-cell>
          <table:table-cell office:value-type="string" calcext:value-type="string">
            <text:p>Jean-Marcel Castet</text:p>
          </table:table-cell>
          <table:table-cell office:value-type="float" office:value="43.65251163" calcext:value-type="float">
            <text:p>43,65251163</text:p>
          </table:table-cell>
          <table:table-cell office:value-type="float" office:value="3.96137962" calcext:value-type="float">
            <text:p>3,96137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492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Jean-Marcel Castet</text:p>
          </table:table-cell>
          <table:table-cell office:value-type="float" office:value="43.65331476" calcext:value-type="float">
            <text:p>43,65331476</text:p>
          </table:table-cell>
          <table:table-cell office:value-type="float" office:value="3.9611796" calcext:value-type="float">
            <text:p>3,9611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92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Domenoves</text:p>
          </table:table-cell>
          <table:table-cell office:value-type="float" office:value="43.530118615" calcext:value-type="float">
            <text:p>43,530118615</text:p>
          </table:table-cell>
          <table:table-cell office:value-type="float" office:value="3.853331575" calcext:value-type="float">
            <text:p>3,8533315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84</text:p>
          </table:table-cell>
          <table:table-cell office:value-type="float" office:value="44159" calcext:value-type="float">
            <text:p>44159</text:p>
          </table:table-cell>
          <table:table-cell office:value-type="string" calcext:value-type="string">
            <text:p>Domenoves</text:p>
          </table:table-cell>
          <table:table-cell office:value-type="float" office:value="43.52995099" calcext:value-type="float">
            <text:p>43,52995099</text:p>
          </table:table-cell>
          <table:table-cell office:value-type="float" office:value="3.85342597" calcext:value-type="float">
            <text:p>3,85342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87</text:p>
          </table:table-cell>
          <table:table-cell office:value-type="float" office:value="44259" calcext:value-type="float">
            <text:p>44259</text:p>
          </table:table-cell>
          <table:table-cell office:value-type="string" calcext:value-type="string">
            <text:p>Domenoves</text:p>
          </table:table-cell>
          <table:table-cell office:value-type="float" office:value="43.53028624" calcext:value-type="float">
            <text:p>43,53028624</text:p>
          </table:table-cell>
          <table:table-cell office:value-type="float" office:value="3.85323718" calcext:value-type="float">
            <text:p>3,85323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93</text:p>
          </table:table-cell>
          <table:table-cell office:value-type="float" office:value="5893" calcext:value-type="float">
            <text:p>5893</text:p>
          </table:table-cell>
          <table:table-cell office:value-type="string" calcext:value-type="string">
            <text:p>Figuière</text:p>
          </table:table-cell>
          <table:table-cell office:value-type="float" office:value="43.53477861" calcext:value-type="float">
            <text:p>43,53477861</text:p>
          </table:table-cell>
          <table:table-cell office:value-type="float" office:value="3.855951" calcext:value-type="float">
            <text:p>3,8559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77</text:p>
          </table:table-cell>
          <table:table-cell office:value-type="float" office:value="44152" calcext:value-type="float">
            <text:p>44152</text:p>
          </table:table-cell>
          <table:table-cell office:value-type="string" calcext:value-type="string">
            <text:p>Figuière</text:p>
          </table:table-cell>
          <table:table-cell office:value-type="float" office:value="43.53477861" calcext:value-type="float">
            <text:p>43,53477861</text:p>
          </table:table-cell>
          <table:table-cell office:value-type="float" office:value="3.855951" calcext:value-type="float">
            <text:p>3,855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94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Gare de Villeneuve-lès-Maguelone</text:p>
          </table:table-cell>
          <table:table-cell office:value-type="float" office:value="43.543940625" calcext:value-type="float">
            <text:p>43,543940625</text:p>
          </table:table-cell>
          <table:table-cell office:value-type="float" office:value="3.8503554" calcext:value-type="float">
            <text:p>3,85035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76</text:p>
          </table:table-cell>
          <table:table-cell office:value-type="float" office:value="44151" calcext:value-type="float">
            <text:p>44151</text:p>
          </table:table-cell>
          <table:table-cell office:value-type="string" calcext:value-type="string">
            <text:p>Gare Villeneuve-lès-Maguelone</text:p>
          </table:table-cell>
          <table:table-cell office:value-type="float" office:value="43.54389008" calcext:value-type="float">
            <text:p>43,54389008</text:p>
          </table:table-cell>
          <table:table-cell office:value-type="float" office:value="3.85043439" calcext:value-type="float">
            <text:p>3,85043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86</text:p>
          </table:table-cell>
          <table:table-cell office:value-type="float" office:value="44251" calcext:value-type="float">
            <text:p>44251</text:p>
          </table:table-cell>
          <table:table-cell office:value-type="string" calcext:value-type="string">
            <text:p>Gare Villeneuve-lès-Maguelone</text:p>
          </table:table-cell>
          <table:table-cell office:value-type="float" office:value="43.54399117" calcext:value-type="float">
            <text:p>43,54399117</text:p>
          </table:table-cell>
          <table:table-cell office:value-type="float" office:value="3.85027641" calcext:value-type="float">
            <text:p>3,85027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897</text:p>
          </table:table-cell>
          <table:table-cell office:value-type="float" office:value="5897" calcext:value-type="float">
            <text:p>5897</text:p>
          </table:table-cell>
          <table:table-cell office:value-type="string" calcext:value-type="string">
            <text:p>Pont de Villeneuve</text:p>
          </table:table-cell>
          <table:table-cell office:value-type="float" office:value="43.553602895" calcext:value-type="float">
            <text:p>43,553602895</text:p>
          </table:table-cell>
          <table:table-cell office:value-type="float" office:value="3.84561167" calcext:value-type="float">
            <text:p>3,84561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50</text:p>
          </table:table-cell>
          <table:table-cell office:value-type="float" office:value="32100" calcext:value-type="float">
            <text:p>32100</text:p>
          </table:table-cell>
          <table:table-cell office:value-type="string" calcext:value-type="string">
            <text:p>Pont de Villeneuve</text:p>
          </table:table-cell>
          <table:table-cell office:value-type="float" office:value="43.553648" calcext:value-type="float">
            <text:p>43,553648</text:p>
          </table:table-cell>
          <table:table-cell office:value-type="float" office:value="3.8456005" calcext:value-type="float">
            <text:p>3,8456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56</text:p>
          </table:table-cell>
          <table:table-cell office:value-type="float" office:value="32200" calcext:value-type="float">
            <text:p>32200</text:p>
          </table:table-cell>
          <table:table-cell office:value-type="string" calcext:value-type="string">
            <text:p>Pont de Villeneuve</text:p>
          </table:table-cell>
          <table:table-cell office:value-type="float" office:value="43.55355779" calcext:value-type="float">
            <text:p>43,55355779</text:p>
          </table:table-cell>
          <table:table-cell office:value-type="float" office:value="3.84562284" calcext:value-type="float">
            <text:p>3,84562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0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École de Chimie</text:p>
          </table:table-cell>
          <table:table-cell office:value-type="float" office:value="43.634263545" calcext:value-type="float">
            <text:p>43,634263545</text:p>
          </table:table-cell>
          <table:table-cell office:value-type="float" office:value="3.86497243" calcext:value-type="float">
            <text:p>3,86497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97</text:p>
          </table:table-cell>
          <table:table-cell office:value-type="float" office:value="13119" calcext:value-type="float">
            <text:p>13119</text:p>
          </table:table-cell>
          <table:table-cell office:value-type="string" calcext:value-type="string">
            <text:p>École de Chimie</text:p>
          </table:table-cell>
          <table:table-cell office:value-type="float" office:value="43.63423711" calcext:value-type="float">
            <text:p>43,63423711</text:p>
          </table:table-cell>
          <table:table-cell office:value-type="float" office:value="3.86493459" calcext:value-type="float">
            <text:p>3,86493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03</text:p>
          </table:table-cell>
          <table:table-cell office:value-type="float" office:value="13226" calcext:value-type="float">
            <text:p>13226</text:p>
          </table:table-cell>
          <table:table-cell office:value-type="string" calcext:value-type="string">
            <text:p>École de Chimie</text:p>
          </table:table-cell>
          <table:table-cell office:value-type="float" office:value="43.63428998" calcext:value-type="float">
            <text:p>43,63428998</text:p>
          </table:table-cell>
          <table:table-cell office:value-type="float" office:value="3.86501027" calcext:value-type="float">
            <text:p>3,86501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03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Paul Parguel</text:p>
          </table:table-cell>
          <table:table-cell office:value-type="float" office:value="43.63664447" calcext:value-type="float">
            <text:p>43,63664447</text:p>
          </table:table-cell>
          <table:table-cell office:value-type="float" office:value="3.85996746" calcext:value-type="float">
            <text:p>3,859967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96</text:p>
          </table:table-cell>
          <table:table-cell office:value-type="float" office:value="13118" calcext:value-type="float">
            <text:p>13118</text:p>
          </table:table-cell>
          <table:table-cell office:value-type="string" calcext:value-type="string">
            <text:p>Paul Parguel</text:p>
          </table:table-cell>
          <table:table-cell office:value-type="float" office:value="43.63685107" calcext:value-type="float">
            <text:p>43,63685107</text:p>
          </table:table-cell>
          <table:table-cell office:value-type="float" office:value="3.85997916" calcext:value-type="float">
            <text:p>3,85997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99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Paul Parguel</text:p>
          </table:table-cell>
          <table:table-cell office:value-type="float" office:value="43.63643787" calcext:value-type="float">
            <text:p>43,63643787</text:p>
          </table:table-cell>
          <table:table-cell office:value-type="float" office:value="3.85995576" calcext:value-type="float">
            <text:p>3,85995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01</text:p>
          </table:table-cell>
          <table:table-cell office:value-type="float" office:value="13218" calcext:value-type="float">
            <text:p>13218</text:p>
          </table:table-cell>
          <table:table-cell office:value-type="string" calcext:value-type="string">
            <text:p>Paul Parguel</text:p>
          </table:table-cell>
          <table:table-cell office:value-type="float" office:value="43.63685107" calcext:value-type="float">
            <text:p>43,63685107</text:p>
          </table:table-cell>
          <table:table-cell office:value-type="float" office:value="3.85997916" calcext:value-type="float">
            <text:p>3,85997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04</text:p>
          </table:table-cell>
          <table:table-cell office:value-type="float" office:value="13227" calcext:value-type="float">
            <text:p>13227</text:p>
          </table:table-cell>
          <table:table-cell office:value-type="string" calcext:value-type="string">
            <text:p>Paul Parguel</text:p>
          </table:table-cell>
          <table:table-cell office:value-type="float" office:value="43.63643787" calcext:value-type="float">
            <text:p>43,63643787</text:p>
          </table:table-cell>
          <table:table-cell office:value-type="float" office:value="3.85995576" calcext:value-type="float">
            <text:p>3,85995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04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Jean Ferrat</text:p>
          </table:table-cell>
          <table:table-cell office:value-type="float" office:value="43.58892288" calcext:value-type="float">
            <text:p>43,58892288</text:p>
          </table:table-cell>
          <table:table-cell office:value-type="float" office:value="3.76884689" calcext:value-type="float">
            <text:p>3,768846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10</text:p>
          </table:table-cell>
          <table:table-cell office:value-type="float" office:value="34105" calcext:value-type="float">
            <text:p>34105</text:p>
          </table:table-cell>
          <table:table-cell office:value-type="string" calcext:value-type="string">
            <text:p>Jean Ferrat</text:p>
          </table:table-cell>
          <table:table-cell office:value-type="float" office:value="43.58893326" calcext:value-type="float">
            <text:p>43,58893326</text:p>
          </table:table-cell>
          <table:table-cell office:value-type="float" office:value="3.76874203" calcext:value-type="float">
            <text:p>3,76874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11</text:p>
          </table:table-cell>
          <table:table-cell office:value-type="float" office:value="34205" calcext:value-type="float">
            <text:p>34205</text:p>
          </table:table-cell>
          <table:table-cell office:value-type="string" calcext:value-type="string">
            <text:p>Jean Ferrat</text:p>
          </table:table-cell>
          <table:table-cell office:value-type="float" office:value="43.5889125" calcext:value-type="float">
            <text:p>43,5889125</text:p>
          </table:table-cell>
          <table:table-cell office:value-type="float" office:value="3.76895175" calcext:value-type="float">
            <text:p>3,76895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05</text:p>
          </table:table-cell>
          <table:table-cell office:value-type="float" office:value="5905" calcext:value-type="float">
            <text:p>5905</text:p>
          </table:table-cell>
          <table:table-cell office:value-type="string" calcext:value-type="string">
            <text:p>Saint-Jean de Védas Centre - Ortet</text:p>
          </table:table-cell>
          <table:table-cell office:value-type="float" office:value="43.57566707" calcext:value-type="float">
            <text:p>43,57566707</text:p>
          </table:table-cell>
          <table:table-cell office:value-type="float" office:value="3.830070865" calcext:value-type="float">
            <text:p>3,8300708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62</text:p>
          </table:table-cell>
          <table:table-cell office:value-type="float" office:value="33118" calcext:value-type="float">
            <text:p>33118</text:p>
          </table:table-cell>
          <table:table-cell office:value-type="string" calcext:value-type="string">
            <text:p>St Jean de Védas Centre - Ortet</text:p>
          </table:table-cell>
          <table:table-cell office:value-type="float" office:value="43.57569295" calcext:value-type="float">
            <text:p>43,57569295</text:p>
          </table:table-cell>
          <table:table-cell office:value-type="float" office:value="3.82982425" calcext:value-type="float">
            <text:p>3,82982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563</text:p>
          </table:table-cell>
          <table:table-cell office:value-type="float" office:value="33218" calcext:value-type="float">
            <text:p>33218</text:p>
          </table:table-cell>
          <table:table-cell office:value-type="string" calcext:value-type="string">
            <text:p>St Jean de Védas Centre - Ortet</text:p>
          </table:table-cell>
          <table:table-cell office:value-type="float" office:value="43.57564119" calcext:value-type="float">
            <text:p>43,57564119</text:p>
          </table:table-cell>
          <table:table-cell office:value-type="float" office:value="3.83031748" calcext:value-type="float">
            <text:p>3,8303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06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Etienne Méhul</text:p>
          </table:table-cell>
          <table:table-cell office:value-type="float" office:value="43.577879205" calcext:value-type="float">
            <text:p>43,577879205</text:p>
          </table:table-cell>
          <table:table-cell office:value-type="float" office:value="3.85998397" calcext:value-type="float">
            <text:p>3,859983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23</text:p>
          </table:table-cell>
          <table:table-cell office:value-type="float" office:value="53103" calcext:value-type="float">
            <text:p>53103</text:p>
          </table:table-cell>
          <table:table-cell office:value-type="string" calcext:value-type="string">
            <text:p>Étienne Méhul</text:p>
          </table:table-cell>
          <table:table-cell office:value-type="float" office:value="43.57784335" calcext:value-type="float">
            <text:p>43,57784335</text:p>
          </table:table-cell>
          <table:table-cell office:value-type="float" office:value="3.85997683" calcext:value-type="float">
            <text:p>3,85997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24</text:p>
          </table:table-cell>
          <table:table-cell office:value-type="float" office:value="53203" calcext:value-type="float">
            <text:p>53203</text:p>
          </table:table-cell>
          <table:table-cell office:value-type="string" calcext:value-type="string">
            <text:p>Étienne Méhul</text:p>
          </table:table-cell>
          <table:table-cell office:value-type="float" office:value="43.57791506" calcext:value-type="float">
            <text:p>43,57791506</text:p>
          </table:table-cell>
          <table:table-cell office:value-type="float" office:value="3.85999111" calcext:value-type="float">
            <text:p>3,85999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07</text:p>
          </table:table-cell>
          <table:table-cell office:value-type="float" office:value="5907" calcext:value-type="float">
            <text:p>5907</text:p>
          </table:table-cell>
          <table:table-cell office:value-type="string" calcext:value-type="string">
            <text:p>Mas Crespy</text:p>
          </table:table-cell>
          <table:table-cell office:value-type="float" office:value="43.529937455" calcext:value-type="float">
            <text:p>43,529937455</text:p>
          </table:table-cell>
          <table:table-cell office:value-type="float" office:value="3.849262085" calcext:value-type="float">
            <text:p>3,8492620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21</text:p>
          </table:table-cell>
          <table:table-cell office:value-type="float" office:value="44161" calcext:value-type="float">
            <text:p>44161</text:p>
          </table:table-cell>
          <table:table-cell office:value-type="string" calcext:value-type="string">
            <text:p>Mas Crespy</text:p>
          </table:table-cell>
          <table:table-cell office:value-type="float" office:value="43.52996372" calcext:value-type="float">
            <text:p>43,52996372</text:p>
          </table:table-cell>
          <table:table-cell office:value-type="float" office:value="3.8493122" calcext:value-type="float">
            <text:p>3,8493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22</text:p>
          </table:table-cell>
          <table:table-cell office:value-type="float" office:value="44261" calcext:value-type="float">
            <text:p>44261</text:p>
          </table:table-cell>
          <table:table-cell office:value-type="string" calcext:value-type="string">
            <text:p>Mas Crespy</text:p>
          </table:table-cell>
          <table:table-cell office:value-type="float" office:value="43.52991119" calcext:value-type="float">
            <text:p>43,52991119</text:p>
          </table:table-cell>
          <table:table-cell office:value-type="float" office:value="3.84921197" calcext:value-type="float">
            <text:p>3,84921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08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Raymond Recouly</text:p>
          </table:table-cell>
          <table:table-cell office:value-type="float" office:value="43.576341295" calcext:value-type="float">
            <text:p>43,576341295</text:p>
          </table:table-cell>
          <table:table-cell office:value-type="float" office:value="3.86003572" calcext:value-type="float">
            <text:p>3,860035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28</text:p>
          </table:table-cell>
          <table:table-cell office:value-type="float" office:value="53107" calcext:value-type="float">
            <text:p>53107</text:p>
          </table:table-cell>
          <table:table-cell office:value-type="string" calcext:value-type="string">
            <text:p>Raymond Recouly</text:p>
          </table:table-cell>
          <table:table-cell office:value-type="float" office:value="43.57632367" calcext:value-type="float">
            <text:p>43,57632367</text:p>
          </table:table-cell>
          <table:table-cell office:value-type="float" office:value="3.86001052" calcext:value-type="float">
            <text:p>3,86001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32</text:p>
          </table:table-cell>
          <table:table-cell office:value-type="float" office:value="53207" calcext:value-type="float">
            <text:p>53207</text:p>
          </table:table-cell>
          <table:table-cell office:value-type="string" calcext:value-type="string">
            <text:p>Raymond Recouly</text:p>
          </table:table-cell>
          <table:table-cell office:value-type="float" office:value="43.57635892" calcext:value-type="float">
            <text:p>43,57635892</text:p>
          </table:table-cell>
          <table:table-cell office:value-type="float" office:value="3.86006092" calcext:value-type="float">
            <text:p>3,86006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09</text:p>
          </table:table-cell>
          <table:table-cell office:value-type="float" office:value="5909" calcext:value-type="float">
            <text:p>5909</text:p>
          </table:table-cell>
          <table:table-cell office:value-type="string" calcext:value-type="string">
            <text:p>Baumes</text:p>
          </table:table-cell>
          <table:table-cell office:value-type="float" office:value="43.657431065" calcext:value-type="float">
            <text:p>43,657431065</text:p>
          </table:table-cell>
          <table:table-cell office:value-type="float" office:value="3.863654935" calcext:value-type="float">
            <text:p>3,8636549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33</text:p>
          </table:table-cell>
          <table:table-cell office:value-type="float" office:value="23157" calcext:value-type="float">
            <text:p>23157</text:p>
          </table:table-cell>
          <table:table-cell office:value-type="string" calcext:value-type="string">
            <text:p>Baumes</text:p>
          </table:table-cell>
          <table:table-cell office:value-type="float" office:value="43.65770162" calcext:value-type="float">
            <text:p>43,65770162</text:p>
          </table:table-cell>
          <table:table-cell office:value-type="float" office:value="3.86359407" calcext:value-type="float">
            <text:p>3,86359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35</text:p>
          </table:table-cell>
          <table:table-cell office:value-type="float" office:value="23257" calcext:value-type="float">
            <text:p>23257</text:p>
          </table:table-cell>
          <table:table-cell office:value-type="string" calcext:value-type="string">
            <text:p>Baumes</text:p>
          </table:table-cell>
          <table:table-cell office:value-type="float" office:value="43.65716051" calcext:value-type="float">
            <text:p>43,65716051</text:p>
          </table:table-cell>
          <table:table-cell office:value-type="float" office:value="3.8637158" calcext:value-type="float">
            <text:p>3,8637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10</text:p>
          </table:table-cell>
          <table:table-cell office:value-type="float" office:value="5910" calcext:value-type="float">
            <text:p>5910</text:p>
          </table:table-cell>
          <table:table-cell office:value-type="string" calcext:value-type="string">
            <text:p>Moulin Boudet</text:p>
          </table:table-cell>
          <table:table-cell office:value-type="float" office:value="43.65458441" calcext:value-type="float">
            <text:p>43,65458441</text:p>
          </table:table-cell>
          <table:table-cell office:value-type="float" office:value="3.864705515" calcext:value-type="float">
            <text:p>3,8647055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32</text:p>
          </table:table-cell>
          <table:table-cell office:value-type="float" office:value="23156" calcext:value-type="float">
            <text:p>23156</text:p>
          </table:table-cell>
          <table:table-cell office:value-type="string" calcext:value-type="string">
            <text:p>Moulin Boudet</text:p>
          </table:table-cell>
          <table:table-cell office:value-type="float" office:value="43.65482818" calcext:value-type="float">
            <text:p>43,65482818</text:p>
          </table:table-cell>
          <table:table-cell office:value-type="float" office:value="3.86463156" calcext:value-type="float">
            <text:p>3,86463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34</text:p>
          </table:table-cell>
          <table:table-cell office:value-type="float" office:value="23256" calcext:value-type="float">
            <text:p>23256</text:p>
          </table:table-cell>
          <table:table-cell office:value-type="string" calcext:value-type="string">
            <text:p>Moulin Boudet</text:p>
          </table:table-cell>
          <table:table-cell office:value-type="float" office:value="43.65434064" calcext:value-type="float">
            <text:p>43,65434064</text:p>
          </table:table-cell>
          <table:table-cell office:value-type="float" office:value="3.86477947" calcext:value-type="float">
            <text:p>3,86477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11</text:p>
          </table:table-cell>
          <table:table-cell office:value-type="float" office:value="5911" calcext:value-type="float">
            <text:p>5911</text:p>
          </table:table-cell>
          <table:table-cell office:value-type="string" calcext:value-type="string">
            <text:p>Villemagne</text:p>
          </table:table-cell>
          <table:table-cell office:value-type="float" office:value="43.688581275" calcext:value-type="float">
            <text:p>43,688581275</text:p>
          </table:table-cell>
          <table:table-cell office:value-type="float" office:value="3.999550455" calcext:value-type="float">
            <text:p>3,9995504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36</text:p>
          </table:table-cell>
          <table:table-cell office:value-type="float" office:value="27118" calcext:value-type="float">
            <text:p>27118</text:p>
          </table:table-cell>
          <table:table-cell office:value-type="string" calcext:value-type="string">
            <text:p>Villemagne</text:p>
          </table:table-cell>
          <table:table-cell office:value-type="float" office:value="43.68853109" calcext:value-type="float">
            <text:p>43,68853109</text:p>
          </table:table-cell>
          <table:table-cell office:value-type="float" office:value="3.99959855" calcext:value-type="float">
            <text:p>3,99959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37</text:p>
          </table:table-cell>
          <table:table-cell office:value-type="float" office:value="27218" calcext:value-type="float">
            <text:p>27218</text:p>
          </table:table-cell>
          <table:table-cell office:value-type="string" calcext:value-type="string">
            <text:p>Villemagne</text:p>
          </table:table-cell>
          <table:table-cell office:value-type="float" office:value="43.68863146" calcext:value-type="float">
            <text:p>43,68863146</text:p>
          </table:table-cell>
          <table:table-cell office:value-type="float" office:value="3.99950236" calcext:value-type="float">
            <text:p>3,99950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40</text:p>
          </table:table-cell>
          <table:table-cell office:value-type="float" office:value="31118" calcext:value-type="float">
            <text:p>31118</text:p>
          </table:table-cell>
          <table:table-cell office:value-type="string" calcext:value-type="string">
            <text:p>Villemagne</text:p>
          </table:table-cell>
          <table:table-cell office:value-type="float" office:value="43.68863146" calcext:value-type="float">
            <text:p>43,68863146</text:p>
          </table:table-cell>
          <table:table-cell office:value-type="float" office:value="3.99950236" calcext:value-type="float">
            <text:p>3,99950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44</text:p>
          </table:table-cell>
          <table:table-cell office:value-type="float" office:value="31218" calcext:value-type="float">
            <text:p>31218</text:p>
          </table:table-cell>
          <table:table-cell office:value-type="string" calcext:value-type="string">
            <text:p>Villemagne</text:p>
          </table:table-cell>
          <table:table-cell office:value-type="float" office:value="43.68853109" calcext:value-type="float">
            <text:p>43,68853109</text:p>
          </table:table-cell>
          <table:table-cell office:value-type="float" office:value="3.99959855" calcext:value-type="float">
            <text:p>3,99959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15</text:p>
          </table:table-cell>
          <table:table-cell office:value-type="float" office:value="5915" calcext:value-type="float">
            <text:p>5915</text:p>
          </table:table-cell>
          <table:table-cell office:value-type="string" calcext:value-type="string">
            <text:p>La Boissière</text:p>
          </table:table-cell>
          <table:table-cell office:value-type="float" office:value="43.691271875" calcext:value-type="float">
            <text:p>43,691271875</text:p>
          </table:table-cell>
          <table:table-cell office:value-type="float" office:value="3.92907423" calcext:value-type="float">
            <text:p>3,929074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38</text:p>
          </table:table-cell>
          <table:table-cell office:value-type="float" office:value="27132" calcext:value-type="float">
            <text:p>27132</text:p>
          </table:table-cell>
          <table:table-cell office:value-type="string" calcext:value-type="string">
            <text:p>La Boissière</text:p>
          </table:table-cell>
          <table:table-cell office:value-type="float" office:value="43.69106746" calcext:value-type="float">
            <text:p>43,69106746</text:p>
          </table:table-cell>
          <table:table-cell office:value-type="float" office:value="3.92891365" calcext:value-type="float">
            <text:p>3,92891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39</text:p>
          </table:table-cell>
          <table:table-cell office:value-type="float" office:value="27232" calcext:value-type="float">
            <text:p>27232</text:p>
          </table:table-cell>
          <table:table-cell office:value-type="string" calcext:value-type="string">
            <text:p>La Boissière</text:p>
          </table:table-cell>
          <table:table-cell office:value-type="float" office:value="43.69147629" calcext:value-type="float">
            <text:p>43,69147629</text:p>
          </table:table-cell>
          <table:table-cell office:value-type="float" office:value="3.92923481" calcext:value-type="float">
            <text:p>3,92923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16</text:p>
          </table:table-cell>
          <table:table-cell office:value-type="float" office:value="5916" calcext:value-type="float">
            <text:p>5916</text:p>
          </table:table-cell>
          <table:table-cell office:value-type="string" calcext:value-type="string">
            <text:p>Roularel</text:p>
          </table:table-cell>
          <table:table-cell office:value-type="float" office:value="43.662264495" calcext:value-type="float">
            <text:p>43,662264495</text:p>
          </table:table-cell>
          <table:table-cell office:value-type="float" office:value="3.862923615" calcext:value-type="float">
            <text:p>3,8629236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48</text:p>
          </table:table-cell>
          <table:table-cell office:value-type="float" office:value="23158" calcext:value-type="float">
            <text:p>23158</text:p>
          </table:table-cell>
          <table:table-cell office:value-type="string" calcext:value-type="string">
            <text:p>Roularel</text:p>
          </table:table-cell>
          <table:table-cell office:value-type="float" office:value="43.66248449" calcext:value-type="float">
            <text:p>43,66248449</text:p>
          </table:table-cell>
          <table:table-cell office:value-type="float" office:value="3.86294188" calcext:value-type="float">
            <text:p>3,86294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49</text:p>
          </table:table-cell>
          <table:table-cell office:value-type="float" office:value="23258" calcext:value-type="float">
            <text:p>23258</text:p>
          </table:table-cell>
          <table:table-cell office:value-type="string" calcext:value-type="string">
            <text:p>Roularel</text:p>
          </table:table-cell>
          <table:table-cell office:value-type="float" office:value="43.6620445" calcext:value-type="float">
            <text:p>43,6620445</text:p>
          </table:table-cell>
          <table:table-cell office:value-type="float" office:value="3.86290535" calcext:value-type="float">
            <text:p>3,86290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17</text:p>
          </table:table-cell>
          <table:table-cell office:value-type="float" office:value="5917" calcext:value-type="float">
            <text:p>5917</text:p>
          </table:table-cell>
          <table:table-cell office:value-type="string" calcext:value-type="string">
            <text:p>Gare Saint-Roch - République</text:p>
          </table:table-cell>
          <table:table-cell office:value-type="float" office:value="43.60529725" calcext:value-type="float">
            <text:p>43,60529725</text:p>
          </table:table-cell>
          <table:table-cell office:value-type="float" office:value="3.87964274" calcext:value-type="float">
            <text:p>3,87964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62</text:p>
          </table:table-cell>
          <table:table-cell office:value-type="float" office:value="43127" calcext:value-type="float">
            <text:p>43127</text:p>
          </table:table-cell>
          <table:table-cell office:value-type="string" calcext:value-type="string">
            <text:p>Gare Saint-Roch - République</text:p>
          </table:table-cell>
          <table:table-cell office:value-type="float" office:value="43.60535108" calcext:value-type="float">
            <text:p>43,60535108</text:p>
          </table:table-cell>
          <table:table-cell office:value-type="float" office:value="3.87965038" calcext:value-type="float">
            <text:p>3,87965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85</text:p>
          </table:table-cell>
          <table:table-cell office:value-type="float" office:value="43231" calcext:value-type="float">
            <text:p>43231</text:p>
          </table:table-cell>
          <table:table-cell office:value-type="string" calcext:value-type="string">
            <text:p>Gare Saint-Roch - République</text:p>
          </table:table-cell>
          <table:table-cell office:value-type="float" office:value="43.60524342" calcext:value-type="float">
            <text:p>43,60524342</text:p>
          </table:table-cell>
          <table:table-cell office:value-type="float" office:value="3.8796351" calcext:value-type="float">
            <text:p>3,8796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18</text:p>
          </table:table-cell>
          <table:table-cell office:value-type="float" office:value="5918" calcext:value-type="float">
            <text:p>5918</text:p>
          </table:table-cell>
          <table:table-cell office:value-type="string" calcext:value-type="string">
            <text:p>Rives du Lez - Consuls de Mer</text:p>
          </table:table-cell>
          <table:table-cell office:value-type="float" office:value="43.603966535" calcext:value-type="float">
            <text:p>43,603966535</text:p>
          </table:table-cell>
          <table:table-cell office:value-type="float" office:value="3.89377753" calcext:value-type="float">
            <text:p>3,893777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0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Rives du Lez - Consuls de Mer</text:p>
          </table:table-cell>
          <table:table-cell office:value-type="float" office:value="43.60394407" calcext:value-type="float">
            <text:p>43,60394407</text:p>
          </table:table-cell>
          <table:table-cell office:value-type="float" office:value="3.89377692" calcext:value-type="float">
            <text:p>3,89377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235</text:p>
          </table:table-cell>
          <table:table-cell office:value-type="float" office:value="42237" calcext:value-type="float">
            <text:p>42237</text:p>
          </table:table-cell>
          <table:table-cell office:value-type="string" calcext:value-type="string">
            <text:p>Rives du Lez - Consuls de Mer</text:p>
          </table:table-cell>
          <table:table-cell office:value-type="float" office:value="43.603989" calcext:value-type="float">
            <text:p>43,603989</text:p>
          </table:table-cell>
          <table:table-cell office:value-type="float" office:value="3.89377814" calcext:value-type="float">
            <text:p>3,89377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19</text:p>
          </table:table-cell>
          <table:table-cell office:value-type="float" office:value="5919" calcext:value-type="float">
            <text:p>5919</text:p>
          </table:table-cell>
          <table:table-cell office:value-type="string" calcext:value-type="string">
            <text:p>Vincent Auriol</text:p>
          </table:table-cell>
          <table:table-cell office:value-type="float" office:value="43.64837411" calcext:value-type="float">
            <text:p>43,64837411</text:p>
          </table:table-cell>
          <table:table-cell office:value-type="float" office:value="3.86458262" calcext:value-type="float">
            <text:p>3,864582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52</text:p>
          </table:table-cell>
          <table:table-cell office:value-type="float" office:value="22141" calcext:value-type="float">
            <text:p>22141</text:p>
          </table:table-cell>
          <table:table-cell office:value-type="string" calcext:value-type="string">
            <text:p>Vincent Auriol</text:p>
          </table:table-cell>
          <table:table-cell office:value-type="float" office:value="43.64837411" calcext:value-type="float">
            <text:p>43,64837411</text:p>
          </table:table-cell>
          <table:table-cell office:value-type="float" office:value="3.86458262" calcext:value-type="float">
            <text:p>3,86458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20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Alexandre Yersin</text:p>
          </table:table-cell>
          <table:table-cell office:value-type="float" office:value="43.60396102" calcext:value-type="float">
            <text:p>43,60396102</text:p>
          </table:table-cell>
          <table:table-cell office:value-type="float" office:value="3.832690825" calcext:value-type="float">
            <text:p>3,8326908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58</text:p>
          </table:table-cell>
          <table:table-cell office:value-type="float" office:value="7152" calcext:value-type="float">
            <text:p>7152</text:p>
          </table:table-cell>
          <table:table-cell office:value-type="string" calcext:value-type="string">
            <text:p>Alexandre Yersin</text:p>
          </table:table-cell>
          <table:table-cell office:value-type="float" office:value="43.60379653" calcext:value-type="float">
            <text:p>43,60379653</text:p>
          </table:table-cell>
          <table:table-cell office:value-type="float" office:value="3.83288445" calcext:value-type="float">
            <text:p>3,83288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60</text:p>
          </table:table-cell>
          <table:table-cell office:value-type="float" office:value="7252" calcext:value-type="float">
            <text:p>7252</text:p>
          </table:table-cell>
          <table:table-cell office:value-type="string" calcext:value-type="string">
            <text:p>Alexandre Yersin</text:p>
          </table:table-cell>
          <table:table-cell office:value-type="float" office:value="43.60412551" calcext:value-type="float">
            <text:p>43,60412551</text:p>
          </table:table-cell>
          <table:table-cell office:value-type="float" office:value="3.8324972" calcext:value-type="float">
            <text:p>3,8324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21</text:p>
          </table:table-cell>
          <table:table-cell office:value-type="float" office:value="5921" calcext:value-type="float">
            <text:p>5921</text:p>
          </table:table-cell>
          <table:table-cell office:value-type="string" calcext:value-type="string">
            <text:p>Bugarel</text:p>
          </table:table-cell>
          <table:table-cell office:value-type="float" office:value="43.59239297" calcext:value-type="float">
            <text:p>43,59239297</text:p>
          </table:table-cell>
          <table:table-cell office:value-type="float" office:value="3.852925255" calcext:value-type="float">
            <text:p>3,852925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67</text:p>
          </table:table-cell>
          <table:table-cell office:value-type="float" office:value="15117" calcext:value-type="float">
            <text:p>15117</text:p>
          </table:table-cell>
          <table:table-cell office:value-type="string" calcext:value-type="string">
            <text:p>Bugarel</text:p>
          </table:table-cell>
          <table:table-cell office:value-type="float" office:value="43.59237163" calcext:value-type="float">
            <text:p>43,59237163</text:p>
          </table:table-cell>
          <table:table-cell office:value-type="float" office:value="3.8528443" calcext:value-type="float">
            <text:p>3,8528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68</text:p>
          </table:table-cell>
          <table:table-cell office:value-type="float" office:value="15259" calcext:value-type="float">
            <text:p>15259</text:p>
          </table:table-cell>
          <table:table-cell office:value-type="string" calcext:value-type="string">
            <text:p>Bugarel</text:p>
          </table:table-cell>
          <table:table-cell office:value-type="float" office:value="43.59241431" calcext:value-type="float">
            <text:p>43,59241431</text:p>
          </table:table-cell>
          <table:table-cell office:value-type="float" office:value="3.85300621" calcext:value-type="float">
            <text:p>3,85300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22</text:p>
          </table:table-cell>
          <table:table-cell office:value-type="float" office:value="5922" calcext:value-type="float">
            <text:p>5922</text:p>
          </table:table-cell>
          <table:table-cell office:value-type="string" calcext:value-type="string">
            <text:p>Ernest Michel</text:p>
          </table:table-cell>
          <table:table-cell office:value-type="float" office:value="43.599551495" calcext:value-type="float">
            <text:p>43,599551495</text:p>
          </table:table-cell>
          <table:table-cell office:value-type="float" office:value="3.8737418" calcext:value-type="float">
            <text:p>3,87374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62</text:p>
          </table:table-cell>
          <table:table-cell office:value-type="float" office:value="11134" calcext:value-type="float">
            <text:p>11134</text:p>
          </table:table-cell>
          <table:table-cell office:value-type="string" calcext:value-type="string">
            <text:p>Ernest Michel</text:p>
          </table:table-cell>
          <table:table-cell office:value-type="float" office:value="43.59947883" calcext:value-type="float">
            <text:p>43,59947883</text:p>
          </table:table-cell>
          <table:table-cell office:value-type="float" office:value="3.87411094" calcext:value-type="float">
            <text:p>3,87411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65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Ernest Michel</text:p>
          </table:table-cell>
          <table:table-cell office:value-type="float" office:value="43.59962416" calcext:value-type="float">
            <text:p>43,59962416</text:p>
          </table:table-cell>
          <table:table-cell office:value-type="float" office:value="3.87337266" calcext:value-type="float">
            <text:p>3,87337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23</text:p>
          </table:table-cell>
          <table:table-cell office:value-type="float" office:value="5923" calcext:value-type="float">
            <text:p>5923</text:p>
          </table:table-cell>
          <table:table-cell office:value-type="string" calcext:value-type="string">
            <text:p>Mourèze</text:p>
          </table:table-cell>
          <table:table-cell office:value-type="float" office:value="43.606811705" calcext:value-type="float">
            <text:p>43,606811705</text:p>
          </table:table-cell>
          <table:table-cell office:value-type="float" office:value="3.831967535" calcext:value-type="float">
            <text:p>3,8319675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57</text:p>
          </table:table-cell>
          <table:table-cell office:value-type="float" office:value="7151" calcext:value-type="float">
            <text:p>7151</text:p>
          </table:table-cell>
          <table:table-cell office:value-type="string" calcext:value-type="string">
            <text:p>Mourèze</text:p>
          </table:table-cell>
          <table:table-cell office:value-type="float" office:value="43.60684688" calcext:value-type="float">
            <text:p>43,60684688</text:p>
          </table:table-cell>
          <table:table-cell office:value-type="float" office:value="3.83202413" calcext:value-type="float">
            <text:p>3,83202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59</text:p>
          </table:table-cell>
          <table:table-cell office:value-type="float" office:value="7251" calcext:value-type="float">
            <text:p>7251</text:p>
          </table:table-cell>
          <table:table-cell office:value-type="string" calcext:value-type="string">
            <text:p>Mourèze</text:p>
          </table:table-cell>
          <table:table-cell office:value-type="float" office:value="43.60677653" calcext:value-type="float">
            <text:p>43,60677653</text:p>
          </table:table-cell>
          <table:table-cell office:value-type="float" office:value="3.83191094" calcext:value-type="float">
            <text:p>3,83191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24</text:p>
          </table:table-cell>
          <table:table-cell office:value-type="float" office:value="5924" calcext:value-type="float">
            <text:p>5924</text:p>
          </table:table-cell>
          <table:table-cell office:value-type="string" calcext:value-type="string">
            <text:p>Les Saliniers</text:p>
          </table:table-cell>
          <table:table-cell office:value-type="float" office:value="43.604189755" calcext:value-type="float">
            <text:p>43,604189755</text:p>
          </table:table-cell>
          <table:table-cell office:value-type="float" office:value="3.74464954" calcext:value-type="float">
            <text:p>3,744649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72</text:p>
          </table:table-cell>
          <table:table-cell office:value-type="float" office:value="42382" calcext:value-type="float">
            <text:p>42382</text:p>
          </table:table-cell>
          <table:table-cell office:value-type="string" calcext:value-type="string">
            <text:p>Les Saliniers</text:p>
          </table:table-cell>
          <table:table-cell office:value-type="float" office:value="43.60419979" calcext:value-type="float">
            <text:p>43,60419979</text:p>
          </table:table-cell>
          <table:table-cell office:value-type="float" office:value="3.74456938" calcext:value-type="float">
            <text:p>3,74456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73</text:p>
          </table:table-cell>
          <table:table-cell office:value-type="float" office:value="42482" calcext:value-type="float">
            <text:p>42482</text:p>
          </table:table-cell>
          <table:table-cell office:value-type="string" calcext:value-type="string">
            <text:p>Les Saliniers</text:p>
          </table:table-cell>
          <table:table-cell office:value-type="float" office:value="43.60417972" calcext:value-type="float">
            <text:p>43,60417972</text:p>
          </table:table-cell>
          <table:table-cell office:value-type="float" office:value="3.7447297" calcext:value-type="float">
            <text:p>3,7447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26</text:p>
          </table:table-cell>
          <table:table-cell office:value-type="float" office:value="5926" calcext:value-type="float">
            <text:p>5926</text:p>
          </table:table-cell>
          <table:table-cell office:value-type="string" calcext:value-type="string">
            <text:p>Centrayrargues</text:p>
          </table:table-cell>
          <table:table-cell office:value-type="float" office:value="43.59660454" calcext:value-type="float">
            <text:p>43,59660454</text:p>
          </table:table-cell>
          <table:table-cell office:value-type="float" office:value="3.88088611" calcext:value-type="float">
            <text:p>3,880886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78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Centrayrargues</text:p>
          </table:table-cell>
          <table:table-cell office:value-type="float" office:value="43.59660454" calcext:value-type="float">
            <text:p>43,59660454</text:p>
          </table:table-cell>
          <table:table-cell office:value-type="float" office:value="3.88088611" calcext:value-type="float">
            <text:p>3,88088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30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Boutonnet - Cité des Arts</text:p>
          </table:table-cell>
          <table:table-cell office:value-type="float" office:value="43.62259098" calcext:value-type="float">
            <text:p>43,62259098</text:p>
          </table:table-cell>
          <table:table-cell office:value-type="float" office:value="3.868106445" calcext:value-type="float">
            <text:p>3,868106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41</text:p>
          </table:table-cell>
          <table:table-cell office:value-type="float" office:value="41123" calcext:value-type="float">
            <text:p>41123</text:p>
          </table:table-cell>
          <table:table-cell office:value-type="string" calcext:value-type="string">
            <text:p>Boutonnet - Cité des Arts</text:p>
          </table:table-cell>
          <table:table-cell office:value-type="float" office:value="43.62258675" calcext:value-type="float">
            <text:p>43,62258675</text:p>
          </table:table-cell>
          <table:table-cell office:value-type="float" office:value="3.86808777" calcext:value-type="float">
            <text:p>3,86808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176</text:p>
          </table:table-cell>
          <table:table-cell office:value-type="float" office:value="41233" calcext:value-type="float">
            <text:p>41233</text:p>
          </table:table-cell>
          <table:table-cell office:value-type="string" calcext:value-type="string">
            <text:p>Boutonnet - Cité des Arts</text:p>
          </table:table-cell>
          <table:table-cell office:value-type="float" office:value="43.62259521" calcext:value-type="float">
            <text:p>43,62259521</text:p>
          </table:table-cell>
          <table:table-cell office:value-type="float" office:value="3.86812512" calcext:value-type="float">
            <text:p>3,86812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31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Cheng-Du</text:p>
          </table:table-cell>
          <table:table-cell office:value-type="float" office:value="43.59306424" calcext:value-type="float">
            <text:p>43,59306424</text:p>
          </table:table-cell>
          <table:table-cell office:value-type="float" office:value="3.84380908" calcext:value-type="float">
            <text:p>3,843809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97</text:p>
          </table:table-cell>
          <table:table-cell office:value-type="float" office:value="96101" calcext:value-type="float">
            <text:p>96101</text:p>
          </table:table-cell>
          <table:table-cell office:value-type="string" calcext:value-type="string">
            <text:p>Cheng-Du</text:p>
          </table:table-cell>
          <table:table-cell office:value-type="float" office:value="43.59306424" calcext:value-type="float">
            <text:p>43,59306424</text:p>
          </table:table-cell>
          <table:table-cell office:value-type="float" office:value="3.84380908" calcext:value-type="float">
            <text:p>3,84380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32</text:p>
          </table:table-cell>
          <table:table-cell office:value-type="float" office:value="5932" calcext:value-type="float">
            <text:p>5932</text:p>
          </table:table-cell>
          <table:table-cell office:value-type="string" calcext:value-type="string">
            <text:p>XV de France</text:p>
          </table:table-cell>
          <table:table-cell office:value-type="float" office:value="43.59152921" calcext:value-type="float">
            <text:p>43,59152921</text:p>
          </table:table-cell>
          <table:table-cell office:value-type="float" office:value="3.84494355" calcext:value-type="float">
            <text:p>3,844943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698</text:p>
          </table:table-cell>
          <table:table-cell office:value-type="float" office:value="96102" calcext:value-type="float">
            <text:p>96102</text:p>
          </table:table-cell>
          <table:table-cell office:value-type="string" calcext:value-type="string">
            <text:p>XV de France</text:p>
          </table:table-cell>
          <table:table-cell office:value-type="float" office:value="43.59152921" calcext:value-type="float">
            <text:p>43,59152921</text:p>
          </table:table-cell>
          <table:table-cell office:value-type="float" office:value="3.84494355" calcext:value-type="float">
            <text:p>3,84494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36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Coustaude</text:p>
          </table:table-cell>
          <table:table-cell office:value-type="float" office:value="43.59175414" calcext:value-type="float">
            <text:p>43,59175414</text:p>
          </table:table-cell>
          <table:table-cell office:value-type="float" office:value="3.83522824" calcext:value-type="float">
            <text:p>3,835228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11</text:p>
          </table:table-cell>
          <table:table-cell office:value-type="float" office:value="20246" calcext:value-type="float">
            <text:p>20246</text:p>
          </table:table-cell>
          <table:table-cell office:value-type="string" calcext:value-type="string">
            <text:p>Coustaude</text:p>
          </table:table-cell>
          <table:table-cell office:value-type="float" office:value="43.59175414" calcext:value-type="float">
            <text:p>43,59175414</text:p>
          </table:table-cell>
          <table:table-cell office:value-type="float" office:value="3.83522824" calcext:value-type="float">
            <text:p>3,83522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37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Becquerel</text:p>
          </table:table-cell>
          <table:table-cell office:value-type="float" office:value="43.61774289" calcext:value-type="float">
            <text:p>43,61774289</text:p>
          </table:table-cell>
          <table:table-cell office:value-type="float" office:value="3.91366662" calcext:value-type="float">
            <text:p>3,91366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16</text:p>
          </table:table-cell>
          <table:table-cell office:value-type="float" office:value="9155" calcext:value-type="float">
            <text:p>9155</text:p>
          </table:table-cell>
          <table:table-cell office:value-type="string" calcext:value-type="string">
            <text:p>Becquerel</text:p>
          </table:table-cell>
          <table:table-cell office:value-type="float" office:value="43.61774289" calcext:value-type="float">
            <text:p>43,61774289</text:p>
          </table:table-cell>
          <table:table-cell office:value-type="float" office:value="3.91366662" calcext:value-type="float">
            <text:p>3,91366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19</text:p>
          </table:table-cell>
          <table:table-cell office:value-type="float" office:value="9255" calcext:value-type="float">
            <text:p>9255</text:p>
          </table:table-cell>
          <table:table-cell office:value-type="string" calcext:value-type="string">
            <text:p>Becquerel</text:p>
          </table:table-cell>
          <table:table-cell office:value-type="float" office:value="43.61774289" calcext:value-type="float">
            <text:p>43,61774289</text:p>
          </table:table-cell>
          <table:table-cell office:value-type="float" office:value="3.91366662" calcext:value-type="float">
            <text:p>3,91366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38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Louis Lépine</text:p>
          </table:table-cell>
          <table:table-cell office:value-type="float" office:value="43.6147871" calcext:value-type="float">
            <text:p>43,6147871</text:p>
          </table:table-cell>
          <table:table-cell office:value-type="float" office:value="3.91477284" calcext:value-type="float">
            <text:p>3,914772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17</text:p>
          </table:table-cell>
          <table:table-cell office:value-type="float" office:value="9156" calcext:value-type="float">
            <text:p>9156</text:p>
          </table:table-cell>
          <table:table-cell office:value-type="string" calcext:value-type="string">
            <text:p>Louis Lépine</text:p>
          </table:table-cell>
          <table:table-cell office:value-type="float" office:value="43.6147871" calcext:value-type="float">
            <text:p>43,6147871</text:p>
          </table:table-cell>
          <table:table-cell office:value-type="float" office:value="3.91477284" calcext:value-type="float">
            <text:p>3,91477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39</text:p>
          </table:table-cell>
          <table:table-cell office:value-type="float" office:value="5939" calcext:value-type="float">
            <text:p>5939</text:p>
          </table:table-cell>
          <table:table-cell office:value-type="string" calcext:value-type="string">
            <text:p>Georges Onslow</text:p>
          </table:table-cell>
          <table:table-cell office:value-type="float" office:value="43.572639925" calcext:value-type="float">
            <text:p>43,572639925</text:p>
          </table:table-cell>
          <table:table-cell office:value-type="float" office:value="3.861470195" calcext:value-type="float">
            <text:p>3,861470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27</text:p>
          </table:table-cell>
          <table:table-cell office:value-type="float" office:value="53106" calcext:value-type="float">
            <text:p>53106</text:p>
          </table:table-cell>
          <table:table-cell office:value-type="string" calcext:value-type="string">
            <text:p>Georges Onslow</text:p>
          </table:table-cell>
          <table:table-cell office:value-type="float" office:value="43.5725618" calcext:value-type="float">
            <text:p>43,5725618</text:p>
          </table:table-cell>
          <table:table-cell office:value-type="float" office:value="3.86159175" calcext:value-type="float">
            <text:p>3,86159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31</text:p>
          </table:table-cell>
          <table:table-cell office:value-type="float" office:value="53206" calcext:value-type="float">
            <text:p>53206</text:p>
          </table:table-cell>
          <table:table-cell office:value-type="string" calcext:value-type="string">
            <text:p>Georges Onslow</text:p>
          </table:table-cell>
          <table:table-cell office:value-type="float" office:value="43.57271805" calcext:value-type="float">
            <text:p>43,57271805</text:p>
          </table:table-cell>
          <table:table-cell office:value-type="float" office:value="3.86134864" calcext:value-type="float">
            <text:p>3,86134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40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Pont de Guerre</text:p>
          </table:table-cell>
          <table:table-cell office:value-type="float" office:value="43.57394239" calcext:value-type="float">
            <text:p>43,57394239</text:p>
          </table:table-cell>
          <table:table-cell office:value-type="float" office:value="3.867266665" calcext:value-type="float">
            <text:p>3,8672666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26</text:p>
          </table:table-cell>
          <table:table-cell office:value-type="float" office:value="53105" calcext:value-type="float">
            <text:p>53105</text:p>
          </table:table-cell>
          <table:table-cell office:value-type="string" calcext:value-type="string">
            <text:p>Pont de Guerre</text:p>
          </table:table-cell>
          <table:table-cell office:value-type="float" office:value="43.57393755" calcext:value-type="float">
            <text:p>43,57393755</text:p>
          </table:table-cell>
          <table:table-cell office:value-type="float" office:value="3.86729126" calcext:value-type="float">
            <text:p>3,86729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30</text:p>
          </table:table-cell>
          <table:table-cell office:value-type="float" office:value="53205" calcext:value-type="float">
            <text:p>53205</text:p>
          </table:table-cell>
          <table:table-cell office:value-type="string" calcext:value-type="string">
            <text:p>Pont de Guerre</text:p>
          </table:table-cell>
          <table:table-cell office:value-type="float" office:value="43.57394723" calcext:value-type="float">
            <text:p>43,57394723</text:p>
          </table:table-cell>
          <table:table-cell office:value-type="float" office:value="3.86724207" calcext:value-type="float">
            <text:p>3,86724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41</text:p>
          </table:table-cell>
          <table:table-cell office:value-type="float" office:value="5941" calcext:value-type="float">
            <text:p>5941</text:p>
          </table:table-cell>
          <table:table-cell office:value-type="string" calcext:value-type="string">
            <text:p>Charles Martel</text:p>
          </table:table-cell>
          <table:table-cell office:value-type="float" office:value="43.55058736" calcext:value-type="float">
            <text:p>43,55058736</text:p>
          </table:table-cell>
          <table:table-cell office:value-type="float" office:value="3.835249335" calcext:value-type="float">
            <text:p>3,8352493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24</text:p>
          </table:table-cell>
          <table:table-cell office:value-type="float" office:value="32123" calcext:value-type="float">
            <text:p>32123</text:p>
          </table:table-cell>
          <table:table-cell office:value-type="string" calcext:value-type="string">
            <text:p>Charles Martel</text:p>
          </table:table-cell>
          <table:table-cell office:value-type="float" office:value="43.55056524" calcext:value-type="float">
            <text:p>43,55056524</text:p>
          </table:table-cell>
          <table:table-cell office:value-type="float" office:value="3.83522404" calcext:value-type="float">
            <text:p>3,83522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25</text:p>
          </table:table-cell>
          <table:table-cell office:value-type="float" office:value="32223" calcext:value-type="float">
            <text:p>32223</text:p>
          </table:table-cell>
          <table:table-cell office:value-type="string" calcext:value-type="string">
            <text:p>Charles Martel</text:p>
          </table:table-cell>
          <table:table-cell office:value-type="float" office:value="43.55060948" calcext:value-type="float">
            <text:p>43,55060948</text:p>
          </table:table-cell>
          <table:table-cell office:value-type="float" office:value="3.83527463" calcext:value-type="float">
            <text:p>3,83527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42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Portalière des Masques</text:p>
          </table:table-cell>
          <table:table-cell office:value-type="float" office:value="43.61738758" calcext:value-type="float">
            <text:p>43,61738758</text:p>
          </table:table-cell>
          <table:table-cell office:value-type="float" office:value="3.86640166" calcext:value-type="float">
            <text:p>3,86640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34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Portalière des Masques</text:p>
          </table:table-cell>
          <table:table-cell office:value-type="float" office:value="43.61738758" calcext:value-type="float">
            <text:p>43,61738758</text:p>
          </table:table-cell>
          <table:table-cell office:value-type="float" office:value="3.86640166" calcext:value-type="float">
            <text:p>3,86640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S5943</text:p>
          </table:table-cell>
          <table:table-cell office:value-type="float" office:value="5943" calcext:value-type="float">
            <text:p>5943</text:p>
          </table:table-cell>
          <table:table-cell office:value-type="string" calcext:value-type="string">
            <text:p>Pic Saint-Loup</text:p>
          </table:table-cell>
          <table:table-cell office:value-type="float" office:value="43.639154785" calcext:value-type="float">
            <text:p>43,639154785</text:p>
          </table:table-cell>
          <table:table-cell office:value-type="float" office:value="3.85341203" calcext:value-type="float">
            <text:p>3,85341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36</text:p>
          </table:table-cell>
          <table:table-cell office:value-type="float" office:value="23159" calcext:value-type="float">
            <text:p>23159</text:p>
          </table:table-cell>
          <table:table-cell office:value-type="string" calcext:value-type="string">
            <text:p>Pic Saint-Loup</text:p>
          </table:table-cell>
          <table:table-cell office:value-type="float" office:value="43.63917475" calcext:value-type="float">
            <text:p>43,63917475</text:p>
          </table:table-cell>
          <table:table-cell office:value-type="float" office:value="3.85327021" calcext:value-type="float">
            <text:p>3,85327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  <table:table-row table:style-name="ro1">
          <table:table-cell office:value-type="string" calcext:value-type="string">
            <text:p>1737</text:p>
          </table:table-cell>
          <table:table-cell office:value-type="float" office:value="23259" calcext:value-type="float">
            <text:p>23259</text:p>
          </table:table-cell>
          <table:table-cell office:value-type="string" calcext:value-type="string">
            <text:p>Pic Saint-Loup</text:p>
          </table:table-cell>
          <table:table-cell office:value-type="float" office:value="43.63913482" calcext:value-type="float">
            <text:p>43,63913482</text:p>
          </table:table-cell>
          <table:table-cell office:value-type="float" office:value="3.85355385" calcext:value-type="float">
            <text:p>3,85355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9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ret de la t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22:19:23.3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5-20T22:20:01.690000000</dc:date>
    <meta:editing-duration>PT3M23S</meta:editing-duration>
    <meta:editing-cycles>2</meta:editing-cycles>
    <meta:document-statistic meta:table-count="1" meta:cell-count="18396" meta:object-count="0"/>
  </office:meta>
</office:document-meta>
</file>